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#cfe7f5"/>
      <style:text-properties style:font-name="Arial" style:font-name-asian="ＭＳ Ｐゴシック" style:font-name-complex="Arial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>
            <text:p>検算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No.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分散</text:p>
          </table:table-cell>
          <table:table-cell table:style-name="ce3" table:formula="of:=VAR([.B8:.B2007])" office:value-type="float" office:value="1.02741406017654">
            <text:p>1.0274140602</text:p>
          </table:table-cell>
          <table:table-cell table:style-name="ce3" table:formula="of:=VAR([.C8:.C2007])" office:value-type="float" office:value="1.01183666065102">
            <text:p>1.0118366607</text:p>
          </table:table-cell>
          <table:table-cell table:style-name="ce3" table:formula="of:=VAR([.D8:.D2007])" office:value-type="float" office:value="0.976398037087628">
            <text:p>0.9763980371</text:p>
          </table:table-cell>
          <table:table-cell table:style-name="ce3" table:formula="of:=VAR([.E8:.E2007])" office:value-type="float" office:value="1.0303489308341">
            <text:p>1.0303489308</text:p>
          </table:table-cell>
          <table:table-cell table:style-name="ce3" table:formula="of:=VAR([.F8:.F2007])" office:value-type="float" office:value="1.03375265472843">
            <text:p>1.0337526547</text:p>
          </table:table-cell>
        </table:table-row>
        <table:table-row table:style-name="ro1">
          <table:table-cell table:style-name="ce3" office:value-type="string">
            <text:p>平均</text:p>
          </table:table-cell>
          <table:table-cell table:style-name="ce4" table:formula="of:=AVERAGE([.B8:.B2007])" office:value-type="float" office:value="-0.010972119985">
            <text:p>-0.01097212</text:p>
          </table:table-cell>
          <table:table-cell table:style-name="ce4" table:formula="of:=AVERAGE([.C8:.C2007])" office:value-type="float" office:value="-0.018560078265">
            <text:p>-0.0185600783</text:p>
          </table:table-cell>
          <table:table-cell table:style-name="ce4" table:formula="of:=AVERAGE([.D8:.D2007])" office:value-type="float" office:value="0.020763136846">
            <text:p>0.0207631368</text:p>
          </table:table-cell>
          <table:table-cell table:style-name="ce4" table:formula="of:=AVERAGE([.E8:.E2007])" office:value-type="float" office:value="0.00649581852750001">
            <text:p>0.0064958185</text:p>
          </table:table-cell>
          <table:table-cell table:style-name="ce4" table:formula="of:=AVERAGE([.F8:.F2007])" office:value-type="float" office:value="-0.00715857452549999">
            <text:p>-0.0071585745</text:p>
          </table:table-cell>
        </table:table-row>
        <table:table-row table:style-name="ro1">
          <table:table-cell table:style-name="ce3" office:value-type="string">
            <text:p>歪度</text:p>
          </table:table-cell>
          <table:table-cell table:style-name="ce4" table:formula="of:=SKEW([.B8:.B2007])" office:value-type="float" office:value="-0.0575402487037817">
            <text:p>-0.0575402487</text:p>
          </table:table-cell>
          <table:table-cell table:style-name="ce4" table:formula="of:=SKEW([.C8:.C2007])" office:value-type="float" office:value="0.0490985964945663">
            <text:p>0.0490985965</text:p>
          </table:table-cell>
          <table:table-cell table:style-name="ce4" table:formula="of:=SKEW([.D8:.D2007])" office:value-type="float" office:value="0.0381722851241383">
            <text:p>0.0381722851</text:p>
          </table:table-cell>
          <table:table-cell table:style-name="ce4" table:formula="of:=SKEW([.E8:.E2007])" office:value-type="float" office:value="0.0232944969449514">
            <text:p>0.0232944969</text:p>
          </table:table-cell>
          <table:table-cell table:style-name="ce4" table:formula="of:=SKEW([.F8:.F2007])" office:value-type="float" office:value="-0.0392298944858141">
            <text:p>-0.0392298945</text:p>
          </table:table-cell>
        </table:table-row>
        <table:table-row table:style-name="ro1">
          <table:table-cell table:style-name="ce3" office:value-type="string">
            <text:p>尖度</text:p>
          </table:table-cell>
          <table:table-cell table:style-name="ce4" table:formula="of:=KURT([.B8:.B2007])" office:value-type="float" office:value="0.0391145463449232">
            <text:p>0.0391145463</text:p>
          </table:table-cell>
          <table:table-cell table:style-name="ce4" table:formula="of:=KURT([.C8:.C2007])" office:value-type="float" office:value="0.162860200214669">
            <text:p>0.1628602002</text:p>
          </table:table-cell>
          <table:table-cell table:style-name="ce4" table:formula="of:=KURT([.D8:.D2007])" office:value-type="float" office:value="-0.0961980685447719">
            <text:p>-0.0961980685</text:p>
          </table:table-cell>
          <table:table-cell table:style-name="ce4" table:formula="of:=KURT([.E8:.E2007])" office:value-type="float" office:value="-0.154843009084984">
            <text:p>-0.1548430091</text:p>
          </table:table-cell>
          <table:table-cell table:style-name="ce4" table:formula="of:=KURT([.F8:.F2007])" office:value-type="float" office:value="-0.118788082312055">
            <text:p>-0.1187880823</text:p>
          </table:table-cell>
        </table:table-row>
        <table:table-row table:style-name="ro1">
          <table:table-cell/>
          <table:table-cell office:value-type="float" office:value="0.608962">
            <text:p>0.608962</text:p>
          </table:table-cell>
          <table:table-cell office:value-type="float" office:value="0.223755">
            <text:p>0.223755</text:p>
          </table:table-cell>
          <table:table-cell office:value-type="float" office:value="-1.00378">
            <text:p>-1.00378</text:p>
          </table:table-cell>
          <table:table-cell office:value-type="float" office:value="-1.64969">
            <text:p>-1.64969</text:p>
          </table:table-cell>
          <table:table-cell office:value-type="float" office:value="-0.242613">
            <text:p>-0.242613</text:p>
          </table:table-cell>
        </table:table-row>
        <table:table-row table:style-name="ro1">
          <table:table-cell/>
          <table:table-cell office:value-type="float" office:value="-0.52559">
            <text:p>-0.52559</text:p>
          </table:table-cell>
          <table:table-cell office:value-type="float" office:value="0.728145">
            <text:p>0.728145</text:p>
          </table:table-cell>
          <table:table-cell office:value-type="float" office:value="0.612851">
            <text:p>0.612851</text:p>
          </table:table-cell>
          <table:table-cell office:value-type="float" office:value="0.329914">
            <text:p>0.329914</text:p>
          </table:table-cell>
          <table:table-cell office:value-type="float" office:value="1.22745">
            <text:p>1.22745</text:p>
          </table:table-cell>
        </table:table-row>
        <table:table-row table:style-name="ro1">
          <table:table-cell/>
          <table:table-cell office:value-type="float" office:value="0.10838">
            <text:p>0.10838</text:p>
          </table:table-cell>
          <table:table-cell office:value-type="float" office:value="-0.463576">
            <text:p>-0.463576</text:p>
          </table:table-cell>
          <table:table-cell office:value-type="float" office:value="0.885226">
            <text:p>0.885226</text:p>
          </table:table-cell>
          <table:table-cell office:value-type="float" office:value="-0.144335">
            <text:p>-0.144335</text:p>
          </table:table-cell>
          <table:table-cell office:value-type="float" office:value="-0.0517163">
            <text:p>-0.0517163</text:p>
          </table:table-cell>
        </table:table-row>
        <table:table-row table:style-name="ro1">
          <table:table-cell/>
          <table:table-cell office:value-type="float" office:value="0.179919">
            <text:p>0.179919</text:p>
          </table:table-cell>
          <table:table-cell office:value-type="float" office:value="-0.296032">
            <text:p>-0.296032</text:p>
          </table:table-cell>
          <table:table-cell office:value-type="float" office:value="0.0753856">
            <text:p>0.0753856</text:p>
          </table:table-cell>
          <table:table-cell office:value-type="float" office:value="0.76842">
            <text:p>0.76842</text:p>
          </table:table-cell>
          <table:table-cell office:value-type="float" office:value="-0.655588">
            <text:p>-0.655588</text:p>
          </table:table-cell>
        </table:table-row>
        <table:table-row table:style-name="ro1">
          <table:table-cell/>
          <table:table-cell office:value-type="float" office:value="0.55082">
            <text:p>0.55082</text:p>
          </table:table-cell>
          <table:table-cell office:value-type="float" office:value="-0.456172">
            <text:p>-0.456172</text:p>
          </table:table-cell>
          <table:table-cell office:value-type="float" office:value="1.61472">
            <text:p>1.61472</text:p>
          </table:table-cell>
          <table:table-cell office:value-type="float" office:value="1.92836">
            <text:p>1.92836</text:p>
          </table:table-cell>
          <table:table-cell office:value-type="float" office:value="-0.543196">
            <text:p>-0.543196</text:p>
          </table:table-cell>
        </table:table-row>
        <table:table-row table:style-name="ro1">
          <table:table-cell/>
          <table:table-cell office:value-type="float" office:value="0.174984">
            <text:p>0.174984</text:p>
          </table:table-cell>
          <table:table-cell office:value-type="float" office:value="-1.31733">
            <text:p>-1.31733</text:p>
          </table:table-cell>
          <table:table-cell office:value-type="float" office:value="-1.40302">
            <text:p>-1.40302</text:p>
          </table:table-cell>
          <table:table-cell office:value-type="float" office:value="-2.26065">
            <text:p>-2.26065</text:p>
          </table:table-cell>
          <table:table-cell office:value-type="float" office:value="-2.3526">
            <text:p>-2.3526</text:p>
          </table:table-cell>
        </table:table-row>
        <table:table-row table:style-name="ro1">
          <table:table-cell/>
          <table:table-cell office:value-type="float" office:value="0.624479">
            <text:p>0.624479</text:p>
          </table:table-cell>
          <table:table-cell office:value-type="float" office:value="-0.810216">
            <text:p>-0.810216</text:p>
          </table:table-cell>
          <table:table-cell office:value-type="float" office:value="-0.612555">
            <text:p>-0.612555</text:p>
          </table:table-cell>
          <table:table-cell office:value-type="float" office:value="-0.523994">
            <text:p>-0.523994</text:p>
          </table:table-cell>
          <table:table-cell office:value-type="float" office:value="-0.292552">
            <text:p>-0.292552</text:p>
          </table:table-cell>
        </table:table-row>
        <table:table-row table:style-name="ro1">
          <table:table-cell/>
          <table:table-cell office:value-type="float" office:value="-0.109606">
            <text:p>-0.109606</text:p>
          </table:table-cell>
          <table:table-cell office:value-type="float" office:value="1.49819">
            <text:p>1.49819</text:p>
          </table:table-cell>
          <table:table-cell office:value-type="float" office:value="0.89342">
            <text:p>0.89342</text:p>
          </table:table-cell>
          <table:table-cell office:value-type="float" office:value="0.462161">
            <text:p>0.462161</text:p>
          </table:table-cell>
          <table:table-cell office:value-type="float" office:value="-1.01652">
            <text:p>-1.01652</text:p>
          </table:table-cell>
        </table:table-row>
        <table:table-row table:style-name="ro1">
          <table:table-cell/>
          <table:table-cell office:value-type="float" office:value="0.16025">
            <text:p>0.16025</text:p>
          </table:table-cell>
          <table:table-cell office:value-type="float" office:value="-0.309891">
            <text:p>-0.309891</text:p>
          </table:table-cell>
          <table:table-cell office:value-type="float" office:value="-1.23103">
            <text:p>-1.23103</text:p>
          </table:table-cell>
          <table:table-cell office:value-type="float" office:value="-1.42448">
            <text:p>-1.42448</text:p>
          </table:table-cell>
          <table:table-cell office:value-type="float" office:value="-0.314038">
            <text:p>-0.314038</text:p>
          </table:table-cell>
        </table:table-row>
        <table:table-row table:style-name="ro1">
          <table:table-cell/>
          <table:table-cell office:value-type="float" office:value="0.25403">
            <text:p>0.25403</text:p>
          </table:table-cell>
          <table:table-cell office:value-type="float" office:value="-0.155769">
            <text:p>-0.155769</text:p>
          </table:table-cell>
          <table:table-cell office:value-type="float" office:value="0.218219">
            <text:p>0.218219</text:p>
          </table:table-cell>
          <table:table-cell office:value-type="float" office:value="-1.50831">
            <text:p>-1.50831</text:p>
          </table:table-cell>
          <table:table-cell office:value-type="float" office:value="-0.605274">
            <text:p>-0.605274</text:p>
          </table:table-cell>
        </table:table-row>
        <table:table-row table:style-name="ro1">
          <table:table-cell/>
          <table:table-cell office:value-type="float" office:value="1.30964">
            <text:p>1.30964</text:p>
          </table:table-cell>
          <table:table-cell office:value-type="float" office:value="0.0725953">
            <text:p>0.0725953</text:p>
          </table:table-cell>
          <table:table-cell office:value-type="float" office:value="0.359791">
            <text:p>0.359791</text:p>
          </table:table-cell>
          <table:table-cell office:value-type="float" office:value="0.316057">
            <text:p>0.316057</text:p>
          </table:table-cell>
          <table:table-cell office:value-type="float" office:value="-0.61568">
            <text:p>-0.61568</text:p>
          </table:table-cell>
        </table:table-row>
        <table:table-row table:style-name="ro1">
          <table:table-cell/>
          <table:table-cell office:value-type="float" office:value="-2.22443">
            <text:p>-2.22443</text:p>
          </table:table-cell>
          <table:table-cell office:value-type="float" office:value="1.27691">
            <text:p>1.27691</text:p>
          </table:table-cell>
          <table:table-cell office:value-type="float" office:value="0.287565">
            <text:p>0.287565</text:p>
          </table:table-cell>
          <table:table-cell office:value-type="float" office:value="-0.0920605">
            <text:p>-0.0920605</text:p>
          </table:table-cell>
          <table:table-cell office:value-type="float" office:value="-0.853013">
            <text:p>-0.853013</text:p>
          </table:table-cell>
        </table:table-row>
        <table:table-row table:style-name="ro1">
          <table:table-cell/>
          <table:table-cell office:value-type="float" office:value="-0.114577">
            <text:p>-0.114577</text:p>
          </table:table-cell>
          <table:table-cell office:value-type="float" office:value="0.1171">
            <text:p>0.1171</text:p>
          </table:table-cell>
          <table:table-cell office:value-type="float" office:value="0.918205">
            <text:p>0.918205</text:p>
          </table:table-cell>
          <table:table-cell office:value-type="float" office:value="-0.853296">
            <text:p>-0.853296</text:p>
          </table:table-cell>
          <table:table-cell office:value-type="float" office:value="0.8867">
            <text:p>0.8867</text:p>
          </table:table-cell>
        </table:table-row>
        <table:table-row table:style-name="ro1">
          <table:table-cell/>
          <table:table-cell office:value-type="float" office:value="-0.652405">
            <text:p>-0.652405</text:p>
          </table:table-cell>
          <table:table-cell office:value-type="float" office:value="1.05875">
            <text:p>1.05875</text:p>
          </table:table-cell>
          <table:table-cell office:value-type="float" office:value="1.61837">
            <text:p>1.61837</text:p>
          </table:table-cell>
          <table:table-cell office:value-type="float" office:value="0.637306">
            <text:p>0.637306</text:p>
          </table:table-cell>
          <table:table-cell office:value-type="float" office:value="-0.879109">
            <text:p>-0.879109</text:p>
          </table:table-cell>
        </table:table-row>
        <table:table-row table:style-name="ro1">
          <table:table-cell/>
          <table:table-cell office:value-type="float" office:value="-0.91321">
            <text:p>-0.91321</text:p>
          </table:table-cell>
          <table:table-cell office:value-type="float" office:value="1.22151">
            <text:p>1.22151</text:p>
          </table:table-cell>
          <table:table-cell office:value-type="float" office:value="-0.967428">
            <text:p>-0.967428</text:p>
          </table:table-cell>
          <table:table-cell office:value-type="float" office:value="0.683935">
            <text:p>0.683935</text:p>
          </table:table-cell>
          <table:table-cell office:value-type="float" office:value="-0.119538">
            <text:p>-0.119538</text:p>
          </table:table-cell>
        </table:table-row>
        <table:table-row table:style-name="ro1">
          <table:table-cell/>
          <table:table-cell office:value-type="float" office:value="-0.655813">
            <text:p>-0.655813</text:p>
          </table:table-cell>
          <table:table-cell office:value-type="float" office:value="-1.6414">
            <text:p>-1.6414</text:p>
          </table:table-cell>
          <table:table-cell office:value-type="float" office:value="1.47008">
            <text:p>1.47008</text:p>
          </table:table-cell>
          <table:table-cell office:value-type="float" office:value="-1.02317">
            <text:p>-1.02317</text:p>
          </table:table-cell>
          <table:table-cell office:value-type="float" office:value="1.84892">
            <text:p>1.84892</text:p>
          </table:table-cell>
        </table:table-row>
        <table:table-row table:style-name="ro1">
          <table:table-cell/>
          <table:table-cell office:value-type="float" office:value="0.116651">
            <text:p>0.116651</text:p>
          </table:table-cell>
          <table:table-cell office:value-type="float" office:value="0.108571">
            <text:p>0.108571</text:p>
          </table:table-cell>
          <table:table-cell office:value-type="float" office:value="1.89154">
            <text:p>1.89154</text:p>
          </table:table-cell>
          <table:table-cell office:value-type="float" office:value="-0.492797">
            <text:p>-0.492797</text:p>
          </table:table-cell>
          <table:table-cell office:value-type="float" office:value="0.287825">
            <text:p>0.287825</text:p>
          </table:table-cell>
        </table:table-row>
        <table:table-row table:style-name="ro1">
          <table:table-cell/>
          <table:table-cell office:value-type="float" office:value="-1.08768">
            <text:p>-1.08768</text:p>
          </table:table-cell>
          <table:table-cell office:value-type="float" office:value="-0.995379">
            <text:p>-0.995379</text:p>
          </table:table-cell>
          <table:table-cell office:value-type="float" office:value="-0.974946">
            <text:p>-0.974946</text:p>
          </table:table-cell>
          <table:table-cell office:value-type="float" office:value="-2.40907">
            <text:p>-2.40907</text:p>
          </table:table-cell>
          <table:table-cell office:value-type="float" office:value="-0.537971">
            <text:p>-0.537971</text:p>
          </table:table-cell>
        </table:table-row>
        <table:table-row table:style-name="ro1">
          <table:table-cell/>
          <table:table-cell office:value-type="float" office:value="1.10323">
            <text:p>1.10323</text:p>
          </table:table-cell>
          <table:table-cell office:value-type="float" office:value="0.219393">
            <text:p>0.219393</text:p>
          </table:table-cell>
          <table:table-cell office:value-type="float" office:value="-0.209681">
            <text:p>-0.209681</text:p>
          </table:table-cell>
          <table:table-cell office:value-type="float" office:value="0.937366">
            <text:p>0.937366</text:p>
          </table:table-cell>
          <table:table-cell office:value-type="float" office:value="0.0827496">
            <text:p>0.0827496</text:p>
          </table:table-cell>
        </table:table-row>
        <table:table-row table:style-name="ro1">
          <table:table-cell/>
          <table:table-cell office:value-type="float" office:value="-0.907462">
            <text:p>-0.907462</text:p>
          </table:table-cell>
          <table:table-cell office:value-type="float" office:value="-0.290605">
            <text:p>-0.290605</text:p>
          </table:table-cell>
          <table:table-cell office:value-type="float" office:value="0.206175">
            <text:p>0.206175</text:p>
          </table:table-cell>
          <table:table-cell office:value-type="float" office:value="1.14472">
            <text:p>1.14472</text:p>
          </table:table-cell>
          <table:table-cell office:value-type="float" office:value="2.40756">
            <text:p>2.40756</text:p>
          </table:table-cell>
        </table:table-row>
        <table:table-row table:style-name="ro1">
          <table:table-cell/>
          <table:table-cell office:value-type="float" office:value="1.11366">
            <text:p>1.11366</text:p>
          </table:table-cell>
          <table:table-cell office:value-type="float" office:value="-0.300649">
            <text:p>-0.300649</text:p>
          </table:table-cell>
          <table:table-cell office:value-type="float" office:value="-2.50445">
            <text:p>-2.50445</text:p>
          </table:table-cell>
          <table:table-cell office:value-type="float" office:value="-1.97683">
            <text:p>-1.97683</text:p>
          </table:table-cell>
          <table:table-cell office:value-type="float" office:value="-0.422507">
            <text:p>-0.422507</text:p>
          </table:table-cell>
        </table:table-row>
        <table:table-row table:style-name="ro1">
          <table:table-cell/>
          <table:table-cell office:value-type="float" office:value="3.22405">
            <text:p>3.22405</text:p>
          </table:table-cell>
          <table:table-cell office:value-type="float" office:value="-0.565938">
            <text:p>-0.565938</text:p>
          </table:table-cell>
          <table:table-cell office:value-type="float" office:value="-0.488153">
            <text:p>-0.488153</text:p>
          </table:table-cell>
          <table:table-cell office:value-type="float" office:value="0.179343">
            <text:p>0.179343</text:p>
          </table:table-cell>
          <table:table-cell office:value-type="float" office:value="-0.497508">
            <text:p>-0.497508</text:p>
          </table:table-cell>
        </table:table-row>
        <table:table-row table:style-name="ro1">
          <table:table-cell/>
          <table:table-cell office:value-type="float" office:value="-1.15318">
            <text:p>-1.15318</text:p>
          </table:table-cell>
          <table:table-cell office:value-type="float" office:value="0.131925">
            <text:p>0.131925</text:p>
          </table:table-cell>
          <table:table-cell office:value-type="float" office:value="-0.141584">
            <text:p>-0.141584</text:p>
          </table:table-cell>
          <table:table-cell office:value-type="float" office:value="-0.769497">
            <text:p>-0.769497</text:p>
          </table:table-cell>
          <table:table-cell office:value-type="float" office:value="-1.47922">
            <text:p>-1.47922</text:p>
          </table:table-cell>
        </table:table-row>
        <table:table-row table:style-name="ro1">
          <table:table-cell/>
          <table:table-cell office:value-type="float" office:value="0.469747">
            <text:p>0.469747</text:p>
          </table:table-cell>
          <table:table-cell office:value-type="float" office:value="-0.13063">
            <text:p>-0.13063</text:p>
          </table:table-cell>
          <table:table-cell office:value-type="float" office:value="-2.14887">
            <text:p>-2.14887</text:p>
          </table:table-cell>
          <table:table-cell office:value-type="float" office:value="-2.65806">
            <text:p>-2.65806</text:p>
          </table:table-cell>
          <table:table-cell office:value-type="float" office:value="-1.14755">
            <text:p>-1.14755</text:p>
          </table:table-cell>
        </table:table-row>
        <table:table-row table:style-name="ro1">
          <table:table-cell/>
          <table:table-cell office:value-type="float" office:value="-0.758538">
            <text:p>-0.758538</text:p>
          </table:table-cell>
          <table:table-cell office:value-type="float" office:value="0.357201">
            <text:p>0.357201</text:p>
          </table:table-cell>
          <table:table-cell office:value-type="float" office:value="0.731521">
            <text:p>0.731521</text:p>
          </table:table-cell>
          <table:table-cell office:value-type="float" office:value="1.71275">
            <text:p>1.71275</text:p>
          </table:table-cell>
          <table:table-cell office:value-type="float" office:value="0.543408">
            <text:p>0.543408</text:p>
          </table:table-cell>
        </table:table-row>
        <table:table-row table:style-name="ro1">
          <table:table-cell/>
          <table:table-cell office:value-type="float" office:value="-0.555896">
            <text:p>-0.555896</text:p>
          </table:table-cell>
          <table:table-cell office:value-type="float" office:value="2.64665">
            <text:p>2.64665</text:p>
          </table:table-cell>
          <table:table-cell office:value-type="float" office:value="-0.834999">
            <text:p>-0.834999</text:p>
          </table:table-cell>
          <table:table-cell office:value-type="float" office:value="-0.0828437">
            <text:p>-0.0828437</text:p>
          </table:table-cell>
          <table:table-cell office:value-type="float" office:value="-1.04318">
            <text:p>-1.04318</text:p>
          </table:table-cell>
        </table:table-row>
        <table:table-row table:style-name="ro1">
          <table:table-cell/>
          <table:table-cell office:value-type="float" office:value="1.74992">
            <text:p>1.74992</text:p>
          </table:table-cell>
          <table:table-cell office:value-type="float" office:value="0.44162">
            <text:p>0.44162</text:p>
          </table:table-cell>
          <table:table-cell office:value-type="float" office:value="0.581152">
            <text:p>0.581152</text:p>
          </table:table-cell>
          <table:table-cell office:value-type="float" office:value="-0.602823">
            <text:p>-0.602823</text:p>
          </table:table-cell>
          <table:table-cell office:value-type="float" office:value="0.642942">
            <text:p>0.642942</text:p>
          </table:table-cell>
        </table:table-row>
        <table:table-row table:style-name="ro1">
          <table:table-cell/>
          <table:table-cell office:value-type="float" office:value="-1.18956">
            <text:p>-1.18956</text:p>
          </table:table-cell>
          <table:table-cell office:value-type="float" office:value="-0.801199">
            <text:p>-0.801199</text:p>
          </table:table-cell>
          <table:table-cell office:value-type="float" office:value="0.289247">
            <text:p>0.289247</text:p>
          </table:table-cell>
          <table:table-cell office:value-type="float" office:value="-0.772251">
            <text:p>-0.772251</text:p>
          </table:table-cell>
          <table:table-cell office:value-type="float" office:value="1.47398">
            <text:p>1.47398</text:p>
          </table:table-cell>
        </table:table-row>
        <table:table-row table:style-name="ro1">
          <table:table-cell/>
          <table:table-cell office:value-type="float" office:value="-0.377022">
            <text:p>-0.377022</text:p>
          </table:table-cell>
          <table:table-cell office:value-type="float" office:value="-2.23456">
            <text:p>-2.23456</text:p>
          </table:table-cell>
          <table:table-cell office:value-type="float" office:value="0.79404">
            <text:p>0.79404</text:p>
          </table:table-cell>
          <table:table-cell office:value-type="float" office:value="0.237099">
            <text:p>0.237099</text:p>
          </table:table-cell>
          <table:table-cell office:value-type="float" office:value="-1.16809">
            <text:p>-1.16809</text:p>
          </table:table-cell>
        </table:table-row>
        <table:table-row table:style-name="ro1">
          <table:table-cell/>
          <table:table-cell office:value-type="float" office:value="-0.131307">
            <text:p>-0.131307</text:p>
          </table:table-cell>
          <table:table-cell office:value-type="float" office:value="0.676633">
            <text:p>0.676633</text:p>
          </table:table-cell>
          <table:table-cell office:value-type="float" office:value="0.321441">
            <text:p>0.321441</text:p>
          </table:table-cell>
          <table:table-cell office:value-type="float" office:value="0.380059">
            <text:p>0.380059</text:p>
          </table:table-cell>
          <table:table-cell office:value-type="float" office:value="0.0187582">
            <text:p>0.0187582</text:p>
          </table:table-cell>
        </table:table-row>
        <table:table-row table:style-name="ro1">
          <table:table-cell/>
          <table:table-cell office:value-type="float" office:value="-1.24804">
            <text:p>-1.24804</text:p>
          </table:table-cell>
          <table:table-cell office:value-type="float" office:value="-0.959652">
            <text:p>-0.959652</text:p>
          </table:table-cell>
          <table:table-cell office:value-type="float" office:value="0.0195673">
            <text:p>0.0195673</text:p>
          </table:table-cell>
          <table:table-cell office:value-type="float" office:value="-0.277933">
            <text:p>-0.277933</text:p>
          </table:table-cell>
          <table:table-cell office:value-type="float" office:value="-0.776464">
            <text:p>-0.776464</text:p>
          </table:table-cell>
        </table:table-row>
        <table:table-row table:style-name="ro1">
          <table:table-cell/>
          <table:table-cell office:value-type="float" office:value="0.70899">
            <text:p>0.70899</text:p>
          </table:table-cell>
          <table:table-cell office:value-type="float" office:value="0.291411">
            <text:p>0.291411</text:p>
          </table:table-cell>
          <table:table-cell office:value-type="float" office:value="-1.90814">
            <text:p>-1.90814</text:p>
          </table:table-cell>
          <table:table-cell office:value-type="float" office:value="1.4071">
            <text:p>1.4071</text:p>
          </table:table-cell>
          <table:table-cell office:value-type="float" office:value="0.467621">
            <text:p>0.467621</text:p>
          </table:table-cell>
        </table:table-row>
        <table:table-row table:style-name="ro1">
          <table:table-cell/>
          <table:table-cell office:value-type="float" office:value="-0.0258558">
            <text:p>-0.0258558</text:p>
          </table:table-cell>
          <table:table-cell office:value-type="float" office:value="0.742558">
            <text:p>0.742558</text:p>
          </table:table-cell>
          <table:table-cell office:value-type="float" office:value="-0.269378">
            <text:p>-0.269378</text:p>
          </table:table-cell>
          <table:table-cell office:value-type="float" office:value="0.403064">
            <text:p>0.403064</text:p>
          </table:table-cell>
          <table:table-cell office:value-type="float" office:value="-0.793737">
            <text:p>-0.793737</text:p>
          </table:table-cell>
        </table:table-row>
        <table:table-row table:style-name="ro1">
          <table:table-cell/>
          <table:table-cell office:value-type="float" office:value="-1.23052">
            <text:p>-1.23052</text:p>
          </table:table-cell>
          <table:table-cell office:value-type="float" office:value="0.432098">
            <text:p>0.432098</text:p>
          </table:table-cell>
          <table:table-cell office:value-type="float" office:value="-0.757338">
            <text:p>-0.757338</text:p>
          </table:table-cell>
          <table:table-cell office:value-type="float" office:value="-0.232174">
            <text:p>-0.232174</text:p>
          </table:table-cell>
          <table:table-cell office:value-type="float" office:value="1.89854">
            <text:p>1.89854</text:p>
          </table:table-cell>
        </table:table-row>
        <table:table-row table:style-name="ro1">
          <table:table-cell/>
          <table:table-cell office:value-type="float" office:value="-2.3451">
            <text:p>-2.3451</text:p>
          </table:table-cell>
          <table:table-cell office:value-type="float" office:value="-0.146995">
            <text:p>-0.146995</text:p>
          </table:table-cell>
          <table:table-cell office:value-type="float" office:value="-0.877161">
            <text:p>-0.877161</text:p>
          </table:table-cell>
          <table:table-cell office:value-type="float" office:value="1.26508">
            <text:p>1.26508</text:p>
          </table:table-cell>
          <table:table-cell office:value-type="float" office:value="1.81578">
            <text:p>1.81578</text:p>
          </table:table-cell>
        </table:table-row>
        <table:table-row table:style-name="ro1">
          <table:table-cell/>
          <table:table-cell office:value-type="float" office:value="-0.924277">
            <text:p>-0.924277</text:p>
          </table:table-cell>
          <table:table-cell office:value-type="float" office:value="-0.0209035">
            <text:p>-0.0209035</text:p>
          </table:table-cell>
          <table:table-cell office:value-type="float" office:value="0.524">
            <text:p>0.524</text:p>
          </table:table-cell>
          <table:table-cell office:value-type="float" office:value="-0.793043">
            <text:p>-0.793043</text:p>
          </table:table-cell>
          <table:table-cell office:value-type="float" office:value="0.241604">
            <text:p>0.241604</text:p>
          </table:table-cell>
        </table:table-row>
        <table:table-row table:style-name="ro1">
          <table:table-cell/>
          <table:table-cell office:value-type="float" office:value="1.30186">
            <text:p>1.30186</text:p>
          </table:table-cell>
          <table:table-cell office:value-type="float" office:value="-0.584169">
            <text:p>-0.584169</text:p>
          </table:table-cell>
          <table:table-cell office:value-type="float" office:value="0.16524">
            <text:p>0.16524</text:p>
          </table:table-cell>
          <table:table-cell office:value-type="float" office:value="0.735289">
            <text:p>0.735289</text:p>
          </table:table-cell>
          <table:table-cell office:value-type="float" office:value="-0.71572">
            <text:p>-0.71572</text:p>
          </table:table-cell>
        </table:table-row>
        <table:table-row table:style-name="ro1">
          <table:table-cell/>
          <table:table-cell office:value-type="float" office:value="-1.14792">
            <text:p>-1.14792</text:p>
          </table:table-cell>
          <table:table-cell office:value-type="float" office:value="0.101543">
            <text:p>0.101543</text:p>
          </table:table-cell>
          <table:table-cell office:value-type="float" office:value="-2.54171">
            <text:p>-2.54171</text:p>
          </table:table-cell>
          <table:table-cell office:value-type="float" office:value="-0.922598">
            <text:p>-0.922598</text:p>
          </table:table-cell>
          <table:table-cell office:value-type="float" office:value="-1.709">
            <text:p>-1.709</text:p>
          </table:table-cell>
        </table:table-row>
        <table:table-row table:style-name="ro1">
          <table:table-cell/>
          <table:table-cell office:value-type="float" office:value="1.14994">
            <text:p>1.14994</text:p>
          </table:table-cell>
          <table:table-cell office:value-type="float" office:value="0.452065">
            <text:p>0.452065</text:p>
          </table:table-cell>
          <table:table-cell office:value-type="float" office:value="-0.736523">
            <text:p>-0.736523</text:p>
          </table:table-cell>
          <table:table-cell office:value-type="float" office:value="-1.89175">
            <text:p>-1.89175</text:p>
          </table:table-cell>
          <table:table-cell office:value-type="float" office:value="0.104857">
            <text:p>0.104857</text:p>
          </table:table-cell>
        </table:table-row>
        <table:table-row table:style-name="ro1">
          <table:table-cell/>
          <table:table-cell office:value-type="float" office:value="-0.322403">
            <text:p>-0.322403</text:p>
          </table:table-cell>
          <table:table-cell office:value-type="float" office:value="-0.194617">
            <text:p>-0.194617</text:p>
          </table:table-cell>
          <table:table-cell office:value-type="float" office:value="-1.03453">
            <text:p>-1.03453</text:p>
          </table:table-cell>
          <table:table-cell office:value-type="float" office:value="0.420741">
            <text:p>0.420741</text:p>
          </table:table-cell>
          <table:table-cell office:value-type="float" office:value="0.551214">
            <text:p>0.551214</text:p>
          </table:table-cell>
        </table:table-row>
        <table:table-row table:style-name="ro1">
          <table:table-cell/>
          <table:table-cell office:value-type="float" office:value="0.352615">
            <text:p>0.352615</text:p>
          </table:table-cell>
          <table:table-cell office:value-type="float" office:value="0.60435">
            <text:p>0.60435</text:p>
          </table:table-cell>
          <table:table-cell office:value-type="float" office:value="1.08021">
            <text:p>1.08021</text:p>
          </table:table-cell>
          <table:table-cell office:value-type="float" office:value="-1.63945">
            <text:p>-1.63945</text:p>
          </table:table-cell>
          <table:table-cell office:value-type="float" office:value="0.0338387">
            <text:p>0.0338387</text:p>
          </table:table-cell>
        </table:table-row>
        <table:table-row table:style-name="ro1">
          <table:table-cell/>
          <table:table-cell office:value-type="float" office:value="0.136175">
            <text:p>0.136175</text:p>
          </table:table-cell>
          <table:table-cell office:value-type="float" office:value="2.37881">
            <text:p>2.37881</text:p>
          </table:table-cell>
          <table:table-cell office:value-type="float" office:value="0.535252">
            <text:p>0.535252</text:p>
          </table:table-cell>
          <table:table-cell office:value-type="float" office:value="-0.986824">
            <text:p>-0.986824</text:p>
          </table:table-cell>
          <table:table-cell office:value-type="float" office:value="0.789979">
            <text:p>0.789979</text:p>
          </table:table-cell>
        </table:table-row>
        <table:table-row table:style-name="ro1">
          <table:table-cell/>
          <table:table-cell office:value-type="float" office:value="0.179271">
            <text:p>0.179271</text:p>
          </table:table-cell>
          <table:table-cell office:value-type="float" office:value="0.357604">
            <text:p>0.357604</text:p>
          </table:table-cell>
          <table:table-cell office:value-type="float" office:value="0.0947579">
            <text:p>0.0947579</text:p>
          </table:table-cell>
          <table:table-cell office:value-type="float" office:value="0.754832">
            <text:p>0.754832</text:p>
          </table:table-cell>
          <table:table-cell office:value-type="float" office:value="1.66122">
            <text:p>1.66122</text:p>
          </table:table-cell>
        </table:table-row>
        <table:table-row table:style-name="ro1">
          <table:table-cell/>
          <table:table-cell office:value-type="float" office:value="1.25672">
            <text:p>1.25672</text:p>
          </table:table-cell>
          <table:table-cell office:value-type="float" office:value="-0.931113">
            <text:p>-0.931113</text:p>
          </table:table-cell>
          <table:table-cell office:value-type="float" office:value="-1.0736">
            <text:p>-1.0736</text:p>
          </table:table-cell>
          <table:table-cell office:value-type="float" office:value="1.49502">
            <text:p>1.49502</text:p>
          </table:table-cell>
          <table:table-cell office:value-type="float" office:value="0.641125">
            <text:p>0.641125</text:p>
          </table:table-cell>
        </table:table-row>
        <table:table-row table:style-name="ro1">
          <table:table-cell/>
          <table:table-cell office:value-type="float" office:value="0.189145">
            <text:p>0.189145</text:p>
          </table:table-cell>
          <table:table-cell office:value-type="float" office:value="0.376301">
            <text:p>0.376301</text:p>
          </table:table-cell>
          <table:table-cell office:value-type="float" office:value="0.0520648">
            <text:p>0.0520648</text:p>
          </table:table-cell>
          <table:table-cell office:value-type="float" office:value="0.132449">
            <text:p>0.132449</text:p>
          </table:table-cell>
          <table:table-cell office:value-type="float" office:value="0.185942">
            <text:p>0.185942</text:p>
          </table:table-cell>
        </table:table-row>
        <table:table-row table:style-name="ro1">
          <table:table-cell/>
          <table:table-cell office:value-type="float" office:value="1.11916">
            <text:p>1.11916</text:p>
          </table:table-cell>
          <table:table-cell office:value-type="float" office:value="-1.59031">
            <text:p>-1.59031</text:p>
          </table:table-cell>
          <table:table-cell office:value-type="float" office:value="-1.19332">
            <text:p>-1.19332</text:p>
          </table:table-cell>
          <table:table-cell office:value-type="float" office:value="0.619534">
            <text:p>0.619534</text:p>
          </table:table-cell>
          <table:table-cell office:value-type="float" office:value="1.08672">
            <text:p>1.08672</text:p>
          </table:table-cell>
        </table:table-row>
        <table:table-row table:style-name="ro1">
          <table:table-cell/>
          <table:table-cell office:value-type="float" office:value="-0.405784">
            <text:p>-0.405784</text:p>
          </table:table-cell>
          <table:table-cell office:value-type="float" office:value="-1.11679">
            <text:p>-1.11679</text:p>
          </table:table-cell>
          <table:table-cell office:value-type="float" office:value="0.758471">
            <text:p>0.758471</text:p>
          </table:table-cell>
          <table:table-cell office:value-type="float" office:value="0.0572786">
            <text:p>0.0572786</text:p>
          </table:table-cell>
          <table:table-cell office:value-type="float" office:value="0.520035">
            <text:p>0.520035</text:p>
          </table:table-cell>
        </table:table-row>
        <table:table-row table:style-name="ro1">
          <table:table-cell/>
          <table:table-cell office:value-type="float" office:value="-0.572887">
            <text:p>-0.572887</text:p>
          </table:table-cell>
          <table:table-cell office:value-type="float" office:value="0.0829033">
            <text:p>0.0829033</text:p>
          </table:table-cell>
          <table:table-cell office:value-type="float" office:value="-2.0535">
            <text:p>-2.0535</text:p>
          </table:table-cell>
          <table:table-cell office:value-type="float" office:value="0.377551">
            <text:p>0.377551</text:p>
          </table:table-cell>
          <table:table-cell office:value-type="float" office:value="-0.239337">
            <text:p>-0.239337</text:p>
          </table:table-cell>
        </table:table-row>
        <table:table-row table:style-name="ro1">
          <table:table-cell/>
          <table:table-cell office:value-type="float" office:value="0.0904035">
            <text:p>0.0904035</text:p>
          </table:table-cell>
          <table:table-cell office:value-type="float" office:value="0.842029">
            <text:p>0.842029</text:p>
          </table:table-cell>
          <table:table-cell office:value-type="float" office:value="-0.661264">
            <text:p>-0.661264</text:p>
          </table:table-cell>
          <table:table-cell office:value-type="float" office:value="1.14268">
            <text:p>1.14268</text:p>
          </table:table-cell>
          <table:table-cell office:value-type="float" office:value="0.388049">
            <text:p>0.388049</text:p>
          </table:table-cell>
        </table:table-row>
        <table:table-row table:style-name="ro1">
          <table:table-cell/>
          <table:table-cell office:value-type="float" office:value="-0.26512">
            <text:p>-0.26512</text:p>
          </table:table-cell>
          <table:table-cell office:value-type="float" office:value="0.00842838">
            <text:p>0.00842838</text:p>
          </table:table-cell>
          <table:table-cell office:value-type="float" office:value="-0.215542">
            <text:p>-0.215542</text:p>
          </table:table-cell>
          <table:table-cell office:value-type="float" office:value="0.800362">
            <text:p>0.800362</text:p>
          </table:table-cell>
          <table:table-cell office:value-type="float" office:value="-1.49627">
            <text:p>-1.49627</text:p>
          </table:table-cell>
        </table:table-row>
        <table:table-row table:style-name="ro1">
          <table:table-cell/>
          <table:table-cell office:value-type="float" office:value="-0.220699">
            <text:p>-0.220699</text:p>
          </table:table-cell>
          <table:table-cell office:value-type="float" office:value="1.07222">
            <text:p>1.07222</text:p>
          </table:table-cell>
          <table:table-cell office:value-type="float" office:value="0.901483">
            <text:p>0.901483</text:p>
          </table:table-cell>
          <table:table-cell office:value-type="float" office:value="0.651646">
            <text:p>0.651646</text:p>
          </table:table-cell>
          <table:table-cell office:value-type="float" office:value="-0.782482">
            <text:p>-0.782482</text:p>
          </table:table-cell>
        </table:table-row>
        <table:table-row table:style-name="ro1">
          <table:table-cell/>
          <table:table-cell office:value-type="float" office:value="-1.5118">
            <text:p>-1.5118</text:p>
          </table:table-cell>
          <table:table-cell office:value-type="float" office:value="0.0537588">
            <text:p>0.0537588</text:p>
          </table:table-cell>
          <table:table-cell office:value-type="float" office:value="-0.0637924">
            <text:p>-0.0637924</text:p>
          </table:table-cell>
          <table:table-cell office:value-type="float" office:value="-2.50177">
            <text:p>-2.50177</text:p>
          </table:table-cell>
          <table:table-cell office:value-type="float" office:value="-0.11639">
            <text:p>-0.11639</text:p>
          </table:table-cell>
        </table:table-row>
        <table:table-row table:style-name="ro1">
          <table:table-cell/>
          <table:table-cell office:value-type="float" office:value="0.535908">
            <text:p>0.535908</text:p>
          </table:table-cell>
          <table:table-cell office:value-type="float" office:value="0.258639">
            <text:p>0.258639</text:p>
          </table:table-cell>
          <table:table-cell office:value-type="float" office:value="-1.87966">
            <text:p>-1.87966</text:p>
          </table:table-cell>
          <table:table-cell office:value-type="float" office:value="-0.726336">
            <text:p>-0.726336</text:p>
          </table:table-cell>
          <table:table-cell office:value-type="float" office:value="-1.09714">
            <text:p>-1.09714</text:p>
          </table:table-cell>
        </table:table-row>
        <table:table-row table:style-name="ro1">
          <table:table-cell/>
          <table:table-cell office:value-type="float" office:value="0.253996">
            <text:p>0.253996</text:p>
          </table:table-cell>
          <table:table-cell office:value-type="float" office:value="-0.0271079">
            <text:p>-0.0271079</text:p>
          </table:table-cell>
          <table:table-cell office:value-type="float" office:value="-0.427275">
            <text:p>-0.427275</text:p>
          </table:table-cell>
          <table:table-cell office:value-type="float" office:value="-0.560426">
            <text:p>-0.560426</text:p>
          </table:table-cell>
          <table:table-cell office:value-type="float" office:value="-1.18234">
            <text:p>-1.18234</text:p>
          </table:table-cell>
        </table:table-row>
        <table:table-row table:style-name="ro1">
          <table:table-cell/>
          <table:table-cell office:value-type="float" office:value="0.248894">
            <text:p>0.248894</text:p>
          </table:table-cell>
          <table:table-cell office:value-type="float" office:value="0.478692">
            <text:p>0.478692</text:p>
          </table:table-cell>
          <table:table-cell office:value-type="float" office:value="0.318719">
            <text:p>0.318719</text:p>
          </table:table-cell>
          <table:table-cell office:value-type="float" office:value="-1.0901">
            <text:p>-1.0901</text:p>
          </table:table-cell>
          <table:table-cell office:value-type="float" office:value="-1.90278">
            <text:p>-1.90278</text:p>
          </table:table-cell>
        </table:table-row>
        <table:table-row table:style-name="ro1">
          <table:table-cell/>
          <table:table-cell office:value-type="float" office:value="0.161448">
            <text:p>0.161448</text:p>
          </table:table-cell>
          <table:table-cell office:value-type="float" office:value="-0.120375">
            <text:p>-0.120375</text:p>
          </table:table-cell>
          <table:table-cell office:value-type="float" office:value="0.36393">
            <text:p>0.36393</text:p>
          </table:table-cell>
          <table:table-cell office:value-type="float" office:value="-0.081262">
            <text:p>-0.081262</text:p>
          </table:table-cell>
          <table:table-cell office:value-type="float" office:value="-1.41826">
            <text:p>-1.41826</text:p>
          </table:table-cell>
        </table:table-row>
        <table:table-row table:style-name="ro1">
          <table:table-cell/>
          <table:table-cell office:value-type="float" office:value="0.577026">
            <text:p>0.577026</text:p>
          </table:table-cell>
          <table:table-cell office:value-type="float" office:value="-0.243245">
            <text:p>-0.243245</text:p>
          </table:table-cell>
          <table:table-cell office:value-type="float" office:value="0.857527">
            <text:p>0.857527</text:p>
          </table:table-cell>
          <table:table-cell office:value-type="float" office:value="-0.626997">
            <text:p>-0.626997</text:p>
          </table:table-cell>
          <table:table-cell office:value-type="float" office:value="0.951732">
            <text:p>0.951732</text:p>
          </table:table-cell>
        </table:table-row>
        <table:table-row table:style-name="ro1">
          <table:table-cell/>
          <table:table-cell office:value-type="float" office:value="0.87422">
            <text:p>0.87422</text:p>
          </table:table-cell>
          <table:table-cell office:value-type="float" office:value="0.246265">
            <text:p>0.246265</text:p>
          </table:table-cell>
          <table:table-cell office:value-type="float" office:value="-1.2033">
            <text:p>-1.2033</text:p>
          </table:table-cell>
          <table:table-cell office:value-type="float" office:value="1.34874">
            <text:p>1.34874</text:p>
          </table:table-cell>
          <table:table-cell office:value-type="float" office:value="0.974297">
            <text:p>0.974297</text:p>
          </table:table-cell>
        </table:table-row>
        <table:table-row table:style-name="ro1">
          <table:table-cell/>
          <table:table-cell office:value-type="float" office:value="1.19513">
            <text:p>1.19513</text:p>
          </table:table-cell>
          <table:table-cell office:value-type="float" office:value="-0.180005">
            <text:p>-0.180005</text:p>
          </table:table-cell>
          <table:table-cell office:value-type="float" office:value="-0.610802">
            <text:p>-0.610802</text:p>
          </table:table-cell>
          <table:table-cell office:value-type="float" office:value="-2.3439">
            <text:p>-2.3439</text:p>
          </table:table-cell>
          <table:table-cell office:value-type="float" office:value="-0.853515">
            <text:p>-0.853515</text:p>
          </table:table-cell>
        </table:table-row>
        <table:table-row table:style-name="ro1">
          <table:table-cell/>
          <table:table-cell office:value-type="float" office:value="0.792054">
            <text:p>0.792054</text:p>
          </table:table-cell>
          <table:table-cell office:value-type="float" office:value="0.871254">
            <text:p>0.871254</text:p>
          </table:table-cell>
          <table:table-cell office:value-type="float" office:value="2.12918">
            <text:p>2.12918</text:p>
          </table:table-cell>
          <table:table-cell office:value-type="float" office:value="-1.06686">
            <text:p>-1.06686</text:p>
          </table:table-cell>
          <table:table-cell office:value-type="float" office:value="-1.08555">
            <text:p>-1.08555</text:p>
          </table:table-cell>
        </table:table-row>
        <table:table-row table:style-name="ro1">
          <table:table-cell/>
          <table:table-cell office:value-type="float" office:value="1.22385">
            <text:p>1.22385</text:p>
          </table:table-cell>
          <table:table-cell office:value-type="float" office:value="0.791324">
            <text:p>0.791324</text:p>
          </table:table-cell>
          <table:table-cell office:value-type="float" office:value="0.710886">
            <text:p>0.710886</text:p>
          </table:table-cell>
          <table:table-cell office:value-type="float" office:value="-0.881399">
            <text:p>-0.881399</text:p>
          </table:table-cell>
          <table:table-cell office:value-type="float" office:value="-0.784496">
            <text:p>-0.784496</text:p>
          </table:table-cell>
        </table:table-row>
        <table:table-row table:style-name="ro1">
          <table:table-cell/>
          <table:table-cell office:value-type="float" office:value="0.444938">
            <text:p>0.444938</text:p>
          </table:table-cell>
          <table:table-cell office:value-type="float" office:value="-0.434058">
            <text:p>-0.434058</text:p>
          </table:table-cell>
          <table:table-cell office:value-type="float" office:value="-0.506909">
            <text:p>-0.506909</text:p>
          </table:table-cell>
          <table:table-cell office:value-type="float" office:value="1.84416">
            <text:p>1.84416</text:p>
          </table:table-cell>
          <table:table-cell office:value-type="float" office:value="-1.43995">
            <text:p>-1.43995</text:p>
          </table:table-cell>
        </table:table-row>
        <table:table-row table:style-name="ro1">
          <table:table-cell/>
          <table:table-cell office:value-type="float" office:value="1.12456">
            <text:p>1.12456</text:p>
          </table:table-cell>
          <table:table-cell office:value-type="float" office:value="1.35431">
            <text:p>1.35431</text:p>
          </table:table-cell>
          <table:table-cell office:value-type="float" office:value="-1.3078">
            <text:p>-1.3078</text:p>
          </table:table-cell>
          <table:table-cell office:value-type="float" office:value="-0.196078">
            <text:p>-0.196078</text:p>
          </table:table-cell>
          <table:table-cell office:value-type="float" office:value="-0.363651">
            <text:p>-0.363651</text:p>
          </table:table-cell>
        </table:table-row>
        <table:table-row table:style-name="ro1">
          <table:table-cell/>
          <table:table-cell office:value-type="float" office:value="0.0853732">
            <text:p>0.0853732</text:p>
          </table:table-cell>
          <table:table-cell office:value-type="float" office:value="0.277832">
            <text:p>0.277832</text:p>
          </table:table-cell>
          <table:table-cell office:value-type="float" office:value="0.031809">
            <text:p>0.031809</text:p>
          </table:table-cell>
          <table:table-cell office:value-type="float" office:value="1.44034">
            <text:p>1.44034</text:p>
          </table:table-cell>
          <table:table-cell office:value-type="float" office:value="-0.88359">
            <text:p>-0.88359</text:p>
          </table:table-cell>
        </table:table-row>
        <table:table-row table:style-name="ro1">
          <table:table-cell/>
          <table:table-cell office:value-type="float" office:value="-0.731309">
            <text:p>-0.731309</text:p>
          </table:table-cell>
          <table:table-cell office:value-type="float" office:value="-0.262413">
            <text:p>-0.262413</text:p>
          </table:table-cell>
          <table:table-cell office:value-type="float" office:value="0.112687">
            <text:p>0.112687</text:p>
          </table:table-cell>
          <table:table-cell office:value-type="float" office:value="1.03049">
            <text:p>1.03049</text:p>
          </table:table-cell>
          <table:table-cell office:value-type="float" office:value="0.0389465">
            <text:p>0.0389465</text:p>
          </table:table-cell>
        </table:table-row>
        <table:table-row table:style-name="ro1">
          <table:table-cell/>
          <table:table-cell office:value-type="float" office:value="0.545579">
            <text:p>0.545579</text:p>
          </table:table-cell>
          <table:table-cell office:value-type="float" office:value="-0.813898">
            <text:p>-0.813898</text:p>
          </table:table-cell>
          <table:table-cell office:value-type="float" office:value="0.847538">
            <text:p>0.847538</text:p>
          </table:table-cell>
          <table:table-cell office:value-type="float" office:value="0.111956">
            <text:p>0.111956</text:p>
          </table:table-cell>
          <table:table-cell office:value-type="float" office:value="0.436326">
            <text:p>0.436326</text:p>
          </table:table-cell>
        </table:table-row>
        <table:table-row table:style-name="ro1">
          <table:table-cell/>
          <table:table-cell office:value-type="float" office:value="-0.850194">
            <text:p>-0.850194</text:p>
          </table:table-cell>
          <table:table-cell office:value-type="float" office:value="-0.146792">
            <text:p>-0.146792</text:p>
          </table:table-cell>
          <table:table-cell office:value-type="float" office:value="0.0158006">
            <text:p>0.0158006</text:p>
          </table:table-cell>
          <table:table-cell office:value-type="float" office:value="-1.01074">
            <text:p>-1.01074</text:p>
          </table:table-cell>
          <table:table-cell office:value-type="float" office:value="0.178839">
            <text:p>0.178839</text:p>
          </table:table-cell>
        </table:table-row>
        <table:table-row table:style-name="ro1">
          <table:table-cell/>
          <table:table-cell office:value-type="float" office:value="0.0400666">
            <text:p>0.0400666</text:p>
          </table:table-cell>
          <table:table-cell office:value-type="float" office:value="1.01141">
            <text:p>1.01141</text:p>
          </table:table-cell>
          <table:table-cell office:value-type="float" office:value="0.521798">
            <text:p>0.521798</text:p>
          </table:table-cell>
          <table:table-cell office:value-type="float" office:value="0.498271">
            <text:p>0.498271</text:p>
          </table:table-cell>
          <table:table-cell office:value-type="float" office:value="0.21656">
            <text:p>0.21656</text:p>
          </table:table-cell>
        </table:table-row>
        <table:table-row table:style-name="ro1">
          <table:table-cell/>
          <table:table-cell office:value-type="float" office:value="-1.11889">
            <text:p>-1.11889</text:p>
          </table:table-cell>
          <table:table-cell office:value-type="float" office:value="-0.174043">
            <text:p>-0.174043</text:p>
          </table:table-cell>
          <table:table-cell office:value-type="float" office:value="1.9473">
            <text:p>1.9473</text:p>
          </table:table-cell>
          <table:table-cell office:value-type="float" office:value="0.822832">
            <text:p>0.822832</text:p>
          </table:table-cell>
          <table:table-cell office:value-type="float" office:value="0.962141">
            <text:p>0.962141</text:p>
          </table:table-cell>
        </table:table-row>
        <table:table-row table:style-name="ro1">
          <table:table-cell/>
          <table:table-cell office:value-type="float" office:value="0.926463">
            <text:p>0.926463</text:p>
          </table:table-cell>
          <table:table-cell office:value-type="float" office:value="-1.10852">
            <text:p>-1.10852</text:p>
          </table:table-cell>
          <table:table-cell office:value-type="float" office:value="-0.334253">
            <text:p>-0.334253</text:p>
          </table:table-cell>
          <table:table-cell office:value-type="float" office:value="-1.28044">
            <text:p>-1.28044</text:p>
          </table:table-cell>
          <table:table-cell office:value-type="float" office:value="0.0833711">
            <text:p>0.0833711</text:p>
          </table:table-cell>
        </table:table-row>
        <table:table-row table:style-name="ro1">
          <table:table-cell/>
          <table:table-cell office:value-type="float" office:value="0.827455">
            <text:p>0.827455</text:p>
          </table:table-cell>
          <table:table-cell office:value-type="float" office:value="1.12081">
            <text:p>1.12081</text:p>
          </table:table-cell>
          <table:table-cell office:value-type="float" office:value="0.443381">
            <text:p>0.443381</text:p>
          </table:table-cell>
          <table:table-cell office:value-type="float" office:value="-1.2295">
            <text:p>-1.2295</text:p>
          </table:table-cell>
          <table:table-cell office:value-type="float" office:value="1.03757">
            <text:p>1.03757</text:p>
          </table:table-cell>
        </table:table-row>
        <table:table-row table:style-name="ro1">
          <table:table-cell/>
          <table:table-cell office:value-type="float" office:value="0.5086">
            <text:p>0.5086</text:p>
          </table:table-cell>
          <table:table-cell office:value-type="float" office:value="-0.813985">
            <text:p>-0.813985</text:p>
          </table:table-cell>
          <table:table-cell office:value-type="float" office:value="0.525809">
            <text:p>0.525809</text:p>
          </table:table-cell>
          <table:table-cell office:value-type="float" office:value="0.21241">
            <text:p>0.21241</text:p>
          </table:table-cell>
          <table:table-cell office:value-type="float" office:value="1.42226">
            <text:p>1.42226</text:p>
          </table:table-cell>
        </table:table-row>
        <table:table-row table:style-name="ro1">
          <table:table-cell/>
          <table:table-cell office:value-type="float" office:value="0.442204">
            <text:p>0.442204</text:p>
          </table:table-cell>
          <table:table-cell office:value-type="float" office:value="-0.0493551">
            <text:p>-0.0493551</text:p>
          </table:table-cell>
          <table:table-cell office:value-type="float" office:value="0.903246">
            <text:p>0.903246</text:p>
          </table:table-cell>
          <table:table-cell office:value-type="float" office:value="-0.167003">
            <text:p>-0.167003</text:p>
          </table:table-cell>
          <table:table-cell office:value-type="float" office:value="-0.504794">
            <text:p>-0.504794</text:p>
          </table:table-cell>
        </table:table-row>
        <table:table-row table:style-name="ro1">
          <table:table-cell/>
          <table:table-cell office:value-type="float" office:value="1.27514">
            <text:p>1.27514</text:p>
          </table:table-cell>
          <table:table-cell office:value-type="float" office:value="1.38903">
            <text:p>1.38903</text:p>
          </table:table-cell>
          <table:table-cell office:value-type="float" office:value="-0.235115">
            <text:p>-0.235115</text:p>
          </table:table-cell>
          <table:table-cell office:value-type="float" office:value="0.343812">
            <text:p>0.343812</text:p>
          </table:table-cell>
          <table:table-cell office:value-type="float" office:value="-1.31545">
            <text:p>-1.31545</text:p>
          </table:table-cell>
        </table:table-row>
        <table:table-row table:style-name="ro1">
          <table:table-cell/>
          <table:table-cell office:value-type="float" office:value="-0.106938">
            <text:p>-0.106938</text:p>
          </table:table-cell>
          <table:table-cell office:value-type="float" office:value="0.845349">
            <text:p>0.845349</text:p>
          </table:table-cell>
          <table:table-cell office:value-type="float" office:value="-1.44998">
            <text:p>-1.44998</text:p>
          </table:table-cell>
          <table:table-cell office:value-type="float" office:value="-0.0830743">
            <text:p>-0.0830743</text:p>
          </table:table-cell>
          <table:table-cell office:value-type="float" office:value="0.530806">
            <text:p>0.530806</text:p>
          </table:table-cell>
        </table:table-row>
        <table:table-row table:style-name="ro1">
          <table:table-cell/>
          <table:table-cell office:value-type="float" office:value="-0.913727">
            <text:p>-0.913727</text:p>
          </table:table-cell>
          <table:table-cell office:value-type="float" office:value="-1.25705">
            <text:p>-1.25705</text:p>
          </table:table-cell>
          <table:table-cell office:value-type="float" office:value="0.742649">
            <text:p>0.742649</text:p>
          </table:table-cell>
          <table:table-cell office:value-type="float" office:value="0.806114">
            <text:p>0.806114</text:p>
          </table:table-cell>
          <table:table-cell office:value-type="float" office:value="0.308047">
            <text:p>0.308047</text:p>
          </table:table-cell>
        </table:table-row>
        <table:table-row table:style-name="ro1">
          <table:table-cell/>
          <table:table-cell office:value-type="float" office:value="-0.561115">
            <text:p>-0.561115</text:p>
          </table:table-cell>
          <table:table-cell office:value-type="float" office:value="-0.104987">
            <text:p>-0.104987</text:p>
          </table:table-cell>
          <table:table-cell office:value-type="float" office:value="-0.247733">
            <text:p>-0.247733</text:p>
          </table:table-cell>
          <table:table-cell office:value-type="float" office:value="0.207145">
            <text:p>0.207145</text:p>
          </table:table-cell>
          <table:table-cell office:value-type="float" office:value="1.59977">
            <text:p>1.59977</text:p>
          </table:table-cell>
        </table:table-row>
        <table:table-row table:style-name="ro1">
          <table:table-cell/>
          <table:table-cell office:value-type="float" office:value="1.13257">
            <text:p>1.13257</text:p>
          </table:table-cell>
          <table:table-cell office:value-type="float" office:value="-0.1641">
            <text:p>-0.1641</text:p>
          </table:table-cell>
          <table:table-cell office:value-type="float" office:value="-1.48034">
            <text:p>-1.48034</text:p>
          </table:table-cell>
          <table:table-cell office:value-type="float" office:value="-1.38782">
            <text:p>-1.38782</text:p>
          </table:table-cell>
          <table:table-cell office:value-type="float" office:value="0.454937">
            <text:p>0.454937</text:p>
          </table:table-cell>
        </table:table-row>
        <table:table-row table:style-name="ro1">
          <table:table-cell/>
          <table:table-cell office:value-type="float" office:value="0.38129">
            <text:p>0.38129</text:p>
          </table:table-cell>
          <table:table-cell office:value-type="float" office:value="-0.616604">
            <text:p>-0.616604</text:p>
          </table:table-cell>
          <table:table-cell office:value-type="float" office:value="1.71344">
            <text:p>1.71344</text:p>
          </table:table-cell>
          <table:table-cell office:value-type="float" office:value="-1.13856">
            <text:p>-1.13856</text:p>
          </table:table-cell>
          <table:table-cell office:value-type="float" office:value="-1.18773">
            <text:p>-1.18773</text:p>
          </table:table-cell>
        </table:table-row>
        <table:table-row table:style-name="ro1">
          <table:table-cell/>
          <table:table-cell office:value-type="float" office:value="0.469056">
            <text:p>0.469056</text:p>
          </table:table-cell>
          <table:table-cell office:value-type="float" office:value="-1.30046">
            <text:p>-1.30046</text:p>
          </table:table-cell>
          <table:table-cell office:value-type="float" office:value="0.0757966">
            <text:p>0.0757966</text:p>
          </table:table-cell>
          <table:table-cell office:value-type="float" office:value="1.39635">
            <text:p>1.39635</text:p>
          </table:table-cell>
          <table:table-cell office:value-type="float" office:value="1.38569">
            <text:p>1.38569</text:p>
          </table:table-cell>
        </table:table-row>
        <table:table-row table:style-name="ro1">
          <table:table-cell/>
          <table:table-cell office:value-type="float" office:value="-0.157962">
            <text:p>-0.157962</text:p>
          </table:table-cell>
          <table:table-cell office:value-type="float" office:value="-0.553152">
            <text:p>-0.553152</text:p>
          </table:table-cell>
          <table:table-cell office:value-type="float" office:value="1.83503">
            <text:p>1.83503</text:p>
          </table:table-cell>
          <table:table-cell office:value-type="float" office:value="0.735862">
            <text:p>0.735862</text:p>
          </table:table-cell>
          <table:table-cell office:value-type="float" office:value="1.22555">
            <text:p>1.22555</text:p>
          </table:table-cell>
        </table:table-row>
        <table:table-row table:style-name="ro1">
          <table:table-cell/>
          <table:table-cell office:value-type="float" office:value="-1.18988">
            <text:p>-1.18988</text:p>
          </table:table-cell>
          <table:table-cell office:value-type="float" office:value="-0.183324">
            <text:p>-0.183324</text:p>
          </table:table-cell>
          <table:table-cell office:value-type="float" office:value="1.02864">
            <text:p>1.02864</text:p>
          </table:table-cell>
          <table:table-cell office:value-type="float" office:value="0.478091">
            <text:p>0.478091</text:p>
          </table:table-cell>
          <table:table-cell office:value-type="float" office:value="1.17591">
            <text:p>1.17591</text:p>
          </table:table-cell>
        </table:table-row>
        <table:table-row table:style-name="ro1">
          <table:table-cell/>
          <table:table-cell office:value-type="float" office:value="1.02288">
            <text:p>1.02288</text:p>
          </table:table-cell>
          <table:table-cell office:value-type="float" office:value="-1.58509">
            <text:p>-1.58509</text:p>
          </table:table-cell>
          <table:table-cell office:value-type="float" office:value="0.335816">
            <text:p>0.335816</text:p>
          </table:table-cell>
          <table:table-cell office:value-type="float" office:value="0.883079">
            <text:p>0.883079</text:p>
          </table:table-cell>
          <table:table-cell office:value-type="float" office:value="0.497012">
            <text:p>0.497012</text:p>
          </table:table-cell>
        </table:table-row>
        <table:table-row table:style-name="ro1">
          <table:table-cell/>
          <table:table-cell office:value-type="float" office:value="0.442647">
            <text:p>0.442647</text:p>
          </table:table-cell>
          <table:table-cell office:value-type="float" office:value="0.540889">
            <text:p>0.540889</text:p>
          </table:table-cell>
          <table:table-cell office:value-type="float" office:value="-0.0883811">
            <text:p>-0.0883811</text:p>
          </table:table-cell>
          <table:table-cell office:value-type="float" office:value="0.977431">
            <text:p>0.977431</text:p>
          </table:table-cell>
          <table:table-cell office:value-type="float" office:value="0.671102">
            <text:p>0.671102</text:p>
          </table:table-cell>
        </table:table-row>
        <table:table-row table:style-name="ro1">
          <table:table-cell/>
          <table:table-cell office:value-type="float" office:value="-1.73615">
            <text:p>-1.73615</text:p>
          </table:table-cell>
          <table:table-cell office:value-type="float" office:value="-0.605177">
            <text:p>-0.605177</text:p>
          </table:table-cell>
          <table:table-cell office:value-type="float" office:value="0.563565">
            <text:p>0.563565</text:p>
          </table:table-cell>
          <table:table-cell office:value-type="float" office:value="0.0524765">
            <text:p>0.0524765</text:p>
          </table:table-cell>
          <table:table-cell office:value-type="float" office:value="0.549817">
            <text:p>0.549817</text:p>
          </table:table-cell>
        </table:table-row>
        <table:table-row table:style-name="ro1">
          <table:table-cell/>
          <table:table-cell office:value-type="float" office:value="0.0125409">
            <text:p>0.0125409</text:p>
          </table:table-cell>
          <table:table-cell office:value-type="float" office:value="1.62074">
            <text:p>1.62074</text:p>
          </table:table-cell>
          <table:table-cell office:value-type="float" office:value="0.0910561">
            <text:p>0.0910561</text:p>
          </table:table-cell>
          <table:table-cell office:value-type="float" office:value="0.230903">
            <text:p>0.230903</text:p>
          </table:table-cell>
          <table:table-cell office:value-type="float" office:value="1.90835">
            <text:p>1.90835</text:p>
          </table:table-cell>
        </table:table-row>
        <table:table-row table:style-name="ro1">
          <table:table-cell/>
          <table:table-cell office:value-type="float" office:value="-0.550761">
            <text:p>-0.550761</text:p>
          </table:table-cell>
          <table:table-cell office:value-type="float" office:value="0.401586">
            <text:p>0.401586</text:p>
          </table:table-cell>
          <table:table-cell office:value-type="float" office:value="2.52396">
            <text:p>2.52396</text:p>
          </table:table-cell>
          <table:table-cell office:value-type="float" office:value="1.4655">
            <text:p>1.4655</text:p>
          </table:table-cell>
          <table:table-cell office:value-type="float" office:value="-0.486622">
            <text:p>-0.486622</text:p>
          </table:table-cell>
        </table:table-row>
        <table:table-row table:style-name="ro1">
          <table:table-cell/>
          <table:table-cell office:value-type="float" office:value="-0.499372">
            <text:p>-0.499372</text:p>
          </table:table-cell>
          <table:table-cell office:value-type="float" office:value="0.309051">
            <text:p>0.309051</text:p>
          </table:table-cell>
          <table:table-cell office:value-type="float" office:value="-1.21408">
            <text:p>-1.21408</text:p>
          </table:table-cell>
          <table:table-cell office:value-type="float" office:value="-1.40858">
            <text:p>-1.40858</text:p>
          </table:table-cell>
          <table:table-cell office:value-type="float" office:value="-0.343329">
            <text:p>-0.343329</text:p>
          </table:table-cell>
        </table:table-row>
        <table:table-row table:style-name="ro1">
          <table:table-cell/>
          <table:table-cell office:value-type="float" office:value="-0.351998">
            <text:p>-0.351998</text:p>
          </table:table-cell>
          <table:table-cell office:value-type="float" office:value="-1.10006">
            <text:p>-1.10006</text:p>
          </table:table-cell>
          <table:table-cell office:value-type="float" office:value="0.148184">
            <text:p>0.148184</text:p>
          </table:table-cell>
          <table:table-cell office:value-type="float" office:value="0.85682">
            <text:p>0.85682</text:p>
          </table:table-cell>
          <table:table-cell office:value-type="float" office:value="-0.0153349">
            <text:p>-0.0153349</text:p>
          </table:table-cell>
        </table:table-row>
        <table:table-row table:style-name="ro1">
          <table:table-cell/>
          <table:table-cell office:value-type="float" office:value="-1.38261">
            <text:p>-1.38261</text:p>
          </table:table-cell>
          <table:table-cell office:value-type="float" office:value="-0.796858">
            <text:p>-0.796858</text:p>
          </table:table-cell>
          <table:table-cell office:value-type="float" office:value="-0.394055">
            <text:p>-0.394055</text:p>
          </table:table-cell>
          <table:table-cell office:value-type="float" office:value="1.23516">
            <text:p>1.23516</text:p>
          </table:table-cell>
          <table:table-cell office:value-type="float" office:value="-0.147889">
            <text:p>-0.147889</text:p>
          </table:table-cell>
        </table:table-row>
        <table:table-row table:style-name="ro1">
          <table:table-cell/>
          <table:table-cell office:value-type="float" office:value="-0.993579">
            <text:p>-0.993579</text:p>
          </table:table-cell>
          <table:table-cell office:value-type="float" office:value="-1.67983">
            <text:p>-1.67983</text:p>
          </table:table-cell>
          <table:table-cell office:value-type="float" office:value="-0.78158">
            <text:p>-0.78158</text:p>
          </table:table-cell>
          <table:table-cell office:value-type="float" office:value="-2.37947">
            <text:p>-2.37947</text:p>
          </table:table-cell>
          <table:table-cell office:value-type="float" office:value="-0.951235">
            <text:p>-0.951235</text:p>
          </table:table-cell>
        </table:table-row>
        <table:table-row table:style-name="ro1">
          <table:table-cell/>
          <table:table-cell office:value-type="float" office:value="-1.60227">
            <text:p>-1.60227</text:p>
          </table:table-cell>
          <table:table-cell office:value-type="float" office:value="0.145009">
            <text:p>0.145009</text:p>
          </table:table-cell>
          <table:table-cell office:value-type="float" office:value="-0.309425">
            <text:p>-0.309425</text:p>
          </table:table-cell>
          <table:table-cell office:value-type="float" office:value="-1.29647">
            <text:p>-1.29647</text:p>
          </table:table-cell>
          <table:table-cell office:value-type="float" office:value="-2.42793">
            <text:p>-2.42793</text:p>
          </table:table-cell>
        </table:table-row>
        <table:table-row table:style-name="ro1">
          <table:table-cell/>
          <table:table-cell office:value-type="float" office:value="-0.615268">
            <text:p>-0.615268</text:p>
          </table:table-cell>
          <table:table-cell office:value-type="float" office:value="-0.693842">
            <text:p>-0.693842</text:p>
          </table:table-cell>
          <table:table-cell office:value-type="float" office:value="0.091115">
            <text:p>0.091115</text:p>
          </table:table-cell>
          <table:table-cell office:value-type="float" office:value="0.213058">
            <text:p>0.213058</text:p>
          </table:table-cell>
          <table:table-cell office:value-type="float" office:value="1.27803">
            <text:p>1.27803</text:p>
          </table:table-cell>
        </table:table-row>
        <table:table-row table:style-name="ro1">
          <table:table-cell/>
          <table:table-cell office:value-type="float" office:value="-0.303936">
            <text:p>-0.303936</text:p>
          </table:table-cell>
          <table:table-cell office:value-type="float" office:value="-0.0829991">
            <text:p>-0.0829991</text:p>
          </table:table-cell>
          <table:table-cell office:value-type="float" office:value="-0.608103">
            <text:p>-0.608103</text:p>
          </table:table-cell>
          <table:table-cell office:value-type="float" office:value="-0.618165">
            <text:p>-0.618165</text:p>
          </table:table-cell>
          <table:table-cell office:value-type="float" office:value="-0.481836">
            <text:p>-0.481836</text:p>
          </table:table-cell>
        </table:table-row>
        <table:table-row table:style-name="ro1">
          <table:table-cell/>
          <table:table-cell office:value-type="float" office:value="2.16581">
            <text:p>2.16581</text:p>
          </table:table-cell>
          <table:table-cell office:value-type="float" office:value="-1.4934">
            <text:p>-1.4934</text:p>
          </table:table-cell>
          <table:table-cell office:value-type="float" office:value="-0.90424">
            <text:p>-0.90424</text:p>
          </table:table-cell>
          <table:table-cell office:value-type="float" office:value="-0.0870461">
            <text:p>-0.0870461</text:p>
          </table:table-cell>
          <table:table-cell office:value-type="float" office:value="0.312389">
            <text:p>0.312389</text:p>
          </table:table-cell>
        </table:table-row>
        <table:table-row table:style-name="ro1">
          <table:table-cell/>
          <table:table-cell office:value-type="float" office:value="0.549434">
            <text:p>0.549434</text:p>
          </table:table-cell>
          <table:table-cell office:value-type="float" office:value="0.661228">
            <text:p>0.661228</text:p>
          </table:table-cell>
          <table:table-cell office:value-type="float" office:value="-0.408209">
            <text:p>-0.408209</text:p>
          </table:table-cell>
          <table:table-cell office:value-type="float" office:value="0.553298">
            <text:p>0.553298</text:p>
          </table:table-cell>
          <table:table-cell office:value-type="float" office:value="-0.615174">
            <text:p>-0.615174</text:p>
          </table:table-cell>
        </table:table-row>
        <table:table-row table:style-name="ro1">
          <table:table-cell/>
          <table:table-cell office:value-type="float" office:value="0.219564">
            <text:p>0.219564</text:p>
          </table:table-cell>
          <table:table-cell office:value-type="float" office:value="0.132996">
            <text:p>0.132996</text:p>
          </table:table-cell>
          <table:table-cell office:value-type="float" office:value="1.47615">
            <text:p>1.47615</text:p>
          </table:table-cell>
          <table:table-cell office:value-type="float" office:value="0.645295">
            <text:p>0.645295</text:p>
          </table:table-cell>
          <table:table-cell office:value-type="float" office:value="1.41036">
            <text:p>1.41036</text:p>
          </table:table-cell>
        </table:table-row>
        <table:table-row table:style-name="ro1">
          <table:table-cell/>
          <table:table-cell office:value-type="float" office:value="-1.80176">
            <text:p>-1.80176</text:p>
          </table:table-cell>
          <table:table-cell office:value-type="float" office:value="1.27906">
            <text:p>1.27906</text:p>
          </table:table-cell>
          <table:table-cell office:value-type="float" office:value="-0.04131">
            <text:p>-0.04131</text:p>
          </table:table-cell>
          <table:table-cell office:value-type="float" office:value="0.405945">
            <text:p>0.405945</text:p>
          </table:table-cell>
          <table:table-cell office:value-type="float" office:value="0.0985474">
            <text:p>0.0985474</text:p>
          </table:table-cell>
        </table:table-row>
        <table:table-row table:style-name="ro1">
          <table:table-cell/>
          <table:table-cell office:value-type="float" office:value="0.724456">
            <text:p>0.724456</text:p>
          </table:table-cell>
          <table:table-cell office:value-type="float" office:value="-0.346758">
            <text:p>-0.346758</text:p>
          </table:table-cell>
          <table:table-cell office:value-type="float" office:value="0.741922">
            <text:p>0.741922</text:p>
          </table:table-cell>
          <table:table-cell office:value-type="float" office:value="-0.998003">
            <text:p>-0.998003</text:p>
          </table:table-cell>
          <table:table-cell office:value-type="float" office:value="0.214524">
            <text:p>0.214524</text:p>
          </table:table-cell>
        </table:table-row>
        <table:table-row table:style-name="ro1">
          <table:table-cell/>
          <table:table-cell office:value-type="float" office:value="1.24122">
            <text:p>1.24122</text:p>
          </table:table-cell>
          <table:table-cell office:value-type="float" office:value="-1.49218">
            <text:p>-1.49218</text:p>
          </table:table-cell>
          <table:table-cell office:value-type="float" office:value="0.299881">
            <text:p>0.299881</text:p>
          </table:table-cell>
          <table:table-cell office:value-type="float" office:value="-0.930339">
            <text:p>-0.930339</text:p>
          </table:table-cell>
          <table:table-cell office:value-type="float" office:value="1.4597">
            <text:p>1.4597</text:p>
          </table:table-cell>
        </table:table-row>
        <table:table-row table:style-name="ro1">
          <table:table-cell/>
          <table:table-cell office:value-type="float" office:value="-0.378297">
            <text:p>-0.378297</text:p>
          </table:table-cell>
          <table:table-cell office:value-type="float" office:value="1.24714">
            <text:p>1.24714</text:p>
          </table:table-cell>
          <table:table-cell office:value-type="float" office:value="-0.63696">
            <text:p>-0.63696</text:p>
          </table:table-cell>
          <table:table-cell office:value-type="float" office:value="-0.783241">
            <text:p>-0.783241</text:p>
          </table:table-cell>
          <table:table-cell office:value-type="float" office:value="-0.153409">
            <text:p>-0.153409</text:p>
          </table:table-cell>
        </table:table-row>
        <table:table-row table:style-name="ro1">
          <table:table-cell/>
          <table:table-cell office:value-type="float" office:value="1.6731">
            <text:p>1.6731</text:p>
          </table:table-cell>
          <table:table-cell office:value-type="float" office:value="-1.03587">
            <text:p>-1.03587</text:p>
          </table:table-cell>
          <table:table-cell office:value-type="float" office:value="0.451899">
            <text:p>0.451899</text:p>
          </table:table-cell>
          <table:table-cell office:value-type="float" office:value="-0.966102">
            <text:p>-0.966102</text:p>
          </table:table-cell>
          <table:table-cell office:value-type="float" office:value="0.311357">
            <text:p>0.311357</text:p>
          </table:table-cell>
        </table:table-row>
        <table:table-row table:style-name="ro1">
          <table:table-cell/>
          <table:table-cell office:value-type="float" office:value="0.823261">
            <text:p>0.823261</text:p>
          </table:table-cell>
          <table:table-cell office:value-type="float" office:value="0.43701">
            <text:p>0.43701</text:p>
          </table:table-cell>
          <table:table-cell office:value-type="float" office:value="0.340596">
            <text:p>0.340596</text:p>
          </table:table-cell>
          <table:table-cell office:value-type="float" office:value="0.0998993">
            <text:p>0.0998993</text:p>
          </table:table-cell>
          <table:table-cell office:value-type="float" office:value="-0.00182897">
            <text:p>-0.00182897</text:p>
          </table:table-cell>
        </table:table-row>
        <table:table-row table:style-name="ro1">
          <table:table-cell/>
          <table:table-cell office:value-type="float" office:value="-0.836092">
            <text:p>-0.836092</text:p>
          </table:table-cell>
          <table:table-cell office:value-type="float" office:value="0.364399">
            <text:p>0.364399</text:p>
          </table:table-cell>
          <table:table-cell office:value-type="float" office:value="0.816383">
            <text:p>0.816383</text:p>
          </table:table-cell>
          <table:table-cell office:value-type="float" office:value="-1.15059">
            <text:p>-1.15059</text:p>
          </table:table-cell>
          <table:table-cell office:value-type="float" office:value="-0.00646351">
            <text:p>-0.00646351</text:p>
          </table:table-cell>
        </table:table-row>
        <table:table-row table:style-name="ro1">
          <table:table-cell/>
          <table:table-cell office:value-type="float" office:value="-0.97371">
            <text:p>-0.97371</text:p>
          </table:table-cell>
          <table:table-cell office:value-type="float" office:value="1.39816">
            <text:p>1.39816</text:p>
          </table:table-cell>
          <table:table-cell office:value-type="float" office:value="2.16345">
            <text:p>2.16345</text:p>
          </table:table-cell>
          <table:table-cell office:value-type="float" office:value="-0.922499">
            <text:p>-0.922499</text:p>
          </table:table-cell>
          <table:table-cell office:value-type="float" office:value="-1.29431">
            <text:p>-1.29431</text:p>
          </table:table-cell>
        </table:table-row>
        <table:table-row table:style-name="ro1">
          <table:table-cell/>
          <table:table-cell office:value-type="float" office:value="0.562985">
            <text:p>0.562985</text:p>
          </table:table-cell>
          <table:table-cell office:value-type="float" office:value="0.866499">
            <text:p>0.866499</text:p>
          </table:table-cell>
          <table:table-cell office:value-type="float" office:value="1.34726">
            <text:p>1.34726</text:p>
          </table:table-cell>
          <table:table-cell office:value-type="float" office:value="-0.535989">
            <text:p>-0.535989</text:p>
          </table:table-cell>
          <table:table-cell office:value-type="float" office:value="-0.0155995">
            <text:p>-0.0155995</text:p>
          </table:table-cell>
        </table:table-row>
        <table:table-row table:style-name="ro1">
          <table:table-cell/>
          <table:table-cell office:value-type="float" office:value="0.738286">
            <text:p>0.738286</text:p>
          </table:table-cell>
          <table:table-cell office:value-type="float" office:value="0.646145">
            <text:p>0.646145</text:p>
          </table:table-cell>
          <table:table-cell office:value-type="float" office:value="0.200231">
            <text:p>0.200231</text:p>
          </table:table-cell>
          <table:table-cell office:value-type="float" office:value="-1.05808">
            <text:p>-1.05808</text:p>
          </table:table-cell>
          <table:table-cell office:value-type="float" office:value="-1.37956">
            <text:p>-1.37956</text:p>
          </table:table-cell>
        </table:table-row>
        <table:table-row table:style-name="ro1">
          <table:table-cell/>
          <table:table-cell office:value-type="float" office:value="-0.132224">
            <text:p>-0.132224</text:p>
          </table:table-cell>
          <table:table-cell office:value-type="float" office:value="0.0248401">
            <text:p>0.0248401</text:p>
          </table:table-cell>
          <table:table-cell office:value-type="float" office:value="-0.385095">
            <text:p>-0.385095</text:p>
          </table:table-cell>
          <table:table-cell office:value-type="float" office:value="-0.653103">
            <text:p>-0.653103</text:p>
          </table:table-cell>
          <table:table-cell office:value-type="float" office:value="1.22924">
            <text:p>1.22924</text:p>
          </table:table-cell>
        </table:table-row>
        <table:table-row table:style-name="ro1">
          <table:table-cell/>
          <table:table-cell office:value-type="float" office:value="-0.788763">
            <text:p>-0.788763</text:p>
          </table:table-cell>
          <table:table-cell office:value-type="float" office:value="2.13705">
            <text:p>2.13705</text:p>
          </table:table-cell>
          <table:table-cell office:value-type="float" office:value="0.614646">
            <text:p>0.614646</text:p>
          </table:table-cell>
          <table:table-cell office:value-type="float" office:value="0.765968">
            <text:p>0.765968</text:p>
          </table:table-cell>
          <table:table-cell office:value-type="float" office:value="0.472333">
            <text:p>0.472333</text:p>
          </table:table-cell>
        </table:table-row>
        <table:table-row table:style-name="ro1">
          <table:table-cell/>
          <table:table-cell office:value-type="float" office:value="-0.32823">
            <text:p>-0.32823</text:p>
          </table:table-cell>
          <table:table-cell office:value-type="float" office:value="-0.665929">
            <text:p>-0.665929</text:p>
          </table:table-cell>
          <table:table-cell office:value-type="float" office:value="0.563729">
            <text:p>0.563729</text:p>
          </table:table-cell>
          <table:table-cell office:value-type="float" office:value="-0.785353">
            <text:p>-0.785353</text:p>
          </table:table-cell>
          <table:table-cell office:value-type="float" office:value="-0.215596">
            <text:p>-0.215596</text:p>
          </table:table-cell>
        </table:table-row>
        <table:table-row table:style-name="ro1">
          <table:table-cell/>
          <table:table-cell office:value-type="float" office:value="-1.02763">
            <text:p>-1.02763</text:p>
          </table:table-cell>
          <table:table-cell office:value-type="float" office:value="0.37846">
            <text:p>0.37846</text:p>
          </table:table-cell>
          <table:table-cell office:value-type="float" office:value="-0.501855">
            <text:p>-0.501855</text:p>
          </table:table-cell>
          <table:table-cell office:value-type="float" office:value="0.246923">
            <text:p>0.246923</text:p>
          </table:table-cell>
          <table:table-cell office:value-type="float" office:value="-0.905069">
            <text:p>-0.905069</text:p>
          </table:table-cell>
        </table:table-row>
        <table:table-row table:style-name="ro1">
          <table:table-cell/>
          <table:table-cell office:value-type="float" office:value="0.377921">
            <text:p>0.377921</text:p>
          </table:table-cell>
          <table:table-cell office:value-type="float" office:value="0.266872">
            <text:p>0.266872</text:p>
          </table:table-cell>
          <table:table-cell office:value-type="float" office:value="-0.0744124">
            <text:p>-0.0744124</text:p>
          </table:table-cell>
          <table:table-cell office:value-type="float" office:value="-0.0190683">
            <text:p>-0.0190683</text:p>
          </table:table-cell>
          <table:table-cell office:value-type="float" office:value="-2.18562">
            <text:p>-2.18562</text:p>
          </table:table-cell>
        </table:table-row>
        <table:table-row table:style-name="ro1">
          <table:table-cell/>
          <table:table-cell office:value-type="float" office:value="-0.182634">
            <text:p>-0.182634</text:p>
          </table:table-cell>
          <table:table-cell office:value-type="float" office:value="-1.04038">
            <text:p>-1.04038</text:p>
          </table:table-cell>
          <table:table-cell office:value-type="float" office:value="0.203678">
            <text:p>0.203678</text:p>
          </table:table-cell>
          <table:table-cell office:value-type="float" office:value="-0.166881">
            <text:p>-0.166881</text:p>
          </table:table-cell>
          <table:table-cell office:value-type="float" office:value="1.89947">
            <text:p>1.89947</text:p>
          </table:table-cell>
        </table:table-row>
        <table:table-row table:style-name="ro1">
          <table:table-cell/>
          <table:table-cell office:value-type="float" office:value="-0.340797">
            <text:p>-0.340797</text:p>
          </table:table-cell>
          <table:table-cell office:value-type="float" office:value="-0.423445">
            <text:p>-0.423445</text:p>
          </table:table-cell>
          <table:table-cell office:value-type="float" office:value="-0.885281">
            <text:p>-0.885281</text:p>
          </table:table-cell>
          <table:table-cell office:value-type="float" office:value="0.488416">
            <text:p>0.488416</text:p>
          </table:table-cell>
          <table:table-cell office:value-type="float" office:value="0.562721">
            <text:p>0.562721</text:p>
          </table:table-cell>
        </table:table-row>
        <table:table-row table:style-name="ro1">
          <table:table-cell/>
          <table:table-cell office:value-type="float" office:value="0.211145">
            <text:p>0.211145</text:p>
          </table:table-cell>
          <table:table-cell office:value-type="float" office:value="0.433593">
            <text:p>0.433593</text:p>
          </table:table-cell>
          <table:table-cell office:value-type="float" office:value="0.327871">
            <text:p>0.327871</text:p>
          </table:table-cell>
          <table:table-cell office:value-type="float" office:value="1.10846">
            <text:p>1.10846</text:p>
          </table:table-cell>
          <table:table-cell office:value-type="float" office:value="-2.51084">
            <text:p>-2.51084</text:p>
          </table:table-cell>
        </table:table-row>
        <table:table-row table:style-name="ro1">
          <table:table-cell/>
          <table:table-cell office:value-type="float" office:value="-1.19532">
            <text:p>-1.19532</text:p>
          </table:table-cell>
          <table:table-cell office:value-type="float" office:value="-0.573051">
            <text:p>-0.573051</text:p>
          </table:table-cell>
          <table:table-cell office:value-type="float" office:value="-0.240844">
            <text:p>-0.240844</text:p>
          </table:table-cell>
          <table:table-cell office:value-type="float" office:value="1.69042">
            <text:p>1.69042</text:p>
          </table:table-cell>
          <table:table-cell office:value-type="float" office:value="-0.486998">
            <text:p>-0.486998</text:p>
          </table:table-cell>
        </table:table-row>
        <table:table-row table:style-name="ro1">
          <table:table-cell/>
          <table:table-cell office:value-type="float" office:value="1.03435">
            <text:p>1.03435</text:p>
          </table:table-cell>
          <table:table-cell office:value-type="float" office:value="-2.70442">
            <text:p>-2.70442</text:p>
          </table:table-cell>
          <table:table-cell office:value-type="float" office:value="-0.136045">
            <text:p>-0.136045</text:p>
          </table:table-cell>
          <table:table-cell office:value-type="float" office:value="1.20264">
            <text:p>1.20264</text:p>
          </table:table-cell>
          <table:table-cell office:value-type="float" office:value="0.31857">
            <text:p>0.31857</text:p>
          </table:table-cell>
        </table:table-row>
        <table:table-row table:style-name="ro1">
          <table:table-cell/>
          <table:table-cell office:value-type="float" office:value="-1.56296">
            <text:p>-1.56296</text:p>
          </table:table-cell>
          <table:table-cell office:value-type="float" office:value="0.850221">
            <text:p>0.850221</text:p>
          </table:table-cell>
          <table:table-cell office:value-type="float" office:value="0.182721">
            <text:p>0.182721</text:p>
          </table:table-cell>
          <table:table-cell office:value-type="float" office:value="1.00582">
            <text:p>1.00582</text:p>
          </table:table-cell>
          <table:table-cell office:value-type="float" office:value="1.34137">
            <text:p>1.34137</text:p>
          </table:table-cell>
        </table:table-row>
        <table:table-row table:style-name="ro1">
          <table:table-cell/>
          <table:table-cell office:value-type="float" office:value="1.25733">
            <text:p>1.25733</text:p>
          </table:table-cell>
          <table:table-cell office:value-type="float" office:value="-0.424301">
            <text:p>-0.424301</text:p>
          </table:table-cell>
          <table:table-cell office:value-type="float" office:value="-1.28354">
            <text:p>-1.28354</text:p>
          </table:table-cell>
          <table:table-cell office:value-type="float" office:value="-1.43455">
            <text:p>-1.43455</text:p>
          </table:table-cell>
          <table:table-cell office:value-type="float" office:value="1.2705">
            <text:p>1.2705</text:p>
          </table:table-cell>
        </table:table-row>
        <table:table-row table:style-name="ro1">
          <table:table-cell/>
          <table:table-cell office:value-type="float" office:value="1.85788">
            <text:p>1.85788</text:p>
          </table:table-cell>
          <table:table-cell office:value-type="float" office:value="1.67739">
            <text:p>1.67739</text:p>
          </table:table-cell>
          <table:table-cell office:value-type="float" office:value="1.45397">
            <text:p>1.45397</text:p>
          </table:table-cell>
          <table:table-cell office:value-type="float" office:value="0.16017">
            <text:p>0.16017</text:p>
          </table:table-cell>
          <table:table-cell office:value-type="float" office:value="-0.603686">
            <text:p>-0.603686</text:p>
          </table:table-cell>
        </table:table-row>
        <table:table-row table:style-name="ro1">
          <table:table-cell/>
          <table:table-cell office:value-type="float" office:value="0.100082">
            <text:p>0.100082</text:p>
          </table:table-cell>
          <table:table-cell office:value-type="float" office:value="1.37131">
            <text:p>1.37131</text:p>
          </table:table-cell>
          <table:table-cell office:value-type="float" office:value="-0.588915">
            <text:p>-0.588915</text:p>
          </table:table-cell>
          <table:table-cell office:value-type="float" office:value="0.0960245">
            <text:p>0.0960245</text:p>
          </table:table-cell>
          <table:table-cell office:value-type="float" office:value="1.42733">
            <text:p>1.42733</text:p>
          </table:table-cell>
        </table:table-row>
        <table:table-row table:style-name="ro1">
          <table:table-cell/>
          <table:table-cell office:value-type="float" office:value="0.400104">
            <text:p>0.400104</text:p>
          </table:table-cell>
          <table:table-cell office:value-type="float" office:value="1.0567">
            <text:p>1.0567</text:p>
          </table:table-cell>
          <table:table-cell office:value-type="float" office:value="-0.405645">
            <text:p>-0.405645</text:p>
          </table:table-cell>
          <table:table-cell office:value-type="float" office:value="0.828952">
            <text:p>0.828952</text:p>
          </table:table-cell>
          <table:table-cell office:value-type="float" office:value="-0.530371">
            <text:p>-0.530371</text:p>
          </table:table-cell>
        </table:table-row>
        <table:table-row table:style-name="ro1">
          <table:table-cell/>
          <table:table-cell office:value-type="float" office:value="0.266106">
            <text:p>0.266106</text:p>
          </table:table-cell>
          <table:table-cell office:value-type="float" office:value="-1.31916">
            <text:p>-1.31916</text:p>
          </table:table-cell>
          <table:table-cell office:value-type="float" office:value="1.20618">
            <text:p>1.20618</text:p>
          </table:table-cell>
          <table:table-cell office:value-type="float" office:value="-0.758699">
            <text:p>-0.758699</text:p>
          </table:table-cell>
          <table:table-cell office:value-type="float" office:value="0.0584289">
            <text:p>0.0584289</text:p>
          </table:table-cell>
        </table:table-row>
        <table:table-row table:style-name="ro1">
          <table:table-cell/>
          <table:table-cell office:value-type="float" office:value="0.862073">
            <text:p>0.862073</text:p>
          </table:table-cell>
          <table:table-cell office:value-type="float" office:value="-1.48105">
            <text:p>-1.48105</text:p>
          </table:table-cell>
          <table:table-cell office:value-type="float" office:value="-1.75482">
            <text:p>-1.75482</text:p>
          </table:table-cell>
          <table:table-cell office:value-type="float" office:value="-1.29354">
            <text:p>-1.29354</text:p>
          </table:table-cell>
          <table:table-cell office:value-type="float" office:value="-1.8029">
            <text:p>-1.8029</text:p>
          </table:table-cell>
        </table:table-row>
        <table:table-row table:style-name="ro1">
          <table:table-cell/>
          <table:table-cell office:value-type="float" office:value="-0.810112">
            <text:p>-0.810112</text:p>
          </table:table-cell>
          <table:table-cell office:value-type="float" office:value="-0.563572">
            <text:p>-0.563572</text:p>
          </table:table-cell>
          <table:table-cell office:value-type="float" office:value="1.38412">
            <text:p>1.38412</text:p>
          </table:table-cell>
          <table:table-cell office:value-type="float" office:value="-0.731756">
            <text:p>-0.731756</text:p>
          </table:table-cell>
          <table:table-cell office:value-type="float" office:value="0.511181">
            <text:p>0.511181</text:p>
          </table:table-cell>
        </table:table-row>
        <table:table-row table:style-name="ro1">
          <table:table-cell/>
          <table:table-cell office:value-type="float" office:value="-0.229468">
            <text:p>-0.229468</text:p>
          </table:table-cell>
          <table:table-cell office:value-type="float" office:value="0.0408376">
            <text:p>0.0408376</text:p>
          </table:table-cell>
          <table:table-cell office:value-type="float" office:value="1.42743">
            <text:p>1.42743</text:p>
          </table:table-cell>
          <table:table-cell office:value-type="float" office:value="0.335247">
            <text:p>0.335247</text:p>
          </table:table-cell>
          <table:table-cell office:value-type="float" office:value="-1.66195">
            <text:p>-1.66195</text:p>
          </table:table-cell>
        </table:table-row>
        <table:table-row table:style-name="ro1">
          <table:table-cell/>
          <table:table-cell office:value-type="float" office:value="-0.194935">
            <text:p>-0.194935</text:p>
          </table:table-cell>
          <table:table-cell office:value-type="float" office:value="0.963838">
            <text:p>0.963838</text:p>
          </table:table-cell>
          <table:table-cell office:value-type="float" office:value="0.278602">
            <text:p>0.278602</text:p>
          </table:table-cell>
          <table:table-cell office:value-type="float" office:value="2.53463">
            <text:p>2.53463</text:p>
          </table:table-cell>
          <table:table-cell office:value-type="float" office:value="-0.284861">
            <text:p>-0.284861</text:p>
          </table:table-cell>
        </table:table-row>
        <table:table-row table:style-name="ro1">
          <table:table-cell/>
          <table:table-cell office:value-type="float" office:value="-0.581618">
            <text:p>-0.581618</text:p>
          </table:table-cell>
          <table:table-cell office:value-type="float" office:value="1.03971">
            <text:p>1.03971</text:p>
          </table:table-cell>
          <table:table-cell office:value-type="float" office:value="0.0891782">
            <text:p>0.0891782</text:p>
          </table:table-cell>
          <table:table-cell office:value-type="float" office:value="-1.00452">
            <text:p>-1.00452</text:p>
          </table:table-cell>
          <table:table-cell office:value-type="float" office:value="0.0101732">
            <text:p>0.0101732</text:p>
          </table:table-cell>
        </table:table-row>
        <table:table-row table:style-name="ro1">
          <table:table-cell/>
          <table:table-cell office:value-type="float" office:value="1.29336">
            <text:p>1.29336</text:p>
          </table:table-cell>
          <table:table-cell office:value-type="float" office:value="1.30762">
            <text:p>1.30762</text:p>
          </table:table-cell>
          <table:table-cell office:value-type="float" office:value="-0.642196">
            <text:p>-0.642196</text:p>
          </table:table-cell>
          <table:table-cell office:value-type="float" office:value="-0.672525">
            <text:p>-0.672525</text:p>
          </table:table-cell>
          <table:table-cell office:value-type="float" office:value="-2.12056">
            <text:p>-2.12056</text:p>
          </table:table-cell>
        </table:table-row>
        <table:table-row table:style-name="ro1">
          <table:table-cell/>
          <table:table-cell office:value-type="float" office:value="0.771151">
            <text:p>0.771151</text:p>
          </table:table-cell>
          <table:table-cell office:value-type="float" office:value="-0.92888">
            <text:p>-0.92888</text:p>
          </table:table-cell>
          <table:table-cell office:value-type="float" office:value="-1.14757">
            <text:p>-1.14757</text:p>
          </table:table-cell>
          <table:table-cell office:value-type="float" office:value="1.27499">
            <text:p>1.27499</text:p>
          </table:table-cell>
          <table:table-cell office:value-type="float" office:value="0.29377">
            <text:p>0.29377</text:p>
          </table:table-cell>
        </table:table-row>
        <table:table-row table:style-name="ro1">
          <table:table-cell/>
          <table:table-cell office:value-type="float" office:value="0.325648">
            <text:p>0.325648</text:p>
          </table:table-cell>
          <table:table-cell office:value-type="float" office:value="-1.09415">
            <text:p>-1.09415</text:p>
          </table:table-cell>
          <table:table-cell office:value-type="float" office:value="-1.38677">
            <text:p>-1.38677</text:p>
          </table:table-cell>
          <table:table-cell office:value-type="float" office:value="-0.777468">
            <text:p>-0.777468</text:p>
          </table:table-cell>
          <table:table-cell office:value-type="float" office:value="1.11463">
            <text:p>1.11463</text:p>
          </table:table-cell>
        </table:table-row>
        <table:table-row table:style-name="ro1">
          <table:table-cell/>
          <table:table-cell office:value-type="float" office:value="0.737893">
            <text:p>0.737893</text:p>
          </table:table-cell>
          <table:table-cell office:value-type="float" office:value="-0.87133">
            <text:p>-0.87133</text:p>
          </table:table-cell>
          <table:table-cell office:value-type="float" office:value="-1.21212">
            <text:p>-1.21212</text:p>
          </table:table-cell>
          <table:table-cell office:value-type="float" office:value="-0.520992">
            <text:p>-0.520992</text:p>
          </table:table-cell>
          <table:table-cell office:value-type="float" office:value="1.34967">
            <text:p>1.34967</text:p>
          </table:table-cell>
        </table:table-row>
        <table:table-row table:style-name="ro1">
          <table:table-cell/>
          <table:table-cell office:value-type="float" office:value="0.959401">
            <text:p>0.959401</text:p>
          </table:table-cell>
          <table:table-cell office:value-type="float" office:value="0.312848">
            <text:p>0.312848</text:p>
          </table:table-cell>
          <table:table-cell office:value-type="float" office:value="0.26897">
            <text:p>0.26897</text:p>
          </table:table-cell>
          <table:table-cell office:value-type="float" office:value="0.530024">
            <text:p>0.530024</text:p>
          </table:table-cell>
          <table:table-cell office:value-type="float" office:value="1.04662">
            <text:p>1.04662</text:p>
          </table:table-cell>
        </table:table-row>
        <table:table-row table:style-name="ro1">
          <table:table-cell/>
          <table:table-cell office:value-type="float" office:value="-1.10536">
            <text:p>-1.10536</text:p>
          </table:table-cell>
          <table:table-cell office:value-type="float" office:value="0.519351">
            <text:p>0.519351</text:p>
          </table:table-cell>
          <table:table-cell office:value-type="float" office:value="-1.40493">
            <text:p>-1.40493</text:p>
          </table:table-cell>
          <table:table-cell office:value-type="float" office:value="0.12433">
            <text:p>0.12433</text:p>
          </table:table-cell>
          <table:table-cell office:value-type="float" office:value="-0.367876">
            <text:p>-0.367876</text:p>
          </table:table-cell>
        </table:table-row>
        <table:table-row table:style-name="ro1">
          <table:table-cell/>
          <table:table-cell office:value-type="float" office:value="-1.08932">
            <text:p>-1.08932</text:p>
          </table:table-cell>
          <table:table-cell office:value-type="float" office:value="1.77092">
            <text:p>1.77092</text:p>
          </table:table-cell>
          <table:table-cell office:value-type="float" office:value="1.08874">
            <text:p>1.08874</text:p>
          </table:table-cell>
          <table:table-cell office:value-type="float" office:value="-0.251436">
            <text:p>-0.251436</text:p>
          </table:table-cell>
          <table:table-cell office:value-type="float" office:value="-1.38716">
            <text:p>-1.38716</text:p>
          </table:table-cell>
        </table:table-row>
        <table:table-row table:style-name="ro1">
          <table:table-cell/>
          <table:table-cell office:value-type="float" office:value="-0.658035">
            <text:p>-0.658035</text:p>
          </table:table-cell>
          <table:table-cell office:value-type="float" office:value="0.456464">
            <text:p>0.456464</text:p>
          </table:table-cell>
          <table:table-cell office:value-type="float" office:value="0.932127">
            <text:p>0.932127</text:p>
          </table:table-cell>
          <table:table-cell office:value-type="float" office:value="-0.963441">
            <text:p>-0.963441</text:p>
          </table:table-cell>
          <table:table-cell office:value-type="float" office:value="0.634289">
            <text:p>0.634289</text:p>
          </table:table-cell>
        </table:table-row>
        <table:table-row table:style-name="ro1">
          <table:table-cell/>
          <table:table-cell office:value-type="float" office:value="-1.66804">
            <text:p>-1.66804</text:p>
          </table:table-cell>
          <table:table-cell office:value-type="float" office:value="0.192574">
            <text:p>0.192574</text:p>
          </table:table-cell>
          <table:table-cell office:value-type="float" office:value="1.8465">
            <text:p>1.8465</text:p>
          </table:table-cell>
          <table:table-cell office:value-type="float" office:value="-0.982851">
            <text:p>-0.982851</text:p>
          </table:table-cell>
          <table:table-cell office:value-type="float" office:value="0.434912">
            <text:p>0.434912</text:p>
          </table:table-cell>
        </table:table-row>
        <table:table-row table:style-name="ro1">
          <table:table-cell/>
          <table:table-cell office:value-type="float" office:value="0.545568">
            <text:p>0.545568</text:p>
          </table:table-cell>
          <table:table-cell office:value-type="float" office:value="-0.452425">
            <text:p>-0.452425</text:p>
          </table:table-cell>
          <table:table-cell office:value-type="float" office:value="-1.35477">
            <text:p>-1.35477</text:p>
          </table:table-cell>
          <table:table-cell office:value-type="float" office:value="-0.672242">
            <text:p>-0.672242</text:p>
          </table:table-cell>
          <table:table-cell office:value-type="float" office:value="-0.682625">
            <text:p>-0.682625</text:p>
          </table:table-cell>
        </table:table-row>
        <table:table-row table:style-name="ro1">
          <table:table-cell/>
          <table:table-cell office:value-type="float" office:value="-1.27289">
            <text:p>-1.27289</text:p>
          </table:table-cell>
          <table:table-cell office:value-type="float" office:value="-0.245314">
            <text:p>-0.245314</text:p>
          </table:table-cell>
          <table:table-cell office:value-type="float" office:value="0.775357">
            <text:p>0.775357</text:p>
          </table:table-cell>
          <table:table-cell office:value-type="float" office:value="1.35105">
            <text:p>1.35105</text:p>
          </table:table-cell>
          <table:table-cell office:value-type="float" office:value="1.38813">
            <text:p>1.38813</text:p>
          </table:table-cell>
        </table:table-row>
        <table:table-row table:style-name="ro1">
          <table:table-cell/>
          <table:table-cell office:value-type="float" office:value="1.42555">
            <text:p>1.42555</text:p>
          </table:table-cell>
          <table:table-cell office:value-type="float" office:value="0.848836">
            <text:p>0.848836</text:p>
          </table:table-cell>
          <table:table-cell office:value-type="float" office:value="-0.824386">
            <text:p>-0.824386</text:p>
          </table:table-cell>
          <table:table-cell office:value-type="float" office:value="-1.32598">
            <text:p>-1.32598</text:p>
          </table:table-cell>
          <table:table-cell office:value-type="float" office:value="0.0303901">
            <text:p>0.0303901</text:p>
          </table:table-cell>
        </table:table-row>
        <table:table-row table:style-name="ro1">
          <table:table-cell/>
          <table:table-cell office:value-type="float" office:value="0.69159">
            <text:p>0.69159</text:p>
          </table:table-cell>
          <table:table-cell office:value-type="float" office:value="0.152338">
            <text:p>0.152338</text:p>
          </table:table-cell>
          <table:table-cell office:value-type="float" office:value="-2.03989">
            <text:p>-2.03989</text:p>
          </table:table-cell>
          <table:table-cell office:value-type="float" office:value="-0.667634">
            <text:p>-0.667634</text:p>
          </table:table-cell>
          <table:table-cell office:value-type="float" office:value="0.9067">
            <text:p>0.9067</text:p>
          </table:table-cell>
        </table:table-row>
        <table:table-row table:style-name="ro1">
          <table:table-cell/>
          <table:table-cell office:value-type="float" office:value="0.944088">
            <text:p>0.944088</text:p>
          </table:table-cell>
          <table:table-cell office:value-type="float" office:value="2.22157">
            <text:p>2.22157</text:p>
          </table:table-cell>
          <table:table-cell office:value-type="float" office:value="-1.05842">
            <text:p>-1.05842</text:p>
          </table:table-cell>
          <table:table-cell office:value-type="float" office:value="0.0294077">
            <text:p>0.0294077</text:p>
          </table:table-cell>
          <table:table-cell office:value-type="float" office:value="0.412681">
            <text:p>0.412681</text:p>
          </table:table-cell>
        </table:table-row>
        <table:table-row table:style-name="ro1">
          <table:table-cell/>
          <table:table-cell office:value-type="float" office:value="0.721954">
            <text:p>0.721954</text:p>
          </table:table-cell>
          <table:table-cell office:value-type="float" office:value="-0.14706">
            <text:p>-0.14706</text:p>
          </table:table-cell>
          <table:table-cell office:value-type="float" office:value="-0.174274">
            <text:p>-0.174274</text:p>
          </table:table-cell>
          <table:table-cell office:value-type="float" office:value="0.377945">
            <text:p>0.377945</text:p>
          </table:table-cell>
          <table:table-cell office:value-type="float" office:value="0.765549">
            <text:p>0.765549</text:p>
          </table:table-cell>
        </table:table-row>
        <table:table-row table:style-name="ro1">
          <table:table-cell/>
          <table:table-cell office:value-type="float" office:value="-0.444366">
            <text:p>-0.444366</text:p>
          </table:table-cell>
          <table:table-cell office:value-type="float" office:value="1.11323">
            <text:p>1.11323</text:p>
          </table:table-cell>
          <table:table-cell office:value-type="float" office:value="-0.0393998">
            <text:p>-0.0393998</text:p>
          </table:table-cell>
          <table:table-cell office:value-type="float" office:value="0.453958">
            <text:p>0.453958</text:p>
          </table:table-cell>
          <table:table-cell office:value-type="float" office:value="-2.17292">
            <text:p>-2.17292</text:p>
          </table:table-cell>
        </table:table-row>
        <table:table-row table:style-name="ro1">
          <table:table-cell/>
          <table:table-cell office:value-type="float" office:value="0.739804">
            <text:p>0.739804</text:p>
          </table:table-cell>
          <table:table-cell office:value-type="float" office:value="-0.00156638">
            <text:p>-0.00156638</text:p>
          </table:table-cell>
          <table:table-cell office:value-type="float" office:value="-0.699467">
            <text:p>-0.699467</text:p>
          </table:table-cell>
          <table:table-cell office:value-type="float" office:value="-0.34863">
            <text:p>-0.34863</text:p>
          </table:table-cell>
          <table:table-cell office:value-type="float" office:value="0.946905">
            <text:p>0.946905</text:p>
          </table:table-cell>
        </table:table-row>
        <table:table-row table:style-name="ro1">
          <table:table-cell/>
          <table:table-cell office:value-type="float" office:value="-0.361843">
            <text:p>-0.361843</text:p>
          </table:table-cell>
          <table:table-cell office:value-type="float" office:value="-1.2194">
            <text:p>-1.2194</text:p>
          </table:table-cell>
          <table:table-cell office:value-type="float" office:value="-0.639306">
            <text:p>-0.639306</text:p>
          </table:table-cell>
          <table:table-cell office:value-type="float" office:value="0.95167">
            <text:p>0.95167</text:p>
          </table:table-cell>
          <table:table-cell office:value-type="float" office:value="-0.30552">
            <text:p>-0.30552</text:p>
          </table:table-cell>
        </table:table-row>
        <table:table-row table:style-name="ro1">
          <table:table-cell/>
          <table:table-cell office:value-type="float" office:value="2.10107">
            <text:p>2.10107</text:p>
          </table:table-cell>
          <table:table-cell office:value-type="float" office:value="-0.099602">
            <text:p>-0.099602</text:p>
          </table:table-cell>
          <table:table-cell office:value-type="float" office:value="-0.335037">
            <text:p>-0.335037</text:p>
          </table:table-cell>
          <table:table-cell office:value-type="float" office:value="1.08866">
            <text:p>1.08866</text:p>
          </table:table-cell>
          <table:table-cell office:value-type="float" office:value="-2.68709">
            <text:p>-2.68709</text:p>
          </table:table-cell>
        </table:table-row>
        <table:table-row table:style-name="ro1">
          <table:table-cell/>
          <table:table-cell office:value-type="float" office:value="-0.132135">
            <text:p>-0.132135</text:p>
          </table:table-cell>
          <table:table-cell office:value-type="float" office:value="-1.9633">
            <text:p>-1.9633</text:p>
          </table:table-cell>
          <table:table-cell office:value-type="float" office:value="0.653127">
            <text:p>0.653127</text:p>
          </table:table-cell>
          <table:table-cell office:value-type="float" office:value="-0.276662">
            <text:p>-0.276662</text:p>
          </table:table-cell>
          <table:table-cell office:value-type="float" office:value="1.57154">
            <text:p>1.57154</text:p>
          </table:table-cell>
        </table:table-row>
        <table:table-row table:style-name="ro1">
          <table:table-cell/>
          <table:table-cell office:value-type="float" office:value="-0.208423">
            <text:p>-0.208423</text:p>
          </table:table-cell>
          <table:table-cell office:value-type="float" office:value="-1.54123">
            <text:p>-1.54123</text:p>
          </table:table-cell>
          <table:table-cell office:value-type="float" office:value="-0.171292">
            <text:p>-0.171292</text:p>
          </table:table-cell>
          <table:table-cell office:value-type="float" office:value="0.244579">
            <text:p>0.244579</text:p>
          </table:table-cell>
          <table:table-cell office:value-type="float" office:value="-2.56696">
            <text:p>-2.56696</text:p>
          </table:table-cell>
        </table:table-row>
        <table:table-row table:style-name="ro1">
          <table:table-cell/>
          <table:table-cell office:value-type="float" office:value="2.03131">
            <text:p>2.03131</text:p>
          </table:table-cell>
          <table:table-cell office:value-type="float" office:value="-0.177577">
            <text:p>-0.177577</text:p>
          </table:table-cell>
          <table:table-cell office:value-type="float" office:value="0.210013">
            <text:p>0.210013</text:p>
          </table:table-cell>
          <table:table-cell office:value-type="float" office:value="0.764608">
            <text:p>0.764608</text:p>
          </table:table-cell>
          <table:table-cell office:value-type="float" office:value="-1.61349">
            <text:p>-1.61349</text:p>
          </table:table-cell>
        </table:table-row>
        <table:table-row table:style-name="ro1">
          <table:table-cell/>
          <table:table-cell office:value-type="float" office:value="-1.70799">
            <text:p>-1.70799</text:p>
          </table:table-cell>
          <table:table-cell office:value-type="float" office:value="0.33083">
            <text:p>0.33083</text:p>
          </table:table-cell>
          <table:table-cell office:value-type="float" office:value="1.26784">
            <text:p>1.26784</text:p>
          </table:table-cell>
          <table:table-cell office:value-type="float" office:value="1.49119">
            <text:p>1.49119</text:p>
          </table:table-cell>
          <table:table-cell office:value-type="float" office:value="0.492465">
            <text:p>0.492465</text:p>
          </table:table-cell>
        </table:table-row>
        <table:table-row table:style-name="ro1">
          <table:table-cell/>
          <table:table-cell office:value-type="float" office:value="0.547036">
            <text:p>0.547036</text:p>
          </table:table-cell>
          <table:table-cell office:value-type="float" office:value="0.163771">
            <text:p>0.163771</text:p>
          </table:table-cell>
          <table:table-cell office:value-type="float" office:value="-0.816849">
            <text:p>-0.816849</text:p>
          </table:table-cell>
          <table:table-cell office:value-type="float" office:value="-0.466371">
            <text:p>-0.466371</text:p>
          </table:table-cell>
          <table:table-cell office:value-type="float" office:value="1.16532">
            <text:p>1.16532</text:p>
          </table:table-cell>
        </table:table-row>
        <table:table-row table:style-name="ro1">
          <table:table-cell/>
          <table:table-cell office:value-type="float" office:value="0.366954">
            <text:p>0.366954</text:p>
          </table:table-cell>
          <table:table-cell office:value-type="float" office:value="1.00179">
            <text:p>1.00179</text:p>
          </table:table-cell>
          <table:table-cell office:value-type="float" office:value="0.144065">
            <text:p>0.144065</text:p>
          </table:table-cell>
          <table:table-cell office:value-type="float" office:value="0.287574">
            <text:p>0.287574</text:p>
          </table:table-cell>
          <table:table-cell office:value-type="float" office:value="0.242676">
            <text:p>0.242676</text:p>
          </table:table-cell>
        </table:table-row>
        <table:table-row table:style-name="ro1">
          <table:table-cell/>
          <table:table-cell office:value-type="float" office:value="0.423659">
            <text:p>0.423659</text:p>
          </table:table-cell>
          <table:table-cell office:value-type="float" office:value="0.365989">
            <text:p>0.365989</text:p>
          </table:table-cell>
          <table:table-cell office:value-type="float" office:value="-0.823048">
            <text:p>-0.823048</text:p>
          </table:table-cell>
          <table:table-cell office:value-type="float" office:value="1.66695">
            <text:p>1.66695</text:p>
          </table:table-cell>
          <table:table-cell office:value-type="float" office:value="0.198148">
            <text:p>0.198148</text:p>
          </table:table-cell>
        </table:table-row>
        <table:table-row table:style-name="ro1">
          <table:table-cell/>
          <table:table-cell office:value-type="float" office:value="-1.11117">
            <text:p>-1.11117</text:p>
          </table:table-cell>
          <table:table-cell office:value-type="float" office:value="0.713685">
            <text:p>0.713685</text:p>
          </table:table-cell>
          <table:table-cell office:value-type="float" office:value="-0.00940152">
            <text:p>-0.00940152</text:p>
          </table:table-cell>
          <table:table-cell office:value-type="float" office:value="1.85967">
            <text:p>1.85967</text:p>
          </table:table-cell>
          <table:table-cell office:value-type="float" office:value="0.900944">
            <text:p>0.900944</text:p>
          </table:table-cell>
        </table:table-row>
        <table:table-row table:style-name="ro1">
          <table:table-cell/>
          <table:table-cell office:value-type="float" office:value="1.9033">
            <text:p>1.9033</text:p>
          </table:table-cell>
          <table:table-cell office:value-type="float" office:value="-0.619489">
            <text:p>-0.619489</text:p>
          </table:table-cell>
          <table:table-cell office:value-type="float" office:value="-1.10605">
            <text:p>-1.10605</text:p>
          </table:table-cell>
          <table:table-cell office:value-type="float" office:value="-0.469369">
            <text:p>-0.469369</text:p>
          </table:table-cell>
          <table:table-cell office:value-type="float" office:value="1.406">
            <text:p>1.406</text:p>
          </table:table-cell>
        </table:table-row>
        <table:table-row table:style-name="ro1">
          <table:table-cell/>
          <table:table-cell office:value-type="float" office:value="0.424771">
            <text:p>0.424771</text:p>
          </table:table-cell>
          <table:table-cell office:value-type="float" office:value="-1.32358">
            <text:p>-1.32358</text:p>
          </table:table-cell>
          <table:table-cell office:value-type="float" office:value="1.02157">
            <text:p>1.02157</text:p>
          </table:table-cell>
          <table:table-cell office:value-type="float" office:value="-0.0729094">
            <text:p>-0.0729094</text:p>
          </table:table-cell>
          <table:table-cell office:value-type="float" office:value="-1.44871">
            <text:p>-1.44871</text:p>
          </table:table-cell>
        </table:table-row>
        <table:table-row table:style-name="ro1">
          <table:table-cell/>
          <table:table-cell office:value-type="float" office:value="-1.9866">
            <text:p>-1.9866</text:p>
          </table:table-cell>
          <table:table-cell office:value-type="float" office:value="0.751844">
            <text:p>0.751844</text:p>
          </table:table-cell>
          <table:table-cell office:value-type="float" office:value="1.18803">
            <text:p>1.18803</text:p>
          </table:table-cell>
          <table:table-cell office:value-type="float" office:value="0.0925296">
            <text:p>0.0925296</text:p>
          </table:table-cell>
          <table:table-cell office:value-type="float" office:value="2.26194">
            <text:p>2.26194</text:p>
          </table:table-cell>
        </table:table-row>
        <table:table-row table:style-name="ro1">
          <table:table-cell/>
          <table:table-cell office:value-type="float" office:value="-1.34062">
            <text:p>-1.34062</text:p>
          </table:table-cell>
          <table:table-cell office:value-type="float" office:value="1.48574">
            <text:p>1.48574</text:p>
          </table:table-cell>
          <table:table-cell office:value-type="float" office:value="2.21005">
            <text:p>2.21005</text:p>
          </table:table-cell>
          <table:table-cell office:value-type="float" office:value="1.94484">
            <text:p>1.94484</text:p>
          </table:table-cell>
          <table:table-cell office:value-type="float" office:value="-1.94926">
            <text:p>-1.94926</text:p>
          </table:table-cell>
        </table:table-row>
        <table:table-row table:style-name="ro1">
          <table:table-cell/>
          <table:table-cell office:value-type="float" office:value="0.34711">
            <text:p>0.34711</text:p>
          </table:table-cell>
          <table:table-cell office:value-type="float" office:value="1.13571">
            <text:p>1.13571</text:p>
          </table:table-cell>
          <table:table-cell office:value-type="float" office:value="-1.17975">
            <text:p>-1.17975</text:p>
          </table:table-cell>
          <table:table-cell office:value-type="float" office:value="0.75073">
            <text:p>0.75073</text:p>
          </table:table-cell>
          <table:table-cell office:value-type="float" office:value="1.55201">
            <text:p>1.55201</text:p>
          </table:table-cell>
        </table:table-row>
        <table:table-row table:style-name="ro1">
          <table:table-cell/>
          <table:table-cell office:value-type="float" office:value="-0.0132573">
            <text:p>-0.0132573</text:p>
          </table:table-cell>
          <table:table-cell office:value-type="float" office:value="1.42818">
            <text:p>1.42818</text:p>
          </table:table-cell>
          <table:table-cell office:value-type="float" office:value="-1.37158">
            <text:p>-1.37158</text:p>
          </table:table-cell>
          <table:table-cell office:value-type="float" office:value="0.418987">
            <text:p>0.418987</text:p>
          </table:table-cell>
          <table:table-cell office:value-type="float" office:value="0.00525817">
            <text:p>0.00525817</text:p>
          </table:table-cell>
        </table:table-row>
        <table:table-row table:style-name="ro1">
          <table:table-cell/>
          <table:table-cell office:value-type="float" office:value="0.90719">
            <text:p>0.90719</text:p>
          </table:table-cell>
          <table:table-cell office:value-type="float" office:value="0.615834">
            <text:p>0.615834</text:p>
          </table:table-cell>
          <table:table-cell office:value-type="float" office:value="0.158594">
            <text:p>0.158594</text:p>
          </table:table-cell>
          <table:table-cell office:value-type="float" office:value="1.81086">
            <text:p>1.81086</text:p>
          </table:table-cell>
          <table:table-cell office:value-type="float" office:value="-3.30952">
            <text:p>-3.30952</text:p>
          </table:table-cell>
        </table:table-row>
        <table:table-row table:style-name="ro1">
          <table:table-cell/>
          <table:table-cell office:value-type="float" office:value="-0.661584">
            <text:p>-0.661584</text:p>
          </table:table-cell>
          <table:table-cell office:value-type="float" office:value="1.47296">
            <text:p>1.47296</text:p>
          </table:table-cell>
          <table:table-cell office:value-type="float" office:value="-0.13137">
            <text:p>-0.13137</text:p>
          </table:table-cell>
          <table:table-cell office:value-type="float" office:value="1.60541">
            <text:p>1.60541</text:p>
          </table:table-cell>
          <table:table-cell office:value-type="float" office:value="-0.0323703">
            <text:p>-0.0323703</text:p>
          </table:table-cell>
        </table:table-row>
        <table:table-row table:style-name="ro1">
          <table:table-cell/>
          <table:table-cell office:value-type="float" office:value="3.69905">
            <text:p>3.69905</text:p>
          </table:table-cell>
          <table:table-cell office:value-type="float" office:value="1.27223">
            <text:p>1.27223</text:p>
          </table:table-cell>
          <table:table-cell office:value-type="float" office:value="-1.02145">
            <text:p>-1.02145</text:p>
          </table:table-cell>
          <table:table-cell office:value-type="float" office:value="-0.873443">
            <text:p>-0.873443</text:p>
          </table:table-cell>
          <table:table-cell office:value-type="float" office:value="0.628308">
            <text:p>0.628308</text:p>
          </table:table-cell>
        </table:table-row>
        <table:table-row table:style-name="ro1">
          <table:table-cell/>
          <table:table-cell office:value-type="float" office:value="-0.300535">
            <text:p>-0.300535</text:p>
          </table:table-cell>
          <table:table-cell office:value-type="float" office:value="-0.194687">
            <text:p>-0.194687</text:p>
          </table:table-cell>
          <table:table-cell office:value-type="float" office:value="-0.339479">
            <text:p>-0.339479</text:p>
          </table:table-cell>
          <table:table-cell office:value-type="float" office:value="0.00267248">
            <text:p>0.00267248</text:p>
          </table:table-cell>
          <table:table-cell office:value-type="float" office:value="-1.01139">
            <text:p>-1.01139</text:p>
          </table:table-cell>
        </table:table-row>
        <table:table-row table:style-name="ro1">
          <table:table-cell/>
          <table:table-cell office:value-type="float" office:value="-0.229303">
            <text:p>-0.229303</text:p>
          </table:table-cell>
          <table:table-cell office:value-type="float" office:value="0.757733">
            <text:p>0.757733</text:p>
          </table:table-cell>
          <table:table-cell office:value-type="float" office:value="-0.109733">
            <text:p>-0.109733</text:p>
          </table:table-cell>
          <table:table-cell office:value-type="float" office:value="-1.25013">
            <text:p>-1.25013</text:p>
          </table:table-cell>
          <table:table-cell office:value-type="float" office:value="-0.0582042">
            <text:p>-0.0582042</text:p>
          </table:table-cell>
        </table:table-row>
        <table:table-row table:style-name="ro1">
          <table:table-cell/>
          <table:table-cell office:value-type="float" office:value="-0.571929">
            <text:p>-0.571929</text:p>
          </table:table-cell>
          <table:table-cell office:value-type="float" office:value="1.82444">
            <text:p>1.82444</text:p>
          </table:table-cell>
          <table:table-cell office:value-type="float" office:value="1.10014">
            <text:p>1.10014</text:p>
          </table:table-cell>
          <table:table-cell office:value-type="float" office:value="0.935027">
            <text:p>0.935027</text:p>
          </table:table-cell>
          <table:table-cell office:value-type="float" office:value="-0.422472">
            <text:p>-0.422472</text:p>
          </table:table-cell>
        </table:table-row>
        <table:table-row table:style-name="ro1">
          <table:table-cell/>
          <table:table-cell office:value-type="float" office:value="0.105096">
            <text:p>0.105096</text:p>
          </table:table-cell>
          <table:table-cell office:value-type="float" office:value="0.402017">
            <text:p>0.402017</text:p>
          </table:table-cell>
          <table:table-cell office:value-type="float" office:value="-0.0447028">
            <text:p>-0.0447028</text:p>
          </table:table-cell>
          <table:table-cell office:value-type="float" office:value="1.95539">
            <text:p>1.95539</text:p>
          </table:table-cell>
          <table:table-cell office:value-type="float" office:value="-0.145121">
            <text:p>-0.145121</text:p>
          </table:table-cell>
        </table:table-row>
        <table:table-row table:style-name="ro1">
          <table:table-cell/>
          <table:table-cell office:value-type="float" office:value="-0.940441">
            <text:p>-0.940441</text:p>
          </table:table-cell>
          <table:table-cell office:value-type="float" office:value="-0.660238">
            <text:p>-0.660238</text:p>
          </table:table-cell>
          <table:table-cell office:value-type="float" office:value="0.0496612">
            <text:p>0.0496612</text:p>
          </table:table-cell>
          <table:table-cell office:value-type="float" office:value="-1.72007">
            <text:p>-1.72007</text:p>
          </table:table-cell>
          <table:table-cell office:value-type="float" office:value="-0.765773">
            <text:p>-0.765773</text:p>
          </table:table-cell>
        </table:table-row>
        <table:table-row table:style-name="ro1">
          <table:table-cell/>
          <table:table-cell office:value-type="float" office:value="-0.561851">
            <text:p>-0.561851</text:p>
          </table:table-cell>
          <table:table-cell office:value-type="float" office:value="0.914366">
            <text:p>0.914366</text:p>
          </table:table-cell>
          <table:table-cell office:value-type="float" office:value="-0.300995">
            <text:p>-0.300995</text:p>
          </table:table-cell>
          <table:table-cell office:value-type="float" office:value="1.10471">
            <text:p>1.10471</text:p>
          </table:table-cell>
          <table:table-cell office:value-type="float" office:value="1.39602">
            <text:p>1.39602</text:p>
          </table:table-cell>
        </table:table-row>
        <table:table-row table:style-name="ro1">
          <table:table-cell/>
          <table:table-cell office:value-type="float" office:value="-1.07708">
            <text:p>-1.07708</text:p>
          </table:table-cell>
          <table:table-cell office:value-type="float" office:value="-0.107522">
            <text:p>-0.107522</text:p>
          </table:table-cell>
          <table:table-cell office:value-type="float" office:value="-0.29988">
            <text:p>-0.29988</text:p>
          </table:table-cell>
          <table:table-cell office:value-type="float" office:value="1.04851">
            <text:p>1.04851</text:p>
          </table:table-cell>
          <table:table-cell office:value-type="float" office:value="-2.48031">
            <text:p>-2.48031</text:p>
          </table:table-cell>
        </table:table-row>
        <table:table-row table:style-name="ro1">
          <table:table-cell/>
          <table:table-cell office:value-type="float" office:value="-1.42193">
            <text:p>-1.42193</text:p>
          </table:table-cell>
          <table:table-cell office:value-type="float" office:value="-0.128707">
            <text:p>-0.128707</text:p>
          </table:table-cell>
          <table:table-cell office:value-type="float" office:value="3.20188">
            <text:p>3.20188</text:p>
          </table:table-cell>
          <table:table-cell office:value-type="float" office:value="-1.16846">
            <text:p>-1.16846</text:p>
          </table:table-cell>
          <table:table-cell office:value-type="float" office:value="0.0432817">
            <text:p>0.0432817</text:p>
          </table:table-cell>
        </table:table-row>
        <table:table-row table:style-name="ro1">
          <table:table-cell/>
          <table:table-cell office:value-type="float" office:value="-1.08292">
            <text:p>-1.08292</text:p>
          </table:table-cell>
          <table:table-cell office:value-type="float" office:value="0.350766">
            <text:p>0.350766</text:p>
          </table:table-cell>
          <table:table-cell office:value-type="float" office:value="1.67157">
            <text:p>1.67157</text:p>
          </table:table-cell>
          <table:table-cell office:value-type="float" office:value="0.494082">
            <text:p>0.494082</text:p>
          </table:table-cell>
          <table:table-cell office:value-type="float" office:value="1.01455">
            <text:p>1.01455</text:p>
          </table:table-cell>
        </table:table-row>
        <table:table-row table:style-name="ro1">
          <table:table-cell/>
          <table:table-cell office:value-type="float" office:value="-0.0504002">
            <text:p>-0.0504002</text:p>
          </table:table-cell>
          <table:table-cell office:value-type="float" office:value="0.240832">
            <text:p>0.240832</text:p>
          </table:table-cell>
          <table:table-cell office:value-type="float" office:value="-0.219086">
            <text:p>-0.219086</text:p>
          </table:table-cell>
          <table:table-cell office:value-type="float" office:value="-0.924886">
            <text:p>-0.924886</text:p>
          </table:table-cell>
          <table:table-cell office:value-type="float" office:value="-1.38677">
            <text:p>-1.38677</text:p>
          </table:table-cell>
        </table:table-row>
        <table:table-row table:style-name="ro1">
          <table:table-cell/>
          <table:table-cell office:value-type="float" office:value="1.22637">
            <text:p>1.22637</text:p>
          </table:table-cell>
          <table:table-cell office:value-type="float" office:value="0.486099">
            <text:p>0.486099</text:p>
          </table:table-cell>
          <table:table-cell office:value-type="float" office:value="0.503964">
            <text:p>0.503964</text:p>
          </table:table-cell>
          <table:table-cell office:value-type="float" office:value="-0.0637101">
            <text:p>-0.0637101</text:p>
          </table:table-cell>
          <table:table-cell office:value-type="float" office:value="0.920979">
            <text:p>0.920979</text:p>
          </table:table-cell>
        </table:table-row>
        <table:table-row table:style-name="ro1">
          <table:table-cell/>
          <table:table-cell office:value-type="float" office:value="0.113071">
            <text:p>0.113071</text:p>
          </table:table-cell>
          <table:table-cell office:value-type="float" office:value="0.298006">
            <text:p>0.298006</text:p>
          </table:table-cell>
          <table:table-cell office:value-type="float" office:value="-0.89542">
            <text:p>-0.89542</text:p>
          </table:table-cell>
          <table:table-cell office:value-type="float" office:value="-0.30823">
            <text:p>-0.30823</text:p>
          </table:table-cell>
          <table:table-cell office:value-type="float" office:value="-0.569602">
            <text:p>-0.569602</text:p>
          </table:table-cell>
        </table:table-row>
        <table:table-row table:style-name="ro1">
          <table:table-cell/>
          <table:table-cell office:value-type="float" office:value="-1.63444">
            <text:p>-1.63444</text:p>
          </table:table-cell>
          <table:table-cell office:value-type="float" office:value="-0.91811">
            <text:p>-0.91811</text:p>
          </table:table-cell>
          <table:table-cell office:value-type="float" office:value="-0.40988">
            <text:p>-0.40988</text:p>
          </table:table-cell>
          <table:table-cell office:value-type="float" office:value="1.30017">
            <text:p>1.30017</text:p>
          </table:table-cell>
          <table:table-cell office:value-type="float" office:value="1.27331">
            <text:p>1.27331</text:p>
          </table:table-cell>
        </table:table-row>
        <table:table-row table:style-name="ro1">
          <table:table-cell/>
          <table:table-cell office:value-type="float" office:value="0.913633">
            <text:p>0.913633</text:p>
          </table:table-cell>
          <table:table-cell office:value-type="float" office:value="1.11996">
            <text:p>1.11996</text:p>
          </table:table-cell>
          <table:table-cell office:value-type="float" office:value="0.217043">
            <text:p>0.217043</text:p>
          </table:table-cell>
          <table:table-cell office:value-type="float" office:value="0.381988">
            <text:p>0.381988</text:p>
          </table:table-cell>
          <table:table-cell office:value-type="float" office:value="0.202807">
            <text:p>0.202807</text:p>
          </table:table-cell>
        </table:table-row>
        <table:table-row table:style-name="ro1">
          <table:table-cell/>
          <table:table-cell office:value-type="float" office:value="0.104237">
            <text:p>0.104237</text:p>
          </table:table-cell>
          <table:table-cell office:value-type="float" office:value="0.530619">
            <text:p>0.530619</text:p>
          </table:table-cell>
          <table:table-cell office:value-type="float" office:value="0.342585">
            <text:p>0.342585</text:p>
          </table:table-cell>
          <table:table-cell office:value-type="float" office:value="1.3857">
            <text:p>1.3857</text:p>
          </table:table-cell>
          <table:table-cell office:value-type="float" office:value="0.669663">
            <text:p>0.669663</text:p>
          </table:table-cell>
        </table:table-row>
        <table:table-row table:style-name="ro1">
          <table:table-cell/>
          <table:table-cell office:value-type="float" office:value="-0.203729">
            <text:p>-0.203729</text:p>
          </table:table-cell>
          <table:table-cell office:value-type="float" office:value="0.696453">
            <text:p>0.696453</text:p>
          </table:table-cell>
          <table:table-cell office:value-type="float" office:value="-0.641037">
            <text:p>-0.641037</text:p>
          </table:table-cell>
          <table:table-cell office:value-type="float" office:value="1.69878">
            <text:p>1.69878</text:p>
          </table:table-cell>
          <table:table-cell office:value-type="float" office:value="-1.36566">
            <text:p>-1.36566</text:p>
          </table:table-cell>
        </table:table-row>
        <table:table-row table:style-name="ro1">
          <table:table-cell/>
          <table:table-cell office:value-type="float" office:value="-0.376712">
            <text:p>-0.376712</text:p>
          </table:table-cell>
          <table:table-cell office:value-type="float" office:value="-1.36516">
            <text:p>-1.36516</text:p>
          </table:table-cell>
          <table:table-cell office:value-type="float" office:value="-2.39395">
            <text:p>-2.39395</text:p>
          </table:table-cell>
          <table:table-cell office:value-type="float" office:value="-0.356008">
            <text:p>-0.356008</text:p>
          </table:table-cell>
          <table:table-cell office:value-type="float" office:value="-0.945793">
            <text:p>-0.945793</text:p>
          </table:table-cell>
        </table:table-row>
        <table:table-row table:style-name="ro1">
          <table:table-cell/>
          <table:table-cell office:value-type="float" office:value="-0.0172484">
            <text:p>-0.0172484</text:p>
          </table:table-cell>
          <table:table-cell office:value-type="float" office:value="-0.19574">
            <text:p>-0.19574</text:p>
          </table:table-cell>
          <table:table-cell office:value-type="float" office:value="1.10349">
            <text:p>1.10349</text:p>
          </table:table-cell>
          <table:table-cell office:value-type="float" office:value="2.24316">
            <text:p>2.24316</text:p>
          </table:table-cell>
          <table:table-cell office:value-type="float" office:value="1.8681">
            <text:p>1.8681</text:p>
          </table:table-cell>
        </table:table-row>
        <table:table-row table:style-name="ro1">
          <table:table-cell/>
          <table:table-cell office:value-type="float" office:value="0.478253">
            <text:p>0.478253</text:p>
          </table:table-cell>
          <table:table-cell office:value-type="float" office:value="-1.89365">
            <text:p>-1.89365</text:p>
          </table:table-cell>
          <table:table-cell office:value-type="float" office:value="0.532652">
            <text:p>0.532652</text:p>
          </table:table-cell>
          <table:table-cell office:value-type="float" office:value="0.292253">
            <text:p>0.292253</text:p>
          </table:table-cell>
          <table:table-cell office:value-type="float" office:value="0.497266">
            <text:p>0.497266</text:p>
          </table:table-cell>
        </table:table-row>
        <table:table-row table:style-name="ro1">
          <table:table-cell/>
          <table:table-cell office:value-type="float" office:value="-1.34968">
            <text:p>-1.34968</text:p>
          </table:table-cell>
          <table:table-cell office:value-type="float" office:value="0.788028">
            <text:p>0.788028</text:p>
          </table:table-cell>
          <table:table-cell office:value-type="float" office:value="0.961663">
            <text:p>0.961663</text:p>
          </table:table-cell>
          <table:table-cell office:value-type="float" office:value="-0.231168">
            <text:p>-0.231168</text:p>
          </table:table-cell>
          <table:table-cell office:value-type="float" office:value="0.894838">
            <text:p>0.894838</text:p>
          </table:table-cell>
        </table:table-row>
        <table:table-row table:style-name="ro1">
          <table:table-cell/>
          <table:table-cell office:value-type="float" office:value="0.545552">
            <text:p>0.545552</text:p>
          </table:table-cell>
          <table:table-cell office:value-type="float" office:value="0.593322">
            <text:p>0.593322</text:p>
          </table:table-cell>
          <table:table-cell office:value-type="float" office:value="-0.0436609">
            <text:p>-0.0436609</text:p>
          </table:table-cell>
          <table:table-cell office:value-type="float" office:value="1.44862">
            <text:p>1.44862</text:p>
          </table:table-cell>
          <table:table-cell office:value-type="float" office:value="-1.00617">
            <text:p>-1.00617</text:p>
          </table:table-cell>
        </table:table-row>
        <table:table-row table:style-name="ro1">
          <table:table-cell/>
          <table:table-cell office:value-type="float" office:value="1.91537">
            <text:p>1.91537</text:p>
          </table:table-cell>
          <table:table-cell office:value-type="float" office:value="0.409593">
            <text:p>0.409593</text:p>
          </table:table-cell>
          <table:table-cell office:value-type="float" office:value="-0.342975">
            <text:p>-0.342975</text:p>
          </table:table-cell>
          <table:table-cell office:value-type="float" office:value="2.23135">
            <text:p>2.23135</text:p>
          </table:table-cell>
          <table:table-cell office:value-type="float" office:value="1.62108">
            <text:p>1.62108</text:p>
          </table:table-cell>
        </table:table-row>
        <table:table-row table:style-name="ro1">
          <table:table-cell/>
          <table:table-cell office:value-type="float" office:value="0.195998">
            <text:p>0.195998</text:p>
          </table:table-cell>
          <table:table-cell office:value-type="float" office:value="-0.902961">
            <text:p>-0.902961</text:p>
          </table:table-cell>
          <table:table-cell office:value-type="float" office:value="-1.94479">
            <text:p>-1.94479</text:p>
          </table:table-cell>
          <table:table-cell office:value-type="float" office:value="0.232572">
            <text:p>0.232572</text:p>
          </table:table-cell>
          <table:table-cell office:value-type="float" office:value="0.674897">
            <text:p>0.674897</text:p>
          </table:table-cell>
        </table:table-row>
        <table:table-row table:style-name="ro1">
          <table:table-cell/>
          <table:table-cell office:value-type="float" office:value="0.494739">
            <text:p>0.494739</text:p>
          </table:table-cell>
          <table:table-cell office:value-type="float" office:value="-0.0655475">
            <text:p>-0.0655475</text:p>
          </table:table-cell>
          <table:table-cell office:value-type="float" office:value="-0.786292">
            <text:p>-0.786292</text:p>
          </table:table-cell>
          <table:table-cell office:value-type="float" office:value="-0.255973">
            <text:p>-0.255973</text:p>
          </table:table-cell>
          <table:table-cell office:value-type="float" office:value="-0.0299699">
            <text:p>-0.0299699</text:p>
          </table:table-cell>
        </table:table-row>
        <table:table-row table:style-name="ro1">
          <table:table-cell/>
          <table:table-cell office:value-type="float" office:value="-1.29213">
            <text:p>-1.29213</text:p>
          </table:table-cell>
          <table:table-cell office:value-type="float" office:value="-0.688388">
            <text:p>-0.688388</text:p>
          </table:table-cell>
          <table:table-cell office:value-type="float" office:value="0.420417">
            <text:p>0.420417</text:p>
          </table:table-cell>
          <table:table-cell office:value-type="float" office:value="-1.35107">
            <text:p>-1.35107</text:p>
          </table:table-cell>
          <table:table-cell office:value-type="float" office:value="-0.456585">
            <text:p>-0.456585</text:p>
          </table:table-cell>
        </table:table-row>
        <table:table-row table:style-name="ro1">
          <table:table-cell/>
          <table:table-cell office:value-type="float" office:value="-0.762499">
            <text:p>-0.762499</text:p>
          </table:table-cell>
          <table:table-cell office:value-type="float" office:value="1.20656">
            <text:p>1.20656</text:p>
          </table:table-cell>
          <table:table-cell office:value-type="float" office:value="-1.46558">
            <text:p>-1.46558</text:p>
          </table:table-cell>
          <table:table-cell office:value-type="float" office:value="-1.21331">
            <text:p>-1.21331</text:p>
          </table:table-cell>
          <table:table-cell office:value-type="float" office:value="2.40982">
            <text:p>2.40982</text:p>
          </table:table-cell>
        </table:table-row>
        <table:table-row table:style-name="ro1">
          <table:table-cell/>
          <table:table-cell office:value-type="float" office:value="-1.09338">
            <text:p>-1.09338</text:p>
          </table:table-cell>
          <table:table-cell office:value-type="float" office:value="1.72251">
            <text:p>1.72251</text:p>
          </table:table-cell>
          <table:table-cell office:value-type="float" office:value="-0.272516">
            <text:p>-0.272516</text:p>
          </table:table-cell>
          <table:table-cell office:value-type="float" office:value="-1.84398">
            <text:p>-1.84398</text:p>
          </table:table-cell>
          <table:table-cell office:value-type="float" office:value="-0.284114">
            <text:p>-0.284114</text:p>
          </table:table-cell>
        </table:table-row>
        <table:table-row table:style-name="ro1">
          <table:table-cell/>
          <table:table-cell office:value-type="float" office:value="-0.494063">
            <text:p>-0.494063</text:p>
          </table:table-cell>
          <table:table-cell office:value-type="float" office:value="0.145501">
            <text:p>0.145501</text:p>
          </table:table-cell>
          <table:table-cell office:value-type="float" office:value="-0.611781">
            <text:p>-0.611781</text:p>
          </table:table-cell>
          <table:table-cell office:value-type="float" office:value="1.34156">
            <text:p>1.34156</text:p>
          </table:table-cell>
          <table:table-cell office:value-type="float" office:value="0.740563">
            <text:p>0.740563</text:p>
          </table:table-cell>
        </table:table-row>
        <table:table-row table:style-name="ro1">
          <table:table-cell/>
          <table:table-cell office:value-type="float" office:value="0.215322">
            <text:p>0.215322</text:p>
          </table:table-cell>
          <table:table-cell office:value-type="float" office:value="0.940978">
            <text:p>0.940978</text:p>
          </table:table-cell>
          <table:table-cell office:value-type="float" office:value="-0.12147">
            <text:p>-0.12147</text:p>
          </table:table-cell>
          <table:table-cell office:value-type="float" office:value="0.588183">
            <text:p>0.588183</text:p>
          </table:table-cell>
          <table:table-cell office:value-type="float" office:value="0.0219945">
            <text:p>0.0219945</text:p>
          </table:table-cell>
        </table:table-row>
        <table:table-row table:style-name="ro1">
          <table:table-cell/>
          <table:table-cell office:value-type="float" office:value="0.396472">
            <text:p>0.396472</text:p>
          </table:table-cell>
          <table:table-cell office:value-type="float" office:value="-0.35743">
            <text:p>-0.35743</text:p>
          </table:table-cell>
          <table:table-cell office:value-type="float" office:value="-2.10462">
            <text:p>-2.10462</text:p>
          </table:table-cell>
          <table:table-cell office:value-type="float" office:value="0.782355">
            <text:p>0.782355</text:p>
          </table:table-cell>
          <table:table-cell office:value-type="float" office:value="2.02602">
            <text:p>2.02602</text:p>
          </table:table-cell>
        </table:table-row>
        <table:table-row table:style-name="ro1">
          <table:table-cell/>
          <table:table-cell office:value-type="float" office:value="-0.173421">
            <text:p>-0.173421</text:p>
          </table:table-cell>
          <table:table-cell office:value-type="float" office:value="0.614687">
            <text:p>0.614687</text:p>
          </table:table-cell>
          <table:table-cell office:value-type="float" office:value="-0.774051">
            <text:p>-0.774051</text:p>
          </table:table-cell>
          <table:table-cell office:value-type="float" office:value="0.218502">
            <text:p>0.218502</text:p>
          </table:table-cell>
          <table:table-cell office:value-type="float" office:value="2.92965">
            <text:p>2.92965</text:p>
          </table:table-cell>
        </table:table-row>
        <table:table-row table:style-name="ro1">
          <table:table-cell/>
          <table:table-cell office:value-type="float" office:value="-0.919828">
            <text:p>-0.919828</text:p>
          </table:table-cell>
          <table:table-cell office:value-type="float" office:value="-0.861813">
            <text:p>-0.861813</text:p>
          </table:table-cell>
          <table:table-cell office:value-type="float" office:value="-0.501848">
            <text:p>-0.501848</text:p>
          </table:table-cell>
          <table:table-cell office:value-type="float" office:value="-1.12918">
            <text:p>-1.12918</text:p>
          </table:table-cell>
          <table:table-cell office:value-type="float" office:value="-0.36942">
            <text:p>-0.36942</text:p>
          </table:table-cell>
        </table:table-row>
        <table:table-row table:style-name="ro1">
          <table:table-cell/>
          <table:table-cell office:value-type="float" office:value="0.413838">
            <text:p>0.413838</text:p>
          </table:table-cell>
          <table:table-cell office:value-type="float" office:value="-0.437002">
            <text:p>-0.437002</text:p>
          </table:table-cell>
          <table:table-cell office:value-type="float" office:value="1.07754">
            <text:p>1.07754</text:p>
          </table:table-cell>
          <table:table-cell office:value-type="float" office:value="-0.758422">
            <text:p>-0.758422</text:p>
          </table:table-cell>
          <table:table-cell office:value-type="float" office:value="1.11752">
            <text:p>1.11752</text:p>
          </table:table-cell>
        </table:table-row>
        <table:table-row table:style-name="ro1">
          <table:table-cell/>
          <table:table-cell office:value-type="float" office:value="-0.0784062">
            <text:p>-0.0784062</text:p>
          </table:table-cell>
          <table:table-cell office:value-type="float" office:value="-1.3282">
            <text:p>-1.3282</text:p>
          </table:table-cell>
          <table:table-cell office:value-type="float" office:value="0.143071">
            <text:p>0.143071</text:p>
          </table:table-cell>
          <table:table-cell office:value-type="float" office:value="0.0172543">
            <text:p>0.0172543</text:p>
          </table:table-cell>
          <table:table-cell office:value-type="float" office:value="-0.174678">
            <text:p>-0.174678</text:p>
          </table:table-cell>
        </table:table-row>
        <table:table-row table:style-name="ro1">
          <table:table-cell/>
          <table:table-cell office:value-type="float" office:value="0.0684228">
            <text:p>0.0684228</text:p>
          </table:table-cell>
          <table:table-cell office:value-type="float" office:value="-0.593871">
            <text:p>-0.593871</text:p>
          </table:table-cell>
          <table:table-cell office:value-type="float" office:value="0.0537066">
            <text:p>0.0537066</text:p>
          </table:table-cell>
          <table:table-cell office:value-type="float" office:value="1.76597">
            <text:p>1.76597</text:p>
          </table:table-cell>
          <table:table-cell office:value-type="float" office:value="-0.786135">
            <text:p>-0.786135</text:p>
          </table:table-cell>
        </table:table-row>
        <table:table-row table:style-name="ro1">
          <table:table-cell/>
          <table:table-cell office:value-type="float" office:value="-2.44897">
            <text:p>-2.44897</text:p>
          </table:table-cell>
          <table:table-cell office:value-type="float" office:value="-0.100042">
            <text:p>-0.100042</text:p>
          </table:table-cell>
          <table:table-cell office:value-type="float" office:value="0.33078">
            <text:p>0.33078</text:p>
          </table:table-cell>
          <table:table-cell office:value-type="float" office:value="-0.831941">
            <text:p>-0.831941</text:p>
          </table:table-cell>
          <table:table-cell office:value-type="float" office:value="-0.0155324">
            <text:p>-0.0155324</text:p>
          </table:table-cell>
        </table:table-row>
        <table:table-row table:style-name="ro1">
          <table:table-cell/>
          <table:table-cell office:value-type="float" office:value="-0.120344">
            <text:p>-0.120344</text:p>
          </table:table-cell>
          <table:table-cell office:value-type="float" office:value="0.094542">
            <text:p>0.094542</text:p>
          </table:table-cell>
          <table:table-cell office:value-type="float" office:value="-0.537733">
            <text:p>-0.537733</text:p>
          </table:table-cell>
          <table:table-cell office:value-type="float" office:value="-0.34048">
            <text:p>-0.34048</text:p>
          </table:table-cell>
          <table:table-cell office:value-type="float" office:value="0.423543">
            <text:p>0.423543</text:p>
          </table:table-cell>
        </table:table-row>
        <table:table-row table:style-name="ro1">
          <table:table-cell/>
          <table:table-cell office:value-type="float" office:value="-0.213749">
            <text:p>-0.213749</text:p>
          </table:table-cell>
          <table:table-cell office:value-type="float" office:value="0.534023">
            <text:p>0.534023</text:p>
          </table:table-cell>
          <table:table-cell office:value-type="float" office:value="0.566188">
            <text:p>0.566188</text:p>
          </table:table-cell>
          <table:table-cell office:value-type="float" office:value="-0.100215">
            <text:p>-0.100215</text:p>
          </table:table-cell>
          <table:table-cell office:value-type="float" office:value="-1.47146">
            <text:p>-1.47146</text:p>
          </table:table-cell>
        </table:table-row>
        <table:table-row table:style-name="ro1">
          <table:table-cell/>
          <table:table-cell office:value-type="float" office:value="1.06724">
            <text:p>1.06724</text:p>
          </table:table-cell>
          <table:table-cell office:value-type="float" office:value="-0.451528">
            <text:p>-0.451528</text:p>
          </table:table-cell>
          <table:table-cell office:value-type="float" office:value="0.531453">
            <text:p>0.531453</text:p>
          </table:table-cell>
          <table:table-cell office:value-type="float" office:value="-0.174404">
            <text:p>-0.174404</text:p>
          </table:table-cell>
          <table:table-cell office:value-type="float" office:value="1.13147">
            <text:p>1.13147</text:p>
          </table:table-cell>
        </table:table-row>
        <table:table-row table:style-name="ro1">
          <table:table-cell/>
          <table:table-cell office:value-type="float" office:value="0.0256593">
            <text:p>0.0256593</text:p>
          </table:table-cell>
          <table:table-cell office:value-type="float" office:value="-0.166401">
            <text:p>-0.166401</text:p>
          </table:table-cell>
          <table:table-cell office:value-type="float" office:value="0.121029">
            <text:p>0.121029</text:p>
          </table:table-cell>
          <table:table-cell office:value-type="float" office:value="0.0254887">
            <text:p>0.0254887</text:p>
          </table:table-cell>
          <table:table-cell office:value-type="float" office:value="0.117166">
            <text:p>0.117166</text:p>
          </table:table-cell>
        </table:table-row>
        <table:table-row table:style-name="ro1">
          <table:table-cell/>
          <table:table-cell office:value-type="float" office:value="0.963239">
            <text:p>0.963239</text:p>
          </table:table-cell>
          <table:table-cell office:value-type="float" office:value="-0.911662">
            <text:p>-0.911662</text:p>
          </table:table-cell>
          <table:table-cell office:value-type="float" office:value="0.781217">
            <text:p>0.781217</text:p>
          </table:table-cell>
          <table:table-cell office:value-type="float" office:value="1.82135">
            <text:p>1.82135</text:p>
          </table:table-cell>
          <table:table-cell office:value-type="float" office:value="0.909678">
            <text:p>0.909678</text:p>
          </table:table-cell>
        </table:table-row>
        <table:table-row table:style-name="ro1">
          <table:table-cell/>
          <table:table-cell office:value-type="float" office:value="-1.2718">
            <text:p>-1.2718</text:p>
          </table:table-cell>
          <table:table-cell office:value-type="float" office:value="-1.60076">
            <text:p>-1.60076</text:p>
          </table:table-cell>
          <table:table-cell office:value-type="float" office:value="-0.35311">
            <text:p>-0.35311</text:p>
          </table:table-cell>
          <table:table-cell office:value-type="float" office:value="-0.65077">
            <text:p>-0.65077</text:p>
          </table:table-cell>
          <table:table-cell office:value-type="float" office:value="-1.7238">
            <text:p>-1.7238</text:p>
          </table:table-cell>
        </table:table-row>
        <table:table-row table:style-name="ro1">
          <table:table-cell/>
          <table:table-cell office:value-type="float" office:value="-1.48509">
            <text:p>-1.48509</text:p>
          </table:table-cell>
          <table:table-cell office:value-type="float" office:value="-0.278207">
            <text:p>-0.278207</text:p>
          </table:table-cell>
          <table:table-cell office:value-type="float" office:value="-0.850274">
            <text:p>-0.850274</text:p>
          </table:table-cell>
          <table:table-cell office:value-type="float" office:value="-0.296614">
            <text:p>-0.296614</text:p>
          </table:table-cell>
          <table:table-cell office:value-type="float" office:value="-0.494522">
            <text:p>-0.494522</text:p>
          </table:table-cell>
        </table:table-row>
        <table:table-row table:style-name="ro1">
          <table:table-cell/>
          <table:table-cell office:value-type="float" office:value="-0.264381">
            <text:p>-0.264381</text:p>
          </table:table-cell>
          <table:table-cell office:value-type="float" office:value="0.548731">
            <text:p>0.548731</text:p>
          </table:table-cell>
          <table:table-cell office:value-type="float" office:value="-0.450502">
            <text:p>-0.450502</text:p>
          </table:table-cell>
          <table:table-cell office:value-type="float" office:value="-0.305682">
            <text:p>-0.305682</text:p>
          </table:table-cell>
          <table:table-cell office:value-type="float" office:value="-1.16187">
            <text:p>-1.16187</text:p>
          </table:table-cell>
        </table:table-row>
        <table:table-row table:style-name="ro1">
          <table:table-cell/>
          <table:table-cell office:value-type="float" office:value="0.397963">
            <text:p>0.397963</text:p>
          </table:table-cell>
          <table:table-cell office:value-type="float" office:value="0.0934679">
            <text:p>0.0934679</text:p>
          </table:table-cell>
          <table:table-cell office:value-type="float" office:value="-1.1964">
            <text:p>-1.1964</text:p>
          </table:table-cell>
          <table:table-cell office:value-type="float" office:value="-0.229961">
            <text:p>-0.229961</text:p>
          </table:table-cell>
          <table:table-cell office:value-type="float" office:value="0.424445">
            <text:p>0.424445</text:p>
          </table:table-cell>
        </table:table-row>
        <table:table-row table:style-name="ro1">
          <table:table-cell/>
          <table:table-cell office:value-type="float" office:value="-0.809413">
            <text:p>-0.809413</text:p>
          </table:table-cell>
          <table:table-cell office:value-type="float" office:value="1.65356">
            <text:p>1.65356</text:p>
          </table:table-cell>
          <table:table-cell office:value-type="float" office:value="-0.443783">
            <text:p>-0.443783</text:p>
          </table:table-cell>
          <table:table-cell office:value-type="float" office:value="0.518072">
            <text:p>0.518072</text:p>
          </table:table-cell>
          <table:table-cell office:value-type="float" office:value="-0.388246">
            <text:p>-0.388246</text:p>
          </table:table-cell>
        </table:table-row>
        <table:table-row table:style-name="ro1">
          <table:table-cell/>
          <table:table-cell office:value-type="float" office:value="-0.556028">
            <text:p>-0.556028</text:p>
          </table:table-cell>
          <table:table-cell office:value-type="float" office:value="1.3104">
            <text:p>1.3104</text:p>
          </table:table-cell>
          <table:table-cell office:value-type="float" office:value="1.36186">
            <text:p>1.36186</text:p>
          </table:table-cell>
          <table:table-cell office:value-type="float" office:value="-0.317478">
            <text:p>-0.317478</text:p>
          </table:table-cell>
          <table:table-cell office:value-type="float" office:value="-0.25088">
            <text:p>-0.25088</text:p>
          </table:table-cell>
        </table:table-row>
        <table:table-row table:style-name="ro1">
          <table:table-cell/>
          <table:table-cell office:value-type="float" office:value="2.05085">
            <text:p>2.05085</text:p>
          </table:table-cell>
          <table:table-cell office:value-type="float" office:value="0.310739">
            <text:p>0.310739</text:p>
          </table:table-cell>
          <table:table-cell office:value-type="float" office:value="-1.12463">
            <text:p>-1.12463</text:p>
          </table:table-cell>
          <table:table-cell office:value-type="float" office:value="1.29998">
            <text:p>1.29998</text:p>
          </table:table-cell>
          <table:table-cell office:value-type="float" office:value="0.51985">
            <text:p>0.51985</text:p>
          </table:table-cell>
        </table:table-row>
        <table:table-row table:style-name="ro1">
          <table:table-cell/>
          <table:table-cell office:value-type="float" office:value="-0.777251">
            <text:p>-0.777251</text:p>
          </table:table-cell>
          <table:table-cell office:value-type="float" office:value="0.817563">
            <text:p>0.817563</text:p>
          </table:table-cell>
          <table:table-cell office:value-type="float" office:value="0.306815">
            <text:p>0.306815</text:p>
          </table:table-cell>
          <table:table-cell office:value-type="float" office:value="0.570269">
            <text:p>0.570269</text:p>
          </table:table-cell>
          <table:table-cell office:value-type="float" office:value="0.302525">
            <text:p>0.302525</text:p>
          </table:table-cell>
        </table:table-row>
        <table:table-row table:style-name="ro1">
          <table:table-cell/>
          <table:table-cell office:value-type="float" office:value="-0.222685">
            <text:p>-0.222685</text:p>
          </table:table-cell>
          <table:table-cell office:value-type="float" office:value="1.42031">
            <text:p>1.42031</text:p>
          </table:table-cell>
          <table:table-cell office:value-type="float" office:value="-1.98513">
            <text:p>-1.98513</text:p>
          </table:table-cell>
          <table:table-cell office:value-type="float" office:value="0.985155">
            <text:p>0.985155</text:p>
          </table:table-cell>
          <table:table-cell office:value-type="float" office:value="-1.14459">
            <text:p>-1.14459</text:p>
          </table:table-cell>
        </table:table-row>
        <table:table-row table:style-name="ro1">
          <table:table-cell/>
          <table:table-cell office:value-type="float" office:value="-0.863603">
            <text:p>-0.863603</text:p>
          </table:table-cell>
          <table:table-cell office:value-type="float" office:value="-0.324474">
            <text:p>-0.324474</text:p>
          </table:table-cell>
          <table:table-cell office:value-type="float" office:value="0.0198061">
            <text:p>0.0198061</text:p>
          </table:table-cell>
          <table:table-cell office:value-type="float" office:value="0.66731">
            <text:p>0.66731</text:p>
          </table:table-cell>
          <table:table-cell office:value-type="float" office:value="-1.28707">
            <text:p>-1.28707</text:p>
          </table:table-cell>
        </table:table-row>
        <table:table-row table:style-name="ro1">
          <table:table-cell/>
          <table:table-cell office:value-type="float" office:value="0.923295">
            <text:p>0.923295</text:p>
          </table:table-cell>
          <table:table-cell office:value-type="float" office:value="0.227222">
            <text:p>0.227222</text:p>
          </table:table-cell>
          <table:table-cell office:value-type="float" office:value="0.384969">
            <text:p>0.384969</text:p>
          </table:table-cell>
          <table:table-cell office:value-type="float" office:value="-0.166959">
            <text:p>-0.166959</text:p>
          </table:table-cell>
          <table:table-cell office:value-type="float" office:value="1.16905">
            <text:p>1.16905</text:p>
          </table:table-cell>
        </table:table-row>
        <table:table-row table:style-name="ro1">
          <table:table-cell/>
          <table:table-cell office:value-type="float" office:value="-0.310387">
            <text:p>-0.310387</text:p>
          </table:table-cell>
          <table:table-cell office:value-type="float" office:value="0.109">
            <text:p>0.109</text:p>
          </table:table-cell>
          <table:table-cell office:value-type="float" office:value="-1.08071">
            <text:p>-1.08071</text:p>
          </table:table-cell>
          <table:table-cell office:value-type="float" office:value="1.7873">
            <text:p>1.7873</text:p>
          </table:table-cell>
          <table:table-cell office:value-type="float" office:value="0.450558">
            <text:p>0.450558</text:p>
          </table:table-cell>
        </table:table-row>
        <table:table-row table:style-name="ro1">
          <table:table-cell/>
          <table:table-cell office:value-type="float" office:value="-1.66642">
            <text:p>-1.66642</text:p>
          </table:table-cell>
          <table:table-cell office:value-type="float" office:value="1.36672">
            <text:p>1.36672</text:p>
          </table:table-cell>
          <table:table-cell office:value-type="float" office:value="0.218109">
            <text:p>0.218109</text:p>
          </table:table-cell>
          <table:table-cell office:value-type="float" office:value="1.2805">
            <text:p>1.2805</text:p>
          </table:table-cell>
          <table:table-cell office:value-type="float" office:value="-0.167941">
            <text:p>-0.167941</text:p>
          </table:table-cell>
        </table:table-row>
        <table:table-row table:style-name="ro1">
          <table:table-cell/>
          <table:table-cell office:value-type="float" office:value="-1.52314">
            <text:p>-1.52314</text:p>
          </table:table-cell>
          <table:table-cell office:value-type="float" office:value="0.337657">
            <text:p>0.337657</text:p>
          </table:table-cell>
          <table:table-cell office:value-type="float" office:value="0.661456">
            <text:p>0.661456</text:p>
          </table:table-cell>
          <table:table-cell office:value-type="float" office:value="-0.364451">
            <text:p>-0.364451</text:p>
          </table:table-cell>
          <table:table-cell office:value-type="float" office:value="0.574593">
            <text:p>0.574593</text:p>
          </table:table-cell>
        </table:table-row>
        <table:table-row table:style-name="ro1">
          <table:table-cell/>
          <table:table-cell office:value-type="float" office:value="0.0571044">
            <text:p>0.0571044</text:p>
          </table:table-cell>
          <table:table-cell office:value-type="float" office:value="0.898996">
            <text:p>0.898996</text:p>
          </table:table-cell>
          <table:table-cell office:value-type="float" office:value="0.66704">
            <text:p>0.66704</text:p>
          </table:table-cell>
          <table:table-cell office:value-type="float" office:value="-3.19498">
            <text:p>-3.19498</text:p>
          </table:table-cell>
          <table:table-cell office:value-type="float" office:value="0.663292">
            <text:p>0.663292</text:p>
          </table:table-cell>
        </table:table-row>
        <table:table-row table:style-name="ro1">
          <table:table-cell/>
          <table:table-cell office:value-type="float" office:value="1.03335">
            <text:p>1.03335</text:p>
          </table:table-cell>
          <table:table-cell office:value-type="float" office:value="0.838775">
            <text:p>0.838775</text:p>
          </table:table-cell>
          <table:table-cell office:value-type="float" office:value="0.286851">
            <text:p>0.286851</text:p>
          </table:table-cell>
          <table:table-cell office:value-type="float" office:value="1.16918">
            <text:p>1.16918</text:p>
          </table:table-cell>
          <table:table-cell office:value-type="float" office:value="0.308683">
            <text:p>0.308683</text:p>
          </table:table-cell>
        </table:table-row>
        <table:table-row table:style-name="ro1">
          <table:table-cell/>
          <table:table-cell office:value-type="float" office:value="-0.449645">
            <text:p>-0.449645</text:p>
          </table:table-cell>
          <table:table-cell office:value-type="float" office:value="-0.65885">
            <text:p>-0.65885</text:p>
          </table:table-cell>
          <table:table-cell office:value-type="float" office:value="0.191695">
            <text:p>0.191695</text:p>
          </table:table-cell>
          <table:table-cell office:value-type="float" office:value="0.657707">
            <text:p>0.657707</text:p>
          </table:table-cell>
          <table:table-cell office:value-type="float" office:value="1.30919">
            <text:p>1.30919</text:p>
          </table:table-cell>
        </table:table-row>
        <table:table-row table:style-name="ro1">
          <table:table-cell/>
          <table:table-cell office:value-type="float" office:value="-1.47758">
            <text:p>-1.47758</text:p>
          </table:table-cell>
          <table:table-cell office:value-type="float" office:value="-0.522842">
            <text:p>-0.522842</text:p>
          </table:table-cell>
          <table:table-cell office:value-type="float" office:value="-0.924805">
            <text:p>-0.924805</text:p>
          </table:table-cell>
          <table:table-cell office:value-type="float" office:value="-0.0922695">
            <text:p>-0.0922695</text:p>
          </table:table-cell>
          <table:table-cell office:value-type="float" office:value="-0.553082">
            <text:p>-0.553082</text:p>
          </table:table-cell>
        </table:table-row>
        <table:table-row table:style-name="ro1">
          <table:table-cell/>
          <table:table-cell office:value-type="float" office:value="0.177366">
            <text:p>0.177366</text:p>
          </table:table-cell>
          <table:table-cell office:value-type="float" office:value="0.938891">
            <text:p>0.938891</text:p>
          </table:table-cell>
          <table:table-cell office:value-type="float" office:value="-1.30073">
            <text:p>-1.30073</text:p>
          </table:table-cell>
          <table:table-cell office:value-type="float" office:value="-1.79647">
            <text:p>-1.79647</text:p>
          </table:table-cell>
          <table:table-cell office:value-type="float" office:value="0.301208">
            <text:p>0.301208</text:p>
          </table:table-cell>
        </table:table-row>
        <table:table-row table:style-name="ro1">
          <table:table-cell/>
          <table:table-cell office:value-type="float" office:value="0.461435">
            <text:p>0.461435</text:p>
          </table:table-cell>
          <table:table-cell office:value-type="float" office:value="1.14828">
            <text:p>1.14828</text:p>
          </table:table-cell>
          <table:table-cell office:value-type="float" office:value="-0.390574">
            <text:p>-0.390574</text:p>
          </table:table-cell>
          <table:table-cell office:value-type="float" office:value="2.32949">
            <text:p>2.32949</text:p>
          </table:table-cell>
          <table:table-cell office:value-type="float" office:value="0.841953">
            <text:p>0.841953</text:p>
          </table:table-cell>
        </table:table-row>
        <table:table-row table:style-name="ro1">
          <table:table-cell/>
          <table:table-cell office:value-type="float" office:value="0.508884">
            <text:p>0.508884</text:p>
          </table:table-cell>
          <table:table-cell office:value-type="float" office:value="0.576875">
            <text:p>0.576875</text:p>
          </table:table-cell>
          <table:table-cell office:value-type="float" office:value="0.334134">
            <text:p>0.334134</text:p>
          </table:table-cell>
          <table:table-cell office:value-type="float" office:value="-0.276485">
            <text:p>-0.276485</text:p>
          </table:table-cell>
          <table:table-cell office:value-type="float" office:value="-0.458663">
            <text:p>-0.458663</text:p>
          </table:table-cell>
        </table:table-row>
        <table:table-row table:style-name="ro1">
          <table:table-cell/>
          <table:table-cell office:value-type="float" office:value="0.337368">
            <text:p>0.337368</text:p>
          </table:table-cell>
          <table:table-cell office:value-type="float" office:value="-2.33245">
            <text:p>-2.33245</text:p>
          </table:table-cell>
          <table:table-cell office:value-type="float" office:value="1.63182">
            <text:p>1.63182</text:p>
          </table:table-cell>
          <table:table-cell office:value-type="float" office:value="-0.32692">
            <text:p>-0.32692</text:p>
          </table:table-cell>
          <table:table-cell office:value-type="float" office:value="0.756256">
            <text:p>0.756256</text:p>
          </table:table-cell>
        </table:table-row>
        <table:table-row table:style-name="ro1">
          <table:table-cell/>
          <table:table-cell office:value-type="float" office:value="1.06931">
            <text:p>1.06931</text:p>
          </table:table-cell>
          <table:table-cell office:value-type="float" office:value="-0.122452">
            <text:p>-0.122452</text:p>
          </table:table-cell>
          <table:table-cell office:value-type="float" office:value="-0.400787">
            <text:p>-0.400787</text:p>
          </table:table-cell>
          <table:table-cell office:value-type="float" office:value="2.22563">
            <text:p>2.22563</text:p>
          </table:table-cell>
          <table:table-cell office:value-type="float" office:value="-1.87092">
            <text:p>-1.87092</text:p>
          </table:table-cell>
        </table:table-row>
        <table:table-row table:style-name="ro1">
          <table:table-cell/>
          <table:table-cell office:value-type="float" office:value="-0.217415">
            <text:p>-0.217415</text:p>
          </table:table-cell>
          <table:table-cell office:value-type="float" office:value="1.19434">
            <text:p>1.19434</text:p>
          </table:table-cell>
          <table:table-cell office:value-type="float" office:value="0.795837">
            <text:p>0.795837</text:p>
          </table:table-cell>
          <table:table-cell office:value-type="float" office:value="1.57816">
            <text:p>1.57816</text:p>
          </table:table-cell>
          <table:table-cell office:value-type="float" office:value="-0.841845">
            <text:p>-0.841845</text:p>
          </table:table-cell>
        </table:table-row>
        <table:table-row table:style-name="ro1">
          <table:table-cell/>
          <table:table-cell office:value-type="float" office:value="0.485754">
            <text:p>0.485754</text:p>
          </table:table-cell>
          <table:table-cell office:value-type="float" office:value="1.47292">
            <text:p>1.47292</text:p>
          </table:table-cell>
          <table:table-cell office:value-type="float" office:value="-0.363205">
            <text:p>-0.363205</text:p>
          </table:table-cell>
          <table:table-cell office:value-type="float" office:value="-1.29137">
            <text:p>-1.29137</text:p>
          </table:table-cell>
          <table:table-cell office:value-type="float" office:value="-1.7508">
            <text:p>-1.7508</text:p>
          </table:table-cell>
        </table:table-row>
        <table:table-row table:style-name="ro1">
          <table:table-cell/>
          <table:table-cell office:value-type="float" office:value="-0.946597">
            <text:p>-0.946597</text:p>
          </table:table-cell>
          <table:table-cell office:value-type="float" office:value="-0.965242">
            <text:p>-0.965242</text:p>
          </table:table-cell>
          <table:table-cell office:value-type="float" office:value="2.23267">
            <text:p>2.23267</text:p>
          </table:table-cell>
          <table:table-cell office:value-type="float" office:value="0.456515">
            <text:p>0.456515</text:p>
          </table:table-cell>
          <table:table-cell office:value-type="float" office:value="0.306727">
            <text:p>0.306727</text:p>
          </table:table-cell>
        </table:table-row>
        <table:table-row table:style-name="ro1">
          <table:table-cell/>
          <table:table-cell office:value-type="float" office:value="0.0952876">
            <text:p>0.0952876</text:p>
          </table:table-cell>
          <table:table-cell office:value-type="float" office:value="0.943397">
            <text:p>0.943397</text:p>
          </table:table-cell>
          <table:table-cell office:value-type="float" office:value="0.577043">
            <text:p>0.577043</text:p>
          </table:table-cell>
          <table:table-cell office:value-type="float" office:value="0.767673">
            <text:p>0.767673</text:p>
          </table:table-cell>
          <table:table-cell office:value-type="float" office:value="-0.651584">
            <text:p>-0.651584</text:p>
          </table:table-cell>
        </table:table-row>
        <table:table-row table:style-name="ro1">
          <table:table-cell/>
          <table:table-cell office:value-type="float" office:value="-0.11139">
            <text:p>-0.11139</text:p>
          </table:table-cell>
          <table:table-cell office:value-type="float" office:value="1.52786">
            <text:p>1.52786</text:p>
          </table:table-cell>
          <table:table-cell office:value-type="float" office:value="-0.212247">
            <text:p>-0.212247</text:p>
          </table:table-cell>
          <table:table-cell office:value-type="float" office:value="2.26707">
            <text:p>2.26707</text:p>
          </table:table-cell>
          <table:table-cell office:value-type="float" office:value="-0.664466">
            <text:p>-0.664466</text:p>
          </table:table-cell>
        </table:table-row>
        <table:table-row table:style-name="ro1">
          <table:table-cell/>
          <table:table-cell office:value-type="float" office:value="-0.300784">
            <text:p>-0.300784</text:p>
          </table:table-cell>
          <table:table-cell office:value-type="float" office:value="-0.0160995">
            <text:p>-0.0160995</text:p>
          </table:table-cell>
          <table:table-cell office:value-type="float" office:value="-0.457595">
            <text:p>-0.457595</text:p>
          </table:table-cell>
          <table:table-cell office:value-type="float" office:value="-1.06608">
            <text:p>-1.06608</text:p>
          </table:table-cell>
          <table:table-cell office:value-type="float" office:value="-0.0346261">
            <text:p>-0.0346261</text:p>
          </table:table-cell>
        </table:table-row>
        <table:table-row table:style-name="ro1">
          <table:table-cell/>
          <table:table-cell office:value-type="float" office:value="1.70945">
            <text:p>1.70945</text:p>
          </table:table-cell>
          <table:table-cell office:value-type="float" office:value="-0.203285">
            <text:p>-0.203285</text:p>
          </table:table-cell>
          <table:table-cell office:value-type="float" office:value="-0.283777">
            <text:p>-0.283777</text:p>
          </table:table-cell>
          <table:table-cell office:value-type="float" office:value="0.734413">
            <text:p>0.734413</text:p>
          </table:table-cell>
          <table:table-cell office:value-type="float" office:value="-0.271115">
            <text:p>-0.271115</text:p>
          </table:table-cell>
        </table:table-row>
        <table:table-row table:style-name="ro1">
          <table:table-cell/>
          <table:table-cell office:value-type="float" office:value="0.888205">
            <text:p>0.888205</text:p>
          </table:table-cell>
          <table:table-cell office:value-type="float" office:value="-1.40798">
            <text:p>-1.40798</text:p>
          </table:table-cell>
          <table:table-cell office:value-type="float" office:value="-1.61355">
            <text:p>-1.61355</text:p>
          </table:table-cell>
          <table:table-cell office:value-type="float" office:value="-1.26739">
            <text:p>-1.26739</text:p>
          </table:table-cell>
          <table:table-cell office:value-type="float" office:value="0.610339">
            <text:p>0.610339</text:p>
          </table:table-cell>
        </table:table-row>
        <table:table-row table:style-name="ro1">
          <table:table-cell/>
          <table:table-cell office:value-type="float" office:value="-0.649718">
            <text:p>-0.649718</text:p>
          </table:table-cell>
          <table:table-cell office:value-type="float" office:value="0.643008">
            <text:p>0.643008</text:p>
          </table:table-cell>
          <table:table-cell office:value-type="float" office:value="0.335671">
            <text:p>0.335671</text:p>
          </table:table-cell>
          <table:table-cell office:value-type="float" office:value="0.266745">
            <text:p>0.266745</text:p>
          </table:table-cell>
          <table:table-cell office:value-type="float" office:value="-0.0945552">
            <text:p>-0.0945552</text:p>
          </table:table-cell>
        </table:table-row>
        <table:table-row table:style-name="ro1">
          <table:table-cell/>
          <table:table-cell office:value-type="float" office:value="-1.53436">
            <text:p>-1.53436</text:p>
          </table:table-cell>
          <table:table-cell office:value-type="float" office:value="1.56655">
            <text:p>1.56655</text:p>
          </table:table-cell>
          <table:table-cell office:value-type="float" office:value="-0.0775841">
            <text:p>-0.0775841</text:p>
          </table:table-cell>
          <table:table-cell office:value-type="float" office:value="0.640817">
            <text:p>0.640817</text:p>
          </table:table-cell>
          <table:table-cell office:value-type="float" office:value="0.877997">
            <text:p>0.877997</text:p>
          </table:table-cell>
        </table:table-row>
        <table:table-row table:style-name="ro1">
          <table:table-cell/>
          <table:table-cell office:value-type="float" office:value="2.07378">
            <text:p>2.07378</text:p>
          </table:table-cell>
          <table:table-cell office:value-type="float" office:value="1.50945">
            <text:p>1.50945</text:p>
          </table:table-cell>
          <table:table-cell office:value-type="float" office:value="-0.189044">
            <text:p>-0.189044</text:p>
          </table:table-cell>
          <table:table-cell office:value-type="float" office:value="-0.267011">
            <text:p>-0.267011</text:p>
          </table:table-cell>
          <table:table-cell office:value-type="float" office:value="-0.667726">
            <text:p>-0.667726</text:p>
          </table:table-cell>
        </table:table-row>
        <table:table-row table:style-name="ro1">
          <table:table-cell/>
          <table:table-cell office:value-type="float" office:value="-0.457407">
            <text:p>-0.457407</text:p>
          </table:table-cell>
          <table:table-cell office:value-type="float" office:value="1.24723">
            <text:p>1.24723</text:p>
          </table:table-cell>
          <table:table-cell office:value-type="float" office:value="-1.30315">
            <text:p>-1.30315</text:p>
          </table:table-cell>
          <table:table-cell office:value-type="float" office:value="0.814839">
            <text:p>0.814839</text:p>
          </table:table-cell>
          <table:table-cell office:value-type="float" office:value="-0.840934">
            <text:p>-0.840934</text:p>
          </table:table-cell>
        </table:table-row>
        <table:table-row table:style-name="ro1">
          <table:table-cell/>
          <table:table-cell office:value-type="float" office:value="-1.70663">
            <text:p>-1.70663</text:p>
          </table:table-cell>
          <table:table-cell office:value-type="float" office:value="0.640902">
            <text:p>0.640902</text:p>
          </table:table-cell>
          <table:table-cell office:value-type="float" office:value="-0.471724">
            <text:p>-0.471724</text:p>
          </table:table-cell>
          <table:table-cell office:value-type="float" office:value="-0.702227">
            <text:p>-0.702227</text:p>
          </table:table-cell>
          <table:table-cell office:value-type="float" office:value="-0.803727">
            <text:p>-0.803727</text:p>
          </table:table-cell>
        </table:table-row>
        <table:table-row table:style-name="ro1">
          <table:table-cell/>
          <table:table-cell office:value-type="float" office:value="-1.05385">
            <text:p>-1.05385</text:p>
          </table:table-cell>
          <table:table-cell office:value-type="float" office:value="-0.3456">
            <text:p>-0.3456</text:p>
          </table:table-cell>
          <table:table-cell office:value-type="float" office:value="0.429363">
            <text:p>0.429363</text:p>
          </table:table-cell>
          <table:table-cell office:value-type="float" office:value="-0.933721">
            <text:p>-0.933721</text:p>
          </table:table-cell>
          <table:table-cell office:value-type="float" office:value="0.917665">
            <text:p>0.917665</text:p>
          </table:table-cell>
        </table:table-row>
        <table:table-row table:style-name="ro1">
          <table:table-cell/>
          <table:table-cell office:value-type="float" office:value="0.0454788">
            <text:p>0.0454788</text:p>
          </table:table-cell>
          <table:table-cell office:value-type="float" office:value="0.585906">
            <text:p>0.585906</text:p>
          </table:table-cell>
          <table:table-cell office:value-type="float" office:value="3.16374">
            <text:p>3.16374</text:p>
          </table:table-cell>
          <table:table-cell office:value-type="float" office:value="-0.316476">
            <text:p>-0.316476</text:p>
          </table:table-cell>
          <table:table-cell office:value-type="float" office:value="-0.621191">
            <text:p>-0.621191</text:p>
          </table:table-cell>
        </table:table-row>
        <table:table-row table:style-name="ro1">
          <table:table-cell/>
          <table:table-cell office:value-type="float" office:value="-0.509008">
            <text:p>-0.509008</text:p>
          </table:table-cell>
          <table:table-cell office:value-type="float" office:value="-1.1773">
            <text:p>-1.1773</text:p>
          </table:table-cell>
          <table:table-cell office:value-type="float" office:value="0.300344">
            <text:p>0.300344</text:p>
          </table:table-cell>
          <table:table-cell office:value-type="float" office:value="-0.374474">
            <text:p>-0.374474</text:p>
          </table:table-cell>
          <table:table-cell office:value-type="float" office:value="-0.124353">
            <text:p>-0.124353</text:p>
          </table:table-cell>
        </table:table-row>
        <table:table-row table:style-name="ro1">
          <table:table-cell/>
          <table:table-cell office:value-type="float" office:value="-1.86639">
            <text:p>-1.86639</text:p>
          </table:table-cell>
          <table:table-cell office:value-type="float" office:value="0.590015">
            <text:p>0.590015</text:p>
          </table:table-cell>
          <table:table-cell office:value-type="float" office:value="0.96331">
            <text:p>0.96331</text:p>
          </table:table-cell>
          <table:table-cell office:value-type="float" office:value="-1.75382">
            <text:p>-1.75382</text:p>
          </table:table-cell>
          <table:table-cell office:value-type="float" office:value="-0.459099">
            <text:p>-0.459099</text:p>
          </table:table-cell>
        </table:table-row>
        <table:table-row table:style-name="ro1">
          <table:table-cell/>
          <table:table-cell office:value-type="float" office:value="-2.85271">
            <text:p>-2.85271</text:p>
          </table:table-cell>
          <table:table-cell office:value-type="float" office:value="-0.00919195">
            <text:p>-0.00919195</text:p>
          </table:table-cell>
          <table:table-cell office:value-type="float" office:value="-0.29636">
            <text:p>-0.29636</text:p>
          </table:table-cell>
          <table:table-cell office:value-type="float" office:value="-0.167341">
            <text:p>-0.167341</text:p>
          </table:table-cell>
          <table:table-cell office:value-type="float" office:value="0.624442">
            <text:p>0.624442</text:p>
          </table:table-cell>
        </table:table-row>
        <table:table-row table:style-name="ro1">
          <table:table-cell/>
          <table:table-cell office:value-type="float" office:value="1.26841">
            <text:p>1.26841</text:p>
          </table:table-cell>
          <table:table-cell office:value-type="float" office:value="-1.35029">
            <text:p>-1.35029</text:p>
          </table:table-cell>
          <table:table-cell office:value-type="float" office:value="-1.11686">
            <text:p>-1.11686</text:p>
          </table:table-cell>
          <table:table-cell office:value-type="float" office:value="0.05371">
            <text:p>0.05371</text:p>
          </table:table-cell>
          <table:table-cell office:value-type="float" office:value="0.978038">
            <text:p>0.978038</text:p>
          </table:table-cell>
        </table:table-row>
        <table:table-row table:style-name="ro1">
          <table:table-cell/>
          <table:table-cell office:value-type="float" office:value="0.183114">
            <text:p>0.183114</text:p>
          </table:table-cell>
          <table:table-cell office:value-type="float" office:value="-0.974468">
            <text:p>-0.974468</text:p>
          </table:table-cell>
          <table:table-cell office:value-type="float" office:value="1.4393">
            <text:p>1.4393</text:p>
          </table:table-cell>
          <table:table-cell office:value-type="float" office:value="1.26408">
            <text:p>1.26408</text:p>
          </table:table-cell>
          <table:table-cell office:value-type="float" office:value="-1.06816">
            <text:p>-1.06816</text:p>
          </table:table-cell>
        </table:table-row>
        <table:table-row table:style-name="ro1">
          <table:table-cell/>
          <table:table-cell office:value-type="float" office:value="0.0565639">
            <text:p>0.0565639</text:p>
          </table:table-cell>
          <table:table-cell office:value-type="float" office:value="0.109264">
            <text:p>0.109264</text:p>
          </table:table-cell>
          <table:table-cell office:value-type="float" office:value="0.953641">
            <text:p>0.953641</text:p>
          </table:table-cell>
          <table:table-cell office:value-type="float" office:value="1.25139">
            <text:p>1.25139</text:p>
          </table:table-cell>
          <table:table-cell office:value-type="float" office:value="-0.0546456">
            <text:p>-0.0546456</text:p>
          </table:table-cell>
        </table:table-row>
        <table:table-row table:style-name="ro1">
          <table:table-cell/>
          <table:table-cell office:value-type="float" office:value="2.08192">
            <text:p>2.08192</text:p>
          </table:table-cell>
          <table:table-cell office:value-type="float" office:value="-0.244645">
            <text:p>-0.244645</text:p>
          </table:table-cell>
          <table:table-cell office:value-type="float" office:value="0.254466">
            <text:p>0.254466</text:p>
          </table:table-cell>
          <table:table-cell office:value-type="float" office:value="-0.774241">
            <text:p>-0.774241</text:p>
          </table:table-cell>
          <table:table-cell office:value-type="float" office:value="0.213231">
            <text:p>0.213231</text:p>
          </table:table-cell>
        </table:table-row>
        <table:table-row table:style-name="ro1">
          <table:table-cell/>
          <table:table-cell office:value-type="float" office:value="-0.901414">
            <text:p>-0.901414</text:p>
          </table:table-cell>
          <table:table-cell office:value-type="float" office:value="-1.14178">
            <text:p>-1.14178</text:p>
          </table:table-cell>
          <table:table-cell office:value-type="float" office:value="-0.263532">
            <text:p>-0.263532</text:p>
          </table:table-cell>
          <table:table-cell office:value-type="float" office:value="0.27797">
            <text:p>0.27797</text:p>
          </table:table-cell>
          <table:table-cell office:value-type="float" office:value="0.624227">
            <text:p>0.624227</text:p>
          </table:table-cell>
        </table:table-row>
        <table:table-row table:style-name="ro1">
          <table:table-cell/>
          <table:table-cell office:value-type="float" office:value="-0.327604">
            <text:p>-0.327604</text:p>
          </table:table-cell>
          <table:table-cell office:value-type="float" office:value="2.07341">
            <text:p>2.07341</text:p>
          </table:table-cell>
          <table:table-cell office:value-type="float" office:value="1.27067">
            <text:p>1.27067</text:p>
          </table:table-cell>
          <table:table-cell office:value-type="float" office:value="-0.906189">
            <text:p>-0.906189</text:p>
          </table:table-cell>
          <table:table-cell office:value-type="float" office:value="-1.07055">
            <text:p>-1.07055</text:p>
          </table:table-cell>
        </table:table-row>
        <table:table-row table:style-name="ro1">
          <table:table-cell/>
          <table:table-cell office:value-type="float" office:value="0.776338">
            <text:p>0.776338</text:p>
          </table:table-cell>
          <table:table-cell office:value-type="float" office:value="-1.04069">
            <text:p>-1.04069</text:p>
          </table:table-cell>
          <table:table-cell office:value-type="float" office:value="-1.34494">
            <text:p>-1.34494</text:p>
          </table:table-cell>
          <table:table-cell office:value-type="float" office:value="0.558521">
            <text:p>0.558521</text:p>
          </table:table-cell>
          <table:table-cell office:value-type="float" office:value="0.169005">
            <text:p>0.169005</text:p>
          </table:table-cell>
        </table:table-row>
        <table:table-row table:style-name="ro1">
          <table:table-cell/>
          <table:table-cell office:value-type="float" office:value="0.154176">
            <text:p>0.154176</text:p>
          </table:table-cell>
          <table:table-cell office:value-type="float" office:value="-0.806184">
            <text:p>-0.806184</text:p>
          </table:table-cell>
          <table:table-cell office:value-type="float" office:value="2.18556">
            <text:p>2.18556</text:p>
          </table:table-cell>
          <table:table-cell office:value-type="float" office:value="0.506836">
            <text:p>0.506836</text:p>
          </table:table-cell>
          <table:table-cell office:value-type="float" office:value="-0.944274">
            <text:p>-0.944274</text:p>
          </table:table-cell>
        </table:table-row>
        <table:table-row table:style-name="ro1">
          <table:table-cell/>
          <table:table-cell office:value-type="float" office:value="1.03405">
            <text:p>1.03405</text:p>
          </table:table-cell>
          <table:table-cell office:value-type="float" office:value="-1.54924">
            <text:p>-1.54924</text:p>
          </table:table-cell>
          <table:table-cell office:value-type="float" office:value="0.0932985">
            <text:p>0.0932985</text:p>
          </table:table-cell>
          <table:table-cell office:value-type="float" office:value="0.26343">
            <text:p>0.26343</text:p>
          </table:table-cell>
          <table:table-cell office:value-type="float" office:value="-0.528297">
            <text:p>-0.528297</text:p>
          </table:table-cell>
        </table:table-row>
        <table:table-row table:style-name="ro1">
          <table:table-cell/>
          <table:table-cell office:value-type="float" office:value="-1.86541">
            <text:p>-1.86541</text:p>
          </table:table-cell>
          <table:table-cell office:value-type="float" office:value="0.266364">
            <text:p>0.266364</text:p>
          </table:table-cell>
          <table:table-cell office:value-type="float" office:value="-0.257161">
            <text:p>-0.257161</text:p>
          </table:table-cell>
          <table:table-cell office:value-type="float" office:value="0.427988">
            <text:p>0.427988</text:p>
          </table:table-cell>
          <table:table-cell office:value-type="float" office:value="-0.626183">
            <text:p>-0.626183</text:p>
          </table:table-cell>
        </table:table-row>
        <table:table-row table:style-name="ro1">
          <table:table-cell/>
          <table:table-cell office:value-type="float" office:value="-0.357549">
            <text:p>-0.357549</text:p>
          </table:table-cell>
          <table:table-cell office:value-type="float" office:value="3.16459">
            <text:p>3.16459</text:p>
          </table:table-cell>
          <table:table-cell office:value-type="float" office:value="-1.42211">
            <text:p>-1.42211</text:p>
          </table:table-cell>
          <table:table-cell office:value-type="float" office:value="1.59989">
            <text:p>1.59989</text:p>
          </table:table-cell>
          <table:table-cell office:value-type="float" office:value="0.824317">
            <text:p>0.824317</text:p>
          </table:table-cell>
        </table:table-row>
        <table:table-row table:style-name="ro1">
          <table:table-cell/>
          <table:table-cell office:value-type="float" office:value="1.52258">
            <text:p>1.52258</text:p>
          </table:table-cell>
          <table:table-cell office:value-type="float" office:value="1.02135">
            <text:p>1.02135</text:p>
          </table:table-cell>
          <table:table-cell office:value-type="float" office:value="-1.82254">
            <text:p>-1.82254</text:p>
          </table:table-cell>
          <table:table-cell office:value-type="float" office:value="-0.201417">
            <text:p>-0.201417</text:p>
          </table:table-cell>
          <table:table-cell office:value-type="float" office:value="0.164178">
            <text:p>0.164178</text:p>
          </table:table-cell>
        </table:table-row>
        <table:table-row table:style-name="ro1">
          <table:table-cell/>
          <table:table-cell office:value-type="float" office:value="0.66281">
            <text:p>0.66281</text:p>
          </table:table-cell>
          <table:table-cell office:value-type="float" office:value="-0.87424">
            <text:p>-0.87424</text:p>
          </table:table-cell>
          <table:table-cell office:value-type="float" office:value="0.712301">
            <text:p>0.712301</text:p>
          </table:table-cell>
          <table:table-cell office:value-type="float" office:value="-0.188544">
            <text:p>-0.188544</text:p>
          </table:table-cell>
          <table:table-cell office:value-type="float" office:value="-1.12599">
            <text:p>-1.12599</text:p>
          </table:table-cell>
        </table:table-row>
        <table:table-row table:style-name="ro1">
          <table:table-cell/>
          <table:table-cell office:value-type="float" office:value="0.422688">
            <text:p>0.422688</text:p>
          </table:table-cell>
          <table:table-cell office:value-type="float" office:value="-1.07545">
            <text:p>-1.07545</text:p>
          </table:table-cell>
          <table:table-cell office:value-type="float" office:value="-0.110513">
            <text:p>-0.110513</text:p>
          </table:table-cell>
          <table:table-cell office:value-type="float" office:value="-1.17803">
            <text:p>-1.17803</text:p>
          </table:table-cell>
          <table:table-cell office:value-type="float" office:value="-0.226196">
            <text:p>-0.226196</text:p>
          </table:table-cell>
        </table:table-row>
        <table:table-row table:style-name="ro1">
          <table:table-cell/>
          <table:table-cell office:value-type="float" office:value="-1.10789">
            <text:p>-1.10789</text:p>
          </table:table-cell>
          <table:table-cell office:value-type="float" office:value="-0.0151248">
            <text:p>-0.0151248</text:p>
          </table:table-cell>
          <table:table-cell office:value-type="float" office:value="1.30874">
            <text:p>1.30874</text:p>
          </table:table-cell>
          <table:table-cell office:value-type="float" office:value="0.220659">
            <text:p>0.220659</text:p>
          </table:table-cell>
          <table:table-cell office:value-type="float" office:value="1.17852">
            <text:p>1.17852</text:p>
          </table:table-cell>
        </table:table-row>
        <table:table-row table:style-name="ro1">
          <table:table-cell/>
          <table:table-cell office:value-type="float" office:value="-0.1425">
            <text:p>-0.1425</text:p>
          </table:table-cell>
          <table:table-cell office:value-type="float" office:value="-0.256479">
            <text:p>-0.256479</text:p>
          </table:table-cell>
          <table:table-cell office:value-type="float" office:value="-0.158865">
            <text:p>-0.158865</text:p>
          </table:table-cell>
          <table:table-cell office:value-type="float" office:value="-0.109881">
            <text:p>-0.109881</text:p>
          </table:table-cell>
          <table:table-cell office:value-type="float" office:value="-0.544591">
            <text:p>-0.544591</text:p>
          </table:table-cell>
        </table:table-row>
        <table:table-row table:style-name="ro1">
          <table:table-cell/>
          <table:table-cell office:value-type="float" office:value="2.14506">
            <text:p>2.14506</text:p>
          </table:table-cell>
          <table:table-cell office:value-type="float" office:value="0.770363">
            <text:p>0.770363</text:p>
          </table:table-cell>
          <table:table-cell office:value-type="float" office:value="0.315488">
            <text:p>0.315488</text:p>
          </table:table-cell>
          <table:table-cell office:value-type="float" office:value="1.52836">
            <text:p>1.52836</text:p>
          </table:table-cell>
          <table:table-cell office:value-type="float" office:value="1.28367">
            <text:p>1.28367</text:p>
          </table:table-cell>
        </table:table-row>
        <table:table-row table:style-name="ro1">
          <table:table-cell/>
          <table:table-cell office:value-type="float" office:value="-2.17548">
            <text:p>-2.17548</text:p>
          </table:table-cell>
          <table:table-cell office:value-type="float" office:value="-1.2161">
            <text:p>-1.2161</text:p>
          </table:table-cell>
          <table:table-cell office:value-type="float" office:value="0.919899">
            <text:p>0.919899</text:p>
          </table:table-cell>
          <table:table-cell office:value-type="float" office:value="-0.129961">
            <text:p>-0.129961</text:p>
          </table:table-cell>
          <table:table-cell office:value-type="float" office:value="-0.00884727">
            <text:p>-0.00884727</text:p>
          </table:table-cell>
        </table:table-row>
        <table:table-row table:style-name="ro1">
          <table:table-cell/>
          <table:table-cell office:value-type="float" office:value="1.08223">
            <text:p>1.08223</text:p>
          </table:table-cell>
          <table:table-cell office:value-type="float" office:value="-0.126403">
            <text:p>-0.126403</text:p>
          </table:table-cell>
          <table:table-cell office:value-type="float" office:value="0.8969">
            <text:p>0.8969</text:p>
          </table:table-cell>
          <table:table-cell office:value-type="float" office:value="0.216382">
            <text:p>0.216382</text:p>
          </table:table-cell>
          <table:table-cell office:value-type="float" office:value="-0.697723">
            <text:p>-0.697723</text:p>
          </table:table-cell>
        </table:table-row>
        <table:table-row table:style-name="ro1">
          <table:table-cell/>
          <table:table-cell office:value-type="float" office:value="0.0303644">
            <text:p>0.0303644</text:p>
          </table:table-cell>
          <table:table-cell office:value-type="float" office:value="-0.768773">
            <text:p>-0.768773</text:p>
          </table:table-cell>
          <table:table-cell office:value-type="float" office:value="0.131608">
            <text:p>0.131608</text:p>
          </table:table-cell>
          <table:table-cell office:value-type="float" office:value="0.0965172">
            <text:p>0.0965172</text:p>
          </table:table-cell>
          <table:table-cell office:value-type="float" office:value="1.14553">
            <text:p>1.14553</text:p>
          </table:table-cell>
        </table:table-row>
        <table:table-row table:style-name="ro1">
          <table:table-cell/>
          <table:table-cell office:value-type="float" office:value="0.422148">
            <text:p>0.422148</text:p>
          </table:table-cell>
          <table:table-cell office:value-type="float" office:value="0.60433">
            <text:p>0.60433</text:p>
          </table:table-cell>
          <table:table-cell office:value-type="float" office:value="1.5443">
            <text:p>1.5443</text:p>
          </table:table-cell>
          <table:table-cell office:value-type="float" office:value="-0.104716">
            <text:p>-0.104716</text:p>
          </table:table-cell>
          <table:table-cell office:value-type="float" office:value="0.332544">
            <text:p>0.332544</text:p>
          </table:table-cell>
        </table:table-row>
        <table:table-row table:style-name="ro1">
          <table:table-cell/>
          <table:table-cell office:value-type="float" office:value="2.05481">
            <text:p>2.05481</text:p>
          </table:table-cell>
          <table:table-cell office:value-type="float" office:value="-1.04864">
            <text:p>-1.04864</text:p>
          </table:table-cell>
          <table:table-cell office:value-type="float" office:value="0.0138056">
            <text:p>0.0138056</text:p>
          </table:table-cell>
          <table:table-cell office:value-type="float" office:value="1.08241">
            <text:p>1.08241</text:p>
          </table:table-cell>
          <table:table-cell office:value-type="float" office:value="0.0567545">
            <text:p>0.0567545</text:p>
          </table:table-cell>
        </table:table-row>
        <table:table-row table:style-name="ro1">
          <table:table-cell/>
          <table:table-cell office:value-type="float" office:value="-1.58778">
            <text:p>-1.58778</text:p>
          </table:table-cell>
          <table:table-cell office:value-type="float" office:value="0.273084">
            <text:p>0.273084</text:p>
          </table:table-cell>
          <table:table-cell office:value-type="float" office:value="-0.142794">
            <text:p>-0.142794</text:p>
          </table:table-cell>
          <table:table-cell office:value-type="float" office:value="2.21249">
            <text:p>2.21249</text:p>
          </table:table-cell>
          <table:table-cell office:value-type="float" office:value="-1.16048">
            <text:p>-1.16048</text:p>
          </table:table-cell>
        </table:table-row>
        <table:table-row table:style-name="ro1">
          <table:table-cell/>
          <table:table-cell office:value-type="float" office:value="-0.0242421">
            <text:p>-0.0242421</text:p>
          </table:table-cell>
          <table:table-cell office:value-type="float" office:value="2.29788">
            <text:p>2.29788</text:p>
          </table:table-cell>
          <table:table-cell office:value-type="float" office:value="-0.890335">
            <text:p>-0.890335</text:p>
          </table:table-cell>
          <table:table-cell office:value-type="float" office:value="0.800683">
            <text:p>0.800683</text:p>
          </table:table-cell>
          <table:table-cell office:value-type="float" office:value="-0.176205">
            <text:p>-0.176205</text:p>
          </table:table-cell>
        </table:table-row>
        <table:table-row table:style-name="ro1">
          <table:table-cell/>
          <table:table-cell office:value-type="float" office:value="-1.40303">
            <text:p>-1.40303</text:p>
          </table:table-cell>
          <table:table-cell office:value-type="float" office:value="0.488503">
            <text:p>0.488503</text:p>
          </table:table-cell>
          <table:table-cell office:value-type="float" office:value="0.198308">
            <text:p>0.198308</text:p>
          </table:table-cell>
          <table:table-cell office:value-type="float" office:value="0.312129">
            <text:p>0.312129</text:p>
          </table:table-cell>
          <table:table-cell office:value-type="float" office:value="0.854826">
            <text:p>0.854826</text:p>
          </table:table-cell>
        </table:table-row>
        <table:table-row table:style-name="ro1">
          <table:table-cell/>
          <table:table-cell office:value-type="float" office:value="1.19539">
            <text:p>1.19539</text:p>
          </table:table-cell>
          <table:table-cell office:value-type="float" office:value="0.0901047">
            <text:p>0.0901047</text:p>
          </table:table-cell>
          <table:table-cell office:value-type="float" office:value="0.699095">
            <text:p>0.699095</text:p>
          </table:table-cell>
          <table:table-cell office:value-type="float" office:value="0.481129">
            <text:p>0.481129</text:p>
          </table:table-cell>
          <table:table-cell office:value-type="float" office:value="-0.458194">
            <text:p>-0.458194</text:p>
          </table:table-cell>
        </table:table-row>
        <table:table-row table:style-name="ro1">
          <table:table-cell/>
          <table:table-cell office:value-type="float" office:value="-0.195639">
            <text:p>-0.195639</text:p>
          </table:table-cell>
          <table:table-cell office:value-type="float" office:value="-0.0328335">
            <text:p>-0.0328335</text:p>
          </table:table-cell>
          <table:table-cell office:value-type="float" office:value="0.17621">
            <text:p>0.17621</text:p>
          </table:table-cell>
          <table:table-cell office:value-type="float" office:value="-0.386177">
            <text:p>-0.386177</text:p>
          </table:table-cell>
          <table:table-cell office:value-type="float" office:value="-0.936482">
            <text:p>-0.936482</text:p>
          </table:table-cell>
        </table:table-row>
        <table:table-row table:style-name="ro1">
          <table:table-cell/>
          <table:table-cell office:value-type="float" office:value="0.296344">
            <text:p>0.296344</text:p>
          </table:table-cell>
          <table:table-cell office:value-type="float" office:value="0.462117">
            <text:p>0.462117</text:p>
          </table:table-cell>
          <table:table-cell office:value-type="float" office:value="-1.89146">
            <text:p>-1.89146</text:p>
          </table:table-cell>
          <table:table-cell office:value-type="float" office:value="-0.147173">
            <text:p>-0.147173</text:p>
          </table:table-cell>
          <table:table-cell office:value-type="float" office:value="1.02368">
            <text:p>1.02368</text:p>
          </table:table-cell>
        </table:table-row>
        <table:table-row table:style-name="ro1">
          <table:table-cell/>
          <table:table-cell office:value-type="float" office:value="2.00235">
            <text:p>2.00235</text:p>
          </table:table-cell>
          <table:table-cell office:value-type="float" office:value="-0.0942901">
            <text:p>-0.0942901</text:p>
          </table:table-cell>
          <table:table-cell office:value-type="float" office:value="-1.38532">
            <text:p>-1.38532</text:p>
          </table:table-cell>
          <table:table-cell office:value-type="float" office:value="-0.0795944">
            <text:p>-0.0795944</text:p>
          </table:table-cell>
          <table:table-cell office:value-type="float" office:value="0.463929">
            <text:p>0.463929</text:p>
          </table:table-cell>
        </table:table-row>
        <table:table-row table:style-name="ro1">
          <table:table-cell/>
          <table:table-cell office:value-type="float" office:value="-0.579406">
            <text:p>-0.579406</text:p>
          </table:table-cell>
          <table:table-cell office:value-type="float" office:value="0.437554">
            <text:p>0.437554</text:p>
          </table:table-cell>
          <table:table-cell office:value-type="float" office:value="0.422588">
            <text:p>0.422588</text:p>
          </table:table-cell>
          <table:table-cell office:value-type="float" office:value="1.3957">
            <text:p>1.3957</text:p>
          </table:table-cell>
          <table:table-cell office:value-type="float" office:value="0.118016">
            <text:p>0.118016</text:p>
          </table:table-cell>
        </table:table-row>
        <table:table-row table:style-name="ro1">
          <table:table-cell/>
          <table:table-cell office:value-type="float" office:value="0.178678">
            <text:p>0.178678</text:p>
          </table:table-cell>
          <table:table-cell office:value-type="float" office:value="-1.41035">
            <text:p>-1.41035</text:p>
          </table:table-cell>
          <table:table-cell office:value-type="float" office:value="0.944536">
            <text:p>0.944536</text:p>
          </table:table-cell>
          <table:table-cell office:value-type="float" office:value="-0.34369">
            <text:p>-0.34369</text:p>
          </table:table-cell>
          <table:table-cell office:value-type="float" office:value="-1.16731">
            <text:p>-1.16731</text:p>
          </table:table-cell>
        </table:table-row>
        <table:table-row table:style-name="ro1">
          <table:table-cell/>
          <table:table-cell office:value-type="float" office:value="-1.01769">
            <text:p>-1.01769</text:p>
          </table:table-cell>
          <table:table-cell office:value-type="float" office:value="2.99739">
            <text:p>2.99739</text:p>
          </table:table-cell>
          <table:table-cell office:value-type="float" office:value="0.667361">
            <text:p>0.667361</text:p>
          </table:table-cell>
          <table:table-cell office:value-type="float" office:value="0.146285">
            <text:p>0.146285</text:p>
          </table:table-cell>
          <table:table-cell office:value-type="float" office:value="0.271433">
            <text:p>0.271433</text:p>
          </table:table-cell>
        </table:table-row>
        <table:table-row table:style-name="ro1">
          <table:table-cell/>
          <table:table-cell office:value-type="float" office:value="-0.761379">
            <text:p>-0.761379</text:p>
          </table:table-cell>
          <table:table-cell office:value-type="float" office:value="1.8492">
            <text:p>1.8492</text:p>
          </table:table-cell>
          <table:table-cell office:value-type="float" office:value="0.245996">
            <text:p>0.245996</text:p>
          </table:table-cell>
          <table:table-cell office:value-type="float" office:value="-0.198357">
            <text:p>-0.198357</text:p>
          </table:table-cell>
          <table:table-cell office:value-type="float" office:value="0.307204">
            <text:p>0.307204</text:p>
          </table:table-cell>
        </table:table-row>
        <table:table-row table:style-name="ro1">
          <table:table-cell/>
          <table:table-cell office:value-type="float" office:value="0.736278">
            <text:p>0.736278</text:p>
          </table:table-cell>
          <table:table-cell office:value-type="float" office:value="0.010356">
            <text:p>0.010356</text:p>
          </table:table-cell>
          <table:table-cell office:value-type="float" office:value="-0.455743">
            <text:p>-0.455743</text:p>
          </table:table-cell>
          <table:table-cell office:value-type="float" office:value="-2.03144">
            <text:p>-2.03144</text:p>
          </table:table-cell>
          <table:table-cell office:value-type="float" office:value="-0.962126">
            <text:p>-0.962126</text:p>
          </table:table-cell>
        </table:table-row>
        <table:table-row table:style-name="ro1">
          <table:table-cell/>
          <table:table-cell office:value-type="float" office:value="-1.68682">
            <text:p>-1.68682</text:p>
          </table:table-cell>
          <table:table-cell office:value-type="float" office:value="0.908223">
            <text:p>0.908223</text:p>
          </table:table-cell>
          <table:table-cell office:value-type="float" office:value="-0.398125">
            <text:p>-0.398125</text:p>
          </table:table-cell>
          <table:table-cell office:value-type="float" office:value="1.37078">
            <text:p>1.37078</text:p>
          </table:table-cell>
          <table:table-cell office:value-type="float" office:value="0.667426">
            <text:p>0.667426</text:p>
          </table:table-cell>
        </table:table-row>
        <table:table-row table:style-name="ro1">
          <table:table-cell/>
          <table:table-cell office:value-type="float" office:value="-0.718341">
            <text:p>-0.718341</text:p>
          </table:table-cell>
          <table:table-cell office:value-type="float" office:value="-1.83332">
            <text:p>-1.83332</text:p>
          </table:table-cell>
          <table:table-cell office:value-type="float" office:value="-0.658327">
            <text:p>-0.658327</text:p>
          </table:table-cell>
          <table:table-cell office:value-type="float" office:value="0.419567">
            <text:p>0.419567</text:p>
          </table:table-cell>
          <table:table-cell office:value-type="float" office:value="0.158907">
            <text:p>0.158907</text:p>
          </table:table-cell>
        </table:table-row>
        <table:table-row table:style-name="ro1">
          <table:table-cell/>
          <table:table-cell office:value-type="float" office:value="1.61403">
            <text:p>1.61403</text:p>
          </table:table-cell>
          <table:table-cell office:value-type="float" office:value="0.174554">
            <text:p>0.174554</text:p>
          </table:table-cell>
          <table:table-cell office:value-type="float" office:value="-1.12961">
            <text:p>-1.12961</text:p>
          </table:table-cell>
          <table:table-cell office:value-type="float" office:value="-0.246663">
            <text:p>-0.246663</text:p>
          </table:table-cell>
          <table:table-cell office:value-type="float" office:value="-1.90738">
            <text:p>-1.90738</text:p>
          </table:table-cell>
        </table:table-row>
        <table:table-row table:style-name="ro1">
          <table:table-cell/>
          <table:table-cell office:value-type="float" office:value="1.20199">
            <text:p>1.20199</text:p>
          </table:table-cell>
          <table:table-cell office:value-type="float" office:value="0.710505">
            <text:p>0.710505</text:p>
          </table:table-cell>
          <table:table-cell office:value-type="float" office:value="-0.242169">
            <text:p>-0.242169</text:p>
          </table:table-cell>
          <table:table-cell office:value-type="float" office:value="-0.895111">
            <text:p>-0.895111</text:p>
          </table:table-cell>
          <table:table-cell office:value-type="float" office:value="-0.78633">
            <text:p>-0.78633</text:p>
          </table:table-cell>
        </table:table-row>
        <table:table-row table:style-name="ro1">
          <table:table-cell/>
          <table:table-cell office:value-type="float" office:value="-1.86417">
            <text:p>-1.86417</text:p>
          </table:table-cell>
          <table:table-cell office:value-type="float" office:value="-0.085178">
            <text:p>-0.085178</text:p>
          </table:table-cell>
          <table:table-cell office:value-type="float" office:value="0.3732">
            <text:p>0.3732</text:p>
          </table:table-cell>
          <table:table-cell office:value-type="float" office:value="1.28574">
            <text:p>1.28574</text:p>
          </table:table-cell>
          <table:table-cell office:value-type="float" office:value="-0.477891">
            <text:p>-0.477891</text:p>
          </table:table-cell>
        </table:table-row>
        <table:table-row table:style-name="ro1">
          <table:table-cell/>
          <table:table-cell office:value-type="float" office:value="0.483431">
            <text:p>0.483431</text:p>
          </table:table-cell>
          <table:table-cell office:value-type="float" office:value="0.594786">
            <text:p>0.594786</text:p>
          </table:table-cell>
          <table:table-cell office:value-type="float" office:value="-2.18069">
            <text:p>-2.18069</text:p>
          </table:table-cell>
          <table:table-cell office:value-type="float" office:value="0.868819">
            <text:p>0.868819</text:p>
          </table:table-cell>
          <table:table-cell office:value-type="float" office:value="0.573994">
            <text:p>0.573994</text:p>
          </table:table-cell>
        </table:table-row>
        <table:table-row table:style-name="ro1">
          <table:table-cell/>
          <table:table-cell office:value-type="float" office:value="-0.647248">
            <text:p>-0.647248</text:p>
          </table:table-cell>
          <table:table-cell office:value-type="float" office:value="-1.29956">
            <text:p>-1.29956</text:p>
          </table:table-cell>
          <table:table-cell office:value-type="float" office:value="0.436148">
            <text:p>0.436148</text:p>
          </table:table-cell>
          <table:table-cell office:value-type="float" office:value="0.191807">
            <text:p>0.191807</text:p>
          </table:table-cell>
          <table:table-cell office:value-type="float" office:value="-0.644859">
            <text:p>-0.644859</text:p>
          </table:table-cell>
        </table:table-row>
        <table:table-row table:style-name="ro1">
          <table:table-cell/>
          <table:table-cell office:value-type="float" office:value="0.727173">
            <text:p>0.727173</text:p>
          </table:table-cell>
          <table:table-cell office:value-type="float" office:value="-1.51463">
            <text:p>-1.51463</text:p>
          </table:table-cell>
          <table:table-cell office:value-type="float" office:value="0.115135">
            <text:p>0.115135</text:p>
          </table:table-cell>
          <table:table-cell office:value-type="float" office:value="-0.518366">
            <text:p>-0.518366</text:p>
          </table:table-cell>
          <table:table-cell office:value-type="float" office:value="-0.225116">
            <text:p>-0.225116</text:p>
          </table:table-cell>
        </table:table-row>
        <table:table-row table:style-name="ro1">
          <table:table-cell/>
          <table:table-cell office:value-type="float" office:value="-0.0865537">
            <text:p>-0.0865537</text:p>
          </table:table-cell>
          <table:table-cell office:value-type="float" office:value="1.87466">
            <text:p>1.87466</text:p>
          </table:table-cell>
          <table:table-cell office:value-type="float" office:value="-0.647184">
            <text:p>-0.647184</text:p>
          </table:table-cell>
          <table:table-cell office:value-type="float" office:value="0.0613682">
            <text:p>0.0613682</text:p>
          </table:table-cell>
          <table:table-cell office:value-type="float" office:value="1.19909">
            <text:p>1.19909</text:p>
          </table:table-cell>
        </table:table-row>
        <table:table-row table:style-name="ro1">
          <table:table-cell/>
          <table:table-cell office:value-type="float" office:value="0.684183">
            <text:p>0.684183</text:p>
          </table:table-cell>
          <table:table-cell office:value-type="float" office:value="0.949548">
            <text:p>0.949548</text:p>
          </table:table-cell>
          <table:table-cell office:value-type="float" office:value="-0.178613">
            <text:p>-0.178613</text:p>
          </table:table-cell>
          <table:table-cell office:value-type="float" office:value="1.83063">
            <text:p>1.83063</text:p>
          </table:table-cell>
          <table:table-cell office:value-type="float" office:value="-0.754387">
            <text:p>-0.754387</text:p>
          </table:table-cell>
        </table:table-row>
        <table:table-row table:style-name="ro1">
          <table:table-cell/>
          <table:table-cell office:value-type="float" office:value="-0.860962">
            <text:p>-0.860962</text:p>
          </table:table-cell>
          <table:table-cell office:value-type="float" office:value="-0.113524">
            <text:p>-0.113524</text:p>
          </table:table-cell>
          <table:table-cell office:value-type="float" office:value="0.296587">
            <text:p>0.296587</text:p>
          </table:table-cell>
          <table:table-cell office:value-type="float" office:value="-1.04813">
            <text:p>-1.04813</text:p>
          </table:table-cell>
          <table:table-cell office:value-type="float" office:value="-0.27651">
            <text:p>-0.27651</text:p>
          </table:table-cell>
        </table:table-row>
        <table:table-row table:style-name="ro1">
          <table:table-cell/>
          <table:table-cell office:value-type="float" office:value="-0.80198">
            <text:p>-0.80198</text:p>
          </table:table-cell>
          <table:table-cell office:value-type="float" office:value="-0.426087">
            <text:p>-0.426087</text:p>
          </table:table-cell>
          <table:table-cell office:value-type="float" office:value="0.635243">
            <text:p>0.635243</text:p>
          </table:table-cell>
          <table:table-cell office:value-type="float" office:value="-1.24534">
            <text:p>-1.24534</text:p>
          </table:table-cell>
          <table:table-cell office:value-type="float" office:value="-0.237167">
            <text:p>-0.237167</text:p>
          </table:table-cell>
        </table:table-row>
        <table:table-row table:style-name="ro1">
          <table:table-cell/>
          <table:table-cell office:value-type="float" office:value="-1.0976">
            <text:p>-1.0976</text:p>
          </table:table-cell>
          <table:table-cell office:value-type="float" office:value="0.619283">
            <text:p>0.619283</text:p>
          </table:table-cell>
          <table:table-cell office:value-type="float" office:value="-0.365064">
            <text:p>-0.365064</text:p>
          </table:table-cell>
          <table:table-cell office:value-type="float" office:value="0.633997">
            <text:p>0.633997</text:p>
          </table:table-cell>
          <table:table-cell office:value-type="float" office:value="-0.4564">
            <text:p>-0.4564</text:p>
          </table:table-cell>
        </table:table-row>
        <table:table-row table:style-name="ro1">
          <table:table-cell/>
          <table:table-cell office:value-type="float" office:value="0.49264">
            <text:p>0.49264</text:p>
          </table:table-cell>
          <table:table-cell office:value-type="float" office:value="-0.973225">
            <text:p>-0.973225</text:p>
          </table:table-cell>
          <table:table-cell office:value-type="float" office:value="0.277217">
            <text:p>0.277217</text:p>
          </table:table-cell>
          <table:table-cell office:value-type="float" office:value="0.930585">
            <text:p>0.930585</text:p>
          </table:table-cell>
          <table:table-cell office:value-type="float" office:value="0.272792">
            <text:p>0.272792</text:p>
          </table:table-cell>
        </table:table-row>
        <table:table-row table:style-name="ro1">
          <table:table-cell/>
          <table:table-cell office:value-type="float" office:value="-0.635057">
            <text:p>-0.635057</text:p>
          </table:table-cell>
          <table:table-cell office:value-type="float" office:value="-0.385398">
            <text:p>-0.385398</text:p>
          </table:table-cell>
          <table:table-cell office:value-type="float" office:value="-0.256217">
            <text:p>-0.256217</text:p>
          </table:table-cell>
          <table:table-cell office:value-type="float" office:value="-1.49167">
            <text:p>-1.49167</text:p>
          </table:table-cell>
          <table:table-cell office:value-type="float" office:value="-0.944448">
            <text:p>-0.944448</text:p>
          </table:table-cell>
        </table:table-row>
        <table:table-row table:style-name="ro1">
          <table:table-cell/>
          <table:table-cell office:value-type="float" office:value="0.12505">
            <text:p>0.12505</text:p>
          </table:table-cell>
          <table:table-cell office:value-type="float" office:value="-0.203856">
            <text:p>-0.203856</text:p>
          </table:table-cell>
          <table:table-cell office:value-type="float" office:value="0.491418">
            <text:p>0.491418</text:p>
          </table:table-cell>
          <table:table-cell office:value-type="float" office:value="0.0325418">
            <text:p>0.0325418</text:p>
          </table:table-cell>
          <table:table-cell office:value-type="float" office:value="-0.083773">
            <text:p>-0.083773</text:p>
          </table:table-cell>
        </table:table-row>
        <table:table-row table:style-name="ro1">
          <table:table-cell/>
          <table:table-cell office:value-type="float" office:value="-0.728917">
            <text:p>-0.728917</text:p>
          </table:table-cell>
          <table:table-cell office:value-type="float" office:value="0.520465">
            <text:p>0.520465</text:p>
          </table:table-cell>
          <table:table-cell office:value-type="float" office:value="0.283753">
            <text:p>0.283753</text:p>
          </table:table-cell>
          <table:table-cell office:value-type="float" office:value="-0.365376">
            <text:p>-0.365376</text:p>
          </table:table-cell>
          <table:table-cell office:value-type="float" office:value="0.904553">
            <text:p>0.904553</text:p>
          </table:table-cell>
        </table:table-row>
        <table:table-row table:style-name="ro1">
          <table:table-cell/>
          <table:table-cell office:value-type="float" office:value="-0.951449">
            <text:p>-0.951449</text:p>
          </table:table-cell>
          <table:table-cell office:value-type="float" office:value="2.32248">
            <text:p>2.32248</text:p>
          </table:table-cell>
          <table:table-cell office:value-type="float" office:value="0.481854">
            <text:p>0.481854</text:p>
          </table:table-cell>
          <table:table-cell office:value-type="float" office:value="-0.282096">
            <text:p>-0.282096</text:p>
          </table:table-cell>
          <table:table-cell office:value-type="float" office:value="-0.768462">
            <text:p>-0.768462</text:p>
          </table:table-cell>
        </table:table-row>
        <table:table-row table:style-name="ro1">
          <table:table-cell/>
          <table:table-cell office:value-type="float" office:value="0.395924">
            <text:p>0.395924</text:p>
          </table:table-cell>
          <table:table-cell office:value-type="float" office:value="1.49496">
            <text:p>1.49496</text:p>
          </table:table-cell>
          <table:table-cell office:value-type="float" office:value="1.04639">
            <text:p>1.04639</text:p>
          </table:table-cell>
          <table:table-cell office:value-type="float" office:value="1.81056">
            <text:p>1.81056</text:p>
          </table:table-cell>
          <table:table-cell office:value-type="float" office:value="-0.734764">
            <text:p>-0.734764</text:p>
          </table:table-cell>
        </table:table-row>
        <table:table-row table:style-name="ro1">
          <table:table-cell/>
          <table:table-cell office:value-type="float" office:value="1.68598">
            <text:p>1.68598</text:p>
          </table:table-cell>
          <table:table-cell office:value-type="float" office:value="-1.17011">
            <text:p>-1.17011</text:p>
          </table:table-cell>
          <table:table-cell office:value-type="float" office:value="0.00149956">
            <text:p>0.00149956</text:p>
          </table:table-cell>
          <table:table-cell office:value-type="float" office:value="-1.19734">
            <text:p>-1.19734</text:p>
          </table:table-cell>
          <table:table-cell office:value-type="float" office:value="-0.249821">
            <text:p>-0.249821</text:p>
          </table:table-cell>
        </table:table-row>
        <table:table-row table:style-name="ro1">
          <table:table-cell/>
          <table:table-cell office:value-type="float" office:value="0.356629">
            <text:p>0.356629</text:p>
          </table:table-cell>
          <table:table-cell office:value-type="float" office:value="-1.63647">
            <text:p>-1.63647</text:p>
          </table:table-cell>
          <table:table-cell office:value-type="float" office:value="-0.217136">
            <text:p>-0.217136</text:p>
          </table:table-cell>
          <table:table-cell office:value-type="float" office:value="0.769458">
            <text:p>0.769458</text:p>
          </table:table-cell>
          <table:table-cell office:value-type="float" office:value="1.45412">
            <text:p>1.45412</text:p>
          </table:table-cell>
        </table:table-row>
        <table:table-row table:style-name="ro1">
          <table:table-cell/>
          <table:table-cell office:value-type="float" office:value="-0.651032">
            <text:p>-0.651032</text:p>
          </table:table-cell>
          <table:table-cell office:value-type="float" office:value="0.45433">
            <text:p>0.45433</text:p>
          </table:table-cell>
          <table:table-cell office:value-type="float" office:value="0.111616">
            <text:p>0.111616</text:p>
          </table:table-cell>
          <table:table-cell office:value-type="float" office:value="1.30855">
            <text:p>1.30855</text:p>
          </table:table-cell>
          <table:table-cell office:value-type="float" office:value="-2.28842">
            <text:p>-2.28842</text:p>
          </table:table-cell>
        </table:table-row>
        <table:table-row table:style-name="ro1">
          <table:table-cell/>
          <table:table-cell office:value-type="float" office:value="-0.206486">
            <text:p>-0.206486</text:p>
          </table:table-cell>
          <table:table-cell office:value-type="float" office:value="0.864086">
            <text:p>0.864086</text:p>
          </table:table-cell>
          <table:table-cell office:value-type="float" office:value="0.51776">
            <text:p>0.51776</text:p>
          </table:table-cell>
          <table:table-cell office:value-type="float" office:value="0.967379">
            <text:p>0.967379</text:p>
          </table:table-cell>
          <table:table-cell office:value-type="float" office:value="0.480207">
            <text:p>0.480207</text:p>
          </table:table-cell>
        </table:table-row>
        <table:table-row table:style-name="ro1">
          <table:table-cell/>
          <table:table-cell office:value-type="float" office:value="0.924247">
            <text:p>0.924247</text:p>
          </table:table-cell>
          <table:table-cell office:value-type="float" office:value="0.362112">
            <text:p>0.362112</text:p>
          </table:table-cell>
          <table:table-cell office:value-type="float" office:value="-1.47277">
            <text:p>-1.47277</text:p>
          </table:table-cell>
          <table:table-cell office:value-type="float" office:value="0.855802">
            <text:p>0.855802</text:p>
          </table:table-cell>
          <table:table-cell office:value-type="float" office:value="-0.155393">
            <text:p>-0.155393</text:p>
          </table:table-cell>
        </table:table-row>
        <table:table-row table:style-name="ro1">
          <table:table-cell/>
          <table:table-cell office:value-type="float" office:value="0.578966">
            <text:p>0.578966</text:p>
          </table:table-cell>
          <table:table-cell office:value-type="float" office:value="-0.489823">
            <text:p>-0.489823</text:p>
          </table:table-cell>
          <table:table-cell office:value-type="float" office:value="-0.162669">
            <text:p>-0.162669</text:p>
          </table:table-cell>
          <table:table-cell office:value-type="float" office:value="-1.4183">
            <text:p>-1.4183</text:p>
          </table:table-cell>
          <table:table-cell office:value-type="float" office:value="0.136974">
            <text:p>0.136974</text:p>
          </table:table-cell>
        </table:table-row>
        <table:table-row table:style-name="ro1">
          <table:table-cell/>
          <table:table-cell office:value-type="float" office:value="1.42599">
            <text:p>1.42599</text:p>
          </table:table-cell>
          <table:table-cell office:value-type="float" office:value="-2.33551">
            <text:p>-2.33551</text:p>
          </table:table-cell>
          <table:table-cell office:value-type="float" office:value="1.93489">
            <text:p>1.93489</text:p>
          </table:table-cell>
          <table:table-cell office:value-type="float" office:value="2.03932">
            <text:p>2.03932</text:p>
          </table:table-cell>
          <table:table-cell office:value-type="float" office:value="-0.871042">
            <text:p>-0.871042</text:p>
          </table:table-cell>
        </table:table-row>
        <table:table-row table:style-name="ro1">
          <table:table-cell/>
          <table:table-cell office:value-type="float" office:value="-0.793675">
            <text:p>-0.793675</text:p>
          </table:table-cell>
          <table:table-cell office:value-type="float" office:value="-0.665369">
            <text:p>-0.665369</text:p>
          </table:table-cell>
          <table:table-cell office:value-type="float" office:value="0.499853">
            <text:p>0.499853</text:p>
          </table:table-cell>
          <table:table-cell office:value-type="float" office:value="-1.26177">
            <text:p>-1.26177</text:p>
          </table:table-cell>
          <table:table-cell office:value-type="float" office:value="0.362617">
            <text:p>0.362617</text:p>
          </table:table-cell>
        </table:table-row>
        <table:table-row table:style-name="ro1">
          <table:table-cell/>
          <table:table-cell office:value-type="float" office:value="0.515803">
            <text:p>0.515803</text:p>
          </table:table-cell>
          <table:table-cell office:value-type="float" office:value="-1.3423">
            <text:p>-1.3423</text:p>
          </table:table-cell>
          <table:table-cell office:value-type="float" office:value="-0.128012">
            <text:p>-0.128012</text:p>
          </table:table-cell>
          <table:table-cell office:value-type="float" office:value="1.39338">
            <text:p>1.39338</text:p>
          </table:table-cell>
          <table:table-cell office:value-type="float" office:value="0.609924">
            <text:p>0.609924</text:p>
          </table:table-cell>
        </table:table-row>
        <table:table-row table:style-name="ro1">
          <table:table-cell/>
          <table:table-cell office:value-type="float" office:value="-2.0264">
            <text:p>-2.0264</text:p>
          </table:table-cell>
          <table:table-cell office:value-type="float" office:value="0.230468">
            <text:p>0.230468</text:p>
          </table:table-cell>
          <table:table-cell office:value-type="float" office:value="0.561129">
            <text:p>0.561129</text:p>
          </table:table-cell>
          <table:table-cell office:value-type="float" office:value="-1.86949">
            <text:p>-1.86949</text:p>
          </table:table-cell>
          <table:table-cell office:value-type="float" office:value="0.311044">
            <text:p>0.311044</text:p>
          </table:table-cell>
        </table:table-row>
        <table:table-row table:style-name="ro1">
          <table:table-cell/>
          <table:table-cell office:value-type="float" office:value="0.0857149">
            <text:p>0.0857149</text:p>
          </table:table-cell>
          <table:table-cell office:value-type="float" office:value="-0.492949">
            <text:p>-0.492949</text:p>
          </table:table-cell>
          <table:table-cell office:value-type="float" office:value="0.218726">
            <text:p>0.218726</text:p>
          </table:table-cell>
          <table:table-cell office:value-type="float" office:value="1.17148">
            <text:p>1.17148</text:p>
          </table:table-cell>
          <table:table-cell office:value-type="float" office:value="-2.713">
            <text:p>-2.713</text:p>
          </table:table-cell>
        </table:table-row>
        <table:table-row table:style-name="ro1">
          <table:table-cell/>
          <table:table-cell office:value-type="float" office:value="-0.551541">
            <text:p>-0.551541</text:p>
          </table:table-cell>
          <table:table-cell office:value-type="float" office:value="-0.199312">
            <text:p>-0.199312</text:p>
          </table:table-cell>
          <table:table-cell office:value-type="float" office:value="1.4216">
            <text:p>1.4216</text:p>
          </table:table-cell>
          <table:table-cell office:value-type="float" office:value="-0.296118">
            <text:p>-0.296118</text:p>
          </table:table-cell>
          <table:table-cell office:value-type="float" office:value="-1.37912">
            <text:p>-1.37912</text:p>
          </table:table-cell>
        </table:table-row>
        <table:table-row table:style-name="ro1">
          <table:table-cell/>
          <table:table-cell office:value-type="float" office:value="-0.731029">
            <text:p>-0.731029</text:p>
          </table:table-cell>
          <table:table-cell office:value-type="float" office:value="0.550852">
            <text:p>0.550852</text:p>
          </table:table-cell>
          <table:table-cell office:value-type="float" office:value="-0.217384">
            <text:p>-0.217384</text:p>
          </table:table-cell>
          <table:table-cell office:value-type="float" office:value="0.0428359">
            <text:p>0.0428359</text:p>
          </table:table-cell>
          <table:table-cell office:value-type="float" office:value="-0.872816">
            <text:p>-0.872816</text:p>
          </table:table-cell>
        </table:table-row>
        <table:table-row table:style-name="ro1">
          <table:table-cell/>
          <table:table-cell office:value-type="float" office:value="0.604367">
            <text:p>0.604367</text:p>
          </table:table-cell>
          <table:table-cell office:value-type="float" office:value="0.983176">
            <text:p>0.983176</text:p>
          </table:table-cell>
          <table:table-cell office:value-type="float" office:value="-1.71792">
            <text:p>-1.71792</text:p>
          </table:table-cell>
          <table:table-cell office:value-type="float" office:value="-0.447725">
            <text:p>-0.447725</text:p>
          </table:table-cell>
          <table:table-cell office:value-type="float" office:value="0.359187">
            <text:p>0.359187</text:p>
          </table:table-cell>
        </table:table-row>
        <table:table-row table:style-name="ro1">
          <table:table-cell/>
          <table:table-cell office:value-type="float" office:value="-1.38971">
            <text:p>-1.38971</text:p>
          </table:table-cell>
          <table:table-cell office:value-type="float" office:value="0.742017">
            <text:p>0.742017</text:p>
          </table:table-cell>
          <table:table-cell office:value-type="float" office:value="2.82548">
            <text:p>2.82548</text:p>
          </table:table-cell>
          <table:table-cell office:value-type="float" office:value="-0.985083">
            <text:p>-0.985083</text:p>
          </table:table-cell>
          <table:table-cell office:value-type="float" office:value="-0.287568">
            <text:p>-0.287568</text:p>
          </table:table-cell>
        </table:table-row>
        <table:table-row table:style-name="ro1">
          <table:table-cell/>
          <table:table-cell office:value-type="float" office:value="1.21811">
            <text:p>1.21811</text:p>
          </table:table-cell>
          <table:table-cell office:value-type="float" office:value="-1.07885">
            <text:p>-1.07885</text:p>
          </table:table-cell>
          <table:table-cell office:value-type="float" office:value="-0.233253">
            <text:p>-0.233253</text:p>
          </table:table-cell>
          <table:table-cell office:value-type="float" office:value="0.138596">
            <text:p>0.138596</text:p>
          </table:table-cell>
          <table:table-cell office:value-type="float" office:value="-0.020839">
            <text:p>-0.020839</text:p>
          </table:table-cell>
        </table:table-row>
        <table:table-row table:style-name="ro1">
          <table:table-cell/>
          <table:table-cell office:value-type="float" office:value="-1.14982">
            <text:p>-1.14982</text:p>
          </table:table-cell>
          <table:table-cell office:value-type="float" office:value="1.63255">
            <text:p>1.63255</text:p>
          </table:table-cell>
          <table:table-cell office:value-type="float" office:value="-1.45515">
            <text:p>-1.45515</text:p>
          </table:table-cell>
          <table:table-cell office:value-type="float" office:value="-0.725816">
            <text:p>-0.725816</text:p>
          </table:table-cell>
          <table:table-cell office:value-type="float" office:value="2.81923">
            <text:p>2.81923</text:p>
          </table:table-cell>
        </table:table-row>
        <table:table-row table:style-name="ro1">
          <table:table-cell/>
          <table:table-cell office:value-type="float" office:value="-2.36905">
            <text:p>-2.36905</text:p>
          </table:table-cell>
          <table:table-cell office:value-type="float" office:value="-0.160073">
            <text:p>-0.160073</text:p>
          </table:table-cell>
          <table:table-cell office:value-type="float" office:value="-0.78479">
            <text:p>-0.78479</text:p>
          </table:table-cell>
          <table:table-cell office:value-type="float" office:value="0.49818">
            <text:p>0.49818</text:p>
          </table:table-cell>
          <table:table-cell office:value-type="float" office:value="0.957089">
            <text:p>0.957089</text:p>
          </table:table-cell>
        </table:table-row>
        <table:table-row table:style-name="ro1">
          <table:table-cell/>
          <table:table-cell office:value-type="float" office:value="-0.81013">
            <text:p>-0.81013</text:p>
          </table:table-cell>
          <table:table-cell office:value-type="float" office:value="-1.1892">
            <text:p>-1.1892</text:p>
          </table:table-cell>
          <table:table-cell office:value-type="float" office:value="-1.5353">
            <text:p>-1.5353</text:p>
          </table:table-cell>
          <table:table-cell office:value-type="float" office:value="1.06762">
            <text:p>1.06762</text:p>
          </table:table-cell>
          <table:table-cell office:value-type="float" office:value="0.511259">
            <text:p>0.511259</text:p>
          </table:table-cell>
        </table:table-row>
        <table:table-row table:style-name="ro1">
          <table:table-cell/>
          <table:table-cell office:value-type="float" office:value="0.879248">
            <text:p>0.879248</text:p>
          </table:table-cell>
          <table:table-cell office:value-type="float" office:value="-0.459591">
            <text:p>-0.459591</text:p>
          </table:table-cell>
          <table:table-cell office:value-type="float" office:value="1.32083">
            <text:p>1.32083</text:p>
          </table:table-cell>
          <table:table-cell office:value-type="float" office:value="0.167284">
            <text:p>0.167284</text:p>
          </table:table-cell>
          <table:table-cell office:value-type="float" office:value="2.43595">
            <text:p>2.43595</text:p>
          </table:table-cell>
        </table:table-row>
        <table:table-row table:style-name="ro1">
          <table:table-cell/>
          <table:table-cell office:value-type="float" office:value="-0.860153">
            <text:p>-0.860153</text:p>
          </table:table-cell>
          <table:table-cell office:value-type="float" office:value="-0.739228">
            <text:p>-0.739228</text:p>
          </table:table-cell>
          <table:table-cell office:value-type="float" office:value="0.436721">
            <text:p>0.436721</text:p>
          </table:table-cell>
          <table:table-cell office:value-type="float" office:value="1.04728">
            <text:p>1.04728</text:p>
          </table:table-cell>
          <table:table-cell office:value-type="float" office:value="0.659832">
            <text:p>0.659832</text:p>
          </table:table-cell>
        </table:table-row>
        <table:table-row table:style-name="ro1">
          <table:table-cell/>
          <table:table-cell office:value-type="float" office:value="0.371119">
            <text:p>0.371119</text:p>
          </table:table-cell>
          <table:table-cell office:value-type="float" office:value="-0.243587">
            <text:p>-0.243587</text:p>
          </table:table-cell>
          <table:table-cell office:value-type="float" office:value="1.14119">
            <text:p>1.14119</text:p>
          </table:table-cell>
          <table:table-cell office:value-type="float" office:value="0.590476">
            <text:p>0.590476</text:p>
          </table:table-cell>
          <table:table-cell office:value-type="float" office:value="2.3154">
            <text:p>2.3154</text:p>
          </table:table-cell>
        </table:table-row>
        <table:table-row table:style-name="ro1">
          <table:table-cell/>
          <table:table-cell office:value-type="float" office:value="-0.72635">
            <text:p>-0.72635</text:p>
          </table:table-cell>
          <table:table-cell office:value-type="float" office:value="0.16679">
            <text:p>0.16679</text:p>
          </table:table-cell>
          <table:table-cell office:value-type="float" office:value="0.0199235">
            <text:p>0.0199235</text:p>
          </table:table-cell>
          <table:table-cell office:value-type="float" office:value="-0.963242">
            <text:p>-0.963242</text:p>
          </table:table-cell>
          <table:table-cell office:value-type="float" office:value="-1.37653">
            <text:p>-1.37653</text:p>
          </table:table-cell>
        </table:table-row>
        <table:table-row table:style-name="ro1">
          <table:table-cell/>
          <table:table-cell office:value-type="float" office:value="-1.14995">
            <text:p>-1.14995</text:p>
          </table:table-cell>
          <table:table-cell office:value-type="float" office:value="-1.28917">
            <text:p>-1.28917</text:p>
          </table:table-cell>
          <table:table-cell office:value-type="float" office:value="0.90504">
            <text:p>0.90504</text:p>
          </table:table-cell>
          <table:table-cell office:value-type="float" office:value="-1.20253">
            <text:p>-1.20253</text:p>
          </table:table-cell>
          <table:table-cell office:value-type="float" office:value="0.17761">
            <text:p>0.17761</text:p>
          </table:table-cell>
        </table:table-row>
        <table:table-row table:style-name="ro1">
          <table:table-cell/>
          <table:table-cell office:value-type="float" office:value="-1.25119">
            <text:p>-1.25119</text:p>
          </table:table-cell>
          <table:table-cell office:value-type="float" office:value="-0.155092">
            <text:p>-0.155092</text:p>
          </table:table-cell>
          <table:table-cell office:value-type="float" office:value="-1.29983">
            <text:p>-1.29983</text:p>
          </table:table-cell>
          <table:table-cell office:value-type="float" office:value="0.213553">
            <text:p>0.213553</text:p>
          </table:table-cell>
          <table:table-cell office:value-type="float" office:value="-2.69628">
            <text:p>-2.69628</text:p>
          </table:table-cell>
        </table:table-row>
        <table:table-row table:style-name="ro1">
          <table:table-cell/>
          <table:table-cell office:value-type="float" office:value="0.80366">
            <text:p>0.80366</text:p>
          </table:table-cell>
          <table:table-cell office:value-type="float" office:value="-0.131996">
            <text:p>-0.131996</text:p>
          </table:table-cell>
          <table:table-cell office:value-type="float" office:value="0.961899">
            <text:p>0.961899</text:p>
          </table:table-cell>
          <table:table-cell office:value-type="float" office:value="-0.0761188">
            <text:p>-0.0761188</text:p>
          </table:table-cell>
          <table:table-cell office:value-type="float" office:value="-1.49714">
            <text:p>-1.49714</text:p>
          </table:table-cell>
        </table:table-row>
        <table:table-row table:style-name="ro1">
          <table:table-cell/>
          <table:table-cell office:value-type="float" office:value="-0.561303">
            <text:p>-0.561303</text:p>
          </table:table-cell>
          <table:table-cell office:value-type="float" office:value="-0.661328">
            <text:p>-0.661328</text:p>
          </table:table-cell>
          <table:table-cell office:value-type="float" office:value="-0.123942">
            <text:p>-0.123942</text:p>
          </table:table-cell>
          <table:table-cell office:value-type="float" office:value="-1.10507">
            <text:p>-1.10507</text:p>
          </table:table-cell>
          <table:table-cell office:value-type="float" office:value="0.329228">
            <text:p>0.329228</text:p>
          </table:table-cell>
        </table:table-row>
        <table:table-row table:style-name="ro1">
          <table:table-cell/>
          <table:table-cell office:value-type="float" office:value="-0.280991">
            <text:p>-0.280991</text:p>
          </table:table-cell>
          <table:table-cell office:value-type="float" office:value="0.0651004">
            <text:p>0.0651004</text:p>
          </table:table-cell>
          <table:table-cell office:value-type="float" office:value="-1.64577">
            <text:p>-1.64577</text:p>
          </table:table-cell>
          <table:table-cell office:value-type="float" office:value="2.43662">
            <text:p>2.43662</text:p>
          </table:table-cell>
          <table:table-cell office:value-type="float" office:value="0.285537">
            <text:p>0.285537</text:p>
          </table:table-cell>
        </table:table-row>
        <table:table-row table:style-name="ro1">
          <table:table-cell/>
          <table:table-cell office:value-type="float" office:value="1.14908">
            <text:p>1.14908</text:p>
          </table:table-cell>
          <table:table-cell office:value-type="float" office:value="-0.190612">
            <text:p>-0.190612</text:p>
          </table:table-cell>
          <table:table-cell office:value-type="float" office:value="-0.793552">
            <text:p>-0.793552</text:p>
          </table:table-cell>
          <table:table-cell office:value-type="float" office:value="0.773382">
            <text:p>0.773382</text:p>
          </table:table-cell>
          <table:table-cell office:value-type="float" office:value="0.742539">
            <text:p>0.742539</text:p>
          </table:table-cell>
        </table:table-row>
        <table:table-row table:style-name="ro1">
          <table:table-cell/>
          <table:table-cell office:value-type="float" office:value="-0.682313">
            <text:p>-0.682313</text:p>
          </table:table-cell>
          <table:table-cell office:value-type="float" office:value="-0.196382">
            <text:p>-0.196382</text:p>
          </table:table-cell>
          <table:table-cell office:value-type="float" office:value="-0.36492">
            <text:p>-0.36492</text:p>
          </table:table-cell>
          <table:table-cell office:value-type="float" office:value="-0.651521">
            <text:p>-0.651521</text:p>
          </table:table-cell>
          <table:table-cell office:value-type="float" office:value="0.0257383">
            <text:p>0.0257383</text:p>
          </table:table-cell>
        </table:table-row>
        <table:table-row table:style-name="ro1">
          <table:table-cell/>
          <table:table-cell office:value-type="float" office:value="-0.653595">
            <text:p>-0.653595</text:p>
          </table:table-cell>
          <table:table-cell office:value-type="float" office:value="0.66439">
            <text:p>0.66439</text:p>
          </table:table-cell>
          <table:table-cell office:value-type="float" office:value="0.544193">
            <text:p>0.544193</text:p>
          </table:table-cell>
          <table:table-cell office:value-type="float" office:value="0.460154">
            <text:p>0.460154</text:p>
          </table:table-cell>
          <table:table-cell office:value-type="float" office:value="0.337007">
            <text:p>0.337007</text:p>
          </table:table-cell>
        </table:table-row>
        <table:table-row table:style-name="ro1">
          <table:table-cell/>
          <table:table-cell office:value-type="float" office:value="2.18978">
            <text:p>2.18978</text:p>
          </table:table-cell>
          <table:table-cell office:value-type="float" office:value="-1.11613">
            <text:p>-1.11613</text:p>
          </table:table-cell>
          <table:table-cell office:value-type="float" office:value="-0.178608">
            <text:p>-0.178608</text:p>
          </table:table-cell>
          <table:table-cell office:value-type="float" office:value="0.239642">
            <text:p>0.239642</text:p>
          </table:table-cell>
          <table:table-cell office:value-type="float" office:value="-0.0573102">
            <text:p>-0.0573102</text:p>
          </table:table-cell>
        </table:table-row>
        <table:table-row table:style-name="ro1">
          <table:table-cell/>
          <table:table-cell office:value-type="float" office:value="0.871158">
            <text:p>0.871158</text:p>
          </table:table-cell>
          <table:table-cell office:value-type="float" office:value="0.0929997">
            <text:p>0.0929997</text:p>
          </table:table-cell>
          <table:table-cell office:value-type="float" office:value="-0.133352">
            <text:p>-0.133352</text:p>
          </table:table-cell>
          <table:table-cell office:value-type="float" office:value="0.336493">
            <text:p>0.336493</text:p>
          </table:table-cell>
          <table:table-cell office:value-type="float" office:value="0.0356053">
            <text:p>0.0356053</text:p>
          </table:table-cell>
        </table:table-row>
        <table:table-row table:style-name="ro1">
          <table:table-cell/>
          <table:table-cell office:value-type="float" office:value="-0.991928">
            <text:p>-0.991928</text:p>
          </table:table-cell>
          <table:table-cell office:value-type="float" office:value="0.775637">
            <text:p>0.775637</text:p>
          </table:table-cell>
          <table:table-cell office:value-type="float" office:value="1.57393">
            <text:p>1.57393</text:p>
          </table:table-cell>
          <table:table-cell office:value-type="float" office:value="0.312688">
            <text:p>0.312688</text:p>
          </table:table-cell>
          <table:table-cell office:value-type="float" office:value="-0.561615">
            <text:p>-0.561615</text:p>
          </table:table-cell>
        </table:table-row>
        <table:table-row table:style-name="ro1">
          <table:table-cell/>
          <table:table-cell office:value-type="float" office:value="-0.266666">
            <text:p>-0.266666</text:p>
          </table:table-cell>
          <table:table-cell office:value-type="float" office:value="-1.66538">
            <text:p>-1.66538</text:p>
          </table:table-cell>
          <table:table-cell office:value-type="float" office:value="1.17062">
            <text:p>1.17062</text:p>
          </table:table-cell>
          <table:table-cell office:value-type="float" office:value="1.62539">
            <text:p>1.62539</text:p>
          </table:table-cell>
          <table:table-cell office:value-type="float" office:value="0.162078">
            <text:p>0.162078</text:p>
          </table:table-cell>
        </table:table-row>
        <table:table-row table:style-name="ro1">
          <table:table-cell/>
          <table:table-cell office:value-type="float" office:value="-0.939581">
            <text:p>-0.939581</text:p>
          </table:table-cell>
          <table:table-cell office:value-type="float" office:value="-1.44931">
            <text:p>-1.44931</text:p>
          </table:table-cell>
          <table:table-cell office:value-type="float" office:value="0.159674">
            <text:p>0.159674</text:p>
          </table:table-cell>
          <table:table-cell office:value-type="float" office:value="0.45355">
            <text:p>0.45355</text:p>
          </table:table-cell>
          <table:table-cell office:value-type="float" office:value="0.216664">
            <text:p>0.216664</text:p>
          </table:table-cell>
        </table:table-row>
        <table:table-row table:style-name="ro1">
          <table:table-cell/>
          <table:table-cell office:value-type="float" office:value="-0.0180002">
            <text:p>-0.0180002</text:p>
          </table:table-cell>
          <table:table-cell office:value-type="float" office:value="-0.940348">
            <text:p>-0.940348</text:p>
          </table:table-cell>
          <table:table-cell office:value-type="float" office:value="0.867585">
            <text:p>0.867585</text:p>
          </table:table-cell>
          <table:table-cell office:value-type="float" office:value="0.603583">
            <text:p>0.603583</text:p>
          </table:table-cell>
          <table:table-cell office:value-type="float" office:value="-0.645869">
            <text:p>-0.645869</text:p>
          </table:table-cell>
        </table:table-row>
        <table:table-row table:style-name="ro1">
          <table:table-cell/>
          <table:table-cell office:value-type="float" office:value="-1.72391">
            <text:p>-1.72391</text:p>
          </table:table-cell>
          <table:table-cell office:value-type="float" office:value="0.210841">
            <text:p>0.210841</text:p>
          </table:table-cell>
          <table:table-cell office:value-type="float" office:value="-0.683065">
            <text:p>-0.683065</text:p>
          </table:table-cell>
          <table:table-cell office:value-type="float" office:value="-1.03713">
            <text:p>-1.03713</text:p>
          </table:table-cell>
          <table:table-cell office:value-type="float" office:value="0.255934">
            <text:p>0.255934</text:p>
          </table:table-cell>
        </table:table-row>
        <table:table-row table:style-name="ro1">
          <table:table-cell/>
          <table:table-cell office:value-type="float" office:value="-1.20462">
            <text:p>-1.20462</text:p>
          </table:table-cell>
          <table:table-cell office:value-type="float" office:value="-0.502486">
            <text:p>-0.502486</text:p>
          </table:table-cell>
          <table:table-cell office:value-type="float" office:value="1.3019">
            <text:p>1.3019</text:p>
          </table:table-cell>
          <table:table-cell office:value-type="float" office:value="-0.887718">
            <text:p>-0.887718</text:p>
          </table:table-cell>
          <table:table-cell office:value-type="float" office:value="-1.33442">
            <text:p>-1.33442</text:p>
          </table:table-cell>
        </table:table-row>
        <table:table-row table:style-name="ro1">
          <table:table-cell/>
          <table:table-cell office:value-type="float" office:value="0.598311">
            <text:p>0.598311</text:p>
          </table:table-cell>
          <table:table-cell office:value-type="float" office:value="-0.864284">
            <text:p>-0.864284</text:p>
          </table:table-cell>
          <table:table-cell office:value-type="float" office:value="0.124964">
            <text:p>0.124964</text:p>
          </table:table-cell>
          <table:table-cell office:value-type="float" office:value="0.476826">
            <text:p>0.476826</text:p>
          </table:table-cell>
          <table:table-cell office:value-type="float" office:value="0.185775">
            <text:p>0.185775</text:p>
          </table:table-cell>
        </table:table-row>
        <table:table-row table:style-name="ro1">
          <table:table-cell/>
          <table:table-cell office:value-type="float" office:value="-0.857693">
            <text:p>-0.857693</text:p>
          </table:table-cell>
          <table:table-cell office:value-type="float" office:value="-2.00783">
            <text:p>-2.00783</text:p>
          </table:table-cell>
          <table:table-cell office:value-type="float" office:value="-1.80045">
            <text:p>-1.80045</text:p>
          </table:table-cell>
          <table:table-cell office:value-type="float" office:value="0.800099">
            <text:p>0.800099</text:p>
          </table:table-cell>
          <table:table-cell office:value-type="float" office:value="-1.2084">
            <text:p>-1.2084</text:p>
          </table:table-cell>
        </table:table-row>
        <table:table-row table:style-name="ro1">
          <table:table-cell/>
          <table:table-cell office:value-type="float" office:value="1.11971">
            <text:p>1.11971</text:p>
          </table:table-cell>
          <table:table-cell office:value-type="float" office:value="-0.871625">
            <text:p>-0.871625</text:p>
          </table:table-cell>
          <table:table-cell office:value-type="float" office:value="0.75584">
            <text:p>0.75584</text:p>
          </table:table-cell>
          <table:table-cell office:value-type="float" office:value="1.37716">
            <text:p>1.37716</text:p>
          </table:table-cell>
          <table:table-cell office:value-type="float" office:value="2.00398">
            <text:p>2.00398</text:p>
          </table:table-cell>
        </table:table-row>
        <table:table-row table:style-name="ro1">
          <table:table-cell/>
          <table:table-cell office:value-type="float" office:value="1.0845">
            <text:p>1.0845</text:p>
          </table:table-cell>
          <table:table-cell office:value-type="float" office:value="0.716053">
            <text:p>0.716053</text:p>
          </table:table-cell>
          <table:table-cell office:value-type="float" office:value="-0.787667">
            <text:p>-0.787667</text:p>
          </table:table-cell>
          <table:table-cell office:value-type="float" office:value="-1.25372">
            <text:p>-1.25372</text:p>
          </table:table-cell>
          <table:table-cell office:value-type="float" office:value="-0.148356">
            <text:p>-0.148356</text:p>
          </table:table-cell>
        </table:table-row>
        <table:table-row table:style-name="ro1">
          <table:table-cell/>
          <table:table-cell office:value-type="float" office:value="-0.410516">
            <text:p>-0.410516</text:p>
          </table:table-cell>
          <table:table-cell office:value-type="float" office:value="-0.903186">
            <text:p>-0.903186</text:p>
          </table:table-cell>
          <table:table-cell office:value-type="float" office:value="-1.31628">
            <text:p>-1.31628</text:p>
          </table:table-cell>
          <table:table-cell office:value-type="float" office:value="-0.0539764">
            <text:p>-0.0539764</text:p>
          </table:table-cell>
          <table:table-cell office:value-type="float" office:value="-1.06498">
            <text:p>-1.06498</text:p>
          </table:table-cell>
        </table:table-row>
        <table:table-row table:style-name="ro1">
          <table:table-cell/>
          <table:table-cell office:value-type="float" office:value="0.544084">
            <text:p>0.544084</text:p>
          </table:table-cell>
          <table:table-cell office:value-type="float" office:value="-0.600409">
            <text:p>-0.600409</text:p>
          </table:table-cell>
          <table:table-cell office:value-type="float" office:value="0.0904082">
            <text:p>0.0904082</text:p>
          </table:table-cell>
          <table:table-cell office:value-type="float" office:value="-0.0069131">
            <text:p>-0.0069131</text:p>
          </table:table-cell>
          <table:table-cell office:value-type="float" office:value="0.680531">
            <text:p>0.680531</text:p>
          </table:table-cell>
        </table:table-row>
        <table:table-row table:style-name="ro1">
          <table:table-cell/>
          <table:table-cell office:value-type="float" office:value="0.23329">
            <text:p>0.23329</text:p>
          </table:table-cell>
          <table:table-cell office:value-type="float" office:value="0.893572">
            <text:p>0.893572</text:p>
          </table:table-cell>
          <table:table-cell office:value-type="float" office:value="-1.13451">
            <text:p>-1.13451</text:p>
          </table:table-cell>
          <table:table-cell office:value-type="float" office:value="0.462417">
            <text:p>0.462417</text:p>
          </table:table-cell>
          <table:table-cell office:value-type="float" office:value="1.03072">
            <text:p>1.03072</text:p>
          </table:table-cell>
        </table:table-row>
        <table:table-row table:style-name="ro1">
          <table:table-cell/>
          <table:table-cell office:value-type="float" office:value="-0.0173026">
            <text:p>-0.0173026</text:p>
          </table:table-cell>
          <table:table-cell office:value-type="float" office:value="1.02143">
            <text:p>1.02143</text:p>
          </table:table-cell>
          <table:table-cell office:value-type="float" office:value="-0.219061">
            <text:p>-0.219061</text:p>
          </table:table-cell>
          <table:table-cell office:value-type="float" office:value="0.263055">
            <text:p>0.263055</text:p>
          </table:table-cell>
          <table:table-cell office:value-type="float" office:value="0.425647">
            <text:p>0.425647</text:p>
          </table:table-cell>
        </table:table-row>
        <table:table-row table:style-name="ro1">
          <table:table-cell/>
          <table:table-cell office:value-type="float" office:value="-1.99922">
            <text:p>-1.99922</text:p>
          </table:table-cell>
          <table:table-cell office:value-type="float" office:value="-0.396269">
            <text:p>-0.396269</text:p>
          </table:table-cell>
          <table:table-cell office:value-type="float" office:value="-0.858806">
            <text:p>-0.858806</text:p>
          </table:table-cell>
          <table:table-cell office:value-type="float" office:value="-2.16145">
            <text:p>-2.16145</text:p>
          </table:table-cell>
          <table:table-cell office:value-type="float" office:value="0.256056">
            <text:p>0.256056</text:p>
          </table:table-cell>
        </table:table-row>
        <table:table-row table:style-name="ro1">
          <table:table-cell/>
          <table:table-cell office:value-type="float" office:value="-0.0974709">
            <text:p>-0.0974709</text:p>
          </table:table-cell>
          <table:table-cell office:value-type="float" office:value="-0.381766">
            <text:p>-0.381766</text:p>
          </table:table-cell>
          <table:table-cell office:value-type="float" office:value="-0.308228">
            <text:p>-0.308228</text:p>
          </table:table-cell>
          <table:table-cell office:value-type="float" office:value="-0.575366">
            <text:p>-0.575366</text:p>
          </table:table-cell>
          <table:table-cell office:value-type="float" office:value="-0.704255">
            <text:p>-0.704255</text:p>
          </table:table-cell>
        </table:table-row>
        <table:table-row table:style-name="ro1">
          <table:table-cell/>
          <table:table-cell office:value-type="float" office:value="-0.163995">
            <text:p>-0.163995</text:p>
          </table:table-cell>
          <table:table-cell office:value-type="float" office:value="-1.42366">
            <text:p>-1.42366</text:p>
          </table:table-cell>
          <table:table-cell office:value-type="float" office:value="-0.390195">
            <text:p>-0.390195</text:p>
          </table:table-cell>
          <table:table-cell office:value-type="float" office:value="0.92438">
            <text:p>0.92438</text:p>
          </table:table-cell>
          <table:table-cell office:value-type="float" office:value="0.247807">
            <text:p>0.247807</text:p>
          </table:table-cell>
        </table:table-row>
        <table:table-row table:style-name="ro1">
          <table:table-cell/>
          <table:table-cell office:value-type="float" office:value="-1.68525">
            <text:p>-1.68525</text:p>
          </table:table-cell>
          <table:table-cell office:value-type="float" office:value="0.838588">
            <text:p>0.838588</text:p>
          </table:table-cell>
          <table:table-cell office:value-type="float" office:value="1.13463">
            <text:p>1.13463</text:p>
          </table:table-cell>
          <table:table-cell office:value-type="float" office:value="0.329781">
            <text:p>0.329781</text:p>
          </table:table-cell>
          <table:table-cell office:value-type="float" office:value="0.5542">
            <text:p>0.5542</text:p>
          </table:table-cell>
        </table:table-row>
        <table:table-row table:style-name="ro1">
          <table:table-cell/>
          <table:table-cell office:value-type="float" office:value="-0.281691">
            <text:p>-0.281691</text:p>
          </table:table-cell>
          <table:table-cell office:value-type="float" office:value="-1.1812">
            <text:p>-1.1812</text:p>
          </table:table-cell>
          <table:table-cell office:value-type="float" office:value="0.208981">
            <text:p>0.208981</text:p>
          </table:table-cell>
          <table:table-cell office:value-type="float" office:value="0.278036">
            <text:p>0.278036</text:p>
          </table:table-cell>
          <table:table-cell office:value-type="float" office:value="-1.03859">
            <text:p>-1.03859</text:p>
          </table:table-cell>
        </table:table-row>
        <table:table-row table:style-name="ro1">
          <table:table-cell/>
          <table:table-cell office:value-type="float" office:value="0.77106">
            <text:p>0.77106</text:p>
          </table:table-cell>
          <table:table-cell office:value-type="float" office:value="-0.299905">
            <text:p>-0.299905</text:p>
          </table:table-cell>
          <table:table-cell office:value-type="float" office:value="-2.35017">
            <text:p>-2.35017</text:p>
          </table:table-cell>
          <table:table-cell office:value-type="float" office:value="-0.706417">
            <text:p>-0.706417</text:p>
          </table:table-cell>
          <table:table-cell office:value-type="float" office:value="-1.06913">
            <text:p>-1.06913</text:p>
          </table:table-cell>
        </table:table-row>
        <table:table-row table:style-name="ro1">
          <table:table-cell/>
          <table:table-cell office:value-type="float" office:value="0.727102">
            <text:p>0.727102</text:p>
          </table:table-cell>
          <table:table-cell office:value-type="float" office:value="0.213">
            <text:p>0.213</text:p>
          </table:table-cell>
          <table:table-cell office:value-type="float" office:value="-0.269785">
            <text:p>-0.269785</text:p>
          </table:table-cell>
          <table:table-cell office:value-type="float" office:value="2.22146">
            <text:p>2.22146</text:p>
          </table:table-cell>
          <table:table-cell office:value-type="float" office:value="-0.685075">
            <text:p>-0.685075</text:p>
          </table:table-cell>
        </table:table-row>
        <table:table-row table:style-name="ro1">
          <table:table-cell/>
          <table:table-cell office:value-type="float" office:value="-0.341027">
            <text:p>-0.341027</text:p>
          </table:table-cell>
          <table:table-cell office:value-type="float" office:value="-0.538914">
            <text:p>-0.538914</text:p>
          </table:table-cell>
          <table:table-cell office:value-type="float" office:value="0.186025">
            <text:p>0.186025</text:p>
          </table:table-cell>
          <table:table-cell office:value-type="float" office:value="1.18417">
            <text:p>1.18417</text:p>
          </table:table-cell>
          <table:table-cell office:value-type="float" office:value="2.21042">
            <text:p>2.21042</text:p>
          </table:table-cell>
        </table:table-row>
        <table:table-row table:style-name="ro1">
          <table:table-cell/>
          <table:table-cell office:value-type="float" office:value="0.683744">
            <text:p>0.683744</text:p>
          </table:table-cell>
          <table:table-cell office:value-type="float" office:value="-1.20842">
            <text:p>-1.20842</text:p>
          </table:table-cell>
          <table:table-cell office:value-type="float" office:value="0.301778">
            <text:p>0.301778</text:p>
          </table:table-cell>
          <table:table-cell office:value-type="float" office:value="1.18122">
            <text:p>1.18122</text:p>
          </table:table-cell>
          <table:table-cell office:value-type="float" office:value="-0.479599">
            <text:p>-0.479599</text:p>
          </table:table-cell>
        </table:table-row>
        <table:table-row table:style-name="ro1">
          <table:table-cell/>
          <table:table-cell office:value-type="float" office:value="-0.157646">
            <text:p>-0.157646</text:p>
          </table:table-cell>
          <table:table-cell office:value-type="float" office:value="0.558466">
            <text:p>0.558466</text:p>
          </table:table-cell>
          <table:table-cell office:value-type="float" office:value="-0.477914">
            <text:p>-0.477914</text:p>
          </table:table-cell>
          <table:table-cell office:value-type="float" office:value="0.236739">
            <text:p>0.236739</text:p>
          </table:table-cell>
          <table:table-cell office:value-type="float" office:value="-0.0683007">
            <text:p>-0.0683007</text:p>
          </table:table-cell>
        </table:table-row>
        <table:table-row table:style-name="ro1">
          <table:table-cell/>
          <table:table-cell office:value-type="float" office:value="0.511946">
            <text:p>0.511946</text:p>
          </table:table-cell>
          <table:table-cell office:value-type="float" office:value="-0.84339">
            <text:p>-0.84339</text:p>
          </table:table-cell>
          <table:table-cell office:value-type="float" office:value="0.610619">
            <text:p>0.610619</text:p>
          </table:table-cell>
          <table:table-cell office:value-type="float" office:value="-0.990029">
            <text:p>-0.990029</text:p>
          </table:table-cell>
          <table:table-cell office:value-type="float" office:value="0.289337">
            <text:p>0.289337</text:p>
          </table:table-cell>
        </table:table-row>
        <table:table-row table:style-name="ro1">
          <table:table-cell/>
          <table:table-cell office:value-type="float" office:value="-1.93091">
            <text:p>-1.93091</text:p>
          </table:table-cell>
          <table:table-cell office:value-type="float" office:value="1.12757">
            <text:p>1.12757</text:p>
          </table:table-cell>
          <table:table-cell office:value-type="float" office:value="-0.404828">
            <text:p>-0.404828</text:p>
          </table:table-cell>
          <table:table-cell office:value-type="float" office:value="0.223353">
            <text:p>0.223353</text:p>
          </table:table-cell>
          <table:table-cell office:value-type="float" office:value="-1.54839">
            <text:p>-1.54839</text:p>
          </table:table-cell>
        </table:table-row>
        <table:table-row table:style-name="ro1">
          <table:table-cell/>
          <table:table-cell office:value-type="float" office:value="0.363655">
            <text:p>0.363655</text:p>
          </table:table-cell>
          <table:table-cell office:value-type="float" office:value="0.423192">
            <text:p>0.423192</text:p>
          </table:table-cell>
          <table:table-cell office:value-type="float" office:value="0.497057">
            <text:p>0.497057</text:p>
          </table:table-cell>
          <table:table-cell office:value-type="float" office:value="0.765234">
            <text:p>0.765234</text:p>
          </table:table-cell>
          <table:table-cell office:value-type="float" office:value="-0.0137969">
            <text:p>-0.0137969</text:p>
          </table:table-cell>
        </table:table-row>
        <table:table-row table:style-name="ro1">
          <table:table-cell/>
          <table:table-cell office:value-type="float" office:value="0.191515">
            <text:p>0.191515</text:p>
          </table:table-cell>
          <table:table-cell office:value-type="float" office:value="-0.0617225">
            <text:p>-0.0617225</text:p>
          </table:table-cell>
          <table:table-cell office:value-type="float" office:value="0.704577">
            <text:p>0.704577</text:p>
          </table:table-cell>
          <table:table-cell office:value-type="float" office:value="-2.64702">
            <text:p>-2.64702</text:p>
          </table:table-cell>
          <table:table-cell office:value-type="float" office:value="0.0591591">
            <text:p>0.0591591</text:p>
          </table:table-cell>
        </table:table-row>
        <table:table-row table:style-name="ro1">
          <table:table-cell/>
          <table:table-cell office:value-type="float" office:value="0.973978">
            <text:p>0.973978</text:p>
          </table:table-cell>
          <table:table-cell office:value-type="float" office:value="0.256632">
            <text:p>0.256632</text:p>
          </table:table-cell>
          <table:table-cell office:value-type="float" office:value="2.40923">
            <text:p>2.40923</text:p>
          </table:table-cell>
          <table:table-cell office:value-type="float" office:value="-0.883759">
            <text:p>-0.883759</text:p>
          </table:table-cell>
          <table:table-cell office:value-type="float" office:value="-0.144973">
            <text:p>-0.144973</text:p>
          </table:table-cell>
        </table:table-row>
        <table:table-row table:style-name="ro1">
          <table:table-cell/>
          <table:table-cell office:value-type="float" office:value="-0.110975">
            <text:p>-0.110975</text:p>
          </table:table-cell>
          <table:table-cell office:value-type="float" office:value="1.44132">
            <text:p>1.44132</text:p>
          </table:table-cell>
          <table:table-cell office:value-type="float" office:value="0.607517">
            <text:p>0.607517</text:p>
          </table:table-cell>
          <table:table-cell office:value-type="float" office:value="-0.853708">
            <text:p>-0.853708</text:p>
          </table:table-cell>
          <table:table-cell office:value-type="float" office:value="-1.13989">
            <text:p>-1.13989</text:p>
          </table:table-cell>
        </table:table-row>
        <table:table-row table:style-name="ro1">
          <table:table-cell/>
          <table:table-cell office:value-type="float" office:value="-0.949753">
            <text:p>-0.949753</text:p>
          </table:table-cell>
          <table:table-cell office:value-type="float" office:value="-1.79753">
            <text:p>-1.79753</text:p>
          </table:table-cell>
          <table:table-cell office:value-type="float" office:value="0.859025">
            <text:p>0.859025</text:p>
          </table:table-cell>
          <table:table-cell office:value-type="float" office:value="1.11691">
            <text:p>1.11691</text:p>
          </table:table-cell>
          <table:table-cell office:value-type="float" office:value="-0.305066">
            <text:p>-0.305066</text:p>
          </table:table-cell>
        </table:table-row>
        <table:table-row table:style-name="ro1">
          <table:table-cell/>
          <table:table-cell office:value-type="float" office:value="0.928222">
            <text:p>0.928222</text:p>
          </table:table-cell>
          <table:table-cell office:value-type="float" office:value="0.140655">
            <text:p>0.140655</text:p>
          </table:table-cell>
          <table:table-cell office:value-type="float" office:value="-1.02175">
            <text:p>-1.02175</text:p>
          </table:table-cell>
          <table:table-cell office:value-type="float" office:value="-0.884599">
            <text:p>-0.884599</text:p>
          </table:table-cell>
          <table:table-cell office:value-type="float" office:value="-0.626741">
            <text:p>-0.626741</text:p>
          </table:table-cell>
        </table:table-row>
        <table:table-row table:style-name="ro1">
          <table:table-cell/>
          <table:table-cell office:value-type="float" office:value="0.765413">
            <text:p>0.765413</text:p>
          </table:table-cell>
          <table:table-cell office:value-type="float" office:value="-0.98651">
            <text:p>-0.98651</text:p>
          </table:table-cell>
          <table:table-cell office:value-type="float" office:value="0.806065">
            <text:p>0.806065</text:p>
          </table:table-cell>
          <table:table-cell office:value-type="float" office:value="-1.32163">
            <text:p>-1.32163</text:p>
          </table:table-cell>
          <table:table-cell office:value-type="float" office:value="-0.773325">
            <text:p>-0.773325</text:p>
          </table:table-cell>
        </table:table-row>
        <table:table-row table:style-name="ro1">
          <table:table-cell/>
          <table:table-cell office:value-type="float" office:value="-0.705967">
            <text:p>-0.705967</text:p>
          </table:table-cell>
          <table:table-cell office:value-type="float" office:value="-1.52322">
            <text:p>-1.52322</text:p>
          </table:table-cell>
          <table:table-cell office:value-type="float" office:value="0.0250672">
            <text:p>0.0250672</text:p>
          </table:table-cell>
          <table:table-cell office:value-type="float" office:value="-0.480974">
            <text:p>-0.480974</text:p>
          </table:table-cell>
          <table:table-cell office:value-type="float" office:value="-1.01351">
            <text:p>-1.01351</text:p>
          </table:table-cell>
        </table:table-row>
        <table:table-row table:style-name="ro1">
          <table:table-cell/>
          <table:table-cell office:value-type="float" office:value="-0.928935">
            <text:p>-0.928935</text:p>
          </table:table-cell>
          <table:table-cell office:value-type="float" office:value="-0.252406">
            <text:p>-0.252406</text:p>
          </table:table-cell>
          <table:table-cell office:value-type="float" office:value="1.00209">
            <text:p>1.00209</text:p>
          </table:table-cell>
          <table:table-cell office:value-type="float" office:value="-0.000245695">
            <text:p>-0.000245695</text:p>
          </table:table-cell>
          <table:table-cell office:value-type="float" office:value="0.894661">
            <text:p>0.894661</text:p>
          </table:table-cell>
        </table:table-row>
        <table:table-row table:style-name="ro1">
          <table:table-cell/>
          <table:table-cell office:value-type="float" office:value="0.353637">
            <text:p>0.353637</text:p>
          </table:table-cell>
          <table:table-cell office:value-type="float" office:value="-0.400113">
            <text:p>-0.400113</text:p>
          </table:table-cell>
          <table:table-cell office:value-type="float" office:value="0.148608">
            <text:p>0.148608</text:p>
          </table:table-cell>
          <table:table-cell office:value-type="float" office:value="-1.35737">
            <text:p>-1.35737</text:p>
          </table:table-cell>
          <table:table-cell office:value-type="float" office:value="-0.239927">
            <text:p>-0.239927</text:p>
          </table:table-cell>
        </table:table-row>
        <table:table-row table:style-name="ro1">
          <table:table-cell/>
          <table:table-cell office:value-type="float" office:value="-0.272131">
            <text:p>-0.272131</text:p>
          </table:table-cell>
          <table:table-cell office:value-type="float" office:value="-0.930181">
            <text:p>-0.930181</text:p>
          </table:table-cell>
          <table:table-cell office:value-type="float" office:value="-1.64876">
            <text:p>-1.64876</text:p>
          </table:table-cell>
          <table:table-cell office:value-type="float" office:value="1.33934">
            <text:p>1.33934</text:p>
          </table:table-cell>
          <table:table-cell office:value-type="float" office:value="-1.09758">
            <text:p>-1.09758</text:p>
          </table:table-cell>
        </table:table-row>
        <table:table-row table:style-name="ro1">
          <table:table-cell/>
          <table:table-cell office:value-type="float" office:value="0.860994">
            <text:p>0.860994</text:p>
          </table:table-cell>
          <table:table-cell office:value-type="float" office:value="0.428591">
            <text:p>0.428591</text:p>
          </table:table-cell>
          <table:table-cell office:value-type="float" office:value="1.05529">
            <text:p>1.05529</text:p>
          </table:table-cell>
          <table:table-cell office:value-type="float" office:value="-1.44184">
            <text:p>-1.44184</text:p>
          </table:table-cell>
          <table:table-cell office:value-type="float" office:value="0.277252">
            <text:p>0.277252</text:p>
          </table:table-cell>
        </table:table-row>
        <table:table-row table:style-name="ro1">
          <table:table-cell/>
          <table:table-cell office:value-type="float" office:value="-1.57218">
            <text:p>-1.57218</text:p>
          </table:table-cell>
          <table:table-cell office:value-type="float" office:value="-1.04802">
            <text:p>-1.04802</text:p>
          </table:table-cell>
          <table:table-cell office:value-type="float" office:value="0.723266">
            <text:p>0.723266</text:p>
          </table:table-cell>
          <table:table-cell office:value-type="float" office:value="-0.644372">
            <text:p>-0.644372</text:p>
          </table:table-cell>
          <table:table-cell office:value-type="float" office:value="-1.61159">
            <text:p>-1.61159</text:p>
          </table:table-cell>
        </table:table-row>
        <table:table-row table:style-name="ro1">
          <table:table-cell/>
          <table:table-cell office:value-type="float" office:value="1.11649">
            <text:p>1.11649</text:p>
          </table:table-cell>
          <table:table-cell office:value-type="float" office:value="-0.553534">
            <text:p>-0.553534</text:p>
          </table:table-cell>
          <table:table-cell office:value-type="float" office:value="0.461849">
            <text:p>0.461849</text:p>
          </table:table-cell>
          <table:table-cell office:value-type="float" office:value="0.737965">
            <text:p>0.737965</text:p>
          </table:table-cell>
          <table:table-cell office:value-type="float" office:value="-0.404358">
            <text:p>-0.404358</text:p>
          </table:table-cell>
        </table:table-row>
        <table:table-row table:style-name="ro1">
          <table:table-cell/>
          <table:table-cell office:value-type="float" office:value="1.36142">
            <text:p>1.36142</text:p>
          </table:table-cell>
          <table:table-cell office:value-type="float" office:value="0.338904">
            <text:p>0.338904</text:p>
          </table:table-cell>
          <table:table-cell office:value-type="float" office:value="0.377529">
            <text:p>0.377529</text:p>
          </table:table-cell>
          <table:table-cell office:value-type="float" office:value="1.71695">
            <text:p>1.71695</text:p>
          </table:table-cell>
          <table:table-cell office:value-type="float" office:value="-0.575745">
            <text:p>-0.575745</text:p>
          </table:table-cell>
        </table:table-row>
        <table:table-row table:style-name="ro1">
          <table:table-cell/>
          <table:table-cell office:value-type="float" office:value="0.450528">
            <text:p>0.450528</text:p>
          </table:table-cell>
          <table:table-cell office:value-type="float" office:value="1.00198">
            <text:p>1.00198</text:p>
          </table:table-cell>
          <table:table-cell office:value-type="float" office:value="1.24123">
            <text:p>1.24123</text:p>
          </table:table-cell>
          <table:table-cell office:value-type="float" office:value="-0.467769">
            <text:p>-0.467769</text:p>
          </table:table-cell>
          <table:table-cell office:value-type="float" office:value="1.63134">
            <text:p>1.63134</text:p>
          </table:table-cell>
        </table:table-row>
        <table:table-row table:style-name="ro1">
          <table:table-cell/>
          <table:table-cell office:value-type="float" office:value="0.731682">
            <text:p>0.731682</text:p>
          </table:table-cell>
          <table:table-cell office:value-type="float" office:value="0.0730028">
            <text:p>0.0730028</text:p>
          </table:table-cell>
          <table:table-cell office:value-type="float" office:value="-0.368176">
            <text:p>-0.368176</text:p>
          </table:table-cell>
          <table:table-cell office:value-type="float" office:value="0.210514">
            <text:p>0.210514</text:p>
          </table:table-cell>
          <table:table-cell office:value-type="float" office:value="-0.831684">
            <text:p>-0.831684</text:p>
          </table:table-cell>
        </table:table-row>
        <table:table-row table:style-name="ro1">
          <table:table-cell/>
          <table:table-cell office:value-type="float" office:value="0.946264">
            <text:p>0.946264</text:p>
          </table:table-cell>
          <table:table-cell office:value-type="float" office:value="0.775724">
            <text:p>0.775724</text:p>
          </table:table-cell>
          <table:table-cell office:value-type="float" office:value="0.452019">
            <text:p>0.452019</text:p>
          </table:table-cell>
          <table:table-cell office:value-type="float" office:value="1.2294">
            <text:p>1.2294</text:p>
          </table:table-cell>
          <table:table-cell office:value-type="float" office:value="-0.0610429">
            <text:p>-0.0610429</text:p>
          </table:table-cell>
        </table:table-row>
        <table:table-row table:style-name="ro1">
          <table:table-cell/>
          <table:table-cell office:value-type="float" office:value="-0.317605">
            <text:p>-0.317605</text:p>
          </table:table-cell>
          <table:table-cell office:value-type="float" office:value="1.11596">
            <text:p>1.11596</text:p>
          </table:table-cell>
          <table:table-cell office:value-type="float" office:value="-1.32588">
            <text:p>-1.32588</text:p>
          </table:table-cell>
          <table:table-cell office:value-type="float" office:value="0.0244532">
            <text:p>0.0244532</text:p>
          </table:table-cell>
          <table:table-cell office:value-type="float" office:value="1.09754">
            <text:p>1.09754</text:p>
          </table:table-cell>
        </table:table-row>
        <table:table-row table:style-name="ro1">
          <table:table-cell/>
          <table:table-cell office:value-type="float" office:value="-0.494119">
            <text:p>-0.494119</text:p>
          </table:table-cell>
          <table:table-cell office:value-type="float" office:value="1.16281">
            <text:p>1.16281</text:p>
          </table:table-cell>
          <table:table-cell office:value-type="float" office:value="0.392942">
            <text:p>0.392942</text:p>
          </table:table-cell>
          <table:table-cell office:value-type="float" office:value="-0.398343">
            <text:p>-0.398343</text:p>
          </table:table-cell>
          <table:table-cell office:value-type="float" office:value="0.273152">
            <text:p>0.273152</text:p>
          </table:table-cell>
        </table:table-row>
        <table:table-row table:style-name="ro1">
          <table:table-cell/>
          <table:table-cell office:value-type="float" office:value="-0.424164">
            <text:p>-0.424164</text:p>
          </table:table-cell>
          <table:table-cell office:value-type="float" office:value="-0.089081">
            <text:p>-0.089081</text:p>
          </table:table-cell>
          <table:table-cell office:value-type="float" office:value="-0.51381">
            <text:p>-0.51381</text:p>
          </table:table-cell>
          <table:table-cell office:value-type="float" office:value="-0.275798">
            <text:p>-0.275798</text:p>
          </table:table-cell>
          <table:table-cell office:value-type="float" office:value="1.48031">
            <text:p>1.48031</text:p>
          </table:table-cell>
        </table:table-row>
        <table:table-row table:style-name="ro1">
          <table:table-cell/>
          <table:table-cell office:value-type="float" office:value="-1.08445">
            <text:p>-1.08445</text:p>
          </table:table-cell>
          <table:table-cell office:value-type="float" office:value="-0.447713">
            <text:p>-0.447713</text:p>
          </table:table-cell>
          <table:table-cell office:value-type="float" office:value="0.899824">
            <text:p>0.899824</text:p>
          </table:table-cell>
          <table:table-cell office:value-type="float" office:value="0.509781">
            <text:p>0.509781</text:p>
          </table:table-cell>
          <table:table-cell office:value-type="float" office:value="-0.0340079">
            <text:p>-0.0340079</text:p>
          </table:table-cell>
        </table:table-row>
        <table:table-row table:style-name="ro1">
          <table:table-cell/>
          <table:table-cell office:value-type="float" office:value="0.645616">
            <text:p>0.645616</text:p>
          </table:table-cell>
          <table:table-cell office:value-type="float" office:value="-1.40104">
            <text:p>-1.40104</text:p>
          </table:table-cell>
          <table:table-cell office:value-type="float" office:value="0.39235">
            <text:p>0.39235</text:p>
          </table:table-cell>
          <table:table-cell office:value-type="float" office:value="0.579322">
            <text:p>0.579322</text:p>
          </table:table-cell>
          <table:table-cell office:value-type="float" office:value="0.824923">
            <text:p>0.824923</text:p>
          </table:table-cell>
        </table:table-row>
        <table:table-row table:style-name="ro1">
          <table:table-cell/>
          <table:table-cell office:value-type="float" office:value="-0.136618">
            <text:p>-0.136618</text:p>
          </table:table-cell>
          <table:table-cell office:value-type="float" office:value="-0.114792">
            <text:p>-0.114792</text:p>
          </table:table-cell>
          <table:table-cell office:value-type="float" office:value="0.821803">
            <text:p>0.821803</text:p>
          </table:table-cell>
          <table:table-cell office:value-type="float" office:value="0.128807">
            <text:p>0.128807</text:p>
          </table:table-cell>
          <table:table-cell office:value-type="float" office:value="0.591889">
            <text:p>0.591889</text:p>
          </table:table-cell>
        </table:table-row>
        <table:table-row table:style-name="ro1">
          <table:table-cell/>
          <table:table-cell office:value-type="float" office:value="0.904658">
            <text:p>0.904658</text:p>
          </table:table-cell>
          <table:table-cell office:value-type="float" office:value="-0.0425736">
            <text:p>-0.0425736</text:p>
          </table:table-cell>
          <table:table-cell office:value-type="float" office:value="-1.1671">
            <text:p>-1.1671</text:p>
          </table:table-cell>
          <table:table-cell office:value-type="float" office:value="0.283355">
            <text:p>0.283355</text:p>
          </table:table-cell>
          <table:table-cell office:value-type="float" office:value="0.785003">
            <text:p>0.785003</text:p>
          </table:table-cell>
        </table:table-row>
        <table:table-row table:style-name="ro1">
          <table:table-cell/>
          <table:table-cell office:value-type="float" office:value="1.20039">
            <text:p>1.20039</text:p>
          </table:table-cell>
          <table:table-cell office:value-type="float" office:value="0.132048">
            <text:p>0.132048</text:p>
          </table:table-cell>
          <table:table-cell office:value-type="float" office:value="-0.109596">
            <text:p>-0.109596</text:p>
          </table:table-cell>
          <table:table-cell office:value-type="float" office:value="-0.0218917">
            <text:p>-0.0218917</text:p>
          </table:table-cell>
          <table:table-cell office:value-type="float" office:value="-0.0176344">
            <text:p>-0.0176344</text:p>
          </table:table-cell>
        </table:table-row>
        <table:table-row table:style-name="ro1">
          <table:table-cell/>
          <table:table-cell office:value-type="float" office:value="0.21315">
            <text:p>0.21315</text:p>
          </table:table-cell>
          <table:table-cell office:value-type="float" office:value="-0.717822">
            <text:p>-0.717822</text:p>
          </table:table-cell>
          <table:table-cell office:value-type="float" office:value="-0.783513">
            <text:p>-0.783513</text:p>
          </table:table-cell>
          <table:table-cell office:value-type="float" office:value="1.15919">
            <text:p>1.15919</text:p>
          </table:table-cell>
          <table:table-cell office:value-type="float" office:value="1.11235">
            <text:p>1.11235</text:p>
          </table:table-cell>
        </table:table-row>
        <table:table-row table:style-name="ro1">
          <table:table-cell/>
          <table:table-cell office:value-type="float" office:value="0.791811">
            <text:p>0.791811</text:p>
          </table:table-cell>
          <table:table-cell office:value-type="float" office:value="0.104137">
            <text:p>0.104137</text:p>
          </table:table-cell>
          <table:table-cell office:value-type="float" office:value="-0.396407">
            <text:p>-0.396407</text:p>
          </table:table-cell>
          <table:table-cell office:value-type="float" office:value="-0.629014">
            <text:p>-0.629014</text:p>
          </table:table-cell>
          <table:table-cell office:value-type="float" office:value="-1.08239">
            <text:p>-1.08239</text:p>
          </table:table-cell>
        </table:table-row>
        <table:table-row table:style-name="ro1">
          <table:table-cell/>
          <table:table-cell office:value-type="float" office:value="-2.08449">
            <text:p>-2.08449</text:p>
          </table:table-cell>
          <table:table-cell office:value-type="float" office:value="-0.359474">
            <text:p>-0.359474</text:p>
          </table:table-cell>
          <table:table-cell office:value-type="float" office:value="-1.60519">
            <text:p>-1.60519</text:p>
          </table:table-cell>
          <table:table-cell office:value-type="float" office:value="-0.149271">
            <text:p>-0.149271</text:p>
          </table:table-cell>
          <table:table-cell office:value-type="float" office:value="0.12302">
            <text:p>0.12302</text:p>
          </table:table-cell>
        </table:table-row>
        <table:table-row table:style-name="ro1">
          <table:table-cell/>
          <table:table-cell office:value-type="float" office:value="-0.372311">
            <text:p>-0.372311</text:p>
          </table:table-cell>
          <table:table-cell office:value-type="float" office:value="1.48225">
            <text:p>1.48225</text:p>
          </table:table-cell>
          <table:table-cell office:value-type="float" office:value="0.53144">
            <text:p>0.53144</text:p>
          </table:table-cell>
          <table:table-cell office:value-type="float" office:value="-0.0271771">
            <text:p>-0.0271771</text:p>
          </table:table-cell>
          <table:table-cell office:value-type="float" office:value="0.779222">
            <text:p>0.779222</text:p>
          </table:table-cell>
        </table:table-row>
        <table:table-row table:style-name="ro1">
          <table:table-cell/>
          <table:table-cell office:value-type="float" office:value="0.902812">
            <text:p>0.902812</text:p>
          </table:table-cell>
          <table:table-cell office:value-type="float" office:value="2.84868">
            <text:p>2.84868</text:p>
          </table:table-cell>
          <table:table-cell office:value-type="float" office:value="0.467929">
            <text:p>0.467929</text:p>
          </table:table-cell>
          <table:table-cell office:value-type="float" office:value="1.00226">
            <text:p>1.00226</text:p>
          </table:table-cell>
          <table:table-cell office:value-type="float" office:value="-0.270785">
            <text:p>-0.270785</text:p>
          </table:table-cell>
        </table:table-row>
        <table:table-row table:style-name="ro1">
          <table:table-cell/>
          <table:table-cell office:value-type="float" office:value="0.628089">
            <text:p>0.628089</text:p>
          </table:table-cell>
          <table:table-cell office:value-type="float" office:value="0.157919">
            <text:p>0.157919</text:p>
          </table:table-cell>
          <table:table-cell office:value-type="float" office:value="-1.76065">
            <text:p>-1.76065</text:p>
          </table:table-cell>
          <table:table-cell office:value-type="float" office:value="-0.00482695">
            <text:p>-0.00482695</text:p>
          </table:table-cell>
          <table:table-cell office:value-type="float" office:value="-1.02089">
            <text:p>-1.02089</text:p>
          </table:table-cell>
        </table:table-row>
        <table:table-row table:style-name="ro1">
          <table:table-cell/>
          <table:table-cell office:value-type="float" office:value="1.82211">
            <text:p>1.82211</text:p>
          </table:table-cell>
          <table:table-cell office:value-type="float" office:value="0.517946">
            <text:p>0.517946</text:p>
          </table:table-cell>
          <table:table-cell office:value-type="float" office:value="0.285245">
            <text:p>0.285245</text:p>
          </table:table-cell>
          <table:table-cell office:value-type="float" office:value="-0.543751">
            <text:p>-0.543751</text:p>
          </table:table-cell>
          <table:table-cell office:value-type="float" office:value="2.12772">
            <text:p>2.12772</text:p>
          </table:table-cell>
        </table:table-row>
        <table:table-row table:style-name="ro1">
          <table:table-cell/>
          <table:table-cell office:value-type="float" office:value="-0.440024">
            <text:p>-0.440024</text:p>
          </table:table-cell>
          <table:table-cell office:value-type="float" office:value="1.30664">
            <text:p>1.30664</text:p>
          </table:table-cell>
          <table:table-cell office:value-type="float" office:value="-0.482831">
            <text:p>-0.482831</text:p>
          </table:table-cell>
          <table:table-cell office:value-type="float" office:value="0.896187">
            <text:p>0.896187</text:p>
          </table:table-cell>
          <table:table-cell office:value-type="float" office:value="-0.81791">
            <text:p>-0.81791</text:p>
          </table:table-cell>
        </table:table-row>
        <table:table-row table:style-name="ro1">
          <table:table-cell/>
          <table:table-cell office:value-type="float" office:value="1.30129">
            <text:p>1.30129</text:p>
          </table:table-cell>
          <table:table-cell office:value-type="float" office:value="1.09138">
            <text:p>1.09138</text:p>
          </table:table-cell>
          <table:table-cell office:value-type="float" office:value="-0.868172">
            <text:p>-0.868172</text:p>
          </table:table-cell>
          <table:table-cell office:value-type="float" office:value="1.15402">
            <text:p>1.15402</text:p>
          </table:table-cell>
          <table:table-cell office:value-type="float" office:value="-0.208455">
            <text:p>-0.208455</text:p>
          </table:table-cell>
        </table:table-row>
        <table:table-row table:style-name="ro1">
          <table:table-cell/>
          <table:table-cell office:value-type="float" office:value="-2.03516">
            <text:p>-2.03516</text:p>
          </table:table-cell>
          <table:table-cell office:value-type="float" office:value="-0.352729">
            <text:p>-0.352729</text:p>
          </table:table-cell>
          <table:table-cell office:value-type="float" office:value="-0.549984">
            <text:p>-0.549984</text:p>
          </table:table-cell>
          <table:table-cell office:value-type="float" office:value="1.17997">
            <text:p>1.17997</text:p>
          </table:table-cell>
          <table:table-cell office:value-type="float" office:value="0.617509">
            <text:p>0.617509</text:p>
          </table:table-cell>
        </table:table-row>
        <table:table-row table:style-name="ro1">
          <table:table-cell/>
          <table:table-cell office:value-type="float" office:value="-1.11286">
            <text:p>-1.11286</text:p>
          </table:table-cell>
          <table:table-cell office:value-type="float" office:value="1.05678">
            <text:p>1.05678</text:p>
          </table:table-cell>
          <table:table-cell office:value-type="float" office:value="-0.996983">
            <text:p>-0.996983</text:p>
          </table:table-cell>
          <table:table-cell office:value-type="float" office:value="0.560726">
            <text:p>0.560726</text:p>
          </table:table-cell>
          <table:table-cell office:value-type="float" office:value="0.570543">
            <text:p>0.570543</text:p>
          </table:table-cell>
        </table:table-row>
        <table:table-row table:style-name="ro1">
          <table:table-cell/>
          <table:table-cell office:value-type="float" office:value="-1.01047">
            <text:p>-1.01047</text:p>
          </table:table-cell>
          <table:table-cell office:value-type="float" office:value="0.715817">
            <text:p>0.715817</text:p>
          </table:table-cell>
          <table:table-cell office:value-type="float" office:value="1.56634">
            <text:p>1.56634</text:p>
          </table:table-cell>
          <table:table-cell office:value-type="float" office:value="0.36067">
            <text:p>0.36067</text:p>
          </table:table-cell>
          <table:table-cell office:value-type="float" office:value="-0.60152">
            <text:p>-0.60152</text:p>
          </table:table-cell>
        </table:table-row>
        <table:table-row table:style-name="ro1">
          <table:table-cell/>
          <table:table-cell office:value-type="float" office:value="1.49954">
            <text:p>1.49954</text:p>
          </table:table-cell>
          <table:table-cell office:value-type="float" office:value="1.38627">
            <text:p>1.38627</text:p>
          </table:table-cell>
          <table:table-cell office:value-type="float" office:value="-0.000252818">
            <text:p>-0.000252818</text:p>
          </table:table-cell>
          <table:table-cell office:value-type="float" office:value="-0.120282">
            <text:p>-0.120282</text:p>
          </table:table-cell>
          <table:table-cell office:value-type="float" office:value="-0.321701">
            <text:p>-0.321701</text:p>
          </table:table-cell>
        </table:table-row>
        <table:table-row table:style-name="ro1">
          <table:table-cell/>
          <table:table-cell office:value-type="float" office:value="-0.408692">
            <text:p>-0.408692</text:p>
          </table:table-cell>
          <table:table-cell office:value-type="float" office:value="-1.5602">
            <text:p>-1.5602</text:p>
          </table:table-cell>
          <table:table-cell office:value-type="float" office:value="0.571283">
            <text:p>0.571283</text:p>
          </table:table-cell>
          <table:table-cell office:value-type="float" office:value="-0.413078">
            <text:p>-0.413078</text:p>
          </table:table-cell>
          <table:table-cell office:value-type="float" office:value="0.350093">
            <text:p>0.350093</text:p>
          </table:table-cell>
        </table:table-row>
        <table:table-row table:style-name="ro1">
          <table:table-cell/>
          <table:table-cell office:value-type="float" office:value="-0.427504">
            <text:p>-0.427504</text:p>
          </table:table-cell>
          <table:table-cell office:value-type="float" office:value="0.3001">
            <text:p>0.3001</text:p>
          </table:table-cell>
          <table:table-cell office:value-type="float" office:value="-1.9167">
            <text:p>-1.9167</text:p>
          </table:table-cell>
          <table:table-cell office:value-type="float" office:value="-0.578157">
            <text:p>-0.578157</text:p>
          </table:table-cell>
          <table:table-cell office:value-type="float" office:value="-0.972983">
            <text:p>-0.972983</text:p>
          </table:table-cell>
        </table:table-row>
        <table:table-row table:style-name="ro1">
          <table:table-cell/>
          <table:table-cell office:value-type="float" office:value="0.766052">
            <text:p>0.766052</text:p>
          </table:table-cell>
          <table:table-cell office:value-type="float" office:value="0.243271">
            <text:p>0.243271</text:p>
          </table:table-cell>
          <table:table-cell office:value-type="float" office:value="-0.0582673">
            <text:p>-0.0582673</text:p>
          </table:table-cell>
          <table:table-cell office:value-type="float" office:value="0.538132">
            <text:p>0.538132</text:p>
          </table:table-cell>
          <table:table-cell office:value-type="float" office:value="-1.1119">
            <text:p>-1.1119</text:p>
          </table:table-cell>
        </table:table-row>
        <table:table-row table:style-name="ro1">
          <table:table-cell/>
          <table:table-cell office:value-type="float" office:value="0.562946">
            <text:p>0.562946</text:p>
          </table:table-cell>
          <table:table-cell office:value-type="float" office:value="0.781226">
            <text:p>0.781226</text:p>
          </table:table-cell>
          <table:table-cell office:value-type="float" office:value="0.192715">
            <text:p>0.192715</text:p>
          </table:table-cell>
          <table:table-cell office:value-type="float" office:value="-1.17495">
            <text:p>-1.17495</text:p>
          </table:table-cell>
          <table:table-cell office:value-type="float" office:value="0.193489">
            <text:p>0.193489</text:p>
          </table:table-cell>
        </table:table-row>
        <table:table-row table:style-name="ro1">
          <table:table-cell/>
          <table:table-cell office:value-type="float" office:value="0.761043">
            <text:p>0.761043</text:p>
          </table:table-cell>
          <table:table-cell office:value-type="float" office:value="-3.00933">
            <text:p>-3.00933</text:p>
          </table:table-cell>
          <table:table-cell office:value-type="float" office:value="1.09207">
            <text:p>1.09207</text:p>
          </table:table-cell>
          <table:table-cell office:value-type="float" office:value="0.164455">
            <text:p>0.164455</text:p>
          </table:table-cell>
          <table:table-cell office:value-type="float" office:value="-1.71275">
            <text:p>-1.71275</text:p>
          </table:table-cell>
        </table:table-row>
        <table:table-row table:style-name="ro1">
          <table:table-cell/>
          <table:table-cell office:value-type="float" office:value="-0.0546229">
            <text:p>-0.0546229</text:p>
          </table:table-cell>
          <table:table-cell office:value-type="float" office:value="-0.499785">
            <text:p>-0.499785</text:p>
          </table:table-cell>
          <table:table-cell office:value-type="float" office:value="-1.4104">
            <text:p>-1.4104</text:p>
          </table:table-cell>
          <table:table-cell office:value-type="float" office:value="-0.529192">
            <text:p>-0.529192</text:p>
          </table:table-cell>
          <table:table-cell office:value-type="float" office:value="0.853523">
            <text:p>0.853523</text:p>
          </table:table-cell>
        </table:table-row>
        <table:table-row table:style-name="ro1">
          <table:table-cell/>
          <table:table-cell office:value-type="float" office:value="-0.277971">
            <text:p>-0.277971</text:p>
          </table:table-cell>
          <table:table-cell office:value-type="float" office:value="-0.47776">
            <text:p>-0.47776</text:p>
          </table:table-cell>
          <table:table-cell office:value-type="float" office:value="1.22418">
            <text:p>1.22418</text:p>
          </table:table-cell>
          <table:table-cell office:value-type="float" office:value="-0.0497072">
            <text:p>-0.0497072</text:p>
          </table:table-cell>
          <table:table-cell office:value-type="float" office:value="2.4028">
            <text:p>2.4028</text:p>
          </table:table-cell>
        </table:table-row>
        <table:table-row table:style-name="ro1">
          <table:table-cell/>
          <table:table-cell office:value-type="float" office:value="0.69567">
            <text:p>0.69567</text:p>
          </table:table-cell>
          <table:table-cell office:value-type="float" office:value="0.17565">
            <text:p>0.17565</text:p>
          </table:table-cell>
          <table:table-cell office:value-type="float" office:value="1.66321">
            <text:p>1.66321</text:p>
          </table:table-cell>
          <table:table-cell office:value-type="float" office:value="0.174414">
            <text:p>0.174414</text:p>
          </table:table-cell>
          <table:table-cell office:value-type="float" office:value="-0.67757">
            <text:p>-0.67757</text:p>
          </table:table-cell>
        </table:table-row>
        <table:table-row table:style-name="ro1">
          <table:table-cell/>
          <table:table-cell office:value-type="float" office:value="-0.743273">
            <text:p>-0.743273</text:p>
          </table:table-cell>
          <table:table-cell office:value-type="float" office:value="-0.71687">
            <text:p>-0.71687</text:p>
          </table:table-cell>
          <table:table-cell office:value-type="float" office:value="-1.22141">
            <text:p>-1.22141</text:p>
          </table:table-cell>
          <table:table-cell office:value-type="float" office:value="0.962552">
            <text:p>0.962552</text:p>
          </table:table-cell>
          <table:table-cell office:value-type="float" office:value="0.8369">
            <text:p>0.8369</text:p>
          </table:table-cell>
        </table:table-row>
        <table:table-row table:style-name="ro1">
          <table:table-cell/>
          <table:table-cell office:value-type="float" office:value="-0.678197">
            <text:p>-0.678197</text:p>
          </table:table-cell>
          <table:table-cell office:value-type="float" office:value="-1.63561">
            <text:p>-1.63561</text:p>
          </table:table-cell>
          <table:table-cell office:value-type="float" office:value="-2.34805">
            <text:p>-2.34805</text:p>
          </table:table-cell>
          <table:table-cell office:value-type="float" office:value="0.144484">
            <text:p>0.144484</text:p>
          </table:table-cell>
          <table:table-cell office:value-type="float" office:value="-0.38048">
            <text:p>-0.38048</text:p>
          </table:table-cell>
        </table:table-row>
        <table:table-row table:style-name="ro1">
          <table:table-cell/>
          <table:table-cell office:value-type="float" office:value="0.0982932">
            <text:p>0.0982932</text:p>
          </table:table-cell>
          <table:table-cell office:value-type="float" office:value="0.995524">
            <text:p>0.995524</text:p>
          </table:table-cell>
          <table:table-cell office:value-type="float" office:value="-0.648145">
            <text:p>-0.648145</text:p>
          </table:table-cell>
          <table:table-cell office:value-type="float" office:value="-0.850783">
            <text:p>-0.850783</text:p>
          </table:table-cell>
          <table:table-cell office:value-type="float" office:value="1.15684">
            <text:p>1.15684</text:p>
          </table:table-cell>
        </table:table-row>
        <table:table-row table:style-name="ro1">
          <table:table-cell/>
          <table:table-cell office:value-type="float" office:value="-0.136646">
            <text:p>-0.136646</text:p>
          </table:table-cell>
          <table:table-cell office:value-type="float" office:value="0.64901">
            <text:p>0.64901</text:p>
          </table:table-cell>
          <table:table-cell office:value-type="float" office:value="0.609183">
            <text:p>0.609183</text:p>
          </table:table-cell>
          <table:table-cell office:value-type="float" office:value="-2.03465">
            <text:p>-2.03465</text:p>
          </table:table-cell>
          <table:table-cell office:value-type="float" office:value="0.738205">
            <text:p>0.738205</text:p>
          </table:table-cell>
        </table:table-row>
        <table:table-row table:style-name="ro1">
          <table:table-cell/>
          <table:table-cell office:value-type="float" office:value="0.628473">
            <text:p>0.628473</text:p>
          </table:table-cell>
          <table:table-cell office:value-type="float" office:value="-0.0180953">
            <text:p>-0.0180953</text:p>
          </table:table-cell>
          <table:table-cell office:value-type="float" office:value="-0.0736978">
            <text:p>-0.0736978</text:p>
          </table:table-cell>
          <table:table-cell office:value-type="float" office:value="-2.04006">
            <text:p>-2.04006</text:p>
          </table:table-cell>
          <table:table-cell office:value-type="float" office:value="-0.000333601">
            <text:p>-0.000333601</text:p>
          </table:table-cell>
        </table:table-row>
        <table:table-row table:style-name="ro1">
          <table:table-cell/>
          <table:table-cell office:value-type="float" office:value="0.45339">
            <text:p>0.45339</text:p>
          </table:table-cell>
          <table:table-cell office:value-type="float" office:value="0.0762645">
            <text:p>0.0762645</text:p>
          </table:table-cell>
          <table:table-cell office:value-type="float" office:value="0.594052">
            <text:p>0.594052</text:p>
          </table:table-cell>
          <table:table-cell office:value-type="float" office:value="0.248032">
            <text:p>0.248032</text:p>
          </table:table-cell>
          <table:table-cell office:value-type="float" office:value="0.290349">
            <text:p>0.290349</text:p>
          </table:table-cell>
        </table:table-row>
        <table:table-row table:style-name="ro1">
          <table:table-cell/>
          <table:table-cell office:value-type="float" office:value="-1.24601">
            <text:p>-1.24601</text:p>
          </table:table-cell>
          <table:table-cell office:value-type="float" office:value="-0.0805405">
            <text:p>-0.0805405</text:p>
          </table:table-cell>
          <table:table-cell office:value-type="float" office:value="-1.03219">
            <text:p>-1.03219</text:p>
          </table:table-cell>
          <table:table-cell office:value-type="float" office:value="-0.585776">
            <text:p>-0.585776</text:p>
          </table:table-cell>
          <table:table-cell office:value-type="float" office:value="-0.0318342">
            <text:p>-0.0318342</text:p>
          </table:table-cell>
        </table:table-row>
        <table:table-row table:style-name="ro1">
          <table:table-cell/>
          <table:table-cell office:value-type="float" office:value="0.375366">
            <text:p>0.375366</text:p>
          </table:table-cell>
          <table:table-cell office:value-type="float" office:value="0.614664">
            <text:p>0.614664</text:p>
          </table:table-cell>
          <table:table-cell office:value-type="float" office:value="1.56732">
            <text:p>1.56732</text:p>
          </table:table-cell>
          <table:table-cell office:value-type="float" office:value="-0.743749">
            <text:p>-0.743749</text:p>
          </table:table-cell>
          <table:table-cell office:value-type="float" office:value="0.730523">
            <text:p>0.730523</text:p>
          </table:table-cell>
        </table:table-row>
        <table:table-row table:style-name="ro1">
          <table:table-cell/>
          <table:table-cell office:value-type="float" office:value="-0.780691">
            <text:p>-0.780691</text:p>
          </table:table-cell>
          <table:table-cell office:value-type="float" office:value="-2.6083">
            <text:p>-2.6083</text:p>
          </table:table-cell>
          <table:table-cell office:value-type="float" office:value="0.880196">
            <text:p>0.880196</text:p>
          </table:table-cell>
          <table:table-cell office:value-type="float" office:value="0.643268">
            <text:p>0.643268</text:p>
          </table:table-cell>
          <table:table-cell office:value-type="float" office:value="-1.96002">
            <text:p>-1.96002</text:p>
          </table:table-cell>
        </table:table-row>
        <table:table-row table:style-name="ro1">
          <table:table-cell/>
          <table:table-cell office:value-type="float" office:value="0.288345">
            <text:p>0.288345</text:p>
          </table:table-cell>
          <table:table-cell office:value-type="float" office:value="-0.0445476">
            <text:p>-0.0445476</text:p>
          </table:table-cell>
          <table:table-cell office:value-type="float" office:value="-0.61426">
            <text:p>-0.61426</text:p>
          </table:table-cell>
          <table:table-cell office:value-type="float" office:value="-0.335657">
            <text:p>-0.335657</text:p>
          </table:table-cell>
          <table:table-cell office:value-type="float" office:value="0.292163">
            <text:p>0.292163</text:p>
          </table:table-cell>
        </table:table-row>
        <table:table-row table:style-name="ro1">
          <table:table-cell/>
          <table:table-cell office:value-type="float" office:value="-0.85882">
            <text:p>-0.85882</text:p>
          </table:table-cell>
          <table:table-cell office:value-type="float" office:value="0.145012">
            <text:p>0.145012</text:p>
          </table:table-cell>
          <table:table-cell office:value-type="float" office:value="0.505823">
            <text:p>0.505823</text:p>
          </table:table-cell>
          <table:table-cell office:value-type="float" office:value="0.418863">
            <text:p>0.418863</text:p>
          </table:table-cell>
          <table:table-cell office:value-type="float" office:value="-0.504344">
            <text:p>-0.504344</text:p>
          </table:table-cell>
        </table:table-row>
        <table:table-row table:style-name="ro1">
          <table:table-cell/>
          <table:table-cell office:value-type="float" office:value="0.206733">
            <text:p>0.206733</text:p>
          </table:table-cell>
          <table:table-cell office:value-type="float" office:value="-0.0236438">
            <text:p>-0.0236438</text:p>
          </table:table-cell>
          <table:table-cell office:value-type="float" office:value="-1.23357">
            <text:p>-1.23357</text:p>
          </table:table-cell>
          <table:table-cell office:value-type="float" office:value="-0.56127">
            <text:p>-0.56127</text:p>
          </table:table-cell>
          <table:table-cell office:value-type="float" office:value="1.29237">
            <text:p>1.29237</text:p>
          </table:table-cell>
        </table:table-row>
        <table:table-row table:style-name="ro1">
          <table:table-cell/>
          <table:table-cell office:value-type="float" office:value="0.685619">
            <text:p>0.685619</text:p>
          </table:table-cell>
          <table:table-cell office:value-type="float" office:value="1.28545">
            <text:p>1.28545</text:p>
          </table:table-cell>
          <table:table-cell office:value-type="float" office:value="-0.167702">
            <text:p>-0.167702</text:p>
          </table:table-cell>
          <table:table-cell office:value-type="float" office:value="0.420604">
            <text:p>0.420604</text:p>
          </table:table-cell>
          <table:table-cell office:value-type="float" office:value="-0.409411">
            <text:p>-0.409411</text:p>
          </table:table-cell>
        </table:table-row>
        <table:table-row table:style-name="ro1">
          <table:table-cell/>
          <table:table-cell office:value-type="float" office:value="0.725794">
            <text:p>0.725794</text:p>
          </table:table-cell>
          <table:table-cell office:value-type="float" office:value="1.53759">
            <text:p>1.53759</text:p>
          </table:table-cell>
          <table:table-cell office:value-type="float" office:value="-0.122346">
            <text:p>-0.122346</text:p>
          </table:table-cell>
          <table:table-cell office:value-type="float" office:value="1.66227">
            <text:p>1.66227</text:p>
          </table:table-cell>
          <table:table-cell office:value-type="float" office:value="0.909615">
            <text:p>0.909615</text:p>
          </table:table-cell>
        </table:table-row>
        <table:table-row table:style-name="ro1">
          <table:table-cell/>
          <table:table-cell office:value-type="float" office:value="-0.203948">
            <text:p>-0.203948</text:p>
          </table:table-cell>
          <table:table-cell office:value-type="float" office:value="-0.335417">
            <text:p>-0.335417</text:p>
          </table:table-cell>
          <table:table-cell office:value-type="float" office:value="1.57575">
            <text:p>1.57575</text:p>
          </table:table-cell>
          <table:table-cell office:value-type="float" office:value="0.669037">
            <text:p>0.669037</text:p>
          </table:table-cell>
          <table:table-cell office:value-type="float" office:value="1.29442">
            <text:p>1.29442</text:p>
          </table:table-cell>
        </table:table-row>
        <table:table-row table:style-name="ro1">
          <table:table-cell/>
          <table:table-cell office:value-type="float" office:value="1.78339">
            <text:p>1.78339</text:p>
          </table:table-cell>
          <table:table-cell office:value-type="float" office:value="-0.811181">
            <text:p>-0.811181</text:p>
          </table:table-cell>
          <table:table-cell office:value-type="float" office:value="0.724179">
            <text:p>0.724179</text:p>
          </table:table-cell>
          <table:table-cell office:value-type="float" office:value="-1.80903">
            <text:p>-1.80903</text:p>
          </table:table-cell>
          <table:table-cell office:value-type="float" office:value="0.0451279">
            <text:p>0.0451279</text:p>
          </table:table-cell>
        </table:table-row>
        <table:table-row table:style-name="ro1">
          <table:table-cell/>
          <table:table-cell office:value-type="float" office:value="0.500905">
            <text:p>0.500905</text:p>
          </table:table-cell>
          <table:table-cell office:value-type="float" office:value="-0.814971">
            <text:p>-0.814971</text:p>
          </table:table-cell>
          <table:table-cell office:value-type="float" office:value="1.57381">
            <text:p>1.57381</text:p>
          </table:table-cell>
          <table:table-cell office:value-type="float" office:value="2.51881">
            <text:p>2.51881</text:p>
          </table:table-cell>
          <table:table-cell office:value-type="float" office:value="-0.702643">
            <text:p>-0.702643</text:p>
          </table:table-cell>
        </table:table-row>
        <table:table-row table:style-name="ro1">
          <table:table-cell/>
          <table:table-cell office:value-type="float" office:value="-1.12053">
            <text:p>-1.12053</text:p>
          </table:table-cell>
          <table:table-cell office:value-type="float" office:value="-0.453949">
            <text:p>-0.453949</text:p>
          </table:table-cell>
          <table:table-cell office:value-type="float" office:value="1.02482">
            <text:p>1.02482</text:p>
          </table:table-cell>
          <table:table-cell office:value-type="float" office:value="0.737975">
            <text:p>0.737975</text:p>
          </table:table-cell>
          <table:table-cell office:value-type="float" office:value="-0.32943">
            <text:p>-0.32943</text:p>
          </table:table-cell>
        </table:table-row>
        <table:table-row table:style-name="ro1">
          <table:table-cell/>
          <table:table-cell office:value-type="float" office:value="-0.0170718">
            <text:p>-0.0170718</text:p>
          </table:table-cell>
          <table:table-cell office:value-type="float" office:value="0.30726">
            <text:p>0.30726</text:p>
          </table:table-cell>
          <table:table-cell office:value-type="float" office:value="-1.45128">
            <text:p>-1.45128</text:p>
          </table:table-cell>
          <table:table-cell office:value-type="float" office:value="-0.211331">
            <text:p>-0.211331</text:p>
          </table:table-cell>
          <table:table-cell office:value-type="float" office:value="-0.837474">
            <text:p>-0.837474</text:p>
          </table:table-cell>
        </table:table-row>
        <table:table-row table:style-name="ro1">
          <table:table-cell/>
          <table:table-cell office:value-type="float" office:value="1.11161">
            <text:p>1.11161</text:p>
          </table:table-cell>
          <table:table-cell office:value-type="float" office:value="-1.04635">
            <text:p>-1.04635</text:p>
          </table:table-cell>
          <table:table-cell office:value-type="float" office:value="-1.05515">
            <text:p>-1.05515</text:p>
          </table:table-cell>
          <table:table-cell office:value-type="float" office:value="2.01335">
            <text:p>2.01335</text:p>
          </table:table-cell>
          <table:table-cell office:value-type="float" office:value="0.931812">
            <text:p>0.931812</text:p>
          </table:table-cell>
        </table:table-row>
        <table:table-row table:style-name="ro1">
          <table:table-cell/>
          <table:table-cell office:value-type="float" office:value="-0.384066">
            <text:p>-0.384066</text:p>
          </table:table-cell>
          <table:table-cell office:value-type="float" office:value="0.0406878">
            <text:p>0.0406878</text:p>
          </table:table-cell>
          <table:table-cell office:value-type="float" office:value="-0.713408">
            <text:p>-0.713408</text:p>
          </table:table-cell>
          <table:table-cell office:value-type="float" office:value="1.7819">
            <text:p>1.7819</text:p>
          </table:table-cell>
          <table:table-cell office:value-type="float" office:value="-0.328089">
            <text:p>-0.328089</text:p>
          </table:table-cell>
        </table:table-row>
        <table:table-row table:style-name="ro1">
          <table:table-cell/>
          <table:table-cell office:value-type="float" office:value="0.157277">
            <text:p>0.157277</text:p>
          </table:table-cell>
          <table:table-cell office:value-type="float" office:value="1.21527">
            <text:p>1.21527</text:p>
          </table:table-cell>
          <table:table-cell office:value-type="float" office:value="1.40239">
            <text:p>1.40239</text:p>
          </table:table-cell>
          <table:table-cell office:value-type="float" office:value="-0.65477">
            <text:p>-0.65477</text:p>
          </table:table-cell>
          <table:table-cell office:value-type="float" office:value="-0.536065">
            <text:p>-0.536065</text:p>
          </table:table-cell>
        </table:table-row>
        <table:table-row table:style-name="ro1">
          <table:table-cell/>
          <table:table-cell office:value-type="float" office:value="-0.0822343">
            <text:p>-0.0822343</text:p>
          </table:table-cell>
          <table:table-cell office:value-type="float" office:value="0.316926">
            <text:p>0.316926</text:p>
          </table:table-cell>
          <table:table-cell office:value-type="float" office:value="-1.64887">
            <text:p>-1.64887</text:p>
          </table:table-cell>
          <table:table-cell office:value-type="float" office:value="-2.71875">
            <text:p>-2.71875</text:p>
          </table:table-cell>
          <table:table-cell office:value-type="float" office:value="2.38538">
            <text:p>2.38538</text:p>
          </table:table-cell>
        </table:table-row>
        <table:table-row table:style-name="ro1">
          <table:table-cell/>
          <table:table-cell office:value-type="float" office:value="1.07101">
            <text:p>1.07101</text:p>
          </table:table-cell>
          <table:table-cell office:value-type="float" office:value="-0.468466">
            <text:p>-0.468466</text:p>
          </table:table-cell>
          <table:table-cell office:value-type="float" office:value="-0.931455">
            <text:p>-0.931455</text:p>
          </table:table-cell>
          <table:table-cell office:value-type="float" office:value="-0.366405">
            <text:p>-0.366405</text:p>
          </table:table-cell>
          <table:table-cell office:value-type="float" office:value="-0.381826">
            <text:p>-0.381826</text:p>
          </table:table-cell>
        </table:table-row>
        <table:table-row table:style-name="ro1">
          <table:table-cell/>
          <table:table-cell office:value-type="float" office:value="0.610633">
            <text:p>0.610633</text:p>
          </table:table-cell>
          <table:table-cell office:value-type="float" office:value="-1.67493">
            <text:p>-1.67493</text:p>
          </table:table-cell>
          <table:table-cell office:value-type="float" office:value="1.47319">
            <text:p>1.47319</text:p>
          </table:table-cell>
          <table:table-cell office:value-type="float" office:value="0.706079">
            <text:p>0.706079</text:p>
          </table:table-cell>
          <table:table-cell office:value-type="float" office:value="0.114362">
            <text:p>0.114362</text:p>
          </table:table-cell>
        </table:table-row>
        <table:table-row table:style-name="ro1">
          <table:table-cell/>
          <table:table-cell office:value-type="float" office:value="0.252564">
            <text:p>0.252564</text:p>
          </table:table-cell>
          <table:table-cell office:value-type="float" office:value="-1.13356">
            <text:p>-1.13356</text:p>
          </table:table-cell>
          <table:table-cell office:value-type="float" office:value="-2.00912">
            <text:p>-2.00912</text:p>
          </table:table-cell>
          <table:table-cell office:value-type="float" office:value="-0.300727">
            <text:p>-0.300727</text:p>
          </table:table-cell>
          <table:table-cell office:value-type="float" office:value="1.56662">
            <text:p>1.56662</text:p>
          </table:table-cell>
        </table:table-row>
        <table:table-row table:style-name="ro1">
          <table:table-cell/>
          <table:table-cell office:value-type="float" office:value="0.335175">
            <text:p>0.335175</text:p>
          </table:table-cell>
          <table:table-cell office:value-type="float" office:value="0.260768">
            <text:p>0.260768</text:p>
          </table:table-cell>
          <table:table-cell office:value-type="float" office:value="0.565011">
            <text:p>0.565011</text:p>
          </table:table-cell>
          <table:table-cell office:value-type="float" office:value="-1.05028">
            <text:p>-1.05028</text:p>
          </table:table-cell>
          <table:table-cell office:value-type="float" office:value="-1.34345">
            <text:p>-1.34345</text:p>
          </table:table-cell>
        </table:table-row>
        <table:table-row table:style-name="ro1">
          <table:table-cell/>
          <table:table-cell office:value-type="float" office:value="-0.598368">
            <text:p>-0.598368</text:p>
          </table:table-cell>
          <table:table-cell office:value-type="float" office:value="1.09103">
            <text:p>1.09103</text:p>
          </table:table-cell>
          <table:table-cell office:value-type="float" office:value="1.07707">
            <text:p>1.07707</text:p>
          </table:table-cell>
          <table:table-cell office:value-type="float" office:value="-1.1557">
            <text:p>-1.1557</text:p>
          </table:table-cell>
          <table:table-cell office:value-type="float" office:value="0.550038">
            <text:p>0.550038</text:p>
          </table:table-cell>
        </table:table-row>
        <table:table-row table:style-name="ro1">
          <table:table-cell/>
          <table:table-cell office:value-type="float" office:value="-0.599156">
            <text:p>-0.599156</text:p>
          </table:table-cell>
          <table:table-cell office:value-type="float" office:value="1.80953">
            <text:p>1.80953</text:p>
          </table:table-cell>
          <table:table-cell office:value-type="float" office:value="0.284557">
            <text:p>0.284557</text:p>
          </table:table-cell>
          <table:table-cell office:value-type="float" office:value="-0.00349046">
            <text:p>-0.00349046</text:p>
          </table:table-cell>
          <table:table-cell office:value-type="float" office:value="0.762807">
            <text:p>0.762807</text:p>
          </table:table-cell>
        </table:table-row>
        <table:table-row table:style-name="ro1">
          <table:table-cell/>
          <table:table-cell office:value-type="float" office:value="0.5997">
            <text:p>0.5997</text:p>
          </table:table-cell>
          <table:table-cell office:value-type="float" office:value="-2.11249">
            <text:p>-2.11249</text:p>
          </table:table-cell>
          <table:table-cell office:value-type="float" office:value="-1.16858">
            <text:p>-1.16858</text:p>
          </table:table-cell>
          <table:table-cell office:value-type="float" office:value="0.104061">
            <text:p>0.104061</text:p>
          </table:table-cell>
          <table:table-cell office:value-type="float" office:value="1.55765">
            <text:p>1.55765</text:p>
          </table:table-cell>
        </table:table-row>
        <table:table-row table:style-name="ro1">
          <table:table-cell/>
          <table:table-cell office:value-type="float" office:value="1.69403">
            <text:p>1.69403</text:p>
          </table:table-cell>
          <table:table-cell office:value-type="float" office:value="-0.862701">
            <text:p>-0.862701</text:p>
          </table:table-cell>
          <table:table-cell office:value-type="float" office:value="1.16771">
            <text:p>1.16771</text:p>
          </table:table-cell>
          <table:table-cell office:value-type="float" office:value="0.522563">
            <text:p>0.522563</text:p>
          </table:table-cell>
          <table:table-cell office:value-type="float" office:value="0.242712">
            <text:p>0.242712</text:p>
          </table:table-cell>
        </table:table-row>
        <table:table-row table:style-name="ro1">
          <table:table-cell/>
          <table:table-cell office:value-type="float" office:value="0.302463">
            <text:p>0.302463</text:p>
          </table:table-cell>
          <table:table-cell office:value-type="float" office:value="1.43849">
            <text:p>1.43849</text:p>
          </table:table-cell>
          <table:table-cell office:value-type="float" office:value="-0.302877">
            <text:p>-0.302877</text:p>
          </table:table-cell>
          <table:table-cell office:value-type="float" office:value="1.37637">
            <text:p>1.37637</text:p>
          </table:table-cell>
          <table:table-cell office:value-type="float" office:value="0.57219">
            <text:p>0.57219</text:p>
          </table:table-cell>
        </table:table-row>
        <table:table-row table:style-name="ro1">
          <table:table-cell/>
          <table:table-cell office:value-type="float" office:value="-0.843934">
            <text:p>-0.843934</text:p>
          </table:table-cell>
          <table:table-cell office:value-type="float" office:value="-0.713906">
            <text:p>-0.713906</text:p>
          </table:table-cell>
          <table:table-cell office:value-type="float" office:value="0.882471">
            <text:p>0.882471</text:p>
          </table:table-cell>
          <table:table-cell office:value-type="float" office:value="0.633163">
            <text:p>0.633163</text:p>
          </table:table-cell>
          <table:table-cell office:value-type="float" office:value="-0.350778">
            <text:p>-0.350778</text:p>
          </table:table-cell>
        </table:table-row>
        <table:table-row table:style-name="ro1">
          <table:table-cell/>
          <table:table-cell office:value-type="float" office:value="-1.064">
            <text:p>-1.064</text:p>
          </table:table-cell>
          <table:table-cell office:value-type="float" office:value="0.184663">
            <text:p>0.184663</text:p>
          </table:table-cell>
          <table:table-cell office:value-type="float" office:value="-0.984281">
            <text:p>-0.984281</text:p>
          </table:table-cell>
          <table:table-cell office:value-type="float" office:value="-0.198739">
            <text:p>-0.198739</text:p>
          </table:table-cell>
          <table:table-cell office:value-type="float" office:value="0.643907">
            <text:p>0.643907</text:p>
          </table:table-cell>
        </table:table-row>
        <table:table-row table:style-name="ro1">
          <table:table-cell/>
          <table:table-cell office:value-type="float" office:value="1.66423">
            <text:p>1.66423</text:p>
          </table:table-cell>
          <table:table-cell office:value-type="float" office:value="0.804886">
            <text:p>0.804886</text:p>
          </table:table-cell>
          <table:table-cell office:value-type="float" office:value="0.692802">
            <text:p>0.692802</text:p>
          </table:table-cell>
          <table:table-cell office:value-type="float" office:value="0.834812">
            <text:p>0.834812</text:p>
          </table:table-cell>
          <table:table-cell office:value-type="float" office:value="-0.23878">
            <text:p>-0.23878</text:p>
          </table:table-cell>
        </table:table-row>
        <table:table-row table:style-name="ro1">
          <table:table-cell/>
          <table:table-cell office:value-type="float" office:value="0.585138">
            <text:p>0.585138</text:p>
          </table:table-cell>
          <table:table-cell office:value-type="float" office:value="-1.38217">
            <text:p>-1.38217</text:p>
          </table:table-cell>
          <table:table-cell office:value-type="float" office:value="0.398266">
            <text:p>0.398266</text:p>
          </table:table-cell>
          <table:table-cell office:value-type="float" office:value="-0.578076">
            <text:p>-0.578076</text:p>
          </table:table-cell>
          <table:table-cell office:value-type="float" office:value="-1.01299">
            <text:p>-1.01299</text:p>
          </table:table-cell>
        </table:table-row>
        <table:table-row table:style-name="ro1">
          <table:table-cell/>
          <table:table-cell office:value-type="float" office:value="0.990402">
            <text:p>0.990402</text:p>
          </table:table-cell>
          <table:table-cell office:value-type="float" office:value="0.616961">
            <text:p>0.616961</text:p>
          </table:table-cell>
          <table:table-cell office:value-type="float" office:value="0.216672">
            <text:p>0.216672</text:p>
          </table:table-cell>
          <table:table-cell office:value-type="float" office:value="1.04559">
            <text:p>1.04559</text:p>
          </table:table-cell>
          <table:table-cell office:value-type="float" office:value="1.42511">
            <text:p>1.42511</text:p>
          </table:table-cell>
        </table:table-row>
        <table:table-row table:style-name="ro1">
          <table:table-cell/>
          <table:table-cell office:value-type="float" office:value="-0.886301">
            <text:p>-0.886301</text:p>
          </table:table-cell>
          <table:table-cell office:value-type="float" office:value="-1.00445">
            <text:p>-1.00445</text:p>
          </table:table-cell>
          <table:table-cell office:value-type="float" office:value="0.0816646">
            <text:p>0.0816646</text:p>
          </table:table-cell>
          <table:table-cell office:value-type="float" office:value="1.02543">
            <text:p>1.02543</text:p>
          </table:table-cell>
          <table:table-cell office:value-type="float" office:value="-0.658216">
            <text:p>-0.658216</text:p>
          </table:table-cell>
        </table:table-row>
        <table:table-row table:style-name="ro1">
          <table:table-cell/>
          <table:table-cell office:value-type="float" office:value="1.13903">
            <text:p>1.13903</text:p>
          </table:table-cell>
          <table:table-cell office:value-type="float" office:value="1.49102">
            <text:p>1.49102</text:p>
          </table:table-cell>
          <table:table-cell office:value-type="float" office:value="0.0903205">
            <text:p>0.0903205</text:p>
          </table:table-cell>
          <table:table-cell office:value-type="float" office:value="-0.691029">
            <text:p>-0.691029</text:p>
          </table:table-cell>
          <table:table-cell office:value-type="float" office:value="2.64912">
            <text:p>2.64912</text:p>
          </table:table-cell>
        </table:table-row>
        <table:table-row table:style-name="ro1">
          <table:table-cell/>
          <table:table-cell office:value-type="float" office:value="-0.893688">
            <text:p>-0.893688</text:p>
          </table:table-cell>
          <table:table-cell office:value-type="float" office:value="-0.410224">
            <text:p>-0.410224</text:p>
          </table:table-cell>
          <table:table-cell office:value-type="float" office:value="0.811462">
            <text:p>0.811462</text:p>
          </table:table-cell>
          <table:table-cell office:value-type="float" office:value="0.417823">
            <text:p>0.417823</text:p>
          </table:table-cell>
          <table:table-cell office:value-type="float" office:value="-0.657037">
            <text:p>-0.657037</text:p>
          </table:table-cell>
        </table:table-row>
        <table:table-row table:style-name="ro1">
          <table:table-cell/>
          <table:table-cell office:value-type="float" office:value="2.00822">
            <text:p>2.00822</text:p>
          </table:table-cell>
          <table:table-cell office:value-type="float" office:value="0.912691">
            <text:p>0.912691</text:p>
          </table:table-cell>
          <table:table-cell office:value-type="float" office:value="-0.803516">
            <text:p>-0.803516</text:p>
          </table:table-cell>
          <table:table-cell office:value-type="float" office:value="-0.542987">
            <text:p>-0.542987</text:p>
          </table:table-cell>
          <table:table-cell office:value-type="float" office:value="-1.35971">
            <text:p>-1.35971</text:p>
          </table:table-cell>
        </table:table-row>
        <table:table-row table:style-name="ro1">
          <table:table-cell/>
          <table:table-cell office:value-type="float" office:value="-1.46432">
            <text:p>-1.46432</text:p>
          </table:table-cell>
          <table:table-cell office:value-type="float" office:value="0.283818">
            <text:p>0.283818</text:p>
          </table:table-cell>
          <table:table-cell office:value-type="float" office:value="0.293891">
            <text:p>0.293891</text:p>
          </table:table-cell>
          <table:table-cell office:value-type="float" office:value="0.76822">
            <text:p>0.76822</text:p>
          </table:table-cell>
          <table:table-cell office:value-type="float" office:value="0.238626">
            <text:p>0.238626</text:p>
          </table:table-cell>
        </table:table-row>
        <table:table-row table:style-name="ro1">
          <table:table-cell/>
          <table:table-cell office:value-type="float" office:value="-0.630299">
            <text:p>-0.630299</text:p>
          </table:table-cell>
          <table:table-cell office:value-type="float" office:value="0.815597">
            <text:p>0.815597</text:p>
          </table:table-cell>
          <table:table-cell office:value-type="float" office:value="-0.0199564">
            <text:p>-0.0199564</text:p>
          </table:table-cell>
          <table:table-cell office:value-type="float" office:value="-1.09871">
            <text:p>-1.09871</text:p>
          </table:table-cell>
          <table:table-cell office:value-type="float" office:value="0.560219">
            <text:p>0.560219</text:p>
          </table:table-cell>
        </table:table-row>
        <table:table-row table:style-name="ro1">
          <table:table-cell/>
          <table:table-cell office:value-type="float" office:value="0.410852">
            <text:p>0.410852</text:p>
          </table:table-cell>
          <table:table-cell office:value-type="float" office:value="0.501714">
            <text:p>0.501714</text:p>
          </table:table-cell>
          <table:table-cell office:value-type="float" office:value="0.0110575">
            <text:p>0.0110575</text:p>
          </table:table-cell>
          <table:table-cell office:value-type="float" office:value="0.0593681">
            <text:p>0.0593681</text:p>
          </table:table-cell>
          <table:table-cell office:value-type="float" office:value="-1.46526">
            <text:p>-1.46526</text:p>
          </table:table-cell>
        </table:table-row>
        <table:table-row table:style-name="ro1">
          <table:table-cell/>
          <table:table-cell office:value-type="float" office:value="-0.683232">
            <text:p>-0.683232</text:p>
          </table:table-cell>
          <table:table-cell office:value-type="float" office:value="0.0965101">
            <text:p>0.0965101</text:p>
          </table:table-cell>
          <table:table-cell office:value-type="float" office:value="2.39285">
            <text:p>2.39285</text:p>
          </table:table-cell>
          <table:table-cell office:value-type="float" office:value="2.74323">
            <text:p>2.74323</text:p>
          </table:table-cell>
          <table:table-cell office:value-type="float" office:value="1.43388">
            <text:p>1.43388</text:p>
          </table:table-cell>
        </table:table-row>
        <table:table-row table:style-name="ro1">
          <table:table-cell/>
          <table:table-cell office:value-type="float" office:value="-0.567693">
            <text:p>-0.567693</text:p>
          </table:table-cell>
          <table:table-cell office:value-type="float" office:value="-0.840874">
            <text:p>-0.840874</text:p>
          </table:table-cell>
          <table:table-cell office:value-type="float" office:value="1.35035">
            <text:p>1.35035</text:p>
          </table:table-cell>
          <table:table-cell office:value-type="float" office:value="-0.700688">
            <text:p>-0.700688</text:p>
          </table:table-cell>
          <table:table-cell office:value-type="float" office:value="-1.68882">
            <text:p>-1.68882</text:p>
          </table:table-cell>
        </table:table-row>
        <table:table-row table:style-name="ro1">
          <table:table-cell/>
          <table:table-cell office:value-type="float" office:value="0.476502">
            <text:p>0.476502</text:p>
          </table:table-cell>
          <table:table-cell office:value-type="float" office:value="-0.576848">
            <text:p>-0.576848</text:p>
          </table:table-cell>
          <table:table-cell office:value-type="float" office:value="-1.25941">
            <text:p>-1.25941</text:p>
          </table:table-cell>
          <table:table-cell office:value-type="float" office:value="0.15739">
            <text:p>0.15739</text:p>
          </table:table-cell>
          <table:table-cell office:value-type="float" office:value="-0.203853">
            <text:p>-0.203853</text:p>
          </table:table-cell>
        </table:table-row>
        <table:table-row table:style-name="ro1">
          <table:table-cell/>
          <table:table-cell office:value-type="float" office:value="-0.0242053">
            <text:p>-0.0242053</text:p>
          </table:table-cell>
          <table:table-cell office:value-type="float" office:value="-1.3715">
            <text:p>-1.3715</text:p>
          </table:table-cell>
          <table:table-cell office:value-type="float" office:value="-0.0921147">
            <text:p>-0.0921147</text:p>
          </table:table-cell>
          <table:table-cell office:value-type="float" office:value="-2.25518">
            <text:p>-2.25518</text:p>
          </table:table-cell>
          <table:table-cell office:value-type="float" office:value="1.07343">
            <text:p>1.07343</text:p>
          </table:table-cell>
        </table:table-row>
        <table:table-row table:style-name="ro1">
          <table:table-cell/>
          <table:table-cell office:value-type="float" office:value="0.121803">
            <text:p>0.121803</text:p>
          </table:table-cell>
          <table:table-cell office:value-type="float" office:value="1.36491">
            <text:p>1.36491</text:p>
          </table:table-cell>
          <table:table-cell office:value-type="float" office:value="0.918513">
            <text:p>0.918513</text:p>
          </table:table-cell>
          <table:table-cell office:value-type="float" office:value="0.0575697">
            <text:p>0.0575697</text:p>
          </table:table-cell>
          <table:table-cell office:value-type="float" office:value="-0.107851">
            <text:p>-0.107851</text:p>
          </table:table-cell>
        </table:table-row>
        <table:table-row table:style-name="ro1">
          <table:table-cell/>
          <table:table-cell office:value-type="float" office:value="1.40113">
            <text:p>1.40113</text:p>
          </table:table-cell>
          <table:table-cell office:value-type="float" office:value="0.0138282">
            <text:p>0.0138282</text:p>
          </table:table-cell>
          <table:table-cell office:value-type="float" office:value="-1.25555">
            <text:p>-1.25555</text:p>
          </table:table-cell>
          <table:table-cell office:value-type="float" office:value="-1.09112">
            <text:p>-1.09112</text:p>
          </table:table-cell>
          <table:table-cell office:value-type="float" office:value="0.135526">
            <text:p>0.135526</text:p>
          </table:table-cell>
        </table:table-row>
        <table:table-row table:style-name="ro1">
          <table:table-cell/>
          <table:table-cell office:value-type="float" office:value="1.21562">
            <text:p>1.21562</text:p>
          </table:table-cell>
          <table:table-cell office:value-type="float" office:value="-0.539316">
            <text:p>-0.539316</text:p>
          </table:table-cell>
          <table:table-cell office:value-type="float" office:value="-1.1599">
            <text:p>-1.1599</text:p>
          </table:table-cell>
          <table:table-cell office:value-type="float" office:value="1.06779">
            <text:p>1.06779</text:p>
          </table:table-cell>
          <table:table-cell office:value-type="float" office:value="-0.161963">
            <text:p>-0.161963</text:p>
          </table:table-cell>
        </table:table-row>
        <table:table-row table:style-name="ro1">
          <table:table-cell/>
          <table:table-cell office:value-type="float" office:value="0.691692">
            <text:p>0.691692</text:p>
          </table:table-cell>
          <table:table-cell office:value-type="float" office:value="0.37094">
            <text:p>0.37094</text:p>
          </table:table-cell>
          <table:table-cell office:value-type="float" office:value="3.0395">
            <text:p>3.0395</text:p>
          </table:table-cell>
          <table:table-cell office:value-type="float" office:value="0.942553">
            <text:p>0.942553</text:p>
          </table:table-cell>
          <table:table-cell office:value-type="float" office:value="-0.527318">
            <text:p>-0.527318</text:p>
          </table:table-cell>
        </table:table-row>
        <table:table-row table:style-name="ro1">
          <table:table-cell/>
          <table:table-cell office:value-type="float" office:value="-0.681143">
            <text:p>-0.681143</text:p>
          </table:table-cell>
          <table:table-cell office:value-type="float" office:value="0.00943211">
            <text:p>0.00943211</text:p>
          </table:table-cell>
          <table:table-cell office:value-type="float" office:value="0.278717">
            <text:p>0.278717</text:p>
          </table:table-cell>
          <table:table-cell office:value-type="float" office:value="0.999046">
            <text:p>0.999046</text:p>
          </table:table-cell>
          <table:table-cell office:value-type="float" office:value="-1.39178">
            <text:p>-1.39178</text:p>
          </table:table-cell>
        </table:table-row>
        <table:table-row table:style-name="ro1">
          <table:table-cell/>
          <table:table-cell office:value-type="float" office:value="0.458906">
            <text:p>0.458906</text:p>
          </table:table-cell>
          <table:table-cell office:value-type="float" office:value="0.435943">
            <text:p>0.435943</text:p>
          </table:table-cell>
          <table:table-cell office:value-type="float" office:value="0.227837">
            <text:p>0.227837</text:p>
          </table:table-cell>
          <table:table-cell office:value-type="float" office:value="-1.65138">
            <text:p>-1.65138</text:p>
          </table:table-cell>
          <table:table-cell office:value-type="float" office:value="-0.420212">
            <text:p>-0.420212</text:p>
          </table:table-cell>
        </table:table-row>
        <table:table-row table:style-name="ro1">
          <table:table-cell/>
          <table:table-cell office:value-type="float" office:value="1.24988">
            <text:p>1.24988</text:p>
          </table:table-cell>
          <table:table-cell office:value-type="float" office:value="-1.22201">
            <text:p>-1.22201</text:p>
          </table:table-cell>
          <table:table-cell office:value-type="float" office:value="0.00114465">
            <text:p>0.00114465</text:p>
          </table:table-cell>
          <table:table-cell office:value-type="float" office:value="-0.366817">
            <text:p>-0.366817</text:p>
          </table:table-cell>
          <table:table-cell office:value-type="float" office:value="-1.93359">
            <text:p>-1.93359</text:p>
          </table:table-cell>
        </table:table-row>
        <table:table-row table:style-name="ro1">
          <table:table-cell/>
          <table:table-cell office:value-type="float" office:value="-0.282833">
            <text:p>-0.282833</text:p>
          </table:table-cell>
          <table:table-cell office:value-type="float" office:value="-3.63735">
            <text:p>-3.63735</text:p>
          </table:table-cell>
          <table:table-cell office:value-type="float" office:value="-0.243093">
            <text:p>-0.243093</text:p>
          </table:table-cell>
          <table:table-cell office:value-type="float" office:value="0.28819">
            <text:p>0.28819</text:p>
          </table:table-cell>
          <table:table-cell office:value-type="float" office:value="0.95178">
            <text:p>0.95178</text:p>
          </table:table-cell>
        </table:table-row>
        <table:table-row table:style-name="ro1">
          <table:table-cell/>
          <table:table-cell office:value-type="float" office:value="-0.374012">
            <text:p>-0.374012</text:p>
          </table:table-cell>
          <table:table-cell office:value-type="float" office:value="-0.184806">
            <text:p>-0.184806</text:p>
          </table:table-cell>
          <table:table-cell office:value-type="float" office:value="0.573169">
            <text:p>0.573169</text:p>
          </table:table-cell>
          <table:table-cell office:value-type="float" office:value="-0.0631418">
            <text:p>-0.0631418</text:p>
          </table:table-cell>
          <table:table-cell office:value-type="float" office:value="0.852983">
            <text:p>0.852983</text:p>
          </table:table-cell>
        </table:table-row>
        <table:table-row table:style-name="ro1">
          <table:table-cell/>
          <table:table-cell office:value-type="float" office:value="-0.188615">
            <text:p>-0.188615</text:p>
          </table:table-cell>
          <table:table-cell office:value-type="float" office:value="0.449894">
            <text:p>0.449894</text:p>
          </table:table-cell>
          <table:table-cell office:value-type="float" office:value="-0.361078">
            <text:p>-0.361078</text:p>
          </table:table-cell>
          <table:table-cell office:value-type="float" office:value="2.18924">
            <text:p>2.18924</text:p>
          </table:table-cell>
          <table:table-cell office:value-type="float" office:value="1.54999">
            <text:p>1.54999</text:p>
          </table:table-cell>
        </table:table-row>
        <table:table-row table:style-name="ro1">
          <table:table-cell/>
          <table:table-cell office:value-type="float" office:value="-1.33525">
            <text:p>-1.33525</text:p>
          </table:table-cell>
          <table:table-cell office:value-type="float" office:value="1.19178">
            <text:p>1.19178</text:p>
          </table:table-cell>
          <table:table-cell office:value-type="float" office:value="1.16019">
            <text:p>1.16019</text:p>
          </table:table-cell>
          <table:table-cell office:value-type="float" office:value="-1.10626">
            <text:p>-1.10626</text:p>
          </table:table-cell>
          <table:table-cell office:value-type="float" office:value="0.330179">
            <text:p>0.330179</text:p>
          </table:table-cell>
        </table:table-row>
        <table:table-row table:style-name="ro1">
          <table:table-cell/>
          <table:table-cell office:value-type="float" office:value="0.956727">
            <text:p>0.956727</text:p>
          </table:table-cell>
          <table:table-cell office:value-type="float" office:value="-0.648887">
            <text:p>-0.648887</text:p>
          </table:table-cell>
          <table:table-cell office:value-type="float" office:value="-0.184327">
            <text:p>-0.184327</text:p>
          </table:table-cell>
          <table:table-cell office:value-type="float" office:value="1.58478">
            <text:p>1.58478</text:p>
          </table:table-cell>
          <table:table-cell office:value-type="float" office:value="-1.07077">
            <text:p>-1.07077</text:p>
          </table:table-cell>
        </table:table-row>
        <table:table-row table:style-name="ro1">
          <table:table-cell/>
          <table:table-cell office:value-type="float" office:value="-0.218292">
            <text:p>-0.218292</text:p>
          </table:table-cell>
          <table:table-cell office:value-type="float" office:value="-1.44632">
            <text:p>-1.44632</text:p>
          </table:table-cell>
          <table:table-cell office:value-type="float" office:value="-0.00756227">
            <text:p>-0.00756227</text:p>
          </table:table-cell>
          <table:table-cell office:value-type="float" office:value="1.01245">
            <text:p>1.01245</text:p>
          </table:table-cell>
          <table:table-cell office:value-type="float" office:value="1.0547">
            <text:p>1.0547</text:p>
          </table:table-cell>
        </table:table-row>
        <table:table-row table:style-name="ro1">
          <table:table-cell/>
          <table:table-cell office:value-type="float" office:value="0.518162">
            <text:p>0.518162</text:p>
          </table:table-cell>
          <table:table-cell office:value-type="float" office:value="1.32862">
            <text:p>1.32862</text:p>
          </table:table-cell>
          <table:table-cell office:value-type="float" office:value="0.0380565">
            <text:p>0.0380565</text:p>
          </table:table-cell>
          <table:table-cell office:value-type="float" office:value="0.236245">
            <text:p>0.236245</text:p>
          </table:table-cell>
          <table:table-cell office:value-type="float" office:value="-1.99485">
            <text:p>-1.99485</text:p>
          </table:table-cell>
        </table:table-row>
        <table:table-row table:style-name="ro1">
          <table:table-cell/>
          <table:table-cell office:value-type="float" office:value="0.216389">
            <text:p>0.216389</text:p>
          </table:table-cell>
          <table:table-cell office:value-type="float" office:value="-0.0463982">
            <text:p>-0.0463982</text:p>
          </table:table-cell>
          <table:table-cell office:value-type="float" office:value="1.75382">
            <text:p>1.75382</text:p>
          </table:table-cell>
          <table:table-cell office:value-type="float" office:value="-0.546297">
            <text:p>-0.546297</text:p>
          </table:table-cell>
          <table:table-cell office:value-type="float" office:value="0.950722">
            <text:p>0.950722</text:p>
          </table:table-cell>
        </table:table-row>
        <table:table-row table:style-name="ro1">
          <table:table-cell/>
          <table:table-cell office:value-type="float" office:value="-0.527307">
            <text:p>-0.527307</text:p>
          </table:table-cell>
          <table:table-cell office:value-type="float" office:value="-0.388901">
            <text:p>-0.388901</text:p>
          </table:table-cell>
          <table:table-cell office:value-type="float" office:value="0.855829">
            <text:p>0.855829</text:p>
          </table:table-cell>
          <table:table-cell office:value-type="float" office:value="1.5653">
            <text:p>1.5653</text:p>
          </table:table-cell>
          <table:table-cell office:value-type="float" office:value="-0.792095">
            <text:p>-0.792095</text:p>
          </table:table-cell>
        </table:table-row>
        <table:table-row table:style-name="ro1">
          <table:table-cell/>
          <table:table-cell office:value-type="float" office:value="1.17613">
            <text:p>1.17613</text:p>
          </table:table-cell>
          <table:table-cell office:value-type="float" office:value="0.146579">
            <text:p>0.146579</text:p>
          </table:table-cell>
          <table:table-cell office:value-type="float" office:value="-1.43465">
            <text:p>-1.43465</text:p>
          </table:table-cell>
          <table:table-cell office:value-type="float" office:value="-1.35346">
            <text:p>-1.35346</text:p>
          </table:table-cell>
          <table:table-cell office:value-type="float" office:value="0.595575">
            <text:p>0.595575</text:p>
          </table:table-cell>
        </table:table-row>
        <table:table-row table:style-name="ro1">
          <table:table-cell/>
          <table:table-cell office:value-type="float" office:value="0.330661">
            <text:p>0.330661</text:p>
          </table:table-cell>
          <table:table-cell office:value-type="float" office:value="-0.78961">
            <text:p>-0.78961</text:p>
          </table:table-cell>
          <table:table-cell office:value-type="float" office:value="1.91191">
            <text:p>1.91191</text:p>
          </table:table-cell>
          <table:table-cell office:value-type="float" office:value="-0.0558555">
            <text:p>-0.0558555</text:p>
          </table:table-cell>
          <table:table-cell office:value-type="float" office:value="-0.952437">
            <text:p>-0.952437</text:p>
          </table:table-cell>
        </table:table-row>
        <table:table-row table:style-name="ro1">
          <table:table-cell/>
          <table:table-cell office:value-type="float" office:value="-0.822888">
            <text:p>-0.822888</text:p>
          </table:table-cell>
          <table:table-cell office:value-type="float" office:value="0.351724">
            <text:p>0.351724</text:p>
          </table:table-cell>
          <table:table-cell office:value-type="float" office:value="0.330917">
            <text:p>0.330917</text:p>
          </table:table-cell>
          <table:table-cell office:value-type="float" office:value="-0.209146">
            <text:p>-0.209146</text:p>
          </table:table-cell>
          <table:table-cell office:value-type="float" office:value="1.17007">
            <text:p>1.17007</text:p>
          </table:table-cell>
        </table:table-row>
        <table:table-row table:style-name="ro1">
          <table:table-cell/>
          <table:table-cell office:value-type="float" office:value="2.41894">
            <text:p>2.41894</text:p>
          </table:table-cell>
          <table:table-cell office:value-type="float" office:value="0.86728">
            <text:p>0.86728</text:p>
          </table:table-cell>
          <table:table-cell office:value-type="float" office:value="1.2673">
            <text:p>1.2673</text:p>
          </table:table-cell>
          <table:table-cell office:value-type="float" office:value="0.522491">
            <text:p>0.522491</text:p>
          </table:table-cell>
          <table:table-cell office:value-type="float" office:value="0.834549">
            <text:p>0.834549</text:p>
          </table:table-cell>
        </table:table-row>
        <table:table-row table:style-name="ro1">
          <table:table-cell/>
          <table:table-cell office:value-type="float" office:value="-1.18171">
            <text:p>-1.18171</text:p>
          </table:table-cell>
          <table:table-cell office:value-type="float" office:value="2.12412">
            <text:p>2.12412</text:p>
          </table:table-cell>
          <table:table-cell office:value-type="float" office:value="-1.29276">
            <text:p>-1.29276</text:p>
          </table:table-cell>
          <table:table-cell office:value-type="float" office:value="-0.210209">
            <text:p>-0.210209</text:p>
          </table:table-cell>
          <table:table-cell office:value-type="float" office:value="1.03891">
            <text:p>1.03891</text:p>
          </table:table-cell>
        </table:table-row>
        <table:table-row table:style-name="ro1">
          <table:table-cell/>
          <table:table-cell office:value-type="float" office:value="0.91666">
            <text:p>0.91666</text:p>
          </table:table-cell>
          <table:table-cell office:value-type="float" office:value="-0.962237">
            <text:p>-0.962237</text:p>
          </table:table-cell>
          <table:table-cell office:value-type="float" office:value="-0.495201">
            <text:p>-0.495201</text:p>
          </table:table-cell>
          <table:table-cell office:value-type="float" office:value="-1.08728">
            <text:p>-1.08728</text:p>
          </table:table-cell>
          <table:table-cell office:value-type="float" office:value="-0.490389">
            <text:p>-0.490389</text:p>
          </table:table-cell>
        </table:table-row>
        <table:table-row table:style-name="ro1">
          <table:table-cell/>
          <table:table-cell office:value-type="float" office:value="0.1395">
            <text:p>0.1395</text:p>
          </table:table-cell>
          <table:table-cell office:value-type="float" office:value="-0.703307">
            <text:p>-0.703307</text:p>
          </table:table-cell>
          <table:table-cell office:value-type="float" office:value="0.511394">
            <text:p>0.511394</text:p>
          </table:table-cell>
          <table:table-cell office:value-type="float" office:value="1.23476">
            <text:p>1.23476</text:p>
          </table:table-cell>
          <table:table-cell office:value-type="float" office:value="-1.01752">
            <text:p>-1.01752</text:p>
          </table:table-cell>
        </table:table-row>
        <table:table-row table:style-name="ro1">
          <table:table-cell/>
          <table:table-cell office:value-type="float" office:value="0.894066">
            <text:p>0.894066</text:p>
          </table:table-cell>
          <table:table-cell office:value-type="float" office:value="0.434433">
            <text:p>0.434433</text:p>
          </table:table-cell>
          <table:table-cell office:value-type="float" office:value="-0.392583">
            <text:p>-0.392583</text:p>
          </table:table-cell>
          <table:table-cell office:value-type="float" office:value="-0.441176">
            <text:p>-0.441176</text:p>
          </table:table-cell>
          <table:table-cell office:value-type="float" office:value="-1.04674">
            <text:p>-1.04674</text:p>
          </table:table-cell>
        </table:table-row>
        <table:table-row table:style-name="ro1">
          <table:table-cell/>
          <table:table-cell office:value-type="float" office:value="-0.171226">
            <text:p>-0.171226</text:p>
          </table:table-cell>
          <table:table-cell office:value-type="float" office:value="-0.480949">
            <text:p>-0.480949</text:p>
          </table:table-cell>
          <table:table-cell office:value-type="float" office:value="-1.70762">
            <text:p>-1.70762</text:p>
          </table:table-cell>
          <table:table-cell office:value-type="float" office:value="-0.815974">
            <text:p>-0.815974</text:p>
          </table:table-cell>
          <table:table-cell office:value-type="float" office:value="-1.76898">
            <text:p>-1.76898</text:p>
          </table:table-cell>
        </table:table-row>
        <table:table-row table:style-name="ro1">
          <table:table-cell/>
          <table:table-cell office:value-type="float" office:value="0.00274392">
            <text:p>0.00274392</text:p>
          </table:table-cell>
          <table:table-cell office:value-type="float" office:value="-0.205532">
            <text:p>-0.205532</text:p>
          </table:table-cell>
          <table:table-cell office:value-type="float" office:value="0.554096">
            <text:p>0.554096</text:p>
          </table:table-cell>
          <table:table-cell office:value-type="float" office:value="-1.2897">
            <text:p>-1.2897</text:p>
          </table:table-cell>
          <table:table-cell office:value-type="float" office:value="0.865783">
            <text:p>0.865783</text:p>
          </table:table-cell>
        </table:table-row>
        <table:table-row table:style-name="ro1">
          <table:table-cell/>
          <table:table-cell office:value-type="float" office:value="0.350519">
            <text:p>0.350519</text:p>
          </table:table-cell>
          <table:table-cell office:value-type="float" office:value="-0.727014">
            <text:p>-0.727014</text:p>
          </table:table-cell>
          <table:table-cell office:value-type="float" office:value="-0.177544">
            <text:p>-0.177544</text:p>
          </table:table-cell>
          <table:table-cell office:value-type="float" office:value="-0.231686">
            <text:p>-0.231686</text:p>
          </table:table-cell>
          <table:table-cell office:value-type="float" office:value="0.149205">
            <text:p>0.149205</text:p>
          </table:table-cell>
        </table:table-row>
        <table:table-row table:style-name="ro1">
          <table:table-cell/>
          <table:table-cell office:value-type="float" office:value="0.373557">
            <text:p>0.373557</text:p>
          </table:table-cell>
          <table:table-cell office:value-type="float" office:value="0.351338">
            <text:p>0.351338</text:p>
          </table:table-cell>
          <table:table-cell office:value-type="float" office:value="0.743426">
            <text:p>0.743426</text:p>
          </table:table-cell>
          <table:table-cell office:value-type="float" office:value="0.0502075">
            <text:p>0.0502075</text:p>
          </table:table-cell>
          <table:table-cell office:value-type="float" office:value="-1.89226">
            <text:p>-1.89226</text:p>
          </table:table-cell>
        </table:table-row>
        <table:table-row table:style-name="ro1">
          <table:table-cell/>
          <table:table-cell office:value-type="float" office:value="1.1988">
            <text:p>1.1988</text:p>
          </table:table-cell>
          <table:table-cell office:value-type="float" office:value="0.957667">
            <text:p>0.957667</text:p>
          </table:table-cell>
          <table:table-cell office:value-type="float" office:value="1.06048">
            <text:p>1.06048</text:p>
          </table:table-cell>
          <table:table-cell office:value-type="float" office:value="-0.577666">
            <text:p>-0.577666</text:p>
          </table:table-cell>
          <table:table-cell office:value-type="float" office:value="0.0300877">
            <text:p>0.0300877</text:p>
          </table:table-cell>
        </table:table-row>
        <table:table-row table:style-name="ro1">
          <table:table-cell/>
          <table:table-cell office:value-type="float" office:value="-1.34634">
            <text:p>-1.34634</text:p>
          </table:table-cell>
          <table:table-cell office:value-type="float" office:value="0.339662">
            <text:p>0.339662</text:p>
          </table:table-cell>
          <table:table-cell office:value-type="float" office:value="0.503749">
            <text:p>0.503749</text:p>
          </table:table-cell>
          <table:table-cell office:value-type="float" office:value="-0.520979">
            <text:p>-0.520979</text:p>
          </table:table-cell>
          <table:table-cell office:value-type="float" office:value="-0.139258">
            <text:p>-0.139258</text:p>
          </table:table-cell>
        </table:table-row>
        <table:table-row table:style-name="ro1">
          <table:table-cell/>
          <table:table-cell office:value-type="float" office:value="-0.889063">
            <text:p>-0.889063</text:p>
          </table:table-cell>
          <table:table-cell office:value-type="float" office:value="1.2757">
            <text:p>1.2757</text:p>
          </table:table-cell>
          <table:table-cell office:value-type="float" office:value="0.0542365">
            <text:p>0.0542365</text:p>
          </table:table-cell>
          <table:table-cell office:value-type="float" office:value="0.799246">
            <text:p>0.799246</text:p>
          </table:table-cell>
          <table:table-cell office:value-type="float" office:value="0.726149">
            <text:p>0.726149</text:p>
          </table:table-cell>
        </table:table-row>
        <table:table-row table:style-name="ro1">
          <table:table-cell/>
          <table:table-cell office:value-type="float" office:value="-0.0625688">
            <text:p>-0.0625688</text:p>
          </table:table-cell>
          <table:table-cell office:value-type="float" office:value="1.07036">
            <text:p>1.07036</text:p>
          </table:table-cell>
          <table:table-cell office:value-type="float" office:value="0.609772">
            <text:p>0.609772</text:p>
          </table:table-cell>
          <table:table-cell office:value-type="float" office:value="0.0896637">
            <text:p>0.0896637</text:p>
          </table:table-cell>
          <table:table-cell office:value-type="float" office:value="0.975278">
            <text:p>0.975278</text:p>
          </table:table-cell>
        </table:table-row>
        <table:table-row table:style-name="ro1">
          <table:table-cell/>
          <table:table-cell office:value-type="float" office:value="0.811971">
            <text:p>0.811971</text:p>
          </table:table-cell>
          <table:table-cell office:value-type="float" office:value="1.18723">
            <text:p>1.18723</text:p>
          </table:table-cell>
          <table:table-cell office:value-type="float" office:value="1.59473">
            <text:p>1.59473</text:p>
          </table:table-cell>
          <table:table-cell office:value-type="float" office:value="0.381158">
            <text:p>0.381158</text:p>
          </table:table-cell>
          <table:table-cell office:value-type="float" office:value="0.333504">
            <text:p>0.333504</text:p>
          </table:table-cell>
        </table:table-row>
        <table:table-row table:style-name="ro1">
          <table:table-cell/>
          <table:table-cell office:value-type="float" office:value="2.02496">
            <text:p>2.02496</text:p>
          </table:table-cell>
          <table:table-cell office:value-type="float" office:value="-0.091641">
            <text:p>-0.091641</text:p>
          </table:table-cell>
          <table:table-cell office:value-type="float" office:value="1.18134">
            <text:p>1.18134</text:p>
          </table:table-cell>
          <table:table-cell office:value-type="float" office:value="0.787867">
            <text:p>0.787867</text:p>
          </table:table-cell>
          <table:table-cell office:value-type="float" office:value="1.20924">
            <text:p>1.20924</text:p>
          </table:table-cell>
        </table:table-row>
        <table:table-row table:style-name="ro1">
          <table:table-cell/>
          <table:table-cell office:value-type="float" office:value="0.263232">
            <text:p>0.263232</text:p>
          </table:table-cell>
          <table:table-cell office:value-type="float" office:value="1.04624">
            <text:p>1.04624</text:p>
          </table:table-cell>
          <table:table-cell office:value-type="float" office:value="1.19224">
            <text:p>1.19224</text:p>
          </table:table-cell>
          <table:table-cell office:value-type="float" office:value="-0.669206">
            <text:p>-0.669206</text:p>
          </table:table-cell>
          <table:table-cell office:value-type="float" office:value="1.0578">
            <text:p>1.0578</text:p>
          </table:table-cell>
        </table:table-row>
        <table:table-row table:style-name="ro1">
          <table:table-cell/>
          <table:table-cell office:value-type="float" office:value="-0.316001">
            <text:p>-0.316001</text:p>
          </table:table-cell>
          <table:table-cell office:value-type="float" office:value="-1.1076">
            <text:p>-1.1076</text:p>
          </table:table-cell>
          <table:table-cell office:value-type="float" office:value="-0.324881">
            <text:p>-0.324881</text:p>
          </table:table-cell>
          <table:table-cell office:value-type="float" office:value="-0.975389">
            <text:p>-0.975389</text:p>
          </table:table-cell>
          <table:table-cell office:value-type="float" office:value="0.39368">
            <text:p>0.39368</text:p>
          </table:table-cell>
        </table:table-row>
        <table:table-row table:style-name="ro1">
          <table:table-cell/>
          <table:table-cell office:value-type="float" office:value="0.255388">
            <text:p>0.255388</text:p>
          </table:table-cell>
          <table:table-cell office:value-type="float" office:value="-0.552896">
            <text:p>-0.552896</text:p>
          </table:table-cell>
          <table:table-cell office:value-type="float" office:value="-0.368778">
            <text:p>-0.368778</text:p>
          </table:table-cell>
          <table:table-cell office:value-type="float" office:value="-0.443258">
            <text:p>-0.443258</text:p>
          </table:table-cell>
          <table:table-cell office:value-type="float" office:value="-1.1567">
            <text:p>-1.1567</text:p>
          </table:table-cell>
        </table:table-row>
        <table:table-row table:style-name="ro1">
          <table:table-cell/>
          <table:table-cell office:value-type="float" office:value="-1.02555">
            <text:p>-1.02555</text:p>
          </table:table-cell>
          <table:table-cell office:value-type="float" office:value="0.209841">
            <text:p>0.209841</text:p>
          </table:table-cell>
          <table:table-cell office:value-type="float" office:value="-0.0972067">
            <text:p>-0.0972067</text:p>
          </table:table-cell>
          <table:table-cell office:value-type="float" office:value="0.497413">
            <text:p>0.497413</text:p>
          </table:table-cell>
          <table:table-cell office:value-type="float" office:value="0.527404">
            <text:p>0.527404</text:p>
          </table:table-cell>
        </table:table-row>
        <table:table-row table:style-name="ro1">
          <table:table-cell/>
          <table:table-cell office:value-type="float" office:value="-2.27489">
            <text:p>-2.27489</text:p>
          </table:table-cell>
          <table:table-cell office:value-type="float" office:value="-0.230248">
            <text:p>-0.230248</text:p>
          </table:table-cell>
          <table:table-cell office:value-type="float" office:value="-0.483501">
            <text:p>-0.483501</text:p>
          </table:table-cell>
          <table:table-cell office:value-type="float" office:value="-0.172243">
            <text:p>-0.172243</text:p>
          </table:table-cell>
          <table:table-cell office:value-type="float" office:value="-0.0947665">
            <text:p>-0.0947665</text:p>
          </table:table-cell>
        </table:table-row>
        <table:table-row table:style-name="ro1">
          <table:table-cell/>
          <table:table-cell office:value-type="float" office:value="-0.651517">
            <text:p>-0.651517</text:p>
          </table:table-cell>
          <table:table-cell office:value-type="float" office:value="0.247858">
            <text:p>0.247858</text:p>
          </table:table-cell>
          <table:table-cell office:value-type="float" office:value="0.352887">
            <text:p>0.352887</text:p>
          </table:table-cell>
          <table:table-cell office:value-type="float" office:value="1.21009">
            <text:p>1.21009</text:p>
          </table:table-cell>
          <table:table-cell office:value-type="float" office:value="-0.727051">
            <text:p>-0.727051</text:p>
          </table:table-cell>
        </table:table-row>
        <table:table-row table:style-name="ro1">
          <table:table-cell/>
          <table:table-cell office:value-type="float" office:value="-0.87565">
            <text:p>-0.87565</text:p>
          </table:table-cell>
          <table:table-cell office:value-type="float" office:value="-0.741733">
            <text:p>-0.741733</text:p>
          </table:table-cell>
          <table:table-cell office:value-type="float" office:value="0.499261">
            <text:p>0.499261</text:p>
          </table:table-cell>
          <table:table-cell office:value-type="float" office:value="2.41265">
            <text:p>2.41265</text:p>
          </table:table-cell>
          <table:table-cell office:value-type="float" office:value="0.0897548">
            <text:p>0.0897548</text:p>
          </table:table-cell>
        </table:table-row>
        <table:table-row table:style-name="ro1">
          <table:table-cell/>
          <table:table-cell office:value-type="float" office:value="-1.39763">
            <text:p>-1.39763</text:p>
          </table:table-cell>
          <table:table-cell office:value-type="float" office:value="0.374443">
            <text:p>0.374443</text:p>
          </table:table-cell>
          <table:table-cell office:value-type="float" office:value="0.969988">
            <text:p>0.969988</text:p>
          </table:table-cell>
          <table:table-cell office:value-type="float" office:value="-1.04177">
            <text:p>-1.04177</text:p>
          </table:table-cell>
          <table:table-cell office:value-type="float" office:value="0.415935">
            <text:p>0.415935</text:p>
          </table:table-cell>
        </table:table-row>
        <table:table-row table:style-name="ro1">
          <table:table-cell/>
          <table:table-cell office:value-type="float" office:value="-0.1989">
            <text:p>-0.1989</text:p>
          </table:table-cell>
          <table:table-cell office:value-type="float" office:value="-0.864039">
            <text:p>-0.864039</text:p>
          </table:table-cell>
          <table:table-cell office:value-type="float" office:value="0.648494">
            <text:p>0.648494</text:p>
          </table:table-cell>
          <table:table-cell office:value-type="float" office:value="-0.54324">
            <text:p>-0.54324</text:p>
          </table:table-cell>
          <table:table-cell office:value-type="float" office:value="-1.35507">
            <text:p>-1.35507</text:p>
          </table:table-cell>
        </table:table-row>
        <table:table-row table:style-name="ro1">
          <table:table-cell/>
          <table:table-cell office:value-type="float" office:value="0.641104">
            <text:p>0.641104</text:p>
          </table:table-cell>
          <table:table-cell office:value-type="float" office:value="-1.54779">
            <text:p>-1.54779</text:p>
          </table:table-cell>
          <table:table-cell office:value-type="float" office:value="0.256153">
            <text:p>0.256153</text:p>
          </table:table-cell>
          <table:table-cell office:value-type="float" office:value="-0.991461">
            <text:p>-0.991461</text:p>
          </table:table-cell>
          <table:table-cell office:value-type="float" office:value="-0.560511">
            <text:p>-0.560511</text:p>
          </table:table-cell>
        </table:table-row>
        <table:table-row table:style-name="ro1">
          <table:table-cell/>
          <table:table-cell office:value-type="float" office:value="1.39685">
            <text:p>1.39685</text:p>
          </table:table-cell>
          <table:table-cell office:value-type="float" office:value="1.77682">
            <text:p>1.77682</text:p>
          </table:table-cell>
          <table:table-cell office:value-type="float" office:value="-0.238038">
            <text:p>-0.238038</text:p>
          </table:table-cell>
          <table:table-cell office:value-type="float" office:value="-0.407746">
            <text:p>-0.407746</text:p>
          </table:table-cell>
          <table:table-cell office:value-type="float" office:value="0.422606">
            <text:p>0.422606</text:p>
          </table:table-cell>
        </table:table-row>
        <table:table-row table:style-name="ro1">
          <table:table-cell/>
          <table:table-cell office:value-type="float" office:value="1.45519">
            <text:p>1.45519</text:p>
          </table:table-cell>
          <table:table-cell office:value-type="float" office:value="0.214104">
            <text:p>0.214104</text:p>
          </table:table-cell>
          <table:table-cell office:value-type="float" office:value="-0.0456849">
            <text:p>-0.0456849</text:p>
          </table:table-cell>
          <table:table-cell office:value-type="float" office:value="0.051542">
            <text:p>0.051542</text:p>
          </table:table-cell>
          <table:table-cell office:value-type="float" office:value="-0.365448">
            <text:p>-0.365448</text:p>
          </table:table-cell>
        </table:table-row>
        <table:table-row table:style-name="ro1">
          <table:table-cell/>
          <table:table-cell office:value-type="float" office:value="1.2696">
            <text:p>1.2696</text:p>
          </table:table-cell>
          <table:table-cell office:value-type="float" office:value="1.20755">
            <text:p>1.20755</text:p>
          </table:table-cell>
          <table:table-cell office:value-type="float" office:value="0.638439">
            <text:p>0.638439</text:p>
          </table:table-cell>
          <table:table-cell office:value-type="float" office:value="-0.700102">
            <text:p>-0.700102</text:p>
          </table:table-cell>
          <table:table-cell office:value-type="float" office:value="0.920868">
            <text:p>0.920868</text:p>
          </table:table-cell>
        </table:table-row>
        <table:table-row table:style-name="ro1">
          <table:table-cell/>
          <table:table-cell office:value-type="float" office:value="-1.3856">
            <text:p>-1.3856</text:p>
          </table:table-cell>
          <table:table-cell office:value-type="float" office:value="0.0733705">
            <text:p>0.0733705</text:p>
          </table:table-cell>
          <table:table-cell office:value-type="float" office:value="-0.691348">
            <text:p>-0.691348</text:p>
          </table:table-cell>
          <table:table-cell office:value-type="float" office:value="0.299438">
            <text:p>0.299438</text:p>
          </table:table-cell>
          <table:table-cell office:value-type="float" office:value="-0.449839">
            <text:p>-0.449839</text:p>
          </table:table-cell>
        </table:table-row>
        <table:table-row table:style-name="ro1">
          <table:table-cell/>
          <table:table-cell office:value-type="float" office:value="-0.878375">
            <text:p>-0.878375</text:p>
          </table:table-cell>
          <table:table-cell office:value-type="float" office:value="0.154261">
            <text:p>0.154261</text:p>
          </table:table-cell>
          <table:table-cell office:value-type="float" office:value="1.28685">
            <text:p>1.28685</text:p>
          </table:table-cell>
          <table:table-cell office:value-type="float" office:value="0.133537">
            <text:p>0.133537</text:p>
          </table:table-cell>
          <table:table-cell office:value-type="float" office:value="0.92813">
            <text:p>0.92813</text:p>
          </table:table-cell>
        </table:table-row>
        <table:table-row table:style-name="ro1">
          <table:table-cell/>
          <table:table-cell office:value-type="float" office:value="0.80439">
            <text:p>0.80439</text:p>
          </table:table-cell>
          <table:table-cell office:value-type="float" office:value="0.841392">
            <text:p>0.841392</text:p>
          </table:table-cell>
          <table:table-cell office:value-type="float" office:value="-1.13324">
            <text:p>-1.13324</text:p>
          </table:table-cell>
          <table:table-cell office:value-type="float" office:value="1.08796">
            <text:p>1.08796</text:p>
          </table:table-cell>
          <table:table-cell office:value-type="float" office:value="-0.0237241">
            <text:p>-0.0237241</text:p>
          </table:table-cell>
        </table:table-row>
        <table:table-row table:style-name="ro1">
          <table:table-cell/>
          <table:table-cell office:value-type="float" office:value="1.02699">
            <text:p>1.02699</text:p>
          </table:table-cell>
          <table:table-cell office:value-type="float" office:value="-1.93895">
            <text:p>-1.93895</text:p>
          </table:table-cell>
          <table:table-cell office:value-type="float" office:value="-1.02829">
            <text:p>-1.02829</text:p>
          </table:table-cell>
          <table:table-cell office:value-type="float" office:value="-1.64176">
            <text:p>-1.64176</text:p>
          </table:table-cell>
          <table:table-cell office:value-type="float" office:value="0.101009">
            <text:p>0.101009</text:p>
          </table:table-cell>
        </table:table-row>
        <table:table-row table:style-name="ro1">
          <table:table-cell/>
          <table:table-cell office:value-type="float" office:value="0.476131">
            <text:p>0.476131</text:p>
          </table:table-cell>
          <table:table-cell office:value-type="float" office:value="0.617579">
            <text:p>0.617579</text:p>
          </table:table-cell>
          <table:table-cell office:value-type="float" office:value="0.449994">
            <text:p>0.449994</text:p>
          </table:table-cell>
          <table:table-cell office:value-type="float" office:value="2.22132">
            <text:p>2.22132</text:p>
          </table:table-cell>
          <table:table-cell office:value-type="float" office:value="0.245971">
            <text:p>0.245971</text:p>
          </table:table-cell>
        </table:table-row>
        <table:table-row table:style-name="ro1">
          <table:table-cell/>
          <table:table-cell office:value-type="float" office:value="0.194008">
            <text:p>0.194008</text:p>
          </table:table-cell>
          <table:table-cell office:value-type="float" office:value="0.906307">
            <text:p>0.906307</text:p>
          </table:table-cell>
          <table:table-cell office:value-type="float" office:value="-1.06239">
            <text:p>-1.06239</text:p>
          </table:table-cell>
          <table:table-cell office:value-type="float" office:value="0.427238">
            <text:p>0.427238</text:p>
          </table:table-cell>
          <table:table-cell office:value-type="float" office:value="-0.587584">
            <text:p>-0.587584</text:p>
          </table:table-cell>
        </table:table-row>
        <table:table-row table:style-name="ro1">
          <table:table-cell/>
          <table:table-cell office:value-type="float" office:value="-1.37485">
            <text:p>-1.37485</text:p>
          </table:table-cell>
          <table:table-cell office:value-type="float" office:value="-0.626611">
            <text:p>-0.626611</text:p>
          </table:table-cell>
          <table:table-cell office:value-type="float" office:value="1.53287">
            <text:p>1.53287</text:p>
          </table:table-cell>
          <table:table-cell office:value-type="float" office:value="-0.735889">
            <text:p>-0.735889</text:p>
          </table:table-cell>
          <table:table-cell office:value-type="float" office:value="0.710875">
            <text:p>0.710875</text:p>
          </table:table-cell>
        </table:table-row>
        <table:table-row table:style-name="ro1">
          <table:table-cell/>
          <table:table-cell office:value-type="float" office:value="1.72896">
            <text:p>1.72896</text:p>
          </table:table-cell>
          <table:table-cell office:value-type="float" office:value="2.13187">
            <text:p>2.13187</text:p>
          </table:table-cell>
          <table:table-cell office:value-type="float" office:value="0.344381">
            <text:p>0.344381</text:p>
          </table:table-cell>
          <table:table-cell office:value-type="float" office:value="-1.20421">
            <text:p>-1.20421</text:p>
          </table:table-cell>
          <table:table-cell office:value-type="float" office:value="-0.249191">
            <text:p>-0.249191</text:p>
          </table:table-cell>
        </table:table-row>
        <table:table-row table:style-name="ro1">
          <table:table-cell/>
          <table:table-cell office:value-type="float" office:value="-0.354907">
            <text:p>-0.354907</text:p>
          </table:table-cell>
          <table:table-cell office:value-type="float" office:value="1.46695">
            <text:p>1.46695</text:p>
          </table:table-cell>
          <table:table-cell office:value-type="float" office:value="1.13227">
            <text:p>1.13227</text:p>
          </table:table-cell>
          <table:table-cell office:value-type="float" office:value="-0.796551">
            <text:p>-0.796551</text:p>
          </table:table-cell>
          <table:table-cell office:value-type="float" office:value="-0.611619">
            <text:p>-0.611619</text:p>
          </table:table-cell>
        </table:table-row>
        <table:table-row table:style-name="ro1">
          <table:table-cell/>
          <table:table-cell office:value-type="float" office:value="-0.945909">
            <text:p>-0.945909</text:p>
          </table:table-cell>
          <table:table-cell office:value-type="float" office:value="-0.123997">
            <text:p>-0.123997</text:p>
          </table:table-cell>
          <table:table-cell office:value-type="float" office:value="1.01675">
            <text:p>1.01675</text:p>
          </table:table-cell>
          <table:table-cell office:value-type="float" office:value="-1.17191">
            <text:p>-1.17191</text:p>
          </table:table-cell>
          <table:table-cell office:value-type="float" office:value="-1.59578">
            <text:p>-1.59578</text:p>
          </table:table-cell>
        </table:table-row>
        <table:table-row table:style-name="ro1">
          <table:table-cell/>
          <table:table-cell office:value-type="float" office:value="0.706847">
            <text:p>0.706847</text:p>
          </table:table-cell>
          <table:table-cell office:value-type="float" office:value="-0.237906">
            <text:p>-0.237906</text:p>
          </table:table-cell>
          <table:table-cell office:value-type="float" office:value="-2.06522">
            <text:p>-2.06522</text:p>
          </table:table-cell>
          <table:table-cell office:value-type="float" office:value="-0.576619">
            <text:p>-0.576619</text:p>
          </table:table-cell>
          <table:table-cell office:value-type="float" office:value="-1.96231">
            <text:p>-1.96231</text:p>
          </table:table-cell>
        </table:table-row>
        <table:table-row table:style-name="ro1">
          <table:table-cell/>
          <table:table-cell office:value-type="float" office:value="0.209149">
            <text:p>0.209149</text:p>
          </table:table-cell>
          <table:table-cell office:value-type="float" office:value="-0.24582">
            <text:p>-0.24582</text:p>
          </table:table-cell>
          <table:table-cell office:value-type="float" office:value="-0.639139">
            <text:p>-0.639139</text:p>
          </table:table-cell>
          <table:table-cell office:value-type="float" office:value="-0.329718">
            <text:p>-0.329718</text:p>
          </table:table-cell>
          <table:table-cell office:value-type="float" office:value="0.370609">
            <text:p>0.370609</text:p>
          </table:table-cell>
        </table:table-row>
        <table:table-row table:style-name="ro1">
          <table:table-cell/>
          <table:table-cell office:value-type="float" office:value="0.611813">
            <text:p>0.611813</text:p>
          </table:table-cell>
          <table:table-cell office:value-type="float" office:value="-0.941779">
            <text:p>-0.941779</text:p>
          </table:table-cell>
          <table:table-cell office:value-type="float" office:value="0.454177">
            <text:p>0.454177</text:p>
          </table:table-cell>
          <table:table-cell office:value-type="float" office:value="0.308466">
            <text:p>0.308466</text:p>
          </table:table-cell>
          <table:table-cell office:value-type="float" office:value="-0.175962">
            <text:p>-0.175962</text:p>
          </table:table-cell>
        </table:table-row>
        <table:table-row table:style-name="ro1">
          <table:table-cell/>
          <table:table-cell office:value-type="float" office:value="-0.265556">
            <text:p>-0.265556</text:p>
          </table:table-cell>
          <table:table-cell office:value-type="float" office:value="-0.478504">
            <text:p>-0.478504</text:p>
          </table:table-cell>
          <table:table-cell office:value-type="float" office:value="0.140853">
            <text:p>0.140853</text:p>
          </table:table-cell>
          <table:table-cell office:value-type="float" office:value="-0.84689">
            <text:p>-0.84689</text:p>
          </table:table-cell>
          <table:table-cell office:value-type="float" office:value="-0.319493">
            <text:p>-0.319493</text:p>
          </table:table-cell>
        </table:table-row>
        <table:table-row table:style-name="ro1">
          <table:table-cell/>
          <table:table-cell office:value-type="float" office:value="1.57622">
            <text:p>1.57622</text:p>
          </table:table-cell>
          <table:table-cell office:value-type="float" office:value="1.00619">
            <text:p>1.00619</text:p>
          </table:table-cell>
          <table:table-cell office:value-type="float" office:value="-0.755741">
            <text:p>-0.755741</text:p>
          </table:table-cell>
          <table:table-cell office:value-type="float" office:value="-0.95559">
            <text:p>-0.95559</text:p>
          </table:table-cell>
          <table:table-cell office:value-type="float" office:value="1.39078">
            <text:p>1.39078</text:p>
          </table:table-cell>
        </table:table-row>
        <table:table-row table:style-name="ro1">
          <table:table-cell/>
          <table:table-cell office:value-type="float" office:value="-0.497885">
            <text:p>-0.497885</text:p>
          </table:table-cell>
          <table:table-cell office:value-type="float" office:value="1.68531">
            <text:p>1.68531</text:p>
          </table:table-cell>
          <table:table-cell office:value-type="float" office:value="-1.34756">
            <text:p>-1.34756</text:p>
          </table:table-cell>
          <table:table-cell office:value-type="float" office:value="0.24356">
            <text:p>0.24356</text:p>
          </table:table-cell>
          <table:table-cell office:value-type="float" office:value="0.354206">
            <text:p>0.354206</text:p>
          </table:table-cell>
        </table:table-row>
        <table:table-row table:style-name="ro1">
          <table:table-cell/>
          <table:table-cell office:value-type="float" office:value="-0.031004">
            <text:p>-0.031004</text:p>
          </table:table-cell>
          <table:table-cell office:value-type="float" office:value="0.900476">
            <text:p>0.900476</text:p>
          </table:table-cell>
          <table:table-cell office:value-type="float" office:value="-1.52264">
            <text:p>-1.52264</text:p>
          </table:table-cell>
          <table:table-cell office:value-type="float" office:value="-0.711248">
            <text:p>-0.711248</text:p>
          </table:table-cell>
          <table:table-cell office:value-type="float" office:value="0.0105696">
            <text:p>0.0105696</text:p>
          </table:table-cell>
        </table:table-row>
        <table:table-row table:style-name="ro1">
          <table:table-cell/>
          <table:table-cell office:value-type="float" office:value="1.3416">
            <text:p>1.3416</text:p>
          </table:table-cell>
          <table:table-cell office:value-type="float" office:value="-1.93886">
            <text:p>-1.93886</text:p>
          </table:table-cell>
          <table:table-cell office:value-type="float" office:value="1.07466">
            <text:p>1.07466</text:p>
          </table:table-cell>
          <table:table-cell office:value-type="float" office:value="0.0420068">
            <text:p>0.0420068</text:p>
          </table:table-cell>
          <table:table-cell office:value-type="float" office:value="0.0689915">
            <text:p>0.0689915</text:p>
          </table:table-cell>
        </table:table-row>
        <table:table-row table:style-name="ro1">
          <table:table-cell/>
          <table:table-cell office:value-type="float" office:value="0.0653771">
            <text:p>0.0653771</text:p>
          </table:table-cell>
          <table:table-cell office:value-type="float" office:value="-1.2521">
            <text:p>-1.2521</text:p>
          </table:table-cell>
          <table:table-cell office:value-type="float" office:value="0.233644">
            <text:p>0.233644</text:p>
          </table:table-cell>
          <table:table-cell office:value-type="float" office:value="0.247694">
            <text:p>0.247694</text:p>
          </table:table-cell>
          <table:table-cell office:value-type="float" office:value="-1.17883">
            <text:p>-1.17883</text:p>
          </table:table-cell>
        </table:table-row>
        <table:table-row table:style-name="ro1">
          <table:table-cell/>
          <table:table-cell office:value-type="float" office:value="-0.153384">
            <text:p>-0.153384</text:p>
          </table:table-cell>
          <table:table-cell office:value-type="float" office:value="-1.38081">
            <text:p>-1.38081</text:p>
          </table:table-cell>
          <table:table-cell office:value-type="float" office:value="1.41888">
            <text:p>1.41888</text:p>
          </table:table-cell>
          <table:table-cell office:value-type="float" office:value="-0.252638">
            <text:p>-0.252638</text:p>
          </table:table-cell>
          <table:table-cell office:value-type="float" office:value="0.0923957">
            <text:p>0.0923957</text:p>
          </table:table-cell>
        </table:table-row>
        <table:table-row table:style-name="ro1">
          <table:table-cell/>
          <table:table-cell office:value-type="float" office:value="-0.380048">
            <text:p>-0.380048</text:p>
          </table:table-cell>
          <table:table-cell office:value-type="float" office:value="0.223687">
            <text:p>0.223687</text:p>
          </table:table-cell>
          <table:table-cell office:value-type="float" office:value="0.181983">
            <text:p>0.181983</text:p>
          </table:table-cell>
          <table:table-cell office:value-type="float" office:value="1.02513">
            <text:p>1.02513</text:p>
          </table:table-cell>
          <table:table-cell office:value-type="float" office:value="0.465084">
            <text:p>0.465084</text:p>
          </table:table-cell>
        </table:table-row>
        <table:table-row table:style-name="ro1">
          <table:table-cell/>
          <table:table-cell office:value-type="float" office:value="-2.6006">
            <text:p>-2.6006</text:p>
          </table:table-cell>
          <table:table-cell office:value-type="float" office:value="-0.145198">
            <text:p>-0.145198</text:p>
          </table:table-cell>
          <table:table-cell office:value-type="float" office:value="0.905762">
            <text:p>0.905762</text:p>
          </table:table-cell>
          <table:table-cell office:value-type="float" office:value="-2.35084">
            <text:p>-2.35084</text:p>
          </table:table-cell>
          <table:table-cell office:value-type="float" office:value="-1.36321">
            <text:p>-1.36321</text:p>
          </table:table-cell>
        </table:table-row>
        <table:table-row table:style-name="ro1">
          <table:table-cell/>
          <table:table-cell office:value-type="float" office:value="-0.289069">
            <text:p>-0.289069</text:p>
          </table:table-cell>
          <table:table-cell office:value-type="float" office:value="-0.861744">
            <text:p>-0.861744</text:p>
          </table:table-cell>
          <table:table-cell office:value-type="float" office:value="0.352109">
            <text:p>0.352109</text:p>
          </table:table-cell>
          <table:table-cell office:value-type="float" office:value="0.874074">
            <text:p>0.874074</text:p>
          </table:table-cell>
          <table:table-cell office:value-type="float" office:value="1.25193">
            <text:p>1.25193</text:p>
          </table:table-cell>
        </table:table-row>
        <table:table-row table:style-name="ro1">
          <table:table-cell/>
          <table:table-cell office:value-type="float" office:value="0.0586111">
            <text:p>0.0586111</text:p>
          </table:table-cell>
          <table:table-cell office:value-type="float" office:value="-0.235721">
            <text:p>-0.235721</text:p>
          </table:table-cell>
          <table:table-cell office:value-type="float" office:value="0.728244">
            <text:p>0.728244</text:p>
          </table:table-cell>
          <table:table-cell office:value-type="float" office:value="-1.42038">
            <text:p>-1.42038</text:p>
          </table:table-cell>
          <table:table-cell office:value-type="float" office:value="0.710451">
            <text:p>0.710451</text:p>
          </table:table-cell>
        </table:table-row>
        <table:table-row table:style-name="ro1">
          <table:table-cell/>
          <table:table-cell office:value-type="float" office:value="0.707639">
            <text:p>0.707639</text:p>
          </table:table-cell>
          <table:table-cell office:value-type="float" office:value="-0.879935">
            <text:p>-0.879935</text:p>
          </table:table-cell>
          <table:table-cell office:value-type="float" office:value="0.0398965">
            <text:p>0.0398965</text:p>
          </table:table-cell>
          <table:table-cell office:value-type="float" office:value="0.526473">
            <text:p>0.526473</text:p>
          </table:table-cell>
          <table:table-cell office:value-type="float" office:value="-0.184044">
            <text:p>-0.184044</text:p>
          </table:table-cell>
        </table:table-row>
        <table:table-row table:style-name="ro1">
          <table:table-cell/>
          <table:table-cell office:value-type="float" office:value="-0.034049">
            <text:p>-0.034049</text:p>
          </table:table-cell>
          <table:table-cell office:value-type="float" office:value="1.44137">
            <text:p>1.44137</text:p>
          </table:table-cell>
          <table:table-cell office:value-type="float" office:value="1.01252">
            <text:p>1.01252</text:p>
          </table:table-cell>
          <table:table-cell office:value-type="float" office:value="-0.601541">
            <text:p>-0.601541</text:p>
          </table:table-cell>
          <table:table-cell office:value-type="float" office:value="0.400691">
            <text:p>0.400691</text:p>
          </table:table-cell>
        </table:table-row>
        <table:table-row table:style-name="ro1">
          <table:table-cell/>
          <table:table-cell office:value-type="float" office:value="0.135011">
            <text:p>0.135011</text:p>
          </table:table-cell>
          <table:table-cell office:value-type="float" office:value="2.35889">
            <text:p>2.35889</text:p>
          </table:table-cell>
          <table:table-cell office:value-type="float" office:value="-0.492163">
            <text:p>-0.492163</text:p>
          </table:table-cell>
          <table:table-cell office:value-type="float" office:value="-0.170305">
            <text:p>-0.170305</text:p>
          </table:table-cell>
          <table:table-cell office:value-type="float" office:value="-1.61211">
            <text:p>-1.61211</text:p>
          </table:table-cell>
        </table:table-row>
        <table:table-row table:style-name="ro1">
          <table:table-cell/>
          <table:table-cell office:value-type="float" office:value="-2.40659">
            <text:p>-2.40659</text:p>
          </table:table-cell>
          <table:table-cell office:value-type="float" office:value="-0.467504">
            <text:p>-0.467504</text:p>
          </table:table-cell>
          <table:table-cell office:value-type="float" office:value="-0.676979">
            <text:p>-0.676979</text:p>
          </table:table-cell>
          <table:table-cell office:value-type="float" office:value="-0.193589">
            <text:p>-0.193589</text:p>
          </table:table-cell>
          <table:table-cell office:value-type="float" office:value="-1.27558">
            <text:p>-1.27558</text:p>
          </table:table-cell>
        </table:table-row>
        <table:table-row table:style-name="ro1">
          <table:table-cell/>
          <table:table-cell office:value-type="float" office:value="0.188528">
            <text:p>0.188528</text:p>
          </table:table-cell>
          <table:table-cell office:value-type="float" office:value="1.0645">
            <text:p>1.0645</text:p>
          </table:table-cell>
          <table:table-cell office:value-type="float" office:value="0.274401">
            <text:p>0.274401</text:p>
          </table:table-cell>
          <table:table-cell office:value-type="float" office:value="0.24314">
            <text:p>0.24314</text:p>
          </table:table-cell>
          <table:table-cell office:value-type="float" office:value="-0.821796">
            <text:p>-0.821796</text:p>
          </table:table-cell>
        </table:table-row>
        <table:table-row table:style-name="ro1">
          <table:table-cell/>
          <table:table-cell office:value-type="float" office:value="-0.981462">
            <text:p>-0.981462</text:p>
          </table:table-cell>
          <table:table-cell office:value-type="float" office:value="0.358376">
            <text:p>0.358376</text:p>
          </table:table-cell>
          <table:table-cell office:value-type="float" office:value="0.627828">
            <text:p>0.627828</text:p>
          </table:table-cell>
          <table:table-cell office:value-type="float" office:value="0.666637">
            <text:p>0.666637</text:p>
          </table:table-cell>
          <table:table-cell office:value-type="float" office:value="0.243973">
            <text:p>0.243973</text:p>
          </table:table-cell>
        </table:table-row>
        <table:table-row table:style-name="ro1">
          <table:table-cell/>
          <table:table-cell office:value-type="float" office:value="-0.216971">
            <text:p>-0.216971</text:p>
          </table:table-cell>
          <table:table-cell office:value-type="float" office:value="0.986313">
            <text:p>0.986313</text:p>
          </table:table-cell>
          <table:table-cell office:value-type="float" office:value="-0.602706">
            <text:p>-0.602706</text:p>
          </table:table-cell>
          <table:table-cell office:value-type="float" office:value="-0.140496">
            <text:p>-0.140496</text:p>
          </table:table-cell>
          <table:table-cell office:value-type="float" office:value="-0.841617">
            <text:p>-0.841617</text:p>
          </table:table-cell>
        </table:table-row>
        <table:table-row table:style-name="ro1">
          <table:table-cell/>
          <table:table-cell office:value-type="float" office:value="-0.448299">
            <text:p>-0.448299</text:p>
          </table:table-cell>
          <table:table-cell office:value-type="float" office:value="-1.91195">
            <text:p>-1.91195</text:p>
          </table:table-cell>
          <table:table-cell office:value-type="float" office:value="1.61087">
            <text:p>1.61087</text:p>
          </table:table-cell>
          <table:table-cell office:value-type="float" office:value="1.00641">
            <text:p>1.00641</text:p>
          </table:table-cell>
          <table:table-cell office:value-type="float" office:value="-0.843328">
            <text:p>-0.843328</text:p>
          </table:table-cell>
        </table:table-row>
        <table:table-row table:style-name="ro1">
          <table:table-cell/>
          <table:table-cell office:value-type="float" office:value="-1.0636">
            <text:p>-1.0636</text:p>
          </table:table-cell>
          <table:table-cell office:value-type="float" office:value="1.78061">
            <text:p>1.78061</text:p>
          </table:table-cell>
          <table:table-cell office:value-type="float" office:value="-0.704448">
            <text:p>-0.704448</text:p>
          </table:table-cell>
          <table:table-cell office:value-type="float" office:value="-1.10838">
            <text:p>-1.10838</text:p>
          </table:table-cell>
          <table:table-cell office:value-type="float" office:value="-0.88303">
            <text:p>-0.88303</text:p>
          </table:table-cell>
        </table:table-row>
        <table:table-row table:style-name="ro1">
          <table:table-cell/>
          <table:table-cell office:value-type="float" office:value="0.96124">
            <text:p>0.96124</text:p>
          </table:table-cell>
          <table:table-cell office:value-type="float" office:value="1.96628">
            <text:p>1.96628</text:p>
          </table:table-cell>
          <table:table-cell office:value-type="float" office:value="-0.716146">
            <text:p>-0.716146</text:p>
          </table:table-cell>
          <table:table-cell office:value-type="float" office:value="-0.6715">
            <text:p>-0.6715</text:p>
          </table:table-cell>
          <table:table-cell office:value-type="float" office:value="-1.23932">
            <text:p>-1.23932</text:p>
          </table:table-cell>
        </table:table-row>
        <table:table-row table:style-name="ro1">
          <table:table-cell/>
          <table:table-cell office:value-type="float" office:value="-0.492967">
            <text:p>-0.492967</text:p>
          </table:table-cell>
          <table:table-cell office:value-type="float" office:value="-0.082238">
            <text:p>-0.082238</text:p>
          </table:table-cell>
          <table:table-cell office:value-type="float" office:value="0.38607">
            <text:p>0.38607</text:p>
          </table:table-cell>
          <table:table-cell office:value-type="float" office:value="-0.719106">
            <text:p>-0.719106</text:p>
          </table:table-cell>
          <table:table-cell office:value-type="float" office:value="0.858941">
            <text:p>0.858941</text:p>
          </table:table-cell>
        </table:table-row>
        <table:table-row table:style-name="ro1">
          <table:table-cell/>
          <table:table-cell office:value-type="float" office:value="2.07303">
            <text:p>2.07303</text:p>
          </table:table-cell>
          <table:table-cell office:value-type="float" office:value="1.6888">
            <text:p>1.6888</text:p>
          </table:table-cell>
          <table:table-cell office:value-type="float" office:value="0.145742">
            <text:p>0.145742</text:p>
          </table:table-cell>
          <table:table-cell office:value-type="float" office:value="0.290104">
            <text:p>0.290104</text:p>
          </table:table-cell>
          <table:table-cell office:value-type="float" office:value="-1.57475">
            <text:p>-1.57475</text:p>
          </table:table-cell>
        </table:table-row>
        <table:table-row table:style-name="ro1">
          <table:table-cell/>
          <table:table-cell office:value-type="float" office:value="0.119658">
            <text:p>0.119658</text:p>
          </table:table-cell>
          <table:table-cell office:value-type="float" office:value="-0.773756">
            <text:p>-0.773756</text:p>
          </table:table-cell>
          <table:table-cell office:value-type="float" office:value="-1.29168">
            <text:p>-1.29168</text:p>
          </table:table-cell>
          <table:table-cell office:value-type="float" office:value="-0.898551">
            <text:p>-0.898551</text:p>
          </table:table-cell>
          <table:table-cell office:value-type="float" office:value="1.52534">
            <text:p>1.52534</text:p>
          </table:table-cell>
        </table:table-row>
        <table:table-row table:style-name="ro1">
          <table:table-cell/>
          <table:table-cell office:value-type="float" office:value="-0.446968">
            <text:p>-0.446968</text:p>
          </table:table-cell>
          <table:table-cell office:value-type="float" office:value="-0.0620334">
            <text:p>-0.0620334</text:p>
          </table:table-cell>
          <table:table-cell office:value-type="float" office:value="0.466073">
            <text:p>0.466073</text:p>
          </table:table-cell>
          <table:table-cell office:value-type="float" office:value="-0.46159">
            <text:p>-0.46159</text:p>
          </table:table-cell>
          <table:table-cell office:value-type="float" office:value="-0.220255">
            <text:p>-0.220255</text:p>
          </table:table-cell>
        </table:table-row>
        <table:table-row table:style-name="ro1">
          <table:table-cell/>
          <table:table-cell office:value-type="float" office:value="-1.1709">
            <text:p>-1.1709</text:p>
          </table:table-cell>
          <table:table-cell office:value-type="float" office:value="0.799757">
            <text:p>0.799757</text:p>
          </table:table-cell>
          <table:table-cell office:value-type="float" office:value="0.0720697">
            <text:p>0.0720697</text:p>
          </table:table-cell>
          <table:table-cell office:value-type="float" office:value="-1.61937">
            <text:p>-1.61937</text:p>
          </table:table-cell>
          <table:table-cell office:value-type="float" office:value="0.593425">
            <text:p>0.593425</text:p>
          </table:table-cell>
        </table:table-row>
        <table:table-row table:style-name="ro1">
          <table:table-cell/>
          <table:table-cell office:value-type="float" office:value="1.0127">
            <text:p>1.0127</text:p>
          </table:table-cell>
          <table:table-cell office:value-type="float" office:value="0.0819076">
            <text:p>0.0819076</text:p>
          </table:table-cell>
          <table:table-cell office:value-type="float" office:value="-0.844496">
            <text:p>-0.844496</text:p>
          </table:table-cell>
          <table:table-cell office:value-type="float" office:value="-1.28388">
            <text:p>-1.28388</text:p>
          </table:table-cell>
          <table:table-cell office:value-type="float" office:value="0.861505">
            <text:p>0.861505</text:p>
          </table:table-cell>
        </table:table-row>
        <table:table-row table:style-name="ro1">
          <table:table-cell/>
          <table:table-cell office:value-type="float" office:value="-0.13449">
            <text:p>-0.13449</text:p>
          </table:table-cell>
          <table:table-cell office:value-type="float" office:value="-2.23746">
            <text:p>-2.23746</text:p>
          </table:table-cell>
          <table:table-cell office:value-type="float" office:value="-0.432862">
            <text:p>-0.432862</text:p>
          </table:table-cell>
          <table:table-cell office:value-type="float" office:value="-0.234183">
            <text:p>-0.234183</text:p>
          </table:table-cell>
          <table:table-cell office:value-type="float" office:value="0.922831">
            <text:p>0.922831</text:p>
          </table:table-cell>
        </table:table-row>
        <table:table-row table:style-name="ro1">
          <table:table-cell/>
          <table:table-cell office:value-type="float" office:value="0.69606">
            <text:p>0.69606</text:p>
          </table:table-cell>
          <table:table-cell office:value-type="float" office:value="-2.04987">
            <text:p>-2.04987</text:p>
          </table:table-cell>
          <table:table-cell office:value-type="float" office:value="1.58004">
            <text:p>1.58004</text:p>
          </table:table-cell>
          <table:table-cell office:value-type="float" office:value="-1.31022">
            <text:p>-1.31022</text:p>
          </table:table-cell>
          <table:table-cell office:value-type="float" office:value="-0.763959">
            <text:p>-0.763959</text:p>
          </table:table-cell>
        </table:table-row>
        <table:table-row table:style-name="ro1">
          <table:table-cell/>
          <table:table-cell office:value-type="float" office:value="-0.707102">
            <text:p>-0.707102</text:p>
          </table:table-cell>
          <table:table-cell office:value-type="float" office:value="1.41228">
            <text:p>1.41228</text:p>
          </table:table-cell>
          <table:table-cell office:value-type="float" office:value="-0.720657">
            <text:p>-0.720657</text:p>
          </table:table-cell>
          <table:table-cell office:value-type="float" office:value="0.43386">
            <text:p>0.43386</text:p>
          </table:table-cell>
          <table:table-cell office:value-type="float" office:value="-0.232951">
            <text:p>-0.232951</text:p>
          </table:table-cell>
        </table:table-row>
        <table:table-row table:style-name="ro1">
          <table:table-cell/>
          <table:table-cell office:value-type="float" office:value="-0.564366">
            <text:p>-0.564366</text:p>
          </table:table-cell>
          <table:table-cell office:value-type="float" office:value="-0.360928">
            <text:p>-0.360928</text:p>
          </table:table-cell>
          <table:table-cell office:value-type="float" office:value="-0.527215">
            <text:p>-0.527215</text:p>
          </table:table-cell>
          <table:table-cell office:value-type="float" office:value="-1.65202">
            <text:p>-1.65202</text:p>
          </table:table-cell>
          <table:table-cell office:value-type="float" office:value="-1.70303">
            <text:p>-1.70303</text:p>
          </table:table-cell>
        </table:table-row>
        <table:table-row table:style-name="ro1">
          <table:table-cell/>
          <table:table-cell office:value-type="float" office:value="-1.00912">
            <text:p>-1.00912</text:p>
          </table:table-cell>
          <table:table-cell office:value-type="float" office:value="-0.70467">
            <text:p>-0.70467</text:p>
          </table:table-cell>
          <table:table-cell office:value-type="float" office:value="-0.509625">
            <text:p>-0.509625</text:p>
          </table:table-cell>
          <table:table-cell office:value-type="float" office:value="1.31525">
            <text:p>1.31525</text:p>
          </table:table-cell>
          <table:table-cell office:value-type="float" office:value="-0.306938">
            <text:p>-0.306938</text:p>
          </table:table-cell>
        </table:table-row>
        <table:table-row table:style-name="ro1">
          <table:table-cell/>
          <table:table-cell office:value-type="float" office:value="-0.773499">
            <text:p>-0.773499</text:p>
          </table:table-cell>
          <table:table-cell office:value-type="float" office:value="-1.1428">
            <text:p>-1.1428</text:p>
          </table:table-cell>
          <table:table-cell office:value-type="float" office:value="-0.15426">
            <text:p>-0.15426</text:p>
          </table:table-cell>
          <table:table-cell office:value-type="float" office:value="0.483406">
            <text:p>0.483406</text:p>
          </table:table-cell>
          <table:table-cell office:value-type="float" office:value="0.826754">
            <text:p>0.826754</text:p>
          </table:table-cell>
        </table:table-row>
        <table:table-row table:style-name="ro1">
          <table:table-cell/>
          <table:table-cell office:value-type="float" office:value="2.10445">
            <text:p>2.10445</text:p>
          </table:table-cell>
          <table:table-cell office:value-type="float" office:value="0.719424">
            <text:p>0.719424</text:p>
          </table:table-cell>
          <table:table-cell office:value-type="float" office:value="-0.409293">
            <text:p>-0.409293</text:p>
          </table:table-cell>
          <table:table-cell office:value-type="float" office:value="0.384674">
            <text:p>0.384674</text:p>
          </table:table-cell>
          <table:table-cell office:value-type="float" office:value="0.403259">
            <text:p>0.403259</text:p>
          </table:table-cell>
        </table:table-row>
        <table:table-row table:style-name="ro1">
          <table:table-cell/>
          <table:table-cell office:value-type="float" office:value="1.30931">
            <text:p>1.30931</text:p>
          </table:table-cell>
          <table:table-cell office:value-type="float" office:value="0.808832">
            <text:p>0.808832</text:p>
          </table:table-cell>
          <table:table-cell office:value-type="float" office:value="-0.271374">
            <text:p>-0.271374</text:p>
          </table:table-cell>
          <table:table-cell office:value-type="float" office:value="-0.626111">
            <text:p>-0.626111</text:p>
          </table:table-cell>
          <table:table-cell office:value-type="float" office:value="0.0503515">
            <text:p>0.0503515</text:p>
          </table:table-cell>
        </table:table-row>
        <table:table-row table:style-name="ro1">
          <table:table-cell/>
          <table:table-cell office:value-type="float" office:value="-1.73463">
            <text:p>-1.73463</text:p>
          </table:table-cell>
          <table:table-cell office:value-type="float" office:value="-1.54917">
            <text:p>-1.54917</text:p>
          </table:table-cell>
          <table:table-cell office:value-type="float" office:value="0.161582">
            <text:p>0.161582</text:p>
          </table:table-cell>
          <table:table-cell office:value-type="float" office:value="-2.82762">
            <text:p>-2.82762</text:p>
          </table:table-cell>
          <table:table-cell office:value-type="float" office:value="0.303537">
            <text:p>0.303537</text:p>
          </table:table-cell>
        </table:table-row>
        <table:table-row table:style-name="ro1">
          <table:table-cell/>
          <table:table-cell office:value-type="float" office:value="0.376935">
            <text:p>0.376935</text:p>
          </table:table-cell>
          <table:table-cell office:value-type="float" office:value="-1.7679">
            <text:p>-1.7679</text:p>
          </table:table-cell>
          <table:table-cell office:value-type="float" office:value="-0.757154">
            <text:p>-0.757154</text:p>
          </table:table-cell>
          <table:table-cell office:value-type="float" office:value="1.1509">
            <text:p>1.1509</text:p>
          </table:table-cell>
          <table:table-cell office:value-type="float" office:value="-0.173662">
            <text:p>-0.173662</text:p>
          </table:table-cell>
        </table:table-row>
        <table:table-row table:style-name="ro1">
          <table:table-cell/>
          <table:table-cell office:value-type="float" office:value="2.15836">
            <text:p>2.15836</text:p>
          </table:table-cell>
          <table:table-cell office:value-type="float" office:value="-0.537366">
            <text:p>-0.537366</text:p>
          </table:table-cell>
          <table:table-cell office:value-type="float" office:value="0.687303">
            <text:p>0.687303</text:p>
          </table:table-cell>
          <table:table-cell office:value-type="float" office:value="-0.891798">
            <text:p>-0.891798</text:p>
          </table:table-cell>
          <table:table-cell office:value-type="float" office:value="-0.660023">
            <text:p>-0.660023</text:p>
          </table:table-cell>
        </table:table-row>
        <table:table-row table:style-name="ro1">
          <table:table-cell/>
          <table:table-cell office:value-type="float" office:value="0.571145">
            <text:p>0.571145</text:p>
          </table:table-cell>
          <table:table-cell office:value-type="float" office:value="-1.00832">
            <text:p>-1.00832</text:p>
          </table:table-cell>
          <table:table-cell office:value-type="float" office:value="0.661933">
            <text:p>0.661933</text:p>
          </table:table-cell>
          <table:table-cell office:value-type="float" office:value="-0.748095">
            <text:p>-0.748095</text:p>
          </table:table-cell>
          <table:table-cell office:value-type="float" office:value="-0.685749">
            <text:p>-0.685749</text:p>
          </table:table-cell>
        </table:table-row>
        <table:table-row table:style-name="ro1">
          <table:table-cell/>
          <table:table-cell office:value-type="float" office:value="0.593489">
            <text:p>0.593489</text:p>
          </table:table-cell>
          <table:table-cell office:value-type="float" office:value="0.770217">
            <text:p>0.770217</text:p>
          </table:table-cell>
          <table:table-cell office:value-type="float" office:value="1.10581">
            <text:p>1.10581</text:p>
          </table:table-cell>
          <table:table-cell office:value-type="float" office:value="-0.49234">
            <text:p>-0.49234</text:p>
          </table:table-cell>
          <table:table-cell office:value-type="float" office:value="-1.20012">
            <text:p>-1.20012</text:p>
          </table:table-cell>
        </table:table-row>
        <table:table-row table:style-name="ro1">
          <table:table-cell/>
          <table:table-cell office:value-type="float" office:value="-1.07731">
            <text:p>-1.07731</text:p>
          </table:table-cell>
          <table:table-cell office:value-type="float" office:value="-0.245652">
            <text:p>-0.245652</text:p>
          </table:table-cell>
          <table:table-cell office:value-type="float" office:value="1.64802">
            <text:p>1.64802</text:p>
          </table:table-cell>
          <table:table-cell office:value-type="float" office:value="-1.82355">
            <text:p>-1.82355</text:p>
          </table:table-cell>
          <table:table-cell office:value-type="float" office:value="1.73081">
            <text:p>1.73081</text:p>
          </table:table-cell>
        </table:table-row>
        <table:table-row table:style-name="ro1">
          <table:table-cell/>
          <table:table-cell office:value-type="float" office:value="-0.617108">
            <text:p>-0.617108</text:p>
          </table:table-cell>
          <table:table-cell office:value-type="float" office:value="0.157564">
            <text:p>0.157564</text:p>
          </table:table-cell>
          <table:table-cell office:value-type="float" office:value="-0.875673">
            <text:p>-0.875673</text:p>
          </table:table-cell>
          <table:table-cell office:value-type="float" office:value="1.26929">
            <text:p>1.26929</text:p>
          </table:table-cell>
          <table:table-cell office:value-type="float" office:value="0.490602">
            <text:p>0.490602</text:p>
          </table:table-cell>
        </table:table-row>
        <table:table-row table:style-name="ro1">
          <table:table-cell/>
          <table:table-cell office:value-type="float" office:value="-0.532811">
            <text:p>-0.532811</text:p>
          </table:table-cell>
          <table:table-cell office:value-type="float" office:value="-0.963159">
            <text:p>-0.963159</text:p>
          </table:table-cell>
          <table:table-cell office:value-type="float" office:value="0.122304">
            <text:p>0.122304</text:p>
          </table:table-cell>
          <table:table-cell office:value-type="float" office:value="-0.687592">
            <text:p>-0.687592</text:p>
          </table:table-cell>
          <table:table-cell office:value-type="float" office:value="0.828424">
            <text:p>0.828424</text:p>
          </table:table-cell>
        </table:table-row>
        <table:table-row table:style-name="ro1">
          <table:table-cell/>
          <table:table-cell office:value-type="float" office:value="-1.29359">
            <text:p>-1.29359</text:p>
          </table:table-cell>
          <table:table-cell office:value-type="float" office:value="-0.194919">
            <text:p>-0.194919</text:p>
          </table:table-cell>
          <table:table-cell office:value-type="float" office:value="-0.204989">
            <text:p>-0.204989</text:p>
          </table:table-cell>
          <table:table-cell office:value-type="float" office:value="-0.259688">
            <text:p>-0.259688</text:p>
          </table:table-cell>
          <table:table-cell office:value-type="float" office:value="1.66629">
            <text:p>1.66629</text:p>
          </table:table-cell>
        </table:table-row>
        <table:table-row table:style-name="ro1">
          <table:table-cell/>
          <table:table-cell office:value-type="float" office:value="-0.937856">
            <text:p>-0.937856</text:p>
          </table:table-cell>
          <table:table-cell office:value-type="float" office:value="-0.0499189">
            <text:p>-0.0499189</text:p>
          </table:table-cell>
          <table:table-cell office:value-type="float" office:value="-0.390145">
            <text:p>-0.390145</text:p>
          </table:table-cell>
          <table:table-cell office:value-type="float" office:value="-1.41233">
            <text:p>-1.41233</text:p>
          </table:table-cell>
          <table:table-cell office:value-type="float" office:value="0.183912">
            <text:p>0.183912</text:p>
          </table:table-cell>
        </table:table-row>
        <table:table-row table:style-name="ro1">
          <table:table-cell/>
          <table:table-cell office:value-type="float" office:value="1.73333">
            <text:p>1.73333</text:p>
          </table:table-cell>
          <table:table-cell office:value-type="float" office:value="0.873292">
            <text:p>0.873292</text:p>
          </table:table-cell>
          <table:table-cell office:value-type="float" office:value="0.285246">
            <text:p>0.285246</text:p>
          </table:table-cell>
          <table:table-cell office:value-type="float" office:value="-1.11494">
            <text:p>-1.11494</text:p>
          </table:table-cell>
          <table:table-cell office:value-type="float" office:value="-0.41469">
            <text:p>-0.41469</text:p>
          </table:table-cell>
        </table:table-row>
        <table:table-row table:style-name="ro1">
          <table:table-cell/>
          <table:table-cell office:value-type="float" office:value="-0.540235">
            <text:p>-0.540235</text:p>
          </table:table-cell>
          <table:table-cell office:value-type="float" office:value="1.28869">
            <text:p>1.28869</text:p>
          </table:table-cell>
          <table:table-cell office:value-type="float" office:value="-0.234151">
            <text:p>-0.234151</text:p>
          </table:table-cell>
          <table:table-cell office:value-type="float" office:value="-1.17283">
            <text:p>-1.17283</text:p>
          </table:table-cell>
          <table:table-cell office:value-type="float" office:value="0.180902">
            <text:p>0.180902</text:p>
          </table:table-cell>
        </table:table-row>
        <table:table-row table:style-name="ro1">
          <table:table-cell/>
          <table:table-cell office:value-type="float" office:value="-1.39737">
            <text:p>-1.39737</text:p>
          </table:table-cell>
          <table:table-cell office:value-type="float" office:value="-1.2887">
            <text:p>-1.2887</text:p>
          </table:table-cell>
          <table:table-cell office:value-type="float" office:value="-0.578026">
            <text:p>-0.578026</text:p>
          </table:table-cell>
          <table:table-cell office:value-type="float" office:value="1.14441">
            <text:p>1.14441</text:p>
          </table:table-cell>
          <table:table-cell office:value-type="float" office:value="-1.14392">
            <text:p>-1.14392</text:p>
          </table:table-cell>
        </table:table-row>
        <table:table-row table:style-name="ro1">
          <table:table-cell/>
          <table:table-cell office:value-type="float" office:value="-1.00732">
            <text:p>-1.00732</text:p>
          </table:table-cell>
          <table:table-cell office:value-type="float" office:value="1.19891">
            <text:p>1.19891</text:p>
          </table:table-cell>
          <table:table-cell office:value-type="float" office:value="0.545667">
            <text:p>0.545667</text:p>
          </table:table-cell>
          <table:table-cell office:value-type="float" office:value="0.815605">
            <text:p>0.815605</text:p>
          </table:table-cell>
          <table:table-cell office:value-type="float" office:value="0.467623">
            <text:p>0.467623</text:p>
          </table:table-cell>
        </table:table-row>
        <table:table-row table:style-name="ro1">
          <table:table-cell/>
          <table:table-cell office:value-type="float" office:value="-2.18704">
            <text:p>-2.18704</text:p>
          </table:table-cell>
          <table:table-cell office:value-type="float" office:value="-1.9471">
            <text:p>-1.9471</text:p>
          </table:table-cell>
          <table:table-cell office:value-type="float" office:value="0.291636">
            <text:p>0.291636</text:p>
          </table:table-cell>
          <table:table-cell office:value-type="float" office:value="-0.473637">
            <text:p>-0.473637</text:p>
          </table:table-cell>
          <table:table-cell office:value-type="float" office:value="-0.227675">
            <text:p>-0.227675</text:p>
          </table:table-cell>
        </table:table-row>
        <table:table-row table:style-name="ro1">
          <table:table-cell/>
          <table:table-cell office:value-type="float" office:value="1.3078">
            <text:p>1.3078</text:p>
          </table:table-cell>
          <table:table-cell office:value-type="float" office:value="0.984916">
            <text:p>0.984916</text:p>
          </table:table-cell>
          <table:table-cell office:value-type="float" office:value="0.736484">
            <text:p>0.736484</text:p>
          </table:table-cell>
          <table:table-cell office:value-type="float" office:value="2.24194">
            <text:p>2.24194</text:p>
          </table:table-cell>
          <table:table-cell office:value-type="float" office:value="-1.05444">
            <text:p>-1.05444</text:p>
          </table:table-cell>
        </table:table-row>
        <table:table-row table:style-name="ro1">
          <table:table-cell/>
          <table:table-cell office:value-type="float" office:value="-0.109006">
            <text:p>-0.109006</text:p>
          </table:table-cell>
          <table:table-cell office:value-type="float" office:value="-1.60854">
            <text:p>-1.60854</text:p>
          </table:table-cell>
          <table:table-cell office:value-type="float" office:value="-2.52617">
            <text:p>-2.52617</text:p>
          </table:table-cell>
          <table:table-cell office:value-type="float" office:value="-0.933747">
            <text:p>-0.933747</text:p>
          </table:table-cell>
          <table:table-cell office:value-type="float" office:value="0.982543">
            <text:p>0.982543</text:p>
          </table:table-cell>
        </table:table-row>
        <table:table-row table:style-name="ro1">
          <table:table-cell/>
          <table:table-cell office:value-type="float" office:value="-0.573531">
            <text:p>-0.573531</text:p>
          </table:table-cell>
          <table:table-cell office:value-type="float" office:value="0.648841">
            <text:p>0.648841</text:p>
          </table:table-cell>
          <table:table-cell office:value-type="float" office:value="-0.41085">
            <text:p>-0.41085</text:p>
          </table:table-cell>
          <table:table-cell office:value-type="float" office:value="-0.861227">
            <text:p>-0.861227</text:p>
          </table:table-cell>
          <table:table-cell office:value-type="float" office:value="0.896663">
            <text:p>0.896663</text:p>
          </table:table-cell>
        </table:table-row>
        <table:table-row table:style-name="ro1">
          <table:table-cell/>
          <table:table-cell office:value-type="float" office:value="0.737009">
            <text:p>0.737009</text:p>
          </table:table-cell>
          <table:table-cell office:value-type="float" office:value="-0.867251">
            <text:p>-0.867251</text:p>
          </table:table-cell>
          <table:table-cell office:value-type="float" office:value="-0.687734">
            <text:p>-0.687734</text:p>
          </table:table-cell>
          <table:table-cell office:value-type="float" office:value="0.5361">
            <text:p>0.5361</text:p>
          </table:table-cell>
          <table:table-cell office:value-type="float" office:value="-0.372596">
            <text:p>-0.372596</text:p>
          </table:table-cell>
        </table:table-row>
        <table:table-row table:style-name="ro1">
          <table:table-cell/>
          <table:table-cell office:value-type="float" office:value="-0.623212">
            <text:p>-0.623212</text:p>
          </table:table-cell>
          <table:table-cell office:value-type="float" office:value="1.16654">
            <text:p>1.16654</text:p>
          </table:table-cell>
          <table:table-cell office:value-type="float" office:value="-1.36385">
            <text:p>-1.36385</text:p>
          </table:table-cell>
          <table:table-cell office:value-type="float" office:value="0.0734182">
            <text:p>0.0734182</text:p>
          </table:table-cell>
          <table:table-cell office:value-type="float" office:value="-1.52509">
            <text:p>-1.52509</text:p>
          </table:table-cell>
        </table:table-row>
        <table:table-row table:style-name="ro1">
          <table:table-cell/>
          <table:table-cell office:value-type="float" office:value="-0.905106">
            <text:p>-0.905106</text:p>
          </table:table-cell>
          <table:table-cell office:value-type="float" office:value="0.760057">
            <text:p>0.760057</text:p>
          </table:table-cell>
          <table:table-cell office:value-type="float" office:value="0.135073">
            <text:p>0.135073</text:p>
          </table:table-cell>
          <table:table-cell office:value-type="float" office:value="1.60068">
            <text:p>1.60068</text:p>
          </table:table-cell>
          <table:table-cell office:value-type="float" office:value="0.134422">
            <text:p>0.134422</text:p>
          </table:table-cell>
        </table:table-row>
        <table:table-row table:style-name="ro1">
          <table:table-cell/>
          <table:table-cell office:value-type="float" office:value="0.484362">
            <text:p>0.484362</text:p>
          </table:table-cell>
          <table:table-cell office:value-type="float" office:value="0.671588">
            <text:p>0.671588</text:p>
          </table:table-cell>
          <table:table-cell office:value-type="float" office:value="-0.623838">
            <text:p>-0.623838</text:p>
          </table:table-cell>
          <table:table-cell office:value-type="float" office:value="0.954432">
            <text:p>0.954432</text:p>
          </table:table-cell>
          <table:table-cell office:value-type="float" office:value="0.418321">
            <text:p>0.418321</text:p>
          </table:table-cell>
        </table:table-row>
        <table:table-row table:style-name="ro1">
          <table:table-cell/>
          <table:table-cell office:value-type="float" office:value="0.838304">
            <text:p>0.838304</text:p>
          </table:table-cell>
          <table:table-cell office:value-type="float" office:value="-0.735189">
            <text:p>-0.735189</text:p>
          </table:table-cell>
          <table:table-cell office:value-type="float" office:value="0.887888">
            <text:p>0.887888</text:p>
          </table:table-cell>
          <table:table-cell office:value-type="float" office:value="-1.40406">
            <text:p>-1.40406</text:p>
          </table:table-cell>
          <table:table-cell office:value-type="float" office:value="-0.946336">
            <text:p>-0.946336</text:p>
          </table:table-cell>
        </table:table-row>
        <table:table-row table:style-name="ro1">
          <table:table-cell/>
          <table:table-cell office:value-type="float" office:value="-0.983698">
            <text:p>-0.983698</text:p>
          </table:table-cell>
          <table:table-cell office:value-type="float" office:value="0.948896">
            <text:p>0.948896</text:p>
          </table:table-cell>
          <table:table-cell office:value-type="float" office:value="0.281367">
            <text:p>0.281367</text:p>
          </table:table-cell>
          <table:table-cell office:value-type="float" office:value="0.550194">
            <text:p>0.550194</text:p>
          </table:table-cell>
          <table:table-cell office:value-type="float" office:value="-0.342158">
            <text:p>-0.342158</text:p>
          </table:table-cell>
        </table:table-row>
        <table:table-row table:style-name="ro1">
          <table:table-cell/>
          <table:table-cell office:value-type="float" office:value="-0.385528">
            <text:p>-0.385528</text:p>
          </table:table-cell>
          <table:table-cell office:value-type="float" office:value="-0.808586">
            <text:p>-0.808586</text:p>
          </table:table-cell>
          <table:table-cell office:value-type="float" office:value="-1.96225">
            <text:p>-1.96225</text:p>
          </table:table-cell>
          <table:table-cell office:value-type="float" office:value="0.161591">
            <text:p>0.161591</text:p>
          </table:table-cell>
          <table:table-cell office:value-type="float" office:value="0.0264249">
            <text:p>0.0264249</text:p>
          </table:table-cell>
        </table:table-row>
        <table:table-row table:style-name="ro1">
          <table:table-cell/>
          <table:table-cell office:value-type="float" office:value="0.880261">
            <text:p>0.880261</text:p>
          </table:table-cell>
          <table:table-cell office:value-type="float" office:value="0.364107">
            <text:p>0.364107</text:p>
          </table:table-cell>
          <table:table-cell office:value-type="float" office:value="-0.876275">
            <text:p>-0.876275</text:p>
          </table:table-cell>
          <table:table-cell office:value-type="float" office:value="-1.05339">
            <text:p>-1.05339</text:p>
          </table:table-cell>
          <table:table-cell office:value-type="float" office:value="-0.208396">
            <text:p>-0.208396</text:p>
          </table:table-cell>
        </table:table-row>
        <table:table-row table:style-name="ro1">
          <table:table-cell/>
          <table:table-cell office:value-type="float" office:value="1.8969">
            <text:p>1.8969</text:p>
          </table:table-cell>
          <table:table-cell office:value-type="float" office:value="0.839576">
            <text:p>0.839576</text:p>
          </table:table-cell>
          <table:table-cell office:value-type="float" office:value="-0.389238">
            <text:p>-0.389238</text:p>
          </table:table-cell>
          <table:table-cell office:value-type="float" office:value="-0.688812">
            <text:p>-0.688812</text:p>
          </table:table-cell>
          <table:table-cell office:value-type="float" office:value="1.4248">
            <text:p>1.4248</text:p>
          </table:table-cell>
        </table:table-row>
        <table:table-row table:style-name="ro1">
          <table:table-cell/>
          <table:table-cell office:value-type="float" office:value="0.798994">
            <text:p>0.798994</text:p>
          </table:table-cell>
          <table:table-cell office:value-type="float" office:value="-0.800625">
            <text:p>-0.800625</text:p>
          </table:table-cell>
          <table:table-cell office:value-type="float" office:value="-0.402043">
            <text:p>-0.402043</text:p>
          </table:table-cell>
          <table:table-cell office:value-type="float" office:value="0.321372">
            <text:p>0.321372</text:p>
          </table:table-cell>
          <table:table-cell office:value-type="float" office:value="2.03594">
            <text:p>2.03594</text:p>
          </table:table-cell>
        </table:table-row>
        <table:table-row table:style-name="ro1">
          <table:table-cell/>
          <table:table-cell office:value-type="float" office:value="-0.157844">
            <text:p>-0.157844</text:p>
          </table:table-cell>
          <table:table-cell office:value-type="float" office:value="-0.738353">
            <text:p>-0.738353</text:p>
          </table:table-cell>
          <table:table-cell office:value-type="float" office:value="-0.370998">
            <text:p>-0.370998</text:p>
          </table:table-cell>
          <table:table-cell office:value-type="float" office:value="-0.537391">
            <text:p>-0.537391</text:p>
          </table:table-cell>
          <table:table-cell office:value-type="float" office:value="0.233091">
            <text:p>0.233091</text:p>
          </table:table-cell>
        </table:table-row>
        <table:table-row table:style-name="ro1">
          <table:table-cell/>
          <table:table-cell office:value-type="float" office:value="1.33532">
            <text:p>1.33532</text:p>
          </table:table-cell>
          <table:table-cell office:value-type="float" office:value="-2.07935">
            <text:p>-2.07935</text:p>
          </table:table-cell>
          <table:table-cell office:value-type="float" office:value="-1.34377">
            <text:p>-1.34377</text:p>
          </table:table-cell>
          <table:table-cell office:value-type="float" office:value="-0.639932">
            <text:p>-0.639932</text:p>
          </table:table-cell>
          <table:table-cell office:value-type="float" office:value="0.268707">
            <text:p>0.268707</text:p>
          </table:table-cell>
        </table:table-row>
        <table:table-row table:style-name="ro1">
          <table:table-cell/>
          <table:table-cell office:value-type="float" office:value="1.03211">
            <text:p>1.03211</text:p>
          </table:table-cell>
          <table:table-cell office:value-type="float" office:value="1.77113">
            <text:p>1.77113</text:p>
          </table:table-cell>
          <table:table-cell office:value-type="float" office:value="-1.88204">
            <text:p>-1.88204</text:p>
          </table:table-cell>
          <table:table-cell office:value-type="float" office:value="0.734241">
            <text:p>0.734241</text:p>
          </table:table-cell>
          <table:table-cell office:value-type="float" office:value="0.42342">
            <text:p>0.42342</text:p>
          </table:table-cell>
        </table:table-row>
        <table:table-row table:style-name="ro1">
          <table:table-cell/>
          <table:table-cell office:value-type="float" office:value="-0.128194">
            <text:p>-0.128194</text:p>
          </table:table-cell>
          <table:table-cell office:value-type="float" office:value="-0.417562">
            <text:p>-0.417562</text:p>
          </table:table-cell>
          <table:table-cell office:value-type="float" office:value="0.220535">
            <text:p>0.220535</text:p>
          </table:table-cell>
          <table:table-cell office:value-type="float" office:value="0.488152">
            <text:p>0.488152</text:p>
          </table:table-cell>
          <table:table-cell office:value-type="float" office:value="1.57312">
            <text:p>1.57312</text:p>
          </table:table-cell>
        </table:table-row>
        <table:table-row table:style-name="ro1">
          <table:table-cell/>
          <table:table-cell office:value-type="float" office:value="-0.0135906">
            <text:p>-0.0135906</text:p>
          </table:table-cell>
          <table:table-cell office:value-type="float" office:value="-1.68496">
            <text:p>-1.68496</text:p>
          </table:table-cell>
          <table:table-cell office:value-type="float" office:value="-0.0305632">
            <text:p>-0.0305632</text:p>
          </table:table-cell>
          <table:table-cell office:value-type="float" office:value="-2.01452">
            <text:p>-2.01452</text:p>
          </table:table-cell>
          <table:table-cell office:value-type="float" office:value="-0.795477">
            <text:p>-0.795477</text:p>
          </table:table-cell>
        </table:table-row>
        <table:table-row table:style-name="ro1">
          <table:table-cell/>
          <table:table-cell office:value-type="float" office:value="1.65342">
            <text:p>1.65342</text:p>
          </table:table-cell>
          <table:table-cell office:value-type="float" office:value="0.0688338">
            <text:p>0.0688338</text:p>
          </table:table-cell>
          <table:table-cell office:value-type="float" office:value="0.22127">
            <text:p>0.22127</text:p>
          </table:table-cell>
          <table:table-cell office:value-type="float" office:value="0.466539">
            <text:p>0.466539</text:p>
          </table:table-cell>
          <table:table-cell office:value-type="float" office:value="2.58481">
            <text:p>2.58481</text:p>
          </table:table-cell>
        </table:table-row>
        <table:table-row table:style-name="ro1">
          <table:table-cell/>
          <table:table-cell office:value-type="float" office:value="-0.383662">
            <text:p>-0.383662</text:p>
          </table:table-cell>
          <table:table-cell office:value-type="float" office:value="0.208397">
            <text:p>0.208397</text:p>
          </table:table-cell>
          <table:table-cell office:value-type="float" office:value="0.15772">
            <text:p>0.15772</text:p>
          </table:table-cell>
          <table:table-cell office:value-type="float" office:value="1.34558">
            <text:p>1.34558</text:p>
          </table:table-cell>
          <table:table-cell office:value-type="float" office:value="-1.81483">
            <text:p>-1.81483</text:p>
          </table:table-cell>
        </table:table-row>
        <table:table-row table:style-name="ro1">
          <table:table-cell/>
          <table:table-cell office:value-type="float" office:value="-0.367834">
            <text:p>-0.367834</text:p>
          </table:table-cell>
          <table:table-cell office:value-type="float" office:value="0.679881">
            <text:p>0.679881</text:p>
          </table:table-cell>
          <table:table-cell office:value-type="float" office:value="0.696092">
            <text:p>0.696092</text:p>
          </table:table-cell>
          <table:table-cell office:value-type="float" office:value="0.599743">
            <text:p>0.599743</text:p>
          </table:table-cell>
          <table:table-cell office:value-type="float" office:value="0.53992">
            <text:p>0.53992</text:p>
          </table:table-cell>
        </table:table-row>
        <table:table-row table:style-name="ro1">
          <table:table-cell/>
          <table:table-cell office:value-type="float" office:value="0.667866">
            <text:p>0.667866</text:p>
          </table:table-cell>
          <table:table-cell office:value-type="float" office:value="-1.70332">
            <text:p>-1.70332</text:p>
          </table:table-cell>
          <table:table-cell office:value-type="float" office:value="-0.934408">
            <text:p>-0.934408</text:p>
          </table:table-cell>
          <table:table-cell office:value-type="float" office:value="1.86026">
            <text:p>1.86026</text:p>
          </table:table-cell>
          <table:table-cell office:value-type="float" office:value="-2.00721">
            <text:p>-2.00721</text:p>
          </table:table-cell>
        </table:table-row>
        <table:table-row table:style-name="ro1">
          <table:table-cell/>
          <table:table-cell office:value-type="float" office:value="0.136069">
            <text:p>0.136069</text:p>
          </table:table-cell>
          <table:table-cell office:value-type="float" office:value="1.19605">
            <text:p>1.19605</text:p>
          </table:table-cell>
          <table:table-cell office:value-type="float" office:value="0.522354">
            <text:p>0.522354</text:p>
          </table:table-cell>
          <table:table-cell office:value-type="float" office:value="2.57762">
            <text:p>2.57762</text:p>
          </table:table-cell>
          <table:table-cell office:value-type="float" office:value="0.391677">
            <text:p>0.391677</text:p>
          </table:table-cell>
        </table:table-row>
        <table:table-row table:style-name="ro1">
          <table:table-cell/>
          <table:table-cell office:value-type="float" office:value="-0.311897">
            <text:p>-0.311897</text:p>
          </table:table-cell>
          <table:table-cell office:value-type="float" office:value="-0.0679401">
            <text:p>-0.0679401</text:p>
          </table:table-cell>
          <table:table-cell office:value-type="float" office:value="0.152954">
            <text:p>0.152954</text:p>
          </table:table-cell>
          <table:table-cell office:value-type="float" office:value="0.038986">
            <text:p>0.038986</text:p>
          </table:table-cell>
          <table:table-cell office:value-type="float" office:value="-0.394391">
            <text:p>-0.394391</text:p>
          </table:table-cell>
        </table:table-row>
        <table:table-row table:style-name="ro1">
          <table:table-cell/>
          <table:table-cell office:value-type="float" office:value="1.51018">
            <text:p>1.51018</text:p>
          </table:table-cell>
          <table:table-cell office:value-type="float" office:value="0.56558">
            <text:p>0.56558</text:p>
          </table:table-cell>
          <table:table-cell office:value-type="float" office:value="0.441656">
            <text:p>0.441656</text:p>
          </table:table-cell>
          <table:table-cell office:value-type="float" office:value="0.451681">
            <text:p>0.451681</text:p>
          </table:table-cell>
          <table:table-cell office:value-type="float" office:value="0.790021">
            <text:p>0.790021</text:p>
          </table:table-cell>
        </table:table-row>
        <table:table-row table:style-name="ro1">
          <table:table-cell/>
          <table:table-cell office:value-type="float" office:value="0.0423661">
            <text:p>0.0423661</text:p>
          </table:table-cell>
          <table:table-cell office:value-type="float" office:value="-0.115049">
            <text:p>-0.115049</text:p>
          </table:table-cell>
          <table:table-cell office:value-type="float" office:value="0.533393">
            <text:p>0.533393</text:p>
          </table:table-cell>
          <table:table-cell office:value-type="float" office:value="0.689771">
            <text:p>0.689771</text:p>
          </table:table-cell>
          <table:table-cell office:value-type="float" office:value="1.66842">
            <text:p>1.66842</text:p>
          </table:table-cell>
        </table:table-row>
        <table:table-row table:style-name="ro1">
          <table:table-cell/>
          <table:table-cell office:value-type="float" office:value="-1.35518">
            <text:p>-1.35518</text:p>
          </table:table-cell>
          <table:table-cell office:value-type="float" office:value="0.632979">
            <text:p>0.632979</text:p>
          </table:table-cell>
          <table:table-cell office:value-type="float" office:value="-2.23005">
            <text:p>-2.23005</text:p>
          </table:table-cell>
          <table:table-cell office:value-type="float" office:value="1.01292">
            <text:p>1.01292</text:p>
          </table:table-cell>
          <table:table-cell office:value-type="float" office:value="-1.47314">
            <text:p>-1.47314</text:p>
          </table:table-cell>
        </table:table-row>
        <table:table-row table:style-name="ro1">
          <table:table-cell/>
          <table:table-cell office:value-type="float" office:value="0.415474">
            <text:p>0.415474</text:p>
          </table:table-cell>
          <table:table-cell office:value-type="float" office:value="-2.27776">
            <text:p>-2.27776</text:p>
          </table:table-cell>
          <table:table-cell office:value-type="float" office:value="1.75307">
            <text:p>1.75307</text:p>
          </table:table-cell>
          <table:table-cell office:value-type="float" office:value="-0.685736">
            <text:p>-0.685736</text:p>
          </table:table-cell>
          <table:table-cell office:value-type="float" office:value="-0.699903">
            <text:p>-0.699903</text:p>
          </table:table-cell>
        </table:table-row>
        <table:table-row table:style-name="ro1">
          <table:table-cell/>
          <table:table-cell office:value-type="float" office:value="0.8153">
            <text:p>0.8153</text:p>
          </table:table-cell>
          <table:table-cell office:value-type="float" office:value="0.248122">
            <text:p>0.248122</text:p>
          </table:table-cell>
          <table:table-cell office:value-type="float" office:value="-0.476693">
            <text:p>-0.476693</text:p>
          </table:table-cell>
          <table:table-cell office:value-type="float" office:value="0.0707822">
            <text:p>0.0707822</text:p>
          </table:table-cell>
          <table:table-cell office:value-type="float" office:value="-0.587498">
            <text:p>-0.587498</text:p>
          </table:table-cell>
        </table:table-row>
        <table:table-row table:style-name="ro1">
          <table:table-cell/>
          <table:table-cell office:value-type="float" office:value="0.667904">
            <text:p>0.667904</text:p>
          </table:table-cell>
          <table:table-cell office:value-type="float" office:value="-1.14283">
            <text:p>-1.14283</text:p>
          </table:table-cell>
          <table:table-cell office:value-type="float" office:value="1.10141">
            <text:p>1.10141</text:p>
          </table:table-cell>
          <table:table-cell office:value-type="float" office:value="-1.19939">
            <text:p>-1.19939</text:p>
          </table:table-cell>
          <table:table-cell office:value-type="float" office:value="-0.452849">
            <text:p>-0.452849</text:p>
          </table:table-cell>
        </table:table-row>
        <table:table-row table:style-name="ro1">
          <table:table-cell/>
          <table:table-cell office:value-type="float" office:value="-0.825038">
            <text:p>-0.825038</text:p>
          </table:table-cell>
          <table:table-cell office:value-type="float" office:value="-0.600985">
            <text:p>-0.600985</text:p>
          </table:table-cell>
          <table:table-cell office:value-type="float" office:value="0.0459189">
            <text:p>0.0459189</text:p>
          </table:table-cell>
          <table:table-cell office:value-type="float" office:value="1.07975">
            <text:p>1.07975</text:p>
          </table:table-cell>
          <table:table-cell office:value-type="float" office:value="-0.821654">
            <text:p>-0.821654</text:p>
          </table:table-cell>
        </table:table-row>
        <table:table-row table:style-name="ro1">
          <table:table-cell/>
          <table:table-cell office:value-type="float" office:value="-0.435256">
            <text:p>-0.435256</text:p>
          </table:table-cell>
          <table:table-cell office:value-type="float" office:value="-1.48357">
            <text:p>-1.48357</text:p>
          </table:table-cell>
          <table:table-cell office:value-type="float" office:value="0.0337622">
            <text:p>0.0337622</text:p>
          </table:table-cell>
          <table:table-cell office:value-type="float" office:value="0.781507">
            <text:p>0.781507</text:p>
          </table:table-cell>
          <table:table-cell office:value-type="float" office:value="0.888069">
            <text:p>0.888069</text:p>
          </table:table-cell>
        </table:table-row>
        <table:table-row table:style-name="ro1">
          <table:table-cell/>
          <table:table-cell office:value-type="float" office:value="-0.381085">
            <text:p>-0.381085</text:p>
          </table:table-cell>
          <table:table-cell office:value-type="float" office:value="-0.367865">
            <text:p>-0.367865</text:p>
          </table:table-cell>
          <table:table-cell office:value-type="float" office:value="-0.201364">
            <text:p>-0.201364</text:p>
          </table:table-cell>
          <table:table-cell office:value-type="float" office:value="0.621059">
            <text:p>0.621059</text:p>
          </table:table-cell>
          <table:table-cell office:value-type="float" office:value="-1.8944">
            <text:p>-1.8944</text:p>
          </table:table-cell>
        </table:table-row>
        <table:table-row table:style-name="ro1">
          <table:table-cell/>
          <table:table-cell office:value-type="float" office:value="0.930209">
            <text:p>0.930209</text:p>
          </table:table-cell>
          <table:table-cell office:value-type="float" office:value="0.891401">
            <text:p>0.891401</text:p>
          </table:table-cell>
          <table:table-cell office:value-type="float" office:value="1.27018">
            <text:p>1.27018</text:p>
          </table:table-cell>
          <table:table-cell office:value-type="float" office:value="-0.923715">
            <text:p>-0.923715</text:p>
          </table:table-cell>
          <table:table-cell office:value-type="float" office:value="-0.796428">
            <text:p>-0.796428</text:p>
          </table:table-cell>
        </table:table-row>
        <table:table-row table:style-name="ro1">
          <table:table-cell/>
          <table:table-cell office:value-type="float" office:value="-0.810002">
            <text:p>-0.810002</text:p>
          </table:table-cell>
          <table:table-cell office:value-type="float" office:value="-0.447257">
            <text:p>-0.447257</text:p>
          </table:table-cell>
          <table:table-cell office:value-type="float" office:value="-0.643966">
            <text:p>-0.643966</text:p>
          </table:table-cell>
          <table:table-cell office:value-type="float" office:value="-2.21902">
            <text:p>-2.21902</text:p>
          </table:table-cell>
          <table:table-cell office:value-type="float" office:value="1.61821">
            <text:p>1.61821</text:p>
          </table:table-cell>
        </table:table-row>
        <table:table-row table:style-name="ro1">
          <table:table-cell/>
          <table:table-cell office:value-type="float" office:value="0.683748">
            <text:p>0.683748</text:p>
          </table:table-cell>
          <table:table-cell office:value-type="float" office:value="-1.49438">
            <text:p>-1.49438</text:p>
          </table:table-cell>
          <table:table-cell office:value-type="float" office:value="-0.245562">
            <text:p>-0.245562</text:p>
          </table:table-cell>
          <table:table-cell office:value-type="float" office:value="-0.359788">
            <text:p>-0.359788</text:p>
          </table:table-cell>
          <table:table-cell office:value-type="float" office:value="0.300761">
            <text:p>0.300761</text:p>
          </table:table-cell>
        </table:table-row>
        <table:table-row table:style-name="ro1">
          <table:table-cell/>
          <table:table-cell office:value-type="float" office:value="1.41694">
            <text:p>1.41694</text:p>
          </table:table-cell>
          <table:table-cell office:value-type="float" office:value="0.565293">
            <text:p>0.565293</text:p>
          </table:table-cell>
          <table:table-cell office:value-type="float" office:value="0.272824">
            <text:p>0.272824</text:p>
          </table:table-cell>
          <table:table-cell office:value-type="float" office:value="1.03481">
            <text:p>1.03481</text:p>
          </table:table-cell>
          <table:table-cell office:value-type="float" office:value="-1.88256">
            <text:p>-1.88256</text:p>
          </table:table-cell>
        </table:table-row>
        <table:table-row table:style-name="ro1">
          <table:table-cell/>
          <table:table-cell office:value-type="float" office:value="-1.17162">
            <text:p>-1.17162</text:p>
          </table:table-cell>
          <table:table-cell office:value-type="float" office:value="0.178014">
            <text:p>0.178014</text:p>
          </table:table-cell>
          <table:table-cell office:value-type="float" office:value="-0.262862">
            <text:p>-0.262862</text:p>
          </table:table-cell>
          <table:table-cell office:value-type="float" office:value="1.90049">
            <text:p>1.90049</text:p>
          </table:table-cell>
          <table:table-cell office:value-type="float" office:value="0.455852">
            <text:p>0.455852</text:p>
          </table:table-cell>
        </table:table-row>
        <table:table-row table:style-name="ro1">
          <table:table-cell/>
          <table:table-cell office:value-type="float" office:value="0.807627">
            <text:p>0.807627</text:p>
          </table:table-cell>
          <table:table-cell office:value-type="float" office:value="-1.09981">
            <text:p>-1.09981</text:p>
          </table:table-cell>
          <table:table-cell office:value-type="float" office:value="-0.107281">
            <text:p>-0.107281</text:p>
          </table:table-cell>
          <table:table-cell office:value-type="float" office:value="1.2303">
            <text:p>1.2303</text:p>
          </table:table-cell>
          <table:table-cell office:value-type="float" office:value="-0.0249339">
            <text:p>-0.0249339</text:p>
          </table:table-cell>
        </table:table-row>
        <table:table-row table:style-name="ro1">
          <table:table-cell/>
          <table:table-cell office:value-type="float" office:value="-1.50069">
            <text:p>-1.50069</text:p>
          </table:table-cell>
          <table:table-cell office:value-type="float" office:value="0.00274596">
            <text:p>0.00274596</text:p>
          </table:table-cell>
          <table:table-cell office:value-type="float" office:value="0.508256">
            <text:p>0.508256</text:p>
          </table:table-cell>
          <table:table-cell office:value-type="float" office:value="-0.935537">
            <text:p>-0.935537</text:p>
          </table:table-cell>
          <table:table-cell office:value-type="float" office:value="-1.57521">
            <text:p>-1.57521</text:p>
          </table:table-cell>
        </table:table-row>
        <table:table-row table:style-name="ro1">
          <table:table-cell/>
          <table:table-cell office:value-type="float" office:value="-0.880999">
            <text:p>-0.880999</text:p>
          </table:table-cell>
          <table:table-cell office:value-type="float" office:value="-1.34579">
            <text:p>-1.34579</text:p>
          </table:table-cell>
          <table:table-cell office:value-type="float" office:value="-1.37922">
            <text:p>-1.37922</text:p>
          </table:table-cell>
          <table:table-cell office:value-type="float" office:value="0.489293">
            <text:p>0.489293</text:p>
          </table:table-cell>
          <table:table-cell office:value-type="float" office:value="-0.973586">
            <text:p>-0.973586</text:p>
          </table:table-cell>
        </table:table-row>
        <table:table-row table:style-name="ro1">
          <table:table-cell/>
          <table:table-cell office:value-type="float" office:value="-1.53204">
            <text:p>-1.53204</text:p>
          </table:table-cell>
          <table:table-cell office:value-type="float" office:value="0.967089">
            <text:p>0.967089</text:p>
          </table:table-cell>
          <table:table-cell office:value-type="float" office:value="-0.00985333">
            <text:p>-0.00985333</text:p>
          </table:table-cell>
          <table:table-cell office:value-type="float" office:value="0.941305">
            <text:p>0.941305</text:p>
          </table:table-cell>
          <table:table-cell office:value-type="float" office:value="-2.24496">
            <text:p>-2.24496</text:p>
          </table:table-cell>
        </table:table-row>
        <table:table-row table:style-name="ro1">
          <table:table-cell/>
          <table:table-cell office:value-type="float" office:value="0.512917">
            <text:p>0.512917</text:p>
          </table:table-cell>
          <table:table-cell office:value-type="float" office:value="0.480622">
            <text:p>0.480622</text:p>
          </table:table-cell>
          <table:table-cell office:value-type="float" office:value="-0.992451">
            <text:p>-0.992451</text:p>
          </table:table-cell>
          <table:table-cell office:value-type="float" office:value="-0.970814">
            <text:p>-0.970814</text:p>
          </table:table-cell>
          <table:table-cell office:value-type="float" office:value="1.82802">
            <text:p>1.82802</text:p>
          </table:table-cell>
        </table:table-row>
        <table:table-row table:style-name="ro1">
          <table:table-cell/>
          <table:table-cell office:value-type="float" office:value="-0.0193286">
            <text:p>-0.0193286</text:p>
          </table:table-cell>
          <table:table-cell office:value-type="float" office:value="0.435811">
            <text:p>0.435811</text:p>
          </table:table-cell>
          <table:table-cell office:value-type="float" office:value="-0.35938">
            <text:p>-0.35938</text:p>
          </table:table-cell>
          <table:table-cell office:value-type="float" office:value="1.65612">
            <text:p>1.65612</text:p>
          </table:table-cell>
          <table:table-cell office:value-type="float" office:value="0.2776">
            <text:p>0.2776</text:p>
          </table:table-cell>
        </table:table-row>
        <table:table-row table:style-name="ro1">
          <table:table-cell/>
          <table:table-cell office:value-type="float" office:value="-0.00891006">
            <text:p>-0.00891006</text:p>
          </table:table-cell>
          <table:table-cell office:value-type="float" office:value="-2.33291">
            <text:p>-2.33291</text:p>
          </table:table-cell>
          <table:table-cell office:value-type="float" office:value="-1.16228">
            <text:p>-1.16228</text:p>
          </table:table-cell>
          <table:table-cell office:value-type="float" office:value="-0.438792">
            <text:p>-0.438792</text:p>
          </table:table-cell>
          <table:table-cell office:value-type="float" office:value="-1.44416">
            <text:p>-1.44416</text:p>
          </table:table-cell>
        </table:table-row>
        <table:table-row table:style-name="ro1">
          <table:table-cell/>
          <table:table-cell office:value-type="float" office:value="-1.19558">
            <text:p>-1.19558</text:p>
          </table:table-cell>
          <table:table-cell office:value-type="float" office:value="-0.876201">
            <text:p>-0.876201</text:p>
          </table:table-cell>
          <table:table-cell office:value-type="float" office:value="1.56287">
            <text:p>1.56287</text:p>
          </table:table-cell>
          <table:table-cell office:value-type="float" office:value="-0.192302">
            <text:p>-0.192302</text:p>
          </table:table-cell>
          <table:table-cell office:value-type="float" office:value="-0.345649">
            <text:p>-0.345649</text:p>
          </table:table-cell>
        </table:table-row>
        <table:table-row table:style-name="ro1">
          <table:table-cell/>
          <table:table-cell office:value-type="float" office:value="-0.450563">
            <text:p>-0.450563</text:p>
          </table:table-cell>
          <table:table-cell office:value-type="float" office:value="0.30494">
            <text:p>0.30494</text:p>
          </table:table-cell>
          <table:table-cell office:value-type="float" office:value="-1.35509">
            <text:p>-1.35509</text:p>
          </table:table-cell>
          <table:table-cell office:value-type="float" office:value="-0.272401">
            <text:p>-0.272401</text:p>
          </table:table-cell>
          <table:table-cell office:value-type="float" office:value="0.218755">
            <text:p>0.218755</text:p>
          </table:table-cell>
        </table:table-row>
        <table:table-row table:style-name="ro1">
          <table:table-cell/>
          <table:table-cell office:value-type="float" office:value="1.17068">
            <text:p>1.17068</text:p>
          </table:table-cell>
          <table:table-cell office:value-type="float" office:value="-1.31793">
            <text:p>-1.31793</text:p>
          </table:table-cell>
          <table:table-cell office:value-type="float" office:value="0.450082">
            <text:p>0.450082</text:p>
          </table:table-cell>
          <table:table-cell office:value-type="float" office:value="-0.873806">
            <text:p>-0.873806</text:p>
          </table:table-cell>
          <table:table-cell office:value-type="float" office:value="-1.63914">
            <text:p>-1.63914</text:p>
          </table:table-cell>
        </table:table-row>
        <table:table-row table:style-name="ro1">
          <table:table-cell/>
          <table:table-cell office:value-type="float" office:value="1.2671">
            <text:p>1.2671</text:p>
          </table:table-cell>
          <table:table-cell office:value-type="float" office:value="-0.3555">
            <text:p>-0.3555</text:p>
          </table:table-cell>
          <table:table-cell office:value-type="float" office:value="-0.0503351">
            <text:p>-0.0503351</text:p>
          </table:table-cell>
          <table:table-cell office:value-type="float" office:value="0.200343">
            <text:p>0.200343</text:p>
          </table:table-cell>
          <table:table-cell office:value-type="float" office:value="-0.813509">
            <text:p>-0.813509</text:p>
          </table:table-cell>
        </table:table-row>
        <table:table-row table:style-name="ro1">
          <table:table-cell/>
          <table:table-cell office:value-type="float" office:value="1.01065">
            <text:p>1.01065</text:p>
          </table:table-cell>
          <table:table-cell office:value-type="float" office:value="-0.637082">
            <text:p>-0.637082</text:p>
          </table:table-cell>
          <table:table-cell office:value-type="float" office:value="1.70774">
            <text:p>1.70774</text:p>
          </table:table-cell>
          <table:table-cell office:value-type="float" office:value="-0.655663">
            <text:p>-0.655663</text:p>
          </table:table-cell>
          <table:table-cell office:value-type="float" office:value="0.785044">
            <text:p>0.785044</text:p>
          </table:table-cell>
        </table:table-row>
        <table:table-row table:style-name="ro1">
          <table:table-cell/>
          <table:table-cell office:value-type="float" office:value="-0.11202">
            <text:p>-0.11202</text:p>
          </table:table-cell>
          <table:table-cell office:value-type="float" office:value="0.389124">
            <text:p>0.389124</text:p>
          </table:table-cell>
          <table:table-cell office:value-type="float" office:value="-1.68982">
            <text:p>-1.68982</text:p>
          </table:table-cell>
          <table:table-cell office:value-type="float" office:value="1.79711">
            <text:p>1.79711</text:p>
          </table:table-cell>
          <table:table-cell office:value-type="float" office:value="0.619084">
            <text:p>0.619084</text:p>
          </table:table-cell>
        </table:table-row>
        <table:table-row table:style-name="ro1">
          <table:table-cell/>
          <table:table-cell office:value-type="float" office:value="-0.71926">
            <text:p>-0.71926</text:p>
          </table:table-cell>
          <table:table-cell office:value-type="float" office:value="0.399253">
            <text:p>0.399253</text:p>
          </table:table-cell>
          <table:table-cell office:value-type="float" office:value="0.439995">
            <text:p>0.439995</text:p>
          </table:table-cell>
          <table:table-cell office:value-type="float" office:value="-1.19415">
            <text:p>-1.19415</text:p>
          </table:table-cell>
          <table:table-cell office:value-type="float" office:value="-0.0753177">
            <text:p>-0.0753177</text:p>
          </table:table-cell>
        </table:table-row>
        <table:table-row table:style-name="ro1">
          <table:table-cell/>
          <table:table-cell office:value-type="float" office:value="0.856808">
            <text:p>0.856808</text:p>
          </table:table-cell>
          <table:table-cell office:value-type="float" office:value="-0.452828">
            <text:p>-0.452828</text:p>
          </table:table-cell>
          <table:table-cell office:value-type="float" office:value="0.788092">
            <text:p>0.788092</text:p>
          </table:table-cell>
          <table:table-cell office:value-type="float" office:value="-0.289883">
            <text:p>-0.289883</text:p>
          </table:table-cell>
          <table:table-cell office:value-type="float" office:value="-1.74432">
            <text:p>-1.74432</text:p>
          </table:table-cell>
        </table:table-row>
        <table:table-row table:style-name="ro1">
          <table:table-cell/>
          <table:table-cell office:value-type="float" office:value="-1.28217">
            <text:p>-1.28217</text:p>
          </table:table-cell>
          <table:table-cell office:value-type="float" office:value="-1.74647">
            <text:p>-1.74647</text:p>
          </table:table-cell>
          <table:table-cell office:value-type="float" office:value="-0.871567">
            <text:p>-0.871567</text:p>
          </table:table-cell>
          <table:table-cell office:value-type="float" office:value="-1.17257">
            <text:p>-1.17257</text:p>
          </table:table-cell>
          <table:table-cell office:value-type="float" office:value="0.392676">
            <text:p>0.392676</text:p>
          </table:table-cell>
        </table:table-row>
        <table:table-row table:style-name="ro1">
          <table:table-cell/>
          <table:table-cell office:value-type="float" office:value="-1.37398">
            <text:p>-1.37398</text:p>
          </table:table-cell>
          <table:table-cell office:value-type="float" office:value="-0.674171">
            <text:p>-0.674171</text:p>
          </table:table-cell>
          <table:table-cell office:value-type="float" office:value="-0.726069">
            <text:p>-0.726069</text:p>
          </table:table-cell>
          <table:table-cell office:value-type="float" office:value="-0.140808">
            <text:p>-0.140808</text:p>
          </table:table-cell>
          <table:table-cell office:value-type="float" office:value="0.16727">
            <text:p>0.16727</text:p>
          </table:table-cell>
        </table:table-row>
        <table:table-row table:style-name="ro1">
          <table:table-cell/>
          <table:table-cell office:value-type="float" office:value="-0.450813">
            <text:p>-0.450813</text:p>
          </table:table-cell>
          <table:table-cell office:value-type="float" office:value="-0.335826">
            <text:p>-0.335826</text:p>
          </table:table-cell>
          <table:table-cell office:value-type="float" office:value="0.865999">
            <text:p>0.865999</text:p>
          </table:table-cell>
          <table:table-cell office:value-type="float" office:value="-0.159826">
            <text:p>-0.159826</text:p>
          </table:table-cell>
          <table:table-cell office:value-type="float" office:value="-0.499415">
            <text:p>-0.499415</text:p>
          </table:table-cell>
        </table:table-row>
        <table:table-row table:style-name="ro1">
          <table:table-cell/>
          <table:table-cell office:value-type="float" office:value="-1.31647">
            <text:p>-1.31647</text:p>
          </table:table-cell>
          <table:table-cell office:value-type="float" office:value="-1.05378">
            <text:p>-1.05378</text:p>
          </table:table-cell>
          <table:table-cell office:value-type="float" office:value="-0.625519">
            <text:p>-0.625519</text:p>
          </table:table-cell>
          <table:table-cell office:value-type="float" office:value="-0.765623">
            <text:p>-0.765623</text:p>
          </table:table-cell>
          <table:table-cell office:value-type="float" office:value="-0.504817">
            <text:p>-0.504817</text:p>
          </table:table-cell>
        </table:table-row>
        <table:table-row table:style-name="ro1">
          <table:table-cell/>
          <table:table-cell office:value-type="float" office:value="0.588693">
            <text:p>0.588693</text:p>
          </table:table-cell>
          <table:table-cell office:value-type="float" office:value="-0.79684">
            <text:p>-0.79684</text:p>
          </table:table-cell>
          <table:table-cell office:value-type="float" office:value="-0.927311">
            <text:p>-0.927311</text:p>
          </table:table-cell>
          <table:table-cell office:value-type="float" office:value="3.1297">
            <text:p>3.1297</text:p>
          </table:table-cell>
          <table:table-cell office:value-type="float" office:value="0.780903">
            <text:p>0.780903</text:p>
          </table:table-cell>
        </table:table-row>
        <table:table-row table:style-name="ro1">
          <table:table-cell/>
          <table:table-cell office:value-type="float" office:value="1.83929">
            <text:p>1.83929</text:p>
          </table:table-cell>
          <table:table-cell office:value-type="float" office:value="0.142642">
            <text:p>0.142642</text:p>
          </table:table-cell>
          <table:table-cell office:value-type="float" office:value="0.241582">
            <text:p>0.241582</text:p>
          </table:table-cell>
          <table:table-cell office:value-type="float" office:value="0.280004">
            <text:p>0.280004</text:p>
          </table:table-cell>
          <table:table-cell office:value-type="float" office:value="0.654714">
            <text:p>0.654714</text:p>
          </table:table-cell>
        </table:table-row>
        <table:table-row table:style-name="ro1">
          <table:table-cell/>
          <table:table-cell office:value-type="float" office:value="0.90947">
            <text:p>0.90947</text:p>
          </table:table-cell>
          <table:table-cell office:value-type="float" office:value="1.41179">
            <text:p>1.41179</text:p>
          </table:table-cell>
          <table:table-cell office:value-type="float" office:value="-0.0841941">
            <text:p>-0.0841941</text:p>
          </table:table-cell>
          <table:table-cell office:value-type="float" office:value="1.22811">
            <text:p>1.22811</text:p>
          </table:table-cell>
          <table:table-cell office:value-type="float" office:value="0.141607">
            <text:p>0.141607</text:p>
          </table:table-cell>
        </table:table-row>
        <table:table-row table:style-name="ro1">
          <table:table-cell/>
          <table:table-cell office:value-type="float" office:value="-0.355158">
            <text:p>-0.355158</text:p>
          </table:table-cell>
          <table:table-cell office:value-type="float" office:value="0.0652364">
            <text:p>0.0652364</text:p>
          </table:table-cell>
          <table:table-cell office:value-type="float" office:value="0.6907">
            <text:p>0.6907</text:p>
          </table:table-cell>
          <table:table-cell office:value-type="float" office:value="1.52308">
            <text:p>1.52308</text:p>
          </table:table-cell>
          <table:table-cell office:value-type="float" office:value="0.627318">
            <text:p>0.627318</text:p>
          </table:table-cell>
        </table:table-row>
        <table:table-row table:style-name="ro1">
          <table:table-cell/>
          <table:table-cell office:value-type="float" office:value="-0.248347">
            <text:p>-0.248347</text:p>
          </table:table-cell>
          <table:table-cell office:value-type="float" office:value="-1.41679">
            <text:p>-1.41679</text:p>
          </table:table-cell>
          <table:table-cell office:value-type="float" office:value="1.74664">
            <text:p>1.74664</text:p>
          </table:table-cell>
          <table:table-cell office:value-type="float" office:value="0.860085">
            <text:p>0.860085</text:p>
          </table:table-cell>
          <table:table-cell office:value-type="float" office:value="-0.087317">
            <text:p>-0.087317</text:p>
          </table:table-cell>
        </table:table-row>
        <table:table-row table:style-name="ro1">
          <table:table-cell/>
          <table:table-cell office:value-type="float" office:value="-0.417509">
            <text:p>-0.417509</text:p>
          </table:table-cell>
          <table:table-cell office:value-type="float" office:value="-1.02465">
            <text:p>-1.02465</text:p>
          </table:table-cell>
          <table:table-cell office:value-type="float" office:value="-0.427014">
            <text:p>-0.427014</text:p>
          </table:table-cell>
          <table:table-cell office:value-type="float" office:value="0.727659">
            <text:p>0.727659</text:p>
          </table:table-cell>
          <table:table-cell office:value-type="float" office:value="-0.826453">
            <text:p>-0.826453</text:p>
          </table:table-cell>
        </table:table-row>
        <table:table-row table:style-name="ro1">
          <table:table-cell/>
          <table:table-cell office:value-type="float" office:value="-0.772289">
            <text:p>-0.772289</text:p>
          </table:table-cell>
          <table:table-cell office:value-type="float" office:value="0.265971">
            <text:p>0.265971</text:p>
          </table:table-cell>
          <table:table-cell office:value-type="float" office:value="-1.51477">
            <text:p>-1.51477</text:p>
          </table:table-cell>
          <table:table-cell office:value-type="float" office:value="1.14936">
            <text:p>1.14936</text:p>
          </table:table-cell>
          <table:table-cell office:value-type="float" office:value="0.432657">
            <text:p>0.432657</text:p>
          </table:table-cell>
        </table:table-row>
        <table:table-row table:style-name="ro1">
          <table:table-cell/>
          <table:table-cell office:value-type="float" office:value="0.156282">
            <text:p>0.156282</text:p>
          </table:table-cell>
          <table:table-cell office:value-type="float" office:value="0.190875">
            <text:p>0.190875</text:p>
          </table:table-cell>
          <table:table-cell office:value-type="float" office:value="-0.267289">
            <text:p>-0.267289</text:p>
          </table:table-cell>
          <table:table-cell office:value-type="float" office:value="-0.715546">
            <text:p>-0.715546</text:p>
          </table:table-cell>
          <table:table-cell office:value-type="float" office:value="0.404807">
            <text:p>0.404807</text:p>
          </table:table-cell>
        </table:table-row>
        <table:table-row table:style-name="ro1">
          <table:table-cell/>
          <table:table-cell office:value-type="float" office:value="-0.532819">
            <text:p>-0.532819</text:p>
          </table:table-cell>
          <table:table-cell office:value-type="float" office:value="2.5541">
            <text:p>2.5541</text:p>
          </table:table-cell>
          <table:table-cell office:value-type="float" office:value="0.0846049">
            <text:p>0.0846049</text:p>
          </table:table-cell>
          <table:table-cell office:value-type="float" office:value="1.1681">
            <text:p>1.1681</text:p>
          </table:table-cell>
          <table:table-cell office:value-type="float" office:value="1.31685">
            <text:p>1.31685</text:p>
          </table:table-cell>
        </table:table-row>
        <table:table-row table:style-name="ro1">
          <table:table-cell/>
          <table:table-cell office:value-type="float" office:value="-0.237361">
            <text:p>-0.237361</text:p>
          </table:table-cell>
          <table:table-cell office:value-type="float" office:value="0.571068">
            <text:p>0.571068</text:p>
          </table:table-cell>
          <table:table-cell office:value-type="float" office:value="-0.0848225">
            <text:p>-0.0848225</text:p>
          </table:table-cell>
          <table:table-cell office:value-type="float" office:value="0.366295">
            <text:p>0.366295</text:p>
          </table:table-cell>
          <table:table-cell office:value-type="float" office:value="0.695855">
            <text:p>0.695855</text:p>
          </table:table-cell>
        </table:table-row>
        <table:table-row table:style-name="ro1">
          <table:table-cell/>
          <table:table-cell office:value-type="float" office:value="0.809805">
            <text:p>0.809805</text:p>
          </table:table-cell>
          <table:table-cell office:value-type="float" office:value="0.509665">
            <text:p>0.509665</text:p>
          </table:table-cell>
          <table:table-cell office:value-type="float" office:value="1.40745">
            <text:p>1.40745</text:p>
          </table:table-cell>
          <table:table-cell office:value-type="float" office:value="-0.445381">
            <text:p>-0.445381</text:p>
          </table:table-cell>
          <table:table-cell office:value-type="float" office:value="1.58372">
            <text:p>1.58372</text:p>
          </table:table-cell>
        </table:table-row>
        <table:table-row table:style-name="ro1">
          <table:table-cell/>
          <table:table-cell office:value-type="float" office:value="1.19455">
            <text:p>1.19455</text:p>
          </table:table-cell>
          <table:table-cell office:value-type="float" office:value="0.866942">
            <text:p>0.866942</text:p>
          </table:table-cell>
          <table:table-cell office:value-type="float" office:value="1.7594">
            <text:p>1.7594</text:p>
          </table:table-cell>
          <table:table-cell office:value-type="float" office:value="-0.62721">
            <text:p>-0.62721</text:p>
          </table:table-cell>
          <table:table-cell office:value-type="float" office:value="1.39859">
            <text:p>1.39859</text:p>
          </table:table-cell>
        </table:table-row>
        <table:table-row table:style-name="ro1">
          <table:table-cell/>
          <table:table-cell office:value-type="float" office:value="0.284053">
            <text:p>0.284053</text:p>
          </table:table-cell>
          <table:table-cell office:value-type="float" office:value="-0.792723">
            <text:p>-0.792723</text:p>
          </table:table-cell>
          <table:table-cell office:value-type="float" office:value="2.12231">
            <text:p>2.12231</text:p>
          </table:table-cell>
          <table:table-cell office:value-type="float" office:value="1.03977">
            <text:p>1.03977</text:p>
          </table:table-cell>
          <table:table-cell office:value-type="float" office:value="-0.281989">
            <text:p>-0.281989</text:p>
          </table:table-cell>
        </table:table-row>
        <table:table-row table:style-name="ro1">
          <table:table-cell/>
          <table:table-cell office:value-type="float" office:value="-1.57189">
            <text:p>-1.57189</text:p>
          </table:table-cell>
          <table:table-cell office:value-type="float" office:value="-1.09767">
            <text:p>-1.09767</text:p>
          </table:table-cell>
          <table:table-cell office:value-type="float" office:value="-0.537262">
            <text:p>-0.537262</text:p>
          </table:table-cell>
          <table:table-cell office:value-type="float" office:value="-0.109961">
            <text:p>-0.109961</text:p>
          </table:table-cell>
          <table:table-cell office:value-type="float" office:value="-0.314625">
            <text:p>-0.314625</text:p>
          </table:table-cell>
        </table:table-row>
        <table:table-row table:style-name="ro1">
          <table:table-cell/>
          <table:table-cell office:value-type="float" office:value="-0.0930034">
            <text:p>-0.0930034</text:p>
          </table:table-cell>
          <table:table-cell office:value-type="float" office:value="1.04233">
            <text:p>1.04233</text:p>
          </table:table-cell>
          <table:table-cell office:value-type="float" office:value="0.186428">
            <text:p>0.186428</text:p>
          </table:table-cell>
          <table:table-cell office:value-type="float" office:value="-1.8477">
            <text:p>-1.8477</text:p>
          </table:table-cell>
          <table:table-cell office:value-type="float" office:value="-0.416033">
            <text:p>-0.416033</text:p>
          </table:table-cell>
        </table:table-row>
        <table:table-row table:style-name="ro1">
          <table:table-cell/>
          <table:table-cell office:value-type="float" office:value="-1.60154">
            <text:p>-1.60154</text:p>
          </table:table-cell>
          <table:table-cell office:value-type="float" office:value="-1.04135">
            <text:p>-1.04135</text:p>
          </table:table-cell>
          <table:table-cell office:value-type="float" office:value="-1.92055">
            <text:p>-1.92055</text:p>
          </table:table-cell>
          <table:table-cell office:value-type="float" office:value="1.12987">
            <text:p>1.12987</text:p>
          </table:table-cell>
          <table:table-cell office:value-type="float" office:value="-0.653866">
            <text:p>-0.653866</text:p>
          </table:table-cell>
        </table:table-row>
        <table:table-row table:style-name="ro1">
          <table:table-cell/>
          <table:table-cell office:value-type="float" office:value="-0.419742">
            <text:p>-0.419742</text:p>
          </table:table-cell>
          <table:table-cell office:value-type="float" office:value="-0.0493568">
            <text:p>-0.0493568</text:p>
          </table:table-cell>
          <table:table-cell office:value-type="float" office:value="-0.693827">
            <text:p>-0.693827</text:p>
          </table:table-cell>
          <table:table-cell office:value-type="float" office:value="0.937453">
            <text:p>0.937453</text:p>
          </table:table-cell>
          <table:table-cell office:value-type="float" office:value="0.587202">
            <text:p>0.587202</text:p>
          </table:table-cell>
        </table:table-row>
        <table:table-row table:style-name="ro1">
          <table:table-cell/>
          <table:table-cell office:value-type="float" office:value="1.25085">
            <text:p>1.25085</text:p>
          </table:table-cell>
          <table:table-cell office:value-type="float" office:value="1.02652">
            <text:p>1.02652</text:p>
          </table:table-cell>
          <table:table-cell office:value-type="float" office:value="-1.22116">
            <text:p>-1.22116</text:p>
          </table:table-cell>
          <table:table-cell office:value-type="float" office:value="0.200658">
            <text:p>0.200658</text:p>
          </table:table-cell>
          <table:table-cell office:value-type="float" office:value="-0.554476">
            <text:p>-0.554476</text:p>
          </table:table-cell>
        </table:table-row>
        <table:table-row table:style-name="ro1">
          <table:table-cell/>
          <table:table-cell office:value-type="float" office:value="-0.0961978">
            <text:p>-0.0961978</text:p>
          </table:table-cell>
          <table:table-cell office:value-type="float" office:value="-0.41776">
            <text:p>-0.41776</text:p>
          </table:table-cell>
          <table:table-cell office:value-type="float" office:value="-0.368294">
            <text:p>-0.368294</text:p>
          </table:table-cell>
          <table:table-cell office:value-type="float" office:value="0.55893">
            <text:p>0.55893</text:p>
          </table:table-cell>
          <table:table-cell office:value-type="float" office:value="-1.2477">
            <text:p>-1.2477</text:p>
          </table:table-cell>
        </table:table-row>
        <table:table-row table:style-name="ro1">
          <table:table-cell/>
          <table:table-cell office:value-type="float" office:value="-0.468261">
            <text:p>-0.468261</text:p>
          </table:table-cell>
          <table:table-cell office:value-type="float" office:value="0.313756">
            <text:p>0.313756</text:p>
          </table:table-cell>
          <table:table-cell office:value-type="float" office:value="-0.423608">
            <text:p>-0.423608</text:p>
          </table:table-cell>
          <table:table-cell office:value-type="float" office:value="-0.382374">
            <text:p>-0.382374</text:p>
          </table:table-cell>
          <table:table-cell office:value-type="float" office:value="-1.07998">
            <text:p>-1.07998</text:p>
          </table:table-cell>
        </table:table-row>
        <table:table-row table:style-name="ro1">
          <table:table-cell/>
          <table:table-cell office:value-type="float" office:value="-0.976406">
            <text:p>-0.976406</text:p>
          </table:table-cell>
          <table:table-cell office:value-type="float" office:value="-1.51303">
            <text:p>-1.51303</text:p>
          </table:table-cell>
          <table:table-cell office:value-type="float" office:value="0.752504">
            <text:p>0.752504</text:p>
          </table:table-cell>
          <table:table-cell office:value-type="float" office:value="-0.321151">
            <text:p>-0.321151</text:p>
          </table:table-cell>
          <table:table-cell office:value-type="float" office:value="-1.87505">
            <text:p>-1.87505</text:p>
          </table:table-cell>
        </table:table-row>
        <table:table-row table:style-name="ro1">
          <table:table-cell/>
          <table:table-cell office:value-type="float" office:value="-0.291091">
            <text:p>-0.291091</text:p>
          </table:table-cell>
          <table:table-cell office:value-type="float" office:value="-0.755467">
            <text:p>-0.755467</text:p>
          </table:table-cell>
          <table:table-cell office:value-type="float" office:value="-1.21086">
            <text:p>-1.21086</text:p>
          </table:table-cell>
          <table:table-cell office:value-type="float" office:value="0.13863">
            <text:p>0.13863</text:p>
          </table:table-cell>
          <table:table-cell office:value-type="float" office:value="-0.965798">
            <text:p>-0.965798</text:p>
          </table:table-cell>
        </table:table-row>
        <table:table-row table:style-name="ro1">
          <table:table-cell/>
          <table:table-cell office:value-type="float" office:value="-0.538551">
            <text:p>-0.538551</text:p>
          </table:table-cell>
          <table:table-cell office:value-type="float" office:value="0.016332">
            <text:p>0.016332</text:p>
          </table:table-cell>
          <table:table-cell office:value-type="float" office:value="-1.9638">
            <text:p>-1.9638</text:p>
          </table:table-cell>
          <table:table-cell office:value-type="float" office:value="-0.910435">
            <text:p>-0.910435</text:p>
          </table:table-cell>
          <table:table-cell office:value-type="float" office:value="0.893163">
            <text:p>0.893163</text:p>
          </table:table-cell>
        </table:table-row>
        <table:table-row table:style-name="ro1">
          <table:table-cell/>
          <table:table-cell office:value-type="float" office:value="0.212766">
            <text:p>0.212766</text:p>
          </table:table-cell>
          <table:table-cell office:value-type="float" office:value="-0.832725">
            <text:p>-0.832725</text:p>
          </table:table-cell>
          <table:table-cell office:value-type="float" office:value="1.74983">
            <text:p>1.74983</text:p>
          </table:table-cell>
          <table:table-cell office:value-type="float" office:value="-0.457936">
            <text:p>-0.457936</text:p>
          </table:table-cell>
          <table:table-cell office:value-type="float" office:value="1.50393">
            <text:p>1.50393</text:p>
          </table:table-cell>
        </table:table-row>
        <table:table-row table:style-name="ro1">
          <table:table-cell/>
          <table:table-cell office:value-type="float" office:value="0.00653187">
            <text:p>0.00653187</text:p>
          </table:table-cell>
          <table:table-cell office:value-type="float" office:value="-1.225">
            <text:p>-1.225</text:p>
          </table:table-cell>
          <table:table-cell office:value-type="float" office:value="0.5922">
            <text:p>0.5922</text:p>
          </table:table-cell>
          <table:table-cell office:value-type="float" office:value="-0.0122256">
            <text:p>-0.0122256</text:p>
          </table:table-cell>
          <table:table-cell office:value-type="float" office:value="0.945179">
            <text:p>0.945179</text:p>
          </table:table-cell>
        </table:table-row>
        <table:table-row table:style-name="ro1">
          <table:table-cell/>
          <table:table-cell office:value-type="float" office:value="0.00354946">
            <text:p>0.00354946</text:p>
          </table:table-cell>
          <table:table-cell office:value-type="float" office:value="-0.821183">
            <text:p>-0.821183</text:p>
          </table:table-cell>
          <table:table-cell office:value-type="float" office:value="-0.344038">
            <text:p>-0.344038</text:p>
          </table:table-cell>
          <table:table-cell office:value-type="float" office:value="-0.1452">
            <text:p>-0.1452</text:p>
          </table:table-cell>
          <table:table-cell office:value-type="float" office:value="0.236703">
            <text:p>0.236703</text:p>
          </table:table-cell>
        </table:table-row>
        <table:table-row table:style-name="ro1">
          <table:table-cell/>
          <table:table-cell office:value-type="float" office:value="1.71336">
            <text:p>1.71336</text:p>
          </table:table-cell>
          <table:table-cell office:value-type="float" office:value="0.936885">
            <text:p>0.936885</text:p>
          </table:table-cell>
          <table:table-cell office:value-type="float" office:value="-2.64651">
            <text:p>-2.64651</text:p>
          </table:table-cell>
          <table:table-cell office:value-type="float" office:value="0.418385">
            <text:p>0.418385</text:p>
          </table:table-cell>
          <table:table-cell office:value-type="float" office:value="-0.0539048">
            <text:p>-0.0539048</text:p>
          </table:table-cell>
        </table:table-row>
        <table:table-row table:style-name="ro1">
          <table:table-cell/>
          <table:table-cell office:value-type="float" office:value="-0.435171">
            <text:p>-0.435171</text:p>
          </table:table-cell>
          <table:table-cell office:value-type="float" office:value="0.43263">
            <text:p>0.43263</text:p>
          </table:table-cell>
          <table:table-cell office:value-type="float" office:value="-1.50387">
            <text:p>-1.50387</text:p>
          </table:table-cell>
          <table:table-cell office:value-type="float" office:value="-0.920585">
            <text:p>-0.920585</text:p>
          </table:table-cell>
          <table:table-cell office:value-type="float" office:value="1.66554">
            <text:p>1.66554</text:p>
          </table:table-cell>
        </table:table-row>
        <table:table-row table:style-name="ro1">
          <table:table-cell/>
          <table:table-cell office:value-type="float" office:value="0.666807">
            <text:p>0.666807</text:p>
          </table:table-cell>
          <table:table-cell office:value-type="float" office:value="-0.172616">
            <text:p>-0.172616</text:p>
          </table:table-cell>
          <table:table-cell office:value-type="float" office:value="0.0114518">
            <text:p>0.0114518</text:p>
          </table:table-cell>
          <table:table-cell office:value-type="float" office:value="0.382484">
            <text:p>0.382484</text:p>
          </table:table-cell>
          <table:table-cell office:value-type="float" office:value="0.941961">
            <text:p>0.941961</text:p>
          </table:table-cell>
        </table:table-row>
        <table:table-row table:style-name="ro1">
          <table:table-cell/>
          <table:table-cell office:value-type="float" office:value="-0.0724267">
            <text:p>-0.0724267</text:p>
          </table:table-cell>
          <table:table-cell office:value-type="float" office:value="-0.0519743">
            <text:p>-0.0519743</text:p>
          </table:table-cell>
          <table:table-cell office:value-type="float" office:value="-0.804268">
            <text:p>-0.804268</text:p>
          </table:table-cell>
          <table:table-cell office:value-type="float" office:value="-0.55456">
            <text:p>-0.55456</text:p>
          </table:table-cell>
          <table:table-cell office:value-type="float" office:value="1.16708">
            <text:p>1.16708</text:p>
          </table:table-cell>
        </table:table-row>
        <table:table-row table:style-name="ro1">
          <table:table-cell/>
          <table:table-cell office:value-type="float" office:value="0.395863">
            <text:p>0.395863</text:p>
          </table:table-cell>
          <table:table-cell office:value-type="float" office:value="-1.50417">
            <text:p>-1.50417</text:p>
          </table:table-cell>
          <table:table-cell office:value-type="float" office:value="-0.675975">
            <text:p>-0.675975</text:p>
          </table:table-cell>
          <table:table-cell office:value-type="float" office:value="1.31091">
            <text:p>1.31091</text:p>
          </table:table-cell>
          <table:table-cell office:value-type="float" office:value="-0.097445">
            <text:p>-0.097445</text:p>
          </table:table-cell>
        </table:table-row>
        <table:table-row table:style-name="ro1">
          <table:table-cell/>
          <table:table-cell office:value-type="float" office:value="-0.144863">
            <text:p>-0.144863</text:p>
          </table:table-cell>
          <table:table-cell office:value-type="float" office:value="-0.643456">
            <text:p>-0.643456</text:p>
          </table:table-cell>
          <table:table-cell office:value-type="float" office:value="0.205612">
            <text:p>0.205612</text:p>
          </table:table-cell>
          <table:table-cell office:value-type="float" office:value="0.451227">
            <text:p>0.451227</text:p>
          </table:table-cell>
          <table:table-cell office:value-type="float" office:value="-0.25003">
            <text:p>-0.25003</text:p>
          </table:table-cell>
        </table:table-row>
        <table:table-row table:style-name="ro1">
          <table:table-cell/>
          <table:table-cell office:value-type="float" office:value="0.137306">
            <text:p>0.137306</text:p>
          </table:table-cell>
          <table:table-cell office:value-type="float" office:value="1.51718">
            <text:p>1.51718</text:p>
          </table:table-cell>
          <table:table-cell office:value-type="float" office:value="0.46992">
            <text:p>0.46992</text:p>
          </table:table-cell>
          <table:table-cell office:value-type="float" office:value="1.07807">
            <text:p>1.07807</text:p>
          </table:table-cell>
          <table:table-cell office:value-type="float" office:value="1.73744">
            <text:p>1.73744</text:p>
          </table:table-cell>
        </table:table-row>
        <table:table-row table:style-name="ro1">
          <table:table-cell/>
          <table:table-cell office:value-type="float" office:value="0.267203">
            <text:p>0.267203</text:p>
          </table:table-cell>
          <table:table-cell office:value-type="float" office:value="-0.193606">
            <text:p>-0.193606</text:p>
          </table:table-cell>
          <table:table-cell office:value-type="float" office:value="-1.20017">
            <text:p>-1.20017</text:p>
          </table:table-cell>
          <table:table-cell office:value-type="float" office:value="-0.772672">
            <text:p>-0.772672</text:p>
          </table:table-cell>
          <table:table-cell office:value-type="float" office:value="-0.886307">
            <text:p>-0.886307</text:p>
          </table:table-cell>
        </table:table-row>
        <table:table-row table:style-name="ro1">
          <table:table-cell/>
          <table:table-cell office:value-type="float" office:value="1.11976">
            <text:p>1.11976</text:p>
          </table:table-cell>
          <table:table-cell office:value-type="float" office:value="1.33005">
            <text:p>1.33005</text:p>
          </table:table-cell>
          <table:table-cell office:value-type="float" office:value="1.38752">
            <text:p>1.38752</text:p>
          </table:table-cell>
          <table:table-cell office:value-type="float" office:value="-1.06135">
            <text:p>-1.06135</text:p>
          </table:table-cell>
          <table:table-cell office:value-type="float" office:value="1.50278">
            <text:p>1.50278</text:p>
          </table:table-cell>
        </table:table-row>
        <table:table-row table:style-name="ro1">
          <table:table-cell/>
          <table:table-cell office:value-type="float" office:value="0.28809">
            <text:p>0.28809</text:p>
          </table:table-cell>
          <table:table-cell office:value-type="float" office:value="2.64054">
            <text:p>2.64054</text:p>
          </table:table-cell>
          <table:table-cell office:value-type="float" office:value="-0.20213">
            <text:p>-0.20213</text:p>
          </table:table-cell>
          <table:table-cell office:value-type="float" office:value="0.874707">
            <text:p>0.874707</text:p>
          </table:table-cell>
          <table:table-cell office:value-type="float" office:value="-0.8815">
            <text:p>-0.8815</text:p>
          </table:table-cell>
        </table:table-row>
        <table:table-row table:style-name="ro1">
          <table:table-cell/>
          <table:table-cell office:value-type="float" office:value="-0.958123">
            <text:p>-0.958123</text:p>
          </table:table-cell>
          <table:table-cell office:value-type="float" office:value="0.39933">
            <text:p>0.39933</text:p>
          </table:table-cell>
          <table:table-cell office:value-type="float" office:value="-0.428863">
            <text:p>-0.428863</text:p>
          </table:table-cell>
          <table:table-cell office:value-type="float" office:value="2.20655">
            <text:p>2.20655</text:p>
          </table:table-cell>
          <table:table-cell office:value-type="float" office:value="-0.135628">
            <text:p>-0.135628</text:p>
          </table:table-cell>
        </table:table-row>
        <table:table-row table:style-name="ro1">
          <table:table-cell/>
          <table:table-cell office:value-type="float" office:value="1.90514">
            <text:p>1.90514</text:p>
          </table:table-cell>
          <table:table-cell office:value-type="float" office:value="-0.294693">
            <text:p>-0.294693</text:p>
          </table:table-cell>
          <table:table-cell office:value-type="float" office:value="0.271473">
            <text:p>0.271473</text:p>
          </table:table-cell>
          <table:table-cell office:value-type="float" office:value="-0.941485">
            <text:p>-0.941485</text:p>
          </table:table-cell>
          <table:table-cell office:value-type="float" office:value="0.737363">
            <text:p>0.737363</text:p>
          </table:table-cell>
        </table:table-row>
        <table:table-row table:style-name="ro1">
          <table:table-cell/>
          <table:table-cell office:value-type="float" office:value="0.339615">
            <text:p>0.339615</text:p>
          </table:table-cell>
          <table:table-cell office:value-type="float" office:value="-0.263755">
            <text:p>-0.263755</text:p>
          </table:table-cell>
          <table:table-cell office:value-type="float" office:value="1.30577">
            <text:p>1.30577</text:p>
          </table:table-cell>
          <table:table-cell office:value-type="float" office:value="-0.0108334">
            <text:p>-0.0108334</text:p>
          </table:table-cell>
          <table:table-cell office:value-type="float" office:value="0.581087">
            <text:p>0.581087</text:p>
          </table:table-cell>
        </table:table-row>
        <table:table-row table:style-name="ro1">
          <table:table-cell/>
          <table:table-cell office:value-type="float" office:value="-0.465271">
            <text:p>-0.465271</text:p>
          </table:table-cell>
          <table:table-cell office:value-type="float" office:value="2.72397">
            <text:p>2.72397</text:p>
          </table:table-cell>
          <table:table-cell office:value-type="float" office:value="-0.638806">
            <text:p>-0.638806</text:p>
          </table:table-cell>
          <table:table-cell office:value-type="float" office:value="0.35855">
            <text:p>0.35855</text:p>
          </table:table-cell>
          <table:table-cell office:value-type="float" office:value="0.512312">
            <text:p>0.512312</text:p>
          </table:table-cell>
        </table:table-row>
        <table:table-row table:style-name="ro1">
          <table:table-cell/>
          <table:table-cell office:value-type="float" office:value="-0.193535">
            <text:p>-0.193535</text:p>
          </table:table-cell>
          <table:table-cell office:value-type="float" office:value="-1.62573">
            <text:p>-1.62573</text:p>
          </table:table-cell>
          <table:table-cell office:value-type="float" office:value="1.05986">
            <text:p>1.05986</text:p>
          </table:table-cell>
          <table:table-cell office:value-type="float" office:value="-0.763302">
            <text:p>-0.763302</text:p>
          </table:table-cell>
          <table:table-cell office:value-type="float" office:value="-1.44121">
            <text:p>-1.44121</text:p>
          </table:table-cell>
        </table:table-row>
        <table:table-row table:style-name="ro1">
          <table:table-cell/>
          <table:table-cell office:value-type="float" office:value="-1.61128">
            <text:p>-1.61128</text:p>
          </table:table-cell>
          <table:table-cell office:value-type="float" office:value="1.068">
            <text:p>1.068</text:p>
          </table:table-cell>
          <table:table-cell office:value-type="float" office:value="2.04671">
            <text:p>2.04671</text:p>
          </table:table-cell>
          <table:table-cell office:value-type="float" office:value="-1.83477">
            <text:p>-1.83477</text:p>
          </table:table-cell>
          <table:table-cell office:value-type="float" office:value="-1.97566">
            <text:p>-1.97566</text:p>
          </table:table-cell>
        </table:table-row>
        <table:table-row table:style-name="ro1">
          <table:table-cell/>
          <table:table-cell office:value-type="float" office:value="1.79014">
            <text:p>1.79014</text:p>
          </table:table-cell>
          <table:table-cell office:value-type="float" office:value="-2.60311">
            <text:p>-2.60311</text:p>
          </table:table-cell>
          <table:table-cell office:value-type="float" office:value="-0.402827">
            <text:p>-0.402827</text:p>
          </table:table-cell>
          <table:table-cell office:value-type="float" office:value="-0.289229">
            <text:p>-0.289229</text:p>
          </table:table-cell>
          <table:table-cell office:value-type="float" office:value="-0.113998">
            <text:p>-0.113998</text:p>
          </table:table-cell>
        </table:table-row>
        <table:table-row table:style-name="ro1">
          <table:table-cell/>
          <table:table-cell office:value-type="float" office:value="-1.30716">
            <text:p>-1.30716</text:p>
          </table:table-cell>
          <table:table-cell office:value-type="float" office:value="0.377866">
            <text:p>0.377866</text:p>
          </table:table-cell>
          <table:table-cell office:value-type="float" office:value="0.575823">
            <text:p>0.575823</text:p>
          </table:table-cell>
          <table:table-cell office:value-type="float" office:value="-0.601553">
            <text:p>-0.601553</text:p>
          </table:table-cell>
          <table:table-cell office:value-type="float" office:value="-0.527371">
            <text:p>-0.527371</text:p>
          </table:table-cell>
        </table:table-row>
        <table:table-row table:style-name="ro1">
          <table:table-cell/>
          <table:table-cell office:value-type="float" office:value="0.966355">
            <text:p>0.966355</text:p>
          </table:table-cell>
          <table:table-cell office:value-type="float" office:value="0.438783">
            <text:p>0.438783</text:p>
          </table:table-cell>
          <table:table-cell office:value-type="float" office:value="0.973045">
            <text:p>0.973045</text:p>
          </table:table-cell>
          <table:table-cell office:value-type="float" office:value="0.748733">
            <text:p>0.748733</text:p>
          </table:table-cell>
          <table:table-cell office:value-type="float" office:value="-1.75346">
            <text:p>-1.75346</text:p>
          </table:table-cell>
        </table:table-row>
        <table:table-row table:style-name="ro1">
          <table:table-cell/>
          <table:table-cell office:value-type="float" office:value="-1.02405">
            <text:p>-1.02405</text:p>
          </table:table-cell>
          <table:table-cell office:value-type="float" office:value="-0.862936">
            <text:p>-0.862936</text:p>
          </table:table-cell>
          <table:table-cell office:value-type="float" office:value="1.35518">
            <text:p>1.35518</text:p>
          </table:table-cell>
          <table:table-cell office:value-type="float" office:value="1.56519">
            <text:p>1.56519</text:p>
          </table:table-cell>
          <table:table-cell office:value-type="float" office:value="0.661156">
            <text:p>0.661156</text:p>
          </table:table-cell>
        </table:table-row>
        <table:table-row table:style-name="ro1">
          <table:table-cell/>
          <table:table-cell office:value-type="float" office:value="-1.30914">
            <text:p>-1.30914</text:p>
          </table:table-cell>
          <table:table-cell office:value-type="float" office:value="0.910685">
            <text:p>0.910685</text:p>
          </table:table-cell>
          <table:table-cell office:value-type="float" office:value="0.736487">
            <text:p>0.736487</text:p>
          </table:table-cell>
          <table:table-cell office:value-type="float" office:value="-1.2792">
            <text:p>-1.2792</text:p>
          </table:table-cell>
          <table:table-cell office:value-type="float" office:value="1.45394">
            <text:p>1.45394</text:p>
          </table:table-cell>
        </table:table-row>
        <table:table-row table:style-name="ro1">
          <table:table-cell/>
          <table:table-cell office:value-type="float" office:value="-0.448434">
            <text:p>-0.448434</text:p>
          </table:table-cell>
          <table:table-cell office:value-type="float" office:value="-1.35182">
            <text:p>-1.35182</text:p>
          </table:table-cell>
          <table:table-cell office:value-type="float" office:value="0.350469">
            <text:p>0.350469</text:p>
          </table:table-cell>
          <table:table-cell office:value-type="float" office:value="1.20412">
            <text:p>1.20412</text:p>
          </table:table-cell>
          <table:table-cell office:value-type="float" office:value="-0.465667">
            <text:p>-0.465667</text:p>
          </table:table-cell>
        </table:table-row>
        <table:table-row table:style-name="ro1">
          <table:table-cell/>
          <table:table-cell office:value-type="float" office:value="0.279628">
            <text:p>0.279628</text:p>
          </table:table-cell>
          <table:table-cell office:value-type="float" office:value="1.24707">
            <text:p>1.24707</text:p>
          </table:table-cell>
          <table:table-cell office:value-type="float" office:value="1.42073">
            <text:p>1.42073</text:p>
          </table:table-cell>
          <table:table-cell office:value-type="float" office:value="1.44414">
            <text:p>1.44414</text:p>
          </table:table-cell>
          <table:table-cell office:value-type="float" office:value="0.571705">
            <text:p>0.571705</text:p>
          </table:table-cell>
        </table:table-row>
        <table:table-row table:style-name="ro1">
          <table:table-cell/>
          <table:table-cell office:value-type="float" office:value="0.205417">
            <text:p>0.205417</text:p>
          </table:table-cell>
          <table:table-cell office:value-type="float" office:value="1.8798">
            <text:p>1.8798</text:p>
          </table:table-cell>
          <table:table-cell office:value-type="float" office:value="0.11349">
            <text:p>0.11349</text:p>
          </table:table-cell>
          <table:table-cell office:value-type="float" office:value="0.106054">
            <text:p>0.106054</text:p>
          </table:table-cell>
          <table:table-cell office:value-type="float" office:value="-0.0997888">
            <text:p>-0.0997888</text:p>
          </table:table-cell>
        </table:table-row>
        <table:table-row table:style-name="ro1">
          <table:table-cell/>
          <table:table-cell office:value-type="float" office:value="-0.164715">
            <text:p>-0.164715</text:p>
          </table:table-cell>
          <table:table-cell office:value-type="float" office:value="1.21772">
            <text:p>1.21772</text:p>
          </table:table-cell>
          <table:table-cell office:value-type="float" office:value="0.871427">
            <text:p>0.871427</text:p>
          </table:table-cell>
          <table:table-cell office:value-type="float" office:value="0.728439">
            <text:p>0.728439</text:p>
          </table:table-cell>
          <table:table-cell office:value-type="float" office:value="0.548677">
            <text:p>0.548677</text:p>
          </table:table-cell>
        </table:table-row>
        <table:table-row table:style-name="ro1">
          <table:table-cell/>
          <table:table-cell office:value-type="float" office:value="0.151925">
            <text:p>0.151925</text:p>
          </table:table-cell>
          <table:table-cell office:value-type="float" office:value="2.45741">
            <text:p>2.45741</text:p>
          </table:table-cell>
          <table:table-cell office:value-type="float" office:value="2.40398">
            <text:p>2.40398</text:p>
          </table:table-cell>
          <table:table-cell office:value-type="float" office:value="-1.77867">
            <text:p>-1.77867</text:p>
          </table:table-cell>
          <table:table-cell office:value-type="float" office:value="0.701622">
            <text:p>0.701622</text:p>
          </table:table-cell>
        </table:table-row>
        <table:table-row table:style-name="ro1">
          <table:table-cell/>
          <table:table-cell office:value-type="float" office:value="-3.00926">
            <text:p>-3.00926</text:p>
          </table:table-cell>
          <table:table-cell office:value-type="float" office:value="-0.813193">
            <text:p>-0.813193</text:p>
          </table:table-cell>
          <table:table-cell office:value-type="float" office:value="0.687128">
            <text:p>0.687128</text:p>
          </table:table-cell>
          <table:table-cell office:value-type="float" office:value="-0.0069987">
            <text:p>-0.0069987</text:p>
          </table:table-cell>
          <table:table-cell office:value-type="float" office:value="3.05204">
            <text:p>3.05204</text:p>
          </table:table-cell>
        </table:table-row>
        <table:table-row table:style-name="ro1">
          <table:table-cell/>
          <table:table-cell office:value-type="float" office:value="-3.25748">
            <text:p>-3.25748</text:p>
          </table:table-cell>
          <table:table-cell office:value-type="float" office:value="0.00909442">
            <text:p>0.00909442</text:p>
          </table:table-cell>
          <table:table-cell office:value-type="float" office:value="-1.8307">
            <text:p>-1.8307</text:p>
          </table:table-cell>
          <table:table-cell office:value-type="float" office:value="-0.196164">
            <text:p>-0.196164</text:p>
          </table:table-cell>
          <table:table-cell office:value-type="float" office:value="1.60641">
            <text:p>1.60641</text:p>
          </table:table-cell>
        </table:table-row>
        <table:table-row table:style-name="ro1">
          <table:table-cell/>
          <table:table-cell office:value-type="float" office:value="0.0999607">
            <text:p>0.0999607</text:p>
          </table:table-cell>
          <table:table-cell office:value-type="float" office:value="1.24695">
            <text:p>1.24695</text:p>
          </table:table-cell>
          <table:table-cell office:value-type="float" office:value="-1.35582">
            <text:p>-1.35582</text:p>
          </table:table-cell>
          <table:table-cell office:value-type="float" office:value="-0.283906">
            <text:p>-0.283906</text:p>
          </table:table-cell>
          <table:table-cell office:value-type="float" office:value="-0.517253">
            <text:p>-0.517253</text:p>
          </table:table-cell>
        </table:table-row>
        <table:table-row table:style-name="ro1">
          <table:table-cell/>
          <table:table-cell office:value-type="float" office:value="-1.29454">
            <text:p>-1.29454</text:p>
          </table:table-cell>
          <table:table-cell office:value-type="float" office:value="1.10053">
            <text:p>1.10053</text:p>
          </table:table-cell>
          <table:table-cell office:value-type="float" office:value="0.185157">
            <text:p>0.185157</text:p>
          </table:table-cell>
          <table:table-cell office:value-type="float" office:value="-1.65171">
            <text:p>-1.65171</text:p>
          </table:table-cell>
          <table:table-cell office:value-type="float" office:value="0.218338">
            <text:p>0.218338</text:p>
          </table:table-cell>
        </table:table-row>
        <table:table-row table:style-name="ro1">
          <table:table-cell/>
          <table:table-cell office:value-type="float" office:value="1.60377">
            <text:p>1.60377</text:p>
          </table:table-cell>
          <table:table-cell office:value-type="float" office:value="-0.295992">
            <text:p>-0.295992</text:p>
          </table:table-cell>
          <table:table-cell office:value-type="float" office:value="0.713168">
            <text:p>0.713168</text:p>
          </table:table-cell>
          <table:table-cell office:value-type="float" office:value="-0.745981">
            <text:p>-0.745981</text:p>
          </table:table-cell>
          <table:table-cell office:value-type="float" office:value="1.50305">
            <text:p>1.50305</text:p>
          </table:table-cell>
        </table:table-row>
        <table:table-row table:style-name="ro1">
          <table:table-cell/>
          <table:table-cell office:value-type="float" office:value="1.37395">
            <text:p>1.37395</text:p>
          </table:table-cell>
          <table:table-cell office:value-type="float" office:value="1.65505">
            <text:p>1.65505</text:p>
          </table:table-cell>
          <table:table-cell office:value-type="float" office:value="-1.03738">
            <text:p>-1.03738</text:p>
          </table:table-cell>
          <table:table-cell office:value-type="float" office:value="-0.518788">
            <text:p>-0.518788</text:p>
          </table:table-cell>
          <table:table-cell office:value-type="float" office:value="0.71629">
            <text:p>0.71629</text:p>
          </table:table-cell>
        </table:table-row>
        <table:table-row table:style-name="ro1">
          <table:table-cell/>
          <table:table-cell office:value-type="float" office:value="-0.415967">
            <text:p>-0.415967</text:p>
          </table:table-cell>
          <table:table-cell office:value-type="float" office:value="-0.377734">
            <text:p>-0.377734</text:p>
          </table:table-cell>
          <table:table-cell office:value-type="float" office:value="1.10868">
            <text:p>1.10868</text:p>
          </table:table-cell>
          <table:table-cell office:value-type="float" office:value="1.72827">
            <text:p>1.72827</text:p>
          </table:table-cell>
          <table:table-cell office:value-type="float" office:value="0.529617">
            <text:p>0.529617</text:p>
          </table:table-cell>
        </table:table-row>
        <table:table-row table:style-name="ro1">
          <table:table-cell/>
          <table:table-cell office:value-type="float" office:value="1.28915">
            <text:p>1.28915</text:p>
          </table:table-cell>
          <table:table-cell office:value-type="float" office:value="0.0471587">
            <text:p>0.0471587</text:p>
          </table:table-cell>
          <table:table-cell office:value-type="float" office:value="0.214664">
            <text:p>0.214664</text:p>
          </table:table-cell>
          <table:table-cell office:value-type="float" office:value="-0.36651">
            <text:p>-0.36651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/>
          <table:table-cell office:value-type="float" office:value="0.100266">
            <text:p>0.100266</text:p>
          </table:table-cell>
          <table:table-cell office:value-type="float" office:value="-0.675936">
            <text:p>-0.675936</text:p>
          </table:table-cell>
          <table:table-cell office:value-type="float" office:value="0.833561">
            <text:p>0.833561</text:p>
          </table:table-cell>
          <table:table-cell office:value-type="float" office:value="-1.74874">
            <text:p>-1.74874</text:p>
          </table:table-cell>
          <table:table-cell office:value-type="float" office:value="-0.231501">
            <text:p>-0.231501</text:p>
          </table:table-cell>
        </table:table-row>
        <table:table-row table:style-name="ro1">
          <table:table-cell/>
          <table:table-cell office:value-type="float" office:value="0.849487">
            <text:p>0.849487</text:p>
          </table:table-cell>
          <table:table-cell office:value-type="float" office:value="0.287737">
            <text:p>0.287737</text:p>
          </table:table-cell>
          <table:table-cell office:value-type="float" office:value="-1.36078">
            <text:p>-1.36078</text:p>
          </table:table-cell>
          <table:table-cell office:value-type="float" office:value="-0.660849">
            <text:p>-0.660849</text:p>
          </table:table-cell>
          <table:table-cell office:value-type="float" office:value="1.23181">
            <text:p>1.23181</text:p>
          </table:table-cell>
        </table:table-row>
        <table:table-row table:style-name="ro1">
          <table:table-cell/>
          <table:table-cell office:value-type="float" office:value="-0.631597">
            <text:p>-0.631597</text:p>
          </table:table-cell>
          <table:table-cell office:value-type="float" office:value="0.687769">
            <text:p>0.687769</text:p>
          </table:table-cell>
          <table:table-cell office:value-type="float" office:value="0.247773">
            <text:p>0.247773</text:p>
          </table:table-cell>
          <table:table-cell office:value-type="float" office:value="-0.417273">
            <text:p>-0.417273</text:p>
          </table:table-cell>
          <table:table-cell office:value-type="float" office:value="-0.152217">
            <text:p>-0.152217</text:p>
          </table:table-cell>
        </table:table-row>
        <table:table-row table:style-name="ro1">
          <table:table-cell/>
          <table:table-cell office:value-type="float" office:value="0.263804">
            <text:p>0.263804</text:p>
          </table:table-cell>
          <table:table-cell office:value-type="float" office:value="0.567773">
            <text:p>0.567773</text:p>
          </table:table-cell>
          <table:table-cell office:value-type="float" office:value="-0.346598">
            <text:p>-0.346598</text:p>
          </table:table-cell>
          <table:table-cell office:value-type="float" office:value="-1.43017">
            <text:p>-1.43017</text:p>
          </table:table-cell>
          <table:table-cell office:value-type="float" office:value="1.03457">
            <text:p>1.03457</text:p>
          </table:table-cell>
        </table:table-row>
        <table:table-row table:style-name="ro1">
          <table:table-cell/>
          <table:table-cell office:value-type="float" office:value="1.64655">
            <text:p>1.64655</text:p>
          </table:table-cell>
          <table:table-cell office:value-type="float" office:value="0.703172">
            <text:p>0.703172</text:p>
          </table:table-cell>
          <table:table-cell office:value-type="float" office:value="0.970367">
            <text:p>0.970367</text:p>
          </table:table-cell>
          <table:table-cell office:value-type="float" office:value="-0.0808097">
            <text:p>-0.0808097</text:p>
          </table:table-cell>
          <table:table-cell office:value-type="float" office:value="-1.88267">
            <text:p>-1.88267</text:p>
          </table:table-cell>
        </table:table-row>
        <table:table-row table:style-name="ro1">
          <table:table-cell/>
          <table:table-cell office:value-type="float" office:value="-1.50844">
            <text:p>-1.50844</text:p>
          </table:table-cell>
          <table:table-cell office:value-type="float" office:value="-0.624959">
            <text:p>-0.624959</text:p>
          </table:table-cell>
          <table:table-cell office:value-type="float" office:value="0.00629138">
            <text:p>0.00629138</text:p>
          </table:table-cell>
          <table:table-cell office:value-type="float" office:value="-0.775366">
            <text:p>-0.775366</text:p>
          </table:table-cell>
          <table:table-cell office:value-type="float" office:value="-1.02271">
            <text:p>-1.02271</text:p>
          </table:table-cell>
        </table:table-row>
        <table:table-row table:style-name="ro1">
          <table:table-cell/>
          <table:table-cell office:value-type="float" office:value="-0.265592">
            <text:p>-0.265592</text:p>
          </table:table-cell>
          <table:table-cell office:value-type="float" office:value="0.749034">
            <text:p>0.749034</text:p>
          </table:table-cell>
          <table:table-cell office:value-type="float" office:value="0.223722">
            <text:p>0.223722</text:p>
          </table:table-cell>
          <table:table-cell office:value-type="float" office:value="-0.642711">
            <text:p>-0.642711</text:p>
          </table:table-cell>
          <table:table-cell office:value-type="float" office:value="0.363647">
            <text:p>0.363647</text:p>
          </table:table-cell>
        </table:table-row>
        <table:table-row table:style-name="ro1">
          <table:table-cell/>
          <table:table-cell office:value-type="float" office:value="-0.0848653">
            <text:p>-0.0848653</text:p>
          </table:table-cell>
          <table:table-cell office:value-type="float" office:value="0.0640058">
            <text:p>0.0640058</text:p>
          </table:table-cell>
          <table:table-cell office:value-type="float" office:value="1.17629">
            <text:p>1.17629</text:p>
          </table:table-cell>
          <table:table-cell office:value-type="float" office:value="0.336988">
            <text:p>0.336988</text:p>
          </table:table-cell>
          <table:table-cell office:value-type="float" office:value="-0.759479">
            <text:p>-0.759479</text:p>
          </table:table-cell>
        </table:table-row>
        <table:table-row table:style-name="ro1">
          <table:table-cell/>
          <table:table-cell office:value-type="float" office:value="-0.356011">
            <text:p>-0.356011</text:p>
          </table:table-cell>
          <table:table-cell office:value-type="float" office:value="-0.745467">
            <text:p>-0.745467</text:p>
          </table:table-cell>
          <table:table-cell office:value-type="float" office:value="0.404946">
            <text:p>0.404946</text:p>
          </table:table-cell>
          <table:table-cell office:value-type="float" office:value="-0.713876">
            <text:p>-0.713876</text:p>
          </table:table-cell>
          <table:table-cell office:value-type="float" office:value="1.73212">
            <text:p>1.73212</text:p>
          </table:table-cell>
        </table:table-row>
        <table:table-row table:style-name="ro1">
          <table:table-cell/>
          <table:table-cell office:value-type="float" office:value="-1.39937">
            <text:p>-1.39937</text:p>
          </table:table-cell>
          <table:table-cell office:value-type="float" office:value="-1.27245">
            <text:p>-1.27245</text:p>
          </table:table-cell>
          <table:table-cell office:value-type="float" office:value="-0.207871">
            <text:p>-0.207871</text:p>
          </table:table-cell>
          <table:table-cell office:value-type="float" office:value="0.132762">
            <text:p>0.132762</text:p>
          </table:table-cell>
          <table:table-cell office:value-type="float" office:value="-0.0763526">
            <text:p>-0.0763526</text:p>
          </table:table-cell>
        </table:table-row>
        <table:table-row table:style-name="ro1">
          <table:table-cell/>
          <table:table-cell office:value-type="float" office:value="3.04851">
            <text:p>3.04851</text:p>
          </table:table-cell>
          <table:table-cell office:value-type="float" office:value="0.624829">
            <text:p>0.624829</text:p>
          </table:table-cell>
          <table:table-cell office:value-type="float" office:value="0.143403">
            <text:p>0.143403</text:p>
          </table:table-cell>
          <table:table-cell office:value-type="float" office:value="-0.401206">
            <text:p>-0.401206</text:p>
          </table:table-cell>
          <table:table-cell office:value-type="float" office:value="1.86356">
            <text:p>1.86356</text:p>
          </table:table-cell>
        </table:table-row>
        <table:table-row table:style-name="ro1">
          <table:table-cell/>
          <table:table-cell office:value-type="float" office:value="1.1483">
            <text:p>1.1483</text:p>
          </table:table-cell>
          <table:table-cell office:value-type="float" office:value="-0.940848">
            <text:p>-0.940848</text:p>
          </table:table-cell>
          <table:table-cell office:value-type="float" office:value="0.0845311">
            <text:p>0.0845311</text:p>
          </table:table-cell>
          <table:table-cell office:value-type="float" office:value="0.224516">
            <text:p>0.224516</text:p>
          </table:table-cell>
          <table:table-cell office:value-type="float" office:value="-1.05952">
            <text:p>-1.05952</text:p>
          </table:table-cell>
        </table:table-row>
        <table:table-row table:style-name="ro1">
          <table:table-cell/>
          <table:table-cell office:value-type="float" office:value="1.54031">
            <text:p>1.54031</text:p>
          </table:table-cell>
          <table:table-cell office:value-type="float" office:value="-0.679109">
            <text:p>-0.679109</text:p>
          </table:table-cell>
          <table:table-cell office:value-type="float" office:value="0.146038">
            <text:p>0.146038</text:p>
          </table:table-cell>
          <table:table-cell office:value-type="float" office:value="0.819347">
            <text:p>0.819347</text:p>
          </table:table-cell>
          <table:table-cell office:value-type="float" office:value="-1.64341">
            <text:p>-1.64341</text:p>
          </table:table-cell>
        </table:table-row>
        <table:table-row table:style-name="ro1">
          <table:table-cell/>
          <table:table-cell office:value-type="float" office:value="2.31688">
            <text:p>2.31688</text:p>
          </table:table-cell>
          <table:table-cell office:value-type="float" office:value="0.599438">
            <text:p>0.599438</text:p>
          </table:table-cell>
          <table:table-cell office:value-type="float" office:value="-0.573078">
            <text:p>-0.573078</text:p>
          </table:table-cell>
          <table:table-cell office:value-type="float" office:value="-0.124396">
            <text:p>-0.124396</text:p>
          </table:table-cell>
          <table:table-cell office:value-type="float" office:value="1.18314">
            <text:p>1.18314</text:p>
          </table:table-cell>
        </table:table-row>
        <table:table-row table:style-name="ro1">
          <table:table-cell/>
          <table:table-cell office:value-type="float" office:value="1.01707">
            <text:p>1.01707</text:p>
          </table:table-cell>
          <table:table-cell office:value-type="float" office:value="0.74084">
            <text:p>0.74084</text:p>
          </table:table-cell>
          <table:table-cell office:value-type="float" office:value="-0.989853">
            <text:p>-0.989853</text:p>
          </table:table-cell>
          <table:table-cell office:value-type="float" office:value="0.777737">
            <text:p>0.777737</text:p>
          </table:table-cell>
          <table:table-cell office:value-type="float" office:value="0.218028">
            <text:p>0.218028</text:p>
          </table:table-cell>
        </table:table-row>
        <table:table-row table:style-name="ro1">
          <table:table-cell/>
          <table:table-cell office:value-type="float" office:value="0.214335">
            <text:p>0.214335</text:p>
          </table:table-cell>
          <table:table-cell office:value-type="float" office:value="-2.09675">
            <text:p>-2.09675</text:p>
          </table:table-cell>
          <table:table-cell office:value-type="float" office:value="1.97356">
            <text:p>1.97356</text:p>
          </table:table-cell>
          <table:table-cell office:value-type="float" office:value="1.21574">
            <text:p>1.21574</text:p>
          </table:table-cell>
          <table:table-cell office:value-type="float" office:value="0.777431">
            <text:p>0.777431</text:p>
          </table:table-cell>
        </table:table-row>
        <table:table-row table:style-name="ro1">
          <table:table-cell/>
          <table:table-cell office:value-type="float" office:value="-1.54217">
            <text:p>-1.54217</text:p>
          </table:table-cell>
          <table:table-cell office:value-type="float" office:value="-0.623937">
            <text:p>-0.623937</text:p>
          </table:table-cell>
          <table:table-cell office:value-type="float" office:value="-0.382982">
            <text:p>-0.382982</text:p>
          </table:table-cell>
          <table:table-cell office:value-type="float" office:value="-0.880287">
            <text:p>-0.880287</text:p>
          </table:table-cell>
          <table:table-cell office:value-type="float" office:value="-0.409514">
            <text:p>-0.409514</text:p>
          </table:table-cell>
        </table:table-row>
        <table:table-row table:style-name="ro1">
          <table:table-cell/>
          <table:table-cell office:value-type="float" office:value="0.164484">
            <text:p>0.164484</text:p>
          </table:table-cell>
          <table:table-cell office:value-type="float" office:value="-1.08859">
            <text:p>-1.08859</text:p>
          </table:table-cell>
          <table:table-cell office:value-type="float" office:value="-0.874227">
            <text:p>-0.874227</text:p>
          </table:table-cell>
          <table:table-cell office:value-type="float" office:value="-1.15425">
            <text:p>-1.15425</text:p>
          </table:table-cell>
          <table:table-cell office:value-type="float" office:value="1.11111">
            <text:p>1.11111</text:p>
          </table:table-cell>
        </table:table-row>
        <table:table-row table:style-name="ro1">
          <table:table-cell/>
          <table:table-cell office:value-type="float" office:value="-0.678757">
            <text:p>-0.678757</text:p>
          </table:table-cell>
          <table:table-cell office:value-type="float" office:value="-1.12328">
            <text:p>-1.12328</text:p>
          </table:table-cell>
          <table:table-cell office:value-type="float" office:value="1.21229">
            <text:p>1.21229</text:p>
          </table:table-cell>
          <table:table-cell office:value-type="float" office:value="0.929238">
            <text:p>0.929238</text:p>
          </table:table-cell>
          <table:table-cell office:value-type="float" office:value="-0.638909">
            <text:p>-0.638909</text:p>
          </table:table-cell>
        </table:table-row>
        <table:table-row table:style-name="ro1">
          <table:table-cell/>
          <table:table-cell office:value-type="float" office:value="0.409234">
            <text:p>0.409234</text:p>
          </table:table-cell>
          <table:table-cell office:value-type="float" office:value="1.48226">
            <text:p>1.48226</text:p>
          </table:table-cell>
          <table:table-cell office:value-type="float" office:value="-0.473723">
            <text:p>-0.473723</text:p>
          </table:table-cell>
          <table:table-cell office:value-type="float" office:value="-0.720108">
            <text:p>-0.720108</text:p>
          </table:table-cell>
          <table:table-cell office:value-type="float" office:value="2.02616">
            <text:p>2.02616</text:p>
          </table:table-cell>
        </table:table-row>
        <table:table-row table:style-name="ro1">
          <table:table-cell/>
          <table:table-cell office:value-type="float" office:value="1.0483">
            <text:p>1.0483</text:p>
          </table:table-cell>
          <table:table-cell office:value-type="float" office:value="0.880707">
            <text:p>0.880707</text:p>
          </table:table-cell>
          <table:table-cell office:value-type="float" office:value="1.6915">
            <text:p>1.6915</text:p>
          </table:table-cell>
          <table:table-cell office:value-type="float" office:value="1.87795">
            <text:p>1.87795</text:p>
          </table:table-cell>
          <table:table-cell office:value-type="float" office:value="-0.53655">
            <text:p>-0.53655</text:p>
          </table:table-cell>
        </table:table-row>
        <table:table-row table:style-name="ro1">
          <table:table-cell/>
          <table:table-cell office:value-type="float" office:value="0.0434831">
            <text:p>0.0434831</text:p>
          </table:table-cell>
          <table:table-cell office:value-type="float" office:value="2.13851">
            <text:p>2.13851</text:p>
          </table:table-cell>
          <table:table-cell office:value-type="float" office:value="1.5444">
            <text:p>1.5444</text:p>
          </table:table-cell>
          <table:table-cell office:value-type="float" office:value="1.505">
            <text:p>1.505</text:p>
          </table:table-cell>
          <table:table-cell office:value-type="float" office:value="0.464993">
            <text:p>0.464993</text:p>
          </table:table-cell>
        </table:table-row>
        <table:table-row table:style-name="ro1">
          <table:table-cell/>
          <table:table-cell office:value-type="float" office:value="-0.721131">
            <text:p>-0.721131</text:p>
          </table:table-cell>
          <table:table-cell office:value-type="float" office:value="0.052678">
            <text:p>0.052678</text:p>
          </table:table-cell>
          <table:table-cell office:value-type="float" office:value="-1.82341">
            <text:p>-1.82341</text:p>
          </table:table-cell>
          <table:table-cell office:value-type="float" office:value="-0.0595422">
            <text:p>-0.0595422</text:p>
          </table:table-cell>
          <table:table-cell office:value-type="float" office:value="-0.154247">
            <text:p>-0.154247</text:p>
          </table:table-cell>
        </table:table-row>
        <table:table-row table:style-name="ro1">
          <table:table-cell/>
          <table:table-cell office:value-type="float" office:value="-1.42793">
            <text:p>-1.42793</text:p>
          </table:table-cell>
          <table:table-cell office:value-type="float" office:value="1.25661">
            <text:p>1.25661</text:p>
          </table:table-cell>
          <table:table-cell office:value-type="float" office:value="-0.489705">
            <text:p>-0.489705</text:p>
          </table:table-cell>
          <table:table-cell office:value-type="float" office:value="1.10559">
            <text:p>1.10559</text:p>
          </table:table-cell>
          <table:table-cell office:value-type="float" office:value="0.0487779">
            <text:p>0.0487779</text:p>
          </table:table-cell>
        </table:table-row>
        <table:table-row table:style-name="ro1">
          <table:table-cell/>
          <table:table-cell office:value-type="float" office:value="-0.266621">
            <text:p>-0.266621</text:p>
          </table:table-cell>
          <table:table-cell office:value-type="float" office:value="-1.26053">
            <text:p>-1.26053</text:p>
          </table:table-cell>
          <table:table-cell office:value-type="float" office:value="0.667425">
            <text:p>0.667425</text:p>
          </table:table-cell>
          <table:table-cell office:value-type="float" office:value="-1.07183">
            <text:p>-1.07183</text:p>
          </table:table-cell>
          <table:table-cell office:value-type="float" office:value="2.01654">
            <text:p>2.01654</text:p>
          </table:table-cell>
        </table:table-row>
        <table:table-row table:style-name="ro1">
          <table:table-cell/>
          <table:table-cell office:value-type="float" office:value="-0.246773">
            <text:p>-0.246773</text:p>
          </table:table-cell>
          <table:table-cell office:value-type="float" office:value="-1.12886">
            <text:p>-1.12886</text:p>
          </table:table-cell>
          <table:table-cell office:value-type="float" office:value="-0.381728">
            <text:p>-0.381728</text:p>
          </table:table-cell>
          <table:table-cell office:value-type="float" office:value="-0.300687">
            <text:p>-0.300687</text:p>
          </table:table-cell>
          <table:table-cell office:value-type="float" office:value="0.601755">
            <text:p>0.601755</text:p>
          </table:table-cell>
        </table:table-row>
        <table:table-row table:style-name="ro1">
          <table:table-cell/>
          <table:table-cell office:value-type="float" office:value="-0.885552">
            <text:p>-0.885552</text:p>
          </table:table-cell>
          <table:table-cell office:value-type="float" office:value="0.68556">
            <text:p>0.68556</text:p>
          </table:table-cell>
          <table:table-cell office:value-type="float" office:value="-1.1767">
            <text:p>-1.1767</text:p>
          </table:table-cell>
          <table:table-cell office:value-type="float" office:value="0.861212">
            <text:p>0.861212</text:p>
          </table:table-cell>
          <table:table-cell office:value-type="float" office:value="0.274931">
            <text:p>0.274931</text:p>
          </table:table-cell>
        </table:table-row>
        <table:table-row table:style-name="ro1">
          <table:table-cell/>
          <table:table-cell office:value-type="float" office:value="-1.36949">
            <text:p>-1.36949</text:p>
          </table:table-cell>
          <table:table-cell office:value-type="float" office:value="-1.57583">
            <text:p>-1.57583</text:p>
          </table:table-cell>
          <table:table-cell office:value-type="float" office:value="-0.42131">
            <text:p>-0.42131</text:p>
          </table:table-cell>
          <table:table-cell office:value-type="float" office:value="-1.01502">
            <text:p>-1.01502</text:p>
          </table:table-cell>
          <table:table-cell office:value-type="float" office:value="-0.482891">
            <text:p>-0.482891</text:p>
          </table:table-cell>
        </table:table-row>
        <table:table-row table:style-name="ro1">
          <table:table-cell/>
          <table:table-cell office:value-type="float" office:value="-2.03665">
            <text:p>-2.03665</text:p>
          </table:table-cell>
          <table:table-cell office:value-type="float" office:value="-0.255589">
            <text:p>-0.255589</text:p>
          </table:table-cell>
          <table:table-cell office:value-type="float" office:value="1.7234">
            <text:p>1.7234</text:p>
          </table:table-cell>
          <table:table-cell office:value-type="float" office:value="-0.641218">
            <text:p>-0.641218</text:p>
          </table:table-cell>
          <table:table-cell office:value-type="float" office:value="-0.740285">
            <text:p>-0.740285</text:p>
          </table:table-cell>
        </table:table-row>
        <table:table-row table:style-name="ro1">
          <table:table-cell/>
          <table:table-cell office:value-type="float" office:value="1.14147">
            <text:p>1.14147</text:p>
          </table:table-cell>
          <table:table-cell office:value-type="float" office:value="1.83802">
            <text:p>1.83802</text:p>
          </table:table-cell>
          <table:table-cell office:value-type="float" office:value="-0.698827">
            <text:p>-0.698827</text:p>
          </table:table-cell>
          <table:table-cell office:value-type="float" office:value="0.533348">
            <text:p>0.533348</text:p>
          </table:table-cell>
          <table:table-cell office:value-type="float" office:value="0.277196">
            <text:p>0.277196</text:p>
          </table:table-cell>
        </table:table-row>
        <table:table-row table:style-name="ro1">
          <table:table-cell/>
          <table:table-cell office:value-type="float" office:value="-0.0478501">
            <text:p>-0.0478501</text:p>
          </table:table-cell>
          <table:table-cell office:value-type="float" office:value="-0.323057">
            <text:p>-0.323057</text:p>
          </table:table-cell>
          <table:table-cell office:value-type="float" office:value="0.0235269">
            <text:p>0.0235269</text:p>
          </table:table-cell>
          <table:table-cell office:value-type="float" office:value="0.298953">
            <text:p>0.298953</text:p>
          </table:table-cell>
          <table:table-cell office:value-type="float" office:value="-0.799326">
            <text:p>-0.799326</text:p>
          </table:table-cell>
        </table:table-row>
        <table:table-row table:style-name="ro1">
          <table:table-cell/>
          <table:table-cell office:value-type="float" office:value="0.547357">
            <text:p>0.547357</text:p>
          </table:table-cell>
          <table:table-cell office:value-type="float" office:value="-0.643193">
            <text:p>-0.643193</text:p>
          </table:table-cell>
          <table:table-cell office:value-type="float" office:value="1.55749">
            <text:p>1.55749</text:p>
          </table:table-cell>
          <table:table-cell office:value-type="float" office:value="1.10568">
            <text:p>1.10568</text:p>
          </table:table-cell>
          <table:table-cell office:value-type="float" office:value="-0.416487">
            <text:p>-0.416487</text:p>
          </table:table-cell>
        </table:table-row>
        <table:table-row table:style-name="ro1">
          <table:table-cell/>
          <table:table-cell office:value-type="float" office:value="0.0288234">
            <text:p>0.0288234</text:p>
          </table:table-cell>
          <table:table-cell office:value-type="float" office:value="-2.54254">
            <text:p>-2.54254</text:p>
          </table:table-cell>
          <table:table-cell office:value-type="float" office:value="0.162708">
            <text:p>0.162708</text:p>
          </table:table-cell>
          <table:table-cell office:value-type="float" office:value="0.547312">
            <text:p>0.547312</text:p>
          </table:table-cell>
          <table:table-cell office:value-type="float" office:value="1.05715">
            <text:p>1.05715</text:p>
          </table:table-cell>
        </table:table-row>
        <table:table-row table:style-name="ro1">
          <table:table-cell/>
          <table:table-cell office:value-type="float" office:value="-0.218962">
            <text:p>-0.218962</text:p>
          </table:table-cell>
          <table:table-cell office:value-type="float" office:value="-0.0626855">
            <text:p>-0.0626855</text:p>
          </table:table-cell>
          <table:table-cell office:value-type="float" office:value="-0.143179">
            <text:p>-0.143179</text:p>
          </table:table-cell>
          <table:table-cell office:value-type="float" office:value="0.464959">
            <text:p>0.464959</text:p>
          </table:table-cell>
          <table:table-cell office:value-type="float" office:value="-0.886973">
            <text:p>-0.886973</text:p>
          </table:table-cell>
        </table:table-row>
        <table:table-row table:style-name="ro1">
          <table:table-cell/>
          <table:table-cell office:value-type="float" office:value="-0.892466">
            <text:p>-0.892466</text:p>
          </table:table-cell>
          <table:table-cell office:value-type="float" office:value="-0.796677">
            <text:p>-0.796677</text:p>
          </table:table-cell>
          <table:table-cell office:value-type="float" office:value="0.105656">
            <text:p>0.105656</text:p>
          </table:table-cell>
          <table:table-cell office:value-type="float" office:value="-2.8709">
            <text:p>-2.8709</text:p>
          </table:table-cell>
          <table:table-cell office:value-type="float" office:value="0.328155">
            <text:p>0.328155</text:p>
          </table:table-cell>
        </table:table-row>
        <table:table-row table:style-name="ro1">
          <table:table-cell/>
          <table:table-cell office:value-type="float" office:value="0.00826754">
            <text:p>0.00826754</text:p>
          </table:table-cell>
          <table:table-cell office:value-type="float" office:value="-2.37706">
            <text:p>-2.37706</text:p>
          </table:table-cell>
          <table:table-cell office:value-type="float" office:value="1.10313">
            <text:p>1.10313</text:p>
          </table:table-cell>
          <table:table-cell office:value-type="float" office:value="-0.78328">
            <text:p>-0.78328</text:p>
          </table:table-cell>
          <table:table-cell office:value-type="float" office:value="-1.27939">
            <text:p>-1.27939</text:p>
          </table:table-cell>
        </table:table-row>
        <table:table-row table:style-name="ro1">
          <table:table-cell/>
          <table:table-cell office:value-type="float" office:value="1.47486">
            <text:p>1.47486</text:p>
          </table:table-cell>
          <table:table-cell office:value-type="float" office:value="-0.16834">
            <text:p>-0.16834</text:p>
          </table:table-cell>
          <table:table-cell office:value-type="float" office:value="0.552039">
            <text:p>0.552039</text:p>
          </table:table-cell>
          <table:table-cell office:value-type="float" office:value="1.83572">
            <text:p>1.83572</text:p>
          </table:table-cell>
          <table:table-cell office:value-type="float" office:value="1.08513">
            <text:p>1.08513</text:p>
          </table:table-cell>
        </table:table-row>
        <table:table-row table:style-name="ro1">
          <table:table-cell/>
          <table:table-cell office:value-type="float" office:value="-0.298584">
            <text:p>-0.298584</text:p>
          </table:table-cell>
          <table:table-cell office:value-type="float" office:value="-1.01924">
            <text:p>-1.01924</text:p>
          </table:table-cell>
          <table:table-cell office:value-type="float" office:value="0.646706">
            <text:p>0.646706</text:p>
          </table:table-cell>
          <table:table-cell office:value-type="float" office:value="-0.103997">
            <text:p>-0.103997</text:p>
          </table:table-cell>
          <table:table-cell office:value-type="float" office:value="0.270296">
            <text:p>0.270296</text:p>
          </table:table-cell>
        </table:table-row>
        <table:table-row table:style-name="ro1">
          <table:table-cell/>
          <table:table-cell office:value-type="float" office:value="-0.343577">
            <text:p>-0.343577</text:p>
          </table:table-cell>
          <table:table-cell office:value-type="float" office:value="-0.377183">
            <text:p>-0.377183</text:p>
          </table:table-cell>
          <table:table-cell office:value-type="float" office:value="-0.373004">
            <text:p>-0.373004</text:p>
          </table:table-cell>
          <table:table-cell office:value-type="float" office:value="0.906381">
            <text:p>0.906381</text:p>
          </table:table-cell>
          <table:table-cell office:value-type="float" office:value="0.568192">
            <text:p>0.568192</text:p>
          </table:table-cell>
        </table:table-row>
        <table:table-row table:style-name="ro1">
          <table:table-cell/>
          <table:table-cell office:value-type="float" office:value="-0.246245">
            <text:p>-0.246245</text:p>
          </table:table-cell>
          <table:table-cell office:value-type="float" office:value="-0.84843">
            <text:p>-0.84843</text:p>
          </table:table-cell>
          <table:table-cell office:value-type="float" office:value="-0.941097">
            <text:p>-0.941097</text:p>
          </table:table-cell>
          <table:table-cell office:value-type="float" office:value="-0.130209">
            <text:p>-0.130209</text:p>
          </table:table-cell>
          <table:table-cell office:value-type="float" office:value="0.239637">
            <text:p>0.239637</text:p>
          </table:table-cell>
        </table:table-row>
        <table:table-row table:style-name="ro1">
          <table:table-cell/>
          <table:table-cell office:value-type="float" office:value="1.00065">
            <text:p>1.00065</text:p>
          </table:table-cell>
          <table:table-cell office:value-type="float" office:value="-1.67976">
            <text:p>-1.67976</text:p>
          </table:table-cell>
          <table:table-cell office:value-type="float" office:value="-1.01543">
            <text:p>-1.01543</text:p>
          </table:table-cell>
          <table:table-cell office:value-type="float" office:value="-0.566142">
            <text:p>-0.566142</text:p>
          </table:table-cell>
          <table:table-cell office:value-type="float" office:value="-0.315007">
            <text:p>-0.315007</text:p>
          </table:table-cell>
        </table:table-row>
        <table:table-row table:style-name="ro1">
          <table:table-cell/>
          <table:table-cell office:value-type="float" office:value="-0.550351">
            <text:p>-0.550351</text:p>
          </table:table-cell>
          <table:table-cell office:value-type="float" office:value="-1.04307">
            <text:p>-1.04307</text:p>
          </table:table-cell>
          <table:table-cell office:value-type="float" office:value="0.835347">
            <text:p>0.835347</text:p>
          </table:table-cell>
          <table:table-cell office:value-type="float" office:value="-1.46217">
            <text:p>-1.46217</text:p>
          </table:table-cell>
          <table:table-cell office:value-type="float" office:value="0.632792">
            <text:p>0.632792</text:p>
          </table:table-cell>
        </table:table-row>
        <table:table-row table:style-name="ro1">
          <table:table-cell/>
          <table:table-cell office:value-type="float" office:value="-0.978876">
            <text:p>-0.978876</text:p>
          </table:table-cell>
          <table:table-cell office:value-type="float" office:value="0.408835">
            <text:p>0.408835</text:p>
          </table:table-cell>
          <table:table-cell office:value-type="float" office:value="-0.927348">
            <text:p>-0.927348</text:p>
          </table:table-cell>
          <table:table-cell office:value-type="float" office:value="0.30698">
            <text:p>0.30698</text:p>
          </table:table-cell>
          <table:table-cell office:value-type="float" office:value="0.263661">
            <text:p>0.263661</text:p>
          </table:table-cell>
        </table:table-row>
        <table:table-row table:style-name="ro1">
          <table:table-cell/>
          <table:table-cell office:value-type="float" office:value="1.20346">
            <text:p>1.20346</text:p>
          </table:table-cell>
          <table:table-cell office:value-type="float" office:value="-0.13728">
            <text:p>-0.13728</text:p>
          </table:table-cell>
          <table:table-cell office:value-type="float" office:value="-1.10126">
            <text:p>-1.10126</text:p>
          </table:table-cell>
          <table:table-cell office:value-type="float" office:value="-1.28574">
            <text:p>-1.28574</text:p>
          </table:table-cell>
          <table:table-cell office:value-type="float" office:value="0.153422">
            <text:p>0.153422</text:p>
          </table:table-cell>
        </table:table-row>
        <table:table-row table:style-name="ro1">
          <table:table-cell/>
          <table:table-cell office:value-type="float" office:value="0.0817092">
            <text:p>0.0817092</text:p>
          </table:table-cell>
          <table:table-cell office:value-type="float" office:value="0.242322">
            <text:p>0.242322</text:p>
          </table:table-cell>
          <table:table-cell office:value-type="float" office:value="1.3903">
            <text:p>1.3903</text:p>
          </table:table-cell>
          <table:table-cell office:value-type="float" office:value="1.38682">
            <text:p>1.38682</text:p>
          </table:table-cell>
          <table:table-cell office:value-type="float" office:value="2.37017">
            <text:p>2.37017</text:p>
          </table:table-cell>
        </table:table-row>
        <table:table-row table:style-name="ro1">
          <table:table-cell/>
          <table:table-cell office:value-type="float" office:value="0.545559">
            <text:p>0.545559</text:p>
          </table:table-cell>
          <table:table-cell office:value-type="float" office:value="0.0317825">
            <text:p>0.0317825</text:p>
          </table:table-cell>
          <table:table-cell office:value-type="float" office:value="-0.844924">
            <text:p>-0.844924</text:p>
          </table:table-cell>
          <table:table-cell office:value-type="float" office:value="-0.939819">
            <text:p>-0.939819</text:p>
          </table:table-cell>
          <table:table-cell office:value-type="float" office:value="1.05483">
            <text:p>1.05483</text:p>
          </table:table-cell>
        </table:table-row>
        <table:table-row table:style-name="ro1">
          <table:table-cell/>
          <table:table-cell office:value-type="float" office:value="1.05041">
            <text:p>1.05041</text:p>
          </table:table-cell>
          <table:table-cell office:value-type="float" office:value="-0.995124">
            <text:p>-0.995124</text:p>
          </table:table-cell>
          <table:table-cell office:value-type="float" office:value="-0.992743">
            <text:p>-0.992743</text:p>
          </table:table-cell>
          <table:table-cell office:value-type="float" office:value="-1.10841">
            <text:p>-1.10841</text:p>
          </table:table-cell>
          <table:table-cell office:value-type="float" office:value="-0.38782">
            <text:p>-0.38782</text:p>
          </table:table-cell>
        </table:table-row>
        <table:table-row table:style-name="ro1">
          <table:table-cell/>
          <table:table-cell office:value-type="float" office:value="0.780103">
            <text:p>0.780103</text:p>
          </table:table-cell>
          <table:table-cell office:value-type="float" office:value="-0.0248514">
            <text:p>-0.0248514</text:p>
          </table:table-cell>
          <table:table-cell office:value-type="float" office:value="-1.41639">
            <text:p>-1.41639</text:p>
          </table:table-cell>
          <table:table-cell office:value-type="float" office:value="-1.90084">
            <text:p>-1.90084</text:p>
          </table:table-cell>
          <table:table-cell office:value-type="float" office:value="-0.684852">
            <text:p>-0.684852</text:p>
          </table:table-cell>
        </table:table-row>
        <table:table-row table:style-name="ro1">
          <table:table-cell/>
          <table:table-cell office:value-type="float" office:value="0.802043">
            <text:p>0.802043</text:p>
          </table:table-cell>
          <table:table-cell office:value-type="float" office:value="-1.7111">
            <text:p>-1.7111</text:p>
          </table:table-cell>
          <table:table-cell office:value-type="float" office:value="1.49618">
            <text:p>1.49618</text:p>
          </table:table-cell>
          <table:table-cell office:value-type="float" office:value="-2.83784">
            <text:p>-2.83784</text:p>
          </table:table-cell>
          <table:table-cell office:value-type="float" office:value="-0.0435496">
            <text:p>-0.0435496</text:p>
          </table:table-cell>
        </table:table-row>
        <table:table-row table:style-name="ro1">
          <table:table-cell/>
          <table:table-cell office:value-type="float" office:value="0.620122">
            <text:p>0.620122</text:p>
          </table:table-cell>
          <table:table-cell office:value-type="float" office:value="0.546372">
            <text:p>0.546372</text:p>
          </table:table-cell>
          <table:table-cell office:value-type="float" office:value="1.09462">
            <text:p>1.09462</text:p>
          </table:table-cell>
          <table:table-cell office:value-type="float" office:value="1.23784">
            <text:p>1.23784</text:p>
          </table:table-cell>
          <table:table-cell office:value-type="float" office:value="0.860069">
            <text:p>0.860069</text:p>
          </table:table-cell>
        </table:table-row>
        <table:table-row table:style-name="ro1">
          <table:table-cell/>
          <table:table-cell office:value-type="float" office:value="0.219236">
            <text:p>0.219236</text:p>
          </table:table-cell>
          <table:table-cell office:value-type="float" office:value="-0.747336">
            <text:p>-0.747336</text:p>
          </table:table-cell>
          <table:table-cell office:value-type="float" office:value="-1.17451">
            <text:p>-1.17451</text:p>
          </table:table-cell>
          <table:table-cell office:value-type="float" office:value="-1.47512">
            <text:p>-1.47512</text:p>
          </table:table-cell>
          <table:table-cell office:value-type="float" office:value="0.377242">
            <text:p>0.377242</text:p>
          </table:table-cell>
        </table:table-row>
        <table:table-row table:style-name="ro1">
          <table:table-cell/>
          <table:table-cell office:value-type="float" office:value="-0.927435">
            <text:p>-0.927435</text:p>
          </table:table-cell>
          <table:table-cell office:value-type="float" office:value="-0.66344">
            <text:p>-0.66344</text:p>
          </table:table-cell>
          <table:table-cell office:value-type="float" office:value="0.513451">
            <text:p>0.513451</text:p>
          </table:table-cell>
          <table:table-cell office:value-type="float" office:value="0.132088">
            <text:p>0.132088</text:p>
          </table:table-cell>
          <table:table-cell office:value-type="float" office:value="-1.95573">
            <text:p>-1.95573</text:p>
          </table:table-cell>
        </table:table-row>
        <table:table-row table:style-name="ro1">
          <table:table-cell/>
          <table:table-cell office:value-type="float" office:value="0.878327">
            <text:p>0.878327</text:p>
          </table:table-cell>
          <table:table-cell office:value-type="float" office:value="-0.276937">
            <text:p>-0.276937</text:p>
          </table:table-cell>
          <table:table-cell office:value-type="float" office:value="-0.0613053">
            <text:p>-0.0613053</text:p>
          </table:table-cell>
          <table:table-cell office:value-type="float" office:value="0.070842">
            <text:p>0.070842</text:p>
          </table:table-cell>
          <table:table-cell office:value-type="float" office:value="1.23331">
            <text:p>1.23331</text:p>
          </table:table-cell>
        </table:table-row>
        <table:table-row table:style-name="ro1">
          <table:table-cell/>
          <table:table-cell office:value-type="float" office:value="1.15583">
            <text:p>1.15583</text:p>
          </table:table-cell>
          <table:table-cell office:value-type="float" office:value="0.571826">
            <text:p>0.571826</text:p>
          </table:table-cell>
          <table:table-cell office:value-type="float" office:value="-0.836017">
            <text:p>-0.836017</text:p>
          </table:table-cell>
          <table:table-cell office:value-type="float" office:value="0.852572">
            <text:p>0.852572</text:p>
          </table:table-cell>
          <table:table-cell office:value-type="float" office:value="-2.58027">
            <text:p>-2.58027</text:p>
          </table:table-cell>
        </table:table-row>
        <table:table-row table:style-name="ro1">
          <table:table-cell/>
          <table:table-cell office:value-type="float" office:value="0.650919">
            <text:p>0.650919</text:p>
          </table:table-cell>
          <table:table-cell office:value-type="float" office:value="-0.819184">
            <text:p>-0.819184</text:p>
          </table:table-cell>
          <table:table-cell office:value-type="float" office:value="0.417065">
            <text:p>0.417065</text:p>
          </table:table-cell>
          <table:table-cell office:value-type="float" office:value="-0.847039">
            <text:p>-0.847039</text:p>
          </table:table-cell>
          <table:table-cell office:value-type="float" office:value="-1.10613">
            <text:p>-1.10613</text:p>
          </table:table-cell>
        </table:table-row>
        <table:table-row table:style-name="ro1">
          <table:table-cell/>
          <table:table-cell office:value-type="float" office:value="0.193015">
            <text:p>0.193015</text:p>
          </table:table-cell>
          <table:table-cell office:value-type="float" office:value="0.997539">
            <text:p>0.997539</text:p>
          </table:table-cell>
          <table:table-cell office:value-type="float" office:value="0.426695">
            <text:p>0.426695</text:p>
          </table:table-cell>
          <table:table-cell office:value-type="float" office:value="-0.0981002">
            <text:p>-0.0981002</text:p>
          </table:table-cell>
          <table:table-cell office:value-type="float" office:value="0.587926">
            <text:p>0.587926</text:p>
          </table:table-cell>
        </table:table-row>
        <table:table-row table:style-name="ro1">
          <table:table-cell/>
          <table:table-cell office:value-type="float" office:value="0.00367712">
            <text:p>0.00367712</text:p>
          </table:table-cell>
          <table:table-cell office:value-type="float" office:value="0.269245">
            <text:p>0.269245</text:p>
          </table:table-cell>
          <table:table-cell office:value-type="float" office:value="-1.31344">
            <text:p>-1.31344</text:p>
          </table:table-cell>
          <table:table-cell office:value-type="float" office:value="-1.19283">
            <text:p>-1.19283</text:p>
          </table:table-cell>
          <table:table-cell office:value-type="float" office:value="-0.797232">
            <text:p>-0.797232</text:p>
          </table:table-cell>
        </table:table-row>
        <table:table-row table:style-name="ro1">
          <table:table-cell/>
          <table:table-cell office:value-type="float" office:value="-1.03599">
            <text:p>-1.03599</text:p>
          </table:table-cell>
          <table:table-cell office:value-type="float" office:value="-1.63962">
            <text:p>-1.63962</text:p>
          </table:table-cell>
          <table:table-cell office:value-type="float" office:value="0.43903">
            <text:p>0.43903</text:p>
          </table:table-cell>
          <table:table-cell office:value-type="float" office:value="1.16415">
            <text:p>1.16415</text:p>
          </table:table-cell>
          <table:table-cell office:value-type="float" office:value="-0.380125">
            <text:p>-0.380125</text:p>
          </table:table-cell>
        </table:table-row>
        <table:table-row table:style-name="ro1">
          <table:table-cell/>
          <table:table-cell office:value-type="float" office:value="0.155486">
            <text:p>0.155486</text:p>
          </table:table-cell>
          <table:table-cell office:value-type="float" office:value="-0.493558">
            <text:p>-0.493558</text:p>
          </table:table-cell>
          <table:table-cell office:value-type="float" office:value="-1.05829">
            <text:p>-1.05829</text:p>
          </table:table-cell>
          <table:table-cell office:value-type="float" office:value="-1.55832">
            <text:p>-1.55832</text:p>
          </table:table-cell>
          <table:table-cell office:value-type="float" office:value="-0.598564">
            <text:p>-0.598564</text:p>
          </table:table-cell>
        </table:table-row>
        <table:table-row table:style-name="ro1">
          <table:table-cell/>
          <table:table-cell office:value-type="float" office:value="0.599411">
            <text:p>0.599411</text:p>
          </table:table-cell>
          <table:table-cell office:value-type="float" office:value="0.529064">
            <text:p>0.529064</text:p>
          </table:table-cell>
          <table:table-cell office:value-type="float" office:value="-0.281988">
            <text:p>-0.281988</text:p>
          </table:table-cell>
          <table:table-cell office:value-type="float" office:value="0.710565">
            <text:p>0.710565</text:p>
          </table:table-cell>
          <table:table-cell office:value-type="float" office:value="1.66651">
            <text:p>1.66651</text:p>
          </table:table-cell>
        </table:table-row>
        <table:table-row table:style-name="ro1">
          <table:table-cell/>
          <table:table-cell office:value-type="float" office:value="0.959917">
            <text:p>0.959917</text:p>
          </table:table-cell>
          <table:table-cell office:value-type="float" office:value="0.119427">
            <text:p>0.119427</text:p>
          </table:table-cell>
          <table:table-cell office:value-type="float" office:value="-0.616428">
            <text:p>-0.616428</text:p>
          </table:table-cell>
          <table:table-cell office:value-type="float" office:value="-0.0623744">
            <text:p>-0.0623744</text:p>
          </table:table-cell>
          <table:table-cell office:value-type="float" office:value="1.12049">
            <text:p>1.12049</text:p>
          </table:table-cell>
        </table:table-row>
        <table:table-row table:style-name="ro1">
          <table:table-cell/>
          <table:table-cell office:value-type="float" office:value="0.552786">
            <text:p>0.552786</text:p>
          </table:table-cell>
          <table:table-cell office:value-type="float" office:value="0.678851">
            <text:p>0.678851</text:p>
          </table:table-cell>
          <table:table-cell office:value-type="float" office:value="-1.03028">
            <text:p>-1.03028</text:p>
          </table:table-cell>
          <table:table-cell office:value-type="float" office:value="-1.4287">
            <text:p>-1.4287</text:p>
          </table:table-cell>
          <table:table-cell office:value-type="float" office:value="0.701625">
            <text:p>0.701625</text:p>
          </table:table-cell>
        </table:table-row>
        <table:table-row table:style-name="ro1">
          <table:table-cell/>
          <table:table-cell office:value-type="float" office:value="1.13985">
            <text:p>1.13985</text:p>
          </table:table-cell>
          <table:table-cell office:value-type="float" office:value="0.407725">
            <text:p>0.407725</text:p>
          </table:table-cell>
          <table:table-cell office:value-type="float" office:value="-1.02852">
            <text:p>-1.02852</text:p>
          </table:table-cell>
          <table:table-cell office:value-type="float" office:value="2.16685">
            <text:p>2.16685</text:p>
          </table:table-cell>
          <table:table-cell office:value-type="float" office:value="1.35866">
            <text:p>1.35866</text:p>
          </table:table-cell>
        </table:table-row>
        <table:table-row table:style-name="ro1">
          <table:table-cell/>
          <table:table-cell office:value-type="float" office:value="-0.862334">
            <text:p>-0.862334</text:p>
          </table:table-cell>
          <table:table-cell office:value-type="float" office:value="0.292417">
            <text:p>0.292417</text:p>
          </table:table-cell>
          <table:table-cell office:value-type="float" office:value="0.214238">
            <text:p>0.214238</text:p>
          </table:table-cell>
          <table:table-cell office:value-type="float" office:value="0.514346">
            <text:p>0.514346</text:p>
          </table:table-cell>
          <table:table-cell office:value-type="float" office:value="-0.62819">
            <text:p>-0.62819</text:p>
          </table:table-cell>
        </table:table-row>
        <table:table-row table:style-name="ro1">
          <table:table-cell/>
          <table:table-cell office:value-type="float" office:value="-1.26011">
            <text:p>-1.26011</text:p>
          </table:table-cell>
          <table:table-cell office:value-type="float" office:value="-0.00685592">
            <text:p>-0.00685592</text:p>
          </table:table-cell>
          <table:table-cell office:value-type="float" office:value="0.825126">
            <text:p>0.825126</text:p>
          </table:table-cell>
          <table:table-cell office:value-type="float" office:value="-0.210018">
            <text:p>-0.210018</text:p>
          </table:table-cell>
          <table:table-cell office:value-type="float" office:value="0.0970775">
            <text:p>0.0970775</text:p>
          </table:table-cell>
        </table:table-row>
        <table:table-row table:style-name="ro1">
          <table:table-cell/>
          <table:table-cell office:value-type="float" office:value="0.246722">
            <text:p>0.246722</text:p>
          </table:table-cell>
          <table:table-cell office:value-type="float" office:value="1.3116">
            <text:p>1.3116</text:p>
          </table:table-cell>
          <table:table-cell office:value-type="float" office:value="-0.415552">
            <text:p>-0.415552</text:p>
          </table:table-cell>
          <table:table-cell office:value-type="float" office:value="1.73312">
            <text:p>1.73312</text:p>
          </table:table-cell>
          <table:table-cell office:value-type="float" office:value="-1.37308">
            <text:p>-1.37308</text:p>
          </table:table-cell>
        </table:table-row>
        <table:table-row table:style-name="ro1">
          <table:table-cell/>
          <table:table-cell office:value-type="float" office:value="0.539867">
            <text:p>0.539867</text:p>
          </table:table-cell>
          <table:table-cell office:value-type="float" office:value="0.00814646">
            <text:p>0.00814646</text:p>
          </table:table-cell>
          <table:table-cell office:value-type="float" office:value="-0.599918">
            <text:p>-0.599918</text:p>
          </table:table-cell>
          <table:table-cell office:value-type="float" office:value="-1.78213">
            <text:p>-1.78213</text:p>
          </table:table-cell>
          <table:table-cell office:value-type="float" office:value="0.333559">
            <text:p>0.333559</text:p>
          </table:table-cell>
        </table:table-row>
        <table:table-row table:style-name="ro1">
          <table:table-cell/>
          <table:table-cell office:value-type="float" office:value="-0.0274237">
            <text:p>-0.0274237</text:p>
          </table:table-cell>
          <table:table-cell office:value-type="float" office:value="1.56892">
            <text:p>1.56892</text:p>
          </table:table-cell>
          <table:table-cell office:value-type="float" office:value="-1.54897">
            <text:p>-1.54897</text:p>
          </table:table-cell>
          <table:table-cell office:value-type="float" office:value="0.721965">
            <text:p>0.721965</text:p>
          </table:table-cell>
          <table:table-cell office:value-type="float" office:value="0.381462">
            <text:p>0.381462</text:p>
          </table:table-cell>
        </table:table-row>
        <table:table-row table:style-name="ro1">
          <table:table-cell/>
          <table:table-cell office:value-type="float" office:value="-0.227814">
            <text:p>-0.227814</text:p>
          </table:table-cell>
          <table:table-cell office:value-type="float" office:value="-0.389114">
            <text:p>-0.389114</text:p>
          </table:table-cell>
          <table:table-cell office:value-type="float" office:value="0.23466">
            <text:p>0.23466</text:p>
          </table:table-cell>
          <table:table-cell office:value-type="float" office:value="1.3183">
            <text:p>1.3183</text:p>
          </table:table-cell>
          <table:table-cell office:value-type="float" office:value="-0.738132">
            <text:p>-0.738132</text:p>
          </table:table-cell>
        </table:table-row>
        <table:table-row table:style-name="ro1">
          <table:table-cell/>
          <table:table-cell office:value-type="float" office:value="1.86957">
            <text:p>1.86957</text:p>
          </table:table-cell>
          <table:table-cell office:value-type="float" office:value="-0.255029">
            <text:p>-0.255029</text:p>
          </table:table-cell>
          <table:table-cell office:value-type="float" office:value="0.125989">
            <text:p>0.125989</text:p>
          </table:table-cell>
          <table:table-cell office:value-type="float" office:value="-0.450729">
            <text:p>-0.450729</text:p>
          </table:table-cell>
          <table:table-cell office:value-type="float" office:value="0.244838">
            <text:p>0.244838</text:p>
          </table:table-cell>
        </table:table-row>
        <table:table-row table:style-name="ro1">
          <table:table-cell/>
          <table:table-cell office:value-type="float" office:value="2.20958">
            <text:p>2.20958</text:p>
          </table:table-cell>
          <table:table-cell office:value-type="float" office:value="-0.106597">
            <text:p>-0.106597</text:p>
          </table:table-cell>
          <table:table-cell office:value-type="float" office:value="1.3792">
            <text:p>1.3792</text:p>
          </table:table-cell>
          <table:table-cell office:value-type="float" office:value="0.0530087">
            <text:p>0.0530087</text:p>
          </table:table-cell>
          <table:table-cell office:value-type="float" office:value="-1.35839">
            <text:p>-1.35839</text:p>
          </table:table-cell>
        </table:table-row>
        <table:table-row table:style-name="ro1">
          <table:table-cell/>
          <table:table-cell office:value-type="float" office:value="-1.29405">
            <text:p>-1.29405</text:p>
          </table:table-cell>
          <table:table-cell office:value-type="float" office:value="0.564943">
            <text:p>0.564943</text:p>
          </table:table-cell>
          <table:table-cell office:value-type="float" office:value="1.20574">
            <text:p>1.20574</text:p>
          </table:table-cell>
          <table:table-cell office:value-type="float" office:value="0.059577">
            <text:p>0.059577</text:p>
          </table:table-cell>
          <table:table-cell office:value-type="float" office:value="0.929605">
            <text:p>0.929605</text:p>
          </table:table-cell>
        </table:table-row>
        <table:table-row table:style-name="ro1">
          <table:table-cell/>
          <table:table-cell office:value-type="float" office:value="-0.184155">
            <text:p>-0.184155</text:p>
          </table:table-cell>
          <table:table-cell office:value-type="float" office:value="-0.976696">
            <text:p>-0.976696</text:p>
          </table:table-cell>
          <table:table-cell office:value-type="float" office:value="0.0983661">
            <text:p>0.0983661</text:p>
          </table:table-cell>
          <table:table-cell office:value-type="float" office:value="-0.365982">
            <text:p>-0.365982</text:p>
          </table:table-cell>
          <table:table-cell office:value-type="float" office:value="1.90198">
            <text:p>1.90198</text:p>
          </table:table-cell>
        </table:table-row>
        <table:table-row table:style-name="ro1">
          <table:table-cell/>
          <table:table-cell office:value-type="float" office:value="0.310174">
            <text:p>0.310174</text:p>
          </table:table-cell>
          <table:table-cell office:value-type="float" office:value="-0.624141">
            <text:p>-0.624141</text:p>
          </table:table-cell>
          <table:table-cell office:value-type="float" office:value="-1.41843">
            <text:p>-1.41843</text:p>
          </table:table-cell>
          <table:table-cell office:value-type="float" office:value="-1.21437">
            <text:p>-1.21437</text:p>
          </table:table-cell>
          <table:table-cell office:value-type="float" office:value="-0.526618">
            <text:p>-0.526618</text:p>
          </table:table-cell>
        </table:table-row>
        <table:table-row table:style-name="ro1">
          <table:table-cell/>
          <table:table-cell office:value-type="float" office:value="2.41832">
            <text:p>2.41832</text:p>
          </table:table-cell>
          <table:table-cell office:value-type="float" office:value="-0.682618">
            <text:p>-0.682618</text:p>
          </table:table-cell>
          <table:table-cell office:value-type="float" office:value="-0.913631">
            <text:p>-0.913631</text:p>
          </table:table-cell>
          <table:table-cell office:value-type="float" office:value="-0.386385">
            <text:p>-0.386385</text:p>
          </table:table-cell>
          <table:table-cell office:value-type="float" office:value="1.51507">
            <text:p>1.51507</text:p>
          </table:table-cell>
        </table:table-row>
        <table:table-row table:style-name="ro1">
          <table:table-cell/>
          <table:table-cell office:value-type="float" office:value="0.669206">
            <text:p>0.669206</text:p>
          </table:table-cell>
          <table:table-cell office:value-type="float" office:value="1.9811">
            <text:p>1.9811</text:p>
          </table:table-cell>
          <table:table-cell office:value-type="float" office:value="0.871286">
            <text:p>0.871286</text:p>
          </table:table-cell>
          <table:table-cell office:value-type="float" office:value="0.548234">
            <text:p>0.548234</text:p>
          </table:table-cell>
          <table:table-cell office:value-type="float" office:value="1.58494">
            <text:p>1.58494</text:p>
          </table:table-cell>
        </table:table-row>
        <table:table-row table:style-name="ro1">
          <table:table-cell/>
          <table:table-cell office:value-type="float" office:value="1.06714">
            <text:p>1.06714</text:p>
          </table:table-cell>
          <table:table-cell office:value-type="float" office:value="-2.03277">
            <text:p>-2.03277</text:p>
          </table:table-cell>
          <table:table-cell office:value-type="float" office:value="0.302259">
            <text:p>0.302259</text:p>
          </table:table-cell>
          <table:table-cell office:value-type="float" office:value="1.09848">
            <text:p>1.09848</text:p>
          </table:table-cell>
          <table:table-cell office:value-type="float" office:value="0.276414">
            <text:p>0.276414</text:p>
          </table:table-cell>
        </table:table-row>
        <table:table-row table:style-name="ro1">
          <table:table-cell/>
          <table:table-cell office:value-type="float" office:value="1.12393">
            <text:p>1.12393</text:p>
          </table:table-cell>
          <table:table-cell office:value-type="float" office:value="0.180988">
            <text:p>0.180988</text:p>
          </table:table-cell>
          <table:table-cell office:value-type="float" office:value="0.644757">
            <text:p>0.644757</text:p>
          </table:table-cell>
          <table:table-cell office:value-type="float" office:value="0.515973">
            <text:p>0.515973</text:p>
          </table:table-cell>
          <table:table-cell office:value-type="float" office:value="-0.326374">
            <text:p>-0.326374</text:p>
          </table:table-cell>
        </table:table-row>
        <table:table-row table:style-name="ro1">
          <table:table-cell/>
          <table:table-cell office:value-type="float" office:value="-1.94606">
            <text:p>-1.94606</text:p>
          </table:table-cell>
          <table:table-cell office:value-type="float" office:value="-0.209712">
            <text:p>-0.209712</text:p>
          </table:table-cell>
          <table:table-cell office:value-type="float" office:value="-1.68471">
            <text:p>-1.68471</text:p>
          </table:table-cell>
          <table:table-cell office:value-type="float" office:value="-0.674714">
            <text:p>-0.674714</text:p>
          </table:table-cell>
          <table:table-cell office:value-type="float" office:value="-0.398502">
            <text:p>-0.398502</text:p>
          </table:table-cell>
        </table:table-row>
        <table:table-row table:style-name="ro1">
          <table:table-cell/>
          <table:table-cell office:value-type="float" office:value="-0.147232">
            <text:p>-0.147232</text:p>
          </table:table-cell>
          <table:table-cell office:value-type="float" office:value="-1.69107">
            <text:p>-1.69107</text:p>
          </table:table-cell>
          <table:table-cell office:value-type="float" office:value="-1.64795">
            <text:p>-1.64795</text:p>
          </table:table-cell>
          <table:table-cell office:value-type="float" office:value="-0.895244">
            <text:p>-0.895244</text:p>
          </table:table-cell>
          <table:table-cell office:value-type="float" office:value="0.303395">
            <text:p>0.303395</text:p>
          </table:table-cell>
        </table:table-row>
        <table:table-row table:style-name="ro1">
          <table:table-cell/>
          <table:table-cell office:value-type="float" office:value="-1.57722">
            <text:p>-1.57722</text:p>
          </table:table-cell>
          <table:table-cell office:value-type="float" office:value="0.191006">
            <text:p>0.191006</text:p>
          </table:table-cell>
          <table:table-cell office:value-type="float" office:value="-0.954386">
            <text:p>-0.954386</text:p>
          </table:table-cell>
          <table:table-cell office:value-type="float" office:value="-1.64598">
            <text:p>-1.64598</text:p>
          </table:table-cell>
          <table:table-cell office:value-type="float" office:value="0.363257">
            <text:p>0.363257</text:p>
          </table:table-cell>
        </table:table-row>
        <table:table-row table:style-name="ro1">
          <table:table-cell/>
          <table:table-cell office:value-type="float" office:value="0.076312">
            <text:p>0.076312</text:p>
          </table:table-cell>
          <table:table-cell office:value-type="float" office:value="0.843637">
            <text:p>0.843637</text:p>
          </table:table-cell>
          <table:table-cell office:value-type="float" office:value="-0.12799">
            <text:p>-0.12799</text:p>
          </table:table-cell>
          <table:table-cell office:value-type="float" office:value="-0.114578">
            <text:p>-0.114578</text:p>
          </table:table-cell>
          <table:table-cell office:value-type="float" office:value="1.43029">
            <text:p>1.43029</text:p>
          </table:table-cell>
        </table:table-row>
        <table:table-row table:style-name="ro1">
          <table:table-cell/>
          <table:table-cell office:value-type="float" office:value="1.52479">
            <text:p>1.52479</text:p>
          </table:table-cell>
          <table:table-cell office:value-type="float" office:value="-0.149467">
            <text:p>-0.149467</text:p>
          </table:table-cell>
          <table:table-cell office:value-type="float" office:value="-1.75194">
            <text:p>-1.75194</text:p>
          </table:table-cell>
          <table:table-cell office:value-type="float" office:value="-0.764676">
            <text:p>-0.764676</text:p>
          </table:table-cell>
          <table:table-cell office:value-type="float" office:value="0.675276">
            <text:p>0.675276</text:p>
          </table:table-cell>
        </table:table-row>
        <table:table-row table:style-name="ro1">
          <table:table-cell/>
          <table:table-cell office:value-type="float" office:value="0.554485">
            <text:p>0.554485</text:p>
          </table:table-cell>
          <table:table-cell office:value-type="float" office:value="0.091678">
            <text:p>0.091678</text:p>
          </table:table-cell>
          <table:table-cell office:value-type="float" office:value="0.544995">
            <text:p>0.544995</text:p>
          </table:table-cell>
          <table:table-cell office:value-type="float" office:value="0.0789157">
            <text:p>0.0789157</text:p>
          </table:table-cell>
          <table:table-cell office:value-type="float" office:value="-0.931997">
            <text:p>-0.931997</text:p>
          </table:table-cell>
        </table:table-row>
        <table:table-row table:style-name="ro1">
          <table:table-cell/>
          <table:table-cell office:value-type="float" office:value="-1.3025">
            <text:p>-1.3025</text:p>
          </table:table-cell>
          <table:table-cell office:value-type="float" office:value="2.04207">
            <text:p>2.04207</text:p>
          </table:table-cell>
          <table:table-cell office:value-type="float" office:value="-1.18947">
            <text:p>-1.18947</text:p>
          </table:table-cell>
          <table:table-cell office:value-type="float" office:value="1.54521">
            <text:p>1.54521</text:p>
          </table:table-cell>
          <table:table-cell office:value-type="float" office:value="-0.576092">
            <text:p>-0.576092</text:p>
          </table:table-cell>
        </table:table-row>
        <table:table-row table:style-name="ro1">
          <table:table-cell/>
          <table:table-cell office:value-type="float" office:value="-1.61462">
            <text:p>-1.61462</text:p>
          </table:table-cell>
          <table:table-cell office:value-type="float" office:value="0.773815">
            <text:p>0.773815</text:p>
          </table:table-cell>
          <table:table-cell office:value-type="float" office:value="1.1084">
            <text:p>1.1084</text:p>
          </table:table-cell>
          <table:table-cell office:value-type="float" office:value="-1.62163">
            <text:p>-1.62163</text:p>
          </table:table-cell>
          <table:table-cell office:value-type="float" office:value="-0.615535">
            <text:p>-0.615535</text:p>
          </table:table-cell>
        </table:table-row>
        <table:table-row table:style-name="ro1">
          <table:table-cell/>
          <table:table-cell office:value-type="float" office:value="-1.56953">
            <text:p>-1.56953</text:p>
          </table:table-cell>
          <table:table-cell office:value-type="float" office:value="0.276054">
            <text:p>0.276054</text:p>
          </table:table-cell>
          <table:table-cell office:value-type="float" office:value="-1.11511">
            <text:p>-1.11511</text:p>
          </table:table-cell>
          <table:table-cell office:value-type="float" office:value="0.0834474">
            <text:p>0.0834474</text:p>
          </table:table-cell>
          <table:table-cell office:value-type="float" office:value="0.27798">
            <text:p>0.27798</text:p>
          </table:table-cell>
        </table:table-row>
        <table:table-row table:style-name="ro1">
          <table:table-cell/>
          <table:table-cell office:value-type="float" office:value="-1.08756">
            <text:p>-1.08756</text:p>
          </table:table-cell>
          <table:table-cell office:value-type="float" office:value="0.0905363">
            <text:p>0.0905363</text:p>
          </table:table-cell>
          <table:table-cell office:value-type="float" office:value="0.848907">
            <text:p>0.848907</text:p>
          </table:table-cell>
          <table:table-cell office:value-type="float" office:value="-0.0246673">
            <text:p>-0.0246673</text:p>
          </table:table-cell>
          <table:table-cell office:value-type="float" office:value="0.118462">
            <text:p>0.118462</text:p>
          </table:table-cell>
        </table:table-row>
        <table:table-row table:style-name="ro1">
          <table:table-cell/>
          <table:table-cell office:value-type="float" office:value="-1.10349">
            <text:p>-1.10349</text:p>
          </table:table-cell>
          <table:table-cell office:value-type="float" office:value="-1.4468">
            <text:p>-1.4468</text:p>
          </table:table-cell>
          <table:table-cell office:value-type="float" office:value="-0.321398">
            <text:p>-0.321398</text:p>
          </table:table-cell>
          <table:table-cell office:value-type="float" office:value="1.09413">
            <text:p>1.09413</text:p>
          </table:table-cell>
          <table:table-cell office:value-type="float" office:value="-1.66358">
            <text:p>-1.66358</text:p>
          </table:table-cell>
        </table:table-row>
        <table:table-row table:style-name="ro1">
          <table:table-cell/>
          <table:table-cell office:value-type="float" office:value="-0.694349">
            <text:p>-0.694349</text:p>
          </table:table-cell>
          <table:table-cell office:value-type="float" office:value="0.0365478">
            <text:p>0.0365478</text:p>
          </table:table-cell>
          <table:table-cell office:value-type="float" office:value="1.99451">
            <text:p>1.99451</text:p>
          </table:table-cell>
          <table:table-cell office:value-type="float" office:value="-1.44586">
            <text:p>-1.44586</text:p>
          </table:table-cell>
          <table:table-cell office:value-type="float" office:value="0.690559">
            <text:p>0.690559</text:p>
          </table:table-cell>
        </table:table-row>
        <table:table-row table:style-name="ro1">
          <table:table-cell/>
          <table:table-cell office:value-type="float" office:value="-1.68478">
            <text:p>-1.68478</text:p>
          </table:table-cell>
          <table:table-cell office:value-type="float" office:value="0.941094">
            <text:p>0.941094</text:p>
          </table:table-cell>
          <table:table-cell office:value-type="float" office:value="-0.036885">
            <text:p>-0.036885</text:p>
          </table:table-cell>
          <table:table-cell office:value-type="float" office:value="0.27397">
            <text:p>0.27397</text:p>
          </table:table-cell>
          <table:table-cell office:value-type="float" office:value="-1.28542">
            <text:p>-1.28542</text:p>
          </table:table-cell>
        </table:table-row>
        <table:table-row table:style-name="ro1">
          <table:table-cell/>
          <table:table-cell office:value-type="float" office:value="-0.352115">
            <text:p>-0.352115</text:p>
          </table:table-cell>
          <table:table-cell office:value-type="float" office:value="-0.489902">
            <text:p>-0.489902</text:p>
          </table:table-cell>
          <table:table-cell office:value-type="float" office:value="-1.46544">
            <text:p>-1.46544</text:p>
          </table:table-cell>
          <table:table-cell office:value-type="float" office:value="1.75568">
            <text:p>1.75568</text:p>
          </table:table-cell>
          <table:table-cell office:value-type="float" office:value="-1.45033">
            <text:p>-1.45033</text:p>
          </table:table-cell>
        </table:table-row>
        <table:table-row table:style-name="ro1">
          <table:table-cell/>
          <table:table-cell office:value-type="float" office:value="-0.677149">
            <text:p>-0.677149</text:p>
          </table:table-cell>
          <table:table-cell office:value-type="float" office:value="-0.417212">
            <text:p>-0.417212</text:p>
          </table:table-cell>
          <table:table-cell office:value-type="float" office:value="-0.249521">
            <text:p>-0.249521</text:p>
          </table:table-cell>
          <table:table-cell office:value-type="float" office:value="0.308412">
            <text:p>0.308412</text:p>
          </table:table-cell>
          <table:table-cell office:value-type="float" office:value="-0.549147">
            <text:p>-0.549147</text:p>
          </table:table-cell>
        </table:table-row>
        <table:table-row table:style-name="ro1">
          <table:table-cell/>
          <table:table-cell office:value-type="float" office:value="1.54118">
            <text:p>1.54118</text:p>
          </table:table-cell>
          <table:table-cell office:value-type="float" office:value="-0.245707">
            <text:p>-0.245707</text:p>
          </table:table-cell>
          <table:table-cell office:value-type="float" office:value="1.50552">
            <text:p>1.50552</text:p>
          </table:table-cell>
          <table:table-cell office:value-type="float" office:value="-1.3256">
            <text:p>-1.3256</text:p>
          </table:table-cell>
          <table:table-cell office:value-type="float" office:value="-2.60436">
            <text:p>-2.60436</text:p>
          </table:table-cell>
        </table:table-row>
        <table:table-row table:style-name="ro1">
          <table:table-cell/>
          <table:table-cell office:value-type="float" office:value="-0.0210503">
            <text:p>-0.0210503</text:p>
          </table:table-cell>
          <table:table-cell office:value-type="float" office:value="-0.675546">
            <text:p>-0.675546</text:p>
          </table:table-cell>
          <table:table-cell office:value-type="float" office:value="-0.280286">
            <text:p>-0.280286</text:p>
          </table:table-cell>
          <table:table-cell office:value-type="float" office:value="-0.106434">
            <text:p>-0.106434</text:p>
          </table:table-cell>
          <table:table-cell office:value-type="float" office:value="1.62426">
            <text:p>1.62426</text:p>
          </table:table-cell>
        </table:table-row>
        <table:table-row table:style-name="ro1">
          <table:table-cell/>
          <table:table-cell office:value-type="float" office:value="-1.28825">
            <text:p>-1.28825</text:p>
          </table:table-cell>
          <table:table-cell office:value-type="float" office:value="-0.342635">
            <text:p>-0.342635</text:p>
          </table:table-cell>
          <table:table-cell office:value-type="float" office:value="-0.216206">
            <text:p>-0.216206</text:p>
          </table:table-cell>
          <table:table-cell office:value-type="float" office:value="0.935667">
            <text:p>0.935667</text:p>
          </table:table-cell>
          <table:table-cell office:value-type="float" office:value="1.44952">
            <text:p>1.44952</text:p>
          </table:table-cell>
        </table:table-row>
        <table:table-row table:style-name="ro1">
          <table:table-cell/>
          <table:table-cell office:value-type="float" office:value="0.385149">
            <text:p>0.385149</text:p>
          </table:table-cell>
          <table:table-cell office:value-type="float" office:value="0.484369">
            <text:p>0.484369</text:p>
          </table:table-cell>
          <table:table-cell office:value-type="float" office:value="0.107959">
            <text:p>0.107959</text:p>
          </table:table-cell>
          <table:table-cell office:value-type="float" office:value="-0.898843">
            <text:p>-0.898843</text:p>
          </table:table-cell>
          <table:table-cell office:value-type="float" office:value="0.518396">
            <text:p>0.518396</text:p>
          </table:table-cell>
        </table:table-row>
        <table:table-row table:style-name="ro1">
          <table:table-cell/>
          <table:table-cell office:value-type="float" office:value="-1.68695">
            <text:p>-1.68695</text:p>
          </table:table-cell>
          <table:table-cell office:value-type="float" office:value="-0.0658037">
            <text:p>-0.0658037</text:p>
          </table:table-cell>
          <table:table-cell office:value-type="float" office:value="-0.0925015">
            <text:p>-0.0925015</text:p>
          </table:table-cell>
          <table:table-cell office:value-type="float" office:value="-0.343674">
            <text:p>-0.343674</text:p>
          </table:table-cell>
          <table:table-cell office:value-type="float" office:value="-0.171189">
            <text:p>-0.171189</text:p>
          </table:table-cell>
        </table:table-row>
        <table:table-row table:style-name="ro1">
          <table:table-cell/>
          <table:table-cell office:value-type="float" office:value="0.338423">
            <text:p>0.338423</text:p>
          </table:table-cell>
          <table:table-cell office:value-type="float" office:value="-0.212938">
            <text:p>-0.212938</text:p>
          </table:table-cell>
          <table:table-cell office:value-type="float" office:value="0.311949">
            <text:p>0.311949</text:p>
          </table:table-cell>
          <table:table-cell office:value-type="float" office:value="-0.749041">
            <text:p>-0.749041</text:p>
          </table:table-cell>
          <table:table-cell office:value-type="float" office:value="0.0163733">
            <text:p>0.0163733</text:p>
          </table:table-cell>
        </table:table-row>
        <table:table-row table:style-name="ro1">
          <table:table-cell/>
          <table:table-cell office:value-type="float" office:value="1.70934">
            <text:p>1.70934</text:p>
          </table:table-cell>
          <table:table-cell office:value-type="float" office:value="2.16546">
            <text:p>2.16546</text:p>
          </table:table-cell>
          <table:table-cell office:value-type="float" office:value="-0.418263">
            <text:p>-0.418263</text:p>
          </table:table-cell>
          <table:table-cell office:value-type="float" office:value="0.09485">
            <text:p>0.09485</text:p>
          </table:table-cell>
          <table:table-cell office:value-type="float" office:value="0.361862">
            <text:p>0.361862</text:p>
          </table:table-cell>
        </table:table-row>
        <table:table-row table:style-name="ro1">
          <table:table-cell/>
          <table:table-cell office:value-type="float" office:value="-1.0614">
            <text:p>-1.0614</text:p>
          </table:table-cell>
          <table:table-cell office:value-type="float" office:value="0.959628">
            <text:p>0.959628</text:p>
          </table:table-cell>
          <table:table-cell office:value-type="float" office:value="-0.961352">
            <text:p>-0.961352</text:p>
          </table:table-cell>
          <table:table-cell office:value-type="float" office:value="1.21519">
            <text:p>1.21519</text:p>
          </table:table-cell>
          <table:table-cell office:value-type="float" office:value="0.987529">
            <text:p>0.987529</text:p>
          </table:table-cell>
        </table:table-row>
        <table:table-row table:style-name="ro1">
          <table:table-cell/>
          <table:table-cell office:value-type="float" office:value="-1.06558">
            <text:p>-1.06558</text:p>
          </table:table-cell>
          <table:table-cell office:value-type="float" office:value="0.476651">
            <text:p>0.476651</text:p>
          </table:table-cell>
          <table:table-cell office:value-type="float" office:value="-0.303332">
            <text:p>-0.303332</text:p>
          </table:table-cell>
          <table:table-cell office:value-type="float" office:value="1.35583">
            <text:p>1.35583</text:p>
          </table:table-cell>
          <table:table-cell office:value-type="float" office:value="0.665361">
            <text:p>0.665361</text:p>
          </table:table-cell>
        </table:table-row>
        <table:table-row table:style-name="ro1">
          <table:table-cell/>
          <table:table-cell office:value-type="float" office:value="1.42709">
            <text:p>1.42709</text:p>
          </table:table-cell>
          <table:table-cell office:value-type="float" office:value="-0.249774">
            <text:p>-0.249774</text:p>
          </table:table-cell>
          <table:table-cell office:value-type="float" office:value="-1.60289">
            <text:p>-1.60289</text:p>
          </table:table-cell>
          <table:table-cell office:value-type="float" office:value="1.14259">
            <text:p>1.14259</text:p>
          </table:table-cell>
          <table:table-cell office:value-type="float" office:value="-0.050516">
            <text:p>-0.050516</text:p>
          </table:table-cell>
        </table:table-row>
        <table:table-row table:style-name="ro1">
          <table:table-cell/>
          <table:table-cell office:value-type="float" office:value="-0.511575">
            <text:p>-0.511575</text:p>
          </table:table-cell>
          <table:table-cell office:value-type="float" office:value="0.547078">
            <text:p>0.547078</text:p>
          </table:table-cell>
          <table:table-cell office:value-type="float" office:value="0.351625">
            <text:p>0.351625</text:p>
          </table:table-cell>
          <table:table-cell office:value-type="float" office:value="-0.296565">
            <text:p>-0.296565</text:p>
          </table:table-cell>
          <table:table-cell office:value-type="float" office:value="-0.9163">
            <text:p>-0.9163</text:p>
          </table:table-cell>
        </table:table-row>
        <table:table-row table:style-name="ro1">
          <table:table-cell/>
          <table:table-cell office:value-type="float" office:value="-0.998659">
            <text:p>-0.998659</text:p>
          </table:table-cell>
          <table:table-cell office:value-type="float" office:value="-1.87353">
            <text:p>-1.87353</text:p>
          </table:table-cell>
          <table:table-cell office:value-type="float" office:value="-0.0522481">
            <text:p>-0.0522481</text:p>
          </table:table-cell>
          <table:table-cell office:value-type="float" office:value="-1.14625">
            <text:p>-1.14625</text:p>
          </table:table-cell>
          <table:table-cell office:value-type="float" office:value="0.221297">
            <text:p>0.221297</text:p>
          </table:table-cell>
        </table:table-row>
        <table:table-row table:style-name="ro1">
          <table:table-cell/>
          <table:table-cell office:value-type="float" office:value="-0.124424">
            <text:p>-0.124424</text:p>
          </table:table-cell>
          <table:table-cell office:value-type="float" office:value="-0.669015">
            <text:p>-0.669015</text:p>
          </table:table-cell>
          <table:table-cell office:value-type="float" office:value="0.175151">
            <text:p>0.175151</text:p>
          </table:table-cell>
          <table:table-cell office:value-type="float" office:value="0.122672">
            <text:p>0.122672</text:p>
          </table:table-cell>
          <table:table-cell office:value-type="float" office:value="-0.446484">
            <text:p>-0.446484</text:p>
          </table:table-cell>
        </table:table-row>
        <table:table-row table:style-name="ro1">
          <table:table-cell/>
          <table:table-cell office:value-type="float" office:value="-0.119477">
            <text:p>-0.119477</text:p>
          </table:table-cell>
          <table:table-cell office:value-type="float" office:value="-0.325838">
            <text:p>-0.325838</text:p>
          </table:table-cell>
          <table:table-cell office:value-type="float" office:value="0.0944099">
            <text:p>0.0944099</text:p>
          </table:table-cell>
          <table:table-cell office:value-type="float" office:value="0.578751">
            <text:p>0.578751</text:p>
          </table:table-cell>
          <table:table-cell office:value-type="float" office:value="1.57341">
            <text:p>1.57341</text:p>
          </table:table-cell>
        </table:table-row>
        <table:table-row table:style-name="ro1">
          <table:table-cell/>
          <table:table-cell office:value-type="float" office:value="-1.00014">
            <text:p>-1.00014</text:p>
          </table:table-cell>
          <table:table-cell office:value-type="float" office:value="-0.422539">
            <text:p>-0.422539</text:p>
          </table:table-cell>
          <table:table-cell office:value-type="float" office:value="0.414609">
            <text:p>0.414609</text:p>
          </table:table-cell>
          <table:table-cell office:value-type="float" office:value="-1.22507">
            <text:p>-1.22507</text:p>
          </table:table-cell>
          <table:table-cell office:value-type="float" office:value="0.791689">
            <text:p>0.791689</text:p>
          </table:table-cell>
        </table:table-row>
        <table:table-row table:style-name="ro1">
          <table:table-cell/>
          <table:table-cell office:value-type="float" office:value="-0.571018">
            <text:p>-0.571018</text:p>
          </table:table-cell>
          <table:table-cell office:value-type="float" office:value="2.5318">
            <text:p>2.5318</text:p>
          </table:table-cell>
          <table:table-cell office:value-type="float" office:value="0.638542">
            <text:p>0.638542</text:p>
          </table:table-cell>
          <table:table-cell office:value-type="float" office:value="1.3125">
            <text:p>1.3125</text:p>
          </table:table-cell>
          <table:table-cell office:value-type="float" office:value="-0.370772">
            <text:p>-0.370772</text:p>
          </table:table-cell>
        </table:table-row>
        <table:table-row table:style-name="ro1">
          <table:table-cell/>
          <table:table-cell office:value-type="float" office:value="-1.07754">
            <text:p>-1.07754</text:p>
          </table:table-cell>
          <table:table-cell office:value-type="float" office:value="0.0762735">
            <text:p>0.0762735</text:p>
          </table:table-cell>
          <table:table-cell office:value-type="float" office:value="-1.53597">
            <text:p>-1.53597</text:p>
          </table:table-cell>
          <table:table-cell office:value-type="float" office:value="1.70647">
            <text:p>1.70647</text:p>
          </table:table-cell>
          <table:table-cell office:value-type="float" office:value="-0.554504">
            <text:p>-0.554504</text:p>
          </table:table-cell>
        </table:table-row>
        <table:table-row table:style-name="ro1">
          <table:table-cell/>
          <table:table-cell office:value-type="float" office:value="-0.510304">
            <text:p>-0.510304</text:p>
          </table:table-cell>
          <table:table-cell office:value-type="float" office:value="-0.435018">
            <text:p>-0.435018</text:p>
          </table:table-cell>
          <table:table-cell office:value-type="float" office:value="-0.457151">
            <text:p>-0.457151</text:p>
          </table:table-cell>
          <table:table-cell office:value-type="float" office:value="0.670083">
            <text:p>0.670083</text:p>
          </table:table-cell>
          <table:table-cell office:value-type="float" office:value="0.563624">
            <text:p>0.563624</text:p>
          </table:table-cell>
        </table:table-row>
        <table:table-row table:style-name="ro1">
          <table:table-cell/>
          <table:table-cell office:value-type="float" office:value="-1.67939">
            <text:p>-1.67939</text:p>
          </table:table-cell>
          <table:table-cell office:value-type="float" office:value="3.10837">
            <text:p>3.10837</text:p>
          </table:table-cell>
          <table:table-cell office:value-type="float" office:value="0.827279">
            <text:p>0.827279</text:p>
          </table:table-cell>
          <table:table-cell office:value-type="float" office:value="1.29799">
            <text:p>1.29799</text:p>
          </table:table-cell>
          <table:table-cell office:value-type="float" office:value="0.257263">
            <text:p>0.257263</text:p>
          </table:table-cell>
        </table:table-row>
        <table:table-row table:style-name="ro1">
          <table:table-cell/>
          <table:table-cell office:value-type="float" office:value="0.449332">
            <text:p>0.449332</text:p>
          </table:table-cell>
          <table:table-cell office:value-type="float" office:value="-0.971798">
            <text:p>-0.971798</text:p>
          </table:table-cell>
          <table:table-cell office:value-type="float" office:value="-0.993268">
            <text:p>-0.993268</text:p>
          </table:table-cell>
          <table:table-cell office:value-type="float" office:value="-0.12976">
            <text:p>-0.12976</text:p>
          </table:table-cell>
          <table:table-cell office:value-type="float" office:value="-0.224766">
            <text:p>-0.224766</text:p>
          </table:table-cell>
        </table:table-row>
        <table:table-row table:style-name="ro1">
          <table:table-cell/>
          <table:table-cell office:value-type="float" office:value="-1.02415">
            <text:p>-1.02415</text:p>
          </table:table-cell>
          <table:table-cell office:value-type="float" office:value="-1.48341">
            <text:p>-1.48341</text:p>
          </table:table-cell>
          <table:table-cell office:value-type="float" office:value="-1.80802">
            <text:p>-1.80802</text:p>
          </table:table-cell>
          <table:table-cell office:value-type="float" office:value="-0.0749544">
            <text:p>-0.0749544</text:p>
          </table:table-cell>
          <table:table-cell office:value-type="float" office:value="0.890504">
            <text:p>0.890504</text:p>
          </table:table-cell>
        </table:table-row>
        <table:table-row table:style-name="ro1">
          <table:table-cell/>
          <table:table-cell office:value-type="float" office:value="-0.235866">
            <text:p>-0.235866</text:p>
          </table:table-cell>
          <table:table-cell office:value-type="float" office:value="-1.17317">
            <text:p>-1.17317</text:p>
          </table:table-cell>
          <table:table-cell office:value-type="float" office:value="0.789384">
            <text:p>0.789384</text:p>
          </table:table-cell>
          <table:table-cell office:value-type="float" office:value="-0.903193">
            <text:p>-0.903193</text:p>
          </table:table-cell>
          <table:table-cell office:value-type="float" office:value="-1.40723">
            <text:p>-1.40723</text:p>
          </table:table-cell>
        </table:table-row>
        <table:table-row table:style-name="ro1">
          <table:table-cell/>
          <table:table-cell office:value-type="float" office:value="1.76212">
            <text:p>1.76212</text:p>
          </table:table-cell>
          <table:table-cell office:value-type="float" office:value="-0.200632">
            <text:p>-0.200632</text:p>
          </table:table-cell>
          <table:table-cell office:value-type="float" office:value="-1.51432">
            <text:p>-1.51432</text:p>
          </table:table-cell>
          <table:table-cell office:value-type="float" office:value="0.0860991">
            <text:p>0.0860991</text:p>
          </table:table-cell>
          <table:table-cell office:value-type="float" office:value="0.241603">
            <text:p>0.241603</text:p>
          </table:table-cell>
        </table:table-row>
        <table:table-row table:style-name="ro1">
          <table:table-cell/>
          <table:table-cell office:value-type="float" office:value="-0.459196">
            <text:p>-0.459196</text:p>
          </table:table-cell>
          <table:table-cell office:value-type="float" office:value="0.278454">
            <text:p>0.278454</text:p>
          </table:table-cell>
          <table:table-cell office:value-type="float" office:value="-0.87498">
            <text:p>-0.87498</text:p>
          </table:table-cell>
          <table:table-cell office:value-type="float" office:value="-0.860311">
            <text:p>-0.860311</text:p>
          </table:table-cell>
          <table:table-cell office:value-type="float" office:value="1.5818">
            <text:p>1.5818</text:p>
          </table:table-cell>
        </table:table-row>
        <table:table-row table:style-name="ro1">
          <table:table-cell/>
          <table:table-cell office:value-type="float" office:value="-0.392024">
            <text:p>-0.392024</text:p>
          </table:table-cell>
          <table:table-cell office:value-type="float" office:value="-1.86968">
            <text:p>-1.86968</text:p>
          </table:table-cell>
          <table:table-cell office:value-type="float" office:value="-0.416697">
            <text:p>-0.416697</text:p>
          </table:table-cell>
          <table:table-cell office:value-type="float" office:value="0.267392">
            <text:p>0.267392</text:p>
          </table:table-cell>
          <table:table-cell office:value-type="float" office:value="2.41128">
            <text:p>2.41128</text:p>
          </table:table-cell>
        </table:table-row>
        <table:table-row table:style-name="ro1">
          <table:table-cell/>
          <table:table-cell office:value-type="float" office:value="-0.876614">
            <text:p>-0.876614</text:p>
          </table:table-cell>
          <table:table-cell office:value-type="float" office:value="0.52075">
            <text:p>0.52075</text:p>
          </table:table-cell>
          <table:table-cell office:value-type="float" office:value="1.13932">
            <text:p>1.13932</text:p>
          </table:table-cell>
          <table:table-cell office:value-type="float" office:value="-2.04927">
            <text:p>-2.04927</text:p>
          </table:table-cell>
          <table:table-cell office:value-type="float" office:value="-0.566801">
            <text:p>-0.566801</text:p>
          </table:table-cell>
        </table:table-row>
        <table:table-row table:style-name="ro1">
          <table:table-cell/>
          <table:table-cell office:value-type="float" office:value="-1.57384">
            <text:p>-1.57384</text:p>
          </table:table-cell>
          <table:table-cell office:value-type="float" office:value="0.37847">
            <text:p>0.37847</text:p>
          </table:table-cell>
          <table:table-cell office:value-type="float" office:value="-0.419601">
            <text:p>-0.419601</text:p>
          </table:table-cell>
          <table:table-cell office:value-type="float" office:value="0.144146">
            <text:p>0.144146</text:p>
          </table:table-cell>
          <table:table-cell office:value-type="float" office:value="-0.348767">
            <text:p>-0.348767</text:p>
          </table:table-cell>
        </table:table-row>
        <table:table-row table:style-name="ro1">
          <table:table-cell/>
          <table:table-cell office:value-type="float" office:value="0.0015612">
            <text:p>0.0015612</text:p>
          </table:table-cell>
          <table:table-cell office:value-type="float" office:value="0.270522">
            <text:p>0.270522</text:p>
          </table:table-cell>
          <table:table-cell office:value-type="float" office:value="0.972159">
            <text:p>0.972159</text:p>
          </table:table-cell>
          <table:table-cell office:value-type="float" office:value="-1.39464">
            <text:p>-1.39464</text:p>
          </table:table-cell>
          <table:table-cell office:value-type="float" office:value="0.940118">
            <text:p>0.940118</text:p>
          </table:table-cell>
        </table:table-row>
        <table:table-row table:style-name="ro1">
          <table:table-cell/>
          <table:table-cell office:value-type="float" office:value="0.0600098">
            <text:p>0.0600098</text:p>
          </table:table-cell>
          <table:table-cell office:value-type="float" office:value="0.251848">
            <text:p>0.251848</text:p>
          </table:table-cell>
          <table:table-cell office:value-type="float" office:value="-0.382731">
            <text:p>-0.382731</text:p>
          </table:table-cell>
          <table:table-cell office:value-type="float" office:value="-0.343279">
            <text:p>-0.343279</text:p>
          </table:table-cell>
          <table:table-cell office:value-type="float" office:value="0.286152">
            <text:p>0.286152</text:p>
          </table:table-cell>
        </table:table-row>
        <table:table-row table:style-name="ro1">
          <table:table-cell/>
          <table:table-cell office:value-type="float" office:value="1.39242">
            <text:p>1.39242</text:p>
          </table:table-cell>
          <table:table-cell office:value-type="float" office:value="-0.305368">
            <text:p>-0.305368</text:p>
          </table:table-cell>
          <table:table-cell office:value-type="float" office:value="-0.0669112">
            <text:p>-0.0669112</text:p>
          </table:table-cell>
          <table:table-cell office:value-type="float" office:value="0.463786">
            <text:p>0.463786</text:p>
          </table:table-cell>
          <table:table-cell office:value-type="float" office:value="-0.236017">
            <text:p>-0.236017</text:p>
          </table:table-cell>
        </table:table-row>
        <table:table-row table:style-name="ro1">
          <table:table-cell/>
          <table:table-cell office:value-type="float" office:value="-0.783044">
            <text:p>-0.783044</text:p>
          </table:table-cell>
          <table:table-cell office:value-type="float" office:value="-0.185359">
            <text:p>-0.185359</text:p>
          </table:table-cell>
          <table:table-cell office:value-type="float" office:value="1.95002">
            <text:p>1.95002</text:p>
          </table:table-cell>
          <table:table-cell office:value-type="float" office:value="-1.08739">
            <text:p>-1.08739</text:p>
          </table:table-cell>
          <table:table-cell office:value-type="float" office:value="2.2002">
            <text:p>2.2002</text:p>
          </table:table-cell>
        </table:table-row>
        <table:table-row table:style-name="ro1">
          <table:table-cell/>
          <table:table-cell office:value-type="float" office:value="1.56596">
            <text:p>1.56596</text:p>
          </table:table-cell>
          <table:table-cell office:value-type="float" office:value="1.64301">
            <text:p>1.64301</text:p>
          </table:table-cell>
          <table:table-cell office:value-type="float" office:value="1.17425">
            <text:p>1.17425</text:p>
          </table:table-cell>
          <table:table-cell office:value-type="float" office:value="0.133694">
            <text:p>0.133694</text:p>
          </table:table-cell>
          <table:table-cell office:value-type="float" office:value="1.0856">
            <text:p>1.0856</text:p>
          </table:table-cell>
        </table:table-row>
        <table:table-row table:style-name="ro1">
          <table:table-cell/>
          <table:table-cell office:value-type="float" office:value="0.47697">
            <text:p>0.47697</text:p>
          </table:table-cell>
          <table:table-cell office:value-type="float" office:value="-1.19278">
            <text:p>-1.19278</text:p>
          </table:table-cell>
          <table:table-cell office:value-type="float" office:value="-0.223749">
            <text:p>-0.223749</text:p>
          </table:table-cell>
          <table:table-cell office:value-type="float" office:value="1.01513">
            <text:p>1.01513</text:p>
          </table:table-cell>
          <table:table-cell office:value-type="float" office:value="-1.09487">
            <text:p>-1.09487</text:p>
          </table:table-cell>
        </table:table-row>
        <table:table-row table:style-name="ro1">
          <table:table-cell/>
          <table:table-cell office:value-type="float" office:value="0.175774">
            <text:p>0.175774</text:p>
          </table:table-cell>
          <table:table-cell office:value-type="float" office:value="-0.0178193">
            <text:p>-0.0178193</text:p>
          </table:table-cell>
          <table:table-cell office:value-type="float" office:value="-0.328249">
            <text:p>-0.328249</text:p>
          </table:table-cell>
          <table:table-cell office:value-type="float" office:value="-0.128799">
            <text:p>-0.128799</text:p>
          </table:table-cell>
          <table:table-cell office:value-type="float" office:value="-0.594011">
            <text:p>-0.594011</text:p>
          </table:table-cell>
        </table:table-row>
        <table:table-row table:style-name="ro1">
          <table:table-cell/>
          <table:table-cell office:value-type="float" office:value="-0.47317">
            <text:p>-0.47317</text:p>
          </table:table-cell>
          <table:table-cell office:value-type="float" office:value="-0.950998">
            <text:p>-0.950998</text:p>
          </table:table-cell>
          <table:table-cell office:value-type="float" office:value="0.335884">
            <text:p>0.335884</text:p>
          </table:table-cell>
          <table:table-cell office:value-type="float" office:value="1.42512">
            <text:p>1.42512</text:p>
          </table:table-cell>
          <table:table-cell office:value-type="float" office:value="-0.285755">
            <text:p>-0.285755</text:p>
          </table:table-cell>
        </table:table-row>
        <table:table-row table:style-name="ro1">
          <table:table-cell/>
          <table:table-cell office:value-type="float" office:value="1.68164">
            <text:p>1.68164</text:p>
          </table:table-cell>
          <table:table-cell office:value-type="float" office:value="-0.383956">
            <text:p>-0.383956</text:p>
          </table:table-cell>
          <table:table-cell office:value-type="float" office:value="1.31672">
            <text:p>1.31672</text:p>
          </table:table-cell>
          <table:table-cell office:value-type="float" office:value="0.0087983">
            <text:p>0.0087983</text:p>
          </table:table-cell>
          <table:table-cell office:value-type="float" office:value="-0.13783">
            <text:p>-0.13783</text:p>
          </table:table-cell>
        </table:table-row>
        <table:table-row table:style-name="ro1">
          <table:table-cell/>
          <table:table-cell office:value-type="float" office:value="-0.735349">
            <text:p>-0.735349</text:p>
          </table:table-cell>
          <table:table-cell office:value-type="float" office:value="-0.75532">
            <text:p>-0.75532</text:p>
          </table:table-cell>
          <table:table-cell office:value-type="float" office:value="-0.071372">
            <text:p>-0.071372</text:p>
          </table:table-cell>
          <table:table-cell office:value-type="float" office:value="0.138649">
            <text:p>0.138649</text:p>
          </table:table-cell>
          <table:table-cell office:value-type="float" office:value="0.305839">
            <text:p>0.305839</text:p>
          </table:table-cell>
        </table:table-row>
        <table:table-row table:style-name="ro1">
          <table:table-cell/>
          <table:table-cell office:value-type="float" office:value="-1.47726">
            <text:p>-1.47726</text:p>
          </table:table-cell>
          <table:table-cell office:value-type="float" office:value="-1.14472">
            <text:p>-1.14472</text:p>
          </table:table-cell>
          <table:table-cell office:value-type="float" office:value="-1.15716">
            <text:p>-1.15716</text:p>
          </table:table-cell>
          <table:table-cell office:value-type="float" office:value="0.0467877">
            <text:p>0.0467877</text:p>
          </table:table-cell>
          <table:table-cell office:value-type="float" office:value="-0.578985">
            <text:p>-0.578985</text:p>
          </table:table-cell>
        </table:table-row>
        <table:table-row table:style-name="ro1">
          <table:table-cell/>
          <table:table-cell office:value-type="float" office:value="-1.53578">
            <text:p>-1.53578</text:p>
          </table:table-cell>
          <table:table-cell office:value-type="float" office:value="-0.0969791">
            <text:p>-0.0969791</text:p>
          </table:table-cell>
          <table:table-cell office:value-type="float" office:value="0.24426">
            <text:p>0.24426</text:p>
          </table:table-cell>
          <table:table-cell office:value-type="float" office:value="0.433331">
            <text:p>0.433331</text:p>
          </table:table-cell>
          <table:table-cell office:value-type="float" office:value="0.289847">
            <text:p>0.289847</text:p>
          </table:table-cell>
        </table:table-row>
        <table:table-row table:style-name="ro1">
          <table:table-cell/>
          <table:table-cell office:value-type="float" office:value="-0.208219">
            <text:p>-0.208219</text:p>
          </table:table-cell>
          <table:table-cell office:value-type="float" office:value="-0.798828">
            <text:p>-0.798828</text:p>
          </table:table-cell>
          <table:table-cell office:value-type="float" office:value="1.48872">
            <text:p>1.48872</text:p>
          </table:table-cell>
          <table:table-cell office:value-type="float" office:value="-0.921491">
            <text:p>-0.921491</text:p>
          </table:table-cell>
          <table:table-cell office:value-type="float" office:value="-0.94966">
            <text:p>-0.94966</text:p>
          </table:table-cell>
        </table:table-row>
        <table:table-row table:style-name="ro1">
          <table:table-cell/>
          <table:table-cell office:value-type="float" office:value="-0.757835">
            <text:p>-0.757835</text:p>
          </table:table-cell>
          <table:table-cell office:value-type="float" office:value="0.129219">
            <text:p>0.129219</text:p>
          </table:table-cell>
          <table:table-cell office:value-type="float" office:value="0.776775">
            <text:p>0.776775</text:p>
          </table:table-cell>
          <table:table-cell office:value-type="float" office:value="-1.15591">
            <text:p>-1.15591</text:p>
          </table:table-cell>
          <table:table-cell office:value-type="float" office:value="-1.07285">
            <text:p>-1.07285</text:p>
          </table:table-cell>
        </table:table-row>
        <table:table-row table:style-name="ro1">
          <table:table-cell/>
          <table:table-cell office:value-type="float" office:value="1.04509">
            <text:p>1.04509</text:p>
          </table:table-cell>
          <table:table-cell office:value-type="float" office:value="-0.184252">
            <text:p>-0.184252</text:p>
          </table:table-cell>
          <table:table-cell office:value-type="float" office:value="0.293414">
            <text:p>0.293414</text:p>
          </table:table-cell>
          <table:table-cell office:value-type="float" office:value="2.25465">
            <text:p>2.25465</text:p>
          </table:table-cell>
          <table:table-cell office:value-type="float" office:value="0.343354">
            <text:p>0.343354</text:p>
          </table:table-cell>
        </table:table-row>
        <table:table-row table:style-name="ro1">
          <table:table-cell/>
          <table:table-cell office:value-type="float" office:value="0.929975">
            <text:p>0.929975</text:p>
          </table:table-cell>
          <table:table-cell office:value-type="float" office:value="-0.882876">
            <text:p>-0.882876</text:p>
          </table:table-cell>
          <table:table-cell office:value-type="float" office:value="-0.0274428">
            <text:p>-0.0274428</text:p>
          </table:table-cell>
          <table:table-cell office:value-type="float" office:value="2.28116">
            <text:p>2.28116</text:p>
          </table:table-cell>
          <table:table-cell office:value-type="float" office:value="0.912573">
            <text:p>0.912573</text:p>
          </table:table-cell>
        </table:table-row>
        <table:table-row table:style-name="ro1">
          <table:table-cell/>
          <table:table-cell office:value-type="float" office:value="0.783504">
            <text:p>0.783504</text:p>
          </table:table-cell>
          <table:table-cell office:value-type="float" office:value="0.825888">
            <text:p>0.825888</text:p>
          </table:table-cell>
          <table:table-cell office:value-type="float" office:value="0.665252">
            <text:p>0.665252</text:p>
          </table:table-cell>
          <table:table-cell office:value-type="float" office:value="-0.406667">
            <text:p>-0.406667</text:p>
          </table:table-cell>
          <table:table-cell office:value-type="float" office:value="0.825205">
            <text:p>0.825205</text:p>
          </table:table-cell>
        </table:table-row>
        <table:table-row table:style-name="ro1">
          <table:table-cell/>
          <table:table-cell office:value-type="float" office:value="0.894474">
            <text:p>0.894474</text:p>
          </table:table-cell>
          <table:table-cell office:value-type="float" office:value="0.451513">
            <text:p>0.451513</text:p>
          </table:table-cell>
          <table:table-cell office:value-type="float" office:value="0.414965">
            <text:p>0.414965</text:p>
          </table:table-cell>
          <table:table-cell office:value-type="float" office:value="-0.101639">
            <text:p>-0.101639</text:p>
          </table:table-cell>
          <table:table-cell office:value-type="float" office:value="0.373008">
            <text:p>0.373008</text:p>
          </table:table-cell>
        </table:table-row>
        <table:table-row table:style-name="ro1">
          <table:table-cell/>
          <table:table-cell office:value-type="float" office:value="-0.0944698">
            <text:p>-0.0944698</text:p>
          </table:table-cell>
          <table:table-cell office:value-type="float" office:value="0.144186">
            <text:p>0.144186</text:p>
          </table:table-cell>
          <table:table-cell office:value-type="float" office:value="-0.417774">
            <text:p>-0.417774</text:p>
          </table:table-cell>
          <table:table-cell office:value-type="float" office:value="-0.630726">
            <text:p>-0.630726</text:p>
          </table:table-cell>
          <table:table-cell office:value-type="float" office:value="-1.90616">
            <text:p>-1.90616</text:p>
          </table:table-cell>
        </table:table-row>
        <table:table-row table:style-name="ro1">
          <table:table-cell/>
          <table:table-cell office:value-type="float" office:value="-1.73391">
            <text:p>-1.73391</text:p>
          </table:table-cell>
          <table:table-cell office:value-type="float" office:value="0.908928">
            <text:p>0.908928</text:p>
          </table:table-cell>
          <table:table-cell office:value-type="float" office:value="0.1897">
            <text:p>0.1897</text:p>
          </table:table-cell>
          <table:table-cell office:value-type="float" office:value="-0.721779">
            <text:p>-0.721779</text:p>
          </table:table-cell>
          <table:table-cell office:value-type="float" office:value="1.6766">
            <text:p>1.6766</text:p>
          </table:table-cell>
        </table:table-row>
        <table:table-row table:style-name="ro1">
          <table:table-cell/>
          <table:table-cell office:value-type="float" office:value="-1.34767">
            <text:p>-1.34767</text:p>
          </table:table-cell>
          <table:table-cell office:value-type="float" office:value="-1.7262">
            <text:p>-1.7262</text:p>
          </table:table-cell>
          <table:table-cell office:value-type="float" office:value="0.407677">
            <text:p>0.407677</text:p>
          </table:table-cell>
          <table:table-cell office:value-type="float" office:value="0.696555">
            <text:p>0.696555</text:p>
          </table:table-cell>
          <table:table-cell office:value-type="float" office:value="-0.955346">
            <text:p>-0.955346</text:p>
          </table:table-cell>
        </table:table-row>
        <table:table-row table:style-name="ro1">
          <table:table-cell/>
          <table:table-cell office:value-type="float" office:value="-0.958891">
            <text:p>-0.958891</text:p>
          </table:table-cell>
          <table:table-cell office:value-type="float" office:value="0.105591">
            <text:p>0.105591</text:p>
          </table:table-cell>
          <table:table-cell office:value-type="float" office:value="-0.330586">
            <text:p>-0.330586</text:p>
          </table:table-cell>
          <table:table-cell office:value-type="float" office:value="-0.420226">
            <text:p>-0.420226</text:p>
          </table:table-cell>
          <table:table-cell office:value-type="float" office:value="1.31664">
            <text:p>1.31664</text:p>
          </table:table-cell>
        </table:table-row>
        <table:table-row table:style-name="ro1">
          <table:table-cell/>
          <table:table-cell office:value-type="float" office:value="1.09793">
            <text:p>1.09793</text:p>
          </table:table-cell>
          <table:table-cell office:value-type="float" office:value="-0.677547">
            <text:p>-0.677547</text:p>
          </table:table-cell>
          <table:table-cell office:value-type="float" office:value="-2.64024">
            <text:p>-2.64024</text:p>
          </table:table-cell>
          <table:table-cell office:value-type="float" office:value="0.691029">
            <text:p>0.691029</text:p>
          </table:table-cell>
          <table:table-cell office:value-type="float" office:value="-0.582702">
            <text:p>-0.582702</text:p>
          </table:table-cell>
        </table:table-row>
        <table:table-row table:style-name="ro1">
          <table:table-cell/>
          <table:table-cell office:value-type="float" office:value="1.51186">
            <text:p>1.51186</text:p>
          </table:table-cell>
          <table:table-cell office:value-type="float" office:value="-1.59533">
            <text:p>-1.59533</text:p>
          </table:table-cell>
          <table:table-cell office:value-type="float" office:value="-1.78982">
            <text:p>-1.78982</text:p>
          </table:table-cell>
          <table:table-cell office:value-type="float" office:value="1.57084">
            <text:p>1.57084</text:p>
          </table:table-cell>
          <table:table-cell office:value-type="float" office:value="1.58026">
            <text:p>1.58026</text:p>
          </table:table-cell>
        </table:table-row>
        <table:table-row table:style-name="ro1">
          <table:table-cell/>
          <table:table-cell office:value-type="float" office:value="-0.472277">
            <text:p>-0.472277</text:p>
          </table:table-cell>
          <table:table-cell office:value-type="float" office:value="-0.0573682">
            <text:p>-0.0573682</text:p>
          </table:table-cell>
          <table:table-cell office:value-type="float" office:value="0.514152">
            <text:p>0.514152</text:p>
          </table:table-cell>
          <table:table-cell office:value-type="float" office:value="2.33178">
            <text:p>2.33178</text:p>
          </table:table-cell>
          <table:table-cell office:value-type="float" office:value="0.832577">
            <text:p>0.832577</text:p>
          </table:table-cell>
        </table:table-row>
        <table:table-row table:style-name="ro1">
          <table:table-cell/>
          <table:table-cell office:value-type="float" office:value="-0.655318">
            <text:p>-0.655318</text:p>
          </table:table-cell>
          <table:table-cell office:value-type="float" office:value="0.419729">
            <text:p>0.419729</text:p>
          </table:table-cell>
          <table:table-cell office:value-type="float" office:value="-0.485235">
            <text:p>-0.485235</text:p>
          </table:table-cell>
          <table:table-cell office:value-type="float" office:value="0.0763174">
            <text:p>0.0763174</text:p>
          </table:table-cell>
          <table:table-cell office:value-type="float" office:value="1.59204">
            <text:p>1.59204</text:p>
          </table:table-cell>
        </table:table-row>
        <table:table-row table:style-name="ro1">
          <table:table-cell/>
          <table:table-cell office:value-type="float" office:value="-1.13663">
            <text:p>-1.13663</text:p>
          </table:table-cell>
          <table:table-cell office:value-type="float" office:value="0.727758">
            <text:p>0.727758</text:p>
          </table:table-cell>
          <table:table-cell office:value-type="float" office:value="-0.569236">
            <text:p>-0.569236</text:p>
          </table:table-cell>
          <table:table-cell office:value-type="float" office:value="0.560618">
            <text:p>0.560618</text:p>
          </table:table-cell>
          <table:table-cell office:value-type="float" office:value="-1.19417">
            <text:p>-1.19417</text:p>
          </table:table-cell>
        </table:table-row>
        <table:table-row table:style-name="ro1">
          <table:table-cell/>
          <table:table-cell office:value-type="float" office:value="1.30049">
            <text:p>1.30049</text:p>
          </table:table-cell>
          <table:table-cell office:value-type="float" office:value="-0.0391663">
            <text:p>-0.0391663</text:p>
          </table:table-cell>
          <table:table-cell office:value-type="float" office:value="0.121662">
            <text:p>0.121662</text:p>
          </table:table-cell>
          <table:table-cell office:value-type="float" office:value="0.116575">
            <text:p>0.116575</text:p>
          </table:table-cell>
          <table:table-cell office:value-type="float" office:value="1.06795">
            <text:p>1.06795</text:p>
          </table:table-cell>
        </table:table-row>
        <table:table-row table:style-name="ro1">
          <table:table-cell/>
          <table:table-cell office:value-type="float" office:value="-0.632974">
            <text:p>-0.632974</text:p>
          </table:table-cell>
          <table:table-cell office:value-type="float" office:value="-1.12312">
            <text:p>-1.12312</text:p>
          </table:table-cell>
          <table:table-cell office:value-type="float" office:value="0.297614">
            <text:p>0.297614</text:p>
          </table:table-cell>
          <table:table-cell office:value-type="float" office:value="-1.23436">
            <text:p>-1.23436</text:p>
          </table:table-cell>
          <table:table-cell office:value-type="float" office:value="-0.0414555">
            <text:p>-0.0414555</text:p>
          </table:table-cell>
        </table:table-row>
        <table:table-row table:style-name="ro1">
          <table:table-cell/>
          <table:table-cell office:value-type="float" office:value="0.397658">
            <text:p>0.397658</text:p>
          </table:table-cell>
          <table:table-cell office:value-type="float" office:value="0.248364">
            <text:p>0.248364</text:p>
          </table:table-cell>
          <table:table-cell office:value-type="float" office:value="-0.455263">
            <text:p>-0.455263</text:p>
          </table:table-cell>
          <table:table-cell office:value-type="float" office:value="1.44133">
            <text:p>1.44133</text:p>
          </table:table-cell>
          <table:table-cell office:value-type="float" office:value="0.522648">
            <text:p>0.522648</text:p>
          </table:table-cell>
        </table:table-row>
        <table:table-row table:style-name="ro1">
          <table:table-cell/>
          <table:table-cell office:value-type="float" office:value="-0.0182128">
            <text:p>-0.0182128</text:p>
          </table:table-cell>
          <table:table-cell office:value-type="float" office:value="0.44352">
            <text:p>0.44352</text:p>
          </table:table-cell>
          <table:table-cell office:value-type="float" office:value="-0.34236">
            <text:p>-0.34236</text:p>
          </table:table-cell>
          <table:table-cell office:value-type="float" office:value="-0.251614">
            <text:p>-0.251614</text:p>
          </table:table-cell>
          <table:table-cell office:value-type="float" office:value="-2.62403">
            <text:p>-2.62403</text:p>
          </table:table-cell>
        </table:table-row>
        <table:table-row table:style-name="ro1">
          <table:table-cell/>
          <table:table-cell office:value-type="float" office:value="-2.16336">
            <text:p>-2.16336</text:p>
          </table:table-cell>
          <table:table-cell office:value-type="float" office:value="-1.99238">
            <text:p>-1.99238</text:p>
          </table:table-cell>
          <table:table-cell office:value-type="float" office:value="1.7356">
            <text:p>1.7356</text:p>
          </table:table-cell>
          <table:table-cell office:value-type="float" office:value="1.33732">
            <text:p>1.33732</text:p>
          </table:table-cell>
          <table:table-cell office:value-type="float" office:value="-1.30556">
            <text:p>-1.30556</text:p>
          </table:table-cell>
        </table:table-row>
        <table:table-row table:style-name="ro1">
          <table:table-cell/>
          <table:table-cell office:value-type="float" office:value="-0.0140938">
            <text:p>-0.0140938</text:p>
          </table:table-cell>
          <table:table-cell office:value-type="float" office:value="-0.620703">
            <text:p>-0.620703</text:p>
          </table:table-cell>
          <table:table-cell office:value-type="float" office:value="1.07916">
            <text:p>1.07916</text:p>
          </table:table-cell>
          <table:table-cell office:value-type="float" office:value="-0.395217">
            <text:p>-0.395217</text:p>
          </table:table-cell>
          <table:table-cell office:value-type="float" office:value="-0.249339">
            <text:p>-0.249339</text:p>
          </table:table-cell>
        </table:table-row>
        <table:table-row table:style-name="ro1">
          <table:table-cell/>
          <table:table-cell office:value-type="float" office:value="1.22745">
            <text:p>1.22745</text:p>
          </table:table-cell>
          <table:table-cell office:value-type="float" office:value="-1.20141">
            <text:p>-1.20141</text:p>
          </table:table-cell>
          <table:table-cell office:value-type="float" office:value="0.43471">
            <text:p>0.43471</text:p>
          </table:table-cell>
          <table:table-cell office:value-type="float" office:value="-1.07831">
            <text:p>-1.07831</text:p>
          </table:table-cell>
          <table:table-cell office:value-type="float" office:value="-1.49968">
            <text:p>-1.49968</text:p>
          </table:table-cell>
        </table:table-row>
        <table:table-row table:style-name="ro1">
          <table:table-cell/>
          <table:table-cell office:value-type="float" office:value="0.048789">
            <text:p>0.048789</text:p>
          </table:table-cell>
          <table:table-cell office:value-type="float" office:value="1.17901">
            <text:p>1.17901</text:p>
          </table:table-cell>
          <table:table-cell office:value-type="float" office:value="-0.47853">
            <text:p>-0.47853</text:p>
          </table:table-cell>
          <table:table-cell office:value-type="float" office:value="2.59556">
            <text:p>2.59556</text:p>
          </table:table-cell>
          <table:table-cell office:value-type="float" office:value="-0.77606">
            <text:p>-0.77606</text:p>
          </table:table-cell>
        </table:table-row>
        <table:table-row table:style-name="ro1">
          <table:table-cell/>
          <table:table-cell office:value-type="float" office:value="-1.02049">
            <text:p>-1.02049</text:p>
          </table:table-cell>
          <table:table-cell office:value-type="float" office:value="-0.973915">
            <text:p>-0.973915</text:p>
          </table:table-cell>
          <table:table-cell office:value-type="float" office:value="0.19274">
            <text:p>0.19274</text:p>
          </table:table-cell>
          <table:table-cell office:value-type="float" office:value="-0.563176">
            <text:p>-0.563176</text:p>
          </table:table-cell>
          <table:table-cell office:value-type="float" office:value="-0.339717">
            <text:p>-0.339717</text:p>
          </table:table-cell>
        </table:table-row>
        <table:table-row table:style-name="ro1">
          <table:table-cell/>
          <table:table-cell office:value-type="float" office:value="-0.104066">
            <text:p>-0.104066</text:p>
          </table:table-cell>
          <table:table-cell office:value-type="float" office:value="0.949145">
            <text:p>0.949145</text:p>
          </table:table-cell>
          <table:table-cell office:value-type="float" office:value="2.39048">
            <text:p>2.39048</text:p>
          </table:table-cell>
          <table:table-cell office:value-type="float" office:value="0.913427">
            <text:p>0.913427</text:p>
          </table:table-cell>
          <table:table-cell office:value-type="float" office:value="0.321188">
            <text:p>0.321188</text:p>
          </table:table-cell>
        </table:table-row>
        <table:table-row table:style-name="ro1">
          <table:table-cell/>
          <table:table-cell office:value-type="float" office:value="-1.81606">
            <text:p>-1.81606</text:p>
          </table:table-cell>
          <table:table-cell office:value-type="float" office:value="0.379228">
            <text:p>0.379228</text:p>
          </table:table-cell>
          <table:table-cell office:value-type="float" office:value="0.595171">
            <text:p>0.595171</text:p>
          </table:table-cell>
          <table:table-cell office:value-type="float" office:value="-0.0145141">
            <text:p>-0.0145141</text:p>
          </table:table-cell>
          <table:table-cell office:value-type="float" office:value="-0.493417">
            <text:p>-0.493417</text:p>
          </table:table-cell>
        </table:table-row>
        <table:table-row table:style-name="ro1">
          <table:table-cell/>
          <table:table-cell office:value-type="float" office:value="0.122194">
            <text:p>0.122194</text:p>
          </table:table-cell>
          <table:table-cell office:value-type="float" office:value="0.297948">
            <text:p>0.297948</text:p>
          </table:table-cell>
          <table:table-cell office:value-type="float" office:value="0.343626">
            <text:p>0.343626</text:p>
          </table:table-cell>
          <table:table-cell office:value-type="float" office:value="-0.339291">
            <text:p>-0.339291</text:p>
          </table:table-cell>
          <table:table-cell office:value-type="float" office:value="1.52804">
            <text:p>1.52804</text:p>
          </table:table-cell>
        </table:table-row>
        <table:table-row table:style-name="ro1">
          <table:table-cell/>
          <table:table-cell office:value-type="float" office:value="-0.138543">
            <text:p>-0.138543</text:p>
          </table:table-cell>
          <table:table-cell office:value-type="float" office:value="-0.38393">
            <text:p>-0.38393</text:p>
          </table:table-cell>
          <table:table-cell office:value-type="float" office:value="1.15645">
            <text:p>1.15645</text:p>
          </table:table-cell>
          <table:table-cell office:value-type="float" office:value="-0.203228">
            <text:p>-0.203228</text:p>
          </table:table-cell>
          <table:table-cell office:value-type="float" office:value="0.553148">
            <text:p>0.553148</text:p>
          </table:table-cell>
        </table:table-row>
        <table:table-row table:style-name="ro1">
          <table:table-cell/>
          <table:table-cell office:value-type="float" office:value="0.230227">
            <text:p>0.230227</text:p>
          </table:table-cell>
          <table:table-cell office:value-type="float" office:value="0.122885">
            <text:p>0.122885</text:p>
          </table:table-cell>
          <table:table-cell office:value-type="float" office:value="-0.901796">
            <text:p>-0.901796</text:p>
          </table:table-cell>
          <table:table-cell office:value-type="float" office:value="-0.587989">
            <text:p>-0.587989</text:p>
          </table:table-cell>
          <table:table-cell office:value-type="float" office:value="1.37045">
            <text:p>1.37045</text:p>
          </table:table-cell>
        </table:table-row>
        <table:table-row table:style-name="ro1">
          <table:table-cell/>
          <table:table-cell office:value-type="float" office:value="0.00495464">
            <text:p>0.00495464</text:p>
          </table:table-cell>
          <table:table-cell office:value-type="float" office:value="0.388503">
            <text:p>0.388503</text:p>
          </table:table-cell>
          <table:table-cell office:value-type="float" office:value="0.711541">
            <text:p>0.711541</text:p>
          </table:table-cell>
          <table:table-cell office:value-type="float" office:value="-0.613728">
            <text:p>-0.613728</text:p>
          </table:table-cell>
          <table:table-cell office:value-type="float" office:value="-0.504512">
            <text:p>-0.504512</text:p>
          </table:table-cell>
        </table:table-row>
        <table:table-row table:style-name="ro1">
          <table:table-cell/>
          <table:table-cell office:value-type="float" office:value="0.817486">
            <text:p>0.817486</text:p>
          </table:table-cell>
          <table:table-cell office:value-type="float" office:value="-0.254664">
            <text:p>-0.254664</text:p>
          </table:table-cell>
          <table:table-cell office:value-type="float" office:value="1.3003">
            <text:p>1.3003</text:p>
          </table:table-cell>
          <table:table-cell office:value-type="float" office:value="-0.925846">
            <text:p>-0.925846</text:p>
          </table:table-cell>
          <table:table-cell office:value-type="float" office:value="-0.600609">
            <text:p>-0.600609</text:p>
          </table:table-cell>
        </table:table-row>
        <table:table-row table:style-name="ro1">
          <table:table-cell/>
          <table:table-cell office:value-type="float" office:value="1.99523">
            <text:p>1.99523</text:p>
          </table:table-cell>
          <table:table-cell office:value-type="float" office:value="-1.01778">
            <text:p>-1.01778</text:p>
          </table:table-cell>
          <table:table-cell office:value-type="float" office:value="-0.121542">
            <text:p>-0.121542</text:p>
          </table:table-cell>
          <table:table-cell office:value-type="float" office:value="1.32956">
            <text:p>1.32956</text:p>
          </table:table-cell>
          <table:table-cell office:value-type="float" office:value="-0.340598">
            <text:p>-0.340598</text:p>
          </table:table-cell>
        </table:table-row>
        <table:table-row table:style-name="ro1">
          <table:table-cell/>
          <table:table-cell office:value-type="float" office:value="-0.335656">
            <text:p>-0.335656</text:p>
          </table:table-cell>
          <table:table-cell office:value-type="float" office:value="0.719155">
            <text:p>0.719155</text:p>
          </table:table-cell>
          <table:table-cell office:value-type="float" office:value="-0.195307">
            <text:p>-0.195307</text:p>
          </table:table-cell>
          <table:table-cell office:value-type="float" office:value="-2.70967">
            <text:p>-2.70967</text:p>
          </table:table-cell>
          <table:table-cell office:value-type="float" office:value="1.36191">
            <text:p>1.36191</text:p>
          </table:table-cell>
        </table:table-row>
        <table:table-row table:style-name="ro1">
          <table:table-cell/>
          <table:table-cell office:value-type="float" office:value="-0.807436">
            <text:p>-0.807436</text:p>
          </table:table-cell>
          <table:table-cell office:value-type="float" office:value="-0.062241">
            <text:p>-0.062241</text:p>
          </table:table-cell>
          <table:table-cell office:value-type="float" office:value="0.629228">
            <text:p>0.629228</text:p>
          </table:table-cell>
          <table:table-cell office:value-type="float" office:value="-1.5188">
            <text:p>-1.5188</text:p>
          </table:table-cell>
          <table:table-cell office:value-type="float" office:value="0.101044">
            <text:p>0.101044</text:p>
          </table:table-cell>
        </table:table-row>
        <table:table-row table:style-name="ro1">
          <table:table-cell/>
          <table:table-cell office:value-type="float" office:value="1.5261">
            <text:p>1.5261</text:p>
          </table:table-cell>
          <table:table-cell office:value-type="float" office:value="-0.565836">
            <text:p>-0.565836</text:p>
          </table:table-cell>
          <table:table-cell office:value-type="float" office:value="0.109961">
            <text:p>0.109961</text:p>
          </table:table-cell>
          <table:table-cell office:value-type="float" office:value="-0.50801">
            <text:p>-0.50801</text:p>
          </table:table-cell>
          <table:table-cell office:value-type="float" office:value="-0.857954">
            <text:p>-0.857954</text:p>
          </table:table-cell>
        </table:table-row>
        <table:table-row table:style-name="ro1">
          <table:table-cell/>
          <table:table-cell office:value-type="float" office:value="-0.703301">
            <text:p>-0.703301</text:p>
          </table:table-cell>
          <table:table-cell office:value-type="float" office:value="0.450165">
            <text:p>0.450165</text:p>
          </table:table-cell>
          <table:table-cell office:value-type="float" office:value="0.254428">
            <text:p>0.254428</text:p>
          </table:table-cell>
          <table:table-cell office:value-type="float" office:value="-1.3871">
            <text:p>-1.3871</text:p>
          </table:table-cell>
          <table:table-cell office:value-type="float" office:value="0.121921">
            <text:p>0.121921</text:p>
          </table:table-cell>
        </table:table-row>
        <table:table-row table:style-name="ro1">
          <table:table-cell/>
          <table:table-cell office:value-type="float" office:value="-0.417241">
            <text:p>-0.417241</text:p>
          </table:table-cell>
          <table:table-cell office:value-type="float" office:value="-0.00499117">
            <text:p>-0.00499117</text:p>
          </table:table-cell>
          <table:table-cell office:value-type="float" office:value="-1.05487">
            <text:p>-1.05487</text:p>
          </table:table-cell>
          <table:table-cell office:value-type="float" office:value="2.35686">
            <text:p>2.35686</text:p>
          </table:table-cell>
          <table:table-cell office:value-type="float" office:value="0.3301">
            <text:p>0.3301</text:p>
          </table:table-cell>
        </table:table-row>
        <table:table-row table:style-name="ro1">
          <table:table-cell/>
          <table:table-cell office:value-type="float" office:value="0.586591">
            <text:p>0.586591</text:p>
          </table:table-cell>
          <table:table-cell office:value-type="float" office:value="1.37227">
            <text:p>1.37227</text:p>
          </table:table-cell>
          <table:table-cell office:value-type="float" office:value="0.231085">
            <text:p>0.231085</text:p>
          </table:table-cell>
          <table:table-cell office:value-type="float" office:value="-0.662968">
            <text:p>-0.662968</text:p>
          </table:table-cell>
          <table:table-cell office:value-type="float" office:value="0.048607">
            <text:p>0.048607</text:p>
          </table:table-cell>
        </table:table-row>
        <table:table-row table:style-name="ro1">
          <table:table-cell/>
          <table:table-cell office:value-type="float" office:value="0.277386">
            <text:p>0.277386</text:p>
          </table:table-cell>
          <table:table-cell office:value-type="float" office:value="-0.112187">
            <text:p>-0.112187</text:p>
          </table:table-cell>
          <table:table-cell office:value-type="float" office:value="-1.71962">
            <text:p>-1.71962</text:p>
          </table:table-cell>
          <table:table-cell office:value-type="float" office:value="-1.55094">
            <text:p>-1.55094</text:p>
          </table:table-cell>
          <table:table-cell office:value-type="float" office:value="-0.565909">
            <text:p>-0.565909</text:p>
          </table:table-cell>
        </table:table-row>
        <table:table-row table:style-name="ro1">
          <table:table-cell/>
          <table:table-cell office:value-type="float" office:value="0.474644">
            <text:p>0.474644</text:p>
          </table:table-cell>
          <table:table-cell office:value-type="float" office:value="0.969107">
            <text:p>0.969107</text:p>
          </table:table-cell>
          <table:table-cell office:value-type="float" office:value="-0.867628">
            <text:p>-0.867628</text:p>
          </table:table-cell>
          <table:table-cell office:value-type="float" office:value="-1.19177">
            <text:p>-1.19177</text:p>
          </table:table-cell>
          <table:table-cell office:value-type="float" office:value="-0.739562">
            <text:p>-0.739562</text:p>
          </table:table-cell>
        </table:table-row>
        <table:table-row table:style-name="ro1">
          <table:table-cell/>
          <table:table-cell office:value-type="float" office:value="1.54277">
            <text:p>1.54277</text:p>
          </table:table-cell>
          <table:table-cell office:value-type="float" office:value="1.31184">
            <text:p>1.31184</text:p>
          </table:table-cell>
          <table:table-cell office:value-type="float" office:value="0.745274">
            <text:p>0.745274</text:p>
          </table:table-cell>
          <table:table-cell office:value-type="float" office:value="0.374046">
            <text:p>0.374046</text:p>
          </table:table-cell>
          <table:table-cell office:value-type="float" office:value="-1.26162">
            <text:p>-1.26162</text:p>
          </table:table-cell>
        </table:table-row>
        <table:table-row table:style-name="ro1">
          <table:table-cell/>
          <table:table-cell office:value-type="float" office:value="0.0922887">
            <text:p>0.0922887</text:p>
          </table:table-cell>
          <table:table-cell office:value-type="float" office:value="-0.603676">
            <text:p>-0.603676</text:p>
          </table:table-cell>
          <table:table-cell office:value-type="float" office:value="-0.262984">
            <text:p>-0.262984</text:p>
          </table:table-cell>
          <table:table-cell office:value-type="float" office:value="0.198644">
            <text:p>0.198644</text:p>
          </table:table-cell>
          <table:table-cell office:value-type="float" office:value="-2.08544">
            <text:p>-2.08544</text:p>
          </table:table-cell>
        </table:table-row>
        <table:table-row table:style-name="ro1">
          <table:table-cell/>
          <table:table-cell office:value-type="float" office:value="-0.861577">
            <text:p>-0.861577</text:p>
          </table:table-cell>
          <table:table-cell office:value-type="float" office:value="-0.960208">
            <text:p>-0.960208</text:p>
          </table:table-cell>
          <table:table-cell office:value-type="float" office:value="1.16906">
            <text:p>1.16906</text:p>
          </table:table-cell>
          <table:table-cell office:value-type="float" office:value="0.0857984">
            <text:p>0.0857984</text:p>
          </table:table-cell>
          <table:table-cell office:value-type="float" office:value="-0.815591">
            <text:p>-0.815591</text:p>
          </table:table-cell>
        </table:table-row>
        <table:table-row table:style-name="ro1">
          <table:table-cell/>
          <table:table-cell office:value-type="float" office:value="0.313241">
            <text:p>0.313241</text:p>
          </table:table-cell>
          <table:table-cell office:value-type="float" office:value="-0.323786">
            <text:p>-0.323786</text:p>
          </table:table-cell>
          <table:table-cell office:value-type="float" office:value="0.929221">
            <text:p>0.929221</text:p>
          </table:table-cell>
          <table:table-cell office:value-type="float" office:value="1.1291">
            <text:p>1.1291</text:p>
          </table:table-cell>
          <table:table-cell office:value-type="float" office:value="-1.03619">
            <text:p>-1.03619</text:p>
          </table:table-cell>
        </table:table-row>
        <table:table-row table:style-name="ro1">
          <table:table-cell/>
          <table:table-cell office:value-type="float" office:value="-0.411653">
            <text:p>-0.411653</text:p>
          </table:table-cell>
          <table:table-cell office:value-type="float" office:value="0.364266">
            <text:p>0.364266</text:p>
          </table:table-cell>
          <table:table-cell office:value-type="float" office:value="0.401151">
            <text:p>0.401151</text:p>
          </table:table-cell>
          <table:table-cell office:value-type="float" office:value="-1.36844">
            <text:p>-1.36844</text:p>
          </table:table-cell>
          <table:table-cell office:value-type="float" office:value="0.0412751">
            <text:p>0.0412751</text:p>
          </table:table-cell>
        </table:table-row>
        <table:table-row table:style-name="ro1">
          <table:table-cell/>
          <table:table-cell office:value-type="float" office:value="-1.22535">
            <text:p>-1.22535</text:p>
          </table:table-cell>
          <table:table-cell office:value-type="float" office:value="1.47299">
            <text:p>1.47299</text:p>
          </table:table-cell>
          <table:table-cell office:value-type="float" office:value="0.992611">
            <text:p>0.992611</text:p>
          </table:table-cell>
          <table:table-cell office:value-type="float" office:value="1.02639">
            <text:p>1.02639</text:p>
          </table:table-cell>
          <table:table-cell office:value-type="float" office:value="1.28005">
            <text:p>1.28005</text:p>
          </table:table-cell>
        </table:table-row>
        <table:table-row table:style-name="ro1">
          <table:table-cell/>
          <table:table-cell office:value-type="float" office:value="0.0439735">
            <text:p>0.0439735</text:p>
          </table:table-cell>
          <table:table-cell office:value-type="float" office:value="-0.93947">
            <text:p>-0.93947</text:p>
          </table:table-cell>
          <table:table-cell office:value-type="float" office:value="0.467513">
            <text:p>0.467513</text:p>
          </table:table-cell>
          <table:table-cell office:value-type="float" office:value="1.2778">
            <text:p>1.2778</text:p>
          </table:table-cell>
          <table:table-cell office:value-type="float" office:value="-1.01321">
            <text:p>-1.01321</text:p>
          </table:table-cell>
        </table:table-row>
        <table:table-row table:style-name="ro1">
          <table:table-cell/>
          <table:table-cell office:value-type="float" office:value="0.679928">
            <text:p>0.679928</text:p>
          </table:table-cell>
          <table:table-cell office:value-type="float" office:value="0.260457">
            <text:p>0.260457</text:p>
          </table:table-cell>
          <table:table-cell office:value-type="float" office:value="-0.962547">
            <text:p>-0.962547</text:p>
          </table:table-cell>
          <table:table-cell office:value-type="float" office:value="0.87375">
            <text:p>0.87375</text:p>
          </table:table-cell>
          <table:table-cell office:value-type="float" office:value="-1.09688">
            <text:p>-1.09688</text:p>
          </table:table-cell>
        </table:table-row>
        <table:table-row table:style-name="ro1">
          <table:table-cell/>
          <table:table-cell office:value-type="float" office:value="0.664651">
            <text:p>0.664651</text:p>
          </table:table-cell>
          <table:table-cell office:value-type="float" office:value="-0.244499">
            <text:p>-0.244499</text:p>
          </table:table-cell>
          <table:table-cell office:value-type="float" office:value="-0.173742">
            <text:p>-0.173742</text:p>
          </table:table-cell>
          <table:table-cell office:value-type="float" office:value="1.08999">
            <text:p>1.08999</text:p>
          </table:table-cell>
          <table:table-cell office:value-type="float" office:value="0.0705762">
            <text:p>0.0705762</text:p>
          </table:table-cell>
        </table:table-row>
        <table:table-row table:style-name="ro1">
          <table:table-cell/>
          <table:table-cell office:value-type="float" office:value="-1.68004">
            <text:p>-1.68004</text:p>
          </table:table-cell>
          <table:table-cell office:value-type="float" office:value="-0.661854">
            <text:p>-0.661854</text:p>
          </table:table-cell>
          <table:table-cell office:value-type="float" office:value="-2.09699">
            <text:p>-2.09699</text:p>
          </table:table-cell>
          <table:table-cell office:value-type="float" office:value="-0.4737">
            <text:p>-0.4737</text:p>
          </table:table-cell>
          <table:table-cell office:value-type="float" office:value="0.792741">
            <text:p>0.792741</text:p>
          </table:table-cell>
        </table:table-row>
        <table:table-row table:style-name="ro1">
          <table:table-cell/>
          <table:table-cell office:value-type="float" office:value="1.66743">
            <text:p>1.66743</text:p>
          </table:table-cell>
          <table:table-cell office:value-type="float" office:value="0.138792">
            <text:p>0.138792</text:p>
          </table:table-cell>
          <table:table-cell office:value-type="float" office:value="0.0794215">
            <text:p>0.0794215</text:p>
          </table:table-cell>
          <table:table-cell office:value-type="float" office:value="0.799622">
            <text:p>0.799622</text:p>
          </table:table-cell>
          <table:table-cell office:value-type="float" office:value="-0.689355">
            <text:p>-0.689355</text:p>
          </table:table-cell>
        </table:table-row>
        <table:table-row table:style-name="ro1">
          <table:table-cell/>
          <table:table-cell office:value-type="float" office:value="0.39216">
            <text:p>0.39216</text:p>
          </table:table-cell>
          <table:table-cell office:value-type="float" office:value="1.90119">
            <text:p>1.90119</text:p>
          </table:table-cell>
          <table:table-cell office:value-type="float" office:value="-1.0671">
            <text:p>-1.0671</text:p>
          </table:table-cell>
          <table:table-cell office:value-type="float" office:value="2.01828">
            <text:p>2.01828</text:p>
          </table:table-cell>
          <table:table-cell office:value-type="float" office:value="-2.9156">
            <text:p>-2.9156</text:p>
          </table:table-cell>
        </table:table-row>
        <table:table-row table:style-name="ro1">
          <table:table-cell/>
          <table:table-cell office:value-type="float" office:value="-1.55054">
            <text:p>-1.55054</text:p>
          </table:table-cell>
          <table:table-cell office:value-type="float" office:value="-1.6924">
            <text:p>-1.6924</text:p>
          </table:table-cell>
          <table:table-cell office:value-type="float" office:value="0.0392384">
            <text:p>0.0392384</text:p>
          </table:table-cell>
          <table:table-cell office:value-type="float" office:value="-0.367476">
            <text:p>-0.367476</text:p>
          </table:table-cell>
          <table:table-cell office:value-type="float" office:value="-0.670525">
            <text:p>-0.670525</text:p>
          </table:table-cell>
        </table:table-row>
        <table:table-row table:style-name="ro1">
          <table:table-cell/>
          <table:table-cell office:value-type="float" office:value="0.913194">
            <text:p>0.913194</text:p>
          </table:table-cell>
          <table:table-cell office:value-type="float" office:value="-1.72396">
            <text:p>-1.72396</text:p>
          </table:table-cell>
          <table:table-cell office:value-type="float" office:value="-0.0457875">
            <text:p>-0.0457875</text:p>
          </table:table-cell>
          <table:table-cell office:value-type="float" office:value="-0.956329">
            <text:p>-0.956329</text:p>
          </table:table-cell>
          <table:table-cell office:value-type="float" office:value="0.518085">
            <text:p>0.518085</text:p>
          </table:table-cell>
        </table:table-row>
        <table:table-row table:style-name="ro1">
          <table:table-cell/>
          <table:table-cell office:value-type="float" office:value="0.467309">
            <text:p>0.467309</text:p>
          </table:table-cell>
          <table:table-cell office:value-type="float" office:value="1.94544">
            <text:p>1.94544</text:p>
          </table:table-cell>
          <table:table-cell office:value-type="float" office:value="1.53008">
            <text:p>1.53008</text:p>
          </table:table-cell>
          <table:table-cell office:value-type="float" office:value="0.0827337">
            <text:p>0.0827337</text:p>
          </table:table-cell>
          <table:table-cell office:value-type="float" office:value="0.407709">
            <text:p>0.407709</text:p>
          </table:table-cell>
        </table:table-row>
        <table:table-row table:style-name="ro1">
          <table:table-cell/>
          <table:table-cell office:value-type="float" office:value="0.631001">
            <text:p>0.631001</text:p>
          </table:table-cell>
          <table:table-cell office:value-type="float" office:value="-1.99693">
            <text:p>-1.99693</text:p>
          </table:table-cell>
          <table:table-cell office:value-type="float" office:value="-0.302103">
            <text:p>-0.302103</text:p>
          </table:table-cell>
          <table:table-cell office:value-type="float" office:value="-0.905436">
            <text:p>-0.905436</text:p>
          </table:table-cell>
          <table:table-cell office:value-type="float" office:value="-1.57515">
            <text:p>-1.57515</text:p>
          </table:table-cell>
        </table:table-row>
        <table:table-row table:style-name="ro1">
          <table:table-cell/>
          <table:table-cell office:value-type="float" office:value="-0.536496">
            <text:p>-0.536496</text:p>
          </table:table-cell>
          <table:table-cell office:value-type="float" office:value="0.199307">
            <text:p>0.199307</text:p>
          </table:table-cell>
          <table:table-cell office:value-type="float" office:value="-0.687671">
            <text:p>-0.687671</text:p>
          </table:table-cell>
          <table:table-cell office:value-type="float" office:value="-0.895241">
            <text:p>-0.895241</text:p>
          </table:table-cell>
          <table:table-cell office:value-type="float" office:value="0.801694">
            <text:p>0.801694</text:p>
          </table:table-cell>
        </table:table-row>
        <table:table-row table:style-name="ro1">
          <table:table-cell/>
          <table:table-cell office:value-type="float" office:value="-0.230529">
            <text:p>-0.230529</text:p>
          </table:table-cell>
          <table:table-cell office:value-type="float" office:value="1.67523">
            <text:p>1.67523</text:p>
          </table:table-cell>
          <table:table-cell office:value-type="float" office:value="0.372879">
            <text:p>0.372879</text:p>
          </table:table-cell>
          <table:table-cell office:value-type="float" office:value="-1.11084">
            <text:p>-1.11084</text:p>
          </table:table-cell>
          <table:table-cell office:value-type="float" office:value="-0.708802">
            <text:p>-0.708802</text:p>
          </table:table-cell>
        </table:table-row>
        <table:table-row table:style-name="ro1">
          <table:table-cell/>
          <table:table-cell office:value-type="float" office:value="-1.09948">
            <text:p>-1.09948</text:p>
          </table:table-cell>
          <table:table-cell office:value-type="float" office:value="0.0992767">
            <text:p>0.0992767</text:p>
          </table:table-cell>
          <table:table-cell office:value-type="float" office:value="-0.430671">
            <text:p>-0.430671</text:p>
          </table:table-cell>
          <table:table-cell office:value-type="float" office:value="-1.73006">
            <text:p>-1.73006</text:p>
          </table:table-cell>
          <table:table-cell office:value-type="float" office:value="-0.193506">
            <text:p>-0.193506</text:p>
          </table:table-cell>
        </table:table-row>
        <table:table-row table:style-name="ro1">
          <table:table-cell/>
          <table:table-cell office:value-type="float" office:value="0.236678">
            <text:p>0.236678</text:p>
          </table:table-cell>
          <table:table-cell office:value-type="float" office:value="0.120089">
            <text:p>0.120089</text:p>
          </table:table-cell>
          <table:table-cell office:value-type="float" office:value="0.94445">
            <text:p>0.94445</text:p>
          </table:table-cell>
          <table:table-cell office:value-type="float" office:value="0.724969">
            <text:p>0.724969</text:p>
          </table:table-cell>
          <table:table-cell office:value-type="float" office:value="-0.0455554">
            <text:p>-0.0455554</text:p>
          </table:table-cell>
        </table:table-row>
        <table:table-row table:style-name="ro1">
          <table:table-cell/>
          <table:table-cell office:value-type="float" office:value="0.112037">
            <text:p>0.112037</text:p>
          </table:table-cell>
          <table:table-cell office:value-type="float" office:value="-0.48756">
            <text:p>-0.48756</text:p>
          </table:table-cell>
          <table:table-cell office:value-type="float" office:value="1.01846">
            <text:p>1.01846</text:p>
          </table:table-cell>
          <table:table-cell office:value-type="float" office:value="-1.02699">
            <text:p>-1.02699</text:p>
          </table:table-cell>
          <table:table-cell office:value-type="float" office:value="-0.742959">
            <text:p>-0.742959</text:p>
          </table:table-cell>
        </table:table-row>
        <table:table-row table:style-name="ro1">
          <table:table-cell/>
          <table:table-cell office:value-type="float" office:value="0.320815">
            <text:p>0.320815</text:p>
          </table:table-cell>
          <table:table-cell office:value-type="float" office:value="-0.83094">
            <text:p>-0.83094</text:p>
          </table:table-cell>
          <table:table-cell office:value-type="float" office:value="1.98569">
            <text:p>1.98569</text:p>
          </table:table-cell>
          <table:table-cell office:value-type="float" office:value="0.227196">
            <text:p>0.227196</text:p>
          </table:table-cell>
          <table:table-cell office:value-type="float" office:value="0.240074">
            <text:p>0.240074</text:p>
          </table:table-cell>
        </table:table-row>
        <table:table-row table:style-name="ro1">
          <table:table-cell/>
          <table:table-cell office:value-type="float" office:value="-0.7442">
            <text:p>-0.7442</text:p>
          </table:table-cell>
          <table:table-cell office:value-type="float" office:value="-0.92303">
            <text:p>-0.92303</text:p>
          </table:table-cell>
          <table:table-cell office:value-type="float" office:value="1.10147">
            <text:p>1.10147</text:p>
          </table:table-cell>
          <table:table-cell office:value-type="float" office:value="-1.28678">
            <text:p>-1.28678</text:p>
          </table:table-cell>
          <table:table-cell office:value-type="float" office:value="0.394914">
            <text:p>0.394914</text:p>
          </table:table-cell>
        </table:table-row>
        <table:table-row table:style-name="ro1">
          <table:table-cell/>
          <table:table-cell office:value-type="float" office:value="-0.266371">
            <text:p>-0.266371</text:p>
          </table:table-cell>
          <table:table-cell office:value-type="float" office:value="0.875367">
            <text:p>0.875367</text:p>
          </table:table-cell>
          <table:table-cell office:value-type="float" office:value="-0.372242">
            <text:p>-0.372242</text:p>
          </table:table-cell>
          <table:table-cell office:value-type="float" office:value="0.83144">
            <text:p>0.83144</text:p>
          </table:table-cell>
          <table:table-cell office:value-type="float" office:value="1.32006">
            <text:p>1.32006</text:p>
          </table:table-cell>
        </table:table-row>
        <table:table-row table:style-name="ro1">
          <table:table-cell/>
          <table:table-cell office:value-type="float" office:value="-0.700767">
            <text:p>-0.700767</text:p>
          </table:table-cell>
          <table:table-cell office:value-type="float" office:value="0.369818">
            <text:p>0.369818</text:p>
          </table:table-cell>
          <table:table-cell office:value-type="float" office:value="-0.990673">
            <text:p>-0.990673</text:p>
          </table:table-cell>
          <table:table-cell office:value-type="float" office:value="0.939163">
            <text:p>0.939163</text:p>
          </table:table-cell>
          <table:table-cell office:value-type="float" office:value="1.64696">
            <text:p>1.64696</text:p>
          </table:table-cell>
        </table:table-row>
        <table:table-row table:style-name="ro1">
          <table:table-cell/>
          <table:table-cell office:value-type="float" office:value="0.129285">
            <text:p>0.129285</text:p>
          </table:table-cell>
          <table:table-cell office:value-type="float" office:value="-1.0576">
            <text:p>-1.0576</text:p>
          </table:table-cell>
          <table:table-cell office:value-type="float" office:value="-1.40946">
            <text:p>-1.40946</text:p>
          </table:table-cell>
          <table:table-cell office:value-type="float" office:value="0.13187">
            <text:p>0.13187</text:p>
          </table:table-cell>
          <table:table-cell office:value-type="float" office:value="-2.01881">
            <text:p>-2.01881</text:p>
          </table:table-cell>
        </table:table-row>
        <table:table-row table:style-name="ro1">
          <table:table-cell/>
          <table:table-cell office:value-type="float" office:value="-1.95163">
            <text:p>-1.95163</text:p>
          </table:table-cell>
          <table:table-cell office:value-type="float" office:value="-0.186224">
            <text:p>-0.186224</text:p>
          </table:table-cell>
          <table:table-cell office:value-type="float" office:value="0.0717925">
            <text:p>0.0717925</text:p>
          </table:table-cell>
          <table:table-cell office:value-type="float" office:value="1.28521">
            <text:p>1.28521</text:p>
          </table:table-cell>
          <table:table-cell office:value-type="float" office:value="0.466842">
            <text:p>0.466842</text:p>
          </table:table-cell>
        </table:table-row>
        <table:table-row table:style-name="ro1">
          <table:table-cell/>
          <table:table-cell office:value-type="float" office:value="0.507983">
            <text:p>0.507983</text:p>
          </table:table-cell>
          <table:table-cell office:value-type="float" office:value="1.41214">
            <text:p>1.41214</text:p>
          </table:table-cell>
          <table:table-cell office:value-type="float" office:value="2.18521">
            <text:p>2.18521</text:p>
          </table:table-cell>
          <table:table-cell office:value-type="float" office:value="-0.264506">
            <text:p>-0.264506</text:p>
          </table:table-cell>
          <table:table-cell office:value-type="float" office:value="-0.323775">
            <text:p>-0.323775</text:p>
          </table:table-cell>
        </table:table-row>
        <table:table-row table:style-name="ro1">
          <table:table-cell/>
          <table:table-cell office:value-type="float" office:value="0.133506">
            <text:p>0.133506</text:p>
          </table:table-cell>
          <table:table-cell office:value-type="float" office:value="0.0915299">
            <text:p>0.0915299</text:p>
          </table:table-cell>
          <table:table-cell office:value-type="float" office:value="-1.11591">
            <text:p>-1.11591</text:p>
          </table:table-cell>
          <table:table-cell office:value-type="float" office:value="0.874902">
            <text:p>0.874902</text:p>
          </table:table-cell>
          <table:table-cell office:value-type="float" office:value="-1.25463">
            <text:p>-1.25463</text:p>
          </table:table-cell>
        </table:table-row>
        <table:table-row table:style-name="ro1">
          <table:table-cell/>
          <table:table-cell office:value-type="float" office:value="-1.20585">
            <text:p>-1.20585</text:p>
          </table:table-cell>
          <table:table-cell office:value-type="float" office:value="1.71508">
            <text:p>1.71508</text:p>
          </table:table-cell>
          <table:table-cell office:value-type="float" office:value="-0.130431">
            <text:p>-0.130431</text:p>
          </table:table-cell>
          <table:table-cell office:value-type="float" office:value="0.417516">
            <text:p>0.417516</text:p>
          </table:table-cell>
          <table:table-cell office:value-type="float" office:value="-0.181451">
            <text:p>-0.181451</text:p>
          </table:table-cell>
        </table:table-row>
        <table:table-row table:style-name="ro1">
          <table:table-cell/>
          <table:table-cell office:value-type="float" office:value="-0.264806">
            <text:p>-0.264806</text:p>
          </table:table-cell>
          <table:table-cell office:value-type="float" office:value="0.0305712">
            <text:p>0.0305712</text:p>
          </table:table-cell>
          <table:table-cell office:value-type="float" office:value="-0.591389">
            <text:p>-0.591389</text:p>
          </table:table-cell>
          <table:table-cell office:value-type="float" office:value="1.45461">
            <text:p>1.45461</text:p>
          </table:table-cell>
          <table:table-cell office:value-type="float" office:value="0.210624">
            <text:p>0.210624</text:p>
          </table:table-cell>
        </table:table-row>
        <table:table-row table:style-name="ro1">
          <table:table-cell/>
          <table:table-cell office:value-type="float" office:value="-0.614528">
            <text:p>-0.614528</text:p>
          </table:table-cell>
          <table:table-cell office:value-type="float" office:value="1.3614">
            <text:p>1.3614</text:p>
          </table:table-cell>
          <table:table-cell office:value-type="float" office:value="-0.470251">
            <text:p>-0.470251</text:p>
          </table:table-cell>
          <table:table-cell office:value-type="float" office:value="-0.322914">
            <text:p>-0.322914</text:p>
          </table:table-cell>
          <table:table-cell office:value-type="float" office:value="-0.197735">
            <text:p>-0.197735</text:p>
          </table:table-cell>
        </table:table-row>
        <table:table-row table:style-name="ro1">
          <table:table-cell/>
          <table:table-cell office:value-type="float" office:value="1.1282">
            <text:p>1.1282</text:p>
          </table:table-cell>
          <table:table-cell office:value-type="float" office:value="0.273122">
            <text:p>0.273122</text:p>
          </table:table-cell>
          <table:table-cell office:value-type="float" office:value="-1.54839">
            <text:p>-1.54839</text:p>
          </table:table-cell>
          <table:table-cell office:value-type="float" office:value="-0.974602">
            <text:p>-0.974602</text:p>
          </table:table-cell>
          <table:table-cell office:value-type="float" office:value="-0.424944">
            <text:p>-0.424944</text:p>
          </table:table-cell>
        </table:table-row>
        <table:table-row table:style-name="ro1">
          <table:table-cell/>
          <table:table-cell office:value-type="float" office:value="0.30445">
            <text:p>0.30445</text:p>
          </table:table-cell>
          <table:table-cell office:value-type="float" office:value="0.522979">
            <text:p>0.522979</text:p>
          </table:table-cell>
          <table:table-cell office:value-type="float" office:value="1.66894">
            <text:p>1.66894</text:p>
          </table:table-cell>
          <table:table-cell office:value-type="float" office:value="-2.11219">
            <text:p>-2.11219</text:p>
          </table:table-cell>
          <table:table-cell office:value-type="float" office:value="0.643303">
            <text:p>0.643303</text:p>
          </table:table-cell>
        </table:table-row>
        <table:table-row table:style-name="ro1">
          <table:table-cell/>
          <table:table-cell office:value-type="float" office:value="-0.62945">
            <text:p>-0.62945</text:p>
          </table:table-cell>
          <table:table-cell office:value-type="float" office:value="2.89979">
            <text:p>2.89979</text:p>
          </table:table-cell>
          <table:table-cell office:value-type="float" office:value="-0.901977">
            <text:p>-0.901977</text:p>
          </table:table-cell>
          <table:table-cell office:value-type="float" office:value="-0.573933">
            <text:p>-0.573933</text:p>
          </table:table-cell>
          <table:table-cell office:value-type="float" office:value="-0.415632">
            <text:p>-0.415632</text:p>
          </table:table-cell>
        </table:table-row>
        <table:table-row table:style-name="ro1">
          <table:table-cell/>
          <table:table-cell office:value-type="float" office:value="-0.51873">
            <text:p>-0.51873</text:p>
          </table:table-cell>
          <table:table-cell office:value-type="float" office:value="-0.322342">
            <text:p>-0.322342</text:p>
          </table:table-cell>
          <table:table-cell office:value-type="float" office:value="-1.11847">
            <text:p>-1.11847</text:p>
          </table:table-cell>
          <table:table-cell office:value-type="float" office:value="0.278033">
            <text:p>0.278033</text:p>
          </table:table-cell>
          <table:table-cell office:value-type="float" office:value="-1.18904">
            <text:p>-1.18904</text:p>
          </table:table-cell>
        </table:table-row>
        <table:table-row table:style-name="ro1">
          <table:table-cell/>
          <table:table-cell office:value-type="float" office:value="0.018581">
            <text:p>0.018581</text:p>
          </table:table-cell>
          <table:table-cell office:value-type="float" office:value="0.990283">
            <text:p>0.990283</text:p>
          </table:table-cell>
          <table:table-cell office:value-type="float" office:value="-0.47238">
            <text:p>-0.47238</text:p>
          </table:table-cell>
          <table:table-cell office:value-type="float" office:value="-0.223981">
            <text:p>-0.223981</text:p>
          </table:table-cell>
          <table:table-cell office:value-type="float" office:value="0.961073">
            <text:p>0.961073</text:p>
          </table:table-cell>
        </table:table-row>
        <table:table-row table:style-name="ro1">
          <table:table-cell/>
          <table:table-cell office:value-type="float" office:value="-0.102186">
            <text:p>-0.102186</text:p>
          </table:table-cell>
          <table:table-cell office:value-type="float" office:value="-0.168927">
            <text:p>-0.168927</text:p>
          </table:table-cell>
          <table:table-cell office:value-type="float" office:value="0.541863">
            <text:p>0.541863</text:p>
          </table:table-cell>
          <table:table-cell office:value-type="float" office:value="-0.0538624">
            <text:p>-0.0538624</text:p>
          </table:table-cell>
          <table:table-cell office:value-type="float" office:value="-0.350472">
            <text:p>-0.350472</text:p>
          </table:table-cell>
        </table:table-row>
        <table:table-row table:style-name="ro1">
          <table:table-cell/>
          <table:table-cell office:value-type="float" office:value="-0.419934">
            <text:p>-0.419934</text:p>
          </table:table-cell>
          <table:table-cell office:value-type="float" office:value="0.82898">
            <text:p>0.82898</text:p>
          </table:table-cell>
          <table:table-cell office:value-type="float" office:value="-1.60009">
            <text:p>-1.60009</text:p>
          </table:table-cell>
          <table:table-cell office:value-type="float" office:value="-0.814164">
            <text:p>-0.814164</text:p>
          </table:table-cell>
          <table:table-cell office:value-type="float" office:value="1.39477">
            <text:p>1.39477</text:p>
          </table:table-cell>
        </table:table-row>
        <table:table-row table:style-name="ro1">
          <table:table-cell/>
          <table:table-cell office:value-type="float" office:value="0.0221704">
            <text:p>0.0221704</text:p>
          </table:table-cell>
          <table:table-cell office:value-type="float" office:value="-0.343622">
            <text:p>-0.343622</text:p>
          </table:table-cell>
          <table:table-cell office:value-type="float" office:value="0.28533">
            <text:p>0.28533</text:p>
          </table:table-cell>
          <table:table-cell office:value-type="float" office:value="-0.752162">
            <text:p>-0.752162</text:p>
          </table:table-cell>
          <table:table-cell office:value-type="float" office:value="-0.137869">
            <text:p>-0.137869</text:p>
          </table:table-cell>
        </table:table-row>
        <table:table-row table:style-name="ro1">
          <table:table-cell/>
          <table:table-cell office:value-type="float" office:value="-0.0283319">
            <text:p>-0.0283319</text:p>
          </table:table-cell>
          <table:table-cell office:value-type="float" office:value="-1.25212">
            <text:p>-1.25212</text:p>
          </table:table-cell>
          <table:table-cell office:value-type="float" office:value="0.835801">
            <text:p>0.835801</text:p>
          </table:table-cell>
          <table:table-cell office:value-type="float" office:value="-1.31087">
            <text:p>-1.31087</text:p>
          </table:table-cell>
          <table:table-cell office:value-type="float" office:value="1.75501">
            <text:p>1.75501</text:p>
          </table:table-cell>
        </table:table-row>
        <table:table-row table:style-name="ro1">
          <table:table-cell/>
          <table:table-cell office:value-type="float" office:value="-3.22161">
            <text:p>-3.22161</text:p>
          </table:table-cell>
          <table:table-cell office:value-type="float" office:value="1.89747">
            <text:p>1.89747</text:p>
          </table:table-cell>
          <table:table-cell office:value-type="float" office:value="-0.0751288">
            <text:p>-0.0751288</text:p>
          </table:table-cell>
          <table:table-cell office:value-type="float" office:value="-0.432182">
            <text:p>-0.432182</text:p>
          </table:table-cell>
          <table:table-cell office:value-type="float" office:value="1.57996">
            <text:p>1.57996</text:p>
          </table:table-cell>
        </table:table-row>
        <table:table-row table:style-name="ro1">
          <table:table-cell/>
          <table:table-cell office:value-type="float" office:value="0.900782">
            <text:p>0.900782</text:p>
          </table:table-cell>
          <table:table-cell office:value-type="float" office:value="0.778556">
            <text:p>0.778556</text:p>
          </table:table-cell>
          <table:table-cell office:value-type="float" office:value="-0.326032">
            <text:p>-0.326032</text:p>
          </table:table-cell>
          <table:table-cell office:value-type="float" office:value="0.321916">
            <text:p>0.321916</text:p>
          </table:table-cell>
          <table:table-cell office:value-type="float" office:value="0.725672">
            <text:p>0.725672</text:p>
          </table:table-cell>
        </table:table-row>
        <table:table-row table:style-name="ro1">
          <table:table-cell/>
          <table:table-cell office:value-type="float" office:value="-1.96645">
            <text:p>-1.96645</text:p>
          </table:table-cell>
          <table:table-cell office:value-type="float" office:value="-0.606701">
            <text:p>-0.606701</text:p>
          </table:table-cell>
          <table:table-cell office:value-type="float" office:value="0.479009">
            <text:p>0.479009</text:p>
          </table:table-cell>
          <table:table-cell office:value-type="float" office:value="0.436323">
            <text:p>0.436323</text:p>
          </table:table-cell>
          <table:table-cell office:value-type="float" office:value="-0.965723">
            <text:p>-0.965723</text:p>
          </table:table-cell>
        </table:table-row>
        <table:table-row table:style-name="ro1">
          <table:table-cell/>
          <table:table-cell office:value-type="float" office:value="1.2812">
            <text:p>1.2812</text:p>
          </table:table-cell>
          <table:table-cell office:value-type="float" office:value="-1.11115">
            <text:p>-1.11115</text:p>
          </table:table-cell>
          <table:table-cell office:value-type="float" office:value="-0.758687">
            <text:p>-0.758687</text:p>
          </table:table-cell>
          <table:table-cell office:value-type="float" office:value="0.756527">
            <text:p>0.756527</text:p>
          </table:table-cell>
          <table:table-cell office:value-type="float" office:value="1.38181">
            <text:p>1.38181</text:p>
          </table:table-cell>
        </table:table-row>
        <table:table-row table:style-name="ro1">
          <table:table-cell/>
          <table:table-cell office:value-type="float" office:value="-0.176827">
            <text:p>-0.176827</text:p>
          </table:table-cell>
          <table:table-cell office:value-type="float" office:value="0.753036">
            <text:p>0.753036</text:p>
          </table:table-cell>
          <table:table-cell office:value-type="float" office:value="0.45738">
            <text:p>0.45738</text:p>
          </table:table-cell>
          <table:table-cell office:value-type="float" office:value="0.651838">
            <text:p>0.651838</text:p>
          </table:table-cell>
          <table:table-cell office:value-type="float" office:value="-1.24543">
            <text:p>-1.24543</text:p>
          </table:table-cell>
        </table:table-row>
        <table:table-row table:style-name="ro1">
          <table:table-cell/>
          <table:table-cell office:value-type="float" office:value="-0.286165">
            <text:p>-0.286165</text:p>
          </table:table-cell>
          <table:table-cell office:value-type="float" office:value="1.09931">
            <text:p>1.09931</text:p>
          </table:table-cell>
          <table:table-cell office:value-type="float" office:value="-0.490062">
            <text:p>-0.490062</text:p>
          </table:table-cell>
          <table:table-cell office:value-type="float" office:value="1.1384">
            <text:p>1.1384</text:p>
          </table:table-cell>
          <table:table-cell office:value-type="float" office:value="0.18395">
            <text:p>0.18395</text:p>
          </table:table-cell>
        </table:table-row>
        <table:table-row table:style-name="ro1">
          <table:table-cell/>
          <table:table-cell office:value-type="float" office:value="-0.799655">
            <text:p>-0.799655</text:p>
          </table:table-cell>
          <table:table-cell office:value-type="float" office:value="1.45715">
            <text:p>1.45715</text:p>
          </table:table-cell>
          <table:table-cell office:value-type="float" office:value="0.843248">
            <text:p>0.843248</text:p>
          </table:table-cell>
          <table:table-cell office:value-type="float" office:value="-1.38284">
            <text:p>-1.38284</text:p>
          </table:table-cell>
          <table:table-cell office:value-type="float" office:value="0.156918">
            <text:p>0.156918</text:p>
          </table:table-cell>
        </table:table-row>
        <table:table-row table:style-name="ro1">
          <table:table-cell/>
          <table:table-cell office:value-type="float" office:value="0.0380819">
            <text:p>0.0380819</text:p>
          </table:table-cell>
          <table:table-cell office:value-type="float" office:value="-0.266169">
            <text:p>-0.266169</text:p>
          </table:table-cell>
          <table:table-cell office:value-type="float" office:value="0.244812">
            <text:p>0.244812</text:p>
          </table:table-cell>
          <table:table-cell office:value-type="float" office:value="-0.100024">
            <text:p>-0.100024</text:p>
          </table:table-cell>
          <table:table-cell office:value-type="float" office:value="0.554463">
            <text:p>0.554463</text:p>
          </table:table-cell>
        </table:table-row>
        <table:table-row table:style-name="ro1">
          <table:table-cell/>
          <table:table-cell office:value-type="float" office:value="0.567218">
            <text:p>0.567218</text:p>
          </table:table-cell>
          <table:table-cell office:value-type="float" office:value="1.78172">
            <text:p>1.78172</text:p>
          </table:table-cell>
          <table:table-cell office:value-type="float" office:value="-0.279688">
            <text:p>-0.279688</text:p>
          </table:table-cell>
          <table:table-cell office:value-type="float" office:value="-0.265481">
            <text:p>-0.265481</text:p>
          </table:table-cell>
          <table:table-cell office:value-type="float" office:value="1.12035">
            <text:p>1.12035</text:p>
          </table:table-cell>
        </table:table-row>
        <table:table-row table:style-name="ro1">
          <table:table-cell/>
          <table:table-cell office:value-type="float" office:value="-0.857491">
            <text:p>-0.857491</text:p>
          </table:table-cell>
          <table:table-cell office:value-type="float" office:value="-0.20324">
            <text:p>-0.20324</text:p>
          </table:table-cell>
          <table:table-cell office:value-type="float" office:value="-0.283229">
            <text:p>-0.283229</text:p>
          </table:table-cell>
          <table:table-cell office:value-type="float" office:value="0.166238">
            <text:p>0.166238</text:p>
          </table:table-cell>
          <table:table-cell office:value-type="float" office:value="0.553914">
            <text:p>0.553914</text:p>
          </table:table-cell>
        </table:table-row>
        <table:table-row table:style-name="ro1">
          <table:table-cell/>
          <table:table-cell office:value-type="float" office:value="-0.104824">
            <text:p>-0.104824</text:p>
          </table:table-cell>
          <table:table-cell office:value-type="float" office:value="0.155472">
            <text:p>0.155472</text:p>
          </table:table-cell>
          <table:table-cell office:value-type="float" office:value="0.25616">
            <text:p>0.25616</text:p>
          </table:table-cell>
          <table:table-cell office:value-type="float" office:value="-0.123021">
            <text:p>-0.123021</text:p>
          </table:table-cell>
          <table:table-cell office:value-type="float" office:value="0.822735">
            <text:p>0.822735</text:p>
          </table:table-cell>
        </table:table-row>
        <table:table-row table:style-name="ro1">
          <table:table-cell/>
          <table:table-cell office:value-type="float" office:value="-0.180471">
            <text:p>-0.180471</text:p>
          </table:table-cell>
          <table:table-cell office:value-type="float" office:value="1.07451">
            <text:p>1.07451</text:p>
          </table:table-cell>
          <table:table-cell office:value-type="float" office:value="0.193416">
            <text:p>0.193416</text:p>
          </table:table-cell>
          <table:table-cell office:value-type="float" office:value="-0.198695">
            <text:p>-0.198695</text:p>
          </table:table-cell>
          <table:table-cell office:value-type="float" office:value="0.276782">
            <text:p>0.276782</text:p>
          </table:table-cell>
        </table:table-row>
        <table:table-row table:style-name="ro1">
          <table:table-cell/>
          <table:table-cell office:value-type="float" office:value="-0.673239">
            <text:p>-0.673239</text:p>
          </table:table-cell>
          <table:table-cell office:value-type="float" office:value="-2.07084">
            <text:p>-2.07084</text:p>
          </table:table-cell>
          <table:table-cell office:value-type="float" office:value="0.552802">
            <text:p>0.552802</text:p>
          </table:table-cell>
          <table:table-cell office:value-type="float" office:value="-0.214743">
            <text:p>-0.214743</text:p>
          </table:table-cell>
          <table:table-cell office:value-type="float" office:value="0.282892">
            <text:p>0.282892</text:p>
          </table:table-cell>
        </table:table-row>
        <table:table-row table:style-name="ro1">
          <table:table-cell/>
          <table:table-cell office:value-type="float" office:value="1.24109">
            <text:p>1.24109</text:p>
          </table:table-cell>
          <table:table-cell office:value-type="float" office:value="1.40321">
            <text:p>1.40321</text:p>
          </table:table-cell>
          <table:table-cell office:value-type="float" office:value="-0.759223">
            <text:p>-0.759223</text:p>
          </table:table-cell>
          <table:table-cell office:value-type="float" office:value="0.0234601">
            <text:p>0.0234601</text:p>
          </table:table-cell>
          <table:table-cell office:value-type="float" office:value="-0.723235">
            <text:p>-0.723235</text:p>
          </table:table-cell>
        </table:table-row>
        <table:table-row table:style-name="ro1">
          <table:table-cell/>
          <table:table-cell office:value-type="float" office:value="-0.419848">
            <text:p>-0.419848</text:p>
          </table:table-cell>
          <table:table-cell office:value-type="float" office:value="-0.25807">
            <text:p>-0.25807</text:p>
          </table:table-cell>
          <table:table-cell office:value-type="float" office:value="1.29474">
            <text:p>1.29474</text:p>
          </table:table-cell>
          <table:table-cell office:value-type="float" office:value="-1.02845">
            <text:p>-1.02845</text:p>
          </table:table-cell>
          <table:table-cell office:value-type="float" office:value="3.03163">
            <text:p>3.03163</text:p>
          </table:table-cell>
        </table:table-row>
        <table:table-row table:style-name="ro1">
          <table:table-cell/>
          <table:table-cell office:value-type="float" office:value="-1.09568">
            <text:p>-1.09568</text:p>
          </table:table-cell>
          <table:table-cell office:value-type="float" office:value="0.32546">
            <text:p>0.32546</text:p>
          </table:table-cell>
          <table:table-cell office:value-type="float" office:value="0.77854">
            <text:p>0.77854</text:p>
          </table:table-cell>
          <table:table-cell office:value-type="float" office:value="0.898515">
            <text:p>0.898515</text:p>
          </table:table-cell>
          <table:table-cell office:value-type="float" office:value="2.02819">
            <text:p>2.02819</text:p>
          </table:table-cell>
        </table:table-row>
        <table:table-row table:style-name="ro1">
          <table:table-cell/>
          <table:table-cell office:value-type="float" office:value="0.516019">
            <text:p>0.516019</text:p>
          </table:table-cell>
          <table:table-cell office:value-type="float" office:value="0.743137">
            <text:p>0.743137</text:p>
          </table:table-cell>
          <table:table-cell office:value-type="float" office:value="1.04475">
            <text:p>1.04475</text:p>
          </table:table-cell>
          <table:table-cell office:value-type="float" office:value="0.49317">
            <text:p>0.49317</text:p>
          </table:table-cell>
          <table:table-cell office:value-type="float" office:value="-0.952456">
            <text:p>-0.952456</text:p>
          </table:table-cell>
        </table:table-row>
        <table:table-row table:style-name="ro1">
          <table:table-cell/>
          <table:table-cell office:value-type="float" office:value="0.252274">
            <text:p>0.252274</text:p>
          </table:table-cell>
          <table:table-cell office:value-type="float" office:value="-1.13138">
            <text:p>-1.13138</text:p>
          </table:table-cell>
          <table:table-cell office:value-type="float" office:value="0.394978">
            <text:p>0.394978</text:p>
          </table:table-cell>
          <table:table-cell office:value-type="float" office:value="0.249444">
            <text:p>0.249444</text:p>
          </table:table-cell>
          <table:table-cell office:value-type="float" office:value="1.59602">
            <text:p>1.59602</text:p>
          </table:table-cell>
        </table:table-row>
        <table:table-row table:style-name="ro1">
          <table:table-cell/>
          <table:table-cell office:value-type="float" office:value="-0.0643902">
            <text:p>-0.0643902</text:p>
          </table:table-cell>
          <table:table-cell office:value-type="float" office:value="-1.58353">
            <text:p>-1.58353</text:p>
          </table:table-cell>
          <table:table-cell office:value-type="float" office:value="-1.67043">
            <text:p>-1.67043</text:p>
          </table:table-cell>
          <table:table-cell office:value-type="float" office:value="0.268287">
            <text:p>0.268287</text:p>
          </table:table-cell>
          <table:table-cell office:value-type="float" office:value="0.0886309">
            <text:p>0.0886309</text:p>
          </table:table-cell>
        </table:table-row>
        <table:table-row table:style-name="ro1">
          <table:table-cell/>
          <table:table-cell office:value-type="float" office:value="-0.697457">
            <text:p>-0.697457</text:p>
          </table:table-cell>
          <table:table-cell office:value-type="float" office:value="-0.661446">
            <text:p>-0.661446</text:p>
          </table:table-cell>
          <table:table-cell office:value-type="float" office:value="0.343101">
            <text:p>0.343101</text:p>
          </table:table-cell>
          <table:table-cell office:value-type="float" office:value="0.619835">
            <text:p>0.619835</text:p>
          </table:table-cell>
          <table:table-cell office:value-type="float" office:value="-0.0697425">
            <text:p>-0.0697425</text:p>
          </table:table-cell>
        </table:table-row>
        <table:table-row table:style-name="ro1">
          <table:table-cell/>
          <table:table-cell office:value-type="float" office:value="0.764242">
            <text:p>0.764242</text:p>
          </table:table-cell>
          <table:table-cell office:value-type="float" office:value="-1.61454">
            <text:p>-1.61454</text:p>
          </table:table-cell>
          <table:table-cell office:value-type="float" office:value="-0.682032">
            <text:p>-0.682032</text:p>
          </table:table-cell>
          <table:table-cell office:value-type="float" office:value="0.646705">
            <text:p>0.646705</text:p>
          </table:table-cell>
          <table:table-cell office:value-type="float" office:value="-0.15579">
            <text:p>-0.15579</text:p>
          </table:table-cell>
        </table:table-row>
        <table:table-row table:style-name="ro1">
          <table:table-cell/>
          <table:table-cell office:value-type="float" office:value="-1.05371">
            <text:p>-1.05371</text:p>
          </table:table-cell>
          <table:table-cell office:value-type="float" office:value="0.740857">
            <text:p>0.740857</text:p>
          </table:table-cell>
          <table:table-cell office:value-type="float" office:value="-1.07688">
            <text:p>-1.07688</text:p>
          </table:table-cell>
          <table:table-cell office:value-type="float" office:value="-0.576785">
            <text:p>-0.576785</text:p>
          </table:table-cell>
          <table:table-cell office:value-type="float" office:value="-0.376146">
            <text:p>-0.376146</text:p>
          </table:table-cell>
        </table:table-row>
        <table:table-row table:style-name="ro1">
          <table:table-cell/>
          <table:table-cell office:value-type="float" office:value="-1.77824">
            <text:p>-1.77824</text:p>
          </table:table-cell>
          <table:table-cell office:value-type="float" office:value="-0.917995">
            <text:p>-0.917995</text:p>
          </table:table-cell>
          <table:table-cell office:value-type="float" office:value="-1.05314">
            <text:p>-1.05314</text:p>
          </table:table-cell>
          <table:table-cell office:value-type="float" office:value="-1.56178">
            <text:p>-1.56178</text:p>
          </table:table-cell>
          <table:table-cell office:value-type="float" office:value="0.891821">
            <text:p>0.891821</text:p>
          </table:table-cell>
        </table:table-row>
        <table:table-row table:style-name="ro1">
          <table:table-cell/>
          <table:table-cell office:value-type="float" office:value="-1.49107">
            <text:p>-1.49107</text:p>
          </table:table-cell>
          <table:table-cell office:value-type="float" office:value="-0.125625">
            <text:p>-0.125625</text:p>
          </table:table-cell>
          <table:table-cell office:value-type="float" office:value="1.48802">
            <text:p>1.48802</text:p>
          </table:table-cell>
          <table:table-cell office:value-type="float" office:value="1.08711">
            <text:p>1.08711</text:p>
          </table:table-cell>
          <table:table-cell office:value-type="float" office:value="-1.9598">
            <text:p>-1.9598</text:p>
          </table:table-cell>
        </table:table-row>
        <table:table-row table:style-name="ro1">
          <table:table-cell/>
          <table:table-cell office:value-type="float" office:value="0.816968">
            <text:p>0.816968</text:p>
          </table:table-cell>
          <table:table-cell office:value-type="float" office:value="-0.346036">
            <text:p>-0.346036</text:p>
          </table:table-cell>
          <table:table-cell office:value-type="float" office:value="-0.0639177">
            <text:p>-0.0639177</text:p>
          </table:table-cell>
          <table:table-cell office:value-type="float" office:value="0.0675074">
            <text:p>0.0675074</text:p>
          </table:table-cell>
          <table:table-cell office:value-type="float" office:value="0.409365">
            <text:p>0.409365</text:p>
          </table:table-cell>
        </table:table-row>
        <table:table-row table:style-name="ro1">
          <table:table-cell/>
          <table:table-cell office:value-type="float" office:value="2.1879">
            <text:p>2.1879</text:p>
          </table:table-cell>
          <table:table-cell office:value-type="float" office:value="0.0201942">
            <text:p>0.0201942</text:p>
          </table:table-cell>
          <table:table-cell office:value-type="float" office:value="1.32645">
            <text:p>1.32645</text:p>
          </table:table-cell>
          <table:table-cell office:value-type="float" office:value="1.41445">
            <text:p>1.41445</text:p>
          </table:table-cell>
          <table:table-cell office:value-type="float" office:value="0.519261">
            <text:p>0.519261</text:p>
          </table:table-cell>
        </table:table-row>
        <table:table-row table:style-name="ro1">
          <table:table-cell/>
          <table:table-cell office:value-type="float" office:value="-1.26881">
            <text:p>-1.26881</text:p>
          </table:table-cell>
          <table:table-cell office:value-type="float" office:value="0.812878">
            <text:p>0.812878</text:p>
          </table:table-cell>
          <table:table-cell office:value-type="float" office:value="1.49593">
            <text:p>1.49593</text:p>
          </table:table-cell>
          <table:table-cell office:value-type="float" office:value="-0.185594">
            <text:p>-0.185594</text:p>
          </table:table-cell>
          <table:table-cell office:value-type="float" office:value="-0.802847">
            <text:p>-0.802847</text:p>
          </table:table-cell>
        </table:table-row>
        <table:table-row table:style-name="ro1">
          <table:table-cell/>
          <table:table-cell office:value-type="float" office:value="-0.0379682">
            <text:p>-0.0379682</text:p>
          </table:table-cell>
          <table:table-cell office:value-type="float" office:value="0.274609">
            <text:p>0.274609</text:p>
          </table:table-cell>
          <table:table-cell office:value-type="float" office:value="-1.13874">
            <text:p>-1.13874</text:p>
          </table:table-cell>
          <table:table-cell office:value-type="float" office:value="-0.857704">
            <text:p>-0.857704</text:p>
          </table:table-cell>
          <table:table-cell office:value-type="float" office:value="-1.16773">
            <text:p>-1.16773</text:p>
          </table:table-cell>
        </table:table-row>
        <table:table-row table:style-name="ro1">
          <table:table-cell/>
          <table:table-cell office:value-type="float" office:value="-1.45251">
            <text:p>-1.45251</text:p>
          </table:table-cell>
          <table:table-cell office:value-type="float" office:value="1.07772">
            <text:p>1.07772</text:p>
          </table:table-cell>
          <table:table-cell office:value-type="float" office:value="1.29532">
            <text:p>1.29532</text:p>
          </table:table-cell>
          <table:table-cell office:value-type="float" office:value="-0.18459">
            <text:p>-0.18459</text:p>
          </table:table-cell>
          <table:table-cell office:value-type="float" office:value="-2.09135">
            <text:p>-2.09135</text:p>
          </table:table-cell>
        </table:table-row>
        <table:table-row table:style-name="ro1">
          <table:table-cell/>
          <table:table-cell office:value-type="float" office:value="1.14737">
            <text:p>1.14737</text:p>
          </table:table-cell>
          <table:table-cell office:value-type="float" office:value="0.855071">
            <text:p>0.855071</text:p>
          </table:table-cell>
          <table:table-cell office:value-type="float" office:value="1.3569">
            <text:p>1.3569</text:p>
          </table:table-cell>
          <table:table-cell office:value-type="float" office:value="-0.732673">
            <text:p>-0.732673</text:p>
          </table:table-cell>
          <table:table-cell office:value-type="float" office:value="-0.330367">
            <text:p>-0.330367</text:p>
          </table:table-cell>
        </table:table-row>
        <table:table-row table:style-name="ro1">
          <table:table-cell/>
          <table:table-cell office:value-type="float" office:value="1.09934">
            <text:p>1.09934</text:p>
          </table:table-cell>
          <table:table-cell office:value-type="float" office:value="1.12347">
            <text:p>1.12347</text:p>
          </table:table-cell>
          <table:table-cell office:value-type="float" office:value="0.214481">
            <text:p>0.214481</text:p>
          </table:table-cell>
          <table:table-cell office:value-type="float" office:value="-0.517452">
            <text:p>-0.517452</text:p>
          </table:table-cell>
          <table:table-cell office:value-type="float" office:value="-0.626555">
            <text:p>-0.626555</text:p>
          </table:table-cell>
        </table:table-row>
        <table:table-row table:style-name="ro1">
          <table:table-cell/>
          <table:table-cell office:value-type="float" office:value="0.0601484">
            <text:p>0.0601484</text:p>
          </table:table-cell>
          <table:table-cell office:value-type="float" office:value="-0.616738">
            <text:p>-0.616738</text:p>
          </table:table-cell>
          <table:table-cell office:value-type="float" office:value="-1.53927">
            <text:p>-1.53927</text:p>
          </table:table-cell>
          <table:table-cell office:value-type="float" office:value="-1.42214">
            <text:p>-1.42214</text:p>
          </table:table-cell>
          <table:table-cell office:value-type="float" office:value="-0.305201">
            <text:p>-0.305201</text:p>
          </table:table-cell>
        </table:table-row>
        <table:table-row table:style-name="ro1">
          <table:table-cell/>
          <table:table-cell office:value-type="float" office:value="0.241632">
            <text:p>0.241632</text:p>
          </table:table-cell>
          <table:table-cell office:value-type="float" office:value="-0.730464">
            <text:p>-0.730464</text:p>
          </table:table-cell>
          <table:table-cell office:value-type="float" office:value="-0.362809">
            <text:p>-0.362809</text:p>
          </table:table-cell>
          <table:table-cell office:value-type="float" office:value="0.113582">
            <text:p>0.113582</text:p>
          </table:table-cell>
          <table:table-cell office:value-type="float" office:value="0.767014">
            <text:p>0.767014</text:p>
          </table:table-cell>
        </table:table-row>
        <table:table-row table:style-name="ro1">
          <table:table-cell/>
          <table:table-cell office:value-type="float" office:value="0.579326">
            <text:p>0.579326</text:p>
          </table:table-cell>
          <table:table-cell office:value-type="float" office:value="-0.027983">
            <text:p>-0.027983</text:p>
          </table:table-cell>
          <table:table-cell office:value-type="float" office:value="-1.52197">
            <text:p>-1.52197</text:p>
          </table:table-cell>
          <table:table-cell office:value-type="float" office:value="-2.31231">
            <text:p>-2.31231</text:p>
          </table:table-cell>
          <table:table-cell office:value-type="float" office:value="-1.69136">
            <text:p>-1.69136</text:p>
          </table:table-cell>
        </table:table-row>
        <table:table-row table:style-name="ro1">
          <table:table-cell/>
          <table:table-cell office:value-type="float" office:value="0.111024">
            <text:p>0.111024</text:p>
          </table:table-cell>
          <table:table-cell office:value-type="float" office:value="1.12088">
            <text:p>1.12088</text:p>
          </table:table-cell>
          <table:table-cell office:value-type="float" office:value="0.636437">
            <text:p>0.636437</text:p>
          </table:table-cell>
          <table:table-cell office:value-type="float" office:value="1.93742">
            <text:p>1.93742</text:p>
          </table:table-cell>
          <table:table-cell office:value-type="float" office:value="0.750821">
            <text:p>0.750821</text:p>
          </table:table-cell>
        </table:table-row>
        <table:table-row table:style-name="ro1">
          <table:table-cell/>
          <table:table-cell office:value-type="float" office:value="0.193981">
            <text:p>0.193981</text:p>
          </table:table-cell>
          <table:table-cell office:value-type="float" office:value="-0.835326">
            <text:p>-0.835326</text:p>
          </table:table-cell>
          <table:table-cell office:value-type="float" office:value="-0.127277">
            <text:p>-0.127277</text:p>
          </table:table-cell>
          <table:table-cell office:value-type="float" office:value="-0.819655">
            <text:p>-0.819655</text:p>
          </table:table-cell>
          <table:table-cell office:value-type="float" office:value="-0.0501932">
            <text:p>-0.0501932</text:p>
          </table:table-cell>
        </table:table-row>
        <table:table-row table:style-name="ro1">
          <table:table-cell/>
          <table:table-cell office:value-type="float" office:value="0.958082">
            <text:p>0.958082</text:p>
          </table:table-cell>
          <table:table-cell office:value-type="float" office:value="0.66623">
            <text:p>0.66623</text:p>
          </table:table-cell>
          <table:table-cell office:value-type="float" office:value="-1.01811">
            <text:p>-1.01811</text:p>
          </table:table-cell>
          <table:table-cell office:value-type="float" office:value="1.73881">
            <text:p>1.73881</text:p>
          </table:table-cell>
          <table:table-cell office:value-type="float" office:value="0.252149">
            <text:p>0.252149</text:p>
          </table:table-cell>
        </table:table-row>
        <table:table-row table:style-name="ro1">
          <table:table-cell/>
          <table:table-cell office:value-type="float" office:value="-1.37687">
            <text:p>-1.37687</text:p>
          </table:table-cell>
          <table:table-cell office:value-type="float" office:value="-0.0302873">
            <text:p>-0.0302873</text:p>
          </table:table-cell>
          <table:table-cell office:value-type="float" office:value="0.678501">
            <text:p>0.678501</text:p>
          </table:table-cell>
          <table:table-cell office:value-type="float" office:value="0.0445374">
            <text:p>0.0445374</text:p>
          </table:table-cell>
          <table:table-cell office:value-type="float" office:value="1.10928">
            <text:p>1.10928</text:p>
          </table:table-cell>
        </table:table-row>
        <table:table-row table:style-name="ro1">
          <table:table-cell/>
          <table:table-cell office:value-type="float" office:value="2.09062">
            <text:p>2.09062</text:p>
          </table:table-cell>
          <table:table-cell office:value-type="float" office:value="-0.759254">
            <text:p>-0.759254</text:p>
          </table:table-cell>
          <table:table-cell office:value-type="float" office:value="-0.452379">
            <text:p>-0.452379</text:p>
          </table:table-cell>
          <table:table-cell office:value-type="float" office:value="-0.781866">
            <text:p>-0.781866</text:p>
          </table:table-cell>
          <table:table-cell office:value-type="float" office:value="0.373401">
            <text:p>0.373401</text:p>
          </table:table-cell>
        </table:table-row>
        <table:table-row table:style-name="ro1">
          <table:table-cell/>
          <table:table-cell office:value-type="float" office:value="-0.454558">
            <text:p>-0.454558</text:p>
          </table:table-cell>
          <table:table-cell office:value-type="float" office:value="-0.0354958">
            <text:p>-0.0354958</text:p>
          </table:table-cell>
          <table:table-cell office:value-type="float" office:value="1.9556">
            <text:p>1.9556</text:p>
          </table:table-cell>
          <table:table-cell office:value-type="float" office:value="1.36396">
            <text:p>1.36396</text:p>
          </table:table-cell>
          <table:table-cell office:value-type="float" office:value="-1.03691">
            <text:p>-1.03691</text:p>
          </table:table-cell>
        </table:table-row>
        <table:table-row table:style-name="ro1">
          <table:table-cell/>
          <table:table-cell office:value-type="float" office:value="-0.288967">
            <text:p>-0.288967</text:p>
          </table:table-cell>
          <table:table-cell office:value-type="float" office:value="0.621867">
            <text:p>0.621867</text:p>
          </table:table-cell>
          <table:table-cell office:value-type="float" office:value="2.40654">
            <text:p>2.40654</text:p>
          </table:table-cell>
          <table:table-cell office:value-type="float" office:value="-0.688501">
            <text:p>-0.688501</text:p>
          </table:table-cell>
          <table:table-cell office:value-type="float" office:value="0.642216">
            <text:p>0.642216</text:p>
          </table:table-cell>
        </table:table-row>
        <table:table-row table:style-name="ro1">
          <table:table-cell/>
          <table:table-cell office:value-type="float" office:value="0.114731">
            <text:p>0.114731</text:p>
          </table:table-cell>
          <table:table-cell office:value-type="float" office:value="-0.0425265">
            <text:p>-0.0425265</text:p>
          </table:table-cell>
          <table:table-cell office:value-type="float" office:value="0.0316448">
            <text:p>0.0316448</text:p>
          </table:table-cell>
          <table:table-cell office:value-type="float" office:value="-0.125796">
            <text:p>-0.125796</text:p>
          </table:table-cell>
          <table:table-cell office:value-type="float" office:value="0.494825">
            <text:p>0.494825</text:p>
          </table:table-cell>
        </table:table-row>
        <table:table-row table:style-name="ro1">
          <table:table-cell/>
          <table:table-cell office:value-type="float" office:value="-0.1191">
            <text:p>-0.1191</text:p>
          </table:table-cell>
          <table:table-cell office:value-type="float" office:value="-0.419643">
            <text:p>-0.419643</text:p>
          </table:table-cell>
          <table:table-cell office:value-type="float" office:value="-1.51115">
            <text:p>-1.51115</text:p>
          </table:table-cell>
          <table:table-cell office:value-type="float" office:value="-0.440651">
            <text:p>-0.440651</text:p>
          </table:table-cell>
          <table:table-cell office:value-type="float" office:value="-0.540599">
            <text:p>-0.540599</text:p>
          </table:table-cell>
        </table:table-row>
        <table:table-row table:style-name="ro1">
          <table:table-cell/>
          <table:table-cell office:value-type="float" office:value="-0.560482">
            <text:p>-0.560482</text:p>
          </table:table-cell>
          <table:table-cell office:value-type="float" office:value="-0.585294">
            <text:p>-0.585294</text:p>
          </table:table-cell>
          <table:table-cell office:value-type="float" office:value="0.634558">
            <text:p>0.634558</text:p>
          </table:table-cell>
          <table:table-cell office:value-type="float" office:value="-0.0423433">
            <text:p>-0.0423433</text:p>
          </table:table-cell>
          <table:table-cell office:value-type="float" office:value="0.790723">
            <text:p>0.790723</text:p>
          </table:table-cell>
        </table:table-row>
        <table:table-row table:style-name="ro1">
          <table:table-cell/>
          <table:table-cell office:value-type="float" office:value="0.941986">
            <text:p>0.941986</text:p>
          </table:table-cell>
          <table:table-cell office:value-type="float" office:value="-0.361126">
            <text:p>-0.361126</text:p>
          </table:table-cell>
          <table:table-cell office:value-type="float" office:value="-0.172008">
            <text:p>-0.172008</text:p>
          </table:table-cell>
          <table:table-cell office:value-type="float" office:value="1.1487">
            <text:p>1.1487</text:p>
          </table:table-cell>
          <table:table-cell office:value-type="float" office:value="0.594867">
            <text:p>0.594867</text:p>
          </table:table-cell>
        </table:table-row>
        <table:table-row table:style-name="ro1">
          <table:table-cell/>
          <table:table-cell office:value-type="float" office:value="-0.0766853">
            <text:p>-0.0766853</text:p>
          </table:table-cell>
          <table:table-cell office:value-type="float" office:value="-0.349064">
            <text:p>-0.349064</text:p>
          </table:table-cell>
          <table:table-cell office:value-type="float" office:value="1.01289">
            <text:p>1.01289</text:p>
          </table:table-cell>
          <table:table-cell office:value-type="float" office:value="-1.17977">
            <text:p>-1.17977</text:p>
          </table:table-cell>
          <table:table-cell office:value-type="float" office:value="-1.63644">
            <text:p>-1.63644</text:p>
          </table:table-cell>
        </table:table-row>
        <table:table-row table:style-name="ro1">
          <table:table-cell/>
          <table:table-cell office:value-type="float" office:value="0.284451">
            <text:p>0.284451</text:p>
          </table:table-cell>
          <table:table-cell office:value-type="float" office:value="0.182183">
            <text:p>0.182183</text:p>
          </table:table-cell>
          <table:table-cell office:value-type="float" office:value="-1.12917">
            <text:p>-1.12917</text:p>
          </table:table-cell>
          <table:table-cell office:value-type="float" office:value="-0.419791">
            <text:p>-0.419791</text:p>
          </table:table-cell>
          <table:table-cell office:value-type="float" office:value="-0.0232922">
            <text:p>-0.0232922</text:p>
          </table:table-cell>
        </table:table-row>
        <table:table-row table:style-name="ro1">
          <table:table-cell/>
          <table:table-cell office:value-type="float" office:value="-2.94546">
            <text:p>-2.94546</text:p>
          </table:table-cell>
          <table:table-cell office:value-type="float" office:value="0.485572">
            <text:p>0.485572</text:p>
          </table:table-cell>
          <table:table-cell office:value-type="float" office:value="-0.909646">
            <text:p>-0.909646</text:p>
          </table:table-cell>
          <table:table-cell office:value-type="float" office:value="-0.310768">
            <text:p>-0.310768</text:p>
          </table:table-cell>
          <table:table-cell office:value-type="float" office:value="0.628024">
            <text:p>0.628024</text:p>
          </table:table-cell>
        </table:table-row>
        <table:table-row table:style-name="ro1">
          <table:table-cell/>
          <table:table-cell office:value-type="float" office:value="-0.281838">
            <text:p>-0.281838</text:p>
          </table:table-cell>
          <table:table-cell office:value-type="float" office:value="0.0651926">
            <text:p>0.0651926</text:p>
          </table:table-cell>
          <table:table-cell office:value-type="float" office:value="0.648283">
            <text:p>0.648283</text:p>
          </table:table-cell>
          <table:table-cell office:value-type="float" office:value="0.639116">
            <text:p>0.639116</text:p>
          </table:table-cell>
          <table:table-cell office:value-type="float" office:value="-1.01372">
            <text:p>-1.01372</text:p>
          </table:table-cell>
        </table:table-row>
        <table:table-row table:style-name="ro1">
          <table:table-cell/>
          <table:table-cell office:value-type="float" office:value="-1.55255">
            <text:p>-1.55255</text:p>
          </table:table-cell>
          <table:table-cell office:value-type="float" office:value="-0.715801">
            <text:p>-0.715801</text:p>
          </table:table-cell>
          <table:table-cell office:value-type="float" office:value="-0.79397">
            <text:p>-0.79397</text:p>
          </table:table-cell>
          <table:table-cell office:value-type="float" office:value="-0.119441">
            <text:p>-0.119441</text:p>
          </table:table-cell>
          <table:table-cell office:value-type="float" office:value="1.8923">
            <text:p>1.8923</text:p>
          </table:table-cell>
        </table:table-row>
        <table:table-row table:style-name="ro1">
          <table:table-cell/>
          <table:table-cell office:value-type="float" office:value="-0.400281">
            <text:p>-0.400281</text:p>
          </table:table-cell>
          <table:table-cell office:value-type="float" office:value="-0.477343">
            <text:p>-0.477343</text:p>
          </table:table-cell>
          <table:table-cell office:value-type="float" office:value="-1.09026">
            <text:p>-1.09026</text:p>
          </table:table-cell>
          <table:table-cell office:value-type="float" office:value="-0.861788">
            <text:p>-0.861788</text:p>
          </table:table-cell>
          <table:table-cell office:value-type="float" office:value="-0.671018">
            <text:p>-0.671018</text:p>
          </table:table-cell>
        </table:table-row>
        <table:table-row table:style-name="ro1">
          <table:table-cell/>
          <table:table-cell office:value-type="float" office:value="0.151548">
            <text:p>0.151548</text:p>
          </table:table-cell>
          <table:table-cell office:value-type="float" office:value="0.204037">
            <text:p>0.204037</text:p>
          </table:table-cell>
          <table:table-cell office:value-type="float" office:value="0.706284">
            <text:p>0.706284</text:p>
          </table:table-cell>
          <table:table-cell office:value-type="float" office:value="-0.334335">
            <text:p>-0.334335</text:p>
          </table:table-cell>
          <table:table-cell office:value-type="float" office:value="-0.256443">
            <text:p>-0.256443</text:p>
          </table:table-cell>
        </table:table-row>
        <table:table-row table:style-name="ro1">
          <table:table-cell/>
          <table:table-cell office:value-type="float" office:value="-1.10737">
            <text:p>-1.10737</text:p>
          </table:table-cell>
          <table:table-cell office:value-type="float" office:value="-1.20327">
            <text:p>-1.20327</text:p>
          </table:table-cell>
          <table:table-cell office:value-type="float" office:value="0.753672">
            <text:p>0.753672</text:p>
          </table:table-cell>
          <table:table-cell office:value-type="float" office:value="0.744495">
            <text:p>0.744495</text:p>
          </table:table-cell>
          <table:table-cell office:value-type="float" office:value="-0.281393">
            <text:p>-0.281393</text:p>
          </table:table-cell>
        </table:table-row>
        <table:table-row table:style-name="ro1">
          <table:table-cell/>
          <table:table-cell office:value-type="float" office:value="0.995966">
            <text:p>0.995966</text:p>
          </table:table-cell>
          <table:table-cell office:value-type="float" office:value="-0.0760703">
            <text:p>-0.0760703</text:p>
          </table:table-cell>
          <table:table-cell office:value-type="float" office:value="-1.63973">
            <text:p>-1.63973</text:p>
          </table:table-cell>
          <table:table-cell office:value-type="float" office:value="-0.742484">
            <text:p>-0.742484</text:p>
          </table:table-cell>
          <table:table-cell office:value-type="float" office:value="0.873926">
            <text:p>0.873926</text:p>
          </table:table-cell>
        </table:table-row>
        <table:table-row table:style-name="ro1">
          <table:table-cell/>
          <table:table-cell office:value-type="float" office:value="1.2404">
            <text:p>1.2404</text:p>
          </table:table-cell>
          <table:table-cell office:value-type="float" office:value="0.225385">
            <text:p>0.225385</text:p>
          </table:table-cell>
          <table:table-cell office:value-type="float" office:value="-0.187512">
            <text:p>-0.187512</text:p>
          </table:table-cell>
          <table:table-cell office:value-type="float" office:value="-0.902152">
            <text:p>-0.902152</text:p>
          </table:table-cell>
          <table:table-cell office:value-type="float" office:value="-0.868431">
            <text:p>-0.868431</text:p>
          </table:table-cell>
        </table:table-row>
        <table:table-row table:style-name="ro1">
          <table:table-cell/>
          <table:table-cell office:value-type="float" office:value="1.26637">
            <text:p>1.26637</text:p>
          </table:table-cell>
          <table:table-cell office:value-type="float" office:value="0.850131">
            <text:p>0.850131</text:p>
          </table:table-cell>
          <table:table-cell office:value-type="float" office:value="1.1087">
            <text:p>1.1087</text:p>
          </table:table-cell>
          <table:table-cell office:value-type="float" office:value="1.44164">
            <text:p>1.44164</text:p>
          </table:table-cell>
          <table:table-cell office:value-type="float" office:value="0.454902">
            <text:p>0.454902</text:p>
          </table:table-cell>
        </table:table-row>
        <table:table-row table:style-name="ro1">
          <table:table-cell/>
          <table:table-cell office:value-type="float" office:value="0.945711">
            <text:p>0.945711</text:p>
          </table:table-cell>
          <table:table-cell office:value-type="float" office:value="-0.943819">
            <text:p>-0.943819</text:p>
          </table:table-cell>
          <table:table-cell office:value-type="float" office:value="-0.636901">
            <text:p>-0.636901</text:p>
          </table:table-cell>
          <table:table-cell office:value-type="float" office:value="1.16746">
            <text:p>1.16746</text:p>
          </table:table-cell>
          <table:table-cell office:value-type="float" office:value="1.24376">
            <text:p>1.24376</text:p>
          </table:table-cell>
        </table:table-row>
        <table:table-row table:style-name="ro1">
          <table:table-cell/>
          <table:table-cell office:value-type="float" office:value="-1.04618">
            <text:p>-1.04618</text:p>
          </table:table-cell>
          <table:table-cell office:value-type="float" office:value="0.182553">
            <text:p>0.182553</text:p>
          </table:table-cell>
          <table:table-cell office:value-type="float" office:value="-1.02947">
            <text:p>-1.02947</text:p>
          </table:table-cell>
          <table:table-cell office:value-type="float" office:value="-0.400747">
            <text:p>-0.400747</text:p>
          </table:table-cell>
          <table:table-cell office:value-type="float" office:value="-1.48505">
            <text:p>-1.48505</text:p>
          </table:table-cell>
        </table:table-row>
        <table:table-row table:style-name="ro1">
          <table:table-cell/>
          <table:table-cell office:value-type="float" office:value="-1.29487">
            <text:p>-1.29487</text:p>
          </table:table-cell>
          <table:table-cell office:value-type="float" office:value="0.296427">
            <text:p>0.296427</text:p>
          </table:table-cell>
          <table:table-cell office:value-type="float" office:value="-0.966272">
            <text:p>-0.966272</text:p>
          </table:table-cell>
          <table:table-cell office:value-type="float" office:value="0.406013">
            <text:p>0.406013</text:p>
          </table:table-cell>
          <table:table-cell office:value-type="float" office:value="0.312607">
            <text:p>0.312607</text:p>
          </table:table-cell>
        </table:table-row>
        <table:table-row table:style-name="ro1">
          <table:table-cell/>
          <table:table-cell office:value-type="float" office:value="0.634497">
            <text:p>0.634497</text:p>
          </table:table-cell>
          <table:table-cell office:value-type="float" office:value="-0.869114">
            <text:p>-0.869114</text:p>
          </table:table-cell>
          <table:table-cell office:value-type="float" office:value="-2.19443">
            <text:p>-2.19443</text:p>
          </table:table-cell>
          <table:table-cell office:value-type="float" office:value="-1.14765">
            <text:p>-1.14765</text:p>
          </table:table-cell>
          <table:table-cell office:value-type="float" office:value="2.58276">
            <text:p>2.58276</text:p>
          </table:table-cell>
        </table:table-row>
        <table:table-row table:style-name="ro1">
          <table:table-cell/>
          <table:table-cell office:value-type="float" office:value="-1.56027">
            <text:p>-1.56027</text:p>
          </table:table-cell>
          <table:table-cell office:value-type="float" office:value="0.895979">
            <text:p>0.895979</text:p>
          </table:table-cell>
          <table:table-cell office:value-type="float" office:value="-0.800026">
            <text:p>-0.800026</text:p>
          </table:table-cell>
          <table:table-cell office:value-type="float" office:value="-0.572013">
            <text:p>-0.572013</text:p>
          </table:table-cell>
          <table:table-cell office:value-type="float" office:value="0.153196">
            <text:p>0.153196</text:p>
          </table:table-cell>
        </table:table-row>
        <table:table-row table:style-name="ro1">
          <table:table-cell/>
          <table:table-cell office:value-type="float" office:value="-1.17974">
            <text:p>-1.17974</text:p>
          </table:table-cell>
          <table:table-cell office:value-type="float" office:value="-1.26966">
            <text:p>-1.26966</text:p>
          </table:table-cell>
          <table:table-cell office:value-type="float" office:value="-0.762255">
            <text:p>-0.762255</text:p>
          </table:table-cell>
          <table:table-cell office:value-type="float" office:value="0.730344">
            <text:p>0.730344</text:p>
          </table:table-cell>
          <table:table-cell office:value-type="float" office:value="1.52179">
            <text:p>1.52179</text:p>
          </table:table-cell>
        </table:table-row>
        <table:table-row table:style-name="ro1">
          <table:table-cell/>
          <table:table-cell office:value-type="float" office:value="-1.24348">
            <text:p>-1.24348</text:p>
          </table:table-cell>
          <table:table-cell office:value-type="float" office:value="-0.14929">
            <text:p>-0.14929</text:p>
          </table:table-cell>
          <table:table-cell office:value-type="float" office:value="-0.977738">
            <text:p>-0.977738</text:p>
          </table:table-cell>
          <table:table-cell office:value-type="float" office:value="-0.598686">
            <text:p>-0.598686</text:p>
          </table:table-cell>
          <table:table-cell office:value-type="float" office:value="1.01444">
            <text:p>1.01444</text:p>
          </table:table-cell>
        </table:table-row>
        <table:table-row table:style-name="ro1">
          <table:table-cell/>
          <table:table-cell office:value-type="float" office:value="0.970219">
            <text:p>0.970219</text:p>
          </table:table-cell>
          <table:table-cell office:value-type="float" office:value="-0.696121">
            <text:p>-0.696121</text:p>
          </table:table-cell>
          <table:table-cell office:value-type="float" office:value="0.406873">
            <text:p>0.406873</text:p>
          </table:table-cell>
          <table:table-cell office:value-type="float" office:value="1.07538">
            <text:p>1.07538</text:p>
          </table:table-cell>
          <table:table-cell office:value-type="float" office:value="-0.194567">
            <text:p>-0.194567</text:p>
          </table:table-cell>
        </table:table-row>
        <table:table-row table:style-name="ro1">
          <table:table-cell/>
          <table:table-cell office:value-type="float" office:value="-0.435403">
            <text:p>-0.435403</text:p>
          </table:table-cell>
          <table:table-cell office:value-type="float" office:value="-0.574041">
            <text:p>-0.574041</text:p>
          </table:table-cell>
          <table:table-cell office:value-type="float" office:value="-0.525507">
            <text:p>-0.525507</text:p>
          </table:table-cell>
          <table:table-cell office:value-type="float" office:value="-0.719412">
            <text:p>-0.719412</text:p>
          </table:table-cell>
          <table:table-cell office:value-type="float" office:value="-0.699141">
            <text:p>-0.699141</text:p>
          </table:table-cell>
        </table:table-row>
        <table:table-row table:style-name="ro1">
          <table:table-cell/>
          <table:table-cell office:value-type="float" office:value="-1.11591">
            <text:p>-1.11591</text:p>
          </table:table-cell>
          <table:table-cell office:value-type="float" office:value="0.646709">
            <text:p>0.646709</text:p>
          </table:table-cell>
          <table:table-cell office:value-type="float" office:value="0.230986">
            <text:p>0.230986</text:p>
          </table:table-cell>
          <table:table-cell office:value-type="float" office:value="-0.300068">
            <text:p>-0.300068</text:p>
          </table:table-cell>
          <table:table-cell office:value-type="float" office:value="-0.8396">
            <text:p>-0.8396</text:p>
          </table:table-cell>
        </table:table-row>
        <table:table-row table:style-name="ro1">
          <table:table-cell/>
          <table:table-cell office:value-type="float" office:value="1.33731">
            <text:p>1.33731</text:p>
          </table:table-cell>
          <table:table-cell office:value-type="float" office:value="-0.786442">
            <text:p>-0.786442</text:p>
          </table:table-cell>
          <table:table-cell office:value-type="float" office:value="-0.430329">
            <text:p>-0.430329</text:p>
          </table:table-cell>
          <table:table-cell office:value-type="float" office:value="1.78281">
            <text:p>1.78281</text:p>
          </table:table-cell>
          <table:table-cell office:value-type="float" office:value="-1.97956">
            <text:p>-1.97956</text:p>
          </table:table-cell>
        </table:table-row>
        <table:table-row table:style-name="ro1">
          <table:table-cell/>
          <table:table-cell office:value-type="float" office:value="0.909228">
            <text:p>0.909228</text:p>
          </table:table-cell>
          <table:table-cell office:value-type="float" office:value="-1.04052">
            <text:p>-1.04052</text:p>
          </table:table-cell>
          <table:table-cell office:value-type="float" office:value="-0.467805">
            <text:p>-0.467805</text:p>
          </table:table-cell>
          <table:table-cell office:value-type="float" office:value="-0.675205">
            <text:p>-0.675205</text:p>
          </table:table-cell>
          <table:table-cell office:value-type="float" office:value="0.862489">
            <text:p>0.862489</text:p>
          </table:table-cell>
        </table:table-row>
        <table:table-row table:style-name="ro1">
          <table:table-cell/>
          <table:table-cell office:value-type="float" office:value="-0.2742">
            <text:p>-0.2742</text:p>
          </table:table-cell>
          <table:table-cell office:value-type="float" office:value="-0.201134">
            <text:p>-0.201134</text:p>
          </table:table-cell>
          <table:table-cell office:value-type="float" office:value="-0.208392">
            <text:p>-0.208392</text:p>
          </table:table-cell>
          <table:table-cell office:value-type="float" office:value="-0.944035">
            <text:p>-0.944035</text:p>
          </table:table-cell>
          <table:table-cell office:value-type="float" office:value="0.728489">
            <text:p>0.728489</text:p>
          </table:table-cell>
        </table:table-row>
        <table:table-row table:style-name="ro1">
          <table:table-cell/>
          <table:table-cell office:value-type="float" office:value="0.306454">
            <text:p>0.306454</text:p>
          </table:table-cell>
          <table:table-cell office:value-type="float" office:value="-2.40555">
            <text:p>-2.40555</text:p>
          </table:table-cell>
          <table:table-cell office:value-type="float" office:value="-1.34591">
            <text:p>-1.34591</text:p>
          </table:table-cell>
          <table:table-cell office:value-type="float" office:value="0.88658">
            <text:p>0.88658</text:p>
          </table:table-cell>
          <table:table-cell office:value-type="float" office:value="0.0104747">
            <text:p>0.0104747</text:p>
          </table:table-cell>
        </table:table-row>
        <table:table-row table:style-name="ro1">
          <table:table-cell/>
          <table:table-cell office:value-type="float" office:value="-0.81005">
            <text:p>-0.81005</text:p>
          </table:table-cell>
          <table:table-cell office:value-type="float" office:value="1.62003">
            <text:p>1.62003</text:p>
          </table:table-cell>
          <table:table-cell office:value-type="float" office:value="1.58396">
            <text:p>1.58396</text:p>
          </table:table-cell>
          <table:table-cell office:value-type="float" office:value="1.68732">
            <text:p>1.68732</text:p>
          </table:table-cell>
          <table:table-cell office:value-type="float" office:value="-0.339302">
            <text:p>-0.339302</text:p>
          </table:table-cell>
        </table:table-row>
        <table:table-row table:style-name="ro1">
          <table:table-cell/>
          <table:table-cell office:value-type="float" office:value="0.394648">
            <text:p>0.394648</text:p>
          </table:table-cell>
          <table:table-cell office:value-type="float" office:value="0.15011">
            <text:p>0.15011</text:p>
          </table:table-cell>
          <table:table-cell office:value-type="float" office:value="-0.790633">
            <text:p>-0.790633</text:p>
          </table:table-cell>
          <table:table-cell office:value-type="float" office:value="-0.096621">
            <text:p>-0.096621</text:p>
          </table:table-cell>
          <table:table-cell office:value-type="float" office:value="0.208149">
            <text:p>0.208149</text:p>
          </table:table-cell>
        </table:table-row>
        <table:table-row table:style-name="ro1">
          <table:table-cell/>
          <table:table-cell office:value-type="float" office:value="1.98757">
            <text:p>1.98757</text:p>
          </table:table-cell>
          <table:table-cell office:value-type="float" office:value="-0.834463">
            <text:p>-0.834463</text:p>
          </table:table-cell>
          <table:table-cell office:value-type="float" office:value="-1.11596">
            <text:p>-1.11596</text:p>
          </table:table-cell>
          <table:table-cell office:value-type="float" office:value="-0.935416">
            <text:p>-0.935416</text:p>
          </table:table-cell>
          <table:table-cell office:value-type="float" office:value="1.37913">
            <text:p>1.37913</text:p>
          </table:table-cell>
        </table:table-row>
        <table:table-row table:style-name="ro1">
          <table:table-cell/>
          <table:table-cell office:value-type="float" office:value="-0.289055">
            <text:p>-0.289055</text:p>
          </table:table-cell>
          <table:table-cell office:value-type="float" office:value="-0.703383">
            <text:p>-0.703383</text:p>
          </table:table-cell>
          <table:table-cell office:value-type="float" office:value="1.76407">
            <text:p>1.76407</text:p>
          </table:table-cell>
          <table:table-cell office:value-type="float" office:value="-1.41316">
            <text:p>-1.41316</text:p>
          </table:table-cell>
          <table:table-cell office:value-type="float" office:value="-0.387079">
            <text:p>-0.387079</text:p>
          </table:table-cell>
        </table:table-row>
        <table:table-row table:style-name="ro1">
          <table:table-cell/>
          <table:table-cell office:value-type="float" office:value="-1.09916">
            <text:p>-1.09916</text:p>
          </table:table-cell>
          <table:table-cell office:value-type="float" office:value="-0.193166">
            <text:p>-0.193166</text:p>
          </table:table-cell>
          <table:table-cell office:value-type="float" office:value="0.0755473">
            <text:p>0.0755473</text:p>
          </table:table-cell>
          <table:table-cell office:value-type="float" office:value="-1.28092">
            <text:p>-1.28092</text:p>
          </table:table-cell>
          <table:table-cell office:value-type="float" office:value="0.74221">
            <text:p>0.74221</text:p>
          </table:table-cell>
        </table:table-row>
        <table:table-row table:style-name="ro1">
          <table:table-cell/>
          <table:table-cell office:value-type="float" office:value="0.0770819">
            <text:p>0.0770819</text:p>
          </table:table-cell>
          <table:table-cell office:value-type="float" office:value="-1.35651">
            <text:p>-1.35651</text:p>
          </table:table-cell>
          <table:table-cell office:value-type="float" office:value="2.11998">
            <text:p>2.11998</text:p>
          </table:table-cell>
          <table:table-cell office:value-type="float" office:value="0.0249078">
            <text:p>0.0249078</text:p>
          </table:table-cell>
          <table:table-cell office:value-type="float" office:value="-1.90396">
            <text:p>-1.90396</text:p>
          </table:table-cell>
        </table:table-row>
        <table:table-row table:style-name="ro1">
          <table:table-cell/>
          <table:table-cell office:value-type="float" office:value="1.0202">
            <text:p>1.0202</text:p>
          </table:table-cell>
          <table:table-cell office:value-type="float" office:value="1.01129">
            <text:p>1.01129</text:p>
          </table:table-cell>
          <table:table-cell office:value-type="float" office:value="0.552299">
            <text:p>0.552299</text:p>
          </table:table-cell>
          <table:table-cell office:value-type="float" office:value="1.6755">
            <text:p>1.6755</text:p>
          </table:table-cell>
          <table:table-cell office:value-type="float" office:value="1.54807">
            <text:p>1.54807</text:p>
          </table:table-cell>
        </table:table-row>
        <table:table-row table:style-name="ro1">
          <table:table-cell/>
          <table:table-cell office:value-type="float" office:value="-0.0588551">
            <text:p>-0.0588551</text:p>
          </table:table-cell>
          <table:table-cell office:value-type="float" office:value="0.52172">
            <text:p>0.52172</text:p>
          </table:table-cell>
          <table:table-cell office:value-type="float" office:value="0.591482">
            <text:p>0.591482</text:p>
          </table:table-cell>
          <table:table-cell office:value-type="float" office:value="0.883198">
            <text:p>0.883198</text:p>
          </table:table-cell>
          <table:table-cell office:value-type="float" office:value="1.66541">
            <text:p>1.66541</text:p>
          </table:table-cell>
        </table:table-row>
        <table:table-row table:style-name="ro1">
          <table:table-cell/>
          <table:table-cell office:value-type="float" office:value="0.70051">
            <text:p>0.70051</text:p>
          </table:table-cell>
          <table:table-cell office:value-type="float" office:value="-1.76386">
            <text:p>-1.76386</text:p>
          </table:table-cell>
          <table:table-cell office:value-type="float" office:value="-0.572918">
            <text:p>-0.572918</text:p>
          </table:table-cell>
          <table:table-cell office:value-type="float" office:value="-0.0661105">
            <text:p>-0.0661105</text:p>
          </table:table-cell>
          <table:table-cell office:value-type="float" office:value="0.886256">
            <text:p>0.886256</text:p>
          </table:table-cell>
        </table:table-row>
        <table:table-row table:style-name="ro1">
          <table:table-cell/>
          <table:table-cell office:value-type="float" office:value="-0.176258">
            <text:p>-0.176258</text:p>
          </table:table-cell>
          <table:table-cell office:value-type="float" office:value="-1.22394">
            <text:p>-1.22394</text:p>
          </table:table-cell>
          <table:table-cell office:value-type="float" office:value="0.536484">
            <text:p>0.536484</text:p>
          </table:table-cell>
          <table:table-cell office:value-type="float" office:value="1.75401">
            <text:p>1.75401</text:p>
          </table:table-cell>
          <table:table-cell office:value-type="float" office:value="0.806149">
            <text:p>0.806149</text:p>
          </table:table-cell>
        </table:table-row>
        <table:table-row table:style-name="ro1">
          <table:table-cell/>
          <table:table-cell office:value-type="float" office:value="0.282117">
            <text:p>0.282117</text:p>
          </table:table-cell>
          <table:table-cell office:value-type="float" office:value="0.416722">
            <text:p>0.416722</text:p>
          </table:table-cell>
          <table:table-cell office:value-type="float" office:value="-0.578981">
            <text:p>-0.578981</text:p>
          </table:table-cell>
          <table:table-cell office:value-type="float" office:value="-1.18122">
            <text:p>-1.18122</text:p>
          </table:table-cell>
          <table:table-cell office:value-type="float" office:value="-1.9984">
            <text:p>-1.9984</text:p>
          </table:table-cell>
        </table:table-row>
        <table:table-row table:style-name="ro1">
          <table:table-cell/>
          <table:table-cell office:value-type="float" office:value="1.13932">
            <text:p>1.13932</text:p>
          </table:table-cell>
          <table:table-cell office:value-type="float" office:value="-0.176116">
            <text:p>-0.176116</text:p>
          </table:table-cell>
          <table:table-cell office:value-type="float" office:value="0.85803">
            <text:p>0.85803</text:p>
          </table:table-cell>
          <table:table-cell office:value-type="float" office:value="0.309237">
            <text:p>0.309237</text:p>
          </table:table-cell>
          <table:table-cell office:value-type="float" office:value="-0.311632">
            <text:p>-0.311632</text:p>
          </table:table-cell>
        </table:table-row>
        <table:table-row table:style-name="ro1">
          <table:table-cell/>
          <table:table-cell office:value-type="float" office:value="0.788314">
            <text:p>0.788314</text:p>
          </table:table-cell>
          <table:table-cell office:value-type="float" office:value="1.20041">
            <text:p>1.20041</text:p>
          </table:table-cell>
          <table:table-cell office:value-type="float" office:value="-0.117908">
            <text:p>-0.117908</text:p>
          </table:table-cell>
          <table:table-cell office:value-type="float" office:value="-0.108112">
            <text:p>-0.108112</text:p>
          </table:table-cell>
          <table:table-cell office:value-type="float" office:value="-0.0946945">
            <text:p>-0.0946945</text:p>
          </table:table-cell>
        </table:table-row>
        <table:table-row table:style-name="ro1">
          <table:table-cell/>
          <table:table-cell office:value-type="float" office:value="1.64453">
            <text:p>1.64453</text:p>
          </table:table-cell>
          <table:table-cell office:value-type="float" office:value="0.872122">
            <text:p>0.872122</text:p>
          </table:table-cell>
          <table:table-cell office:value-type="float" office:value="2.04277">
            <text:p>2.04277</text:p>
          </table:table-cell>
          <table:table-cell office:value-type="float" office:value="-1.48034">
            <text:p>-1.48034</text:p>
          </table:table-cell>
          <table:table-cell office:value-type="float" office:value="0.249744">
            <text:p>0.249744</text:p>
          </table:table-cell>
        </table:table-row>
        <table:table-row table:style-name="ro1">
          <table:table-cell/>
          <table:table-cell office:value-type="float" office:value="-0.789007">
            <text:p>-0.789007</text:p>
          </table:table-cell>
          <table:table-cell office:value-type="float" office:value="-0.699618">
            <text:p>-0.699618</text:p>
          </table:table-cell>
          <table:table-cell office:value-type="float" office:value="-0.692976">
            <text:p>-0.692976</text:p>
          </table:table-cell>
          <table:table-cell office:value-type="float" office:value="0.106302">
            <text:p>0.106302</text:p>
          </table:table-cell>
          <table:table-cell office:value-type="float" office:value="-0.292989">
            <text:p>-0.292989</text:p>
          </table:table-cell>
        </table:table-row>
        <table:table-row table:style-name="ro1">
          <table:table-cell/>
          <table:table-cell office:value-type="float" office:value="0.183173">
            <text:p>0.183173</text:p>
          </table:table-cell>
          <table:table-cell office:value-type="float" office:value="-0.464812">
            <text:p>-0.464812</text:p>
          </table:table-cell>
          <table:table-cell office:value-type="float" office:value="-0.654286">
            <text:p>-0.654286</text:p>
          </table:table-cell>
          <table:table-cell office:value-type="float" office:value="0.507901">
            <text:p>0.507901</text:p>
          </table:table-cell>
          <table:table-cell office:value-type="float" office:value="-0.409644">
            <text:p>-0.409644</text:p>
          </table:table-cell>
        </table:table-row>
        <table:table-row table:style-name="ro1">
          <table:table-cell/>
          <table:table-cell office:value-type="float" office:value="1.67445">
            <text:p>1.67445</text:p>
          </table:table-cell>
          <table:table-cell office:value-type="float" office:value="-0.580305">
            <text:p>-0.580305</text:p>
          </table:table-cell>
          <table:table-cell office:value-type="float" office:value="1.67176">
            <text:p>1.67176</text:p>
          </table:table-cell>
          <table:table-cell office:value-type="float" office:value="1.1687">
            <text:p>1.1687</text:p>
          </table:table-cell>
          <table:table-cell office:value-type="float" office:value="-1.91003">
            <text:p>-1.91003</text:p>
          </table:table-cell>
        </table:table-row>
        <table:table-row table:style-name="ro1">
          <table:table-cell/>
          <table:table-cell office:value-type="float" office:value="-0.438623">
            <text:p>-0.438623</text:p>
          </table:table-cell>
          <table:table-cell office:value-type="float" office:value="-0.945264">
            <text:p>-0.945264</text:p>
          </table:table-cell>
          <table:table-cell office:value-type="float" office:value="-0.526128">
            <text:p>-0.526128</text:p>
          </table:table-cell>
          <table:table-cell office:value-type="float" office:value="-1.36623">
            <text:p>-1.36623</text:p>
          </table:table-cell>
          <table:table-cell office:value-type="float" office:value="-0.00826429">
            <text:p>-0.00826429</text:p>
          </table:table-cell>
        </table:table-row>
        <table:table-row table:style-name="ro1">
          <table:table-cell/>
          <table:table-cell office:value-type="float" office:value="-0.619823">
            <text:p>-0.619823</text:p>
          </table:table-cell>
          <table:table-cell office:value-type="float" office:value="1.6601">
            <text:p>1.6601</text:p>
          </table:table-cell>
          <table:table-cell office:value-type="float" office:value="0.927531">
            <text:p>0.927531</text:p>
          </table:table-cell>
          <table:table-cell office:value-type="float" office:value="-0.190915">
            <text:p>-0.190915</text:p>
          </table:table-cell>
          <table:table-cell office:value-type="float" office:value="0.212548">
            <text:p>0.212548</text:p>
          </table:table-cell>
        </table:table-row>
        <table:table-row table:style-name="ro1">
          <table:table-cell/>
          <table:table-cell office:value-type="float" office:value="-2.48914">
            <text:p>-2.48914</text:p>
          </table:table-cell>
          <table:table-cell office:value-type="float" office:value="-1.09912">
            <text:p>-1.09912</text:p>
          </table:table-cell>
          <table:table-cell office:value-type="float" office:value="-0.538509">
            <text:p>-0.538509</text:p>
          </table:table-cell>
          <table:table-cell office:value-type="float" office:value="0.854453">
            <text:p>0.854453</text:p>
          </table:table-cell>
          <table:table-cell office:value-type="float" office:value="2.45019">
            <text:p>2.45019</text:p>
          </table:table-cell>
        </table:table-row>
        <table:table-row table:style-name="ro1">
          <table:table-cell/>
          <table:table-cell office:value-type="float" office:value="2.19034">
            <text:p>2.19034</text:p>
          </table:table-cell>
          <table:table-cell office:value-type="float" office:value="0.474443">
            <text:p>0.474443</text:p>
          </table:table-cell>
          <table:table-cell office:value-type="float" office:value="-0.526837">
            <text:p>-0.526837</text:p>
          </table:table-cell>
          <table:table-cell office:value-type="float" office:value="-0.140911">
            <text:p>-0.140911</text:p>
          </table:table-cell>
          <table:table-cell office:value-type="float" office:value="2.09649">
            <text:p>2.09649</text:p>
          </table:table-cell>
        </table:table-row>
        <table:table-row table:style-name="ro1">
          <table:table-cell/>
          <table:table-cell office:value-type="float" office:value="-0.398867">
            <text:p>-0.398867</text:p>
          </table:table-cell>
          <table:table-cell office:value-type="float" office:value="0.559158">
            <text:p>0.559158</text:p>
          </table:table-cell>
          <table:table-cell office:value-type="float" office:value="1.06208">
            <text:p>1.06208</text:p>
          </table:table-cell>
          <table:table-cell office:value-type="float" office:value="-0.820102">
            <text:p>-0.820102</text:p>
          </table:table-cell>
          <table:table-cell office:value-type="float" office:value="1.71934">
            <text:p>1.71934</text:p>
          </table:table-cell>
        </table:table-row>
        <table:table-row table:style-name="ro1">
          <table:table-cell/>
          <table:table-cell office:value-type="float" office:value="-2.13862">
            <text:p>-2.13862</text:p>
          </table:table-cell>
          <table:table-cell office:value-type="float" office:value="0.128855">
            <text:p>0.128855</text:p>
          </table:table-cell>
          <table:table-cell office:value-type="float" office:value="-0.13049">
            <text:p>-0.13049</text:p>
          </table:table-cell>
          <table:table-cell office:value-type="float" office:value="-0.120962">
            <text:p>-0.120962</text:p>
          </table:table-cell>
          <table:table-cell office:value-type="float" office:value="1.68379">
            <text:p>1.68379</text:p>
          </table:table-cell>
        </table:table-row>
        <table:table-row table:style-name="ro1">
          <table:table-cell/>
          <table:table-cell office:value-type="float" office:value="-0.291102">
            <text:p>-0.291102</text:p>
          </table:table-cell>
          <table:table-cell office:value-type="float" office:value="-0.706484">
            <text:p>-0.706484</text:p>
          </table:table-cell>
          <table:table-cell office:value-type="float" office:value="0.567828">
            <text:p>0.567828</text:p>
          </table:table-cell>
          <table:table-cell office:value-type="float" office:value="-1.22759">
            <text:p>-1.22759</text:p>
          </table:table-cell>
          <table:table-cell office:value-type="float" office:value="-0.0194123">
            <text:p>-0.0194123</text:p>
          </table:table-cell>
        </table:table-row>
        <table:table-row table:style-name="ro1">
          <table:table-cell/>
          <table:table-cell office:value-type="float" office:value="0.601339">
            <text:p>0.601339</text:p>
          </table:table-cell>
          <table:table-cell office:value-type="float" office:value="-0.48757">
            <text:p>-0.48757</text:p>
          </table:table-cell>
          <table:table-cell office:value-type="float" office:value="2.02548">
            <text:p>2.02548</text:p>
          </table:table-cell>
          <table:table-cell office:value-type="float" office:value="-0.577544">
            <text:p>-0.577544</text:p>
          </table:table-cell>
          <table:table-cell office:value-type="float" office:value="-0.324317">
            <text:p>-0.324317</text:p>
          </table:table-cell>
        </table:table-row>
        <table:table-row table:style-name="ro1">
          <table:table-cell/>
          <table:table-cell office:value-type="float" office:value="-0.978074">
            <text:p>-0.978074</text:p>
          </table:table-cell>
          <table:table-cell office:value-type="float" office:value="0.170939">
            <text:p>0.170939</text:p>
          </table:table-cell>
          <table:table-cell office:value-type="float" office:value="-1.61683">
            <text:p>-1.61683</text:p>
          </table:table-cell>
          <table:table-cell office:value-type="float" office:value="-0.889784">
            <text:p>-0.889784</text:p>
          </table:table-cell>
          <table:table-cell office:value-type="float" office:value="-1.11061">
            <text:p>-1.11061</text:p>
          </table:table-cell>
        </table:table-row>
        <table:table-row table:style-name="ro1">
          <table:table-cell/>
          <table:table-cell office:value-type="float" office:value="-0.853576">
            <text:p>-0.853576</text:p>
          </table:table-cell>
          <table:table-cell office:value-type="float" office:value="0.161698">
            <text:p>0.161698</text:p>
          </table:table-cell>
          <table:table-cell office:value-type="float" office:value="1.03568">
            <text:p>1.03568</text:p>
          </table:table-cell>
          <table:table-cell office:value-type="float" office:value="-1.10625">
            <text:p>-1.10625</text:p>
          </table:table-cell>
          <table:table-cell office:value-type="float" office:value="-0.63557">
            <text:p>-0.63557</text:p>
          </table:table-cell>
        </table:table-row>
        <table:table-row table:style-name="ro1">
          <table:table-cell/>
          <table:table-cell office:value-type="float" office:value="-0.245677">
            <text:p>-0.245677</text:p>
          </table:table-cell>
          <table:table-cell office:value-type="float" office:value="-0.509665">
            <text:p>-0.509665</text:p>
          </table:table-cell>
          <table:table-cell office:value-type="float" office:value="-2.13142">
            <text:p>-2.13142</text:p>
          </table:table-cell>
          <table:table-cell office:value-type="float" office:value="0.353658">
            <text:p>0.353658</text:p>
          </table:table-cell>
          <table:table-cell office:value-type="float" office:value="-0.831118">
            <text:p>-0.831118</text:p>
          </table:table-cell>
        </table:table-row>
        <table:table-row table:style-name="ro1">
          <table:table-cell/>
          <table:table-cell office:value-type="float" office:value="-1.12768">
            <text:p>-1.12768</text:p>
          </table:table-cell>
          <table:table-cell office:value-type="float" office:value="-0.278414">
            <text:p>-0.278414</text:p>
          </table:table-cell>
          <table:table-cell office:value-type="float" office:value="0.400207">
            <text:p>0.400207</text:p>
          </table:table-cell>
          <table:table-cell office:value-type="float" office:value="-0.530818">
            <text:p>-0.530818</text:p>
          </table:table-cell>
          <table:table-cell office:value-type="float" office:value="1.59601">
            <text:p>1.59601</text:p>
          </table:table-cell>
        </table:table-row>
        <table:table-row table:style-name="ro1">
          <table:table-cell/>
          <table:table-cell office:value-type="float" office:value="-2.59796">
            <text:p>-2.59796</text:p>
          </table:table-cell>
          <table:table-cell office:value-type="float" office:value="-1.77316">
            <text:p>-1.77316</text:p>
          </table:table-cell>
          <table:table-cell office:value-type="float" office:value="0.785645">
            <text:p>0.785645</text:p>
          </table:table-cell>
          <table:table-cell office:value-type="float" office:value="-0.540265">
            <text:p>-0.540265</text:p>
          </table:table-cell>
          <table:table-cell office:value-type="float" office:value="0.212834">
            <text:p>0.212834</text:p>
          </table:table-cell>
        </table:table-row>
        <table:table-row table:style-name="ro1">
          <table:table-cell/>
          <table:table-cell office:value-type="float" office:value="-0.345158">
            <text:p>-0.345158</text:p>
          </table:table-cell>
          <table:table-cell office:value-type="float" office:value="0.433932">
            <text:p>0.433932</text:p>
          </table:table-cell>
          <table:table-cell office:value-type="float" office:value="0.00386888">
            <text:p>0.00386888</text:p>
          </table:table-cell>
          <table:table-cell office:value-type="float" office:value="-1.11967">
            <text:p>-1.11967</text:p>
          </table:table-cell>
          <table:table-cell office:value-type="float" office:value="1.63626">
            <text:p>1.63626</text:p>
          </table:table-cell>
        </table:table-row>
        <table:table-row table:style-name="ro1">
          <table:table-cell/>
          <table:table-cell office:value-type="float" office:value="-0.534478">
            <text:p>-0.534478</text:p>
          </table:table-cell>
          <table:table-cell office:value-type="float" office:value="0.809879">
            <text:p>0.809879</text:p>
          </table:table-cell>
          <table:table-cell office:value-type="float" office:value="0.860389">
            <text:p>0.860389</text:p>
          </table:table-cell>
          <table:table-cell office:value-type="float" office:value="0.43126">
            <text:p>0.43126</text:p>
          </table:table-cell>
          <table:table-cell office:value-type="float" office:value="-0.516908">
            <text:p>-0.516908</text:p>
          </table:table-cell>
        </table:table-row>
        <table:table-row table:style-name="ro1">
          <table:table-cell/>
          <table:table-cell office:value-type="float" office:value="1.6304">
            <text:p>1.6304</text:p>
          </table:table-cell>
          <table:table-cell office:value-type="float" office:value="-3.60338">
            <text:p>-3.60338</text:p>
          </table:table-cell>
          <table:table-cell office:value-type="float" office:value="-0.543482">
            <text:p>-0.543482</text:p>
          </table:table-cell>
          <table:table-cell office:value-type="float" office:value="0.0324294">
            <text:p>0.0324294</text:p>
          </table:table-cell>
          <table:table-cell office:value-type="float" office:value="-1.6066">
            <text:p>-1.6066</text:p>
          </table:table-cell>
        </table:table-row>
        <table:table-row table:style-name="ro1">
          <table:table-cell/>
          <table:table-cell office:value-type="float" office:value="0.0842805">
            <text:p>0.0842805</text:p>
          </table:table-cell>
          <table:table-cell office:value-type="float" office:value="-0.623723">
            <text:p>-0.623723</text:p>
          </table:table-cell>
          <table:table-cell office:value-type="float" office:value="0.145364">
            <text:p>0.145364</text:p>
          </table:table-cell>
          <table:table-cell office:value-type="float" office:value="-2.1326">
            <text:p>-2.1326</text:p>
          </table:table-cell>
          <table:table-cell office:value-type="float" office:value="-0.983018">
            <text:p>-0.983018</text:p>
          </table:table-cell>
        </table:table-row>
        <table:table-row table:style-name="ro1">
          <table:table-cell/>
          <table:table-cell office:value-type="float" office:value="0.0411315">
            <text:p>0.0411315</text:p>
          </table:table-cell>
          <table:table-cell office:value-type="float" office:value="-0.477231">
            <text:p>-0.477231</text:p>
          </table:table-cell>
          <table:table-cell office:value-type="float" office:value="-0.497609">
            <text:p>-0.497609</text:p>
          </table:table-cell>
          <table:table-cell office:value-type="float" office:value="0.593531">
            <text:p>0.593531</text:p>
          </table:table-cell>
          <table:table-cell office:value-type="float" office:value="1.18797">
            <text:p>1.18797</text:p>
          </table:table-cell>
        </table:table-row>
        <table:table-row table:style-name="ro1">
          <table:table-cell/>
          <table:table-cell office:value-type="float" office:value="-0.209418">
            <text:p>-0.209418</text:p>
          </table:table-cell>
          <table:table-cell office:value-type="float" office:value="-0.0775598">
            <text:p>-0.0775598</text:p>
          </table:table-cell>
          <table:table-cell office:value-type="float" office:value="1.0622">
            <text:p>1.0622</text:p>
          </table:table-cell>
          <table:table-cell office:value-type="float" office:value="-0.162753">
            <text:p>-0.162753</text:p>
          </table:table-cell>
          <table:table-cell office:value-type="float" office:value="0.821433">
            <text:p>0.821433</text:p>
          </table:table-cell>
        </table:table-row>
        <table:table-row table:style-name="ro1">
          <table:table-cell/>
          <table:table-cell office:value-type="float" office:value="-1.31953">
            <text:p>-1.31953</text:p>
          </table:table-cell>
          <table:table-cell office:value-type="float" office:value="-0.609581">
            <text:p>-0.609581</text:p>
          </table:table-cell>
          <table:table-cell office:value-type="float" office:value="-1.42069">
            <text:p>-1.42069</text:p>
          </table:table-cell>
          <table:table-cell office:value-type="float" office:value="0.0425231">
            <text:p>0.0425231</text:p>
          </table:table-cell>
          <table:table-cell office:value-type="float" office:value="-0.354729">
            <text:p>-0.354729</text:p>
          </table:table-cell>
        </table:table-row>
        <table:table-row table:style-name="ro1">
          <table:table-cell/>
          <table:table-cell office:value-type="float" office:value="-0.911585">
            <text:p>-0.911585</text:p>
          </table:table-cell>
          <table:table-cell office:value-type="float" office:value="-0.0860261">
            <text:p>-0.0860261</text:p>
          </table:table-cell>
          <table:table-cell office:value-type="float" office:value="-0.223925">
            <text:p>-0.223925</text:p>
          </table:table-cell>
          <table:table-cell office:value-type="float" office:value="2.35398">
            <text:p>2.35398</text:p>
          </table:table-cell>
          <table:table-cell office:value-type="float" office:value="0.580047">
            <text:p>0.580047</text:p>
          </table:table-cell>
        </table:table-row>
        <table:table-row table:style-name="ro1">
          <table:table-cell/>
          <table:table-cell office:value-type="float" office:value="0.334715">
            <text:p>0.334715</text:p>
          </table:table-cell>
          <table:table-cell office:value-type="float" office:value="-0.352503">
            <text:p>-0.352503</text:p>
          </table:table-cell>
          <table:table-cell office:value-type="float" office:value="0.999481">
            <text:p>0.999481</text:p>
          </table:table-cell>
          <table:table-cell office:value-type="float" office:value="-1.21009">
            <text:p>-1.21009</text:p>
          </table:table-cell>
          <table:table-cell office:value-type="float" office:value="1.18814">
            <text:p>1.18814</text:p>
          </table:table-cell>
        </table:table-row>
        <table:table-row table:style-name="ro1">
          <table:table-cell/>
          <table:table-cell office:value-type="float" office:value="-0.127187">
            <text:p>-0.127187</text:p>
          </table:table-cell>
          <table:table-cell office:value-type="float" office:value="-0.732598">
            <text:p>-0.732598</text:p>
          </table:table-cell>
          <table:table-cell office:value-type="float" office:value="0.55345">
            <text:p>0.55345</text:p>
          </table:table-cell>
          <table:table-cell office:value-type="float" office:value="-0.733141">
            <text:p>-0.733141</text:p>
          </table:table-cell>
          <table:table-cell office:value-type="float" office:value="-0.147927">
            <text:p>-0.147927</text:p>
          </table:table-cell>
        </table:table-row>
        <table:table-row table:style-name="ro1">
          <table:table-cell/>
          <table:table-cell office:value-type="float" office:value="0.543174">
            <text:p>0.543174</text:p>
          </table:table-cell>
          <table:table-cell office:value-type="float" office:value="-0.777953">
            <text:p>-0.777953</text:p>
          </table:table-cell>
          <table:table-cell office:value-type="float" office:value="-0.158532">
            <text:p>-0.158532</text:p>
          </table:table-cell>
          <table:table-cell office:value-type="float" office:value="0.229529">
            <text:p>0.229529</text:p>
          </table:table-cell>
          <table:table-cell office:value-type="float" office:value="-0.993405">
            <text:p>-0.993405</text:p>
          </table:table-cell>
        </table:table-row>
        <table:table-row table:style-name="ro1">
          <table:table-cell/>
          <table:table-cell office:value-type="float" office:value="0.143653">
            <text:p>0.143653</text:p>
          </table:table-cell>
          <table:table-cell office:value-type="float" office:value="0.11751">
            <text:p>0.11751</text:p>
          </table:table-cell>
          <table:table-cell office:value-type="float" office:value="-0.944894">
            <text:p>-0.944894</text:p>
          </table:table-cell>
          <table:table-cell office:value-type="float" office:value="-1.22562">
            <text:p>-1.22562</text:p>
          </table:table-cell>
          <table:table-cell office:value-type="float" office:value="0.698031">
            <text:p>0.698031</text:p>
          </table:table-cell>
        </table:table-row>
        <table:table-row table:style-name="ro1">
          <table:table-cell/>
          <table:table-cell office:value-type="float" office:value="0.371472">
            <text:p>0.371472</text:p>
          </table:table-cell>
          <table:table-cell office:value-type="float" office:value="-1.42465">
            <text:p>-1.42465</text:p>
          </table:table-cell>
          <table:table-cell office:value-type="float" office:value="2.47244">
            <text:p>2.47244</text:p>
          </table:table-cell>
          <table:table-cell office:value-type="float" office:value="-0.209613">
            <text:p>-0.209613</text:p>
          </table:table-cell>
          <table:table-cell office:value-type="float" office:value="-0.556381">
            <text:p>-0.556381</text:p>
          </table:table-cell>
        </table:table-row>
        <table:table-row table:style-name="ro1">
          <table:table-cell/>
          <table:table-cell office:value-type="float" office:value="-1.64574">
            <text:p>-1.64574</text:p>
          </table:table-cell>
          <table:table-cell office:value-type="float" office:value="0.719182">
            <text:p>0.719182</text:p>
          </table:table-cell>
          <table:table-cell office:value-type="float" office:value="0.783216">
            <text:p>0.783216</text:p>
          </table:table-cell>
          <table:table-cell office:value-type="float" office:value="0.148465">
            <text:p>0.148465</text:p>
          </table:table-cell>
          <table:table-cell office:value-type="float" office:value="0.686253">
            <text:p>0.686253</text:p>
          </table:table-cell>
        </table:table-row>
        <table:table-row table:style-name="ro1">
          <table:table-cell/>
          <table:table-cell office:value-type="float" office:value="0.15108">
            <text:p>0.15108</text:p>
          </table:table-cell>
          <table:table-cell office:value-type="float" office:value="0.901046">
            <text:p>0.901046</text:p>
          </table:table-cell>
          <table:table-cell office:value-type="float" office:value="-0.336753">
            <text:p>-0.336753</text:p>
          </table:table-cell>
          <table:table-cell office:value-type="float" office:value="1.73155">
            <text:p>1.73155</text:p>
          </table:table-cell>
          <table:table-cell office:value-type="float" office:value="1.24412">
            <text:p>1.24412</text:p>
          </table:table-cell>
        </table:table-row>
        <table:table-row table:style-name="ro1">
          <table:table-cell/>
          <table:table-cell office:value-type="float" office:value="-0.130102">
            <text:p>-0.130102</text:p>
          </table:table-cell>
          <table:table-cell office:value-type="float" office:value="-0.345965">
            <text:p>-0.345965</text:p>
          </table:table-cell>
          <table:table-cell office:value-type="float" office:value="0.529771">
            <text:p>0.529771</text:p>
          </table:table-cell>
          <table:table-cell office:value-type="float" office:value="-0.647236">
            <text:p>-0.647236</text:p>
          </table:table-cell>
          <table:table-cell office:value-type="float" office:value="1.44258">
            <text:p>1.44258</text:p>
          </table:table-cell>
        </table:table-row>
        <table:table-row table:style-name="ro1">
          <table:table-cell/>
          <table:table-cell office:value-type="float" office:value="0.521809">
            <text:p>0.521809</text:p>
          </table:table-cell>
          <table:table-cell office:value-type="float" office:value="-0.760799">
            <text:p>-0.760799</text:p>
          </table:table-cell>
          <table:table-cell office:value-type="float" office:value="0.255618">
            <text:p>0.255618</text:p>
          </table:table-cell>
          <table:table-cell office:value-type="float" office:value="-0.140495">
            <text:p>-0.140495</text:p>
          </table:table-cell>
          <table:table-cell office:value-type="float" office:value="0.36344">
            <text:p>0.36344</text:p>
          </table:table-cell>
        </table:table-row>
        <table:table-row table:style-name="ro1">
          <table:table-cell/>
          <table:table-cell office:value-type="float" office:value="1.04509">
            <text:p>1.04509</text:p>
          </table:table-cell>
          <table:table-cell office:value-type="float" office:value="0.404078">
            <text:p>0.404078</text:p>
          </table:table-cell>
          <table:table-cell office:value-type="float" office:value="-0.558471">
            <text:p>-0.558471</text:p>
          </table:table-cell>
          <table:table-cell office:value-type="float" office:value="-0.0943134">
            <text:p>-0.0943134</text:p>
          </table:table-cell>
          <table:table-cell office:value-type="float" office:value="-0.931268">
            <text:p>-0.931268</text:p>
          </table:table-cell>
        </table:table-row>
        <table:table-row table:style-name="ro1">
          <table:table-cell/>
          <table:table-cell office:value-type="float" office:value="-0.359862">
            <text:p>-0.359862</text:p>
          </table:table-cell>
          <table:table-cell office:value-type="float" office:value="0.380834">
            <text:p>0.380834</text:p>
          </table:table-cell>
          <table:table-cell office:value-type="float" office:value="-0.0209504">
            <text:p>-0.0209504</text:p>
          </table:table-cell>
          <table:table-cell office:value-type="float" office:value="0.107311">
            <text:p>0.107311</text:p>
          </table:table-cell>
          <table:table-cell office:value-type="float" office:value="0.0652604">
            <text:p>0.0652604</text:p>
          </table:table-cell>
        </table:table-row>
        <table:table-row table:style-name="ro1">
          <table:table-cell/>
          <table:table-cell office:value-type="float" office:value="1.0937">
            <text:p>1.0937</text:p>
          </table:table-cell>
          <table:table-cell office:value-type="float" office:value="0.272821">
            <text:p>0.272821</text:p>
          </table:table-cell>
          <table:table-cell office:value-type="float" office:value="-0.836269">
            <text:p>-0.836269</text:p>
          </table:table-cell>
          <table:table-cell office:value-type="float" office:value="0.00238606">
            <text:p>0.00238606</text:p>
          </table:table-cell>
          <table:table-cell office:value-type="float" office:value="-1.30113">
            <text:p>-1.30113</text:p>
          </table:table-cell>
        </table:table-row>
        <table:table-row table:style-name="ro1">
          <table:table-cell/>
          <table:table-cell office:value-type="float" office:value="0.621886">
            <text:p>0.621886</text:p>
          </table:table-cell>
          <table:table-cell office:value-type="float" office:value="0.847946">
            <text:p>0.847946</text:p>
          </table:table-cell>
          <table:table-cell office:value-type="float" office:value="0.360955">
            <text:p>0.360955</text:p>
          </table:table-cell>
          <table:table-cell office:value-type="float" office:value="-0.0850115">
            <text:p>-0.0850115</text:p>
          </table:table-cell>
          <table:table-cell office:value-type="float" office:value="-0.9872">
            <text:p>-0.9872</text:p>
          </table:table-cell>
        </table:table-row>
        <table:table-row table:style-name="ro1">
          <table:table-cell/>
          <table:table-cell office:value-type="float" office:value="0.193568">
            <text:p>0.193568</text:p>
          </table:table-cell>
          <table:table-cell office:value-type="float" office:value="0.417658">
            <text:p>0.417658</text:p>
          </table:table-cell>
          <table:table-cell office:value-type="float" office:value="-0.984711">
            <text:p>-0.984711</text:p>
          </table:table-cell>
          <table:table-cell office:value-type="float" office:value="0.469695">
            <text:p>0.469695</text:p>
          </table:table-cell>
          <table:table-cell office:value-type="float" office:value="1.29531">
            <text:p>1.29531</text:p>
          </table:table-cell>
        </table:table-row>
        <table:table-row table:style-name="ro1">
          <table:table-cell/>
          <table:table-cell office:value-type="float" office:value="0.979873">
            <text:p>0.979873</text:p>
          </table:table-cell>
          <table:table-cell office:value-type="float" office:value="-0.593778">
            <text:p>-0.593778</text:p>
          </table:table-cell>
          <table:table-cell office:value-type="float" office:value="0.431306">
            <text:p>0.431306</text:p>
          </table:table-cell>
          <table:table-cell office:value-type="float" office:value="-0.889293">
            <text:p>-0.889293</text:p>
          </table:table-cell>
          <table:table-cell office:value-type="float" office:value="-0.045463">
            <text:p>-0.045463</text:p>
          </table:table-cell>
        </table:table-row>
        <table:table-row table:style-name="ro1">
          <table:table-cell/>
          <table:table-cell office:value-type="float" office:value="-0.253531">
            <text:p>-0.253531</text:p>
          </table:table-cell>
          <table:table-cell office:value-type="float" office:value="0.069796">
            <text:p>0.069796</text:p>
          </table:table-cell>
          <table:table-cell office:value-type="float" office:value="1.23978">
            <text:p>1.23978</text:p>
          </table:table-cell>
          <table:table-cell office:value-type="float" office:value="0.942941">
            <text:p>0.942941</text:p>
          </table:table-cell>
          <table:table-cell office:value-type="float" office:value="0.727063">
            <text:p>0.727063</text:p>
          </table:table-cell>
        </table:table-row>
        <table:table-row table:style-name="ro1">
          <table:table-cell/>
          <table:table-cell office:value-type="float" office:value="1.47706">
            <text:p>1.47706</text:p>
          </table:table-cell>
          <table:table-cell office:value-type="float" office:value="0.0270275">
            <text:p>0.0270275</text:p>
          </table:table-cell>
          <table:table-cell office:value-type="float" office:value="0.928951">
            <text:p>0.928951</text:p>
          </table:table-cell>
          <table:table-cell office:value-type="float" office:value="1.80392">
            <text:p>1.80392</text:p>
          </table:table-cell>
          <table:table-cell office:value-type="float" office:value="-1.41862">
            <text:p>-1.41862</text:p>
          </table:table-cell>
        </table:table-row>
        <table:table-row table:style-name="ro1">
          <table:table-cell/>
          <table:table-cell office:value-type="float" office:value="-0.691234">
            <text:p>-0.691234</text:p>
          </table:table-cell>
          <table:table-cell office:value-type="float" office:value="-0.213226">
            <text:p>-0.213226</text:p>
          </table:table-cell>
          <table:table-cell office:value-type="float" office:value="0.813112">
            <text:p>0.813112</text:p>
          </table:table-cell>
          <table:table-cell office:value-type="float" office:value="-0.0779689">
            <text:p>-0.0779689</text:p>
          </table:table-cell>
          <table:table-cell office:value-type="float" office:value="0.962132">
            <text:p>0.962132</text:p>
          </table:table-cell>
        </table:table-row>
        <table:table-row table:style-name="ro1">
          <table:table-cell/>
          <table:table-cell office:value-type="float" office:value="-0.971495">
            <text:p>-0.971495</text:p>
          </table:table-cell>
          <table:table-cell office:value-type="float" office:value="0.261917">
            <text:p>0.261917</text:p>
          </table:table-cell>
          <table:table-cell office:value-type="float" office:value="-1.14353">
            <text:p>-1.14353</text:p>
          </table:table-cell>
          <table:table-cell office:value-type="float" office:value="0.0116581">
            <text:p>0.0116581</text:p>
          </table:table-cell>
          <table:table-cell office:value-type="float" office:value="-0.227068">
            <text:p>-0.227068</text:p>
          </table:table-cell>
        </table:table-row>
        <table:table-row table:style-name="ro1">
          <table:table-cell/>
          <table:table-cell office:value-type="float" office:value="-1.20778">
            <text:p>-1.20778</text:p>
          </table:table-cell>
          <table:table-cell office:value-type="float" office:value="-0.363339">
            <text:p>-0.363339</text:p>
          </table:table-cell>
          <table:table-cell office:value-type="float" office:value="-0.0829575">
            <text:p>-0.0829575</text:p>
          </table:table-cell>
          <table:table-cell office:value-type="float" office:value="-0.317305">
            <text:p>-0.317305</text:p>
          </table:table-cell>
          <table:table-cell office:value-type="float" office:value="0.307115">
            <text:p>0.307115</text:p>
          </table:table-cell>
        </table:table-row>
        <table:table-row table:style-name="ro1">
          <table:table-cell/>
          <table:table-cell office:value-type="float" office:value="-0.309676">
            <text:p>-0.309676</text:p>
          </table:table-cell>
          <table:table-cell office:value-type="float" office:value="0.261424">
            <text:p>0.261424</text:p>
          </table:table-cell>
          <table:table-cell office:value-type="float" office:value="0.140985">
            <text:p>0.140985</text:p>
          </table:table-cell>
          <table:table-cell office:value-type="float" office:value="0.383575">
            <text:p>0.383575</text:p>
          </table:table-cell>
          <table:table-cell office:value-type="float" office:value="-0.717034">
            <text:p>-0.717034</text:p>
          </table:table-cell>
        </table:table-row>
        <table:table-row table:style-name="ro1">
          <table:table-cell/>
          <table:table-cell office:value-type="float" office:value="-1.22632">
            <text:p>-1.22632</text:p>
          </table:table-cell>
          <table:table-cell office:value-type="float" office:value="0.229114">
            <text:p>0.229114</text:p>
          </table:table-cell>
          <table:table-cell office:value-type="float" office:value="-0.276058">
            <text:p>-0.276058</text:p>
          </table:table-cell>
          <table:table-cell office:value-type="float" office:value="-0.27851">
            <text:p>-0.27851</text:p>
          </table:table-cell>
          <table:table-cell office:value-type="float" office:value="-1.01392">
            <text:p>-1.01392</text:p>
          </table:table-cell>
        </table:table-row>
        <table:table-row table:style-name="ro1">
          <table:table-cell/>
          <table:table-cell office:value-type="float" office:value="-1.08764">
            <text:p>-1.08764</text:p>
          </table:table-cell>
          <table:table-cell office:value-type="float" office:value="-0.791267">
            <text:p>-0.791267</text:p>
          </table:table-cell>
          <table:table-cell office:value-type="float" office:value="-0.197798">
            <text:p>-0.197798</text:p>
          </table:table-cell>
          <table:table-cell office:value-type="float" office:value="0.282243">
            <text:p>0.282243</text:p>
          </table:table-cell>
          <table:table-cell office:value-type="float" office:value="0.506958">
            <text:p>0.506958</text:p>
          </table:table-cell>
        </table:table-row>
        <table:table-row table:style-name="ro1">
          <table:table-cell/>
          <table:table-cell office:value-type="float" office:value="1.9783">
            <text:p>1.9783</text:p>
          </table:table-cell>
          <table:table-cell office:value-type="float" office:value="-0.450316">
            <text:p>-0.450316</text:p>
          </table:table-cell>
          <table:table-cell office:value-type="float" office:value="-1.35827">
            <text:p>-1.35827</text:p>
          </table:table-cell>
          <table:table-cell office:value-type="float" office:value="-0.256696">
            <text:p>-0.256696</text:p>
          </table:table-cell>
          <table:table-cell office:value-type="float" office:value="-0.0351948">
            <text:p>-0.0351948</text:p>
          </table:table-cell>
        </table:table-row>
        <table:table-row table:style-name="ro1">
          <table:table-cell/>
          <table:table-cell office:value-type="float" office:value="0.190895">
            <text:p>0.190895</text:p>
          </table:table-cell>
          <table:table-cell office:value-type="float" office:value="-0.5828">
            <text:p>-0.5828</text:p>
          </table:table-cell>
          <table:table-cell office:value-type="float" office:value="-0.772388">
            <text:p>-0.772388</text:p>
          </table:table-cell>
          <table:table-cell office:value-type="float" office:value="-0.27519">
            <text:p>-0.27519</text:p>
          </table:table-cell>
          <table:table-cell office:value-type="float" office:value="1.5592">
            <text:p>1.5592</text:p>
          </table:table-cell>
        </table:table-row>
        <table:table-row table:style-name="ro1">
          <table:table-cell/>
          <table:table-cell office:value-type="float" office:value="1.22303">
            <text:p>1.22303</text:p>
          </table:table-cell>
          <table:table-cell office:value-type="float" office:value="-1.13549">
            <text:p>-1.13549</text:p>
          </table:table-cell>
          <table:table-cell office:value-type="float" office:value="0.00876936">
            <text:p>0.00876936</text:p>
          </table:table-cell>
          <table:table-cell office:value-type="float" office:value="1.18235">
            <text:p>1.18235</text:p>
          </table:table-cell>
          <table:table-cell office:value-type="float" office:value="0.694619">
            <text:p>0.694619</text:p>
          </table:table-cell>
        </table:table-row>
        <table:table-row table:style-name="ro1">
          <table:table-cell/>
          <table:table-cell office:value-type="float" office:value="0.187875">
            <text:p>0.187875</text:p>
          </table:table-cell>
          <table:table-cell office:value-type="float" office:value="1.19973">
            <text:p>1.19973</text:p>
          </table:table-cell>
          <table:table-cell office:value-type="float" office:value="-0.764859">
            <text:p>-0.764859</text:p>
          </table:table-cell>
          <table:table-cell office:value-type="float" office:value="-0.0510523">
            <text:p>-0.0510523</text:p>
          </table:table-cell>
          <table:table-cell office:value-type="float" office:value="-2.11334">
            <text:p>-2.11334</text:p>
          </table:table-cell>
        </table:table-row>
        <table:table-row table:style-name="ro1">
          <table:table-cell/>
          <table:table-cell office:value-type="float" office:value="0.210052">
            <text:p>0.210052</text:p>
          </table:table-cell>
          <table:table-cell office:value-type="float" office:value="0.685209">
            <text:p>0.685209</text:p>
          </table:table-cell>
          <table:table-cell office:value-type="float" office:value="-1.32013">
            <text:p>-1.32013</text:p>
          </table:table-cell>
          <table:table-cell office:value-type="float" office:value="-0.27553">
            <text:p>-0.27553</text:p>
          </table:table-cell>
          <table:table-cell office:value-type="float" office:value="0.151831">
            <text:p>0.151831</text:p>
          </table:table-cell>
        </table:table-row>
        <table:table-row table:style-name="ro1">
          <table:table-cell/>
          <table:table-cell office:value-type="float" office:value="-2.25911">
            <text:p>-2.25911</text:p>
          </table:table-cell>
          <table:table-cell office:value-type="float" office:value="-2.06405">
            <text:p>-2.06405</text:p>
          </table:table-cell>
          <table:table-cell office:value-type="float" office:value="-0.345077">
            <text:p>-0.345077</text:p>
          </table:table-cell>
          <table:table-cell office:value-type="float" office:value="-0.934776">
            <text:p>-0.934776</text:p>
          </table:table-cell>
          <table:table-cell office:value-type="float" office:value="0.401475">
            <text:p>0.401475</text:p>
          </table:table-cell>
        </table:table-row>
        <table:table-row table:style-name="ro1">
          <table:table-cell/>
          <table:table-cell office:value-type="float" office:value="-0.326262">
            <text:p>-0.326262</text:p>
          </table:table-cell>
          <table:table-cell office:value-type="float" office:value="1.38449">
            <text:p>1.38449</text:p>
          </table:table-cell>
          <table:table-cell office:value-type="float" office:value="-0.0843954">
            <text:p>-0.0843954</text:p>
          </table:table-cell>
          <table:table-cell office:value-type="float" office:value="-0.06768">
            <text:p>-0.06768</text:p>
          </table:table-cell>
          <table:table-cell office:value-type="float" office:value="1.11355">
            <text:p>1.11355</text:p>
          </table:table-cell>
        </table:table-row>
        <table:table-row table:style-name="ro1">
          <table:table-cell/>
          <table:table-cell office:value-type="float" office:value="0.373942">
            <text:p>0.373942</text:p>
          </table:table-cell>
          <table:table-cell office:value-type="float" office:value="-1.14766">
            <text:p>-1.14766</text:p>
          </table:table-cell>
          <table:table-cell office:value-type="float" office:value="-1.88076">
            <text:p>-1.88076</text:p>
          </table:table-cell>
          <table:table-cell office:value-type="float" office:value="-1.63017">
            <text:p>-1.63017</text:p>
          </table:table-cell>
          <table:table-cell office:value-type="float" office:value="0.89304">
            <text:p>0.89304</text:p>
          </table:table-cell>
        </table:table-row>
        <table:table-row table:style-name="ro1">
          <table:table-cell/>
          <table:table-cell office:value-type="float" office:value="1.31398">
            <text:p>1.31398</text:p>
          </table:table-cell>
          <table:table-cell office:value-type="float" office:value="-0.957241">
            <text:p>-0.957241</text:p>
          </table:table-cell>
          <table:table-cell office:value-type="float" office:value="-0.358003">
            <text:p>-0.358003</text:p>
          </table:table-cell>
          <table:table-cell office:value-type="float" office:value="-0.211554">
            <text:p>-0.211554</text:p>
          </table:table-cell>
          <table:table-cell office:value-type="float" office:value="-1.03857">
            <text:p>-1.03857</text:p>
          </table:table-cell>
        </table:table-row>
        <table:table-row table:style-name="ro1">
          <table:table-cell/>
          <table:table-cell office:value-type="float" office:value="0.764727">
            <text:p>0.764727</text:p>
          </table:table-cell>
          <table:table-cell office:value-type="float" office:value="0.755345">
            <text:p>0.755345</text:p>
          </table:table-cell>
          <table:table-cell office:value-type="float" office:value="-0.321796">
            <text:p>-0.321796</text:p>
          </table:table-cell>
          <table:table-cell office:value-type="float" office:value="1.28001">
            <text:p>1.28001</text:p>
          </table:table-cell>
          <table:table-cell office:value-type="float" office:value="0.540352">
            <text:p>0.540352</text:p>
          </table:table-cell>
        </table:table-row>
        <table:table-row table:style-name="ro1">
          <table:table-cell/>
          <table:table-cell office:value-type="float" office:value="0.386221">
            <text:p>0.386221</text:p>
          </table:table-cell>
          <table:table-cell office:value-type="float" office:value="0.40606">
            <text:p>0.40606</text:p>
          </table:table-cell>
          <table:table-cell office:value-type="float" office:value="-0.176065">
            <text:p>-0.176065</text:p>
          </table:table-cell>
          <table:table-cell office:value-type="float" office:value="-0.360588">
            <text:p>-0.360588</text:p>
          </table:table-cell>
          <table:table-cell office:value-type="float" office:value="-1.70971">
            <text:p>-1.70971</text:p>
          </table:table-cell>
        </table:table-row>
        <table:table-row table:style-name="ro1">
          <table:table-cell/>
          <table:table-cell office:value-type="float" office:value="1.11447">
            <text:p>1.11447</text:p>
          </table:table-cell>
          <table:table-cell office:value-type="float" office:value="0.338757">
            <text:p>0.338757</text:p>
          </table:table-cell>
          <table:table-cell office:value-type="float" office:value="-2.12807">
            <text:p>-2.12807</text:p>
          </table:table-cell>
          <table:table-cell office:value-type="float" office:value="-0.35301">
            <text:p>-0.35301</text:p>
          </table:table-cell>
          <table:table-cell office:value-type="float" office:value="-0.10354">
            <text:p>-0.10354</text:p>
          </table:table-cell>
        </table:table-row>
        <table:table-row table:style-name="ro1">
          <table:table-cell/>
          <table:table-cell office:value-type="float" office:value="-0.988229">
            <text:p>-0.988229</text:p>
          </table:table-cell>
          <table:table-cell office:value-type="float" office:value="0.308206">
            <text:p>0.308206</text:p>
          </table:table-cell>
          <table:table-cell office:value-type="float" office:value="-0.550882">
            <text:p>-0.550882</text:p>
          </table:table-cell>
          <table:table-cell office:value-type="float" office:value="-0.186707">
            <text:p>-0.186707</text:p>
          </table:table-cell>
          <table:table-cell office:value-type="float" office:value="-1.31181">
            <text:p>-1.31181</text:p>
          </table:table-cell>
        </table:table-row>
        <table:table-row table:style-name="ro1">
          <table:table-cell/>
          <table:table-cell office:value-type="float" office:value="-0.900117">
            <text:p>-0.900117</text:p>
          </table:table-cell>
          <table:table-cell office:value-type="float" office:value="0.607018">
            <text:p>0.607018</text:p>
          </table:table-cell>
          <table:table-cell office:value-type="float" office:value="-0.764172">
            <text:p>-0.764172</text:p>
          </table:table-cell>
          <table:table-cell office:value-type="float" office:value="1.41857">
            <text:p>1.41857</text:p>
          </table:table-cell>
          <table:table-cell office:value-type="float" office:value="-0.339643">
            <text:p>-0.339643</text:p>
          </table:table-cell>
        </table:table-row>
        <table:table-row table:style-name="ro1">
          <table:table-cell/>
          <table:table-cell office:value-type="float" office:value="-0.0888329">
            <text:p>-0.0888329</text:p>
          </table:table-cell>
          <table:table-cell office:value-type="float" office:value="0.884881">
            <text:p>0.884881</text:p>
          </table:table-cell>
          <table:table-cell office:value-type="float" office:value="1.12008">
            <text:p>1.12008</text:p>
          </table:table-cell>
          <table:table-cell office:value-type="float" office:value="0.412331">
            <text:p>0.412331</text:p>
          </table:table-cell>
          <table:table-cell office:value-type="float" office:value="1.35271">
            <text:p>1.35271</text:p>
          </table:table-cell>
        </table:table-row>
        <table:table-row table:style-name="ro1">
          <table:table-cell/>
          <table:table-cell office:value-type="float" office:value="1.17202">
            <text:p>1.17202</text:p>
          </table:table-cell>
          <table:table-cell office:value-type="float" office:value="0.644961">
            <text:p>0.644961</text:p>
          </table:table-cell>
          <table:table-cell office:value-type="float" office:value="0.103611">
            <text:p>0.103611</text:p>
          </table:table-cell>
          <table:table-cell office:value-type="float" office:value="-1.3563">
            <text:p>-1.3563</text:p>
          </table:table-cell>
          <table:table-cell office:value-type="float" office:value="-1.35273">
            <text:p>-1.35273</text:p>
          </table:table-cell>
        </table:table-row>
        <table:table-row table:style-name="ro1">
          <table:table-cell/>
          <table:table-cell office:value-type="float" office:value="-1.04162">
            <text:p>-1.04162</text:p>
          </table:table-cell>
          <table:table-cell office:value-type="float" office:value="-0.333375">
            <text:p>-0.333375</text:p>
          </table:table-cell>
          <table:table-cell office:value-type="float" office:value="-0.414185">
            <text:p>-0.414185</text:p>
          </table:table-cell>
          <table:table-cell office:value-type="float" office:value="0.12644">
            <text:p>0.12644</text:p>
          </table:table-cell>
          <table:table-cell office:value-type="float" office:value="0.605819">
            <text:p>0.605819</text:p>
          </table:table-cell>
        </table:table-row>
        <table:table-row table:style-name="ro1">
          <table:table-cell/>
          <table:table-cell office:value-type="float" office:value="-0.357162">
            <text:p>-0.357162</text:p>
          </table:table-cell>
          <table:table-cell office:value-type="float" office:value="-0.564656">
            <text:p>-0.564656</text:p>
          </table:table-cell>
          <table:table-cell office:value-type="float" office:value="0.131229">
            <text:p>0.131229</text:p>
          </table:table-cell>
          <table:table-cell office:value-type="float" office:value="-0.354359">
            <text:p>-0.354359</text:p>
          </table:table-cell>
          <table:table-cell office:value-type="float" office:value="-0.307522">
            <text:p>-0.307522</text:p>
          </table:table-cell>
        </table:table-row>
        <table:table-row table:style-name="ro1">
          <table:table-cell/>
          <table:table-cell office:value-type="float" office:value="-0.380114">
            <text:p>-0.380114</text:p>
          </table:table-cell>
          <table:table-cell office:value-type="float" office:value="1.64752">
            <text:p>1.64752</text:p>
          </table:table-cell>
          <table:table-cell office:value-type="float" office:value="-1.22998">
            <text:p>-1.22998</text:p>
          </table:table-cell>
          <table:table-cell office:value-type="float" office:value="0.697541">
            <text:p>0.697541</text:p>
          </table:table-cell>
          <table:table-cell office:value-type="float" office:value="-0.328967">
            <text:p>-0.328967</text:p>
          </table:table-cell>
        </table:table-row>
        <table:table-row table:style-name="ro1">
          <table:table-cell/>
          <table:table-cell office:value-type="float" office:value="-2.21871">
            <text:p>-2.21871</text:p>
          </table:table-cell>
          <table:table-cell office:value-type="float" office:value="-0.186054">
            <text:p>-0.186054</text:p>
          </table:table-cell>
          <table:table-cell office:value-type="float" office:value="2.09988">
            <text:p>2.09988</text:p>
          </table:table-cell>
          <table:table-cell office:value-type="float" office:value="-1.08679">
            <text:p>-1.08679</text:p>
          </table:table-cell>
          <table:table-cell office:value-type="float" office:value="0.0882739">
            <text:p>0.0882739</text:p>
          </table:table-cell>
        </table:table-row>
        <table:table-row table:style-name="ro1">
          <table:table-cell/>
          <table:table-cell office:value-type="float" office:value="0.293069">
            <text:p>0.293069</text:p>
          </table:table-cell>
          <table:table-cell office:value-type="float" office:value="-0.570404">
            <text:p>-0.570404</text:p>
          </table:table-cell>
          <table:table-cell office:value-type="float" office:value="1.00323">
            <text:p>1.00323</text:p>
          </table:table-cell>
          <table:table-cell office:value-type="float" office:value="1.4826">
            <text:p>1.4826</text:p>
          </table:table-cell>
          <table:table-cell office:value-type="float" office:value="0.0039096">
            <text:p>0.0039096</text:p>
          </table:table-cell>
        </table:table-row>
        <table:table-row table:style-name="ro1">
          <table:table-cell/>
          <table:table-cell office:value-type="float" office:value="-1.31321">
            <text:p>-1.31321</text:p>
          </table:table-cell>
          <table:table-cell office:value-type="float" office:value="0.315719">
            <text:p>0.315719</text:p>
          </table:table-cell>
          <table:table-cell office:value-type="float" office:value="-1.29435">
            <text:p>-1.29435</text:p>
          </table:table-cell>
          <table:table-cell office:value-type="float" office:value="0.565283">
            <text:p>0.565283</text:p>
          </table:table-cell>
          <table:table-cell office:value-type="float" office:value="0.564466">
            <text:p>0.564466</text:p>
          </table:table-cell>
        </table:table-row>
        <table:table-row table:style-name="ro1">
          <table:table-cell/>
          <table:table-cell office:value-type="float" office:value="1.50809">
            <text:p>1.50809</text:p>
          </table:table-cell>
          <table:table-cell office:value-type="float" office:value="-1.24046">
            <text:p>-1.24046</text:p>
          </table:table-cell>
          <table:table-cell office:value-type="float" office:value="1.1825">
            <text:p>1.1825</text:p>
          </table:table-cell>
          <table:table-cell office:value-type="float" office:value="2.45122">
            <text:p>2.45122</text:p>
          </table:table-cell>
          <table:table-cell office:value-type="float" office:value="-0.482034">
            <text:p>-0.482034</text:p>
          </table:table-cell>
        </table:table-row>
        <table:table-row table:style-name="ro1">
          <table:table-cell/>
          <table:table-cell office:value-type="float" office:value="-1.113">
            <text:p>-1.113</text:p>
          </table:table-cell>
          <table:table-cell office:value-type="float" office:value="-2.13178">
            <text:p>-2.13178</text:p>
          </table:table-cell>
          <table:table-cell office:value-type="float" office:value="1.03525">
            <text:p>1.03525</text:p>
          </table:table-cell>
          <table:table-cell office:value-type="float" office:value="0.252318">
            <text:p>0.252318</text:p>
          </table:table-cell>
          <table:table-cell office:value-type="float" office:value="-0.82463">
            <text:p>-0.82463</text:p>
          </table:table-cell>
        </table:table-row>
        <table:table-row table:style-name="ro1">
          <table:table-cell/>
          <table:table-cell office:value-type="float" office:value="-0.0160268">
            <text:p>-0.0160268</text:p>
          </table:table-cell>
          <table:table-cell office:value-type="float" office:value="0.732493">
            <text:p>0.732493</text:p>
          </table:table-cell>
          <table:table-cell office:value-type="float" office:value="-0.473961">
            <text:p>-0.473961</text:p>
          </table:table-cell>
          <table:table-cell office:value-type="float" office:value="-0.568215">
            <text:p>-0.568215</text:p>
          </table:table-cell>
          <table:table-cell office:value-type="float" office:value="-0.57021">
            <text:p>-0.57021</text:p>
          </table:table-cell>
        </table:table-row>
        <table:table-row table:style-name="ro1">
          <table:table-cell/>
          <table:table-cell office:value-type="float" office:value="-1.88744">
            <text:p>-1.88744</text:p>
          </table:table-cell>
          <table:table-cell office:value-type="float" office:value="-0.756839">
            <text:p>-0.756839</text:p>
          </table:table-cell>
          <table:table-cell office:value-type="float" office:value="0.699814">
            <text:p>0.699814</text:p>
          </table:table-cell>
          <table:table-cell office:value-type="float" office:value="0.925334">
            <text:p>0.925334</text:p>
          </table:table-cell>
          <table:table-cell office:value-type="float" office:value="0.407932">
            <text:p>0.407932</text:p>
          </table:table-cell>
        </table:table-row>
        <table:table-row table:style-name="ro1">
          <table:table-cell/>
          <table:table-cell office:value-type="float" office:value="-1.00177">
            <text:p>-1.00177</text:p>
          </table:table-cell>
          <table:table-cell office:value-type="float" office:value="-0.789313">
            <text:p>-0.789313</text:p>
          </table:table-cell>
          <table:table-cell office:value-type="float" office:value="1.23708">
            <text:p>1.23708</text:p>
          </table:table-cell>
          <table:table-cell office:value-type="float" office:value="2.75069">
            <text:p>2.75069</text:p>
          </table:table-cell>
          <table:table-cell office:value-type="float" office:value="0.218843">
            <text:p>0.218843</text:p>
          </table:table-cell>
        </table:table-row>
        <table:table-row table:style-name="ro1">
          <table:table-cell/>
          <table:table-cell office:value-type="float" office:value="0.536575">
            <text:p>0.536575</text:p>
          </table:table-cell>
          <table:table-cell office:value-type="float" office:value="0.0326404">
            <text:p>0.0326404</text:p>
          </table:table-cell>
          <table:table-cell office:value-type="float" office:value="-0.748751">
            <text:p>-0.748751</text:p>
          </table:table-cell>
          <table:table-cell office:value-type="float" office:value="-0.677244">
            <text:p>-0.677244</text:p>
          </table:table-cell>
          <table:table-cell office:value-type="float" office:value="0.0167573">
            <text:p>0.0167573</text:p>
          </table:table-cell>
        </table:table-row>
        <table:table-row table:style-name="ro1">
          <table:table-cell/>
          <table:table-cell office:value-type="float" office:value="0.83506">
            <text:p>0.83506</text:p>
          </table:table-cell>
          <table:table-cell office:value-type="float" office:value="0.500954">
            <text:p>0.500954</text:p>
          </table:table-cell>
          <table:table-cell office:value-type="float" office:value="1.2325">
            <text:p>1.2325</text:p>
          </table:table-cell>
          <table:table-cell office:value-type="float" office:value="0.1032">
            <text:p>0.1032</text:p>
          </table:table-cell>
          <table:table-cell office:value-type="float" office:value="0.442705">
            <text:p>0.442705</text:p>
          </table:table-cell>
        </table:table-row>
        <table:table-row table:style-name="ro1">
          <table:table-cell/>
          <table:table-cell office:value-type="float" office:value="-0.0195778">
            <text:p>-0.0195778</text:p>
          </table:table-cell>
          <table:table-cell office:value-type="float" office:value="-0.829912">
            <text:p>-0.829912</text:p>
          </table:table-cell>
          <table:table-cell office:value-type="float" office:value="-0.107843">
            <text:p>-0.107843</text:p>
          </table:table-cell>
          <table:table-cell office:value-type="float" office:value="0.526857">
            <text:p>0.526857</text:p>
          </table:table-cell>
          <table:table-cell office:value-type="float" office:value="-0.125003">
            <text:p>-0.125003</text:p>
          </table:table-cell>
        </table:table-row>
        <table:table-row table:style-name="ro1">
          <table:table-cell/>
          <table:table-cell office:value-type="float" office:value="-1.26843">
            <text:p>-1.26843</text:p>
          </table:table-cell>
          <table:table-cell office:value-type="float" office:value="0.992158">
            <text:p>0.992158</text:p>
          </table:table-cell>
          <table:table-cell office:value-type="float" office:value="1.09509">
            <text:p>1.09509</text:p>
          </table:table-cell>
          <table:table-cell office:value-type="float" office:value="-0.189363">
            <text:p>-0.189363</text:p>
          </table:table-cell>
          <table:table-cell office:value-type="float" office:value="-1.07484">
            <text:p>-1.07484</text:p>
          </table:table-cell>
        </table:table-row>
        <table:table-row table:style-name="ro1">
          <table:table-cell/>
          <table:table-cell office:value-type="float" office:value="1.0857">
            <text:p>1.0857</text:p>
          </table:table-cell>
          <table:table-cell office:value-type="float" office:value="-1.86408">
            <text:p>-1.86408</text:p>
          </table:table-cell>
          <table:table-cell office:value-type="float" office:value="0.749754">
            <text:p>0.749754</text:p>
          </table:table-cell>
          <table:table-cell office:value-type="float" office:value="-0.437986">
            <text:p>-0.437986</text:p>
          </table:table-cell>
          <table:table-cell office:value-type="float" office:value="-2.4031">
            <text:p>-2.4031</text:p>
          </table:table-cell>
        </table:table-row>
        <table:table-row table:style-name="ro1">
          <table:table-cell/>
          <table:table-cell office:value-type="float" office:value="-0.314122">
            <text:p>-0.314122</text:p>
          </table:table-cell>
          <table:table-cell office:value-type="float" office:value="-0.524049">
            <text:p>-0.524049</text:p>
          </table:table-cell>
          <table:table-cell office:value-type="float" office:value="-1.31033">
            <text:p>-1.31033</text:p>
          </table:table-cell>
          <table:table-cell office:value-type="float" office:value="0.668694">
            <text:p>0.668694</text:p>
          </table:table-cell>
          <table:table-cell office:value-type="float" office:value="0.837249">
            <text:p>0.837249</text:p>
          </table:table-cell>
        </table:table-row>
        <table:table-row table:style-name="ro1">
          <table:table-cell/>
          <table:table-cell office:value-type="float" office:value="0.57252">
            <text:p>0.57252</text:p>
          </table:table-cell>
          <table:table-cell office:value-type="float" office:value="-0.16786">
            <text:p>-0.16786</text:p>
          </table:table-cell>
          <table:table-cell office:value-type="float" office:value="-0.502385">
            <text:p>-0.502385</text:p>
          </table:table-cell>
          <table:table-cell office:value-type="float" office:value="-0.715837">
            <text:p>-0.715837</text:p>
          </table:table-cell>
          <table:table-cell office:value-type="float" office:value="-0.62148">
            <text:p>-0.62148</text:p>
          </table:table-cell>
        </table:table-row>
        <table:table-row table:style-name="ro1">
          <table:table-cell/>
          <table:table-cell office:value-type="float" office:value="1.82259">
            <text:p>1.82259</text:p>
          </table:table-cell>
          <table:table-cell office:value-type="float" office:value="-0.135351">
            <text:p>-0.135351</text:p>
          </table:table-cell>
          <table:table-cell office:value-type="float" office:value="0.554631">
            <text:p>0.554631</text:p>
          </table:table-cell>
          <table:table-cell office:value-type="float" office:value="-0.465478">
            <text:p>-0.465478</text:p>
          </table:table-cell>
          <table:table-cell office:value-type="float" office:value="1.47614">
            <text:p>1.47614</text:p>
          </table:table-cell>
        </table:table-row>
        <table:table-row table:style-name="ro1">
          <table:table-cell/>
          <table:table-cell office:value-type="float" office:value="0.731131">
            <text:p>0.731131</text:p>
          </table:table-cell>
          <table:table-cell office:value-type="float" office:value="0.797846">
            <text:p>0.797846</text:p>
          </table:table-cell>
          <table:table-cell office:value-type="float" office:value="0.734034">
            <text:p>0.734034</text:p>
          </table:table-cell>
          <table:table-cell office:value-type="float" office:value="-0.780133">
            <text:p>-0.780133</text:p>
          </table:table-cell>
          <table:table-cell office:value-type="float" office:value="-1.60634">
            <text:p>-1.60634</text:p>
          </table:table-cell>
        </table:table-row>
        <table:table-row table:style-name="ro1">
          <table:table-cell/>
          <table:table-cell office:value-type="float" office:value="0.528377">
            <text:p>0.528377</text:p>
          </table:table-cell>
          <table:table-cell office:value-type="float" office:value="-0.214752">
            <text:p>-0.214752</text:p>
          </table:table-cell>
          <table:table-cell office:value-type="float" office:value="-0.702376">
            <text:p>-0.702376</text:p>
          </table:table-cell>
          <table:table-cell office:value-type="float" office:value="-1.59085">
            <text:p>-1.59085</text:p>
          </table:table-cell>
          <table:table-cell office:value-type="float" office:value="-1.92023">
            <text:p>-1.92023</text:p>
          </table:table-cell>
        </table:table-row>
        <table:table-row table:style-name="ro1">
          <table:table-cell/>
          <table:table-cell office:value-type="float" office:value="-0.415307">
            <text:p>-0.415307</text:p>
          </table:table-cell>
          <table:table-cell office:value-type="float" office:value="-1.07932">
            <text:p>-1.07932</text:p>
          </table:table-cell>
          <table:table-cell office:value-type="float" office:value="-0.181542">
            <text:p>-0.181542</text:p>
          </table:table-cell>
          <table:table-cell office:value-type="float" office:value="-1.08956">
            <text:p>-1.08956</text:p>
          </table:table-cell>
          <table:table-cell office:value-type="float" office:value="0.447439">
            <text:p>0.447439</text:p>
          </table:table-cell>
        </table:table-row>
        <table:table-row table:style-name="ro1">
          <table:table-cell/>
          <table:table-cell office:value-type="float" office:value="1.15577">
            <text:p>1.15577</text:p>
          </table:table-cell>
          <table:table-cell office:value-type="float" office:value="0.477398">
            <text:p>0.477398</text:p>
          </table:table-cell>
          <table:table-cell office:value-type="float" office:value="-0.39164">
            <text:p>-0.39164</text:p>
          </table:table-cell>
          <table:table-cell office:value-type="float" office:value="0.8141">
            <text:p>0.8141</text:p>
          </table:table-cell>
          <table:table-cell office:value-type="float" office:value="0.559901">
            <text:p>0.559901</text:p>
          </table:table-cell>
        </table:table-row>
        <table:table-row table:style-name="ro1">
          <table:table-cell/>
          <table:table-cell office:value-type="float" office:value="-0.792447">
            <text:p>-0.792447</text:p>
          </table:table-cell>
          <table:table-cell office:value-type="float" office:value="0.123581">
            <text:p>0.123581</text:p>
          </table:table-cell>
          <table:table-cell office:value-type="float" office:value="0.31784">
            <text:p>0.31784</text:p>
          </table:table-cell>
          <table:table-cell office:value-type="float" office:value="-0.0280949">
            <text:p>-0.0280949</text:p>
          </table:table-cell>
          <table:table-cell office:value-type="float" office:value="0.603064">
            <text:p>0.603064</text:p>
          </table:table-cell>
        </table:table-row>
        <table:table-row table:style-name="ro1">
          <table:table-cell/>
          <table:table-cell office:value-type="float" office:value="1.2301">
            <text:p>1.2301</text:p>
          </table:table-cell>
          <table:table-cell office:value-type="float" office:value="-0.748144">
            <text:p>-0.748144</text:p>
          </table:table-cell>
          <table:table-cell office:value-type="float" office:value="1.61206">
            <text:p>1.61206</text:p>
          </table:table-cell>
          <table:table-cell office:value-type="float" office:value="-0.893171">
            <text:p>-0.893171</text:p>
          </table:table-cell>
          <table:table-cell office:value-type="float" office:value="0.249961">
            <text:p>0.249961</text:p>
          </table:table-cell>
        </table:table-row>
        <table:table-row table:style-name="ro1">
          <table:table-cell/>
          <table:table-cell office:value-type="float" office:value="0.129434">
            <text:p>0.129434</text:p>
          </table:table-cell>
          <table:table-cell office:value-type="float" office:value="-0.505895">
            <text:p>-0.505895</text:p>
          </table:table-cell>
          <table:table-cell office:value-type="float" office:value="0.150422">
            <text:p>0.150422</text:p>
          </table:table-cell>
          <table:table-cell office:value-type="float" office:value="-0.822952">
            <text:p>-0.822952</text:p>
          </table:table-cell>
          <table:table-cell office:value-type="float" office:value="-0.651421">
            <text:p>-0.651421</text:p>
          </table:table-cell>
        </table:table-row>
        <table:table-row table:style-name="ro1">
          <table:table-cell/>
          <table:table-cell office:value-type="float" office:value="0.766151">
            <text:p>0.766151</text:p>
          </table:table-cell>
          <table:table-cell office:value-type="float" office:value="-0.442981">
            <text:p>-0.442981</text:p>
          </table:table-cell>
          <table:table-cell office:value-type="float" office:value="1.4051">
            <text:p>1.4051</text:p>
          </table:table-cell>
          <table:table-cell office:value-type="float" office:value="-1.6751">
            <text:p>-1.6751</text:p>
          </table:table-cell>
          <table:table-cell office:value-type="float" office:value="-0.617516">
            <text:p>-0.617516</text:p>
          </table:table-cell>
        </table:table-row>
        <table:table-row table:style-name="ro1">
          <table:table-cell/>
          <table:table-cell office:value-type="float" office:value="-0.196216">
            <text:p>-0.196216</text:p>
          </table:table-cell>
          <table:table-cell office:value-type="float" office:value="0.456745">
            <text:p>0.456745</text:p>
          </table:table-cell>
          <table:table-cell office:value-type="float" office:value="0.0149705">
            <text:p>0.0149705</text:p>
          </table:table-cell>
          <table:table-cell office:value-type="float" office:value="-0.899621">
            <text:p>-0.899621</text:p>
          </table:table-cell>
          <table:table-cell office:value-type="float" office:value="1.25481">
            <text:p>1.25481</text:p>
          </table:table-cell>
        </table:table-row>
        <table:table-row table:style-name="ro1">
          <table:table-cell/>
          <table:table-cell office:value-type="float" office:value="1.50475">
            <text:p>1.50475</text:p>
          </table:table-cell>
          <table:table-cell office:value-type="float" office:value="1.50531">
            <text:p>1.50531</text:p>
          </table:table-cell>
          <table:table-cell office:value-type="float" office:value="-0.268491">
            <text:p>-0.268491</text:p>
          </table:table-cell>
          <table:table-cell office:value-type="float" office:value="-0.146809">
            <text:p>-0.146809</text:p>
          </table:table-cell>
          <table:table-cell office:value-type="float" office:value="0.535245">
            <text:p>0.535245</text:p>
          </table:table-cell>
        </table:table-row>
        <table:table-row table:style-name="ro1">
          <table:table-cell/>
          <table:table-cell office:value-type="float" office:value="1.12877">
            <text:p>1.12877</text:p>
          </table:table-cell>
          <table:table-cell office:value-type="float" office:value="0.0979582">
            <text:p>0.0979582</text:p>
          </table:table-cell>
          <table:table-cell office:value-type="float" office:value="-0.318943">
            <text:p>-0.318943</text:p>
          </table:table-cell>
          <table:table-cell office:value-type="float" office:value="1.38703">
            <text:p>1.38703</text:p>
          </table:table-cell>
          <table:table-cell office:value-type="float" office:value="0.279663">
            <text:p>0.279663</text:p>
          </table:table-cell>
        </table:table-row>
        <table:table-row table:style-name="ro1">
          <table:table-cell/>
          <table:table-cell office:value-type="float" office:value="0.705244">
            <text:p>0.705244</text:p>
          </table:table-cell>
          <table:table-cell office:value-type="float" office:value="0.0483156">
            <text:p>0.0483156</text:p>
          </table:table-cell>
          <table:table-cell office:value-type="float" office:value="-1.12604">
            <text:p>-1.12604</text:p>
          </table:table-cell>
          <table:table-cell office:value-type="float" office:value="-0.543693">
            <text:p>-0.543693</text:p>
          </table:table-cell>
          <table:table-cell office:value-type="float" office:value="-0.5028">
            <text:p>-0.5028</text:p>
          </table:table-cell>
        </table:table-row>
        <table:table-row table:style-name="ro1">
          <table:table-cell/>
          <table:table-cell office:value-type="float" office:value="0.778329">
            <text:p>0.778329</text:p>
          </table:table-cell>
          <table:table-cell office:value-type="float" office:value="-0.78193">
            <text:p>-0.78193</text:p>
          </table:table-cell>
          <table:table-cell office:value-type="float" office:value="-0.348951">
            <text:p>-0.348951</text:p>
          </table:table-cell>
          <table:table-cell office:value-type="float" office:value="0.423823">
            <text:p>0.423823</text:p>
          </table:table-cell>
          <table:table-cell office:value-type="float" office:value="-2.28022">
            <text:p>-2.28022</text:p>
          </table:table-cell>
        </table:table-row>
        <table:table-row table:style-name="ro1">
          <table:table-cell/>
          <table:table-cell office:value-type="float" office:value="-0.942569">
            <text:p>-0.942569</text:p>
          </table:table-cell>
          <table:table-cell office:value-type="float" office:value="-0.0600021">
            <text:p>-0.0600021</text:p>
          </table:table-cell>
          <table:table-cell office:value-type="float" office:value="-1.00623">
            <text:p>-1.00623</text:p>
          </table:table-cell>
          <table:table-cell office:value-type="float" office:value="0.108404">
            <text:p>0.108404</text:p>
          </table:table-cell>
          <table:table-cell office:value-type="float" office:value="0.124042">
            <text:p>0.124042</text:p>
          </table:table-cell>
        </table:table-row>
        <table:table-row table:style-name="ro1">
          <table:table-cell/>
          <table:table-cell office:value-type="float" office:value="2.58319">
            <text:p>2.58319</text:p>
          </table:table-cell>
          <table:table-cell office:value-type="float" office:value="0.558818">
            <text:p>0.558818</text:p>
          </table:table-cell>
          <table:table-cell office:value-type="float" office:value="-2.25538">
            <text:p>-2.25538</text:p>
          </table:table-cell>
          <table:table-cell office:value-type="float" office:value="-0.468457">
            <text:p>-0.468457</text:p>
          </table:table-cell>
          <table:table-cell office:value-type="float" office:value="-0.699729">
            <text:p>-0.699729</text:p>
          </table:table-cell>
        </table:table-row>
        <table:table-row table:style-name="ro1">
          <table:table-cell/>
          <table:table-cell office:value-type="float" office:value="0.0824544">
            <text:p>0.0824544</text:p>
          </table:table-cell>
          <table:table-cell office:value-type="float" office:value="0.689382">
            <text:p>0.689382</text:p>
          </table:table-cell>
          <table:table-cell office:value-type="float" office:value="0.472167">
            <text:p>0.472167</text:p>
          </table:table-cell>
          <table:table-cell office:value-type="float" office:value="1.44487">
            <text:p>1.44487</text:p>
          </table:table-cell>
          <table:table-cell office:value-type="float" office:value="-0.241466">
            <text:p>-0.241466</text:p>
          </table:table-cell>
        </table:table-row>
        <table:table-row table:style-name="ro1">
          <table:table-cell/>
          <table:table-cell office:value-type="float" office:value="1.02266">
            <text:p>1.02266</text:p>
          </table:table-cell>
          <table:table-cell office:value-type="float" office:value="0.284374">
            <text:p>0.284374</text:p>
          </table:table-cell>
          <table:table-cell office:value-type="float" office:value="0.550776">
            <text:p>0.550776</text:p>
          </table:table-cell>
          <table:table-cell office:value-type="float" office:value="-2.02143">
            <text:p>-2.02143</text:p>
          </table:table-cell>
          <table:table-cell office:value-type="float" office:value="0.30899">
            <text:p>0.30899</text:p>
          </table:table-cell>
        </table:table-row>
        <table:table-row table:style-name="ro1">
          <table:table-cell/>
          <table:table-cell office:value-type="float" office:value="1.04397">
            <text:p>1.04397</text:p>
          </table:table-cell>
          <table:table-cell office:value-type="float" office:value="1.10512">
            <text:p>1.10512</text:p>
          </table:table-cell>
          <table:table-cell office:value-type="float" office:value="-1.62422">
            <text:p>-1.62422</text:p>
          </table:table-cell>
          <table:table-cell office:value-type="float" office:value="1.26453">
            <text:p>1.26453</text:p>
          </table:table-cell>
          <table:table-cell office:value-type="float" office:value="-1.38783">
            <text:p>-1.38783</text:p>
          </table:table-cell>
        </table:table-row>
        <table:table-row table:style-name="ro1">
          <table:table-cell/>
          <table:table-cell office:value-type="float" office:value="1.23866">
            <text:p>1.23866</text:p>
          </table:table-cell>
          <table:table-cell office:value-type="float" office:value="-0.414931">
            <text:p>-0.414931</text:p>
          </table:table-cell>
          <table:table-cell office:value-type="float" office:value="0.972514">
            <text:p>0.972514</text:p>
          </table:table-cell>
          <table:table-cell office:value-type="float" office:value="0.564165">
            <text:p>0.564165</text:p>
          </table:table-cell>
          <table:table-cell office:value-type="float" office:value="0.805148">
            <text:p>0.805148</text:p>
          </table:table-cell>
        </table:table-row>
        <table:table-row table:style-name="ro1">
          <table:table-cell/>
          <table:table-cell office:value-type="float" office:value="-0.577185">
            <text:p>-0.577185</text:p>
          </table:table-cell>
          <table:table-cell office:value-type="float" office:value="-0.760003">
            <text:p>-0.760003</text:p>
          </table:table-cell>
          <table:table-cell office:value-type="float" office:value="0.375653">
            <text:p>0.375653</text:p>
          </table:table-cell>
          <table:table-cell office:value-type="float" office:value="-0.316394">
            <text:p>-0.316394</text:p>
          </table:table-cell>
          <table:table-cell office:value-type="float" office:value="0.721285">
            <text:p>0.721285</text:p>
          </table:table-cell>
        </table:table-row>
        <table:table-row table:style-name="ro1">
          <table:table-cell/>
          <table:table-cell office:value-type="float" office:value="-0.919344">
            <text:p>-0.919344</text:p>
          </table:table-cell>
          <table:table-cell office:value-type="float" office:value="0.597887">
            <text:p>0.597887</text:p>
          </table:table-cell>
          <table:table-cell office:value-type="float" office:value="1.12144">
            <text:p>1.12144</text:p>
          </table:table-cell>
          <table:table-cell office:value-type="float" office:value="-0.590381">
            <text:p>-0.590381</text:p>
          </table:table-cell>
          <table:table-cell office:value-type="float" office:value="0.701959">
            <text:p>0.701959</text:p>
          </table:table-cell>
        </table:table-row>
        <table:table-row table:style-name="ro1">
          <table:table-cell/>
          <table:table-cell office:value-type="float" office:value="0.311467">
            <text:p>0.311467</text:p>
          </table:table-cell>
          <table:table-cell office:value-type="float" office:value="-0.469731">
            <text:p>-0.469731</text:p>
          </table:table-cell>
          <table:table-cell office:value-type="float" office:value="-0.84056">
            <text:p>-0.84056</text:p>
          </table:table-cell>
          <table:table-cell office:value-type="float" office:value="0.837179">
            <text:p>0.837179</text:p>
          </table:table-cell>
          <table:table-cell office:value-type="float" office:value="-0.231404">
            <text:p>-0.231404</text:p>
          </table:table-cell>
        </table:table-row>
        <table:table-row table:style-name="ro1">
          <table:table-cell/>
          <table:table-cell office:value-type="float" office:value="-0.886254">
            <text:p>-0.886254</text:p>
          </table:table-cell>
          <table:table-cell office:value-type="float" office:value="-0.0373259">
            <text:p>-0.0373259</text:p>
          </table:table-cell>
          <table:table-cell office:value-type="float" office:value="-1.22062">
            <text:p>-1.22062</text:p>
          </table:table-cell>
          <table:table-cell office:value-type="float" office:value="1.78182">
            <text:p>1.78182</text:p>
          </table:table-cell>
          <table:table-cell office:value-type="float" office:value="1.20724">
            <text:p>1.20724</text:p>
          </table:table-cell>
        </table:table-row>
        <table:table-row table:style-name="ro1">
          <table:table-cell/>
          <table:table-cell office:value-type="float" office:value="-0.455592">
            <text:p>-0.455592</text:p>
          </table:table-cell>
          <table:table-cell office:value-type="float" office:value="-0.173681">
            <text:p>-0.173681</text:p>
          </table:table-cell>
          <table:table-cell office:value-type="float" office:value="-1.34201">
            <text:p>-1.34201</text:p>
          </table:table-cell>
          <table:table-cell office:value-type="float" office:value="0.0802757">
            <text:p>0.0802757</text:p>
          </table:table-cell>
          <table:table-cell office:value-type="float" office:value="-1.67748">
            <text:p>-1.67748</text:p>
          </table:table-cell>
        </table:table-row>
        <table:table-row table:style-name="ro1">
          <table:table-cell/>
          <table:table-cell office:value-type="float" office:value="1.05899">
            <text:p>1.05899</text:p>
          </table:table-cell>
          <table:table-cell office:value-type="float" office:value="-1.79401">
            <text:p>-1.79401</text:p>
          </table:table-cell>
          <table:table-cell office:value-type="float" office:value="-0.347282">
            <text:p>-0.347282</text:p>
          </table:table-cell>
          <table:table-cell office:value-type="float" office:value="-0.586876">
            <text:p>-0.586876</text:p>
          </table:table-cell>
          <table:table-cell office:value-type="float" office:value="0.0776541">
            <text:p>0.0776541</text:p>
          </table:table-cell>
        </table:table-row>
        <table:table-row table:style-name="ro1">
          <table:table-cell/>
          <table:table-cell office:value-type="float" office:value="-0.878039">
            <text:p>-0.878039</text:p>
          </table:table-cell>
          <table:table-cell office:value-type="float" office:value="0.398062">
            <text:p>0.398062</text:p>
          </table:table-cell>
          <table:table-cell office:value-type="float" office:value="1.28184">
            <text:p>1.28184</text:p>
          </table:table-cell>
          <table:table-cell office:value-type="float" office:value="-1.48727">
            <text:p>-1.48727</text:p>
          </table:table-cell>
          <table:table-cell office:value-type="float" office:value="0.610387">
            <text:p>0.610387</text:p>
          </table:table-cell>
        </table:table-row>
        <table:table-row table:style-name="ro1">
          <table:table-cell/>
          <table:table-cell office:value-type="float" office:value="0.672305">
            <text:p>0.672305</text:p>
          </table:table-cell>
          <table:table-cell office:value-type="float" office:value="0.595178">
            <text:p>0.595178</text:p>
          </table:table-cell>
          <table:table-cell office:value-type="float" office:value="-0.381119">
            <text:p>-0.381119</text:p>
          </table:table-cell>
          <table:table-cell office:value-type="float" office:value="1.33804">
            <text:p>1.33804</text:p>
          </table:table-cell>
          <table:table-cell office:value-type="float" office:value="1.70462">
            <text:p>1.70462</text:p>
          </table:table-cell>
        </table:table-row>
        <table:table-row table:style-name="ro1">
          <table:table-cell/>
          <table:table-cell office:value-type="float" office:value="0.847605">
            <text:p>0.847605</text:p>
          </table:table-cell>
          <table:table-cell office:value-type="float" office:value="-0.0548828">
            <text:p>-0.0548828</text:p>
          </table:table-cell>
          <table:table-cell office:value-type="float" office:value="-0.558984">
            <text:p>-0.558984</text:p>
          </table:table-cell>
          <table:table-cell office:value-type="float" office:value="0.754091">
            <text:p>0.754091</text:p>
          </table:table-cell>
          <table:table-cell office:value-type="float" office:value="0.172809">
            <text:p>0.172809</text:p>
          </table:table-cell>
        </table:table-row>
        <table:table-row table:style-name="ro1">
          <table:table-cell/>
          <table:table-cell office:value-type="float" office:value="0.0921528">
            <text:p>0.0921528</text:p>
          </table:table-cell>
          <table:table-cell office:value-type="float" office:value="-1.3123">
            <text:p>-1.3123</text:p>
          </table:table-cell>
          <table:table-cell office:value-type="float" office:value="-0.468508">
            <text:p>-0.468508</text:p>
          </table:table-cell>
          <table:table-cell office:value-type="float" office:value="0.669652">
            <text:p>0.669652</text:p>
          </table:table-cell>
          <table:table-cell office:value-type="float" office:value="-0.476368">
            <text:p>-0.476368</text:p>
          </table:table-cell>
        </table:table-row>
        <table:table-row table:style-name="ro1">
          <table:table-cell/>
          <table:table-cell office:value-type="float" office:value="-1.05892">
            <text:p>-1.05892</text:p>
          </table:table-cell>
          <table:table-cell office:value-type="float" office:value="2.74598">
            <text:p>2.74598</text:p>
          </table:table-cell>
          <table:table-cell office:value-type="float" office:value="0.725421">
            <text:p>0.725421</text:p>
          </table:table-cell>
          <table:table-cell office:value-type="float" office:value="1.00248">
            <text:p>1.00248</text:p>
          </table:table-cell>
          <table:table-cell office:value-type="float" office:value="-1.31683">
            <text:p>-1.31683</text:p>
          </table:table-cell>
        </table:table-row>
        <table:table-row table:style-name="ro1">
          <table:table-cell/>
          <table:table-cell office:value-type="float" office:value="0.220612">
            <text:p>0.220612</text:p>
          </table:table-cell>
          <table:table-cell office:value-type="float" office:value="0.181402">
            <text:p>0.181402</text:p>
          </table:table-cell>
          <table:table-cell office:value-type="float" office:value="-0.133298">
            <text:p>-0.133298</text:p>
          </table:table-cell>
          <table:table-cell office:value-type="float" office:value="1.11504">
            <text:p>1.11504</text:p>
          </table:table-cell>
          <table:table-cell office:value-type="float" office:value="-0.87551">
            <text:p>-0.87551</text:p>
          </table:table-cell>
        </table:table-row>
        <table:table-row table:style-name="ro1">
          <table:table-cell/>
          <table:table-cell office:value-type="float" office:value="-1.44265">
            <text:p>-1.44265</text:p>
          </table:table-cell>
          <table:table-cell office:value-type="float" office:value="-0.262685">
            <text:p>-0.262685</text:p>
          </table:table-cell>
          <table:table-cell office:value-type="float" office:value="0.0583642">
            <text:p>0.0583642</text:p>
          </table:table-cell>
          <table:table-cell office:value-type="float" office:value="1.16331">
            <text:p>1.16331</text:p>
          </table:table-cell>
          <table:table-cell office:value-type="float" office:value="0.0804142">
            <text:p>0.0804142</text:p>
          </table:table-cell>
        </table:table-row>
        <table:table-row table:style-name="ro1">
          <table:table-cell/>
          <table:table-cell office:value-type="float" office:value="-0.475597">
            <text:p>-0.475597</text:p>
          </table:table-cell>
          <table:table-cell office:value-type="float" office:value="-0.547499">
            <text:p>-0.547499</text:p>
          </table:table-cell>
          <table:table-cell office:value-type="float" office:value="-0.228454">
            <text:p>-0.228454</text:p>
          </table:table-cell>
          <table:table-cell office:value-type="float" office:value="-2.29507">
            <text:p>-2.29507</text:p>
          </table:table-cell>
          <table:table-cell office:value-type="float" office:value="-0.746636">
            <text:p>-0.746636</text:p>
          </table:table-cell>
        </table:table-row>
        <table:table-row table:style-name="ro1">
          <table:table-cell/>
          <table:table-cell office:value-type="float" office:value="-0.312724">
            <text:p>-0.312724</text:p>
          </table:table-cell>
          <table:table-cell office:value-type="float" office:value="0.379135">
            <text:p>0.379135</text:p>
          </table:table-cell>
          <table:table-cell office:value-type="float" office:value="-0.711516">
            <text:p>-0.711516</text:p>
          </table:table-cell>
          <table:table-cell office:value-type="float" office:value="1.5674">
            <text:p>1.5674</text:p>
          </table:table-cell>
          <table:table-cell office:value-type="float" office:value="0.68016">
            <text:p>0.68016</text:p>
          </table:table-cell>
        </table:table-row>
        <table:table-row table:style-name="ro1">
          <table:table-cell/>
          <table:table-cell office:value-type="float" office:value="-0.094898">
            <text:p>-0.094898</text:p>
          </table:table-cell>
          <table:table-cell office:value-type="float" office:value="1.38867">
            <text:p>1.38867</text:p>
          </table:table-cell>
          <table:table-cell office:value-type="float" office:value="1.89036">
            <text:p>1.89036</text:p>
          </table:table-cell>
          <table:table-cell office:value-type="float" office:value="0.584242">
            <text:p>0.584242</text:p>
          </table:table-cell>
          <table:table-cell office:value-type="float" office:value="-0.753869">
            <text:p>-0.753869</text:p>
          </table:table-cell>
        </table:table-row>
        <table:table-row table:style-name="ro1">
          <table:table-cell/>
          <table:table-cell office:value-type="float" office:value="0.572214">
            <text:p>0.572214</text:p>
          </table:table-cell>
          <table:table-cell office:value-type="float" office:value="1.52589">
            <text:p>1.52589</text:p>
          </table:table-cell>
          <table:table-cell office:value-type="float" office:value="0.635577">
            <text:p>0.635577</text:p>
          </table:table-cell>
          <table:table-cell office:value-type="float" office:value="-2.01556">
            <text:p>-2.01556</text:p>
          </table:table-cell>
          <table:table-cell office:value-type="float" office:value="0.122152">
            <text:p>0.122152</text:p>
          </table:table-cell>
        </table:table-row>
        <table:table-row table:style-name="ro1">
          <table:table-cell/>
          <table:table-cell office:value-type="float" office:value="-1.11143">
            <text:p>-1.11143</text:p>
          </table:table-cell>
          <table:table-cell office:value-type="float" office:value="-1.31963">
            <text:p>-1.31963</text:p>
          </table:table-cell>
          <table:table-cell office:value-type="float" office:value="0.100603">
            <text:p>0.100603</text:p>
          </table:table-cell>
          <table:table-cell office:value-type="float" office:value="-1.78103">
            <text:p>-1.78103</text:p>
          </table:table-cell>
          <table:table-cell office:value-type="float" office:value="-1.25085">
            <text:p>-1.25085</text:p>
          </table:table-cell>
        </table:table-row>
        <table:table-row table:style-name="ro1">
          <table:table-cell/>
          <table:table-cell office:value-type="float" office:value="0.973639">
            <text:p>0.973639</text:p>
          </table:table-cell>
          <table:table-cell office:value-type="float" office:value="-0.0478597">
            <text:p>-0.0478597</text:p>
          </table:table-cell>
          <table:table-cell office:value-type="float" office:value="0.165738">
            <text:p>0.165738</text:p>
          </table:table-cell>
          <table:table-cell office:value-type="float" office:value="0.348023">
            <text:p>0.348023</text:p>
          </table:table-cell>
          <table:table-cell office:value-type="float" office:value="0.336074">
            <text:p>0.336074</text:p>
          </table:table-cell>
        </table:table-row>
        <table:table-row table:style-name="ro1">
          <table:table-cell/>
          <table:table-cell office:value-type="float" office:value="0.220901">
            <text:p>0.220901</text:p>
          </table:table-cell>
          <table:table-cell office:value-type="float" office:value="-0.387395">
            <text:p>-0.387395</text:p>
          </table:table-cell>
          <table:table-cell office:value-type="float" office:value="0.353589">
            <text:p>0.353589</text:p>
          </table:table-cell>
          <table:table-cell office:value-type="float" office:value="1.09373">
            <text:p>1.09373</text:p>
          </table:table-cell>
          <table:table-cell office:value-type="float" office:value="0.143328">
            <text:p>0.143328</text:p>
          </table:table-cell>
        </table:table-row>
        <table:table-row table:style-name="ro1">
          <table:table-cell/>
          <table:table-cell office:value-type="float" office:value="1.16497">
            <text:p>1.16497</text:p>
          </table:table-cell>
          <table:table-cell office:value-type="float" office:value="1.64565">
            <text:p>1.64565</text:p>
          </table:table-cell>
          <table:table-cell office:value-type="float" office:value="-0.148161">
            <text:p>-0.148161</text:p>
          </table:table-cell>
          <table:table-cell office:value-type="float" office:value="0.348568">
            <text:p>0.348568</text:p>
          </table:table-cell>
          <table:table-cell office:value-type="float" office:value="0.170906">
            <text:p>0.170906</text:p>
          </table:table-cell>
        </table:table-row>
        <table:table-row table:style-name="ro1">
          <table:table-cell/>
          <table:table-cell office:value-type="float" office:value="-0.902312">
            <text:p>-0.902312</text:p>
          </table:table-cell>
          <table:table-cell office:value-type="float" office:value="-1.09304">
            <text:p>-1.09304</text:p>
          </table:table-cell>
          <table:table-cell office:value-type="float" office:value="-1.24909">
            <text:p>-1.24909</text:p>
          </table:table-cell>
          <table:table-cell office:value-type="float" office:value="0.431713">
            <text:p>0.431713</text:p>
          </table:table-cell>
          <table:table-cell office:value-type="float" office:value="1.09489">
            <text:p>1.09489</text:p>
          </table:table-cell>
        </table:table-row>
        <table:table-row table:style-name="ro1">
          <table:table-cell/>
          <table:table-cell office:value-type="float" office:value="-0.956034">
            <text:p>-0.956034</text:p>
          </table:table-cell>
          <table:table-cell office:value-type="float" office:value="-1.71183">
            <text:p>-1.71183</text:p>
          </table:table-cell>
          <table:table-cell office:value-type="float" office:value="0.386828">
            <text:p>0.386828</text:p>
          </table:table-cell>
          <table:table-cell office:value-type="float" office:value="0.234449">
            <text:p>0.234449</text:p>
          </table:table-cell>
          <table:table-cell office:value-type="float" office:value="0.329201">
            <text:p>0.329201</text:p>
          </table:table-cell>
        </table:table-row>
        <table:table-row table:style-name="ro1">
          <table:table-cell/>
          <table:table-cell office:value-type="float" office:value="2.2108">
            <text:p>2.2108</text:p>
          </table:table-cell>
          <table:table-cell office:value-type="float" office:value="-0.0113496">
            <text:p>-0.0113496</text:p>
          </table:table-cell>
          <table:table-cell office:value-type="float" office:value="0.501602">
            <text:p>0.501602</text:p>
          </table:table-cell>
          <table:table-cell office:value-type="float" office:value="1.51951">
            <text:p>1.51951</text:p>
          </table:table-cell>
          <table:table-cell office:value-type="float" office:value="0.994127">
            <text:p>0.994127</text:p>
          </table:table-cell>
        </table:table-row>
        <table:table-row table:style-name="ro1">
          <table:table-cell/>
          <table:table-cell office:value-type="float" office:value="-0.268286">
            <text:p>-0.268286</text:p>
          </table:table-cell>
          <table:table-cell office:value-type="float" office:value="0.212345">
            <text:p>0.212345</text:p>
          </table:table-cell>
          <table:table-cell office:value-type="float" office:value="0.437096">
            <text:p>0.437096</text:p>
          </table:table-cell>
          <table:table-cell office:value-type="float" office:value="0.351838">
            <text:p>0.351838</text:p>
          </table:table-cell>
          <table:table-cell office:value-type="float" office:value="-1.0416">
            <text:p>-1.0416</text:p>
          </table:table-cell>
        </table:table-row>
        <table:table-row table:style-name="ro1">
          <table:table-cell/>
          <table:table-cell office:value-type="float" office:value="1.10557">
            <text:p>1.10557</text:p>
          </table:table-cell>
          <table:table-cell office:value-type="float" office:value="-0.816842">
            <text:p>-0.816842</text:p>
          </table:table-cell>
          <table:table-cell office:value-type="float" office:value="0.440233">
            <text:p>0.440233</text:p>
          </table:table-cell>
          <table:table-cell office:value-type="float" office:value="-1.2062">
            <text:p>-1.2062</text:p>
          </table:table-cell>
          <table:table-cell office:value-type="float" office:value="1.32807">
            <text:p>1.32807</text:p>
          </table:table-cell>
        </table:table-row>
        <table:table-row table:style-name="ro1">
          <table:table-cell/>
          <table:table-cell office:value-type="float" office:value="0.18503">
            <text:p>0.18503</text:p>
          </table:table-cell>
          <table:table-cell office:value-type="float" office:value="-0.205918">
            <text:p>-0.205918</text:p>
          </table:table-cell>
          <table:table-cell office:value-type="float" office:value="0.063089">
            <text:p>0.063089</text:p>
          </table:table-cell>
          <table:table-cell office:value-type="float" office:value="1.03686">
            <text:p>1.03686</text:p>
          </table:table-cell>
          <table:table-cell office:value-type="float" office:value="-0.889344">
            <text:p>-0.889344</text:p>
          </table:table-cell>
        </table:table-row>
        <table:table-row table:style-name="ro1">
          <table:table-cell/>
          <table:table-cell office:value-type="float" office:value="1.48126">
            <text:p>1.48126</text:p>
          </table:table-cell>
          <table:table-cell office:value-type="float" office:value="-1.20235">
            <text:p>-1.20235</text:p>
          </table:table-cell>
          <table:table-cell office:value-type="float" office:value="-2.8528">
            <text:p>-2.8528</text:p>
          </table:table-cell>
          <table:table-cell office:value-type="float" office:value="0.544589">
            <text:p>0.544589</text:p>
          </table:table-cell>
          <table:table-cell office:value-type="float" office:value="-2.12932">
            <text:p>-2.12932</text:p>
          </table:table-cell>
        </table:table-row>
        <table:table-row table:style-name="ro1">
          <table:table-cell/>
          <table:table-cell office:value-type="float" office:value="0.611886">
            <text:p>0.611886</text:p>
          </table:table-cell>
          <table:table-cell office:value-type="float" office:value="1.80278">
            <text:p>1.80278</text:p>
          </table:table-cell>
          <table:table-cell office:value-type="float" office:value="-1.19894">
            <text:p>-1.19894</text:p>
          </table:table-cell>
          <table:table-cell office:value-type="float" office:value="-0.02259">
            <text:p>-0.02259</text:p>
          </table:table-cell>
          <table:table-cell office:value-type="float" office:value="-2.35071">
            <text:p>-2.35071</text:p>
          </table:table-cell>
        </table:table-row>
        <table:table-row table:style-name="ro1">
          <table:table-cell/>
          <table:table-cell office:value-type="float" office:value="-0.0840182">
            <text:p>-0.0840182</text:p>
          </table:table-cell>
          <table:table-cell office:value-type="float" office:value="0.0924949">
            <text:p>0.0924949</text:p>
          </table:table-cell>
          <table:table-cell office:value-type="float" office:value="-0.155619">
            <text:p>-0.155619</text:p>
          </table:table-cell>
          <table:table-cell office:value-type="float" office:value="-2.3071">
            <text:p>-2.3071</text:p>
          </table:table-cell>
          <table:table-cell office:value-type="float" office:value="0.662844">
            <text:p>0.662844</text:p>
          </table:table-cell>
        </table:table-row>
        <table:table-row table:style-name="ro1">
          <table:table-cell/>
          <table:table-cell office:value-type="float" office:value="-1.11148">
            <text:p>-1.11148</text:p>
          </table:table-cell>
          <table:table-cell office:value-type="float" office:value="0.389305">
            <text:p>0.389305</text:p>
          </table:table-cell>
          <table:table-cell office:value-type="float" office:value="0.671259">
            <text:p>0.671259</text:p>
          </table:table-cell>
          <table:table-cell office:value-type="float" office:value="-0.184994">
            <text:p>-0.184994</text:p>
          </table:table-cell>
          <table:table-cell office:value-type="float" office:value="1.79508">
            <text:p>1.79508</text:p>
          </table:table-cell>
        </table:table-row>
        <table:table-row table:style-name="ro1">
          <table:table-cell/>
          <table:table-cell office:value-type="float" office:value="0.401467">
            <text:p>0.401467</text:p>
          </table:table-cell>
          <table:table-cell office:value-type="float" office:value="1.49063">
            <text:p>1.49063</text:p>
          </table:table-cell>
          <table:table-cell office:value-type="float" office:value="2.10626">
            <text:p>2.10626</text:p>
          </table:table-cell>
          <table:table-cell office:value-type="float" office:value="-0.835412">
            <text:p>-0.835412</text:p>
          </table:table-cell>
          <table:table-cell office:value-type="float" office:value="-0.644686">
            <text:p>-0.644686</text:p>
          </table:table-cell>
        </table:table-row>
        <table:table-row table:style-name="ro1">
          <table:table-cell/>
          <table:table-cell office:value-type="float" office:value="0.40383">
            <text:p>0.40383</text:p>
          </table:table-cell>
          <table:table-cell office:value-type="float" office:value="0.701368">
            <text:p>0.701368</text:p>
          </table:table-cell>
          <table:table-cell office:value-type="float" office:value="1.08562">
            <text:p>1.08562</text:p>
          </table:table-cell>
          <table:table-cell office:value-type="float" office:value="2.43283">
            <text:p>2.43283</text:p>
          </table:table-cell>
          <table:table-cell office:value-type="float" office:value="-0.576426">
            <text:p>-0.576426</text:p>
          </table:table-cell>
        </table:table-row>
        <table:table-row table:style-name="ro1">
          <table:table-cell/>
          <table:table-cell office:value-type="float" office:value="-0.36312">
            <text:p>-0.36312</text:p>
          </table:table-cell>
          <table:table-cell office:value-type="float" office:value="1.45858">
            <text:p>1.45858</text:p>
          </table:table-cell>
          <table:table-cell office:value-type="float" office:value="0.131965">
            <text:p>0.131965</text:p>
          </table:table-cell>
          <table:table-cell office:value-type="float" office:value="-0.811914">
            <text:p>-0.811914</text:p>
          </table:table-cell>
          <table:table-cell office:value-type="float" office:value="-0.145491">
            <text:p>-0.145491</text:p>
          </table:table-cell>
        </table:table-row>
        <table:table-row table:style-name="ro1">
          <table:table-cell/>
          <table:table-cell office:value-type="float" office:value="0.914159">
            <text:p>0.914159</text:p>
          </table:table-cell>
          <table:table-cell office:value-type="float" office:value="0.261298">
            <text:p>0.261298</text:p>
          </table:table-cell>
          <table:table-cell office:value-type="float" office:value="-2.29597">
            <text:p>-2.29597</text:p>
          </table:table-cell>
          <table:table-cell office:value-type="float" office:value="0.504045">
            <text:p>0.504045</text:p>
          </table:table-cell>
          <table:table-cell office:value-type="float" office:value="0.681487">
            <text:p>0.681487</text:p>
          </table:table-cell>
        </table:table-row>
        <table:table-row table:style-name="ro1">
          <table:table-cell/>
          <table:table-cell office:value-type="float" office:value="0.273139">
            <text:p>0.273139</text:p>
          </table:table-cell>
          <table:table-cell office:value-type="float" office:value="0.448648">
            <text:p>0.448648</text:p>
          </table:table-cell>
          <table:table-cell office:value-type="float" office:value="0.299281">
            <text:p>0.299281</text:p>
          </table:table-cell>
          <table:table-cell office:value-type="float" office:value="-1.67828">
            <text:p>-1.67828</text:p>
          </table:table-cell>
          <table:table-cell office:value-type="float" office:value="-1.56352">
            <text:p>-1.56352</text:p>
          </table:table-cell>
        </table:table-row>
        <table:table-row table:style-name="ro1">
          <table:table-cell/>
          <table:table-cell office:value-type="float" office:value="-1.55536">
            <text:p>-1.55536</text:p>
          </table:table-cell>
          <table:table-cell office:value-type="float" office:value="1.33231">
            <text:p>1.33231</text:p>
          </table:table-cell>
          <table:table-cell office:value-type="float" office:value="-0.254227">
            <text:p>-0.254227</text:p>
          </table:table-cell>
          <table:table-cell office:value-type="float" office:value="0.130943">
            <text:p>0.130943</text:p>
          </table:table-cell>
          <table:table-cell office:value-type="float" office:value="0.987938">
            <text:p>0.987938</text:p>
          </table:table-cell>
        </table:table-row>
        <table:table-row table:style-name="ro1">
          <table:table-cell/>
          <table:table-cell office:value-type="float" office:value="-0.800827">
            <text:p>-0.800827</text:p>
          </table:table-cell>
          <table:table-cell office:value-type="float" office:value="-0.522918">
            <text:p>-0.522918</text:p>
          </table:table-cell>
          <table:table-cell office:value-type="float" office:value="0.216207">
            <text:p>0.216207</text:p>
          </table:table-cell>
          <table:table-cell office:value-type="float" office:value="0.599944">
            <text:p>0.599944</text:p>
          </table:table-cell>
          <table:table-cell office:value-type="float" office:value="-0.122725">
            <text:p>-0.122725</text:p>
          </table:table-cell>
        </table:table-row>
        <table:table-row table:style-name="ro1">
          <table:table-cell/>
          <table:table-cell office:value-type="float" office:value="-0.593161">
            <text:p>-0.593161</text:p>
          </table:table-cell>
          <table:table-cell office:value-type="float" office:value="-0.839199">
            <text:p>-0.839199</text:p>
          </table:table-cell>
          <table:table-cell office:value-type="float" office:value="-0.706121">
            <text:p>-0.706121</text:p>
          </table:table-cell>
          <table:table-cell office:value-type="float" office:value="1.51422">
            <text:p>1.51422</text:p>
          </table:table-cell>
          <table:table-cell office:value-type="float" office:value="1.34188">
            <text:p>1.34188</text:p>
          </table:table-cell>
        </table:table-row>
        <table:table-row table:style-name="ro1">
          <table:table-cell/>
          <table:table-cell office:value-type="float" office:value="-0.396501">
            <text:p>-0.396501</text:p>
          </table:table-cell>
          <table:table-cell office:value-type="float" office:value="-2.2085">
            <text:p>-2.2085</text:p>
          </table:table-cell>
          <table:table-cell office:value-type="float" office:value="2.83443">
            <text:p>2.83443</text:p>
          </table:table-cell>
          <table:table-cell office:value-type="float" office:value="-0.120429">
            <text:p>-0.120429</text:p>
          </table:table-cell>
          <table:table-cell office:value-type="float" office:value="-0.91661">
            <text:p>-0.91661</text:p>
          </table:table-cell>
        </table:table-row>
        <table:table-row table:style-name="ro1">
          <table:table-cell/>
          <table:table-cell office:value-type="float" office:value="-1.04664">
            <text:p>-1.04664</text:p>
          </table:table-cell>
          <table:table-cell office:value-type="float" office:value="0.290643">
            <text:p>0.290643</text:p>
          </table:table-cell>
          <table:table-cell office:value-type="float" office:value="-0.433343">
            <text:p>-0.433343</text:p>
          </table:table-cell>
          <table:table-cell office:value-type="float" office:value="0.220996">
            <text:p>0.220996</text:p>
          </table:table-cell>
          <table:table-cell office:value-type="float" office:value="-0.449673">
            <text:p>-0.449673</text:p>
          </table:table-cell>
        </table:table-row>
        <table:table-row table:style-name="ro1">
          <table:table-cell/>
          <table:table-cell office:value-type="float" office:value="-0.953942">
            <text:p>-0.953942</text:p>
          </table:table-cell>
          <table:table-cell office:value-type="float" office:value="-0.300028">
            <text:p>-0.300028</text:p>
          </table:table-cell>
          <table:table-cell office:value-type="float" office:value="-0.489943">
            <text:p>-0.489943</text:p>
          </table:table-cell>
          <table:table-cell office:value-type="float" office:value="-1.61955">
            <text:p>-1.61955</text:p>
          </table:table-cell>
          <table:table-cell office:value-type="float" office:value="0.332694">
            <text:p>0.332694</text:p>
          </table:table-cell>
        </table:table-row>
        <table:table-row table:style-name="ro1">
          <table:table-cell/>
          <table:table-cell office:value-type="float" office:value="-0.260902">
            <text:p>-0.260902</text:p>
          </table:table-cell>
          <table:table-cell office:value-type="float" office:value="-0.0220152">
            <text:p>-0.0220152</text:p>
          </table:table-cell>
          <table:table-cell office:value-type="float" office:value="-0.240191">
            <text:p>-0.240191</text:p>
          </table:table-cell>
          <table:table-cell office:value-type="float" office:value="0.0876893">
            <text:p>0.0876893</text:p>
          </table:table-cell>
          <table:table-cell office:value-type="float" office:value="0.192034">
            <text:p>0.192034</text:p>
          </table:table-cell>
        </table:table-row>
        <table:table-row table:style-name="ro1">
          <table:table-cell/>
          <table:table-cell office:value-type="float" office:value="-1.93829">
            <text:p>-1.93829</text:p>
          </table:table-cell>
          <table:table-cell office:value-type="float" office:value="-0.533759">
            <text:p>-0.533759</text:p>
          </table:table-cell>
          <table:table-cell office:value-type="float" office:value="-0.577956">
            <text:p>-0.577956</text:p>
          </table:table-cell>
          <table:table-cell office:value-type="float" office:value="0.711416">
            <text:p>0.711416</text:p>
          </table:table-cell>
          <table:table-cell office:value-type="float" office:value="-0.165715">
            <text:p>-0.165715</text:p>
          </table:table-cell>
        </table:table-row>
        <table:table-row table:style-name="ro1">
          <table:table-cell/>
          <table:table-cell office:value-type="float" office:value="-0.659655">
            <text:p>-0.659655</text:p>
          </table:table-cell>
          <table:table-cell office:value-type="float" office:value="1.09378">
            <text:p>1.09378</text:p>
          </table:table-cell>
          <table:table-cell office:value-type="float" office:value="-0.262947">
            <text:p>-0.262947</text:p>
          </table:table-cell>
          <table:table-cell office:value-type="float" office:value="0.664222">
            <text:p>0.664222</text:p>
          </table:table-cell>
          <table:table-cell office:value-type="float" office:value="-0.116777">
            <text:p>-0.116777</text:p>
          </table:table-cell>
        </table:table-row>
        <table:table-row table:style-name="ro1">
          <table:table-cell/>
          <table:table-cell office:value-type="float" office:value="-0.284463">
            <text:p>-0.284463</text:p>
          </table:table-cell>
          <table:table-cell office:value-type="float" office:value="-0.439089">
            <text:p>-0.439089</text:p>
          </table:table-cell>
          <table:table-cell office:value-type="float" office:value="-0.569243">
            <text:p>-0.569243</text:p>
          </table:table-cell>
          <table:table-cell office:value-type="float" office:value="0.352729">
            <text:p>0.352729</text:p>
          </table:table-cell>
          <table:table-cell office:value-type="float" office:value="-0.235673">
            <text:p>-0.235673</text:p>
          </table:table-cell>
        </table:table-row>
        <table:table-row table:style-name="ro1">
          <table:table-cell/>
          <table:table-cell office:value-type="float" office:value="1.02741">
            <text:p>1.02741</text:p>
          </table:table-cell>
          <table:table-cell office:value-type="float" office:value="0.669682">
            <text:p>0.669682</text:p>
          </table:table-cell>
          <table:table-cell office:value-type="float" office:value="0.876163">
            <text:p>0.876163</text:p>
          </table:table-cell>
          <table:table-cell office:value-type="float" office:value="0.301307">
            <text:p>0.301307</text:p>
          </table:table-cell>
          <table:table-cell office:value-type="float" office:value="-0.681935">
            <text:p>-0.681935</text:p>
          </table:table-cell>
        </table:table-row>
        <table:table-row table:style-name="ro1">
          <table:table-cell/>
          <table:table-cell office:value-type="float" office:value="-0.592219">
            <text:p>-0.592219</text:p>
          </table:table-cell>
          <table:table-cell office:value-type="float" office:value="-1.87228">
            <text:p>-1.87228</text:p>
          </table:table-cell>
          <table:table-cell office:value-type="float" office:value="-1.35346">
            <text:p>-1.35346</text:p>
          </table:table-cell>
          <table:table-cell office:value-type="float" office:value="-1.27652">
            <text:p>-1.27652</text:p>
          </table:table-cell>
          <table:table-cell office:value-type="float" office:value="1.80688">
            <text:p>1.80688</text:p>
          </table:table-cell>
        </table:table-row>
        <table:table-row table:style-name="ro1">
          <table:table-cell/>
          <table:table-cell office:value-type="float" office:value="-1.17579">
            <text:p>-1.17579</text:p>
          </table:table-cell>
          <table:table-cell office:value-type="float" office:value="0.593617">
            <text:p>0.593617</text:p>
          </table:table-cell>
          <table:table-cell office:value-type="float" office:value="-1.34329">
            <text:p>-1.34329</text:p>
          </table:table-cell>
          <table:table-cell office:value-type="float" office:value="0.28644">
            <text:p>0.28644</text:p>
          </table:table-cell>
          <table:table-cell office:value-type="float" office:value="-1.47515">
            <text:p>-1.47515</text:p>
          </table:table-cell>
        </table:table-row>
        <table:table-row table:style-name="ro1">
          <table:table-cell/>
          <table:table-cell office:value-type="float" office:value="-0.945671">
            <text:p>-0.945671</text:p>
          </table:table-cell>
          <table:table-cell office:value-type="float" office:value="-0.149972">
            <text:p>-0.149972</text:p>
          </table:table-cell>
          <table:table-cell office:value-type="float" office:value="3.06107">
            <text:p>3.06107</text:p>
          </table:table-cell>
          <table:table-cell office:value-type="float" office:value="-0.543092">
            <text:p>-0.543092</text:p>
          </table:table-cell>
          <table:table-cell office:value-type="float" office:value="0.859182">
            <text:p>0.859182</text:p>
          </table:table-cell>
        </table:table-row>
        <table:table-row table:style-name="ro1">
          <table:table-cell/>
          <table:table-cell office:value-type="float" office:value="-0.331945">
            <text:p>-0.331945</text:p>
          </table:table-cell>
          <table:table-cell office:value-type="float" office:value="-0.19549">
            <text:p>-0.19549</text:p>
          </table:table-cell>
          <table:table-cell office:value-type="float" office:value="0.124394">
            <text:p>0.124394</text:p>
          </table:table-cell>
          <table:table-cell office:value-type="float" office:value="0.717449">
            <text:p>0.717449</text:p>
          </table:table-cell>
          <table:table-cell office:value-type="float" office:value="1.2967">
            <text:p>1.2967</text:p>
          </table:table-cell>
        </table:table-row>
        <table:table-row table:style-name="ro1">
          <table:table-cell/>
          <table:table-cell office:value-type="float" office:value="2.00524">
            <text:p>2.00524</text:p>
          </table:table-cell>
          <table:table-cell office:value-type="float" office:value="0.850736">
            <text:p>0.850736</text:p>
          </table:table-cell>
          <table:table-cell office:value-type="float" office:value="0.492806">
            <text:p>0.492806</text:p>
          </table:table-cell>
          <table:table-cell office:value-type="float" office:value="0.50445">
            <text:p>0.50445</text:p>
          </table:table-cell>
          <table:table-cell office:value-type="float" office:value="0.378865">
            <text:p>0.378865</text:p>
          </table:table-cell>
        </table:table-row>
        <table:table-row table:style-name="ro1">
          <table:table-cell/>
          <table:table-cell office:value-type="float" office:value="-0.863064">
            <text:p>-0.863064</text:p>
          </table:table-cell>
          <table:table-cell office:value-type="float" office:value="1.26519">
            <text:p>1.26519</text:p>
          </table:table-cell>
          <table:table-cell office:value-type="float" office:value="0.991779">
            <text:p>0.991779</text:p>
          </table:table-cell>
          <table:table-cell office:value-type="float" office:value="-1.11969">
            <text:p>-1.11969</text:p>
          </table:table-cell>
          <table:table-cell office:value-type="float" office:value="-0.262341">
            <text:p>-0.262341</text:p>
          </table:table-cell>
        </table:table-row>
        <table:table-row table:style-name="ro1">
          <table:table-cell/>
          <table:table-cell office:value-type="float" office:value="-1.09988">
            <text:p>-1.09988</text:p>
          </table:table-cell>
          <table:table-cell office:value-type="float" office:value="-1.52259">
            <text:p>-1.52259</text:p>
          </table:table-cell>
          <table:table-cell office:value-type="float" office:value="-0.704911">
            <text:p>-0.704911</text:p>
          </table:table-cell>
          <table:table-cell office:value-type="float" office:value="1.38467">
            <text:p>1.38467</text:p>
          </table:table-cell>
          <table:table-cell office:value-type="float" office:value="-0.151666">
            <text:p>-0.151666</text:p>
          </table:table-cell>
        </table:table-row>
        <table:table-row table:style-name="ro1">
          <table:table-cell/>
          <table:table-cell office:value-type="float" office:value="-0.819983">
            <text:p>-0.819983</text:p>
          </table:table-cell>
          <table:table-cell office:value-type="float" office:value="0.167593">
            <text:p>0.167593</text:p>
          </table:table-cell>
          <table:table-cell office:value-type="float" office:value="-2.51647">
            <text:p>-2.51647</text:p>
          </table:table-cell>
          <table:table-cell office:value-type="float" office:value="0.644023">
            <text:p>0.644023</text:p>
          </table:table-cell>
          <table:table-cell office:value-type="float" office:value="-0.445291">
            <text:p>-0.445291</text:p>
          </table:table-cell>
        </table:table-row>
        <table:table-row table:style-name="ro1">
          <table:table-cell/>
          <table:table-cell office:value-type="float" office:value="1.10063">
            <text:p>1.10063</text:p>
          </table:table-cell>
          <table:table-cell office:value-type="float" office:value="0.339557">
            <text:p>0.339557</text:p>
          </table:table-cell>
          <table:table-cell office:value-type="float" office:value="-1.31987">
            <text:p>-1.31987</text:p>
          </table:table-cell>
          <table:table-cell office:value-type="float" office:value="-1.46715">
            <text:p>-1.46715</text:p>
          </table:table-cell>
          <table:table-cell office:value-type="float" office:value="-0.0719296">
            <text:p>-0.0719296</text:p>
          </table:table-cell>
        </table:table-row>
        <table:table-row table:style-name="ro1">
          <table:table-cell/>
          <table:table-cell office:value-type="float" office:value="-0.152272">
            <text:p>-0.152272</text:p>
          </table:table-cell>
          <table:table-cell office:value-type="float" office:value="1.66951">
            <text:p>1.66951</text:p>
          </table:table-cell>
          <table:table-cell office:value-type="float" office:value="0.929887">
            <text:p>0.929887</text:p>
          </table:table-cell>
          <table:table-cell office:value-type="float" office:value="-1.61761">
            <text:p>-1.61761</text:p>
          </table:table-cell>
          <table:table-cell office:value-type="float" office:value="1.83915">
            <text:p>1.83915</text:p>
          </table:table-cell>
        </table:table-row>
        <table:table-row table:style-name="ro1">
          <table:table-cell/>
          <table:table-cell office:value-type="float" office:value="0.565691">
            <text:p>0.565691</text:p>
          </table:table-cell>
          <table:table-cell office:value-type="float" office:value="2.14244">
            <text:p>2.14244</text:p>
          </table:table-cell>
          <table:table-cell office:value-type="float" office:value="0.831178">
            <text:p>0.831178</text:p>
          </table:table-cell>
          <table:table-cell office:value-type="float" office:value="2.22398">
            <text:p>2.22398</text:p>
          </table:table-cell>
          <table:table-cell office:value-type="float" office:value="0.52453">
            <text:p>0.52453</text:p>
          </table:table-cell>
        </table:table-row>
        <table:table-row table:style-name="ro1">
          <table:table-cell/>
          <table:table-cell office:value-type="float" office:value="0.302659">
            <text:p>0.302659</text:p>
          </table:table-cell>
          <table:table-cell office:value-type="float" office:value="0.110961">
            <text:p>0.110961</text:p>
          </table:table-cell>
          <table:table-cell office:value-type="float" office:value="-0.156734">
            <text:p>-0.156734</text:p>
          </table:table-cell>
          <table:table-cell office:value-type="float" office:value="-1.2562">
            <text:p>-1.2562</text:p>
          </table:table-cell>
          <table:table-cell office:value-type="float" office:value="0.602413">
            <text:p>0.602413</text:p>
          </table:table-cell>
        </table:table-row>
        <table:table-row table:style-name="ro1">
          <table:table-cell/>
          <table:table-cell office:value-type="float" office:value="0.439451">
            <text:p>0.439451</text:p>
          </table:table-cell>
          <table:table-cell office:value-type="float" office:value="-0.0708973">
            <text:p>-0.0708973</text:p>
          </table:table-cell>
          <table:table-cell office:value-type="float" office:value="0.262061">
            <text:p>0.262061</text:p>
          </table:table-cell>
          <table:table-cell office:value-type="float" office:value="-0.561327">
            <text:p>-0.561327</text:p>
          </table:table-cell>
          <table:table-cell office:value-type="float" office:value="0.051323">
            <text:p>0.051323</text:p>
          </table:table-cell>
        </table:table-row>
        <table:table-row table:style-name="ro1">
          <table:table-cell/>
          <table:table-cell office:value-type="float" office:value="1.4901">
            <text:p>1.4901</text:p>
          </table:table-cell>
          <table:table-cell office:value-type="float" office:value="-1.22271">
            <text:p>-1.22271</text:p>
          </table:table-cell>
          <table:table-cell office:value-type="float" office:value="1.01477">
            <text:p>1.01477</text:p>
          </table:table-cell>
          <table:table-cell office:value-type="float" office:value="-0.671945">
            <text:p>-0.671945</text:p>
          </table:table-cell>
          <table:table-cell office:value-type="float" office:value="0.778973">
            <text:p>0.778973</text:p>
          </table:table-cell>
        </table:table-row>
        <table:table-row table:style-name="ro1">
          <table:table-cell/>
          <table:table-cell office:value-type="float" office:value="-0.110713">
            <text:p>-0.110713</text:p>
          </table:table-cell>
          <table:table-cell office:value-type="float" office:value="0.156169">
            <text:p>0.156169</text:p>
          </table:table-cell>
          <table:table-cell office:value-type="float" office:value="-0.357555">
            <text:p>-0.357555</text:p>
          </table:table-cell>
          <table:table-cell office:value-type="float" office:value="-0.688625">
            <text:p>-0.688625</text:p>
          </table:table-cell>
          <table:table-cell office:value-type="float" office:value="1.54574">
            <text:p>1.54574</text:p>
          </table:table-cell>
        </table:table-row>
        <table:table-row table:style-name="ro1">
          <table:table-cell/>
          <table:table-cell office:value-type="float" office:value="-0.274011">
            <text:p>-0.274011</text:p>
          </table:table-cell>
          <table:table-cell office:value-type="float" office:value="-0.887849">
            <text:p>-0.887849</text:p>
          </table:table-cell>
          <table:table-cell office:value-type="float" office:value="0.562324">
            <text:p>0.562324</text:p>
          </table:table-cell>
          <table:table-cell office:value-type="float" office:value="0.588144">
            <text:p>0.588144</text:p>
          </table:table-cell>
          <table:table-cell office:value-type="float" office:value="0.0845725">
            <text:p>0.0845725</text:p>
          </table:table-cell>
        </table:table-row>
        <table:table-row table:style-name="ro1">
          <table:table-cell/>
          <table:table-cell office:value-type="float" office:value="0.84156">
            <text:p>0.84156</text:p>
          </table:table-cell>
          <table:table-cell office:value-type="float" office:value="-0.122208">
            <text:p>-0.122208</text:p>
          </table:table-cell>
          <table:table-cell office:value-type="float" office:value="-0.314298">
            <text:p>-0.314298</text:p>
          </table:table-cell>
          <table:table-cell office:value-type="float" office:value="-0.606447">
            <text:p>-0.606447</text:p>
          </table:table-cell>
          <table:table-cell office:value-type="float" office:value="0.788542">
            <text:p>0.788542</text:p>
          </table:table-cell>
        </table:table-row>
        <table:table-row table:style-name="ro1">
          <table:table-cell/>
          <table:table-cell office:value-type="float" office:value="1.37753">
            <text:p>1.37753</text:p>
          </table:table-cell>
          <table:table-cell office:value-type="float" office:value="2.11492">
            <text:p>2.11492</text:p>
          </table:table-cell>
          <table:table-cell office:value-type="float" office:value="1.44426">
            <text:p>1.44426</text:p>
          </table:table-cell>
          <table:table-cell office:value-type="float" office:value="0.416792">
            <text:p>0.416792</text:p>
          </table:table-cell>
          <table:table-cell office:value-type="float" office:value="0.0647402">
            <text:p>0.0647402</text:p>
          </table:table-cell>
        </table:table-row>
        <table:table-row table:style-name="ro1">
          <table:table-cell/>
          <table:table-cell office:value-type="float" office:value="-0.0839947">
            <text:p>-0.0839947</text:p>
          </table:table-cell>
          <table:table-cell office:value-type="float" office:value="-1.74692">
            <text:p>-1.74692</text:p>
          </table:table-cell>
          <table:table-cell office:value-type="float" office:value="-1.32513">
            <text:p>-1.32513</text:p>
          </table:table-cell>
          <table:table-cell office:value-type="float" office:value="0.379816">
            <text:p>0.379816</text:p>
          </table:table-cell>
          <table:table-cell office:value-type="float" office:value="0.882628">
            <text:p>0.882628</text:p>
          </table:table-cell>
        </table:table-row>
        <table:table-row table:style-name="ro1">
          <table:table-cell/>
          <table:table-cell office:value-type="float" office:value="-0.733819">
            <text:p>-0.733819</text:p>
          </table:table-cell>
          <table:table-cell office:value-type="float" office:value="0.33823">
            <text:p>0.33823</text:p>
          </table:table-cell>
          <table:table-cell office:value-type="float" office:value="-0.879563">
            <text:p>-0.879563</text:p>
          </table:table-cell>
          <table:table-cell office:value-type="float" office:value="0.485285">
            <text:p>0.485285</text:p>
          </table:table-cell>
          <table:table-cell office:value-type="float" office:value="0.173376">
            <text:p>0.173376</text:p>
          </table:table-cell>
        </table:table-row>
        <table:table-row table:style-name="ro1">
          <table:table-cell/>
          <table:table-cell office:value-type="float" office:value="0.760781">
            <text:p>0.760781</text:p>
          </table:table-cell>
          <table:table-cell office:value-type="float" office:value="-0.600953">
            <text:p>-0.600953</text:p>
          </table:table-cell>
          <table:table-cell office:value-type="float" office:value="-0.15025">
            <text:p>-0.15025</text:p>
          </table:table-cell>
          <table:table-cell office:value-type="float" office:value="0.43027">
            <text:p>0.43027</text:p>
          </table:table-cell>
          <table:table-cell office:value-type="float" office:value="0.326424">
            <text:p>0.326424</text:p>
          </table:table-cell>
        </table:table-row>
        <table:table-row table:style-name="ro1">
          <table:table-cell/>
          <table:table-cell office:value-type="float" office:value="-1.09428">
            <text:p>-1.09428</text:p>
          </table:table-cell>
          <table:table-cell office:value-type="float" office:value="-0.150109">
            <text:p>-0.150109</text:p>
          </table:table-cell>
          <table:table-cell office:value-type="float" office:value="-0.31252">
            <text:p>-0.31252</text:p>
          </table:table-cell>
          <table:table-cell office:value-type="float" office:value="0.795674">
            <text:p>0.795674</text:p>
          </table:table-cell>
          <table:table-cell office:value-type="float" office:value="-1.24396">
            <text:p>-1.24396</text:p>
          </table:table-cell>
        </table:table-row>
        <table:table-row table:style-name="ro1">
          <table:table-cell/>
          <table:table-cell office:value-type="float" office:value="-1.35188">
            <text:p>-1.35188</text:p>
          </table:table-cell>
          <table:table-cell office:value-type="float" office:value="0.4219">
            <text:p>0.4219</text:p>
          </table:table-cell>
          <table:table-cell office:value-type="float" office:value="-0.612218">
            <text:p>-0.612218</text:p>
          </table:table-cell>
          <table:table-cell office:value-type="float" office:value="0.992728">
            <text:p>0.992728</text:p>
          </table:table-cell>
          <table:table-cell office:value-type="float" office:value="-1.7973">
            <text:p>-1.7973</text:p>
          </table:table-cell>
        </table:table-row>
        <table:table-row table:style-name="ro1">
          <table:table-cell/>
          <table:table-cell office:value-type="float" office:value="0.697784">
            <text:p>0.697784</text:p>
          </table:table-cell>
          <table:table-cell office:value-type="float" office:value="-0.290976">
            <text:p>-0.290976</text:p>
          </table:table-cell>
          <table:table-cell office:value-type="float" office:value="1.71363">
            <text:p>1.71363</text:p>
          </table:table-cell>
          <table:table-cell office:value-type="float" office:value="-0.155805">
            <text:p>-0.155805</text:p>
          </table:table-cell>
          <table:table-cell office:value-type="float" office:value="-0.503302">
            <text:p>-0.503302</text:p>
          </table:table-cell>
        </table:table-row>
        <table:table-row table:style-name="ro1">
          <table:table-cell/>
          <table:table-cell office:value-type="float" office:value="0.296253">
            <text:p>0.296253</text:p>
          </table:table-cell>
          <table:table-cell office:value-type="float" office:value="-1.27138">
            <text:p>-1.27138</text:p>
          </table:table-cell>
          <table:table-cell office:value-type="float" office:value="-0.239692">
            <text:p>-0.239692</text:p>
          </table:table-cell>
          <table:table-cell office:value-type="float" office:value="-0.28983">
            <text:p>-0.28983</text:p>
          </table:table-cell>
          <table:table-cell office:value-type="float" office:value="0.213479">
            <text:p>0.213479</text:p>
          </table:table-cell>
        </table:table-row>
        <table:table-row table:style-name="ro1">
          <table:table-cell/>
          <table:table-cell office:value-type="float" office:value="-0.137915">
            <text:p>-0.137915</text:p>
          </table:table-cell>
          <table:table-cell office:value-type="float" office:value="0.423855">
            <text:p>0.423855</text:p>
          </table:table-cell>
          <table:table-cell office:value-type="float" office:value="-1.01987">
            <text:p>-1.01987</text:p>
          </table:table-cell>
          <table:table-cell office:value-type="float" office:value="0.238404">
            <text:p>0.238404</text:p>
          </table:table-cell>
          <table:table-cell office:value-type="float" office:value="-0.563477">
            <text:p>-0.563477</text:p>
          </table:table-cell>
        </table:table-row>
        <table:table-row table:style-name="ro1">
          <table:table-cell/>
          <table:table-cell office:value-type="float" office:value="1.19697">
            <text:p>1.19697</text:p>
          </table:table-cell>
          <table:table-cell office:value-type="float" office:value="-1.42949">
            <text:p>-1.42949</text:p>
          </table:table-cell>
          <table:table-cell office:value-type="float" office:value="-0.22181">
            <text:p>-0.22181</text:p>
          </table:table-cell>
          <table:table-cell office:value-type="float" office:value="0.0415818">
            <text:p>0.0415818</text:p>
          </table:table-cell>
          <table:table-cell office:value-type="float" office:value="2.36684">
            <text:p>2.36684</text:p>
          </table:table-cell>
        </table:table-row>
        <table:table-row table:style-name="ro1">
          <table:table-cell/>
          <table:table-cell office:value-type="float" office:value="-1.29249">
            <text:p>-1.29249</text:p>
          </table:table-cell>
          <table:table-cell office:value-type="float" office:value="0.245004">
            <text:p>0.245004</text:p>
          </table:table-cell>
          <table:table-cell office:value-type="float" office:value="-0.947306">
            <text:p>-0.947306</text:p>
          </table:table-cell>
          <table:table-cell office:value-type="float" office:value="-0.237433">
            <text:p>-0.237433</text:p>
          </table:table-cell>
          <table:table-cell office:value-type="float" office:value="0.38259">
            <text:p>0.38259</text:p>
          </table:table-cell>
        </table:table-row>
        <table:table-row table:style-name="ro1">
          <table:table-cell/>
          <table:table-cell office:value-type="float" office:value="0.390116">
            <text:p>0.390116</text:p>
          </table:table-cell>
          <table:table-cell office:value-type="float" office:value="-1.06571">
            <text:p>-1.06571</text:p>
          </table:table-cell>
          <table:table-cell office:value-type="float" office:value="-0.16133">
            <text:p>-0.16133</text:p>
          </table:table-cell>
          <table:table-cell office:value-type="float" office:value="-1.52399">
            <text:p>-1.52399</text:p>
          </table:table-cell>
          <table:table-cell office:value-type="float" office:value="0.390302">
            <text:p>0.390302</text:p>
          </table:table-cell>
        </table:table-row>
        <table:table-row table:style-name="ro1">
          <table:table-cell/>
          <table:table-cell office:value-type="float" office:value="-1.54351">
            <text:p>-1.54351</text:p>
          </table:table-cell>
          <table:table-cell office:value-type="float" office:value="1.11287">
            <text:p>1.11287</text:p>
          </table:table-cell>
          <table:table-cell office:value-type="float" office:value="0.0717989">
            <text:p>0.0717989</text:p>
          </table:table-cell>
          <table:table-cell office:value-type="float" office:value="-0.956998">
            <text:p>-0.956998</text:p>
          </table:table-cell>
          <table:table-cell office:value-type="float" office:value="0.867044">
            <text:p>0.867044</text:p>
          </table:table-cell>
        </table:table-row>
        <table:table-row table:style-name="ro1">
          <table:table-cell/>
          <table:table-cell office:value-type="float" office:value="-2.26189">
            <text:p>-2.26189</text:p>
          </table:table-cell>
          <table:table-cell office:value-type="float" office:value="-0.418456">
            <text:p>-0.418456</text:p>
          </table:table-cell>
          <table:table-cell office:value-type="float" office:value="0.807542">
            <text:p>0.807542</text:p>
          </table:table-cell>
          <table:table-cell office:value-type="float" office:value="-0.00318091">
            <text:p>-0.00318091</text:p>
          </table:table-cell>
          <table:table-cell office:value-type="float" office:value="-2.04085">
            <text:p>-2.04085</text:p>
          </table:table-cell>
        </table:table-row>
        <table:table-row table:style-name="ro1">
          <table:table-cell/>
          <table:table-cell office:value-type="float" office:value="1.26166">
            <text:p>1.26166</text:p>
          </table:table-cell>
          <table:table-cell office:value-type="float" office:value="-2.16513">
            <text:p>-2.16513</text:p>
          </table:table-cell>
          <table:table-cell office:value-type="float" office:value="0.251363">
            <text:p>0.251363</text:p>
          </table:table-cell>
          <table:table-cell office:value-type="float" office:value="-1.57502">
            <text:p>-1.57502</text:p>
          </table:table-cell>
          <table:table-cell office:value-type="float" office:value="-1.31686">
            <text:p>-1.31686</text:p>
          </table:table-cell>
        </table:table-row>
        <table:table-row table:style-name="ro1">
          <table:table-cell/>
          <table:table-cell office:value-type="float" office:value="-2.18377">
            <text:p>-2.18377</text:p>
          </table:table-cell>
          <table:table-cell office:value-type="float" office:value="0.326764">
            <text:p>0.326764</text:p>
          </table:table-cell>
          <table:table-cell office:value-type="float" office:value="0.665687">
            <text:p>0.665687</text:p>
          </table:table-cell>
          <table:table-cell office:value-type="float" office:value="0.759845">
            <text:p>0.759845</text:p>
          </table:table-cell>
          <table:table-cell office:value-type="float" office:value="-0.398818">
            <text:p>-0.398818</text:p>
          </table:table-cell>
        </table:table-row>
        <table:table-row table:style-name="ro1">
          <table:table-cell/>
          <table:table-cell office:value-type="float" office:value="1.18137">
            <text:p>1.18137</text:p>
          </table:table-cell>
          <table:table-cell office:value-type="float" office:value="0.579913">
            <text:p>0.579913</text:p>
          </table:table-cell>
          <table:table-cell office:value-type="float" office:value="-0.429421">
            <text:p>-0.429421</text:p>
          </table:table-cell>
          <table:table-cell office:value-type="float" office:value="-0.857014">
            <text:p>-0.857014</text:p>
          </table:table-cell>
          <table:table-cell office:value-type="float" office:value="0.847909">
            <text:p>0.847909</text:p>
          </table:table-cell>
        </table:table-row>
        <table:table-row table:style-name="ro1">
          <table:table-cell/>
          <table:table-cell office:value-type="float" office:value="-0.484778">
            <text:p>-0.484778</text:p>
          </table:table-cell>
          <table:table-cell office:value-type="float" office:value="0.25871">
            <text:p>0.25871</text:p>
          </table:table-cell>
          <table:table-cell office:value-type="float" office:value="0.645329">
            <text:p>0.645329</text:p>
          </table:table-cell>
          <table:table-cell office:value-type="float" office:value="0.684781">
            <text:p>0.684781</text:p>
          </table:table-cell>
          <table:table-cell office:value-type="float" office:value="-0.719581">
            <text:p>-0.719581</text:p>
          </table:table-cell>
        </table:table-row>
        <table:table-row table:style-name="ro1">
          <table:table-cell/>
          <table:table-cell office:value-type="float" office:value="-0.948332">
            <text:p>-0.948332</text:p>
          </table:table-cell>
          <table:table-cell office:value-type="float" office:value="0.531424">
            <text:p>0.531424</text:p>
          </table:table-cell>
          <table:table-cell office:value-type="float" office:value="-0.28561">
            <text:p>-0.28561</text:p>
          </table:table-cell>
          <table:table-cell office:value-type="float" office:value="-0.125859">
            <text:p>-0.125859</text:p>
          </table:table-cell>
          <table:table-cell office:value-type="float" office:value="0.657658">
            <text:p>0.657658</text:p>
          </table:table-cell>
        </table:table-row>
        <table:table-row table:style-name="ro1">
          <table:table-cell/>
          <table:table-cell office:value-type="float" office:value="1.1956">
            <text:p>1.1956</text:p>
          </table:table-cell>
          <table:table-cell office:value-type="float" office:value="-0.058891">
            <text:p>-0.058891</text:p>
          </table:table-cell>
          <table:table-cell office:value-type="float" office:value="0.123989">
            <text:p>0.123989</text:p>
          </table:table-cell>
          <table:table-cell office:value-type="float" office:value="0.285002">
            <text:p>0.285002</text:p>
          </table:table-cell>
          <table:table-cell office:value-type="float" office:value="-2.80114">
            <text:p>-2.80114</text:p>
          </table:table-cell>
        </table:table-row>
        <table:table-row table:style-name="ro1">
          <table:table-cell/>
          <table:table-cell office:value-type="float" office:value="0.830093">
            <text:p>0.830093</text:p>
          </table:table-cell>
          <table:table-cell office:value-type="float" office:value="0.124905">
            <text:p>0.124905</text:p>
          </table:table-cell>
          <table:table-cell office:value-type="float" office:value="-1.00055">
            <text:p>-1.00055</text:p>
          </table:table-cell>
          <table:table-cell office:value-type="float" office:value="-2.61877">
            <text:p>-2.61877</text:p>
          </table:table-cell>
          <table:table-cell office:value-type="float" office:value="0.527657">
            <text:p>0.527657</text:p>
          </table:table-cell>
        </table:table-row>
        <table:table-row table:style-name="ro1">
          <table:table-cell/>
          <table:table-cell office:value-type="float" office:value="-0.1594">
            <text:p>-0.1594</text:p>
          </table:table-cell>
          <table:table-cell office:value-type="float" office:value="0.526014">
            <text:p>0.526014</text:p>
          </table:table-cell>
          <table:table-cell office:value-type="float" office:value="-0.803816">
            <text:p>-0.803816</text:p>
          </table:table-cell>
          <table:table-cell office:value-type="float" office:value="-1.01181">
            <text:p>-1.01181</text:p>
          </table:table-cell>
          <table:table-cell office:value-type="float" office:value="1.53502">
            <text:p>1.53502</text:p>
          </table:table-cell>
        </table:table-row>
        <table:table-row table:style-name="ro1">
          <table:table-cell/>
          <table:table-cell office:value-type="float" office:value="-0.984287">
            <text:p>-0.984287</text:p>
          </table:table-cell>
          <table:table-cell office:value-type="float" office:value="-1.10251">
            <text:p>-1.10251</text:p>
          </table:table-cell>
          <table:table-cell office:value-type="float" office:value="-0.236111">
            <text:p>-0.236111</text:p>
          </table:table-cell>
          <table:table-cell office:value-type="float" office:value="0.978494">
            <text:p>0.978494</text:p>
          </table:table-cell>
          <table:table-cell office:value-type="float" office:value="-1.77906">
            <text:p>-1.77906</text:p>
          </table:table-cell>
        </table:table-row>
        <table:table-row table:style-name="ro1">
          <table:table-cell/>
          <table:table-cell office:value-type="float" office:value="1.12868">
            <text:p>1.12868</text:p>
          </table:table-cell>
          <table:table-cell office:value-type="float" office:value="-0.48498">
            <text:p>-0.48498</text:p>
          </table:table-cell>
          <table:table-cell office:value-type="float" office:value="-1.63205">
            <text:p>-1.63205</text:p>
          </table:table-cell>
          <table:table-cell office:value-type="float" office:value="-0.194911">
            <text:p>-0.194911</text:p>
          </table:table-cell>
          <table:table-cell office:value-type="float" office:value="1.02719">
            <text:p>1.02719</text:p>
          </table:table-cell>
        </table:table-row>
        <table:table-row table:style-name="ro1">
          <table:table-cell/>
          <table:table-cell office:value-type="float" office:value="0.35522">
            <text:p>0.35522</text:p>
          </table:table-cell>
          <table:table-cell office:value-type="float" office:value="-0.517645">
            <text:p>-0.517645</text:p>
          </table:table-cell>
          <table:table-cell office:value-type="float" office:value="-0.156586">
            <text:p>-0.156586</text:p>
          </table:table-cell>
          <table:table-cell office:value-type="float" office:value="-0.326536">
            <text:p>-0.326536</text:p>
          </table:table-cell>
          <table:table-cell office:value-type="float" office:value="0.666377">
            <text:p>0.666377</text:p>
          </table:table-cell>
        </table:table-row>
        <table:table-row table:style-name="ro1">
          <table:table-cell/>
          <table:table-cell office:value-type="float" office:value="-0.812461">
            <text:p>-0.812461</text:p>
          </table:table-cell>
          <table:table-cell office:value-type="float" office:value="-1.45785">
            <text:p>-1.45785</text:p>
          </table:table-cell>
          <table:table-cell office:value-type="float" office:value="0.147901">
            <text:p>0.147901</text:p>
          </table:table-cell>
          <table:table-cell office:value-type="float" office:value="0.649282">
            <text:p>0.649282</text:p>
          </table:table-cell>
          <table:table-cell office:value-type="float" office:value="-1.17495">
            <text:p>-1.17495</text:p>
          </table:table-cell>
        </table:table-row>
        <table:table-row table:style-name="ro1">
          <table:table-cell/>
          <table:table-cell office:value-type="float" office:value="-0.92951">
            <text:p>-0.92951</text:p>
          </table:table-cell>
          <table:table-cell office:value-type="float" office:value="-0.978169">
            <text:p>-0.978169</text:p>
          </table:table-cell>
          <table:table-cell office:value-type="float" office:value="1.04197">
            <text:p>1.04197</text:p>
          </table:table-cell>
          <table:table-cell office:value-type="float" office:value="-0.96398">
            <text:p>-0.96398</text:p>
          </table:table-cell>
          <table:table-cell office:value-type="float" office:value="-1.22616">
            <text:p>-1.22616</text:p>
          </table:table-cell>
        </table:table-row>
        <table:table-row table:style-name="ro1">
          <table:table-cell/>
          <table:table-cell office:value-type="float" office:value="-1.47928">
            <text:p>-1.47928</text:p>
          </table:table-cell>
          <table:table-cell office:value-type="float" office:value="0.912032">
            <text:p>0.912032</text:p>
          </table:table-cell>
          <table:table-cell office:value-type="float" office:value="0.600664">
            <text:p>0.600664</text:p>
          </table:table-cell>
          <table:table-cell office:value-type="float" office:value="1.52755">
            <text:p>1.52755</text:p>
          </table:table-cell>
          <table:table-cell office:value-type="float" office:value="0.755604">
            <text:p>0.755604</text:p>
          </table:table-cell>
        </table:table-row>
        <table:table-row table:style-name="ro1">
          <table:table-cell/>
          <table:table-cell office:value-type="float" office:value="0.758634">
            <text:p>0.758634</text:p>
          </table:table-cell>
          <table:table-cell office:value-type="float" office:value="-0.465253">
            <text:p>-0.465253</text:p>
          </table:table-cell>
          <table:table-cell office:value-type="float" office:value="-0.763984">
            <text:p>-0.763984</text:p>
          </table:table-cell>
          <table:table-cell office:value-type="float" office:value="0.0258342">
            <text:p>0.0258342</text:p>
          </table:table-cell>
          <table:table-cell office:value-type="float" office:value="-1.23361">
            <text:p>-1.23361</text:p>
          </table:table-cell>
        </table:table-row>
        <table:table-row table:style-name="ro1">
          <table:table-cell/>
          <table:table-cell office:value-type="float" office:value="-0.468525">
            <text:p>-0.468525</text:p>
          </table:table-cell>
          <table:table-cell office:value-type="float" office:value="1.71631">
            <text:p>1.71631</text:p>
          </table:table-cell>
          <table:table-cell office:value-type="float" office:value="-0.293798">
            <text:p>-0.293798</text:p>
          </table:table-cell>
          <table:table-cell office:value-type="float" office:value="-0.231135">
            <text:p>-0.231135</text:p>
          </table:table-cell>
          <table:table-cell office:value-type="float" office:value="0.711738">
            <text:p>0.711738</text:p>
          </table:table-cell>
        </table:table-row>
        <table:table-row table:style-name="ro1">
          <table:table-cell/>
          <table:table-cell office:value-type="float" office:value="0.608735">
            <text:p>0.608735</text:p>
          </table:table-cell>
          <table:table-cell office:value-type="float" office:value="-0.597532">
            <text:p>-0.597532</text:p>
          </table:table-cell>
          <table:table-cell office:value-type="float" office:value="-1.9182">
            <text:p>-1.9182</text:p>
          </table:table-cell>
          <table:table-cell office:value-type="float" office:value="-0.726257">
            <text:p>-0.726257</text:p>
          </table:table-cell>
          <table:table-cell office:value-type="float" office:value="-0.827423">
            <text:p>-0.827423</text:p>
          </table:table-cell>
        </table:table-row>
        <table:table-row table:style-name="ro1">
          <table:table-cell/>
          <table:table-cell office:value-type="float" office:value="-0.12388">
            <text:p>-0.12388</text:p>
          </table:table-cell>
          <table:table-cell office:value-type="float" office:value="0.620357">
            <text:p>0.620357</text:p>
          </table:table-cell>
          <table:table-cell office:value-type="float" office:value="-0.962166">
            <text:p>-0.962166</text:p>
          </table:table-cell>
          <table:table-cell office:value-type="float" office:value="-0.35978">
            <text:p>-0.35978</text:p>
          </table:table-cell>
          <table:table-cell office:value-type="float" office:value="-1.77186">
            <text:p>-1.77186</text:p>
          </table:table-cell>
        </table:table-row>
        <table:table-row table:style-name="ro1">
          <table:table-cell/>
          <table:table-cell office:value-type="float" office:value="-1.82665">
            <text:p>-1.82665</text:p>
          </table:table-cell>
          <table:table-cell office:value-type="float" office:value="-2.66832">
            <text:p>-2.66832</text:p>
          </table:table-cell>
          <table:table-cell office:value-type="float" office:value="-0.479224">
            <text:p>-0.479224</text:p>
          </table:table-cell>
          <table:table-cell office:value-type="float" office:value="-0.163425">
            <text:p>-0.163425</text:p>
          </table:table-cell>
          <table:table-cell office:value-type="float" office:value="-1.50519">
            <text:p>-1.50519</text:p>
          </table:table-cell>
        </table:table-row>
        <table:table-row table:style-name="ro1">
          <table:table-cell/>
          <table:table-cell office:value-type="float" office:value="0.303013">
            <text:p>0.303013</text:p>
          </table:table-cell>
          <table:table-cell office:value-type="float" office:value="-1.45278">
            <text:p>-1.45278</text:p>
          </table:table-cell>
          <table:table-cell office:value-type="float" office:value="-0.627787">
            <text:p>-0.627787</text:p>
          </table:table-cell>
          <table:table-cell office:value-type="float" office:value="-1.05338">
            <text:p>-1.05338</text:p>
          </table:table-cell>
          <table:table-cell office:value-type="float" office:value="0.0461778">
            <text:p>0.0461778</text:p>
          </table:table-cell>
        </table:table-row>
        <table:table-row table:style-name="ro1">
          <table:table-cell/>
          <table:table-cell office:value-type="float" office:value="-0.823854">
            <text:p>-0.823854</text:p>
          </table:table-cell>
          <table:table-cell office:value-type="float" office:value="-0.541419">
            <text:p>-0.541419</text:p>
          </table:table-cell>
          <table:table-cell office:value-type="float" office:value="-1.16283">
            <text:p>-1.16283</text:p>
          </table:table-cell>
          <table:table-cell office:value-type="float" office:value="0.111624">
            <text:p>0.111624</text:p>
          </table:table-cell>
          <table:table-cell office:value-type="float" office:value="1.90575">
            <text:p>1.90575</text:p>
          </table:table-cell>
        </table:table-row>
        <table:table-row table:style-name="ro1">
          <table:table-cell/>
          <table:table-cell office:value-type="float" office:value="-0.195807">
            <text:p>-0.195807</text:p>
          </table:table-cell>
          <table:table-cell office:value-type="float" office:value="0.447089">
            <text:p>0.447089</text:p>
          </table:table-cell>
          <table:table-cell office:value-type="float" office:value="0.510195">
            <text:p>0.510195</text:p>
          </table:table-cell>
          <table:table-cell office:value-type="float" office:value="0.973144">
            <text:p>0.973144</text:p>
          </table:table-cell>
          <table:table-cell office:value-type="float" office:value="1.90171">
            <text:p>1.90171</text:p>
          </table:table-cell>
        </table:table-row>
        <table:table-row table:style-name="ro1">
          <table:table-cell/>
          <table:table-cell office:value-type="float" office:value="-1.03928">
            <text:p>-1.03928</text:p>
          </table:table-cell>
          <table:table-cell office:value-type="float" office:value="1.27564">
            <text:p>1.27564</text:p>
          </table:table-cell>
          <table:table-cell office:value-type="float" office:value="0.588648">
            <text:p>0.588648</text:p>
          </table:table-cell>
          <table:table-cell office:value-type="float" office:value="1.39031">
            <text:p>1.39031</text:p>
          </table:table-cell>
          <table:table-cell office:value-type="float" office:value="-0.777299">
            <text:p>-0.777299</text:p>
          </table:table-cell>
        </table:table-row>
        <table:table-row table:style-name="ro1">
          <table:table-cell/>
          <table:table-cell office:value-type="float" office:value="-0.578112">
            <text:p>-0.578112</text:p>
          </table:table-cell>
          <table:table-cell office:value-type="float" office:value="-0.490998">
            <text:p>-0.490998</text:p>
          </table:table-cell>
          <table:table-cell office:value-type="float" office:value="-0.760695">
            <text:p>-0.760695</text:p>
          </table:table-cell>
          <table:table-cell office:value-type="float" office:value="-1.40757">
            <text:p>-1.40757</text:p>
          </table:table-cell>
          <table:table-cell office:value-type="float" office:value="-0.612598">
            <text:p>-0.612598</text:p>
          </table:table-cell>
        </table:table-row>
        <table:table-row table:style-name="ro1">
          <table:table-cell/>
          <table:table-cell office:value-type="float" office:value="1.43672">
            <text:p>1.43672</text:p>
          </table:table-cell>
          <table:table-cell office:value-type="float" office:value="-0.0258764">
            <text:p>-0.0258764</text:p>
          </table:table-cell>
          <table:table-cell office:value-type="float" office:value="-0.182117">
            <text:p>-0.182117</text:p>
          </table:table-cell>
          <table:table-cell office:value-type="float" office:value="-0.802628">
            <text:p>-0.802628</text:p>
          </table:table-cell>
          <table:table-cell office:value-type="float" office:value="-0.854425">
            <text:p>-0.854425</text:p>
          </table:table-cell>
        </table:table-row>
        <table:table-row table:style-name="ro1">
          <table:table-cell/>
          <table:table-cell office:value-type="float" office:value="-0.925052">
            <text:p>-0.925052</text:p>
          </table:table-cell>
          <table:table-cell office:value-type="float" office:value="-0.950676">
            <text:p>-0.950676</text:p>
          </table:table-cell>
          <table:table-cell office:value-type="float" office:value="-1.86591">
            <text:p>-1.86591</text:p>
          </table:table-cell>
          <table:table-cell office:value-type="float" office:value="0.9483">
            <text:p>0.9483</text:p>
          </table:table-cell>
          <table:table-cell office:value-type="float" office:value="-1.42721">
            <text:p>-1.42721</text:p>
          </table:table-cell>
        </table:table-row>
        <table:table-row table:style-name="ro1">
          <table:table-cell/>
          <table:table-cell office:value-type="float" office:value="0.679903">
            <text:p>0.679903</text:p>
          </table:table-cell>
          <table:table-cell office:value-type="float" office:value="-1.21699">
            <text:p>-1.21699</text:p>
          </table:table-cell>
          <table:table-cell office:value-type="float" office:value="-1.2818">
            <text:p>-1.2818</text:p>
          </table:table-cell>
          <table:table-cell office:value-type="float" office:value="-2.02956">
            <text:p>-2.02956</text:p>
          </table:table-cell>
          <table:table-cell office:value-type="float" office:value="-0.49081">
            <text:p>-0.49081</text:p>
          </table:table-cell>
        </table:table-row>
        <table:table-row table:style-name="ro1">
          <table:table-cell/>
          <table:table-cell office:value-type="float" office:value="0.33724">
            <text:p>0.33724</text:p>
          </table:table-cell>
          <table:table-cell office:value-type="float" office:value="0.666768">
            <text:p>0.666768</text:p>
          </table:table-cell>
          <table:table-cell office:value-type="float" office:value="1.85896">
            <text:p>1.85896</text:p>
          </table:table-cell>
          <table:table-cell office:value-type="float" office:value="-0.416288">
            <text:p>-0.416288</text:p>
          </table:table-cell>
          <table:table-cell office:value-type="float" office:value="-0.152198">
            <text:p>-0.152198</text:p>
          </table:table-cell>
        </table:table-row>
        <table:table-row table:style-name="ro1">
          <table:table-cell/>
          <table:table-cell office:value-type="float" office:value="-0.13573">
            <text:p>-0.13573</text:p>
          </table:table-cell>
          <table:table-cell office:value-type="float" office:value="0.27106">
            <text:p>0.27106</text:p>
          </table:table-cell>
          <table:table-cell office:value-type="float" office:value="0.556633">
            <text:p>0.556633</text:p>
          </table:table-cell>
          <table:table-cell office:value-type="float" office:value="-2.06617">
            <text:p>-2.06617</text:p>
          </table:table-cell>
          <table:table-cell office:value-type="float" office:value="0.0185367">
            <text:p>0.0185367</text:p>
          </table:table-cell>
        </table:table-row>
        <table:table-row table:style-name="ro1">
          <table:table-cell/>
          <table:table-cell office:value-type="float" office:value="0.169606">
            <text:p>0.169606</text:p>
          </table:table-cell>
          <table:table-cell office:value-type="float" office:value="0.105399">
            <text:p>0.105399</text:p>
          </table:table-cell>
          <table:table-cell office:value-type="float" office:value="1.00863">
            <text:p>1.00863</text:p>
          </table:table-cell>
          <table:table-cell office:value-type="float" office:value="-2.06336">
            <text:p>-2.06336</text:p>
          </table:table-cell>
          <table:table-cell office:value-type="float" office:value="0.888862">
            <text:p>0.888862</text:p>
          </table:table-cell>
        </table:table-row>
        <table:table-row table:style-name="ro1">
          <table:table-cell/>
          <table:table-cell office:value-type="float" office:value="-1.68732">
            <text:p>-1.68732</text:p>
          </table:table-cell>
          <table:table-cell office:value-type="float" office:value="-1.77525">
            <text:p>-1.77525</text:p>
          </table:table-cell>
          <table:table-cell office:value-type="float" office:value="-0.570335">
            <text:p>-0.570335</text:p>
          </table:table-cell>
          <table:table-cell office:value-type="float" office:value="0.712791">
            <text:p>0.712791</text:p>
          </table:table-cell>
          <table:table-cell office:value-type="float" office:value="-1.71531">
            <text:p>-1.71531</text:p>
          </table:table-cell>
        </table:table-row>
        <table:table-row table:style-name="ro1">
          <table:table-cell/>
          <table:table-cell office:value-type="float" office:value="0.404483">
            <text:p>0.404483</text:p>
          </table:table-cell>
          <table:table-cell office:value-type="float" office:value="-0.264538">
            <text:p>-0.264538</text:p>
          </table:table-cell>
          <table:table-cell office:value-type="float" office:value="1.21562">
            <text:p>1.21562</text:p>
          </table:table-cell>
          <table:table-cell office:value-type="float" office:value="-0.592787">
            <text:p>-0.592787</text:p>
          </table:table-cell>
          <table:table-cell office:value-type="float" office:value="0.549829">
            <text:p>0.549829</text:p>
          </table:table-cell>
        </table:table-row>
        <table:table-row table:style-name="ro1">
          <table:table-cell/>
          <table:table-cell office:value-type="float" office:value="-0.337751">
            <text:p>-0.337751</text:p>
          </table:table-cell>
          <table:table-cell office:value-type="float" office:value="-0.261169">
            <text:p>-0.261169</text:p>
          </table:table-cell>
          <table:table-cell office:value-type="float" office:value="-0.220307">
            <text:p>-0.220307</text:p>
          </table:table-cell>
          <table:table-cell office:value-type="float" office:value="0.0990135">
            <text:p>0.0990135</text:p>
          </table:table-cell>
          <table:table-cell office:value-type="float" office:value="0.340782">
            <text:p>0.340782</text:p>
          </table:table-cell>
        </table:table-row>
        <table:table-row table:style-name="ro1">
          <table:table-cell/>
          <table:table-cell office:value-type="float" office:value="-1.25467">
            <text:p>-1.25467</text:p>
          </table:table-cell>
          <table:table-cell office:value-type="float" office:value="-0.41582">
            <text:p>-0.41582</text:p>
          </table:table-cell>
          <table:table-cell office:value-type="float" office:value="-0.134928">
            <text:p>-0.134928</text:p>
          </table:table-cell>
          <table:table-cell office:value-type="float" office:value="-1.04413">
            <text:p>-1.04413</text:p>
          </table:table-cell>
          <table:table-cell office:value-type="float" office:value="-0.985928">
            <text:p>-0.985928</text:p>
          </table:table-cell>
        </table:table-row>
        <table:table-row table:style-name="ro1">
          <table:table-cell/>
          <table:table-cell office:value-type="float" office:value="-0.764375">
            <text:p>-0.764375</text:p>
          </table:table-cell>
          <table:table-cell office:value-type="float" office:value="0.57923">
            <text:p>0.57923</text:p>
          </table:table-cell>
          <table:table-cell office:value-type="float" office:value="1.62752">
            <text:p>1.62752</text:p>
          </table:table-cell>
          <table:table-cell office:value-type="float" office:value="-1.05428">
            <text:p>-1.05428</text:p>
          </table:table-cell>
          <table:table-cell office:value-type="float" office:value="0.797418">
            <text:p>0.797418</text:p>
          </table:table-cell>
        </table:table-row>
        <table:table-row table:style-name="ro1">
          <table:table-cell/>
          <table:table-cell office:value-type="float" office:value="-1.93927">
            <text:p>-1.93927</text:p>
          </table:table-cell>
          <table:table-cell office:value-type="float" office:value="-2.2051">
            <text:p>-2.2051</text:p>
          </table:table-cell>
          <table:table-cell office:value-type="float" office:value="0.239355">
            <text:p>0.239355</text:p>
          </table:table-cell>
          <table:table-cell office:value-type="float" office:value="-0.14245">
            <text:p>-0.14245</text:p>
          </table:table-cell>
          <table:table-cell office:value-type="float" office:value="-0.936497">
            <text:p>-0.936497</text:p>
          </table:table-cell>
        </table:table-row>
        <table:table-row table:style-name="ro1">
          <table:table-cell/>
          <table:table-cell office:value-type="float" office:value="0.0458185">
            <text:p>0.0458185</text:p>
          </table:table-cell>
          <table:table-cell office:value-type="float" office:value="0.46222">
            <text:p>0.46222</text:p>
          </table:table-cell>
          <table:table-cell office:value-type="float" office:value="-0.983454">
            <text:p>-0.983454</text:p>
          </table:table-cell>
          <table:table-cell office:value-type="float" office:value="1.16209">
            <text:p>1.16209</text:p>
          </table:table-cell>
          <table:table-cell office:value-type="float" office:value="0.127961">
            <text:p>0.127961</text:p>
          </table:table-cell>
        </table:table-row>
        <table:table-row table:style-name="ro1">
          <table:table-cell/>
          <table:table-cell office:value-type="float" office:value="-0.566293">
            <text:p>-0.566293</text:p>
          </table:table-cell>
          <table:table-cell office:value-type="float" office:value="0.0986648">
            <text:p>0.0986648</text:p>
          </table:table-cell>
          <table:table-cell office:value-type="float" office:value="1.7314">
            <text:p>1.7314</text:p>
          </table:table-cell>
          <table:table-cell office:value-type="float" office:value="-1.15643">
            <text:p>-1.15643</text:p>
          </table:table-cell>
          <table:table-cell office:value-type="float" office:value="0.291485">
            <text:p>0.291485</text:p>
          </table:table-cell>
        </table:table-row>
        <table:table-row table:style-name="ro1">
          <table:table-cell/>
          <table:table-cell office:value-type="float" office:value="-0.311896">
            <text:p>-0.311896</text:p>
          </table:table-cell>
          <table:table-cell office:value-type="float" office:value="0.275362">
            <text:p>0.275362</text:p>
          </table:table-cell>
          <table:table-cell office:value-type="float" office:value="0.16511">
            <text:p>0.16511</text:p>
          </table:table-cell>
          <table:table-cell office:value-type="float" office:value="0.480491">
            <text:p>0.480491</text:p>
          </table:table-cell>
          <table:table-cell office:value-type="float" office:value="1.39111">
            <text:p>1.39111</text:p>
          </table:table-cell>
        </table:table-row>
        <table:table-row table:style-name="ro1">
          <table:table-cell/>
          <table:table-cell office:value-type="float" office:value="2.44674">
            <text:p>2.44674</text:p>
          </table:table-cell>
          <table:table-cell office:value-type="float" office:value="-1.22411">
            <text:p>-1.22411</text:p>
          </table:table-cell>
          <table:table-cell office:value-type="float" office:value="1.28967">
            <text:p>1.28967</text:p>
          </table:table-cell>
          <table:table-cell office:value-type="float" office:value="1.20192">
            <text:p>1.20192</text:p>
          </table:table-cell>
          <table:table-cell office:value-type="float" office:value="1.7937">
            <text:p>1.7937</text:p>
          </table:table-cell>
        </table:table-row>
        <table:table-row table:style-name="ro1">
          <table:table-cell/>
          <table:table-cell office:value-type="float" office:value="-1.03793">
            <text:p>-1.03793</text:p>
          </table:table-cell>
          <table:table-cell office:value-type="float" office:value="0.675061">
            <text:p>0.675061</text:p>
          </table:table-cell>
          <table:table-cell office:value-type="float" office:value="-0.924123">
            <text:p>-0.924123</text:p>
          </table:table-cell>
          <table:table-cell office:value-type="float" office:value="-0.379772">
            <text:p>-0.379772</text:p>
          </table:table-cell>
          <table:table-cell office:value-type="float" office:value="2.13719">
            <text:p>2.13719</text:p>
          </table:table-cell>
        </table:table-row>
        <table:table-row table:style-name="ro1">
          <table:table-cell/>
          <table:table-cell office:value-type="float" office:value="-0.71343">
            <text:p>-0.71343</text:p>
          </table:table-cell>
          <table:table-cell office:value-type="float" office:value="-2.5962">
            <text:p>-2.5962</text:p>
          </table:table-cell>
          <table:table-cell office:value-type="float" office:value="0.103425">
            <text:p>0.103425</text:p>
          </table:table-cell>
          <table:table-cell office:value-type="float" office:value="-0.429171">
            <text:p>-0.429171</text:p>
          </table:table-cell>
          <table:table-cell office:value-type="float" office:value="0.565453">
            <text:p>0.565453</text:p>
          </table:table-cell>
        </table:table-row>
        <table:table-row table:style-name="ro1">
          <table:table-cell/>
          <table:table-cell office:value-type="float" office:value="0.561363">
            <text:p>0.561363</text:p>
          </table:table-cell>
          <table:table-cell office:value-type="float" office:value="1.01762">
            <text:p>1.01762</text:p>
          </table:table-cell>
          <table:table-cell office:value-type="float" office:value="-0.911923">
            <text:p>-0.911923</text:p>
          </table:table-cell>
          <table:table-cell office:value-type="float" office:value="-0.116328">
            <text:p>-0.116328</text:p>
          </table:table-cell>
          <table:table-cell office:value-type="float" office:value="-0.384727">
            <text:p>-0.384727</text:p>
          </table:table-cell>
        </table:table-row>
        <table:table-row table:style-name="ro1">
          <table:table-cell/>
          <table:table-cell office:value-type="float" office:value="-0.712249">
            <text:p>-0.712249</text:p>
          </table:table-cell>
          <table:table-cell office:value-type="float" office:value="-1.67668">
            <text:p>-1.67668</text:p>
          </table:table-cell>
          <table:table-cell office:value-type="float" office:value="-0.501206">
            <text:p>-0.501206</text:p>
          </table:table-cell>
          <table:table-cell office:value-type="float" office:value="-0.46818">
            <text:p>-0.46818</text:p>
          </table:table-cell>
          <table:table-cell office:value-type="float" office:value="0.630339">
            <text:p>0.630339</text:p>
          </table:table-cell>
        </table:table-row>
        <table:table-row table:style-name="ro1">
          <table:table-cell/>
          <table:table-cell office:value-type="float" office:value="0.602945">
            <text:p>0.602945</text:p>
          </table:table-cell>
          <table:table-cell office:value-type="float" office:value="-1.78599">
            <text:p>-1.78599</text:p>
          </table:table-cell>
          <table:table-cell office:value-type="float" office:value="0.752365">
            <text:p>0.752365</text:p>
          </table:table-cell>
          <table:table-cell office:value-type="float" office:value="1.43793">
            <text:p>1.43793</text:p>
          </table:table-cell>
          <table:table-cell office:value-type="float" office:value="-0.816281">
            <text:p>-0.816281</text:p>
          </table:table-cell>
        </table:table-row>
        <table:table-row table:style-name="ro1">
          <table:table-cell/>
          <table:table-cell office:value-type="float" office:value="0.612815">
            <text:p>0.612815</text:p>
          </table:table-cell>
          <table:table-cell office:value-type="float" office:value="0.0609611">
            <text:p>0.0609611</text:p>
          </table:table-cell>
          <table:table-cell office:value-type="float" office:value="2.22782">
            <text:p>2.22782</text:p>
          </table:table-cell>
          <table:table-cell office:value-type="float" office:value="0.102112">
            <text:p>0.102112</text:p>
          </table:table-cell>
          <table:table-cell office:value-type="float" office:value="-0.730253">
            <text:p>-0.730253</text:p>
          </table:table-cell>
        </table:table-row>
        <table:table-row table:style-name="ro1">
          <table:table-cell/>
          <table:table-cell office:value-type="float" office:value="-0.220567">
            <text:p>-0.220567</text:p>
          </table:table-cell>
          <table:table-cell office:value-type="float" office:value="1.68325">
            <text:p>1.68325</text:p>
          </table:table-cell>
          <table:table-cell office:value-type="float" office:value="0.644958">
            <text:p>0.644958</text:p>
          </table:table-cell>
          <table:table-cell office:value-type="float" office:value="0.189063">
            <text:p>0.189063</text:p>
          </table:table-cell>
          <table:table-cell office:value-type="float" office:value="-1.54292">
            <text:p>-1.54292</text:p>
          </table:table-cell>
        </table:table-row>
        <table:table-row table:style-name="ro1">
          <table:table-cell/>
          <table:table-cell office:value-type="float" office:value="-2.29174">
            <text:p>-2.29174</text:p>
          </table:table-cell>
          <table:table-cell office:value-type="float" office:value="-0.0327793">
            <text:p>-0.0327793</text:p>
          </table:table-cell>
          <table:table-cell office:value-type="float" office:value="0.492102">
            <text:p>0.492102</text:p>
          </table:table-cell>
          <table:table-cell office:value-type="float" office:value="0.570091">
            <text:p>0.570091</text:p>
          </table:table-cell>
          <table:table-cell office:value-type="float" office:value="0.474515">
            <text:p>0.474515</text:p>
          </table:table-cell>
        </table:table-row>
        <table:table-row table:style-name="ro1">
          <table:table-cell/>
          <table:table-cell office:value-type="float" office:value="1.00416">
            <text:p>1.00416</text:p>
          </table:table-cell>
          <table:table-cell office:value-type="float" office:value="0.673759">
            <text:p>0.673759</text:p>
          </table:table-cell>
          <table:table-cell office:value-type="float" office:value="0.485744">
            <text:p>0.485744</text:p>
          </table:table-cell>
          <table:table-cell office:value-type="float" office:value="-0.956142">
            <text:p>-0.956142</text:p>
          </table:table-cell>
          <table:table-cell office:value-type="float" office:value="-0.400091">
            <text:p>-0.400091</text:p>
          </table:table-cell>
        </table:table-row>
        <table:table-row table:style-name="ro1">
          <table:table-cell/>
          <table:table-cell office:value-type="float" office:value="0.0568327">
            <text:p>0.0568327</text:p>
          </table:table-cell>
          <table:table-cell office:value-type="float" office:value="0.823314">
            <text:p>0.823314</text:p>
          </table:table-cell>
          <table:table-cell office:value-type="float" office:value="-0.964395">
            <text:p>-0.964395</text:p>
          </table:table-cell>
          <table:table-cell office:value-type="float" office:value="1.84628">
            <text:p>1.84628</text:p>
          </table:table-cell>
          <table:table-cell office:value-type="float" office:value="1.83582">
            <text:p>1.83582</text:p>
          </table:table-cell>
        </table:table-row>
        <table:table-row table:style-name="ro1">
          <table:table-cell/>
          <table:table-cell office:value-type="float" office:value="1.37128">
            <text:p>1.37128</text:p>
          </table:table-cell>
          <table:table-cell office:value-type="float" office:value="2.00391">
            <text:p>2.00391</text:p>
          </table:table-cell>
          <table:table-cell office:value-type="float" office:value="-0.850011">
            <text:p>-0.850011</text:p>
          </table:table-cell>
          <table:table-cell office:value-type="float" office:value="-0.21904">
            <text:p>-0.21904</text:p>
          </table:table-cell>
          <table:table-cell office:value-type="float" office:value="-0.555491">
            <text:p>-0.555491</text:p>
          </table:table-cell>
        </table:table-row>
        <table:table-row table:style-name="ro1">
          <table:table-cell/>
          <table:table-cell office:value-type="float" office:value="-0.634338">
            <text:p>-0.634338</text:p>
          </table:table-cell>
          <table:table-cell office:value-type="float" office:value="0.248565">
            <text:p>0.248565</text:p>
          </table:table-cell>
          <table:table-cell office:value-type="float" office:value="0.208055">
            <text:p>0.208055</text:p>
          </table:table-cell>
          <table:table-cell office:value-type="float" office:value="1.22354">
            <text:p>1.22354</text:p>
          </table:table-cell>
          <table:table-cell office:value-type="float" office:value="0.642505">
            <text:p>0.642505</text:p>
          </table:table-cell>
        </table:table-row>
        <table:table-row table:style-name="ro1">
          <table:table-cell/>
          <table:table-cell office:value-type="float" office:value="0.850578">
            <text:p>0.850578</text:p>
          </table:table-cell>
          <table:table-cell office:value-type="float" office:value="0.383417">
            <text:p>0.383417</text:p>
          </table:table-cell>
          <table:table-cell office:value-type="float" office:value="0.118974">
            <text:p>0.118974</text:p>
          </table:table-cell>
          <table:table-cell office:value-type="float" office:value="-0.693989">
            <text:p>-0.693989</text:p>
          </table:table-cell>
          <table:table-cell office:value-type="float" office:value="0.541235">
            <text:p>0.541235</text:p>
          </table:table-cell>
        </table:table-row>
        <table:table-row table:style-name="ro1">
          <table:table-cell/>
          <table:table-cell office:value-type="float" office:value="-0.34124">
            <text:p>-0.34124</text:p>
          </table:table-cell>
          <table:table-cell office:value-type="float" office:value="1.54236">
            <text:p>1.54236</text:p>
          </table:table-cell>
          <table:table-cell office:value-type="float" office:value="0.169403">
            <text:p>0.169403</text:p>
          </table:table-cell>
          <table:table-cell office:value-type="float" office:value="-0.130739">
            <text:p>-0.130739</text:p>
          </table:table-cell>
          <table:table-cell office:value-type="float" office:value="-1.54805">
            <text:p>-1.54805</text:p>
          </table:table-cell>
        </table:table-row>
        <table:table-row table:style-name="ro1">
          <table:table-cell/>
          <table:table-cell office:value-type="float" office:value="0.358953">
            <text:p>0.358953</text:p>
          </table:table-cell>
          <table:table-cell office:value-type="float" office:value="-0.0744082">
            <text:p>-0.0744082</text:p>
          </table:table-cell>
          <table:table-cell office:value-type="float" office:value="-0.992809">
            <text:p>-0.992809</text:p>
          </table:table-cell>
          <table:table-cell office:value-type="float" office:value="0.834728">
            <text:p>0.834728</text:p>
          </table:table-cell>
          <table:table-cell office:value-type="float" office:value="-1.5657">
            <text:p>-1.5657</text:p>
          </table:table-cell>
        </table:table-row>
        <table:table-row table:style-name="ro1">
          <table:table-cell/>
          <table:table-cell office:value-type="float" office:value="0.20589">
            <text:p>0.20589</text:p>
          </table:table-cell>
          <table:table-cell office:value-type="float" office:value="-0.676196">
            <text:p>-0.676196</text:p>
          </table:table-cell>
          <table:table-cell office:value-type="float" office:value="1.29536">
            <text:p>1.29536</text:p>
          </table:table-cell>
          <table:table-cell office:value-type="float" office:value="0.801154">
            <text:p>0.801154</text:p>
          </table:table-cell>
          <table:table-cell office:value-type="float" office:value="0.575438">
            <text:p>0.575438</text:p>
          </table:table-cell>
        </table:table-row>
        <table:table-row table:style-name="ro1">
          <table:table-cell/>
          <table:table-cell office:value-type="float" office:value="-0.128252">
            <text:p>-0.128252</text:p>
          </table:table-cell>
          <table:table-cell office:value-type="float" office:value="0.298429">
            <text:p>0.298429</text:p>
          </table:table-cell>
          <table:table-cell office:value-type="float" office:value="-0.789172">
            <text:p>-0.789172</text:p>
          </table:table-cell>
          <table:table-cell office:value-type="float" office:value="0.612839">
            <text:p>0.612839</text:p>
          </table:table-cell>
          <table:table-cell office:value-type="float" office:value="0.137003">
            <text:p>0.137003</text:p>
          </table:table-cell>
        </table:table-row>
        <table:table-row table:style-name="ro1">
          <table:table-cell/>
          <table:table-cell office:value-type="float" office:value="1.82489">
            <text:p>1.82489</text:p>
          </table:table-cell>
          <table:table-cell office:value-type="float" office:value="-0.722642">
            <text:p>-0.722642</text:p>
          </table:table-cell>
          <table:table-cell office:value-type="float" office:value="0.307628">
            <text:p>0.307628</text:p>
          </table:table-cell>
          <table:table-cell office:value-type="float" office:value="-0.130903">
            <text:p>-0.130903</text:p>
          </table:table-cell>
          <table:table-cell office:value-type="float" office:value="-1.94123">
            <text:p>-1.94123</text:p>
          </table:table-cell>
        </table:table-row>
        <table:table-row table:style-name="ro1">
          <table:table-cell/>
          <table:table-cell office:value-type="float" office:value="-1.23839">
            <text:p>-1.23839</text:p>
          </table:table-cell>
          <table:table-cell office:value-type="float" office:value="-0.60848">
            <text:p>-0.60848</text:p>
          </table:table-cell>
          <table:table-cell office:value-type="float" office:value="0.509636">
            <text:p>0.509636</text:p>
          </table:table-cell>
          <table:table-cell office:value-type="float" office:value="0.457783">
            <text:p>0.457783</text:p>
          </table:table-cell>
          <table:table-cell office:value-type="float" office:value="-0.416291">
            <text:p>-0.416291</text:p>
          </table:table-cell>
        </table:table-row>
        <table:table-row table:style-name="ro1">
          <table:table-cell/>
          <table:table-cell office:value-type="float" office:value="1.50891">
            <text:p>1.50891</text:p>
          </table:table-cell>
          <table:table-cell office:value-type="float" office:value="1.12723">
            <text:p>1.12723</text:p>
          </table:table-cell>
          <table:table-cell office:value-type="float" office:value="-0.212695">
            <text:p>-0.212695</text:p>
          </table:table-cell>
          <table:table-cell office:value-type="float" office:value="-0.491302">
            <text:p>-0.491302</text:p>
          </table:table-cell>
          <table:table-cell office:value-type="float" office:value="-0.350087">
            <text:p>-0.350087</text:p>
          </table:table-cell>
        </table:table-row>
        <table:table-row table:style-name="ro1">
          <table:table-cell/>
          <table:table-cell office:value-type="float" office:value="-0.529889">
            <text:p>-0.529889</text:p>
          </table:table-cell>
          <table:table-cell office:value-type="float" office:value="-1.01304">
            <text:p>-1.01304</text:p>
          </table:table-cell>
          <table:table-cell office:value-type="float" office:value="-1.91644">
            <text:p>-1.91644</text:p>
          </table:table-cell>
          <table:table-cell office:value-type="float" office:value="-0.143153">
            <text:p>-0.143153</text:p>
          </table:table-cell>
          <table:table-cell office:value-type="float" office:value="0.214222">
            <text:p>0.214222</text:p>
          </table:table-cell>
        </table:table-row>
        <table:table-row table:style-name="ro1">
          <table:table-cell/>
          <table:table-cell office:value-type="float" office:value="0.0255183">
            <text:p>0.0255183</text:p>
          </table:table-cell>
          <table:table-cell office:value-type="float" office:value="0.199721">
            <text:p>0.199721</text:p>
          </table:table-cell>
          <table:table-cell office:value-type="float" office:value="0.685748">
            <text:p>0.685748</text:p>
          </table:table-cell>
          <table:table-cell office:value-type="float" office:value="-0.48344">
            <text:p>-0.48344</text:p>
          </table:table-cell>
          <table:table-cell office:value-type="float" office:value="0.158401">
            <text:p>0.158401</text:p>
          </table:table-cell>
        </table:table-row>
        <table:table-row table:style-name="ro1">
          <table:table-cell/>
          <table:table-cell office:value-type="float" office:value="0.420331">
            <text:p>0.420331</text:p>
          </table:table-cell>
          <table:table-cell office:value-type="float" office:value="0.279188">
            <text:p>0.279188</text:p>
          </table:table-cell>
          <table:table-cell office:value-type="float" office:value="-0.451701">
            <text:p>-0.451701</text:p>
          </table:table-cell>
          <table:table-cell office:value-type="float" office:value="-0.0531295">
            <text:p>-0.0531295</text:p>
          </table:table-cell>
          <table:table-cell office:value-type="float" office:value="0.00282775">
            <text:p>0.00282775</text:p>
          </table:table-cell>
        </table:table-row>
        <table:table-row table:style-name="ro1">
          <table:table-cell/>
          <table:table-cell office:value-type="float" office:value="0.675993">
            <text:p>0.675993</text:p>
          </table:table-cell>
          <table:table-cell office:value-type="float" office:value="-0.555353">
            <text:p>-0.555353</text:p>
          </table:table-cell>
          <table:table-cell office:value-type="float" office:value="-0.22183">
            <text:p>-0.22183</text:p>
          </table:table-cell>
          <table:table-cell office:value-type="float" office:value="-0.817666">
            <text:p>-0.817666</text:p>
          </table:table-cell>
          <table:table-cell office:value-type="float" office:value="0.769525">
            <text:p>0.769525</text:p>
          </table:table-cell>
        </table:table-row>
        <table:table-row table:style-name="ro1">
          <table:table-cell/>
          <table:table-cell office:value-type="float" office:value="-0.610747">
            <text:p>-0.610747</text:p>
          </table:table-cell>
          <table:table-cell office:value-type="float" office:value="1.00007">
            <text:p>1.00007</text:p>
          </table:table-cell>
          <table:table-cell office:value-type="float" office:value="-2.41436">
            <text:p>-2.41436</text:p>
          </table:table-cell>
          <table:table-cell office:value-type="float" office:value="-0.16875">
            <text:p>-0.16875</text:p>
          </table:table-cell>
          <table:table-cell office:value-type="float" office:value="-1.20547">
            <text:p>-1.20547</text:p>
          </table:table-cell>
        </table:table-row>
        <table:table-row table:style-name="ro1">
          <table:table-cell/>
          <table:table-cell office:value-type="float" office:value="0.303176">
            <text:p>0.303176</text:p>
          </table:table-cell>
          <table:table-cell office:value-type="float" office:value="-0.893508">
            <text:p>-0.893508</text:p>
          </table:table-cell>
          <table:table-cell office:value-type="float" office:value="0.347287">
            <text:p>0.347287</text:p>
          </table:table-cell>
          <table:table-cell office:value-type="float" office:value="-0.673257">
            <text:p>-0.673257</text:p>
          </table:table-cell>
          <table:table-cell office:value-type="float" office:value="-1.35762">
            <text:p>-1.35762</text:p>
          </table:table-cell>
        </table:table-row>
        <table:table-row table:style-name="ro1">
          <table:table-cell/>
          <table:table-cell office:value-type="float" office:value="-0.189146">
            <text:p>-0.189146</text:p>
          </table:table-cell>
          <table:table-cell office:value-type="float" office:value="0.244635">
            <text:p>0.244635</text:p>
          </table:table-cell>
          <table:table-cell office:value-type="float" office:value="0.617129">
            <text:p>0.617129</text:p>
          </table:table-cell>
          <table:table-cell office:value-type="float" office:value="0.384181">
            <text:p>0.384181</text:p>
          </table:table-cell>
          <table:table-cell office:value-type="float" office:value="-0.366133">
            <text:p>-0.366133</text:p>
          </table:table-cell>
        </table:table-row>
        <table:table-row table:style-name="ro1">
          <table:table-cell/>
          <table:table-cell office:value-type="float" office:value="1.44568">
            <text:p>1.44568</text:p>
          </table:table-cell>
          <table:table-cell office:value-type="float" office:value="-1.31123">
            <text:p>-1.31123</text:p>
          </table:table-cell>
          <table:table-cell office:value-type="float" office:value="-0.658962">
            <text:p>-0.658962</text:p>
          </table:table-cell>
          <table:table-cell office:value-type="float" office:value="-0.195555">
            <text:p>-0.195555</text:p>
          </table:table-cell>
          <table:table-cell office:value-type="float" office:value="-0.698181">
            <text:p>-0.698181</text:p>
          </table:table-cell>
        </table:table-row>
        <table:table-row table:style-name="ro1">
          <table:table-cell/>
          <table:table-cell office:value-type="float" office:value="-0.852398">
            <text:p>-0.852398</text:p>
          </table:table-cell>
          <table:table-cell office:value-type="float" office:value="-0.381706">
            <text:p>-0.381706</text:p>
          </table:table-cell>
          <table:table-cell office:value-type="float" office:value="-0.408857">
            <text:p>-0.408857</text:p>
          </table:table-cell>
          <table:table-cell office:value-type="float" office:value="-1.47936">
            <text:p>-1.47936</text:p>
          </table:table-cell>
          <table:table-cell office:value-type="float" office:value="0.501396">
            <text:p>0.501396</text:p>
          </table:table-cell>
        </table:table-row>
        <table:table-row table:style-name="ro1">
          <table:table-cell/>
          <table:table-cell office:value-type="float" office:value="-0.933428">
            <text:p>-0.933428</text:p>
          </table:table-cell>
          <table:table-cell office:value-type="float" office:value="-1.49911">
            <text:p>-1.49911</text:p>
          </table:table-cell>
          <table:table-cell office:value-type="float" office:value="-0.549432">
            <text:p>-0.549432</text:p>
          </table:table-cell>
          <table:table-cell office:value-type="float" office:value="1.32124">
            <text:p>1.32124</text:p>
          </table:table-cell>
          <table:table-cell office:value-type="float" office:value="-0.108262">
            <text:p>-0.108262</text:p>
          </table:table-cell>
        </table:table-row>
        <table:table-row table:style-name="ro1">
          <table:table-cell/>
          <table:table-cell office:value-type="float" office:value="0.432358">
            <text:p>0.432358</text:p>
          </table:table-cell>
          <table:table-cell office:value-type="float" office:value="0.269959">
            <text:p>0.269959</text:p>
          </table:table-cell>
          <table:table-cell office:value-type="float" office:value="0.0174474">
            <text:p>0.0174474</text:p>
          </table:table-cell>
          <table:table-cell office:value-type="float" office:value="1.60931">
            <text:p>1.60931</text:p>
          </table:table-cell>
          <table:table-cell office:value-type="float" office:value="-0.906792">
            <text:p>-0.906792</text:p>
          </table:table-cell>
        </table:table-row>
        <table:table-row table:style-name="ro1">
          <table:table-cell/>
          <table:table-cell office:value-type="float" office:value="-2.3784">
            <text:p>-2.3784</text:p>
          </table:table-cell>
          <table:table-cell office:value-type="float" office:value="-1.1521">
            <text:p>-1.1521</text:p>
          </table:table-cell>
          <table:table-cell office:value-type="float" office:value="0.399854">
            <text:p>0.399854</text:p>
          </table:table-cell>
          <table:table-cell office:value-type="float" office:value="-0.487321">
            <text:p>-0.487321</text:p>
          </table:table-cell>
          <table:table-cell office:value-type="float" office:value="0.157777">
            <text:p>0.157777</text:p>
          </table:table-cell>
        </table:table-row>
        <table:table-row table:style-name="ro1">
          <table:table-cell/>
          <table:table-cell office:value-type="float" office:value="-1.70303">
            <text:p>-1.70303</text:p>
          </table:table-cell>
          <table:table-cell office:value-type="float" office:value="-0.478639">
            <text:p>-0.478639</text:p>
          </table:table-cell>
          <table:table-cell office:value-type="float" office:value="-1.12655">
            <text:p>-1.12655</text:p>
          </table:table-cell>
          <table:table-cell office:value-type="float" office:value="-0.377641">
            <text:p>-0.377641</text:p>
          </table:table-cell>
          <table:table-cell office:value-type="float" office:value="-1.09846">
            <text:p>-1.09846</text:p>
          </table:table-cell>
        </table:table-row>
        <table:table-row table:style-name="ro1">
          <table:table-cell/>
          <table:table-cell office:value-type="float" office:value="-2.122">
            <text:p>-2.122</text:p>
          </table:table-cell>
          <table:table-cell office:value-type="float" office:value="0.241577">
            <text:p>0.241577</text:p>
          </table:table-cell>
          <table:table-cell office:value-type="float" office:value="-0.683662">
            <text:p>-0.683662</text:p>
          </table:table-cell>
          <table:table-cell office:value-type="float" office:value="-1.30076">
            <text:p>-1.30076</text:p>
          </table:table-cell>
          <table:table-cell office:value-type="float" office:value="0.511889">
            <text:p>0.511889</text:p>
          </table:table-cell>
        </table:table-row>
        <table:table-row table:style-name="ro1">
          <table:table-cell/>
          <table:table-cell office:value-type="float" office:value="0.388824">
            <text:p>0.388824</text:p>
          </table:table-cell>
          <table:table-cell office:value-type="float" office:value="0.311248">
            <text:p>0.311248</text:p>
          </table:table-cell>
          <table:table-cell office:value-type="float" office:value="-1.38895">
            <text:p>-1.38895</text:p>
          </table:table-cell>
          <table:table-cell office:value-type="float" office:value="0.393825">
            <text:p>0.393825</text:p>
          </table:table-cell>
          <table:table-cell office:value-type="float" office:value="0.636326">
            <text:p>0.636326</text:p>
          </table:table-cell>
        </table:table-row>
        <table:table-row table:style-name="ro1">
          <table:table-cell/>
          <table:table-cell office:value-type="float" office:value="-1.68702">
            <text:p>-1.68702</text:p>
          </table:table-cell>
          <table:table-cell office:value-type="float" office:value="-0.534156">
            <text:p>-0.534156</text:p>
          </table:table-cell>
          <table:table-cell office:value-type="float" office:value="1.75541">
            <text:p>1.75541</text:p>
          </table:table-cell>
          <table:table-cell office:value-type="float" office:value="-1.6639">
            <text:p>-1.6639</text:p>
          </table:table-cell>
          <table:table-cell office:value-type="float" office:value="-0.0805453">
            <text:p>-0.0805453</text:p>
          </table:table-cell>
        </table:table-row>
        <table:table-row table:style-name="ro1">
          <table:table-cell/>
          <table:table-cell office:value-type="float" office:value="0.318455">
            <text:p>0.318455</text:p>
          </table:table-cell>
          <table:table-cell office:value-type="float" office:value="-0.791574">
            <text:p>-0.791574</text:p>
          </table:table-cell>
          <table:table-cell office:value-type="float" office:value="-0.425456">
            <text:p>-0.425456</text:p>
          </table:table-cell>
          <table:table-cell office:value-type="float" office:value="0.548289">
            <text:p>0.548289</text:p>
          </table:table-cell>
          <table:table-cell office:value-type="float" office:value="0.997459">
            <text:p>0.997459</text:p>
          </table:table-cell>
        </table:table-row>
        <table:table-row table:style-name="ro1">
          <table:table-cell/>
          <table:table-cell office:value-type="float" office:value="-0.784775">
            <text:p>-0.784775</text:p>
          </table:table-cell>
          <table:table-cell office:value-type="float" office:value="-0.713455">
            <text:p>-0.713455</text:p>
          </table:table-cell>
          <table:table-cell office:value-type="float" office:value="-0.150747">
            <text:p>-0.150747</text:p>
          </table:table-cell>
          <table:table-cell office:value-type="float" office:value="0.25518">
            <text:p>0.25518</text:p>
          </table:table-cell>
          <table:table-cell office:value-type="float" office:value="-0.409598">
            <text:p>-0.409598</text:p>
          </table:table-cell>
        </table:table-row>
        <table:table-row table:style-name="ro1">
          <table:table-cell/>
          <table:table-cell office:value-type="float" office:value="1.17801">
            <text:p>1.17801</text:p>
          </table:table-cell>
          <table:table-cell office:value-type="float" office:value="0.450176">
            <text:p>0.450176</text:p>
          </table:table-cell>
          <table:table-cell office:value-type="float" office:value="-0.982894">
            <text:p>-0.982894</text:p>
          </table:table-cell>
          <table:table-cell office:value-type="float" office:value="-0.723671">
            <text:p>-0.723671</text:p>
          </table:table-cell>
          <table:table-cell office:value-type="float" office:value="1.00525">
            <text:p>1.00525</text:p>
          </table:table-cell>
        </table:table-row>
        <table:table-row table:style-name="ro1">
          <table:table-cell/>
          <table:table-cell office:value-type="float" office:value="-0.516286">
            <text:p>-0.516286</text:p>
          </table:table-cell>
          <table:table-cell office:value-type="float" office:value="-0.0828062">
            <text:p>-0.0828062</text:p>
          </table:table-cell>
          <table:table-cell office:value-type="float" office:value="-1.35441">
            <text:p>-1.35441</text:p>
          </table:table-cell>
          <table:table-cell office:value-type="float" office:value="-1.21954">
            <text:p>-1.21954</text:p>
          </table:table-cell>
          <table:table-cell office:value-type="float" office:value="1.2871">
            <text:p>1.2871</text:p>
          </table:table-cell>
        </table:table-row>
        <table:table-row table:style-name="ro1">
          <table:table-cell/>
          <table:table-cell office:value-type="float" office:value="-1.90938">
            <text:p>-1.90938</text:p>
          </table:table-cell>
          <table:table-cell office:value-type="float" office:value="1.33805">
            <text:p>1.33805</text:p>
          </table:table-cell>
          <table:table-cell office:value-type="float" office:value="-2.7509">
            <text:p>-2.7509</text:p>
          </table:table-cell>
          <table:table-cell office:value-type="float" office:value="0.483382">
            <text:p>0.483382</text:p>
          </table:table-cell>
          <table:table-cell office:value-type="float" office:value="1.31663">
            <text:p>1.31663</text:p>
          </table:table-cell>
        </table:table-row>
        <table:table-row table:style-name="ro1">
          <table:table-cell/>
          <table:table-cell office:value-type="float" office:value="0.0816694">
            <text:p>0.0816694</text:p>
          </table:table-cell>
          <table:table-cell office:value-type="float" office:value="-0.872791">
            <text:p>-0.872791</text:p>
          </table:table-cell>
          <table:table-cell office:value-type="float" office:value="0.0926857">
            <text:p>0.0926857</text:p>
          </table:table-cell>
          <table:table-cell office:value-type="float" office:value="-2.26442">
            <text:p>-2.26442</text:p>
          </table:table-cell>
          <table:table-cell office:value-type="float" office:value="0.281619">
            <text:p>0.281619</text:p>
          </table:table-cell>
        </table:table-row>
        <table:table-row table:style-name="ro1">
          <table:table-cell/>
          <table:table-cell office:value-type="float" office:value="-0.635831">
            <text:p>-0.635831</text:p>
          </table:table-cell>
          <table:table-cell office:value-type="float" office:value="0.177252">
            <text:p>0.177252</text:p>
          </table:table-cell>
          <table:table-cell office:value-type="float" office:value="-0.812173">
            <text:p>-0.812173</text:p>
          </table:table-cell>
          <table:table-cell office:value-type="float" office:value="-0.631799">
            <text:p>-0.631799</text:p>
          </table:table-cell>
          <table:table-cell office:value-type="float" office:value="1.5986">
            <text:p>1.5986</text:p>
          </table:table-cell>
        </table:table-row>
        <table:table-row table:style-name="ro1">
          <table:table-cell/>
          <table:table-cell office:value-type="float" office:value="0.428323">
            <text:p>0.428323</text:p>
          </table:table-cell>
          <table:table-cell office:value-type="float" office:value="0.889958">
            <text:p>0.889958</text:p>
          </table:table-cell>
          <table:table-cell office:value-type="float" office:value="0.273021">
            <text:p>0.273021</text:p>
          </table:table-cell>
          <table:table-cell office:value-type="float" office:value="0.61378">
            <text:p>0.61378</text:p>
          </table:table-cell>
          <table:table-cell office:value-type="float" office:value="-0.845849">
            <text:p>-0.845849</text:p>
          </table:table-cell>
        </table:table-row>
        <table:table-row table:style-name="ro1">
          <table:table-cell/>
          <table:table-cell office:value-type="float" office:value="0.232684">
            <text:p>0.232684</text:p>
          </table:table-cell>
          <table:table-cell office:value-type="float" office:value="-1.17813">
            <text:p>-1.17813</text:p>
          </table:table-cell>
          <table:table-cell office:value-type="float" office:value="0.427324">
            <text:p>0.427324</text:p>
          </table:table-cell>
          <table:table-cell office:value-type="float" office:value="0.0559068">
            <text:p>0.0559068</text:p>
          </table:table-cell>
          <table:table-cell office:value-type="float" office:value="-1.08069">
            <text:p>-1.08069</text:p>
          </table:table-cell>
        </table:table-row>
        <table:table-row table:style-name="ro1">
          <table:table-cell/>
          <table:table-cell office:value-type="float" office:value="-0.174086">
            <text:p>-0.174086</text:p>
          </table:table-cell>
          <table:table-cell office:value-type="float" office:value="-0.762793">
            <text:p>-0.762793</text:p>
          </table:table-cell>
          <table:table-cell office:value-type="float" office:value="-1.71313">
            <text:p>-1.71313</text:p>
          </table:table-cell>
          <table:table-cell office:value-type="float" office:value="-1.25644">
            <text:p>-1.25644</text:p>
          </table:table-cell>
          <table:table-cell office:value-type="float" office:value="0.0118659">
            <text:p>0.0118659</text:p>
          </table:table-cell>
        </table:table-row>
        <table:table-row table:style-name="ro1">
          <table:table-cell/>
          <table:table-cell office:value-type="float" office:value="-0.192559">
            <text:p>-0.192559</text:p>
          </table:table-cell>
          <table:table-cell office:value-type="float" office:value="-1.472">
            <text:p>-1.472</text:p>
          </table:table-cell>
          <table:table-cell office:value-type="float" office:value="-0.41124">
            <text:p>-0.41124</text:p>
          </table:table-cell>
          <table:table-cell office:value-type="float" office:value="0.844876">
            <text:p>0.844876</text:p>
          </table:table-cell>
          <table:table-cell office:value-type="float" office:value="0.881405">
            <text:p>0.881405</text:p>
          </table:table-cell>
        </table:table-row>
        <table:table-row table:style-name="ro1">
          <table:table-cell/>
          <table:table-cell office:value-type="float" office:value="0.264982">
            <text:p>0.264982</text:p>
          </table:table-cell>
          <table:table-cell office:value-type="float" office:value="-1.65931">
            <text:p>-1.65931</text:p>
          </table:table-cell>
          <table:table-cell office:value-type="float" office:value="-0.6384">
            <text:p>-0.6384</text:p>
          </table:table-cell>
          <table:table-cell office:value-type="float" office:value="-0.055467">
            <text:p>-0.055467</text:p>
          </table:table-cell>
          <table:table-cell office:value-type="float" office:value="0.0222252">
            <text:p>0.0222252</text:p>
          </table:table-cell>
        </table:table-row>
        <table:table-row table:style-name="ro1">
          <table:table-cell/>
          <table:table-cell office:value-type="float" office:value="-2.8509">
            <text:p>-2.8509</text:p>
          </table:table-cell>
          <table:table-cell office:value-type="float" office:value="-0.545567">
            <text:p>-0.545567</text:p>
          </table:table-cell>
          <table:table-cell office:value-type="float" office:value="0.831401">
            <text:p>0.831401</text:p>
          </table:table-cell>
          <table:table-cell office:value-type="float" office:value="1.26776">
            <text:p>1.26776</text:p>
          </table:table-cell>
          <table:table-cell office:value-type="float" office:value="-0.339659">
            <text:p>-0.339659</text:p>
          </table:table-cell>
        </table:table-row>
        <table:table-row table:style-name="ro1">
          <table:table-cell/>
          <table:table-cell office:value-type="float" office:value="0.108646">
            <text:p>0.108646</text:p>
          </table:table-cell>
          <table:table-cell office:value-type="float" office:value="0.223812">
            <text:p>0.223812</text:p>
          </table:table-cell>
          <table:table-cell office:value-type="float" office:value="0.0064725">
            <text:p>0.0064725</text:p>
          </table:table-cell>
          <table:table-cell office:value-type="float" office:value="1.21369">
            <text:p>1.21369</text:p>
          </table:table-cell>
          <table:table-cell office:value-type="float" office:value="-0.0210768">
            <text:p>-0.0210768</text:p>
          </table:table-cell>
        </table:table-row>
        <table:table-row table:style-name="ro1">
          <table:table-cell/>
          <table:table-cell office:value-type="float" office:value="0.539348">
            <text:p>0.539348</text:p>
          </table:table-cell>
          <table:table-cell office:value-type="float" office:value="-0.577535">
            <text:p>-0.577535</text:p>
          </table:table-cell>
          <table:table-cell office:value-type="float" office:value="0.676472">
            <text:p>0.676472</text:p>
          </table:table-cell>
          <table:table-cell office:value-type="float" office:value="-1.53645">
            <text:p>-1.53645</text:p>
          </table:table-cell>
          <table:table-cell office:value-type="float" office:value="-1.48981">
            <text:p>-1.48981</text:p>
          </table:table-cell>
        </table:table-row>
        <table:table-row table:style-name="ro1">
          <table:table-cell/>
          <table:table-cell office:value-type="float" office:value="-1.02915">
            <text:p>-1.02915</text:p>
          </table:table-cell>
          <table:table-cell office:value-type="float" office:value="-0.846225">
            <text:p>-0.846225</text:p>
          </table:table-cell>
          <table:table-cell office:value-type="float" office:value="0.213691">
            <text:p>0.213691</text:p>
          </table:table-cell>
          <table:table-cell office:value-type="float" office:value="-0.0295758">
            <text:p>-0.0295758</text:p>
          </table:table-cell>
          <table:table-cell office:value-type="float" office:value="1.89783">
            <text:p>1.89783</text:p>
          </table:table-cell>
        </table:table-row>
        <table:table-row table:style-name="ro1">
          <table:table-cell/>
          <table:table-cell office:value-type="float" office:value="-0.0544685">
            <text:p>-0.0544685</text:p>
          </table:table-cell>
          <table:table-cell office:value-type="float" office:value="-0.671393">
            <text:p>-0.671393</text:p>
          </table:table-cell>
          <table:table-cell office:value-type="float" office:value="1.69004">
            <text:p>1.69004</text:p>
          </table:table-cell>
          <table:table-cell office:value-type="float" office:value="-0.863607">
            <text:p>-0.863607</text:p>
          </table:table-cell>
          <table:table-cell office:value-type="float" office:value="-0.561538">
            <text:p>-0.561538</text:p>
          </table:table-cell>
        </table:table-row>
        <table:table-row table:style-name="ro1">
          <table:table-cell/>
          <table:table-cell office:value-type="float" office:value="0.339921">
            <text:p>0.339921</text:p>
          </table:table-cell>
          <table:table-cell office:value-type="float" office:value="-0.923712">
            <text:p>-0.923712</text:p>
          </table:table-cell>
          <table:table-cell office:value-type="float" office:value="-0.463752">
            <text:p>-0.463752</text:p>
          </table:table-cell>
          <table:table-cell office:value-type="float" office:value="0.754636">
            <text:p>0.754636</text:p>
          </table:table-cell>
          <table:table-cell office:value-type="float" office:value="0.932422">
            <text:p>0.932422</text:p>
          </table:table-cell>
        </table:table-row>
        <table:table-row table:style-name="ro1">
          <table:table-cell/>
          <table:table-cell office:value-type="float" office:value="0.68492">
            <text:p>0.68492</text:p>
          </table:table-cell>
          <table:table-cell office:value-type="float" office:value="0.305496">
            <text:p>0.305496</text:p>
          </table:table-cell>
          <table:table-cell office:value-type="float" office:value="-0.229249">
            <text:p>-0.229249</text:p>
          </table:table-cell>
          <table:table-cell office:value-type="float" office:value="-1.11911">
            <text:p>-1.11911</text:p>
          </table:table-cell>
          <table:table-cell office:value-type="float" office:value="2.30341">
            <text:p>2.30341</text:p>
          </table:table-cell>
        </table:table-row>
        <table:table-row table:style-name="ro1">
          <table:table-cell/>
          <table:table-cell office:value-type="float" office:value="-0.567308">
            <text:p>-0.567308</text:p>
          </table:table-cell>
          <table:table-cell office:value-type="float" office:value="-0.275584">
            <text:p>-0.275584</text:p>
          </table:table-cell>
          <table:table-cell office:value-type="float" office:value="-1.12533">
            <text:p>-1.12533</text:p>
          </table:table-cell>
          <table:table-cell office:value-type="float" office:value="0.482323">
            <text:p>0.482323</text:p>
          </table:table-cell>
          <table:table-cell office:value-type="float" office:value="-0.542957">
            <text:p>-0.542957</text:p>
          </table:table-cell>
        </table:table-row>
        <table:table-row table:style-name="ro1">
          <table:table-cell/>
          <table:table-cell office:value-type="float" office:value="-0.286663">
            <text:p>-0.286663</text:p>
          </table:table-cell>
          <table:table-cell office:value-type="float" office:value="0.579072">
            <text:p>0.579072</text:p>
          </table:table-cell>
          <table:table-cell office:value-type="float" office:value="0.252428">
            <text:p>0.252428</text:p>
          </table:table-cell>
          <table:table-cell office:value-type="float" office:value="0.599067">
            <text:p>0.599067</text:p>
          </table:table-cell>
          <table:table-cell office:value-type="float" office:value="-0.526449">
            <text:p>-0.526449</text:p>
          </table:table-cell>
        </table:table-row>
        <table:table-row table:style-name="ro1">
          <table:table-cell/>
          <table:table-cell office:value-type="float" office:value="-0.928199">
            <text:p>-0.928199</text:p>
          </table:table-cell>
          <table:table-cell office:value-type="float" office:value="0.604728">
            <text:p>0.604728</text:p>
          </table:table-cell>
          <table:table-cell office:value-type="float" office:value="0.494502">
            <text:p>0.494502</text:p>
          </table:table-cell>
          <table:table-cell office:value-type="float" office:value="-1.14352">
            <text:p>-1.14352</text:p>
          </table:table-cell>
          <table:table-cell office:value-type="float" office:value="-1.73911">
            <text:p>-1.73911</text:p>
          </table:table-cell>
        </table:table-row>
        <table:table-row table:style-name="ro1">
          <table:table-cell/>
          <table:table-cell office:value-type="float" office:value="0.655925">
            <text:p>0.655925</text:p>
          </table:table-cell>
          <table:table-cell office:value-type="float" office:value="0.0725783">
            <text:p>0.0725783</text:p>
          </table:table-cell>
          <table:table-cell office:value-type="float" office:value="-0.556231">
            <text:p>-0.556231</text:p>
          </table:table-cell>
          <table:table-cell office:value-type="float" office:value="-0.150664">
            <text:p>-0.150664</text:p>
          </table:table-cell>
          <table:table-cell office:value-type="float" office:value="-0.969782">
            <text:p>-0.969782</text:p>
          </table:table-cell>
        </table:table-row>
        <table:table-row table:style-name="ro1">
          <table:table-cell/>
          <table:table-cell office:value-type="float" office:value="1.50985">
            <text:p>1.50985</text:p>
          </table:table-cell>
          <table:table-cell office:value-type="float" office:value="-1.24695">
            <text:p>-1.24695</text:p>
          </table:table-cell>
          <table:table-cell office:value-type="float" office:value="-0.0658324">
            <text:p>-0.0658324</text:p>
          </table:table-cell>
          <table:table-cell office:value-type="float" office:value="-1.09613">
            <text:p>-1.09613</text:p>
          </table:table-cell>
          <table:table-cell office:value-type="float" office:value="0.306673">
            <text:p>0.306673</text:p>
          </table:table-cell>
        </table:table-row>
        <table:table-row table:style-name="ro1">
          <table:table-cell/>
          <table:table-cell office:value-type="float" office:value="-0.0748779">
            <text:p>-0.0748779</text:p>
          </table:table-cell>
          <table:table-cell office:value-type="float" office:value="-1.05212">
            <text:p>-1.05212</text:p>
          </table:table-cell>
          <table:table-cell office:value-type="float" office:value="-0.681145">
            <text:p>-0.681145</text:p>
          </table:table-cell>
          <table:table-cell office:value-type="float" office:value="-2.14463">
            <text:p>-2.14463</text:p>
          </table:table-cell>
          <table:table-cell office:value-type="float" office:value="0.644188">
            <text:p>0.644188</text:p>
          </table:table-cell>
        </table:table-row>
        <table:table-row table:style-name="ro1">
          <table:table-cell/>
          <table:table-cell office:value-type="float" office:value="1.68205">
            <text:p>1.68205</text:p>
          </table:table-cell>
          <table:table-cell office:value-type="float" office:value="0.56789">
            <text:p>0.56789</text:p>
          </table:table-cell>
          <table:table-cell office:value-type="float" office:value="0.16819">
            <text:p>0.16819</text:p>
          </table:table-cell>
          <table:table-cell office:value-type="float" office:value="1.38385">
            <text:p>1.38385</text:p>
          </table:table-cell>
          <table:table-cell office:value-type="float" office:value="1.62942">
            <text:p>1.62942</text:p>
          </table:table-cell>
        </table:table-row>
        <table:table-row table:style-name="ro1">
          <table:table-cell/>
          <table:table-cell office:value-type="float" office:value="-2.62255">
            <text:p>-2.62255</text:p>
          </table:table-cell>
          <table:table-cell office:value-type="float" office:value="1.57096">
            <text:p>1.57096</text:p>
          </table:table-cell>
          <table:table-cell office:value-type="float" office:value="-0.991538">
            <text:p>-0.991538</text:p>
          </table:table-cell>
          <table:table-cell office:value-type="float" office:value="-0.743818">
            <text:p>-0.743818</text:p>
          </table:table-cell>
          <table:table-cell office:value-type="float" office:value="2.22196">
            <text:p>2.22196</text:p>
          </table:table-cell>
        </table:table-row>
        <table:table-row table:style-name="ro1">
          <table:table-cell/>
          <table:table-cell office:value-type="float" office:value="-0.00284385">
            <text:p>-0.00284385</text:p>
          </table:table-cell>
          <table:table-cell office:value-type="float" office:value="-1.20486">
            <text:p>-1.20486</text:p>
          </table:table-cell>
          <table:table-cell office:value-type="float" office:value="-0.704245">
            <text:p>-0.704245</text:p>
          </table:table-cell>
          <table:table-cell office:value-type="float" office:value="1.3387">
            <text:p>1.3387</text:p>
          </table:table-cell>
          <table:table-cell office:value-type="float" office:value="-1.63208">
            <text:p>-1.63208</text:p>
          </table:table-cell>
        </table:table-row>
        <table:table-row table:style-name="ro1">
          <table:table-cell/>
          <table:table-cell office:value-type="float" office:value="-0.812135">
            <text:p>-0.812135</text:p>
          </table:table-cell>
          <table:table-cell office:value-type="float" office:value="-0.341632">
            <text:p>-0.341632</text:p>
          </table:table-cell>
          <table:table-cell office:value-type="float" office:value="0.710259">
            <text:p>0.710259</text:p>
          </table:table-cell>
          <table:table-cell office:value-type="float" office:value="-0.325697">
            <text:p>-0.325697</text:p>
          </table:table-cell>
          <table:table-cell office:value-type="float" office:value="-0.264219">
            <text:p>-0.264219</text:p>
          </table:table-cell>
        </table:table-row>
        <table:table-row table:style-name="ro1">
          <table:table-cell/>
          <table:table-cell office:value-type="float" office:value="1.07648">
            <text:p>1.07648</text:p>
          </table:table-cell>
          <table:table-cell office:value-type="float" office:value="1.98982">
            <text:p>1.98982</text:p>
          </table:table-cell>
          <table:table-cell office:value-type="float" office:value="0.221224">
            <text:p>0.221224</text:p>
          </table:table-cell>
          <table:table-cell office:value-type="float" office:value="0.103956">
            <text:p>0.103956</text:p>
          </table:table-cell>
          <table:table-cell office:value-type="float" office:value="-1.29444">
            <text:p>-1.29444</text:p>
          </table:table-cell>
        </table:table-row>
        <table:table-row table:style-name="ro1">
          <table:table-cell/>
          <table:table-cell office:value-type="float" office:value="-1.51231">
            <text:p>-1.51231</text:p>
          </table:table-cell>
          <table:table-cell office:value-type="float" office:value="0.636354">
            <text:p>0.636354</text:p>
          </table:table-cell>
          <table:table-cell office:value-type="float" office:value="0.491114">
            <text:p>0.491114</text:p>
          </table:table-cell>
          <table:table-cell office:value-type="float" office:value="-0.165948">
            <text:p>-0.165948</text:p>
          </table:table-cell>
          <table:table-cell office:value-type="float" office:value="0.395486">
            <text:p>0.395486</text:p>
          </table:table-cell>
        </table:table-row>
        <table:table-row table:style-name="ro1">
          <table:table-cell/>
          <table:table-cell office:value-type="float" office:value="0.13579">
            <text:p>0.13579</text:p>
          </table:table-cell>
          <table:table-cell office:value-type="float" office:value="-0.238712">
            <text:p>-0.238712</text:p>
          </table:table-cell>
          <table:table-cell office:value-type="float" office:value="2.26277">
            <text:p>2.26277</text:p>
          </table:table-cell>
          <table:table-cell office:value-type="float" office:value="-0.0868621">
            <text:p>-0.0868621</text:p>
          </table:table-cell>
          <table:table-cell office:value-type="float" office:value="-2.01172">
            <text:p>-2.01172</text:p>
          </table:table-cell>
        </table:table-row>
        <table:table-row table:style-name="ro1">
          <table:table-cell/>
          <table:table-cell office:value-type="float" office:value="0.803974">
            <text:p>0.803974</text:p>
          </table:table-cell>
          <table:table-cell office:value-type="float" office:value="0.0283523">
            <text:p>0.0283523</text:p>
          </table:table-cell>
          <table:table-cell office:value-type="float" office:value="2.05217">
            <text:p>2.05217</text:p>
          </table:table-cell>
          <table:table-cell office:value-type="float" office:value="0.691362">
            <text:p>0.691362</text:p>
          </table:table-cell>
          <table:table-cell office:value-type="float" office:value="1.45396">
            <text:p>1.45396</text:p>
          </table:table-cell>
        </table:table-row>
        <table:table-row table:style-name="ro1">
          <table:table-cell/>
          <table:table-cell office:value-type="float" office:value="-0.30833">
            <text:p>-0.30833</text:p>
          </table:table-cell>
          <table:table-cell office:value-type="float" office:value="1.91753">
            <text:p>1.91753</text:p>
          </table:table-cell>
          <table:table-cell office:value-type="float" office:value="1.51401">
            <text:p>1.51401</text:p>
          </table:table-cell>
          <table:table-cell office:value-type="float" office:value="-2.95099">
            <text:p>-2.95099</text:p>
          </table:table-cell>
          <table:table-cell office:value-type="float" office:value="-0.120179">
            <text:p>-0.120179</text:p>
          </table:table-cell>
        </table:table-row>
        <table:table-row table:style-name="ro1">
          <table:table-cell/>
          <table:table-cell office:value-type="float" office:value="-0.374853">
            <text:p>-0.374853</text:p>
          </table:table-cell>
          <table:table-cell office:value-type="float" office:value="-0.523564">
            <text:p>-0.523564</text:p>
          </table:table-cell>
          <table:table-cell office:value-type="float" office:value="0.0750431">
            <text:p>0.0750431</text:p>
          </table:table-cell>
          <table:table-cell office:value-type="float" office:value="-1.59251">
            <text:p>-1.59251</text:p>
          </table:table-cell>
          <table:table-cell office:value-type="float" office:value="-1.29282">
            <text:p>-1.29282</text:p>
          </table:table-cell>
        </table:table-row>
        <table:table-row table:style-name="ro1">
          <table:table-cell/>
          <table:table-cell office:value-type="float" office:value="-0.164019">
            <text:p>-0.164019</text:p>
          </table:table-cell>
          <table:table-cell office:value-type="float" office:value="0.409286">
            <text:p>0.409286</text:p>
          </table:table-cell>
          <table:table-cell office:value-type="float" office:value="1.77236">
            <text:p>1.77236</text:p>
          </table:table-cell>
          <table:table-cell office:value-type="float" office:value="1.37893">
            <text:p>1.37893</text:p>
          </table:table-cell>
          <table:table-cell office:value-type="float" office:value="1.56927">
            <text:p>1.56927</text:p>
          </table:table-cell>
        </table:table-row>
        <table:table-row table:style-name="ro1">
          <table:table-cell/>
          <table:table-cell office:value-type="float" office:value="0.380701">
            <text:p>0.380701</text:p>
          </table:table-cell>
          <table:table-cell office:value-type="float" office:value="-0.603025">
            <text:p>-0.603025</text:p>
          </table:table-cell>
          <table:table-cell office:value-type="float" office:value="1.61354">
            <text:p>1.61354</text:p>
          </table:table-cell>
          <table:table-cell office:value-type="float" office:value="-0.0586031">
            <text:p>-0.0586031</text:p>
          </table:table-cell>
          <table:table-cell office:value-type="float" office:value="0.423389">
            <text:p>0.423389</text:p>
          </table:table-cell>
        </table:table-row>
        <table:table-row table:style-name="ro1">
          <table:table-cell/>
          <table:table-cell office:value-type="float" office:value="0.0133955">
            <text:p>0.0133955</text:p>
          </table:table-cell>
          <table:table-cell office:value-type="float" office:value="-1.42859">
            <text:p>-1.42859</text:p>
          </table:table-cell>
          <table:table-cell office:value-type="float" office:value="0.244132">
            <text:p>0.244132</text:p>
          </table:table-cell>
          <table:table-cell office:value-type="float" office:value="-1.45438">
            <text:p>-1.45438</text:p>
          </table:table-cell>
          <table:table-cell office:value-type="float" office:value="-1.56361">
            <text:p>-1.56361</text:p>
          </table:table-cell>
        </table:table-row>
        <table:table-row table:style-name="ro1">
          <table:table-cell/>
          <table:table-cell office:value-type="float" office:value="-0.462575">
            <text:p>-0.462575</text:p>
          </table:table-cell>
          <table:table-cell office:value-type="float" office:value="-0.127334">
            <text:p>-0.127334</text:p>
          </table:table-cell>
          <table:table-cell office:value-type="float" office:value="-0.851116">
            <text:p>-0.851116</text:p>
          </table:table-cell>
          <table:table-cell office:value-type="float" office:value="-0.306183">
            <text:p>-0.306183</text:p>
          </table:table-cell>
          <table:table-cell office:value-type="float" office:value="0.38971">
            <text:p>0.38971</text:p>
          </table:table-cell>
        </table:table-row>
        <table:table-row table:style-name="ro1">
          <table:table-cell/>
          <table:table-cell office:value-type="float" office:value="0.320142">
            <text:p>0.320142</text:p>
          </table:table-cell>
          <table:table-cell office:value-type="float" office:value="-0.0874037">
            <text:p>-0.0874037</text:p>
          </table:table-cell>
          <table:table-cell office:value-type="float" office:value="-0.166362">
            <text:p>-0.166362</text:p>
          </table:table-cell>
          <table:table-cell office:value-type="float" office:value="1.59261">
            <text:p>1.59261</text:p>
          </table:table-cell>
          <table:table-cell office:value-type="float" office:value="0.848362">
            <text:p>0.848362</text:p>
          </table:table-cell>
        </table:table-row>
        <table:table-row table:style-name="ro1">
          <table:table-cell/>
          <table:table-cell office:value-type="float" office:value="1.29039">
            <text:p>1.29039</text:p>
          </table:table-cell>
          <table:table-cell office:value-type="float" office:value="-1.37914">
            <text:p>-1.37914</text:p>
          </table:table-cell>
          <table:table-cell office:value-type="float" office:value="0.148564">
            <text:p>0.148564</text:p>
          </table:table-cell>
          <table:table-cell office:value-type="float" office:value="-1.08016">
            <text:p>-1.08016</text:p>
          </table:table-cell>
          <table:table-cell office:value-type="float" office:value="1.08043">
            <text:p>1.08043</text:p>
          </table:table-cell>
        </table:table-row>
        <table:table-row table:style-name="ro1">
          <table:table-cell/>
          <table:table-cell office:value-type="float" office:value="0.0362999">
            <text:p>0.0362999</text:p>
          </table:table-cell>
          <table:table-cell office:value-type="float" office:value="-0.541582">
            <text:p>-0.541582</text:p>
          </table:table-cell>
          <table:table-cell office:value-type="float" office:value="-0.0310537">
            <text:p>-0.0310537</text:p>
          </table:table-cell>
          <table:table-cell office:value-type="float" office:value="0.439198">
            <text:p>0.439198</text:p>
          </table:table-cell>
          <table:table-cell office:value-type="float" office:value="-0.100955">
            <text:p>-0.100955</text:p>
          </table:table-cell>
        </table:table-row>
        <table:table-row table:style-name="ro1">
          <table:table-cell/>
          <table:table-cell office:value-type="float" office:value="-1.13378">
            <text:p>-1.13378</text:p>
          </table:table-cell>
          <table:table-cell office:value-type="float" office:value="-0.0357176">
            <text:p>-0.0357176</text:p>
          </table:table-cell>
          <table:table-cell office:value-type="float" office:value="-0.360069">
            <text:p>-0.360069</text:p>
          </table:table-cell>
          <table:table-cell office:value-type="float" office:value="-1.39274">
            <text:p>-1.39274</text:p>
          </table:table-cell>
          <table:table-cell office:value-type="float" office:value="-0.154928">
            <text:p>-0.154928</text:p>
          </table:table-cell>
        </table:table-row>
        <table:table-row table:style-name="ro1">
          <table:table-cell/>
          <table:table-cell office:value-type="float" office:value="-0.223204">
            <text:p>-0.223204</text:p>
          </table:table-cell>
          <table:table-cell office:value-type="float" office:value="-1.42525">
            <text:p>-1.42525</text:p>
          </table:table-cell>
          <table:table-cell office:value-type="float" office:value="0.907164">
            <text:p>0.907164</text:p>
          </table:table-cell>
          <table:table-cell office:value-type="float" office:value="3.18853">
            <text:p>3.18853</text:p>
          </table:table-cell>
          <table:table-cell office:value-type="float" office:value="0.212551">
            <text:p>0.212551</text:p>
          </table:table-cell>
        </table:table-row>
        <table:table-row table:style-name="ro1">
          <table:table-cell/>
          <table:table-cell office:value-type="float" office:value="0.251096">
            <text:p>0.251096</text:p>
          </table:table-cell>
          <table:table-cell office:value-type="float" office:value="2.89614">
            <text:p>2.89614</text:p>
          </table:table-cell>
          <table:table-cell office:value-type="float" office:value="-1.87854">
            <text:p>-1.87854</text:p>
          </table:table-cell>
          <table:table-cell office:value-type="float" office:value="-0.85757">
            <text:p>-0.85757</text:p>
          </table:table-cell>
          <table:table-cell office:value-type="float" office:value="0.453287">
            <text:p>0.453287</text:p>
          </table:table-cell>
        </table:table-row>
        <table:table-row table:style-name="ro1">
          <table:table-cell/>
          <table:table-cell office:value-type="float" office:value="-1.0982">
            <text:p>-1.0982</text:p>
          </table:table-cell>
          <table:table-cell office:value-type="float" office:value="-0.541652">
            <text:p>-0.541652</text:p>
          </table:table-cell>
          <table:table-cell office:value-type="float" office:value="0.166878">
            <text:p>0.166878</text:p>
          </table:table-cell>
          <table:table-cell office:value-type="float" office:value="-0.465966">
            <text:p>-0.465966</text:p>
          </table:table-cell>
          <table:table-cell office:value-type="float" office:value="-0.584661">
            <text:p>-0.584661</text:p>
          </table:table-cell>
        </table:table-row>
        <table:table-row table:style-name="ro1">
          <table:table-cell/>
          <table:table-cell office:value-type="float" office:value="1.95709">
            <text:p>1.95709</text:p>
          </table:table-cell>
          <table:table-cell office:value-type="float" office:value="-0.346673">
            <text:p>-0.346673</text:p>
          </table:table-cell>
          <table:table-cell office:value-type="float" office:value="0.775564">
            <text:p>0.775564</text:p>
          </table:table-cell>
          <table:table-cell office:value-type="float" office:value="-0.445712">
            <text:p>-0.445712</text:p>
          </table:table-cell>
          <table:table-cell office:value-type="float" office:value="-0.0560948">
            <text:p>-0.0560948</text:p>
          </table:table-cell>
        </table:table-row>
        <table:table-row table:style-name="ro1">
          <table:table-cell/>
          <table:table-cell office:value-type="float" office:value="0.00582647">
            <text:p>0.00582647</text:p>
          </table:table-cell>
          <table:table-cell office:value-type="float" office:value="1.72578">
            <text:p>1.72578</text:p>
          </table:table-cell>
          <table:table-cell office:value-type="float" office:value="1.3247">
            <text:p>1.3247</text:p>
          </table:table-cell>
          <table:table-cell office:value-type="float" office:value="0.474748">
            <text:p>0.474748</text:p>
          </table:table-cell>
          <table:table-cell office:value-type="float" office:value="-1.59519">
            <text:p>-1.59519</text:p>
          </table:table-cell>
        </table:table-row>
        <table:table-row table:style-name="ro1">
          <table:table-cell/>
          <table:table-cell office:value-type="float" office:value="-0.49902">
            <text:p>-0.49902</text:p>
          </table:table-cell>
          <table:table-cell office:value-type="float" office:value="0.0252287">
            <text:p>0.0252287</text:p>
          </table:table-cell>
          <table:table-cell office:value-type="float" office:value="0.361483">
            <text:p>0.361483</text:p>
          </table:table-cell>
          <table:table-cell office:value-type="float" office:value="1.27992">
            <text:p>1.27992</text:p>
          </table:table-cell>
          <table:table-cell office:value-type="float" office:value="1.18651">
            <text:p>1.18651</text:p>
          </table:table-cell>
        </table:table-row>
        <table:table-row table:style-name="ro1">
          <table:table-cell/>
          <table:table-cell office:value-type="float" office:value="0.646375">
            <text:p>0.646375</text:p>
          </table:table-cell>
          <table:table-cell office:value-type="float" office:value="0.160429">
            <text:p>0.160429</text:p>
          </table:table-cell>
          <table:table-cell office:value-type="float" office:value="1.26068">
            <text:p>1.26068</text:p>
          </table:table-cell>
          <table:table-cell office:value-type="float" office:value="1.47342">
            <text:p>1.47342</text:p>
          </table:table-cell>
          <table:table-cell office:value-type="float" office:value="-1.68494">
            <text:p>-1.68494</text:p>
          </table:table-cell>
        </table:table-row>
        <table:table-row table:style-name="ro1">
          <table:table-cell/>
          <table:table-cell office:value-type="float" office:value="0.0601912">
            <text:p>0.0601912</text:p>
          </table:table-cell>
          <table:table-cell office:value-type="float" office:value="-1.10304">
            <text:p>-1.10304</text:p>
          </table:table-cell>
          <table:table-cell office:value-type="float" office:value="-1.83485">
            <text:p>-1.83485</text:p>
          </table:table-cell>
          <table:table-cell office:value-type="float" office:value="0.143791">
            <text:p>0.143791</text:p>
          </table:table-cell>
          <table:table-cell office:value-type="float" office:value="0.0530723">
            <text:p>0.0530723</text:p>
          </table:table-cell>
        </table:table-row>
        <table:table-row table:style-name="ro1">
          <table:table-cell/>
          <table:table-cell office:value-type="float" office:value="-0.321265">
            <text:p>-0.321265</text:p>
          </table:table-cell>
          <table:table-cell office:value-type="float" office:value="0.131024">
            <text:p>0.131024</text:p>
          </table:table-cell>
          <table:table-cell office:value-type="float" office:value="-0.704113">
            <text:p>-0.704113</text:p>
          </table:table-cell>
          <table:table-cell office:value-type="float" office:value="-2.5432">
            <text:p>-2.5432</text:p>
          </table:table-cell>
          <table:table-cell office:value-type="float" office:value="-0.0897219">
            <text:p>-0.0897219</text:p>
          </table:table-cell>
        </table:table-row>
        <table:table-row table:style-name="ro1">
          <table:table-cell/>
          <table:table-cell office:value-type="float" office:value="-1.42221">
            <text:p>-1.42221</text:p>
          </table:table-cell>
          <table:table-cell office:value-type="float" office:value="-0.601405">
            <text:p>-0.601405</text:p>
          </table:table-cell>
          <table:table-cell office:value-type="float" office:value="-0.915746">
            <text:p>-0.915746</text:p>
          </table:table-cell>
          <table:table-cell office:value-type="float" office:value="-0.863082">
            <text:p>-0.863082</text:p>
          </table:table-cell>
          <table:table-cell office:value-type="float" office:value="0.883273">
            <text:p>0.883273</text:p>
          </table:table-cell>
        </table:table-row>
        <table:table-row table:style-name="ro1">
          <table:table-cell/>
          <table:table-cell office:value-type="float" office:value="-0.105392">
            <text:p>-0.105392</text:p>
          </table:table-cell>
          <table:table-cell office:value-type="float" office:value="-2.2631">
            <text:p>-2.2631</text:p>
          </table:table-cell>
          <table:table-cell office:value-type="float" office:value="-0.92425">
            <text:p>-0.92425</text:p>
          </table:table-cell>
          <table:table-cell office:value-type="float" office:value="1.31624">
            <text:p>1.31624</text:p>
          </table:table-cell>
          <table:table-cell office:value-type="float" office:value="2.11936">
            <text:p>2.11936</text:p>
          </table:table-cell>
        </table:table-row>
        <table:table-row table:style-name="ro1">
          <table:table-cell/>
          <table:table-cell office:value-type="float" office:value="0.346102">
            <text:p>0.346102</text:p>
          </table:table-cell>
          <table:table-cell office:value-type="float" office:value="0.450944">
            <text:p>0.450944</text:p>
          </table:table-cell>
          <table:table-cell office:value-type="float" office:value="0.52388">
            <text:p>0.52388</text:p>
          </table:table-cell>
          <table:table-cell office:value-type="float" office:value="0.621892">
            <text:p>0.621892</text:p>
          </table:table-cell>
          <table:table-cell office:value-type="float" office:value="-0.728632">
            <text:p>-0.728632</text:p>
          </table:table-cell>
        </table:table-row>
        <table:table-row table:style-name="ro1">
          <table:table-cell/>
          <table:table-cell office:value-type="float" office:value="1.04372">
            <text:p>1.04372</text:p>
          </table:table-cell>
          <table:table-cell office:value-type="float" office:value="0.370143">
            <text:p>0.370143</text:p>
          </table:table-cell>
          <table:table-cell office:value-type="float" office:value="-1.10578">
            <text:p>-1.10578</text:p>
          </table:table-cell>
          <table:table-cell office:value-type="float" office:value="-1.15089">
            <text:p>-1.15089</text:p>
          </table:table-cell>
          <table:table-cell office:value-type="float" office:value="-1.32227">
            <text:p>-1.32227</text:p>
          </table:table-cell>
        </table:table-row>
        <table:table-row table:style-name="ro1">
          <table:table-cell/>
          <table:table-cell office:value-type="float" office:value="0.716872">
            <text:p>0.716872</text:p>
          </table:table-cell>
          <table:table-cell office:value-type="float" office:value="1.68992">
            <text:p>1.68992</text:p>
          </table:table-cell>
          <table:table-cell office:value-type="float" office:value="0.307727">
            <text:p>0.307727</text:p>
          </table:table-cell>
          <table:table-cell office:value-type="float" office:value="-0.739822">
            <text:p>-0.739822</text:p>
          </table:table-cell>
          <table:table-cell office:value-type="float" office:value="-0.53374">
            <text:p>-0.53374</text:p>
          </table:table-cell>
        </table:table-row>
        <table:table-row table:style-name="ro1">
          <table:table-cell/>
          <table:table-cell office:value-type="float" office:value="0.875552">
            <text:p>0.875552</text:p>
          </table:table-cell>
          <table:table-cell office:value-type="float" office:value="-1.71867">
            <text:p>-1.71867</text:p>
          </table:table-cell>
          <table:table-cell office:value-type="float" office:value="0.0949592">
            <text:p>0.0949592</text:p>
          </table:table-cell>
          <table:table-cell office:value-type="float" office:value="0.139468">
            <text:p>0.139468</text:p>
          </table:table-cell>
          <table:table-cell office:value-type="float" office:value="1.37595">
            <text:p>1.37595</text:p>
          </table:table-cell>
        </table:table-row>
        <table:table-row table:style-name="ro1">
          <table:table-cell/>
          <table:table-cell office:value-type="float" office:value="0.54737">
            <text:p>0.54737</text:p>
          </table:table-cell>
          <table:table-cell office:value-type="float" office:value="-0.307384">
            <text:p>-0.307384</text:p>
          </table:table-cell>
          <table:table-cell office:value-type="float" office:value="0.06593">
            <text:p>0.06593</text:p>
          </table:table-cell>
          <table:table-cell office:value-type="float" office:value="0.0468426">
            <text:p>0.0468426</text:p>
          </table:table-cell>
          <table:table-cell office:value-type="float" office:value="-2.39661">
            <text:p>-2.39661</text:p>
          </table:table-cell>
        </table:table-row>
        <table:table-row table:style-name="ro1">
          <table:table-cell/>
          <table:table-cell office:value-type="float" office:value="0.516846">
            <text:p>0.516846</text:p>
          </table:table-cell>
          <table:table-cell office:value-type="float" office:value="0.358802">
            <text:p>0.358802</text:p>
          </table:table-cell>
          <table:table-cell office:value-type="float" office:value="0.953925">
            <text:p>0.953925</text:p>
          </table:table-cell>
          <table:table-cell office:value-type="float" office:value="-1.30114">
            <text:p>-1.30114</text:p>
          </table:table-cell>
          <table:table-cell office:value-type="float" office:value="-0.450515">
            <text:p>-0.450515</text:p>
          </table:table-cell>
        </table:table-row>
        <table:table-row table:style-name="ro1">
          <table:table-cell/>
          <table:table-cell office:value-type="float" office:value="-0.63633">
            <text:p>-0.63633</text:p>
          </table:table-cell>
          <table:table-cell office:value-type="float" office:value="0.59581">
            <text:p>0.59581</text:p>
          </table:table-cell>
          <table:table-cell office:value-type="float" office:value="-1.09082">
            <text:p>-1.09082</text:p>
          </table:table-cell>
          <table:table-cell office:value-type="float" office:value="0.380232">
            <text:p>0.380232</text:p>
          </table:table-cell>
          <table:table-cell office:value-type="float" office:value="1.39043">
            <text:p>1.39043</text:p>
          </table:table-cell>
        </table:table-row>
        <table:table-row table:style-name="ro1">
          <table:table-cell/>
          <table:table-cell office:value-type="float" office:value="-0.76937">
            <text:p>-0.76937</text:p>
          </table:table-cell>
          <table:table-cell office:value-type="float" office:value="-0.721511">
            <text:p>-0.721511</text:p>
          </table:table-cell>
          <table:table-cell office:value-type="float" office:value="0.629125">
            <text:p>0.629125</text:p>
          </table:table-cell>
          <table:table-cell office:value-type="float" office:value="0.102263">
            <text:p>0.102263</text:p>
          </table:table-cell>
          <table:table-cell office:value-type="float" office:value="0.163565">
            <text:p>0.163565</text:p>
          </table:table-cell>
        </table:table-row>
        <table:table-row table:style-name="ro1">
          <table:table-cell/>
          <table:table-cell office:value-type="float" office:value="-0.651189">
            <text:p>-0.651189</text:p>
          </table:table-cell>
          <table:table-cell office:value-type="float" office:value="-0.742604">
            <text:p>-0.742604</text:p>
          </table:table-cell>
          <table:table-cell office:value-type="float" office:value="1.27356">
            <text:p>1.27356</text:p>
          </table:table-cell>
          <table:table-cell office:value-type="float" office:value="0.0982428">
            <text:p>0.0982428</text:p>
          </table:table-cell>
          <table:table-cell office:value-type="float" office:value="-0.368777">
            <text:p>-0.368777</text:p>
          </table:table-cell>
        </table:table-row>
        <table:table-row table:style-name="ro1">
          <table:table-cell/>
          <table:table-cell office:value-type="float" office:value="-0.671569">
            <text:p>-0.671569</text:p>
          </table:table-cell>
          <table:table-cell office:value-type="float" office:value="0.242512">
            <text:p>0.242512</text:p>
          </table:table-cell>
          <table:table-cell office:value-type="float" office:value="1.21183">
            <text:p>1.21183</text:p>
          </table:table-cell>
          <table:table-cell office:value-type="float" office:value="0.827801">
            <text:p>0.827801</text:p>
          </table:table-cell>
          <table:table-cell office:value-type="float" office:value="-0.0918256">
            <text:p>-0.0918256</text:p>
          </table:table-cell>
        </table:table-row>
        <table:table-row table:style-name="ro1">
          <table:table-cell/>
          <table:table-cell office:value-type="float" office:value="-1.32762">
            <text:p>-1.32762</text:p>
          </table:table-cell>
          <table:table-cell office:value-type="float" office:value="-1.93446">
            <text:p>-1.93446</text:p>
          </table:table-cell>
          <table:table-cell office:value-type="float" office:value="0.552477">
            <text:p>0.552477</text:p>
          </table:table-cell>
          <table:table-cell office:value-type="float" office:value="1.88707">
            <text:p>1.88707</text:p>
          </table:table-cell>
          <table:table-cell office:value-type="float" office:value="-1.12073">
            <text:p>-1.12073</text:p>
          </table:table-cell>
        </table:table-row>
        <table:table-row table:style-name="ro1">
          <table:table-cell/>
          <table:table-cell office:value-type="float" office:value="-0.504163">
            <text:p>-0.504163</text:p>
          </table:table-cell>
          <table:table-cell office:value-type="float" office:value="1.69583">
            <text:p>1.69583</text:p>
          </table:table-cell>
          <table:table-cell office:value-type="float" office:value="-1.17253">
            <text:p>-1.17253</text:p>
          </table:table-cell>
          <table:table-cell office:value-type="float" office:value="0.979001">
            <text:p>0.979001</text:p>
          </table:table-cell>
          <table:table-cell office:value-type="float" office:value="0.365823">
            <text:p>0.365823</text:p>
          </table:table-cell>
        </table:table-row>
        <table:table-row table:style-name="ro1">
          <table:table-cell/>
          <table:table-cell office:value-type="float" office:value="-0.817006">
            <text:p>-0.817006</text:p>
          </table:table-cell>
          <table:table-cell office:value-type="float" office:value="-1.40374">
            <text:p>-1.40374</text:p>
          </table:table-cell>
          <table:table-cell office:value-type="float" office:value="-1.05287">
            <text:p>-1.05287</text:p>
          </table:table-cell>
          <table:table-cell office:value-type="float" office:value="0.856353">
            <text:p>0.856353</text:p>
          </table:table-cell>
          <table:table-cell office:value-type="float" office:value="0.85347">
            <text:p>0.85347</text:p>
          </table:table-cell>
        </table:table-row>
        <table:table-row table:style-name="ro1">
          <table:table-cell/>
          <table:table-cell office:value-type="float" office:value="0.110999">
            <text:p>0.110999</text:p>
          </table:table-cell>
          <table:table-cell office:value-type="float" office:value="-0.764601">
            <text:p>-0.764601</text:p>
          </table:table-cell>
          <table:table-cell office:value-type="float" office:value="1.13948">
            <text:p>1.13948</text:p>
          </table:table-cell>
          <table:table-cell office:value-type="float" office:value="0.754503">
            <text:p>0.754503</text:p>
          </table:table-cell>
          <table:table-cell office:value-type="float" office:value="0.256157">
            <text:p>0.256157</text:p>
          </table:table-cell>
        </table:table-row>
        <table:table-row table:style-name="ro1">
          <table:table-cell/>
          <table:table-cell office:value-type="float" office:value="-1.48685">
            <text:p>-1.48685</text:p>
          </table:table-cell>
          <table:table-cell office:value-type="float" office:value="-1.33448">
            <text:p>-1.33448</text:p>
          </table:table-cell>
          <table:table-cell office:value-type="float" office:value="0.9721">
            <text:p>0.9721</text:p>
          </table:table-cell>
          <table:table-cell office:value-type="float" office:value="0.342337">
            <text:p>0.342337</text:p>
          </table:table-cell>
          <table:table-cell office:value-type="float" office:value="0.485252">
            <text:p>0.485252</text:p>
          </table:table-cell>
        </table:table-row>
        <table:table-row table:style-name="ro1">
          <table:table-cell/>
          <table:table-cell office:value-type="float" office:value="0.560302">
            <text:p>0.560302</text:p>
          </table:table-cell>
          <table:table-cell office:value-type="float" office:value="-1.88789">
            <text:p>-1.88789</text:p>
          </table:table-cell>
          <table:table-cell office:value-type="float" office:value="1.67859">
            <text:p>1.67859</text:p>
          </table:table-cell>
          <table:table-cell office:value-type="float" office:value="0.545405">
            <text:p>0.545405</text:p>
          </table:table-cell>
          <table:table-cell office:value-type="float" office:value="-0.156949">
            <text:p>-0.156949</text:p>
          </table:table-cell>
        </table:table-row>
        <table:table-row table:style-name="ro1">
          <table:table-cell/>
          <table:table-cell office:value-type="float" office:value="0.339101">
            <text:p>0.339101</text:p>
          </table:table-cell>
          <table:table-cell office:value-type="float" office:value="0.620857">
            <text:p>0.620857</text:p>
          </table:table-cell>
          <table:table-cell office:value-type="float" office:value="0.449123">
            <text:p>0.449123</text:p>
          </table:table-cell>
          <table:table-cell office:value-type="float" office:value="0.136275">
            <text:p>0.136275</text:p>
          </table:table-cell>
          <table:table-cell office:value-type="float" office:value="-0.867405">
            <text:p>-0.867405</text:p>
          </table:table-cell>
        </table:table-row>
        <table:table-row table:style-name="ro1">
          <table:table-cell/>
          <table:table-cell office:value-type="float" office:value="0.44744">
            <text:p>0.44744</text:p>
          </table:table-cell>
          <table:table-cell office:value-type="float" office:value="1.69077">
            <text:p>1.69077</text:p>
          </table:table-cell>
          <table:table-cell office:value-type="float" office:value="0.760658">
            <text:p>0.760658</text:p>
          </table:table-cell>
          <table:table-cell office:value-type="float" office:value="0.579179">
            <text:p>0.579179</text:p>
          </table:table-cell>
          <table:table-cell office:value-type="float" office:value="-1.14957">
            <text:p>-1.14957</text:p>
          </table:table-cell>
        </table:table-row>
        <table:table-row table:style-name="ro1">
          <table:table-cell/>
          <table:table-cell office:value-type="float" office:value="0.149759">
            <text:p>0.149759</text:p>
          </table:table-cell>
          <table:table-cell office:value-type="float" office:value="1.198">
            <text:p>1.198</text:p>
          </table:table-cell>
          <table:table-cell office:value-type="float" office:value="-0.353608">
            <text:p>-0.353608</text:p>
          </table:table-cell>
          <table:table-cell office:value-type="float" office:value="0.42709">
            <text:p>0.42709</text:p>
          </table:table-cell>
          <table:table-cell office:value-type="float" office:value="1.16736">
            <text:p>1.16736</text:p>
          </table:table-cell>
        </table:table-row>
        <table:table-row table:style-name="ro1">
          <table:table-cell/>
          <table:table-cell office:value-type="float" office:value="1.23805">
            <text:p>1.23805</text:p>
          </table:table-cell>
          <table:table-cell office:value-type="float" office:value="-0.359559">
            <text:p>-0.359559</text:p>
          </table:table-cell>
          <table:table-cell office:value-type="float" office:value="1.17196">
            <text:p>1.17196</text:p>
          </table:table-cell>
          <table:table-cell office:value-type="float" office:value="1.49792">
            <text:p>1.49792</text:p>
          </table:table-cell>
          <table:table-cell office:value-type="float" office:value="0.503486">
            <text:p>0.503486</text:p>
          </table:table-cell>
        </table:table-row>
        <table:table-row table:style-name="ro1">
          <table:table-cell/>
          <table:table-cell office:value-type="float" office:value="0.361817">
            <text:p>0.361817</text:p>
          </table:table-cell>
          <table:table-cell office:value-type="float" office:value="-0.224441">
            <text:p>-0.224441</text:p>
          </table:table-cell>
          <table:table-cell office:value-type="float" office:value="0.769241">
            <text:p>0.769241</text:p>
          </table:table-cell>
          <table:table-cell office:value-type="float" office:value="-1.45655">
            <text:p>-1.45655</text:p>
          </table:table-cell>
          <table:table-cell office:value-type="float" office:value="-1.85704">
            <text:p>-1.85704</text:p>
          </table:table-cell>
        </table:table-row>
        <table:table-row table:style-name="ro1">
          <table:table-cell/>
          <table:table-cell office:value-type="float" office:value="-0.0519064">
            <text:p>-0.0519064</text:p>
          </table:table-cell>
          <table:table-cell office:value-type="float" office:value="1.03196">
            <text:p>1.03196</text:p>
          </table:table-cell>
          <table:table-cell office:value-type="float" office:value="1.35287">
            <text:p>1.35287</text:p>
          </table:table-cell>
          <table:table-cell office:value-type="float" office:value="-0.514817">
            <text:p>-0.514817</text:p>
          </table:table-cell>
          <table:table-cell office:value-type="float" office:value="1.17305">
            <text:p>1.17305</text:p>
          </table:table-cell>
        </table:table-row>
        <table:table-row table:style-name="ro1">
          <table:table-cell/>
          <table:table-cell office:value-type="float" office:value="-0.694653">
            <text:p>-0.694653</text:p>
          </table:table-cell>
          <table:table-cell office:value-type="float" office:value="0.128451">
            <text:p>0.128451</text:p>
          </table:table-cell>
          <table:table-cell office:value-type="float" office:value="-0.799315">
            <text:p>-0.799315</text:p>
          </table:table-cell>
          <table:table-cell office:value-type="float" office:value="1.28029">
            <text:p>1.28029</text:p>
          </table:table-cell>
          <table:table-cell office:value-type="float" office:value="-0.672269">
            <text:p>-0.672269</text:p>
          </table:table-cell>
        </table:table-row>
        <table:table-row table:style-name="ro1">
          <table:table-cell/>
          <table:table-cell office:value-type="float" office:value="-0.103427">
            <text:p>-0.103427</text:p>
          </table:table-cell>
          <table:table-cell office:value-type="float" office:value="0.183411">
            <text:p>0.183411</text:p>
          </table:table-cell>
          <table:table-cell office:value-type="float" office:value="-0.276235">
            <text:p>-0.276235</text:p>
          </table:table-cell>
          <table:table-cell office:value-type="float" office:value="0.849393">
            <text:p>0.849393</text:p>
          </table:table-cell>
          <table:table-cell office:value-type="float" office:value="-1.27288">
            <text:p>-1.27288</text:p>
          </table:table-cell>
        </table:table-row>
        <table:table-row table:style-name="ro1">
          <table:table-cell/>
          <table:table-cell office:value-type="float" office:value="1.29117">
            <text:p>1.29117</text:p>
          </table:table-cell>
          <table:table-cell office:value-type="float" office:value="0.0243937">
            <text:p>0.0243937</text:p>
          </table:table-cell>
          <table:table-cell office:value-type="float" office:value="0.515941">
            <text:p>0.515941</text:p>
          </table:table-cell>
          <table:table-cell office:value-type="float" office:value="0.835069">
            <text:p>0.835069</text:p>
          </table:table-cell>
          <table:table-cell office:value-type="float" office:value="0.723404">
            <text:p>0.723404</text:p>
          </table:table-cell>
        </table:table-row>
        <table:table-row table:style-name="ro1">
          <table:table-cell/>
          <table:table-cell office:value-type="float" office:value="0.618546">
            <text:p>0.618546</text:p>
          </table:table-cell>
          <table:table-cell office:value-type="float" office:value="0.370223">
            <text:p>0.370223</text:p>
          </table:table-cell>
          <table:table-cell office:value-type="float" office:value="0.823212">
            <text:p>0.823212</text:p>
          </table:table-cell>
          <table:table-cell office:value-type="float" office:value="-0.576177">
            <text:p>-0.576177</text:p>
          </table:table-cell>
          <table:table-cell office:value-type="float" office:value="0.776171">
            <text:p>0.776171</text:p>
          </table:table-cell>
        </table:table-row>
        <table:table-row table:style-name="ro1">
          <table:table-cell/>
          <table:table-cell office:value-type="float" office:value="-0.0191108">
            <text:p>-0.0191108</text:p>
          </table:table-cell>
          <table:table-cell office:value-type="float" office:value="-0.319879">
            <text:p>-0.319879</text:p>
          </table:table-cell>
          <table:table-cell office:value-type="float" office:value="0.345478">
            <text:p>0.345478</text:p>
          </table:table-cell>
          <table:table-cell office:value-type="float" office:value="0.269554">
            <text:p>0.269554</text:p>
          </table:table-cell>
          <table:table-cell office:value-type="float" office:value="-0.147969">
            <text:p>-0.147969</text:p>
          </table:table-cell>
        </table:table-row>
        <table:table-row table:style-name="ro1">
          <table:table-cell/>
          <table:table-cell office:value-type="float" office:value="0.253398">
            <text:p>0.253398</text:p>
          </table:table-cell>
          <table:table-cell office:value-type="float" office:value="0.657353">
            <text:p>0.657353</text:p>
          </table:table-cell>
          <table:table-cell office:value-type="float" office:value="-0.769089">
            <text:p>-0.769089</text:p>
          </table:table-cell>
          <table:table-cell office:value-type="float" office:value="-0.111448">
            <text:p>-0.111448</text:p>
          </table:table-cell>
          <table:table-cell office:value-type="float" office:value="-1.1993">
            <text:p>-1.1993</text:p>
          </table:table-cell>
        </table:table-row>
        <table:table-row table:style-name="ro1">
          <table:table-cell/>
          <table:table-cell office:value-type="float" office:value="0.834474">
            <text:p>0.834474</text:p>
          </table:table-cell>
          <table:table-cell office:value-type="float" office:value="-0.738426">
            <text:p>-0.738426</text:p>
          </table:table-cell>
          <table:table-cell office:value-type="float" office:value="0.60467">
            <text:p>0.60467</text:p>
          </table:table-cell>
          <table:table-cell office:value-type="float" office:value="0.187814">
            <text:p>0.187814</text:p>
          </table:table-cell>
          <table:table-cell office:value-type="float" office:value="0.539835">
            <text:p>0.539835</text:p>
          </table:table-cell>
        </table:table-row>
        <table:table-row table:style-name="ro1">
          <table:table-cell/>
          <table:table-cell office:value-type="float" office:value="0.337614">
            <text:p>0.337614</text:p>
          </table:table-cell>
          <table:table-cell office:value-type="float" office:value="-0.260522">
            <text:p>-0.260522</text:p>
          </table:table-cell>
          <table:table-cell office:value-type="float" office:value="-0.288357">
            <text:p>-0.288357</text:p>
          </table:table-cell>
          <table:table-cell office:value-type="float" office:value="0.544924">
            <text:p>0.544924</text:p>
          </table:table-cell>
          <table:table-cell office:value-type="float" office:value="0.103894">
            <text:p>0.103894</text:p>
          </table:table-cell>
        </table:table-row>
        <table:table-row table:style-name="ro1">
          <table:table-cell/>
          <table:table-cell office:value-type="float" office:value="0.259486">
            <text:p>0.259486</text:p>
          </table:table-cell>
          <table:table-cell office:value-type="float" office:value="1.08021">
            <text:p>1.08021</text:p>
          </table:table-cell>
          <table:table-cell office:value-type="float" office:value="1.62972">
            <text:p>1.62972</text:p>
          </table:table-cell>
          <table:table-cell office:value-type="float" office:value="-0.0186371">
            <text:p>-0.0186371</text:p>
          </table:table-cell>
          <table:table-cell office:value-type="float" office:value="-0.534611">
            <text:p>-0.534611</text:p>
          </table:table-cell>
        </table:table-row>
        <table:table-row table:style-name="ro1">
          <table:table-cell/>
          <table:table-cell office:value-type="float" office:value="-1.39407">
            <text:p>-1.39407</text:p>
          </table:table-cell>
          <table:table-cell office:value-type="float" office:value="-0.829914">
            <text:p>-0.829914</text:p>
          </table:table-cell>
          <table:table-cell office:value-type="float" office:value="-0.430248">
            <text:p>-0.430248</text:p>
          </table:table-cell>
          <table:table-cell office:value-type="float" office:value="1.0506">
            <text:p>1.0506</text:p>
          </table:table-cell>
          <table:table-cell office:value-type="float" office:value="0.0587226">
            <text:p>0.0587226</text:p>
          </table:table-cell>
        </table:table-row>
        <table:table-row table:style-name="ro1">
          <table:table-cell/>
          <table:table-cell office:value-type="float" office:value="-0.13673">
            <text:p>-0.13673</text:p>
          </table:table-cell>
          <table:table-cell office:value-type="float" office:value="-0.530253">
            <text:p>-0.530253</text:p>
          </table:table-cell>
          <table:table-cell office:value-type="float" office:value="-0.0883925">
            <text:p>-0.0883925</text:p>
          </table:table-cell>
          <table:table-cell office:value-type="float" office:value="-1.26551">
            <text:p>-1.26551</text:p>
          </table:table-cell>
          <table:table-cell office:value-type="float" office:value="0.34689">
            <text:p>0.34689</text:p>
          </table:table-cell>
        </table:table-row>
        <table:table-row table:style-name="ro1">
          <table:table-cell/>
          <table:table-cell office:value-type="float" office:value="-1.74409">
            <text:p>-1.74409</text:p>
          </table:table-cell>
          <table:table-cell office:value-type="float" office:value="-1.51139">
            <text:p>-1.51139</text:p>
          </table:table-cell>
          <table:table-cell office:value-type="float" office:value="-0.0216128">
            <text:p>-0.0216128</text:p>
          </table:table-cell>
          <table:table-cell office:value-type="float" office:value="-0.189448">
            <text:p>-0.189448</text:p>
          </table:table-cell>
          <table:table-cell office:value-type="float" office:value="0.836873">
            <text:p>0.836873</text:p>
          </table:table-cell>
        </table:table-row>
        <table:table-row table:style-name="ro1">
          <table:table-cell/>
          <table:table-cell office:value-type="float" office:value="0.230486">
            <text:p>0.230486</text:p>
          </table:table-cell>
          <table:table-cell office:value-type="float" office:value="-1.65028">
            <text:p>-1.65028</text:p>
          </table:table-cell>
          <table:table-cell office:value-type="float" office:value="-0.354624">
            <text:p>-0.354624</text:p>
          </table:table-cell>
          <table:table-cell office:value-type="float" office:value="-0.869477">
            <text:p>-0.869477</text:p>
          </table:table-cell>
          <table:table-cell office:value-type="float" office:value="-0.267738">
            <text:p>-0.267738</text:p>
          </table:table-cell>
        </table:table-row>
        <table:table-row table:style-name="ro1">
          <table:table-cell/>
          <table:table-cell office:value-type="float" office:value="-1.20118">
            <text:p>-1.20118</text:p>
          </table:table-cell>
          <table:table-cell office:value-type="float" office:value="-1.44667">
            <text:p>-1.44667</text:p>
          </table:table-cell>
          <table:table-cell office:value-type="float" office:value="-2.02814">
            <text:p>-2.02814</text:p>
          </table:table-cell>
          <table:table-cell office:value-type="float" office:value="-0.630488">
            <text:p>-0.630488</text:p>
          </table:table-cell>
          <table:table-cell office:value-type="float" office:value="0.388621">
            <text:p>0.388621</text:p>
          </table:table-cell>
        </table:table-row>
        <table:table-row table:style-name="ro1">
          <table:table-cell/>
          <table:table-cell office:value-type="float" office:value="0.988995">
            <text:p>0.988995</text:p>
          </table:table-cell>
          <table:table-cell office:value-type="float" office:value="-0.386504">
            <text:p>-0.386504</text:p>
          </table:table-cell>
          <table:table-cell office:value-type="float" office:value="0.0220892">
            <text:p>0.0220892</text:p>
          </table:table-cell>
          <table:table-cell office:value-type="float" office:value="0.390737">
            <text:p>0.390737</text:p>
          </table:table-cell>
          <table:table-cell office:value-type="float" office:value="-1.28199">
            <text:p>-1.28199</text:p>
          </table:table-cell>
        </table:table-row>
        <table:table-row table:style-name="ro1">
          <table:table-cell/>
          <table:table-cell office:value-type="float" office:value="1.02612">
            <text:p>1.02612</text:p>
          </table:table-cell>
          <table:table-cell office:value-type="float" office:value="-1.62889">
            <text:p>-1.62889</text:p>
          </table:table-cell>
          <table:table-cell office:value-type="float" office:value="-0.588798">
            <text:p>-0.588798</text:p>
          </table:table-cell>
          <table:table-cell office:value-type="float" office:value="1.55581">
            <text:p>1.55581</text:p>
          </table:table-cell>
          <table:table-cell office:value-type="float" office:value="-2.0344">
            <text:p>-2.0344</text:p>
          </table:table-cell>
        </table:table-row>
        <table:table-row table:style-name="ro1">
          <table:table-cell/>
          <table:table-cell office:value-type="float" office:value="0.399612">
            <text:p>0.399612</text:p>
          </table:table-cell>
          <table:table-cell office:value-type="float" office:value="-1.51383">
            <text:p>-1.51383</text:p>
          </table:table-cell>
          <table:table-cell office:value-type="float" office:value="-2.68413">
            <text:p>-2.68413</text:p>
          </table:table-cell>
          <table:table-cell office:value-type="float" office:value="1.66546">
            <text:p>1.66546</text:p>
          </table:table-cell>
          <table:table-cell office:value-type="float" office:value="-0.190112">
            <text:p>-0.190112</text:p>
          </table:table-cell>
        </table:table-row>
        <table:table-row table:style-name="ro1">
          <table:table-cell/>
          <table:table-cell office:value-type="float" office:value="0.297821">
            <text:p>0.297821</text:p>
          </table:table-cell>
          <table:table-cell office:value-type="float" office:value="1.14399">
            <text:p>1.14399</text:p>
          </table:table-cell>
          <table:table-cell office:value-type="float" office:value="-0.299519">
            <text:p>-0.299519</text:p>
          </table:table-cell>
          <table:table-cell office:value-type="float" office:value="-0.884157">
            <text:p>-0.884157</text:p>
          </table:table-cell>
          <table:table-cell office:value-type="float" office:value="0.541453">
            <text:p>0.541453</text:p>
          </table:table-cell>
        </table:table-row>
        <table:table-row table:style-name="ro1">
          <table:table-cell/>
          <table:table-cell office:value-type="float" office:value="0.996579">
            <text:p>0.996579</text:p>
          </table:table-cell>
          <table:table-cell office:value-type="float" office:value="0.450503">
            <text:p>0.450503</text:p>
          </table:table-cell>
          <table:table-cell office:value-type="float" office:value="-0.191968">
            <text:p>-0.191968</text:p>
          </table:table-cell>
          <table:table-cell office:value-type="float" office:value="-2.01076">
            <text:p>-2.01076</text:p>
          </table:table-cell>
          <table:table-cell office:value-type="float" office:value="0.901273">
            <text:p>0.901273</text:p>
          </table:table-cell>
        </table:table-row>
        <table:table-row table:style-name="ro1">
          <table:table-cell/>
          <table:table-cell office:value-type="float" office:value="-1.46755">
            <text:p>-1.46755</text:p>
          </table:table-cell>
          <table:table-cell office:value-type="float" office:value="0.607428">
            <text:p>0.607428</text:p>
          </table:table-cell>
          <table:table-cell office:value-type="float" office:value="1.25785">
            <text:p>1.25785</text:p>
          </table:table-cell>
          <table:table-cell office:value-type="float" office:value="-1.03806">
            <text:p>-1.03806</text:p>
          </table:table-cell>
          <table:table-cell office:value-type="float" office:value="0.103303">
            <text:p>0.103303</text:p>
          </table:table-cell>
        </table:table-row>
        <table:table-row table:style-name="ro1">
          <table:table-cell/>
          <table:table-cell office:value-type="float" office:value="-0.845404">
            <text:p>-0.845404</text:p>
          </table:table-cell>
          <table:table-cell office:value-type="float" office:value="0.675719">
            <text:p>0.675719</text:p>
          </table:table-cell>
          <table:table-cell office:value-type="float" office:value="0.145951">
            <text:p>0.145951</text:p>
          </table:table-cell>
          <table:table-cell office:value-type="float" office:value="-0.221134">
            <text:p>-0.221134</text:p>
          </table:table-cell>
          <table:table-cell office:value-type="float" office:value="0.450858">
            <text:p>0.450858</text:p>
          </table:table-cell>
        </table:table-row>
        <table:table-row table:style-name="ro1">
          <table:table-cell/>
          <table:table-cell office:value-type="float" office:value="0.985514">
            <text:p>0.985514</text:p>
          </table:table-cell>
          <table:table-cell office:value-type="float" office:value="1.37123">
            <text:p>1.37123</text:p>
          </table:table-cell>
          <table:table-cell office:value-type="float" office:value="-1.29802">
            <text:p>-1.29802</text:p>
          </table:table-cell>
          <table:table-cell office:value-type="float" office:value="0.452309">
            <text:p>0.452309</text:p>
          </table:table-cell>
          <table:table-cell office:value-type="float" office:value="2.42927">
            <text:p>2.42927</text:p>
          </table:table-cell>
        </table:table-row>
        <table:table-row table:style-name="ro1">
          <table:table-cell/>
          <table:table-cell office:value-type="float" office:value="0.320478">
            <text:p>0.320478</text:p>
          </table:table-cell>
          <table:table-cell office:value-type="float" office:value="1.11782">
            <text:p>1.11782</text:p>
          </table:table-cell>
          <table:table-cell office:value-type="float" office:value="2.40938">
            <text:p>2.40938</text:p>
          </table:table-cell>
          <table:table-cell office:value-type="float" office:value="-0.872896">
            <text:p>-0.872896</text:p>
          </table:table-cell>
          <table:table-cell office:value-type="float" office:value="-1.39836">
            <text:p>-1.39836</text:p>
          </table:table-cell>
        </table:table-row>
        <table:table-row table:style-name="ro1">
          <table:table-cell/>
          <table:table-cell office:value-type="float" office:value="-0.749201">
            <text:p>-0.749201</text:p>
          </table:table-cell>
          <table:table-cell office:value-type="float" office:value="1.51171">
            <text:p>1.51171</text:p>
          </table:table-cell>
          <table:table-cell office:value-type="float" office:value="-0.514605">
            <text:p>-0.514605</text:p>
          </table:table-cell>
          <table:table-cell office:value-type="float" office:value="-0.283517">
            <text:p>-0.283517</text:p>
          </table:table-cell>
          <table:table-cell office:value-type="float" office:value="0.509601">
            <text:p>0.509601</text:p>
          </table:table-cell>
        </table:table-row>
        <table:table-row table:style-name="ro1">
          <table:table-cell/>
          <table:table-cell office:value-type="float" office:value="1.16217">
            <text:p>1.16217</text:p>
          </table:table-cell>
          <table:table-cell office:value-type="float" office:value="-1.08429">
            <text:p>-1.08429</text:p>
          </table:table-cell>
          <table:table-cell office:value-type="float" office:value="-0.760114">
            <text:p>-0.760114</text:p>
          </table:table-cell>
          <table:table-cell office:value-type="float" office:value="0.172343">
            <text:p>0.172343</text:p>
          </table:table-cell>
          <table:table-cell office:value-type="float" office:value="-0.827594">
            <text:p>-0.827594</text:p>
          </table:table-cell>
        </table:table-row>
        <table:table-row table:style-name="ro1">
          <table:table-cell/>
          <table:table-cell office:value-type="float" office:value="0.5942">
            <text:p>0.5942</text:p>
          </table:table-cell>
          <table:table-cell office:value-type="float" office:value="1.60958">
            <text:p>1.60958</text:p>
          </table:table-cell>
          <table:table-cell office:value-type="float" office:value="-0.728106">
            <text:p>-0.728106</text:p>
          </table:table-cell>
          <table:table-cell office:value-type="float" office:value="2.15464">
            <text:p>2.15464</text:p>
          </table:table-cell>
          <table:table-cell office:value-type="float" office:value="-1.43914">
            <text:p>-1.43914</text:p>
          </table:table-cell>
        </table:table-row>
        <table:table-row table:style-name="ro1">
          <table:table-cell/>
          <table:table-cell office:value-type="float" office:value="-0.12268">
            <text:p>-0.12268</text:p>
          </table:table-cell>
          <table:table-cell office:value-type="float" office:value="-1.74356">
            <text:p>-1.74356</text:p>
          </table:table-cell>
          <table:table-cell office:value-type="float" office:value="-0.659282">
            <text:p>-0.659282</text:p>
          </table:table-cell>
          <table:table-cell office:value-type="float" office:value="-0.156247">
            <text:p>-0.156247</text:p>
          </table:table-cell>
          <table:table-cell office:value-type="float" office:value="1.03742">
            <text:p>1.03742</text:p>
          </table:table-cell>
        </table:table-row>
        <table:table-row table:style-name="ro1">
          <table:table-cell/>
          <table:table-cell office:value-type="float" office:value="0.290172">
            <text:p>0.290172</text:p>
          </table:table-cell>
          <table:table-cell office:value-type="float" office:value="-0.303174">
            <text:p>-0.303174</text:p>
          </table:table-cell>
          <table:table-cell office:value-type="float" office:value="0.610183">
            <text:p>0.610183</text:p>
          </table:table-cell>
          <table:table-cell office:value-type="float" office:value="0.420227">
            <text:p>0.420227</text:p>
          </table:table-cell>
          <table:table-cell office:value-type="float" office:value="1.67155">
            <text:p>1.67155</text:p>
          </table:table-cell>
        </table:table-row>
        <table:table-row table:style-name="ro1">
          <table:table-cell/>
          <table:table-cell office:value-type="float" office:value="1.71371">
            <text:p>1.71371</text:p>
          </table:table-cell>
          <table:table-cell office:value-type="float" office:value="-1.01714">
            <text:p>-1.01714</text:p>
          </table:table-cell>
          <table:table-cell office:value-type="float" office:value="1.3731">
            <text:p>1.3731</text:p>
          </table:table-cell>
          <table:table-cell office:value-type="float" office:value="-0.594946">
            <text:p>-0.594946</text:p>
          </table:table-cell>
          <table:table-cell office:value-type="float" office:value="-1.0647">
            <text:p>-1.0647</text:p>
          </table:table-cell>
        </table:table-row>
        <table:table-row table:style-name="ro1">
          <table:table-cell/>
          <table:table-cell office:value-type="float" office:value="0.400669">
            <text:p>0.400669</text:p>
          </table:table-cell>
          <table:table-cell office:value-type="float" office:value="-0.815795">
            <text:p>-0.815795</text:p>
          </table:table-cell>
          <table:table-cell office:value-type="float" office:value="0.365707">
            <text:p>0.365707</text:p>
          </table:table-cell>
          <table:table-cell office:value-type="float" office:value="1.19291">
            <text:p>1.19291</text:p>
          </table:table-cell>
          <table:table-cell office:value-type="float" office:value="-0.518742">
            <text:p>-0.518742</text:p>
          </table:table-cell>
        </table:table-row>
        <table:table-row table:style-name="ro1">
          <table:table-cell/>
          <table:table-cell office:value-type="float" office:value="0.285381">
            <text:p>0.285381</text:p>
          </table:table-cell>
          <table:table-cell office:value-type="float" office:value="-0.00926369">
            <text:p>-0.00926369</text:p>
          </table:table-cell>
          <table:table-cell office:value-type="float" office:value="-1.18811">
            <text:p>-1.18811</text:p>
          </table:table-cell>
          <table:table-cell office:value-type="float" office:value="-2.19818">
            <text:p>-2.19818</text:p>
          </table:table-cell>
          <table:table-cell office:value-type="float" office:value="0.231393">
            <text:p>0.231393</text:p>
          </table:table-cell>
        </table:table-row>
        <table:table-row table:style-name="ro1">
          <table:table-cell/>
          <table:table-cell office:value-type="float" office:value="2.13933">
            <text:p>2.13933</text:p>
          </table:table-cell>
          <table:table-cell office:value-type="float" office:value="-0.207902">
            <text:p>-0.207902</text:p>
          </table:table-cell>
          <table:table-cell office:value-type="float" office:value="0.0229205">
            <text:p>0.0229205</text:p>
          </table:table-cell>
          <table:table-cell office:value-type="float" office:value="0.236877">
            <text:p>0.236877</text:p>
          </table:table-cell>
          <table:table-cell office:value-type="float" office:value="0.161102">
            <text:p>0.161102</text:p>
          </table:table-cell>
        </table:table-row>
        <table:table-row table:style-name="ro1">
          <table:table-cell/>
          <table:table-cell office:value-type="float" office:value="-0.791608">
            <text:p>-0.791608</text:p>
          </table:table-cell>
          <table:table-cell office:value-type="float" office:value="-0.920454">
            <text:p>-0.920454</text:p>
          </table:table-cell>
          <table:table-cell office:value-type="float" office:value="1.23146">
            <text:p>1.23146</text:p>
          </table:table-cell>
          <table:table-cell office:value-type="float" office:value="0.301858">
            <text:p>0.301858</text:p>
          </table:table-cell>
          <table:table-cell office:value-type="float" office:value="-0.307284">
            <text:p>-0.307284</text:p>
          </table:table-cell>
        </table:table-row>
        <table:table-row table:style-name="ro1">
          <table:table-cell/>
          <table:table-cell office:value-type="float" office:value="1.76731">
            <text:p>1.76731</text:p>
          </table:table-cell>
          <table:table-cell office:value-type="float" office:value="3.19669">
            <text:p>3.19669</text:p>
          </table:table-cell>
          <table:table-cell office:value-type="float" office:value="-0.646305">
            <text:p>-0.646305</text:p>
          </table:table-cell>
          <table:table-cell office:value-type="float" office:value="-0.835865">
            <text:p>-0.835865</text:p>
          </table:table-cell>
          <table:table-cell office:value-type="float" office:value="-1.85972">
            <text:p>-1.85972</text:p>
          </table:table-cell>
        </table:table-row>
        <table:table-row table:style-name="ro1">
          <table:table-cell/>
          <table:table-cell office:value-type="float" office:value="0.577804">
            <text:p>0.577804</text:p>
          </table:table-cell>
          <table:table-cell office:value-type="float" office:value="1.01142">
            <text:p>1.01142</text:p>
          </table:table-cell>
          <table:table-cell office:value-type="float" office:value="0.697729">
            <text:p>0.697729</text:p>
          </table:table-cell>
          <table:table-cell office:value-type="float" office:value="-1.34386">
            <text:p>-1.34386</text:p>
          </table:table-cell>
          <table:table-cell office:value-type="float" office:value="-0.307841">
            <text:p>-0.307841</text:p>
          </table:table-cell>
        </table:table-row>
        <table:table-row table:style-name="ro1">
          <table:table-cell/>
          <table:table-cell office:value-type="float" office:value="-0.763524">
            <text:p>-0.763524</text:p>
          </table:table-cell>
          <table:table-cell office:value-type="float" office:value="-1.59927">
            <text:p>-1.59927</text:p>
          </table:table-cell>
          <table:table-cell office:value-type="float" office:value="-0.157266">
            <text:p>-0.157266</text:p>
          </table:table-cell>
          <table:table-cell office:value-type="float" office:value="0.283517">
            <text:p>0.283517</text:p>
          </table:table-cell>
          <table:table-cell office:value-type="float" office:value="0.800629">
            <text:p>0.800629</text:p>
          </table:table-cell>
        </table:table-row>
        <table:table-row table:style-name="ro1">
          <table:table-cell/>
          <table:table-cell office:value-type="float" office:value="-1.09776">
            <text:p>-1.09776</text:p>
          </table:table-cell>
          <table:table-cell office:value-type="float" office:value="-1.87686">
            <text:p>-1.87686</text:p>
          </table:table-cell>
          <table:table-cell office:value-type="float" office:value="-0.476195">
            <text:p>-0.476195</text:p>
          </table:table-cell>
          <table:table-cell office:value-type="float" office:value="0.298941">
            <text:p>0.298941</text:p>
          </table:table-cell>
          <table:table-cell office:value-type="float" office:value="0.0999787">
            <text:p>0.0999787</text:p>
          </table:table-cell>
        </table:table-row>
        <table:table-row table:style-name="ro1">
          <table:table-cell/>
          <table:table-cell office:value-type="float" office:value="-0.603886">
            <text:p>-0.603886</text:p>
          </table:table-cell>
          <table:table-cell office:value-type="float" office:value="0.934851">
            <text:p>0.934851</text:p>
          </table:table-cell>
          <table:table-cell office:value-type="float" office:value="-0.517845">
            <text:p>-0.517845</text:p>
          </table:table-cell>
          <table:table-cell office:value-type="float" office:value="-0.808893">
            <text:p>-0.808893</text:p>
          </table:table-cell>
          <table:table-cell office:value-type="float" office:value="-0.513994">
            <text:p>-0.513994</text:p>
          </table:table-cell>
        </table:table-row>
        <table:table-row table:style-name="ro1">
          <table:table-cell/>
          <table:table-cell office:value-type="float" office:value="1.05661">
            <text:p>1.05661</text:p>
          </table:table-cell>
          <table:table-cell office:value-type="float" office:value="-0.0210684">
            <text:p>-0.0210684</text:p>
          </table:table-cell>
          <table:table-cell office:value-type="float" office:value="-1.47353">
            <text:p>-1.47353</text:p>
          </table:table-cell>
          <table:table-cell office:value-type="float" office:value="0.480754">
            <text:p>0.480754</text:p>
          </table:table-cell>
          <table:table-cell office:value-type="float" office:value="0.87703">
            <text:p>0.87703</text:p>
          </table:table-cell>
        </table:table-row>
        <table:table-row table:style-name="ro1">
          <table:table-cell/>
          <table:table-cell office:value-type="float" office:value="-2.40835">
            <text:p>-2.40835</text:p>
          </table:table-cell>
          <table:table-cell office:value-type="float" office:value="-0.529134">
            <text:p>-0.529134</text:p>
          </table:table-cell>
          <table:table-cell office:value-type="float" office:value="0.0537863">
            <text:p>0.0537863</text:p>
          </table:table-cell>
          <table:table-cell office:value-type="float" office:value="0.652273">
            <text:p>0.652273</text:p>
          </table:table-cell>
          <table:table-cell office:value-type="float" office:value="1.07129">
            <text:p>1.07129</text:p>
          </table:table-cell>
        </table:table-row>
        <table:table-row table:style-name="ro1">
          <table:table-cell/>
          <table:table-cell office:value-type="float" office:value="-0.367902">
            <text:p>-0.367902</text:p>
          </table:table-cell>
          <table:table-cell office:value-type="float" office:value="-0.0623151">
            <text:p>-0.0623151</text:p>
          </table:table-cell>
          <table:table-cell office:value-type="float" office:value="-0.662413">
            <text:p>-0.662413</text:p>
          </table:table-cell>
          <table:table-cell office:value-type="float" office:value="-0.667768">
            <text:p>-0.667768</text:p>
          </table:table-cell>
          <table:table-cell office:value-type="float" office:value="0.920606">
            <text:p>0.920606</text:p>
          </table:table-cell>
        </table:table-row>
        <table:table-row table:style-name="ro1">
          <table:table-cell/>
          <table:table-cell office:value-type="float" office:value="0.872845">
            <text:p>0.872845</text:p>
          </table:table-cell>
          <table:table-cell office:value-type="float" office:value="-1.77293">
            <text:p>-1.77293</text:p>
          </table:table-cell>
          <table:table-cell office:value-type="float" office:value="0.497748">
            <text:p>0.497748</text:p>
          </table:table-cell>
          <table:table-cell office:value-type="float" office:value="0.15946">
            <text:p>0.15946</text:p>
          </table:table-cell>
          <table:table-cell office:value-type="float" office:value="-0.0685713">
            <text:p>-0.0685713</text:p>
          </table:table-cell>
        </table:table-row>
        <table:table-row table:style-name="ro1">
          <table:table-cell/>
          <table:table-cell office:value-type="float" office:value="0.326843">
            <text:p>0.326843</text:p>
          </table:table-cell>
          <table:table-cell office:value-type="float" office:value="1.25935">
            <text:p>1.25935</text:p>
          </table:table-cell>
          <table:table-cell office:value-type="float" office:value="0.295925">
            <text:p>0.295925</text:p>
          </table:table-cell>
          <table:table-cell office:value-type="float" office:value="1.23439">
            <text:p>1.23439</text:p>
          </table:table-cell>
          <table:table-cell office:value-type="float" office:value="0.215827">
            <text:p>0.215827</text:p>
          </table:table-cell>
        </table:table-row>
        <table:table-row table:style-name="ro1">
          <table:table-cell/>
          <table:table-cell office:value-type="float" office:value="1.57465">
            <text:p>1.57465</text:p>
          </table:table-cell>
          <table:table-cell office:value-type="float" office:value="-0.00608942">
            <text:p>-0.00608942</text:p>
          </table:table-cell>
          <table:table-cell office:value-type="float" office:value="-0.575418">
            <text:p>-0.575418</text:p>
          </table:table-cell>
          <table:table-cell office:value-type="float" office:value="0.621672">
            <text:p>0.621672</text:p>
          </table:table-cell>
          <table:table-cell office:value-type="float" office:value="-0.322488">
            <text:p>-0.322488</text:p>
          </table:table-cell>
        </table:table-row>
        <table:table-row table:style-name="ro1">
          <table:table-cell/>
          <table:table-cell office:value-type="float" office:value="0.60724">
            <text:p>0.60724</text:p>
          </table:table-cell>
          <table:table-cell office:value-type="float" office:value="-0.334514">
            <text:p>-0.334514</text:p>
          </table:table-cell>
          <table:table-cell office:value-type="float" office:value="-1.61818">
            <text:p>-1.61818</text:p>
          </table:table-cell>
          <table:table-cell office:value-type="float" office:value="-0.426196">
            <text:p>-0.426196</text:p>
          </table:table-cell>
          <table:table-cell office:value-type="float" office:value="-0.865616">
            <text:p>-0.865616</text:p>
          </table:table-cell>
        </table:table-row>
        <table:table-row table:style-name="ro1">
          <table:table-cell/>
          <table:table-cell office:value-type="float" office:value="1.33281">
            <text:p>1.33281</text:p>
          </table:table-cell>
          <table:table-cell office:value-type="float" office:value="-1.12852">
            <text:p>-1.12852</text:p>
          </table:table-cell>
          <table:table-cell office:value-type="float" office:value="-0.955643">
            <text:p>-0.955643</text:p>
          </table:table-cell>
          <table:table-cell office:value-type="float" office:value="-0.759195">
            <text:p>-0.759195</text:p>
          </table:table-cell>
          <table:table-cell office:value-type="float" office:value="0.153784">
            <text:p>0.153784</text:p>
          </table:table-cell>
        </table:table-row>
        <table:table-row table:style-name="ro1">
          <table:table-cell/>
          <table:table-cell office:value-type="float" office:value="1.08251">
            <text:p>1.08251</text:p>
          </table:table-cell>
          <table:table-cell office:value-type="float" office:value="1.41943">
            <text:p>1.41943</text:p>
          </table:table-cell>
          <table:table-cell office:value-type="float" office:value="1.09672">
            <text:p>1.09672</text:p>
          </table:table-cell>
          <table:table-cell office:value-type="float" office:value="0.0464206">
            <text:p>0.0464206</text:p>
          </table:table-cell>
          <table:table-cell office:value-type="float" office:value="-0.478869">
            <text:p>-0.478869</text:p>
          </table:table-cell>
        </table:table-row>
        <table:table-row table:style-name="ro1">
          <table:table-cell/>
          <table:table-cell office:value-type="float" office:value="-0.293244">
            <text:p>-0.293244</text:p>
          </table:table-cell>
          <table:table-cell office:value-type="float" office:value="-0.886344">
            <text:p>-0.886344</text:p>
          </table:table-cell>
          <table:table-cell office:value-type="float" office:value="1.27814">
            <text:p>1.27814</text:p>
          </table:table-cell>
          <table:table-cell office:value-type="float" office:value="1.02124">
            <text:p>1.02124</text:p>
          </table:table-cell>
          <table:table-cell office:value-type="float" office:value="-0.676306">
            <text:p>-0.676306</text:p>
          </table:table-cell>
        </table:table-row>
        <table:table-row table:style-name="ro1">
          <table:table-cell/>
          <table:table-cell office:value-type="float" office:value="-0.777612">
            <text:p>-0.777612</text:p>
          </table:table-cell>
          <table:table-cell office:value-type="float" office:value="-0.294347">
            <text:p>-0.294347</text:p>
          </table:table-cell>
          <table:table-cell office:value-type="float" office:value="-0.525954">
            <text:p>-0.525954</text:p>
          </table:table-cell>
          <table:table-cell office:value-type="float" office:value="1.21881">
            <text:p>1.21881</text:p>
          </table:table-cell>
          <table:table-cell office:value-type="float" office:value="-0.0587963">
            <text:p>-0.0587963</text:p>
          </table:table-cell>
        </table:table-row>
        <table:table-row table:style-name="ro1">
          <table:table-cell/>
          <table:table-cell office:value-type="float" office:value="1.24956">
            <text:p>1.24956</text:p>
          </table:table-cell>
          <table:table-cell office:value-type="float" office:value="-1.01725">
            <text:p>-1.01725</text:p>
          </table:table-cell>
          <table:table-cell office:value-type="float" office:value="-0.893015">
            <text:p>-0.893015</text:p>
          </table:table-cell>
          <table:table-cell office:value-type="float" office:value="-0.0134483">
            <text:p>-0.0134483</text:p>
          </table:table-cell>
          <table:table-cell office:value-type="float" office:value="-1.00615">
            <text:p>-1.00615</text:p>
          </table:table-cell>
        </table:table-row>
        <table:table-row table:style-name="ro1">
          <table:table-cell/>
          <table:table-cell office:value-type="float" office:value="1.00028">
            <text:p>1.00028</text:p>
          </table:table-cell>
          <table:table-cell office:value-type="float" office:value="-0.457741">
            <text:p>-0.457741</text:p>
          </table:table-cell>
          <table:table-cell office:value-type="float" office:value="0.0659182">
            <text:p>0.0659182</text:p>
          </table:table-cell>
          <table:table-cell office:value-type="float" office:value="-0.588119">
            <text:p>-0.588119</text:p>
          </table:table-cell>
          <table:table-cell office:value-type="float" office:value="-1.19114">
            <text:p>-1.19114</text:p>
          </table:table-cell>
        </table:table-row>
        <table:table-row table:style-name="ro1">
          <table:table-cell/>
          <table:table-cell office:value-type="float" office:value="0.755991">
            <text:p>0.755991</text:p>
          </table:table-cell>
          <table:table-cell office:value-type="float" office:value="-0.937327">
            <text:p>-0.937327</text:p>
          </table:table-cell>
          <table:table-cell office:value-type="float" office:value="1.23603">
            <text:p>1.23603</text:p>
          </table:table-cell>
          <table:table-cell office:value-type="float" office:value="1.59585">
            <text:p>1.59585</text:p>
          </table:table-cell>
          <table:table-cell office:value-type="float" office:value="-1.51224">
            <text:p>-1.51224</text:p>
          </table:table-cell>
        </table:table-row>
        <table:table-row table:style-name="ro1">
          <table:table-cell/>
          <table:table-cell office:value-type="float" office:value="-0.430214">
            <text:p>-0.430214</text:p>
          </table:table-cell>
          <table:table-cell office:value-type="float" office:value="-0.568202">
            <text:p>-0.568202</text:p>
          </table:table-cell>
          <table:table-cell office:value-type="float" office:value="1.78911">
            <text:p>1.78911</text:p>
          </table:table-cell>
          <table:table-cell office:value-type="float" office:value="0.0346711">
            <text:p>0.0346711</text:p>
          </table:table-cell>
          <table:table-cell office:value-type="float" office:value="1.49712">
            <text:p>1.49712</text:p>
          </table:table-cell>
        </table:table-row>
        <table:table-row table:style-name="ro1">
          <table:table-cell/>
          <table:table-cell office:value-type="float" office:value="-0.199814">
            <text:p>-0.199814</text:p>
          </table:table-cell>
          <table:table-cell office:value-type="float" office:value="1.18164">
            <text:p>1.18164</text:p>
          </table:table-cell>
          <table:table-cell office:value-type="float" office:value="-0.435817">
            <text:p>-0.435817</text:p>
          </table:table-cell>
          <table:table-cell office:value-type="float" office:value="1.16341">
            <text:p>1.16341</text:p>
          </table:table-cell>
          <table:table-cell office:value-type="float" office:value="-0.28163">
            <text:p>-0.28163</text:p>
          </table:table-cell>
        </table:table-row>
        <table:table-row table:style-name="ro1">
          <table:table-cell/>
          <table:table-cell office:value-type="float" office:value="0.606724">
            <text:p>0.606724</text:p>
          </table:table-cell>
          <table:table-cell office:value-type="float" office:value="-1.82408">
            <text:p>-1.82408</text:p>
          </table:table-cell>
          <table:table-cell office:value-type="float" office:value="-0.597629">
            <text:p>-0.597629</text:p>
          </table:table-cell>
          <table:table-cell office:value-type="float" office:value="-0.586579">
            <text:p>-0.586579</text:p>
          </table:table-cell>
          <table:table-cell office:value-type="float" office:value="2.90936">
            <text:p>2.90936</text:p>
          </table:table-cell>
        </table:table-row>
        <table:table-row table:style-name="ro1">
          <table:table-cell/>
          <table:table-cell office:value-type="float" office:value="1.03024">
            <text:p>1.03024</text:p>
          </table:table-cell>
          <table:table-cell office:value-type="float" office:value="0.770499">
            <text:p>0.770499</text:p>
          </table:table-cell>
          <table:table-cell office:value-type="float" office:value="0.304204">
            <text:p>0.304204</text:p>
          </table:table-cell>
          <table:table-cell office:value-type="float" office:value="0.871895">
            <text:p>0.871895</text:p>
          </table:table-cell>
          <table:table-cell office:value-type="float" office:value="0.738678">
            <text:p>0.738678</text:p>
          </table:table-cell>
        </table:table-row>
        <table:table-row table:style-name="ro1">
          <table:table-cell/>
          <table:table-cell office:value-type="float" office:value="-0.06412">
            <text:p>-0.06412</text:p>
          </table:table-cell>
          <table:table-cell office:value-type="float" office:value="0.903176">
            <text:p>0.903176</text:p>
          </table:table-cell>
          <table:table-cell office:value-type="float" office:value="-1.10432">
            <text:p>-1.10432</text:p>
          </table:table-cell>
          <table:table-cell office:value-type="float" office:value="0.870892">
            <text:p>0.870892</text:p>
          </table:table-cell>
          <table:table-cell office:value-type="float" office:value="0.520267">
            <text:p>0.520267</text:p>
          </table:table-cell>
        </table:table-row>
        <table:table-row table:style-name="ro1">
          <table:table-cell/>
          <table:table-cell office:value-type="float" office:value="1.72166">
            <text:p>1.72166</text:p>
          </table:table-cell>
          <table:table-cell office:value-type="float" office:value="0.724299">
            <text:p>0.724299</text:p>
          </table:table-cell>
          <table:table-cell office:value-type="float" office:value="1.64328">
            <text:p>1.64328</text:p>
          </table:table-cell>
          <table:table-cell office:value-type="float" office:value="1.60323">
            <text:p>1.60323</text:p>
          </table:table-cell>
          <table:table-cell office:value-type="float" office:value="-0.919829">
            <text:p>-0.919829</text:p>
          </table:table-cell>
        </table:table-row>
        <table:table-row table:style-name="ro1">
          <table:table-cell/>
          <table:table-cell office:value-type="float" office:value="0.71063">
            <text:p>0.71063</text:p>
          </table:table-cell>
          <table:table-cell office:value-type="float" office:value="0.665485">
            <text:p>0.665485</text:p>
          </table:table-cell>
          <table:table-cell office:value-type="float" office:value="0.583815">
            <text:p>0.583815</text:p>
          </table:table-cell>
          <table:table-cell office:value-type="float" office:value="1.59442">
            <text:p>1.59442</text:p>
          </table:table-cell>
          <table:table-cell office:value-type="float" office:value="-1.44957">
            <text:p>-1.44957</text:p>
          </table:table-cell>
        </table:table-row>
        <table:table-row table:style-name="ro1">
          <table:table-cell/>
          <table:table-cell office:value-type="float" office:value="-1.81487">
            <text:p>-1.81487</text:p>
          </table:table-cell>
          <table:table-cell office:value-type="float" office:value="-0.505527">
            <text:p>-0.505527</text:p>
          </table:table-cell>
          <table:table-cell office:value-type="float" office:value="0.171744">
            <text:p>0.171744</text:p>
          </table:table-cell>
          <table:table-cell office:value-type="float" office:value="0.0159367">
            <text:p>0.0159367</text:p>
          </table:table-cell>
          <table:table-cell office:value-type="float" office:value="0.898467">
            <text:p>0.898467</text:p>
          </table:table-cell>
        </table:table-row>
        <table:table-row table:style-name="ro1">
          <table:table-cell/>
          <table:table-cell office:value-type="float" office:value="0.574899">
            <text:p>0.574899</text:p>
          </table:table-cell>
          <table:table-cell office:value-type="float" office:value="0.308672">
            <text:p>0.308672</text:p>
          </table:table-cell>
          <table:table-cell office:value-type="float" office:value="0.0641907">
            <text:p>0.0641907</text:p>
          </table:table-cell>
          <table:table-cell office:value-type="float" office:value="-0.595882">
            <text:p>-0.595882</text:p>
          </table:table-cell>
          <table:table-cell office:value-type="float" office:value="-0.516132">
            <text:p>-0.516132</text:p>
          </table:table-cell>
        </table:table-row>
        <table:table-row table:style-name="ro1">
          <table:table-cell/>
          <table:table-cell office:value-type="float" office:value="0.407775">
            <text:p>0.407775</text:p>
          </table:table-cell>
          <table:table-cell office:value-type="float" office:value="-0.058768">
            <text:p>-0.058768</text:p>
          </table:table-cell>
          <table:table-cell office:value-type="float" office:value="0.11531">
            <text:p>0.11531</text:p>
          </table:table-cell>
          <table:table-cell office:value-type="float" office:value="0.340036">
            <text:p>0.340036</text:p>
          </table:table-cell>
          <table:table-cell office:value-type="float" office:value="0.57415">
            <text:p>0.57415</text:p>
          </table:table-cell>
        </table:table-row>
        <table:table-row table:style-name="ro1">
          <table:table-cell/>
          <table:table-cell office:value-type="float" office:value="0.380153">
            <text:p>0.380153</text:p>
          </table:table-cell>
          <table:table-cell office:value-type="float" office:value="-1.27179">
            <text:p>-1.27179</text:p>
          </table:table-cell>
          <table:table-cell office:value-type="float" office:value="0.635358">
            <text:p>0.635358</text:p>
          </table:table-cell>
          <table:table-cell office:value-type="float" office:value="-0.574146">
            <text:p>-0.574146</text:p>
          </table:table-cell>
          <table:table-cell office:value-type="float" office:value="-0.660444">
            <text:p>-0.660444</text:p>
          </table:table-cell>
        </table:table-row>
        <table:table-row table:style-name="ro1">
          <table:table-cell/>
          <table:table-cell office:value-type="float" office:value="-2.05956">
            <text:p>-2.05956</text:p>
          </table:table-cell>
          <table:table-cell office:value-type="float" office:value="-1.29505">
            <text:p>-1.29505</text:p>
          </table:table-cell>
          <table:table-cell office:value-type="float" office:value="-0.432906">
            <text:p>-0.432906</text:p>
          </table:table-cell>
          <table:table-cell office:value-type="float" office:value="-0.834121">
            <text:p>-0.834121</text:p>
          </table:table-cell>
          <table:table-cell office:value-type="float" office:value="0.702108">
            <text:p>0.702108</text:p>
          </table:table-cell>
        </table:table-row>
        <table:table-row table:style-name="ro1">
          <table:table-cell/>
          <table:table-cell office:value-type="float" office:value="0.691171">
            <text:p>0.691171</text:p>
          </table:table-cell>
          <table:table-cell office:value-type="float" office:value="-1.6244">
            <text:p>-1.6244</text:p>
          </table:table-cell>
          <table:table-cell office:value-type="float" office:value="0.71989">
            <text:p>0.71989</text:p>
          </table:table-cell>
          <table:table-cell office:value-type="float" office:value="-2.08825">
            <text:p>-2.08825</text:p>
          </table:table-cell>
          <table:table-cell office:value-type="float" office:value="-0.913836">
            <text:p>-0.913836</text:p>
          </table:table-cell>
        </table:table-row>
        <table:table-row table:style-name="ro1">
          <table:table-cell/>
          <table:table-cell office:value-type="float" office:value="0.747548">
            <text:p>0.747548</text:p>
          </table:table-cell>
          <table:table-cell office:value-type="float" office:value="-1.91347">
            <text:p>-1.91347</text:p>
          </table:table-cell>
          <table:table-cell office:value-type="float" office:value="0.407746">
            <text:p>0.407746</text:p>
          </table:table-cell>
          <table:table-cell office:value-type="float" office:value="0.661098">
            <text:p>0.661098</text:p>
          </table:table-cell>
          <table:table-cell office:value-type="float" office:value="-0.741055">
            <text:p>-0.741055</text:p>
          </table:table-cell>
        </table:table-row>
        <table:table-row table:style-name="ro1">
          <table:table-cell/>
          <table:table-cell office:value-type="float" office:value="1.39366">
            <text:p>1.39366</text:p>
          </table:table-cell>
          <table:table-cell office:value-type="float" office:value="-0.420611">
            <text:p>-0.420611</text:p>
          </table:table-cell>
          <table:table-cell office:value-type="float" office:value="0.569406">
            <text:p>0.569406</text:p>
          </table:table-cell>
          <table:table-cell office:value-type="float" office:value="-1.0642">
            <text:p>-1.0642</text:p>
          </table:table-cell>
          <table:table-cell office:value-type="float" office:value="0.45834">
            <text:p>0.45834</text:p>
          </table:table-cell>
        </table:table-row>
        <table:table-row table:style-name="ro1">
          <table:table-cell/>
          <table:table-cell office:value-type="float" office:value="-0.105718">
            <text:p>-0.105718</text:p>
          </table:table-cell>
          <table:table-cell office:value-type="float" office:value="0.364247">
            <text:p>0.364247</text:p>
          </table:table-cell>
          <table:table-cell office:value-type="float" office:value="0.704154">
            <text:p>0.704154</text:p>
          </table:table-cell>
          <table:table-cell office:value-type="float" office:value="0.836437">
            <text:p>0.836437</text:p>
          </table:table-cell>
          <table:table-cell office:value-type="float" office:value="-1.72592">
            <text:p>-1.72592</text:p>
          </table:table-cell>
        </table:table-row>
        <table:table-row table:style-name="ro1">
          <table:table-cell/>
          <table:table-cell office:value-type="float" office:value="-0.835315">
            <text:p>-0.835315</text:p>
          </table:table-cell>
          <table:table-cell office:value-type="float" office:value="0.883113">
            <text:p>0.883113</text:p>
          </table:table-cell>
          <table:table-cell office:value-type="float" office:value="-0.303754">
            <text:p>-0.303754</text:p>
          </table:table-cell>
          <table:table-cell office:value-type="float" office:value="-0.382493">
            <text:p>-0.382493</text:p>
          </table:table-cell>
          <table:table-cell office:value-type="float" office:value="1.15021">
            <text:p>1.15021</text:p>
          </table:table-cell>
        </table:table-row>
        <table:table-row table:style-name="ro1">
          <table:table-cell/>
          <table:table-cell office:value-type="float" office:value="0.715164">
            <text:p>0.715164</text:p>
          </table:table-cell>
          <table:table-cell office:value-type="float" office:value="0.154932">
            <text:p>0.154932</text:p>
          </table:table-cell>
          <table:table-cell office:value-type="float" office:value="1.02726">
            <text:p>1.02726</text:p>
          </table:table-cell>
          <table:table-cell office:value-type="float" office:value="-0.685286">
            <text:p>-0.685286</text:p>
          </table:table-cell>
          <table:table-cell office:value-type="float" office:value="0.199098">
            <text:p>0.199098</text:p>
          </table:table-cell>
        </table:table-row>
        <table:table-row table:style-name="ro1">
          <table:table-cell/>
          <table:table-cell office:value-type="float" office:value="0.0679788">
            <text:p>0.0679788</text:p>
          </table:table-cell>
          <table:table-cell office:value-type="float" office:value="0.581398">
            <text:p>0.581398</text:p>
          </table:table-cell>
          <table:table-cell office:value-type="float" office:value="0.53424">
            <text:p>0.53424</text:p>
          </table:table-cell>
          <table:table-cell office:value-type="float" office:value="-0.861639">
            <text:p>-0.861639</text:p>
          </table:table-cell>
          <table:table-cell office:value-type="float" office:value="-0.0960759">
            <text:p>-0.0960759</text:p>
          </table:table-cell>
        </table:table-row>
        <table:table-row table:style-name="ro1">
          <table:table-cell/>
          <table:table-cell office:value-type="float" office:value="0.0348259">
            <text:p>0.0348259</text:p>
          </table:table-cell>
          <table:table-cell office:value-type="float" office:value="-0.0642589">
            <text:p>-0.0642589</text:p>
          </table:table-cell>
          <table:table-cell office:value-type="float" office:value="-1.01053">
            <text:p>-1.01053</text:p>
          </table:table-cell>
          <table:table-cell office:value-type="float" office:value="-0.669684">
            <text:p>-0.669684</text:p>
          </table:table-cell>
          <table:table-cell office:value-type="float" office:value="-0.168007">
            <text:p>-0.168007</text:p>
          </table:table-cell>
        </table:table-row>
        <table:table-row table:style-name="ro1">
          <table:table-cell/>
          <table:table-cell office:value-type="float" office:value="-0.161467">
            <text:p>-0.161467</text:p>
          </table:table-cell>
          <table:table-cell office:value-type="float" office:value="0.439257">
            <text:p>0.439257</text:p>
          </table:table-cell>
          <table:table-cell office:value-type="float" office:value="0.376672">
            <text:p>0.376672</text:p>
          </table:table-cell>
          <table:table-cell office:value-type="float" office:value="-0.227817">
            <text:p>-0.227817</text:p>
          </table:table-cell>
          <table:table-cell office:value-type="float" office:value="-2.05956">
            <text:p>-2.05956</text:p>
          </table:table-cell>
        </table:table-row>
        <table:table-row table:style-name="ro1">
          <table:table-cell/>
          <table:table-cell office:value-type="float" office:value="3.82428">
            <text:p>3.82428</text:p>
          </table:table-cell>
          <table:table-cell office:value-type="float" office:value="0.274735">
            <text:p>0.274735</text:p>
          </table:table-cell>
          <table:table-cell office:value-type="float" office:value="-0.0794615">
            <text:p>-0.0794615</text:p>
          </table:table-cell>
          <table:table-cell office:value-type="float" office:value="0.181777">
            <text:p>0.181777</text:p>
          </table:table-cell>
          <table:table-cell office:value-type="float" office:value="0.626572">
            <text:p>0.626572</text:p>
          </table:table-cell>
        </table:table-row>
        <table:table-row table:style-name="ro1">
          <table:table-cell/>
          <table:table-cell office:value-type="float" office:value="0.0886053">
            <text:p>0.0886053</text:p>
          </table:table-cell>
          <table:table-cell office:value-type="float" office:value="-0.944782">
            <text:p>-0.944782</text:p>
          </table:table-cell>
          <table:table-cell office:value-type="float" office:value="-0.601913">
            <text:p>-0.601913</text:p>
          </table:table-cell>
          <table:table-cell office:value-type="float" office:value="1.14576">
            <text:p>1.14576</text:p>
          </table:table-cell>
          <table:table-cell office:value-type="float" office:value="-0.683514">
            <text:p>-0.683514</text:p>
          </table:table-cell>
        </table:table-row>
        <table:table-row table:style-name="ro1">
          <table:table-cell/>
          <table:table-cell office:value-type="float" office:value="2.54258">
            <text:p>2.54258</text:p>
          </table:table-cell>
          <table:table-cell office:value-type="float" office:value="-0.92401">
            <text:p>-0.92401</text:p>
          </table:table-cell>
          <table:table-cell office:value-type="float" office:value="1.18228">
            <text:p>1.18228</text:p>
          </table:table-cell>
          <table:table-cell office:value-type="float" office:value="-1.17155">
            <text:p>-1.17155</text:p>
          </table:table-cell>
          <table:table-cell office:value-type="float" office:value="-0.315385">
            <text:p>-0.315385</text:p>
          </table:table-cell>
        </table:table-row>
        <table:table-row table:style-name="ro1">
          <table:table-cell/>
          <table:table-cell office:value-type="float" office:value="-0.55674">
            <text:p>-0.55674</text:p>
          </table:table-cell>
          <table:table-cell office:value-type="float" office:value="1.38584">
            <text:p>1.38584</text:p>
          </table:table-cell>
          <table:table-cell office:value-type="float" office:value="-0.521717">
            <text:p>-0.521717</text:p>
          </table:table-cell>
          <table:table-cell office:value-type="float" office:value="-0.181243">
            <text:p>-0.181243</text:p>
          </table:table-cell>
          <table:table-cell office:value-type="float" office:value="-1.9382">
            <text:p>-1.9382</text:p>
          </table:table-cell>
        </table:table-row>
        <table:table-row table:style-name="ro1">
          <table:table-cell/>
          <table:table-cell office:value-type="float" office:value="2.36638">
            <text:p>2.36638</text:p>
          </table:table-cell>
          <table:table-cell office:value-type="float" office:value="0.454596">
            <text:p>0.454596</text:p>
          </table:table-cell>
          <table:table-cell office:value-type="float" office:value="-0.47024">
            <text:p>-0.47024</text:p>
          </table:table-cell>
          <table:table-cell office:value-type="float" office:value="0.429466">
            <text:p>0.429466</text:p>
          </table:table-cell>
          <table:table-cell office:value-type="float" office:value="-0.338823">
            <text:p>-0.338823</text:p>
          </table:table-cell>
        </table:table-row>
        <table:table-row table:style-name="ro1">
          <table:table-cell/>
          <table:table-cell office:value-type="float" office:value="-0.930029">
            <text:p>-0.930029</text:p>
          </table:table-cell>
          <table:table-cell office:value-type="float" office:value="-2.58599">
            <text:p>-2.58599</text:p>
          </table:table-cell>
          <table:table-cell office:value-type="float" office:value="-0.423632">
            <text:p>-0.423632</text:p>
          </table:table-cell>
          <table:table-cell office:value-type="float" office:value="0.336293">
            <text:p>0.336293</text:p>
          </table:table-cell>
          <table:table-cell office:value-type="float" office:value="-0.978745">
            <text:p>-0.978745</text:p>
          </table:table-cell>
        </table:table-row>
        <table:table-row table:style-name="ro1">
          <table:table-cell/>
          <table:table-cell office:value-type="float" office:value="-0.30038">
            <text:p>-0.30038</text:p>
          </table:table-cell>
          <table:table-cell office:value-type="float" office:value="-0.83657">
            <text:p>-0.83657</text:p>
          </table:table-cell>
          <table:table-cell office:value-type="float" office:value="-0.256632">
            <text:p>-0.256632</text:p>
          </table:table-cell>
          <table:table-cell office:value-type="float" office:value="1.65978">
            <text:p>1.65978</text:p>
          </table:table-cell>
          <table:table-cell office:value-type="float" office:value="0.523022">
            <text:p>0.523022</text:p>
          </table:table-cell>
        </table:table-row>
        <table:table-row table:style-name="ro1">
          <table:table-cell/>
          <table:table-cell office:value-type="float" office:value="-0.539204">
            <text:p>-0.539204</text:p>
          </table:table-cell>
          <table:table-cell office:value-type="float" office:value="1.80524">
            <text:p>1.80524</text:p>
          </table:table-cell>
          <table:table-cell office:value-type="float" office:value="-1.39983">
            <text:p>-1.39983</text:p>
          </table:table-cell>
          <table:table-cell office:value-type="float" office:value="1.585">
            <text:p>1.585</text:p>
          </table:table-cell>
          <table:table-cell office:value-type="float" office:value="-0.222499">
            <text:p>-0.222499</text:p>
          </table:table-cell>
        </table:table-row>
        <table:table-row table:style-name="ro1">
          <table:table-cell/>
          <table:table-cell office:value-type="float" office:value="-0.121882">
            <text:p>-0.121882</text:p>
          </table:table-cell>
          <table:table-cell office:value-type="float" office:value="0.0824574">
            <text:p>0.0824574</text:p>
          </table:table-cell>
          <table:table-cell office:value-type="float" office:value="0.720069">
            <text:p>0.720069</text:p>
          </table:table-cell>
          <table:table-cell office:value-type="float" office:value="-1.67037">
            <text:p>-1.67037</text:p>
          </table:table-cell>
          <table:table-cell office:value-type="float" office:value="0.277076">
            <text:p>0.277076</text:p>
          </table:table-cell>
        </table:table-row>
        <table:table-row table:style-name="ro1">
          <table:table-cell/>
          <table:table-cell office:value-type="float" office:value="-1.71473">
            <text:p>-1.71473</text:p>
          </table:table-cell>
          <table:table-cell office:value-type="float" office:value="1.97318">
            <text:p>1.97318</text:p>
          </table:table-cell>
          <table:table-cell office:value-type="float" office:value="-1.48371">
            <text:p>-1.48371</text:p>
          </table:table-cell>
          <table:table-cell office:value-type="float" office:value="-0.670719">
            <text:p>-0.670719</text:p>
          </table:table-cell>
          <table:table-cell office:value-type="float" office:value="0.943729">
            <text:p>0.943729</text:p>
          </table:table-cell>
        </table:table-row>
        <table:table-row table:style-name="ro1">
          <table:table-cell/>
          <table:table-cell office:value-type="float" office:value="-0.730365">
            <text:p>-0.730365</text:p>
          </table:table-cell>
          <table:table-cell office:value-type="float" office:value="0.888308">
            <text:p>0.888308</text:p>
          </table:table-cell>
          <table:table-cell office:value-type="float" office:value="-0.711418">
            <text:p>-0.711418</text:p>
          </table:table-cell>
          <table:table-cell office:value-type="float" office:value="-0.445452">
            <text:p>-0.445452</text:p>
          </table:table-cell>
          <table:table-cell office:value-type="float" office:value="0.974948">
            <text:p>0.974948</text:p>
          </table:table-cell>
        </table:table-row>
        <table:table-row table:style-name="ro1">
          <table:table-cell/>
          <table:table-cell office:value-type="float" office:value="-2.56164">
            <text:p>-2.56164</text:p>
          </table:table-cell>
          <table:table-cell office:value-type="float" office:value="1.44437">
            <text:p>1.44437</text:p>
          </table:table-cell>
          <table:table-cell office:value-type="float" office:value="0.832288">
            <text:p>0.832288</text:p>
          </table:table-cell>
          <table:table-cell office:value-type="float" office:value="-0.556825">
            <text:p>-0.556825</text:p>
          </table:table-cell>
          <table:table-cell office:value-type="float" office:value="-0.236108">
            <text:p>-0.236108</text:p>
          </table:table-cell>
        </table:table-row>
        <table:table-row table:style-name="ro1">
          <table:table-cell/>
          <table:table-cell office:value-type="float" office:value="-0.298987">
            <text:p>-0.298987</text:p>
          </table:table-cell>
          <table:table-cell office:value-type="float" office:value="-0.103326">
            <text:p>-0.103326</text:p>
          </table:table-cell>
          <table:table-cell office:value-type="float" office:value="0.209454">
            <text:p>0.209454</text:p>
          </table:table-cell>
          <table:table-cell office:value-type="float" office:value="1.02494">
            <text:p>1.02494</text:p>
          </table:table-cell>
          <table:table-cell office:value-type="float" office:value="0.715447">
            <text:p>0.715447</text:p>
          </table:table-cell>
        </table:table-row>
        <table:table-row table:style-name="ro1">
          <table:table-cell/>
          <table:table-cell office:value-type="float" office:value="-0.292842">
            <text:p>-0.292842</text:p>
          </table:table-cell>
          <table:table-cell office:value-type="float" office:value="-1.0085">
            <text:p>-1.0085</text:p>
          </table:table-cell>
          <table:table-cell office:value-type="float" office:value="0.0597668">
            <text:p>0.0597668</text:p>
          </table:table-cell>
          <table:table-cell office:value-type="float" office:value="0.0445281">
            <text:p>0.0445281</text:p>
          </table:table-cell>
          <table:table-cell office:value-type="float" office:value="0.737102">
            <text:p>0.737102</text:p>
          </table:table-cell>
        </table:table-row>
        <table:table-row table:style-name="ro1">
          <table:table-cell/>
          <table:table-cell office:value-type="float" office:value="0.319532">
            <text:p>0.319532</text:p>
          </table:table-cell>
          <table:table-cell office:value-type="float" office:value="-0.78863">
            <text:p>-0.78863</text:p>
          </table:table-cell>
          <table:table-cell office:value-type="float" office:value="-1.91541">
            <text:p>-1.91541</text:p>
          </table:table-cell>
          <table:table-cell office:value-type="float" office:value="-1.39051">
            <text:p>-1.39051</text:p>
          </table:table-cell>
          <table:table-cell office:value-type="float" office:value="-0.812539">
            <text:p>-0.812539</text:p>
          </table:table-cell>
        </table:table-row>
        <table:table-row table:style-name="ro1">
          <table:table-cell/>
          <table:table-cell office:value-type="float" office:value="-1.31537">
            <text:p>-1.31537</text:p>
          </table:table-cell>
          <table:table-cell office:value-type="float" office:value="-1.73662">
            <text:p>-1.73662</text:p>
          </table:table-cell>
          <table:table-cell office:value-type="float" office:value="-1.59938">
            <text:p>-1.59938</text:p>
          </table:table-cell>
          <table:table-cell office:value-type="float" office:value="1.334">
            <text:p>1.334</text:p>
          </table:table-cell>
          <table:table-cell office:value-type="float" office:value="-0.844085">
            <text:p>-0.844085</text:p>
          </table:table-cell>
        </table:table-row>
        <table:table-row table:style-name="ro1">
          <table:table-cell/>
          <table:table-cell office:value-type="float" office:value="-2.25122">
            <text:p>-2.25122</text:p>
          </table:table-cell>
          <table:table-cell office:value-type="float" office:value="1.6179">
            <text:p>1.6179</text:p>
          </table:table-cell>
          <table:table-cell office:value-type="float" office:value="0.0296412">
            <text:p>0.0296412</text:p>
          </table:table-cell>
          <table:table-cell office:value-type="float" office:value="1.62785">
            <text:p>1.62785</text:p>
          </table:table-cell>
          <table:table-cell office:value-type="float" office:value="0.903735">
            <text:p>0.903735</text:p>
          </table:table-cell>
        </table:table-row>
        <table:table-row table:style-name="ro1">
          <table:table-cell/>
          <table:table-cell office:value-type="float" office:value="-1.57754">
            <text:p>-1.57754</text:p>
          </table:table-cell>
          <table:table-cell office:value-type="float" office:value="1.50337">
            <text:p>1.50337</text:p>
          </table:table-cell>
          <table:table-cell office:value-type="float" office:value="-0.456788">
            <text:p>-0.456788</text:p>
          </table:table-cell>
          <table:table-cell office:value-type="float" office:value="1.49364">
            <text:p>1.49364</text:p>
          </table:table-cell>
          <table:table-cell office:value-type="float" office:value="-0.930116">
            <text:p>-0.930116</text:p>
          </table:table-cell>
        </table:table-row>
        <table:table-row table:style-name="ro1">
          <table:table-cell/>
          <table:table-cell office:value-type="float" office:value="-0.583555">
            <text:p>-0.583555</text:p>
          </table:table-cell>
          <table:table-cell office:value-type="float" office:value="-0.44717">
            <text:p>-0.44717</text:p>
          </table:table-cell>
          <table:table-cell office:value-type="float" office:value="0.753125">
            <text:p>0.753125</text:p>
          </table:table-cell>
          <table:table-cell office:value-type="float" office:value="1.17753">
            <text:p>1.17753</text:p>
          </table:table-cell>
          <table:table-cell office:value-type="float" office:value="-0.354022">
            <text:p>-0.354022</text:p>
          </table:table-cell>
        </table:table-row>
        <table:table-row table:style-name="ro1">
          <table:table-cell/>
          <table:table-cell office:value-type="float" office:value="0.371927">
            <text:p>0.371927</text:p>
          </table:table-cell>
          <table:table-cell office:value-type="float" office:value="0.226919">
            <text:p>0.226919</text:p>
          </table:table-cell>
          <table:table-cell office:value-type="float" office:value="0.806744">
            <text:p>0.806744</text:p>
          </table:table-cell>
          <table:table-cell office:value-type="float" office:value="1.97106">
            <text:p>1.97106</text:p>
          </table:table-cell>
          <table:table-cell office:value-type="float" office:value="1.19014">
            <text:p>1.19014</text:p>
          </table:table-cell>
        </table:table-row>
        <table:table-row table:style-name="ro1">
          <table:table-cell/>
          <table:table-cell office:value-type="float" office:value="1.64281">
            <text:p>1.64281</text:p>
          </table:table-cell>
          <table:table-cell office:value-type="float" office:value="0.907974">
            <text:p>0.907974</text:p>
          </table:table-cell>
          <table:table-cell office:value-type="float" office:value="-0.989081">
            <text:p>-0.989081</text:p>
          </table:table-cell>
          <table:table-cell office:value-type="float" office:value="-0.955254">
            <text:p>-0.955254</text:p>
          </table:table-cell>
          <table:table-cell office:value-type="float" office:value="0.62961">
            <text:p>0.62961</text:p>
          </table:table-cell>
        </table:table-row>
        <table:table-row table:style-name="ro1">
          <table:table-cell/>
          <table:table-cell office:value-type="float" office:value="-0.159864">
            <text:p>-0.159864</text:p>
          </table:table-cell>
          <table:table-cell office:value-type="float" office:value="2.37138">
            <text:p>2.37138</text:p>
          </table:table-cell>
          <table:table-cell office:value-type="float" office:value="0.902803">
            <text:p>0.902803</text:p>
          </table:table-cell>
          <table:table-cell office:value-type="float" office:value="0.437819">
            <text:p>0.437819</text:p>
          </table:table-cell>
          <table:table-cell office:value-type="float" office:value="0.279561">
            <text:p>0.279561</text:p>
          </table:table-cell>
        </table:table-row>
        <table:table-row table:style-name="ro1">
          <table:table-cell/>
          <table:table-cell office:value-type="float" office:value="0.636102">
            <text:p>0.636102</text:p>
          </table:table-cell>
          <table:table-cell office:value-type="float" office:value="-0.379604">
            <text:p>-0.379604</text:p>
          </table:table-cell>
          <table:table-cell office:value-type="float" office:value="1.06927">
            <text:p>1.06927</text:p>
          </table:table-cell>
          <table:table-cell office:value-type="float" office:value="-0.324241">
            <text:p>-0.324241</text:p>
          </table:table-cell>
          <table:table-cell office:value-type="float" office:value="0.126571">
            <text:p>0.126571</text:p>
          </table:table-cell>
        </table:table-row>
        <table:table-row table:style-name="ro1">
          <table:table-cell/>
          <table:table-cell office:value-type="float" office:value="-0.364731">
            <text:p>-0.364731</text:p>
          </table:table-cell>
          <table:table-cell office:value-type="float" office:value="-1.29629">
            <text:p>-1.29629</text:p>
          </table:table-cell>
          <table:table-cell office:value-type="float" office:value="-1.15431">
            <text:p>-1.15431</text:p>
          </table:table-cell>
          <table:table-cell office:value-type="float" office:value="0.791683">
            <text:p>0.791683</text:p>
          </table:table-cell>
          <table:table-cell office:value-type="float" office:value="0.834351">
            <text:p>0.834351</text:p>
          </table:table-cell>
        </table:table-row>
        <table:table-row table:style-name="ro1">
          <table:table-cell/>
          <table:table-cell office:value-type="float" office:value="-0.359144">
            <text:p>-0.359144</text:p>
          </table:table-cell>
          <table:table-cell office:value-type="float" office:value="-1.60737">
            <text:p>-1.60737</text:p>
          </table:table-cell>
          <table:table-cell office:value-type="float" office:value="0.553816">
            <text:p>0.553816</text:p>
          </table:table-cell>
          <table:table-cell office:value-type="float" office:value="0.947455">
            <text:p>0.947455</text:p>
          </table:table-cell>
          <table:table-cell office:value-type="float" office:value="0.243126">
            <text:p>0.243126</text:p>
          </table:table-cell>
        </table:table-row>
        <table:table-row table:style-name="ro1">
          <table:table-cell/>
          <table:table-cell office:value-type="float" office:value="-0.778421">
            <text:p>-0.778421</text:p>
          </table:table-cell>
          <table:table-cell office:value-type="float" office:value="0.71364">
            <text:p>0.71364</text:p>
          </table:table-cell>
          <table:table-cell office:value-type="float" office:value="0.576588">
            <text:p>0.576588</text:p>
          </table:table-cell>
          <table:table-cell office:value-type="float" office:value="0.812841">
            <text:p>0.812841</text:p>
          </table:table-cell>
          <table:table-cell office:value-type="float" office:value="0.322716">
            <text:p>0.322716</text:p>
          </table:table-cell>
        </table:table-row>
        <table:table-row table:style-name="ro1">
          <table:table-cell/>
          <table:table-cell office:value-type="float" office:value="-0.484325">
            <text:p>-0.484325</text:p>
          </table:table-cell>
          <table:table-cell office:value-type="float" office:value="2.03266">
            <text:p>2.03266</text:p>
          </table:table-cell>
          <table:table-cell office:value-type="float" office:value="1.6082">
            <text:p>1.6082</text:p>
          </table:table-cell>
          <table:table-cell office:value-type="float" office:value="2.23829">
            <text:p>2.23829</text:p>
          </table:table-cell>
          <table:table-cell office:value-type="float" office:value="-0.262402">
            <text:p>-0.262402</text:p>
          </table:table-cell>
        </table:table-row>
        <table:table-row table:style-name="ro1">
          <table:table-cell/>
          <table:table-cell office:value-type="float" office:value="0.235669">
            <text:p>0.235669</text:p>
          </table:table-cell>
          <table:table-cell office:value-type="float" office:value="0.207081">
            <text:p>0.207081</text:p>
          </table:table-cell>
          <table:table-cell office:value-type="float" office:value="-0.205395">
            <text:p>-0.205395</text:p>
          </table:table-cell>
          <table:table-cell office:value-type="float" office:value="-1.26452">
            <text:p>-1.26452</text:p>
          </table:table-cell>
          <table:table-cell office:value-type="float" office:value="1.33576">
            <text:p>1.33576</text:p>
          </table:table-cell>
        </table:table-row>
        <table:table-row table:style-name="ro1">
          <table:table-cell/>
          <table:table-cell office:value-type="float" office:value="-0.582705">
            <text:p>-0.582705</text:p>
          </table:table-cell>
          <table:table-cell office:value-type="float" office:value="0.677515">
            <text:p>0.677515</text:p>
          </table:table-cell>
          <table:table-cell office:value-type="float" office:value="-0.0899411">
            <text:p>-0.0899411</text:p>
          </table:table-cell>
          <table:table-cell office:value-type="float" office:value="-1.89839">
            <text:p>-1.89839</text:p>
          </table:table-cell>
          <table:table-cell office:value-type="float" office:value="-1.0765">
            <text:p>-1.0765</text:p>
          </table:table-cell>
        </table:table-row>
        <table:table-row table:style-name="ro1">
          <table:table-cell/>
          <table:table-cell office:value-type="float" office:value="-0.770793">
            <text:p>-0.770793</text:p>
          </table:table-cell>
          <table:table-cell office:value-type="float" office:value="0.458984">
            <text:p>0.458984</text:p>
          </table:table-cell>
          <table:table-cell office:value-type="float" office:value="-0.902908">
            <text:p>-0.902908</text:p>
          </table:table-cell>
          <table:table-cell office:value-type="float" office:value="1.96206">
            <text:p>1.96206</text:p>
          </table:table-cell>
          <table:table-cell office:value-type="float" office:value="-0.516092">
            <text:p>-0.516092</text:p>
          </table:table-cell>
        </table:table-row>
        <table:table-row table:style-name="ro1">
          <table:table-cell/>
          <table:table-cell office:value-type="float" office:value="-2.29103">
            <text:p>-2.29103</text:p>
          </table:table-cell>
          <table:table-cell office:value-type="float" office:value="0.135992">
            <text:p>0.135992</text:p>
          </table:table-cell>
          <table:table-cell office:value-type="float" office:value="-0.151398">
            <text:p>-0.151398</text:p>
          </table:table-cell>
          <table:table-cell office:value-type="float" office:value="0.569008">
            <text:p>0.569008</text:p>
          </table:table-cell>
          <table:table-cell office:value-type="float" office:value="0.474047">
            <text:p>0.474047</text:p>
          </table:table-cell>
        </table:table-row>
        <table:table-row table:style-name="ro1">
          <table:table-cell/>
          <table:table-cell office:value-type="float" office:value="-1.11066">
            <text:p>-1.11066</text:p>
          </table:table-cell>
          <table:table-cell office:value-type="float" office:value="-0.938644">
            <text:p>-0.938644</text:p>
          </table:table-cell>
          <table:table-cell office:value-type="float" office:value="1.29921">
            <text:p>1.29921</text:p>
          </table:table-cell>
          <table:table-cell office:value-type="float" office:value="0.414613">
            <text:p>0.414613</text:p>
          </table:table-cell>
          <table:table-cell office:value-type="float" office:value="0.559698">
            <text:p>0.559698</text:p>
          </table:table-cell>
        </table:table-row>
        <table:table-row table:style-name="ro1">
          <table:table-cell/>
          <table:table-cell office:value-type="float" office:value="0.514928">
            <text:p>0.514928</text:p>
          </table:table-cell>
          <table:table-cell office:value-type="float" office:value="1.26521">
            <text:p>1.26521</text:p>
          </table:table-cell>
          <table:table-cell office:value-type="float" office:value="-0.558541">
            <text:p>-0.558541</text:p>
          </table:table-cell>
          <table:table-cell office:value-type="float" office:value="-0.962475">
            <text:p>-0.962475</text:p>
          </table:table-cell>
          <table:table-cell office:value-type="float" office:value="-0.533033">
            <text:p>-0.533033</text:p>
          </table:table-cell>
        </table:table-row>
        <table:table-row table:style-name="ro1">
          <table:table-cell/>
          <table:table-cell office:value-type="float" office:value="-0.00659472">
            <text:p>-0.00659472</text:p>
          </table:table-cell>
          <table:table-cell office:value-type="float" office:value="1.10338">
            <text:p>1.10338</text:p>
          </table:table-cell>
          <table:table-cell office:value-type="float" office:value="1.30827">
            <text:p>1.30827</text:p>
          </table:table-cell>
          <table:table-cell office:value-type="float" office:value="-2.02653">
            <text:p>-2.02653</text:p>
          </table:table-cell>
          <table:table-cell office:value-type="float" office:value="0.15938">
            <text:p>0.15938</text:p>
          </table:table-cell>
        </table:table-row>
        <table:table-row table:style-name="ro1">
          <table:table-cell/>
          <table:table-cell office:value-type="float" office:value="-0.32167">
            <text:p>-0.32167</text:p>
          </table:table-cell>
          <table:table-cell office:value-type="float" office:value="-0.985782">
            <text:p>-0.985782</text:p>
          </table:table-cell>
          <table:table-cell office:value-type="float" office:value="1.61218">
            <text:p>1.61218</text:p>
          </table:table-cell>
          <table:table-cell office:value-type="float" office:value="0.187699">
            <text:p>0.187699</text:p>
          </table:table-cell>
          <table:table-cell office:value-type="float" office:value="1.60137">
            <text:p>1.60137</text:p>
          </table:table-cell>
        </table:table-row>
        <table:table-row table:style-name="ro1">
          <table:table-cell/>
          <table:table-cell office:value-type="float" office:value="0.22871">
            <text:p>0.22871</text:p>
          </table:table-cell>
          <table:table-cell office:value-type="float" office:value="2.04453">
            <text:p>2.04453</text:p>
          </table:table-cell>
          <table:table-cell office:value-type="float" office:value="-0.786301">
            <text:p>-0.786301</text:p>
          </table:table-cell>
          <table:table-cell office:value-type="float" office:value="-1.42157">
            <text:p>-1.42157</text:p>
          </table:table-cell>
          <table:table-cell office:value-type="float" office:value="-1.0827">
            <text:p>-1.0827</text:p>
          </table:table-cell>
        </table:table-row>
        <table:table-row table:style-name="ro1">
          <table:table-cell/>
          <table:table-cell office:value-type="float" office:value="-0.281978">
            <text:p>-0.281978</text:p>
          </table:table-cell>
          <table:table-cell office:value-type="float" office:value="0.316659">
            <text:p>0.316659</text:p>
          </table:table-cell>
          <table:table-cell office:value-type="float" office:value="0.786912">
            <text:p>0.786912</text:p>
          </table:table-cell>
          <table:table-cell office:value-type="float" office:value="0.930718">
            <text:p>0.930718</text:p>
          </table:table-cell>
          <table:table-cell office:value-type="float" office:value="0.675784">
            <text:p>0.675784</text:p>
          </table:table-cell>
        </table:table-row>
        <table:table-row table:style-name="ro1">
          <table:table-cell/>
          <table:table-cell office:value-type="float" office:value="0.450325">
            <text:p>0.450325</text:p>
          </table:table-cell>
          <table:table-cell office:value-type="float" office:value="0.446394">
            <text:p>0.446394</text:p>
          </table:table-cell>
          <table:table-cell office:value-type="float" office:value="0.855584">
            <text:p>0.855584</text:p>
          </table:table-cell>
          <table:table-cell office:value-type="float" office:value="0.771283">
            <text:p>0.771283</text:p>
          </table:table-cell>
          <table:table-cell office:value-type="float" office:value="-0.578641">
            <text:p>-0.578641</text:p>
          </table:table-cell>
        </table:table-row>
        <table:table-row table:style-name="ro1">
          <table:table-cell/>
          <table:table-cell office:value-type="float" office:value="-1.01968">
            <text:p>-1.01968</text:p>
          </table:table-cell>
          <table:table-cell office:value-type="float" office:value="0.630356">
            <text:p>0.630356</text:p>
          </table:table-cell>
          <table:table-cell office:value-type="float" office:value="-0.316355">
            <text:p>-0.316355</text:p>
          </table:table-cell>
          <table:table-cell office:value-type="float" office:value="-0.138268">
            <text:p>-0.138268</text:p>
          </table:table-cell>
          <table:table-cell office:value-type="float" office:value="1.09349">
            <text:p>1.09349</text:p>
          </table:table-cell>
        </table:table-row>
        <table:table-row table:style-name="ro1">
          <table:table-cell/>
          <table:table-cell office:value-type="float" office:value="-0.372321">
            <text:p>-0.372321</text:p>
          </table:table-cell>
          <table:table-cell office:value-type="float" office:value="-0.0351786">
            <text:p>-0.0351786</text:p>
          </table:table-cell>
          <table:table-cell office:value-type="float" office:value="-1.02462">
            <text:p>-1.02462</text:p>
          </table:table-cell>
          <table:table-cell office:value-type="float" office:value="0.921469">
            <text:p>0.921469</text:p>
          </table:table-cell>
          <table:table-cell office:value-type="float" office:value="-0.528345">
            <text:p>-0.528345</text:p>
          </table:table-cell>
        </table:table-row>
        <table:table-row table:style-name="ro1">
          <table:table-cell/>
          <table:table-cell office:value-type="float" office:value="-0.843923">
            <text:p>-0.843923</text:p>
          </table:table-cell>
          <table:table-cell office:value-type="float" office:value="-0.330826">
            <text:p>-0.330826</text:p>
          </table:table-cell>
          <table:table-cell office:value-type="float" office:value="-0.325396">
            <text:p>-0.325396</text:p>
          </table:table-cell>
          <table:table-cell office:value-type="float" office:value="1.22889">
            <text:p>1.22889</text:p>
          </table:table-cell>
          <table:table-cell office:value-type="float" office:value="-0.416768">
            <text:p>-0.416768</text:p>
          </table:table-cell>
        </table:table-row>
        <table:table-row table:style-name="ro1">
          <table:table-cell/>
          <table:table-cell office:value-type="float" office:value="0.0492424">
            <text:p>0.0492424</text:p>
          </table:table-cell>
          <table:table-cell office:value-type="float" office:value="-0.718666">
            <text:p>-0.718666</text:p>
          </table:table-cell>
          <table:table-cell office:value-type="float" office:value="0.172061">
            <text:p>0.172061</text:p>
          </table:table-cell>
          <table:table-cell office:value-type="float" office:value="-1.51119">
            <text:p>-1.51119</text:p>
          </table:table-cell>
          <table:table-cell office:value-type="float" office:value="-0.853751">
            <text:p>-0.853751</text:p>
          </table:table-cell>
        </table:table-row>
        <table:table-row table:style-name="ro1">
          <table:table-cell/>
          <table:table-cell office:value-type="float" office:value="-1.12614">
            <text:p>-1.12614</text:p>
          </table:table-cell>
          <table:table-cell office:value-type="float" office:value="0.563983">
            <text:p>0.563983</text:p>
          </table:table-cell>
          <table:table-cell office:value-type="float" office:value="1.04465">
            <text:p>1.04465</text:p>
          </table:table-cell>
          <table:table-cell office:value-type="float" office:value="0.494402">
            <text:p>0.494402</text:p>
          </table:table-cell>
          <table:table-cell office:value-type="float" office:value="1.08725">
            <text:p>1.08725</text:p>
          </table:table-cell>
        </table:table-row>
        <table:table-row table:style-name="ro1">
          <table:table-cell/>
          <table:table-cell office:value-type="float" office:value="-0.407504">
            <text:p>-0.407504</text:p>
          </table:table-cell>
          <table:table-cell office:value-type="float" office:value="0.1283">
            <text:p>0.1283</text:p>
          </table:table-cell>
          <table:table-cell office:value-type="float" office:value="0.479488">
            <text:p>0.479488</text:p>
          </table:table-cell>
          <table:table-cell office:value-type="float" office:value="-0.325588">
            <text:p>-0.325588</text:p>
          </table:table-cell>
          <table:table-cell office:value-type="float" office:value="0.780924">
            <text:p>0.780924</text:p>
          </table:table-cell>
        </table:table-row>
        <table:table-row table:style-name="ro1">
          <table:table-cell/>
          <table:table-cell office:value-type="float" office:value="-1.47833">
            <text:p>-1.47833</text:p>
          </table:table-cell>
          <table:table-cell office:value-type="float" office:value="-0.968433">
            <text:p>-0.968433</text:p>
          </table:table-cell>
          <table:table-cell office:value-type="float" office:value="0.330263">
            <text:p>0.330263</text:p>
          </table:table-cell>
          <table:table-cell office:value-type="float" office:value="-0.864018">
            <text:p>-0.864018</text:p>
          </table:table-cell>
          <table:table-cell office:value-type="float" office:value="-1.27214">
            <text:p>-1.27214</text:p>
          </table:table-cell>
        </table:table-row>
        <table:table-row table:style-name="ro1">
          <table:table-cell/>
          <table:table-cell office:value-type="float" office:value="-0.608732">
            <text:p>-0.608732</text:p>
          </table:table-cell>
          <table:table-cell office:value-type="float" office:value="0.0293349">
            <text:p>0.0293349</text:p>
          </table:table-cell>
          <table:table-cell office:value-type="float" office:value="0.102074">
            <text:p>0.102074</text:p>
          </table:table-cell>
          <table:table-cell office:value-type="float" office:value="1.36682">
            <text:p>1.36682</text:p>
          </table:table-cell>
          <table:table-cell office:value-type="float" office:value="0.781102">
            <text:p>0.781102</text:p>
          </table:table-cell>
        </table:table-row>
        <table:table-row table:style-name="ro1">
          <table:table-cell/>
          <table:table-cell office:value-type="float" office:value="0.571259">
            <text:p>0.571259</text:p>
          </table:table-cell>
          <table:table-cell office:value-type="float" office:value="0.586548">
            <text:p>0.586548</text:p>
          </table:table-cell>
          <table:table-cell office:value-type="float" office:value="-1.24771">
            <text:p>-1.24771</text:p>
          </table:table-cell>
          <table:table-cell office:value-type="float" office:value="0.364984">
            <text:p>0.364984</text:p>
          </table:table-cell>
          <table:table-cell office:value-type="float" office:value="-0.379696">
            <text:p>-0.379696</text:p>
          </table:table-cell>
        </table:table-row>
        <table:table-row table:style-name="ro1">
          <table:table-cell/>
          <table:table-cell office:value-type="float" office:value="-0.300856">
            <text:p>-0.300856</text:p>
          </table:table-cell>
          <table:table-cell office:value-type="float" office:value="1.6318">
            <text:p>1.6318</text:p>
          </table:table-cell>
          <table:table-cell office:value-type="float" office:value="0.55611">
            <text:p>0.55611</text:p>
          </table:table-cell>
          <table:table-cell office:value-type="float" office:value="0.599574">
            <text:p>0.599574</text:p>
          </table:table-cell>
          <table:table-cell office:value-type="float" office:value="-1.0966">
            <text:p>-1.0966</text:p>
          </table:table-cell>
        </table:table-row>
        <table:table-row table:style-name="ro1">
          <table:table-cell/>
          <table:table-cell office:value-type="float" office:value="2.08686">
            <text:p>2.08686</text:p>
          </table:table-cell>
          <table:table-cell office:value-type="float" office:value="1.1576">
            <text:p>1.1576</text:p>
          </table:table-cell>
          <table:table-cell office:value-type="float" office:value="-0.280372">
            <text:p>-0.280372</text:p>
          </table:table-cell>
          <table:table-cell office:value-type="float" office:value="0.737503">
            <text:p>0.737503</text:p>
          </table:table-cell>
          <table:table-cell office:value-type="float" office:value="-0.0678585">
            <text:p>-0.0678585</text:p>
          </table:table-cell>
        </table:table-row>
        <table:table-row table:style-name="ro1">
          <table:table-cell/>
          <table:table-cell office:value-type="float" office:value="1.46798">
            <text:p>1.46798</text:p>
          </table:table-cell>
          <table:table-cell office:value-type="float" office:value="-1.55043">
            <text:p>-1.55043</text:p>
          </table:table-cell>
          <table:table-cell office:value-type="float" office:value="-0.531317">
            <text:p>-0.531317</text:p>
          </table:table-cell>
          <table:table-cell office:value-type="float" office:value="-1.11671">
            <text:p>-1.11671</text:p>
          </table:table-cell>
          <table:table-cell office:value-type="float" office:value="-1.31572">
            <text:p>-1.31572</text:p>
          </table:table-cell>
        </table:table-row>
        <table:table-row table:style-name="ro1">
          <table:table-cell/>
          <table:table-cell office:value-type="float" office:value="-0.529395">
            <text:p>-0.529395</text:p>
          </table:table-cell>
          <table:table-cell office:value-type="float" office:value="-0.419427">
            <text:p>-0.419427</text:p>
          </table:table-cell>
          <table:table-cell office:value-type="float" office:value="0.00941145">
            <text:p>0.00941145</text:p>
          </table:table-cell>
          <table:table-cell office:value-type="float" office:value="0.744819">
            <text:p>0.744819</text:p>
          </table:table-cell>
          <table:table-cell office:value-type="float" office:value="-0.356786">
            <text:p>-0.356786</text:p>
          </table:table-cell>
        </table:table-row>
        <table:table-row table:style-name="ro1">
          <table:table-cell/>
          <table:table-cell office:value-type="float" office:value="0.0345867">
            <text:p>0.0345867</text:p>
          </table:table-cell>
          <table:table-cell office:value-type="float" office:value="-0.444871">
            <text:p>-0.444871</text:p>
          </table:table-cell>
          <table:table-cell office:value-type="float" office:value="0.66809">
            <text:p>0.66809</text:p>
          </table:table-cell>
          <table:table-cell office:value-type="float" office:value="1.33401">
            <text:p>1.33401</text:p>
          </table:table-cell>
          <table:table-cell office:value-type="float" office:value="-0.554909">
            <text:p>-0.554909</text:p>
          </table:table-cell>
        </table:table-row>
        <table:table-row table:style-name="ro1">
          <table:table-cell/>
          <table:table-cell office:value-type="float" office:value="-1.09442">
            <text:p>-1.09442</text:p>
          </table:table-cell>
          <table:table-cell office:value-type="float" office:value="1.97145">
            <text:p>1.97145</text:p>
          </table:table-cell>
          <table:table-cell office:value-type="float" office:value="2.18996">
            <text:p>2.18996</text:p>
          </table:table-cell>
          <table:table-cell office:value-type="float" office:value="0.793435">
            <text:p>0.793435</text:p>
          </table:table-cell>
          <table:table-cell office:value-type="float" office:value="0.189367">
            <text:p>0.189367</text:p>
          </table:table-cell>
        </table:table-row>
        <table:table-row table:style-name="ro1">
          <table:table-cell/>
          <table:table-cell office:value-type="float" office:value="-1.09346">
            <text:p>-1.09346</text:p>
          </table:table-cell>
          <table:table-cell office:value-type="float" office:value="0.744911">
            <text:p>0.744911</text:p>
          </table:table-cell>
          <table:table-cell office:value-type="float" office:value="-0.183154">
            <text:p>-0.183154</text:p>
          </table:table-cell>
          <table:table-cell office:value-type="float" office:value="-1.7006">
            <text:p>-1.7006</text:p>
          </table:table-cell>
          <table:table-cell office:value-type="float" office:value="-0.103114">
            <text:p>-0.103114</text:p>
          </table:table-cell>
        </table:table-row>
        <table:table-row table:style-name="ro1">
          <table:table-cell/>
          <table:table-cell office:value-type="float" office:value="-0.769098">
            <text:p>-0.769098</text:p>
          </table:table-cell>
          <table:table-cell office:value-type="float" office:value="0.806491">
            <text:p>0.806491</text:p>
          </table:table-cell>
          <table:table-cell office:value-type="float" office:value="-1.06927">
            <text:p>-1.06927</text:p>
          </table:table-cell>
          <table:table-cell office:value-type="float" office:value="0.952356">
            <text:p>0.952356</text:p>
          </table:table-cell>
          <table:table-cell office:value-type="float" office:value="-0.931795">
            <text:p>-0.931795</text:p>
          </table:table-cell>
        </table:table-row>
        <table:table-row table:style-name="ro1">
          <table:table-cell/>
          <table:table-cell office:value-type="float" office:value="-0.311221">
            <text:p>-0.311221</text:p>
          </table:table-cell>
          <table:table-cell office:value-type="float" office:value="2.05058">
            <text:p>2.05058</text:p>
          </table:table-cell>
          <table:table-cell office:value-type="float" office:value="0.0465867">
            <text:p>0.0465867</text:p>
          </table:table-cell>
          <table:table-cell office:value-type="float" office:value="1.86927">
            <text:p>1.86927</text:p>
          </table:table-cell>
          <table:table-cell office:value-type="float" office:value="-0.184216">
            <text:p>-0.184216</text:p>
          </table:table-cell>
        </table:table-row>
        <table:table-row table:style-name="ro1">
          <table:table-cell/>
          <table:table-cell office:value-type="float" office:value="-1.65621">
            <text:p>-1.65621</text:p>
          </table:table-cell>
          <table:table-cell office:value-type="float" office:value="-0.276168">
            <text:p>-0.276168</text:p>
          </table:table-cell>
          <table:table-cell office:value-type="float" office:value="-0.225044">
            <text:p>-0.225044</text:p>
          </table:table-cell>
          <table:table-cell office:value-type="float" office:value="-0.684417">
            <text:p>-0.684417</text:p>
          </table:table-cell>
          <table:table-cell office:value-type="float" office:value="-0.469357">
            <text:p>-0.469357</text:p>
          </table:table-cell>
        </table:table-row>
        <table:table-row table:style-name="ro1">
          <table:table-cell/>
          <table:table-cell office:value-type="float" office:value="0.169448">
            <text:p>0.169448</text:p>
          </table:table-cell>
          <table:table-cell office:value-type="float" office:value="-0.88994">
            <text:p>-0.88994</text:p>
          </table:table-cell>
          <table:table-cell office:value-type="float" office:value="-0.43748">
            <text:p>-0.43748</text:p>
          </table:table-cell>
          <table:table-cell office:value-type="float" office:value="-1.56187">
            <text:p>-1.56187</text:p>
          </table:table-cell>
          <table:table-cell office:value-type="float" office:value="-0.177874">
            <text:p>-0.177874</text:p>
          </table:table-cell>
        </table:table-row>
        <table:table-row table:style-name="ro1">
          <table:table-cell/>
          <table:table-cell office:value-type="float" office:value="0.133421">
            <text:p>0.133421</text:p>
          </table:table-cell>
          <table:table-cell office:value-type="float" office:value="0.56219">
            <text:p>0.56219</text:p>
          </table:table-cell>
          <table:table-cell office:value-type="float" office:value="0.395447">
            <text:p>0.395447</text:p>
          </table:table-cell>
          <table:table-cell office:value-type="float" office:value="-0.338578">
            <text:p>-0.338578</text:p>
          </table:table-cell>
          <table:table-cell office:value-type="float" office:value="0.422998">
            <text:p>0.422998</text:p>
          </table:table-cell>
        </table:table-row>
        <table:table-row table:style-name="ro1">
          <table:table-cell/>
          <table:table-cell office:value-type="float" office:value="0.893982">
            <text:p>0.893982</text:p>
          </table:table-cell>
          <table:table-cell office:value-type="float" office:value="0.847094">
            <text:p>0.847094</text:p>
          </table:table-cell>
          <table:table-cell office:value-type="float" office:value="-0.527117">
            <text:p>-0.527117</text:p>
          </table:table-cell>
          <table:table-cell office:value-type="float" office:value="-0.729155">
            <text:p>-0.729155</text:p>
          </table:table-cell>
          <table:table-cell office:value-type="float" office:value="0.662055">
            <text:p>0.662055</text:p>
          </table:table-cell>
        </table:table-row>
        <table:table-row table:style-name="ro1">
          <table:table-cell/>
          <table:table-cell office:value-type="float" office:value="-0.394117">
            <text:p>-0.394117</text:p>
          </table:table-cell>
          <table:table-cell office:value-type="float" office:value="-0.706728">
            <text:p>-0.706728</text:p>
          </table:table-cell>
          <table:table-cell office:value-type="float" office:value="-1.4998">
            <text:p>-1.4998</text:p>
          </table:table-cell>
          <table:table-cell office:value-type="float" office:value="-0.767992">
            <text:p>-0.767992</text:p>
          </table:table-cell>
          <table:table-cell office:value-type="float" office:value="-0.387323">
            <text:p>-0.387323</text:p>
          </table:table-cell>
        </table:table-row>
        <table:table-row table:style-name="ro1">
          <table:table-cell/>
          <table:table-cell office:value-type="float" office:value="0.344724">
            <text:p>0.344724</text:p>
          </table:table-cell>
          <table:table-cell office:value-type="float" office:value="-0.670612">
            <text:p>-0.670612</text:p>
          </table:table-cell>
          <table:table-cell office:value-type="float" office:value="-1.81785">
            <text:p>-1.81785</text:p>
          </table:table-cell>
          <table:table-cell office:value-type="float" office:value="-0.923392">
            <text:p>-0.923392</text:p>
          </table:table-cell>
          <table:table-cell office:value-type="float" office:value="-0.979855">
            <text:p>-0.979855</text:p>
          </table:table-cell>
        </table:table-row>
        <table:table-row table:style-name="ro1">
          <table:table-cell/>
          <table:table-cell office:value-type="float" office:value="-1.56992">
            <text:p>-1.56992</text:p>
          </table:table-cell>
          <table:table-cell office:value-type="float" office:value="-0.868647">
            <text:p>-0.868647</text:p>
          </table:table-cell>
          <table:table-cell office:value-type="float" office:value="-0.272897">
            <text:p>-0.272897</text:p>
          </table:table-cell>
          <table:table-cell office:value-type="float" office:value="-0.90348">
            <text:p>-0.90348</text:p>
          </table:table-cell>
          <table:table-cell office:value-type="float" office:value="1.09426">
            <text:p>1.09426</text:p>
          </table:table-cell>
        </table:table-row>
        <table:table-row table:style-name="ro1">
          <table:table-cell/>
          <table:table-cell office:value-type="float" office:value="-0.0279491">
            <text:p>-0.0279491</text:p>
          </table:table-cell>
          <table:table-cell office:value-type="float" office:value="-2.71752">
            <text:p>-2.71752</text:p>
          </table:table-cell>
          <table:table-cell office:value-type="float" office:value="0.914416">
            <text:p>0.914416</text:p>
          </table:table-cell>
          <table:table-cell office:value-type="float" office:value="0.0846578">
            <text:p>0.0846578</text:p>
          </table:table-cell>
          <table:table-cell office:value-type="float" office:value="0.310393">
            <text:p>0.310393</text:p>
          </table:table-cell>
        </table:table-row>
        <table:table-row table:style-name="ro1">
          <table:table-cell/>
          <table:table-cell office:value-type="float" office:value="0.199271">
            <text:p>0.199271</text:p>
          </table:table-cell>
          <table:table-cell office:value-type="float" office:value="0.709458">
            <text:p>0.709458</text:p>
          </table:table-cell>
          <table:table-cell office:value-type="float" office:value="0.10337">
            <text:p>0.10337</text:p>
          </table:table-cell>
          <table:table-cell office:value-type="float" office:value="-1.37055">
            <text:p>-1.37055</text:p>
          </table:table-cell>
          <table:table-cell office:value-type="float" office:value="0.550254">
            <text:p>0.550254</text:p>
          </table:table-cell>
        </table:table-row>
        <table:table-row table:style-name="ro1">
          <table:table-cell/>
          <table:table-cell office:value-type="float" office:value="-0.0865186">
            <text:p>-0.0865186</text:p>
          </table:table-cell>
          <table:table-cell office:value-type="float" office:value="2.07416">
            <text:p>2.07416</text:p>
          </table:table-cell>
          <table:table-cell office:value-type="float" office:value="-0.851627">
            <text:p>-0.851627</text:p>
          </table:table-cell>
          <table:table-cell office:value-type="float" office:value="1.2629">
            <text:p>1.2629</text:p>
          </table:table-cell>
          <table:table-cell office:value-type="float" office:value="0.78798">
            <text:p>0.78798</text:p>
          </table:table-cell>
        </table:table-row>
        <table:table-row table:style-name="ro1">
          <table:table-cell/>
          <table:table-cell office:value-type="float" office:value="-1.10133">
            <text:p>-1.10133</text:p>
          </table:table-cell>
          <table:table-cell office:value-type="float" office:value="1.21112">
            <text:p>1.21112</text:p>
          </table:table-cell>
          <table:table-cell office:value-type="float" office:value="-0.7875">
            <text:p>-0.7875</text:p>
          </table:table-cell>
          <table:table-cell office:value-type="float" office:value="0.334032">
            <text:p>0.334032</text:p>
          </table:table-cell>
          <table:table-cell office:value-type="float" office:value="0.415761">
            <text:p>0.415761</text:p>
          </table:table-cell>
        </table:table-row>
        <table:table-row table:style-name="ro1">
          <table:table-cell/>
          <table:table-cell office:value-type="float" office:value="0.0138638">
            <text:p>0.0138638</text:p>
          </table:table-cell>
          <table:table-cell office:value-type="float" office:value="-2.6061">
            <text:p>-2.6061</text:p>
          </table:table-cell>
          <table:table-cell office:value-type="float" office:value="1.72241">
            <text:p>1.72241</text:p>
          </table:table-cell>
          <table:table-cell office:value-type="float" office:value="0.889024">
            <text:p>0.889024</text:p>
          </table:table-cell>
          <table:table-cell office:value-type="float" office:value="-1.50302">
            <text:p>-1.50302</text:p>
          </table:table-cell>
        </table:table-row>
        <table:table-row table:style-name="ro1">
          <table:table-cell/>
          <table:table-cell office:value-type="float" office:value="-1.52383">
            <text:p>-1.52383</text:p>
          </table:table-cell>
          <table:table-cell office:value-type="float" office:value="-1.6482">
            <text:p>-1.6482</text:p>
          </table:table-cell>
          <table:table-cell office:value-type="float" office:value="-0.0772395">
            <text:p>-0.0772395</text:p>
          </table:table-cell>
          <table:table-cell office:value-type="float" office:value="1.27774">
            <text:p>1.27774</text:p>
          </table:table-cell>
          <table:table-cell office:value-type="float" office:value="-0.188115">
            <text:p>-0.188115</text:p>
          </table:table-cell>
        </table:table-row>
        <table:table-row table:style-name="ro1">
          <table:table-cell/>
          <table:table-cell office:value-type="float" office:value="-0.70842">
            <text:p>-0.70842</text:p>
          </table:table-cell>
          <table:table-cell office:value-type="float" office:value="-0.238126">
            <text:p>-0.238126</text:p>
          </table:table-cell>
          <table:table-cell office:value-type="float" office:value="1.11184">
            <text:p>1.11184</text:p>
          </table:table-cell>
          <table:table-cell office:value-type="float" office:value="0.709699">
            <text:p>0.709699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float" office:value="-0.506032">
            <text:p>-0.506032</text:p>
          </table:table-cell>
          <table:table-cell office:value-type="float" office:value="-0.860134">
            <text:p>-0.860134</text:p>
          </table:table-cell>
          <table:table-cell office:value-type="float" office:value="0.572071">
            <text:p>0.572071</text:p>
          </table:table-cell>
          <table:table-cell office:value-type="float" office:value="0.492156">
            <text:p>0.492156</text:p>
          </table:table-cell>
          <table:table-cell office:value-type="float" office:value="2.45179">
            <text:p>2.45179</text:p>
          </table:table-cell>
        </table:table-row>
        <table:table-row table:style-name="ro1">
          <table:table-cell/>
          <table:table-cell office:value-type="float" office:value="-0.677398">
            <text:p>-0.677398</text:p>
          </table:table-cell>
          <table:table-cell office:value-type="float" office:value="-0.845001">
            <text:p>-0.845001</text:p>
          </table:table-cell>
          <table:table-cell office:value-type="float" office:value="-0.791119">
            <text:p>-0.791119</text:p>
          </table:table-cell>
          <table:table-cell office:value-type="float" office:value="0.171069">
            <text:p>0.171069</text:p>
          </table:table-cell>
          <table:table-cell office:value-type="float" office:value="0.318444">
            <text:p>0.318444</text:p>
          </table:table-cell>
        </table:table-row>
        <table:table-row table:style-name="ro1">
          <table:table-cell/>
          <table:table-cell office:value-type="float" office:value="-0.381786">
            <text:p>-0.381786</text:p>
          </table:table-cell>
          <table:table-cell office:value-type="float" office:value="-0.0859045">
            <text:p>-0.0859045</text:p>
          </table:table-cell>
          <table:table-cell office:value-type="float" office:value="0.171156">
            <text:p>0.171156</text:p>
          </table:table-cell>
          <table:table-cell office:value-type="float" office:value="-1.09544">
            <text:p>-1.09544</text:p>
          </table:table-cell>
          <table:table-cell office:value-type="float" office:value="-0.494903">
            <text:p>-0.494903</text:p>
          </table:table-cell>
        </table:table-row>
        <table:table-row table:style-name="ro1">
          <table:table-cell/>
          <table:table-cell office:value-type="float" office:value="-0.356857">
            <text:p>-0.356857</text:p>
          </table:table-cell>
          <table:table-cell office:value-type="float" office:value="-1.10484">
            <text:p>-1.10484</text:p>
          </table:table-cell>
          <table:table-cell office:value-type="float" office:value="-1.97948">
            <text:p>-1.97948</text:p>
          </table:table-cell>
          <table:table-cell office:value-type="float" office:value="2.67827">
            <text:p>2.67827</text:p>
          </table:table-cell>
          <table:table-cell office:value-type="float" office:value="-0.153161">
            <text:p>-0.153161</text:p>
          </table:table-cell>
        </table:table-row>
        <table:table-row table:style-name="ro1">
          <table:table-cell/>
          <table:table-cell office:value-type="float" office:value="-1.16969">
            <text:p>-1.16969</text:p>
          </table:table-cell>
          <table:table-cell office:value-type="float" office:value="0.828811">
            <text:p>0.828811</text:p>
          </table:table-cell>
          <table:table-cell office:value-type="float" office:value="-0.590971">
            <text:p>-0.590971</text:p>
          </table:table-cell>
          <table:table-cell office:value-type="float" office:value="0.789633">
            <text:p>0.789633</text:p>
          </table:table-cell>
          <table:table-cell office:value-type="float" office:value="-0.363666">
            <text:p>-0.363666</text:p>
          </table:table-cell>
        </table:table-row>
        <table:table-row table:style-name="ro1">
          <table:table-cell/>
          <table:table-cell office:value-type="float" office:value="-1.54299">
            <text:p>-1.54299</text:p>
          </table:table-cell>
          <table:table-cell office:value-type="float" office:value="-0.209562">
            <text:p>-0.209562</text:p>
          </table:table-cell>
          <table:table-cell office:value-type="float" office:value="-0.814947">
            <text:p>-0.814947</text:p>
          </table:table-cell>
          <table:table-cell office:value-type="float" office:value="-1.84956">
            <text:p>-1.84956</text:p>
          </table:table-cell>
          <table:table-cell office:value-type="float" office:value="0.0822916">
            <text:p>0.0822916</text:p>
          </table:table-cell>
        </table:table-row>
        <table:table-row table:style-name="ro1">
          <table:table-cell/>
          <table:table-cell office:value-type="float" office:value="0.440548">
            <text:p>0.440548</text:p>
          </table:table-cell>
          <table:table-cell office:value-type="float" office:value="-0.111903">
            <text:p>-0.111903</text:p>
          </table:table-cell>
          <table:table-cell office:value-type="float" office:value="1.32498">
            <text:p>1.32498</text:p>
          </table:table-cell>
          <table:table-cell office:value-type="float" office:value="-1.12593">
            <text:p>-1.12593</text:p>
          </table:table-cell>
          <table:table-cell office:value-type="float" office:value="2.03384">
            <text:p>2.03384</text:p>
          </table:table-cell>
        </table:table-row>
        <table:table-row table:style-name="ro1">
          <table:table-cell/>
          <table:table-cell office:value-type="float" office:value="1.08834">
            <text:p>1.08834</text:p>
          </table:table-cell>
          <table:table-cell office:value-type="float" office:value="-0.00923784">
            <text:p>-0.00923784</text:p>
          </table:table-cell>
          <table:table-cell office:value-type="float" office:value="1.39069">
            <text:p>1.39069</text:p>
          </table:table-cell>
          <table:table-cell office:value-type="float" office:value="0.468764">
            <text:p>0.468764</text:p>
          </table:table-cell>
          <table:table-cell office:value-type="float" office:value="-1.26644">
            <text:p>-1.26644</text:p>
          </table:table-cell>
        </table:table-row>
        <table:table-row table:style-name="ro1">
          <table:table-cell/>
          <table:table-cell office:value-type="float" office:value="-0.856673">
            <text:p>-0.856673</text:p>
          </table:table-cell>
          <table:table-cell office:value-type="float" office:value="-0.923581">
            <text:p>-0.923581</text:p>
          </table:table-cell>
          <table:table-cell office:value-type="float" office:value="0.545287">
            <text:p>0.545287</text:p>
          </table:table-cell>
          <table:table-cell office:value-type="float" office:value="-1.5391">
            <text:p>-1.5391</text:p>
          </table:table-cell>
          <table:table-cell office:value-type="float" office:value="0.423444">
            <text:p>0.423444</text:p>
          </table:table-cell>
        </table:table-row>
        <table:table-row table:style-name="ro1">
          <table:table-cell/>
          <table:table-cell office:value-type="float" office:value="-0.538788">
            <text:p>-0.538788</text:p>
          </table:table-cell>
          <table:table-cell office:value-type="float" office:value="-0.4721">
            <text:p>-0.4721</text:p>
          </table:table-cell>
          <table:table-cell office:value-type="float" office:value="0.129987">
            <text:p>0.129987</text:p>
          </table:table-cell>
          <table:table-cell office:value-type="float" office:value="-0.0230402">
            <text:p>-0.0230402</text:p>
          </table:table-cell>
          <table:table-cell office:value-type="float" office:value="-0.449699">
            <text:p>-0.449699</text:p>
          </table:table-cell>
        </table:table-row>
        <table:table-row table:style-name="ro1">
          <table:table-cell/>
          <table:table-cell office:value-type="float" office:value="0.311675">
            <text:p>0.311675</text:p>
          </table:table-cell>
          <table:table-cell office:value-type="float" office:value="-1.37001">
            <text:p>-1.37001</text:p>
          </table:table-cell>
          <table:table-cell office:value-type="float" office:value="1.37314">
            <text:p>1.37314</text:p>
          </table:table-cell>
          <table:table-cell office:value-type="float" office:value="0.0900574">
            <text:p>0.0900574</text:p>
          </table:table-cell>
          <table:table-cell office:value-type="float" office:value="-1.27672">
            <text:p>-1.27672</text:p>
          </table:table-cell>
        </table:table-row>
        <table:table-row table:style-name="ro1">
          <table:table-cell/>
          <table:table-cell office:value-type="float" office:value="2.21197">
            <text:p>2.21197</text:p>
          </table:table-cell>
          <table:table-cell office:value-type="float" office:value="-0.414502">
            <text:p>-0.414502</text:p>
          </table:table-cell>
          <table:table-cell office:value-type="float" office:value="-0.789336">
            <text:p>-0.789336</text:p>
          </table:table-cell>
          <table:table-cell office:value-type="float" office:value="0.0180943">
            <text:p>0.0180943</text:p>
          </table:table-cell>
          <table:table-cell office:value-type="float" office:value="-2.35469">
            <text:p>-2.35469</text:p>
          </table:table-cell>
        </table:table-row>
        <table:table-row table:style-name="ro1">
          <table:table-cell/>
          <table:table-cell office:value-type="float" office:value="-2.31717">
            <text:p>-2.31717</text:p>
          </table:table-cell>
          <table:table-cell office:value-type="float" office:value="-0.0135464">
            <text:p>-0.0135464</text:p>
          </table:table-cell>
          <table:table-cell office:value-type="float" office:value="1.44411">
            <text:p>1.44411</text:p>
          </table:table-cell>
          <table:table-cell office:value-type="float" office:value="-0.409475">
            <text:p>-0.409475</text:p>
          </table:table-cell>
          <table:table-cell office:value-type="float" office:value="-0.416579">
            <text:p>-0.416579</text:p>
          </table:table-cell>
        </table:table-row>
        <table:table-row table:style-name="ro1">
          <table:table-cell/>
          <table:table-cell office:value-type="float" office:value="1.14641">
            <text:p>1.14641</text:p>
          </table:table-cell>
          <table:table-cell office:value-type="float" office:value="-1.40828">
            <text:p>-1.40828</text:p>
          </table:table-cell>
          <table:table-cell office:value-type="float" office:value="-0.00132774">
            <text:p>-0.00132774</text:p>
          </table:table-cell>
          <table:table-cell office:value-type="float" office:value="3.23702">
            <text:p>3.23702</text:p>
          </table:table-cell>
          <table:table-cell office:value-type="float" office:value="-2.3928">
            <text:p>-2.3928</text:p>
          </table:table-cell>
        </table:table-row>
        <table:table-row table:style-name="ro1">
          <table:table-cell/>
          <table:table-cell office:value-type="float" office:value="0.743226">
            <text:p>0.743226</text:p>
          </table:table-cell>
          <table:table-cell office:value-type="float" office:value="-0.506765">
            <text:p>-0.506765</text:p>
          </table:table-cell>
          <table:table-cell office:value-type="float" office:value="-0.0930502">
            <text:p>-0.0930502</text:p>
          </table:table-cell>
          <table:table-cell office:value-type="float" office:value="-0.852853">
            <text:p>-0.852853</text:p>
          </table:table-cell>
          <table:table-cell office:value-type="float" office:value="0.93131">
            <text:p>0.93131</text:p>
          </table:table-cell>
        </table:table-row>
        <table:table-row table:style-name="ro1">
          <table:table-cell/>
          <table:table-cell office:value-type="float" office:value="-0.368235">
            <text:p>-0.368235</text:p>
          </table:table-cell>
          <table:table-cell office:value-type="float" office:value="-1.94971">
            <text:p>-1.94971</text:p>
          </table:table-cell>
          <table:table-cell office:value-type="float" office:value="-1.25165">
            <text:p>-1.25165</text:p>
          </table:table-cell>
          <table:table-cell office:value-type="float" office:value="-0.829673">
            <text:p>-0.829673</text:p>
          </table:table-cell>
          <table:table-cell office:value-type="float" office:value="2.5646">
            <text:p>2.5646</text:p>
          </table:table-cell>
        </table:table-row>
        <table:table-row table:style-name="ro1">
          <table:table-cell/>
          <table:table-cell office:value-type="float" office:value="-0.795424">
            <text:p>-0.795424</text:p>
          </table:table-cell>
          <table:table-cell office:value-type="float" office:value="0.0971887">
            <text:p>0.0971887</text:p>
          </table:table-cell>
          <table:table-cell office:value-type="float" office:value="-0.717855">
            <text:p>-0.717855</text:p>
          </table:table-cell>
          <table:table-cell office:value-type="float" office:value="-0.134669">
            <text:p>-0.134669</text:p>
          </table:table-cell>
          <table:table-cell office:value-type="float" office:value="1.49204">
            <text:p>1.49204</text:p>
          </table:table-cell>
        </table:table-row>
        <table:table-row table:style-name="ro1">
          <table:table-cell/>
          <table:table-cell office:value-type="float" office:value="-0.144879">
            <text:p>-0.144879</text:p>
          </table:table-cell>
          <table:table-cell office:value-type="float" office:value="-0.0934228">
            <text:p>-0.0934228</text:p>
          </table:table-cell>
          <table:table-cell office:value-type="float" office:value="0.00963158">
            <text:p>0.00963158</text:p>
          </table:table-cell>
          <table:table-cell office:value-type="float" office:value="-1.15674">
            <text:p>-1.15674</text:p>
          </table:table-cell>
          <table:table-cell office:value-type="float" office:value="-1.25685">
            <text:p>-1.25685</text:p>
          </table:table-cell>
        </table:table-row>
        <table:table-row table:style-name="ro1">
          <table:table-cell/>
          <table:table-cell office:value-type="float" office:value="-2.45006">
            <text:p>-2.45006</text:p>
          </table:table-cell>
          <table:table-cell office:value-type="float" office:value="1.96685">
            <text:p>1.96685</text:p>
          </table:table-cell>
          <table:table-cell office:value-type="float" office:value="-0.995795">
            <text:p>-0.995795</text:p>
          </table:table-cell>
          <table:table-cell office:value-type="float" office:value="1.00671">
            <text:p>1.00671</text:p>
          </table:table-cell>
          <table:table-cell office:value-type="float" office:value="-1.04465">
            <text:p>-1.04465</text:p>
          </table:table-cell>
        </table:table-row>
        <table:table-row table:style-name="ro1">
          <table:table-cell/>
          <table:table-cell office:value-type="float" office:value="1.10145">
            <text:p>1.10145</text:p>
          </table:table-cell>
          <table:table-cell office:value-type="float" office:value="-0.291914">
            <text:p>-0.291914</text:p>
          </table:table-cell>
          <table:table-cell office:value-type="float" office:value="-0.249673">
            <text:p>-0.249673</text:p>
          </table:table-cell>
          <table:table-cell office:value-type="float" office:value="-0.449601">
            <text:p>-0.449601</text:p>
          </table:table-cell>
          <table:table-cell office:value-type="float" office:value="1.37867">
            <text:p>1.37867</text:p>
          </table:table-cell>
        </table:table-row>
        <table:table-row table:style-name="ro1">
          <table:table-cell/>
          <table:table-cell office:value-type="float" office:value="0.193365">
            <text:p>0.193365</text:p>
          </table:table-cell>
          <table:table-cell office:value-type="float" office:value="-0.113025">
            <text:p>-0.113025</text:p>
          </table:table-cell>
          <table:table-cell office:value-type="float" office:value="0.378846">
            <text:p>0.378846</text:p>
          </table:table-cell>
          <table:table-cell office:value-type="float" office:value="-0.932474">
            <text:p>-0.932474</text:p>
          </table:table-cell>
          <table:table-cell office:value-type="float" office:value="0.876382">
            <text:p>0.876382</text:p>
          </table:table-cell>
        </table:table-row>
        <table:table-row table:style-name="ro1">
          <table:table-cell/>
          <table:table-cell office:value-type="float" office:value="-0.388208">
            <text:p>-0.388208</text:p>
          </table:table-cell>
          <table:table-cell office:value-type="float" office:value="0.311554">
            <text:p>0.311554</text:p>
          </table:table-cell>
          <table:table-cell office:value-type="float" office:value="-0.293051">
            <text:p>-0.293051</text:p>
          </table:table-cell>
          <table:table-cell office:value-type="float" office:value="-1.80192">
            <text:p>-1.80192</text:p>
          </table:table-cell>
          <table:table-cell office:value-type="float" office:value="0.246963">
            <text:p>0.246963</text:p>
          </table:table-cell>
        </table:table-row>
        <table:table-row table:style-name="ro1">
          <table:table-cell/>
          <table:table-cell office:value-type="float" office:value="0.721076">
            <text:p>0.721076</text:p>
          </table:table-cell>
          <table:table-cell office:value-type="float" office:value="1.50384">
            <text:p>1.50384</text:p>
          </table:table-cell>
          <table:table-cell office:value-type="float" office:value="0.78113">
            <text:p>0.78113</text:p>
          </table:table-cell>
          <table:table-cell office:value-type="float" office:value="0.497313">
            <text:p>0.497313</text:p>
          </table:table-cell>
          <table:table-cell office:value-type="float" office:value="-1.36316">
            <text:p>-1.36316</text:p>
          </table:table-cell>
        </table:table-row>
        <table:table-row table:style-name="ro1">
          <table:table-cell/>
          <table:table-cell office:value-type="float" office:value="-0.747057">
            <text:p>-0.747057</text:p>
          </table:table-cell>
          <table:table-cell office:value-type="float" office:value="-0.111928">
            <text:p>-0.111928</text:p>
          </table:table-cell>
          <table:table-cell office:value-type="float" office:value="2.27773">
            <text:p>2.27773</text:p>
          </table:table-cell>
          <table:table-cell office:value-type="float" office:value="-0.634641">
            <text:p>-0.634641</text:p>
          </table:table-cell>
          <table:table-cell office:value-type="float" office:value="0.704585">
            <text:p>0.704585</text:p>
          </table:table-cell>
        </table:table-row>
        <table:table-row table:style-name="ro1">
          <table:table-cell/>
          <table:table-cell office:value-type="float" office:value="-1.80432">
            <text:p>-1.80432</text:p>
          </table:table-cell>
          <table:table-cell office:value-type="float" office:value="-0.202898">
            <text:p>-0.202898</text:p>
          </table:table-cell>
          <table:table-cell office:value-type="float" office:value="1.14456">
            <text:p>1.14456</text:p>
          </table:table-cell>
          <table:table-cell office:value-type="float" office:value="0.443776">
            <text:p>0.443776</text:p>
          </table:table-cell>
          <table:table-cell office:value-type="float" office:value="0.512221">
            <text:p>0.512221</text:p>
          </table:table-cell>
        </table:table-row>
        <table:table-row table:style-name="ro1">
          <table:table-cell/>
          <table:table-cell office:value-type="float" office:value="-0.798497">
            <text:p>-0.798497</text:p>
          </table:table-cell>
          <table:table-cell office:value-type="float" office:value="-0.829383">
            <text:p>-0.829383</text:p>
          </table:table-cell>
          <table:table-cell office:value-type="float" office:value="-0.792532">
            <text:p>-0.792532</text:p>
          </table:table-cell>
          <table:table-cell office:value-type="float" office:value="1.49686">
            <text:p>1.49686</text:p>
          </table:table-cell>
          <table:table-cell office:value-type="float" office:value="1.04281">
            <text:p>1.04281</text:p>
          </table:table-cell>
        </table:table-row>
        <table:table-row table:style-name="ro1">
          <table:table-cell/>
          <table:table-cell office:value-type="float" office:value="-3.85433">
            <text:p>-3.85433</text:p>
          </table:table-cell>
          <table:table-cell office:value-type="float" office:value="-1.13128">
            <text:p>-1.13128</text:p>
          </table:table-cell>
          <table:table-cell office:value-type="float" office:value="-0.503251">
            <text:p>-0.503251</text:p>
          </table:table-cell>
          <table:table-cell office:value-type="float" office:value="0.677482">
            <text:p>0.677482</text:p>
          </table:table-cell>
          <table:table-cell office:value-type="float" office:value="-1.10312">
            <text:p>-1.10312</text:p>
          </table:table-cell>
        </table:table-row>
        <table:table-row table:style-name="ro1">
          <table:table-cell/>
          <table:table-cell office:value-type="float" office:value="0.278283">
            <text:p>0.278283</text:p>
          </table:table-cell>
          <table:table-cell office:value-type="float" office:value="1.45506">
            <text:p>1.45506</text:p>
          </table:table-cell>
          <table:table-cell office:value-type="float" office:value="-1.12513">
            <text:p>-1.12513</text:p>
          </table:table-cell>
          <table:table-cell office:value-type="float" office:value="-0.179037">
            <text:p>-0.179037</text:p>
          </table:table-cell>
          <table:table-cell office:value-type="float" office:value="1.37826">
            <text:p>1.37826</text:p>
          </table:table-cell>
        </table:table-row>
        <table:table-row table:style-name="ro1">
          <table:table-cell/>
          <table:table-cell office:value-type="float" office:value="1.85549">
            <text:p>1.85549</text:p>
          </table:table-cell>
          <table:table-cell office:value-type="float" office:value="1.22181">
            <text:p>1.22181</text:p>
          </table:table-cell>
          <table:table-cell office:value-type="float" office:value="1.70573">
            <text:p>1.70573</text:p>
          </table:table-cell>
          <table:table-cell office:value-type="float" office:value="-1.53388">
            <text:p>-1.53388</text:p>
          </table:table-cell>
          <table:table-cell office:value-type="float" office:value="-0.367254">
            <text:p>-0.367254</text:p>
          </table:table-cell>
        </table:table-row>
        <table:table-row table:style-name="ro1">
          <table:table-cell/>
          <table:table-cell office:value-type="float" office:value="0.231749">
            <text:p>0.231749</text:p>
          </table:table-cell>
          <table:table-cell office:value-type="float" office:value="0.460393">
            <text:p>0.460393</text:p>
          </table:table-cell>
          <table:table-cell office:value-type="float" office:value="0.589515">
            <text:p>0.589515</text:p>
          </table:table-cell>
          <table:table-cell office:value-type="float" office:value="0.628607">
            <text:p>0.628607</text:p>
          </table:table-cell>
          <table:table-cell office:value-type="float" office:value="-1.14172">
            <text:p>-1.14172</text:p>
          </table:table-cell>
        </table:table-row>
        <table:table-row table:style-name="ro1">
          <table:table-cell/>
          <table:table-cell office:value-type="float" office:value="0.319969">
            <text:p>0.319969</text:p>
          </table:table-cell>
          <table:table-cell office:value-type="float" office:value="0.962281">
            <text:p>0.962281</text:p>
          </table:table-cell>
          <table:table-cell office:value-type="float" office:value="-0.886166">
            <text:p>-0.886166</text:p>
          </table:table-cell>
          <table:table-cell office:value-type="float" office:value="-1.97142">
            <text:p>-1.97142</text:p>
          </table:table-cell>
          <table:table-cell office:value-type="float" office:value="-0.540735">
            <text:p>-0.540735</text:p>
          </table:table-cell>
        </table:table-row>
        <table:table-row table:style-name="ro1">
          <table:table-cell/>
          <table:table-cell office:value-type="float" office:value="0.990159">
            <text:p>0.990159</text:p>
          </table:table-cell>
          <table:table-cell office:value-type="float" office:value="0.719452">
            <text:p>0.719452</text:p>
          </table:table-cell>
          <table:table-cell office:value-type="float" office:value="0.396927">
            <text:p>0.396927</text:p>
          </table:table-cell>
          <table:table-cell office:value-type="float" office:value="-0.346665">
            <text:p>-0.346665</text:p>
          </table:table-cell>
          <table:table-cell office:value-type="float" office:value="-1.50453">
            <text:p>-1.50453</text:p>
          </table:table-cell>
        </table:table-row>
        <table:table-row table:style-name="ro1">
          <table:table-cell/>
          <table:table-cell office:value-type="float" office:value="0.197099">
            <text:p>0.197099</text:p>
          </table:table-cell>
          <table:table-cell office:value-type="float" office:value="0.21025">
            <text:p>0.21025</text:p>
          </table:table-cell>
          <table:table-cell office:value-type="float" office:value="0.251664">
            <text:p>0.251664</text:p>
          </table:table-cell>
          <table:table-cell office:value-type="float" office:value="-0.323556">
            <text:p>-0.323556</text:p>
          </table:table-cell>
          <table:table-cell office:value-type="float" office:value="1.27015">
            <text:p>1.27015</text:p>
          </table:table-cell>
        </table:table-row>
        <table:table-row table:style-name="ro1">
          <table:table-cell/>
          <table:table-cell office:value-type="float" office:value="1.36331">
            <text:p>1.36331</text:p>
          </table:table-cell>
          <table:table-cell office:value-type="float" office:value="0.147875">
            <text:p>0.147875</text:p>
          </table:table-cell>
          <table:table-cell office:value-type="float" office:value="1.43887">
            <text:p>1.43887</text:p>
          </table:table-cell>
          <table:table-cell office:value-type="float" office:value="-0.377273">
            <text:p>-0.377273</text:p>
          </table:table-cell>
          <table:table-cell office:value-type="float" office:value="-2.9362">
            <text:p>-2.9362</text:p>
          </table:table-cell>
        </table:table-row>
        <table:table-row table:style-name="ro1">
          <table:table-cell/>
          <table:table-cell office:value-type="float" office:value="-0.797872">
            <text:p>-0.797872</text:p>
          </table:table-cell>
          <table:table-cell office:value-type="float" office:value="2.48266">
            <text:p>2.48266</text:p>
          </table:table-cell>
          <table:table-cell office:value-type="float" office:value="-1.58243">
            <text:p>-1.58243</text:p>
          </table:table-cell>
          <table:table-cell office:value-type="float" office:value="-0.0911471">
            <text:p>-0.0911471</text:p>
          </table:table-cell>
          <table:table-cell office:value-type="float" office:value="-0.683477">
            <text:p>-0.683477</text:p>
          </table:table-cell>
        </table:table-row>
        <table:table-row table:style-name="ro1">
          <table:table-cell/>
          <table:table-cell office:value-type="float" office:value="-0.0658919">
            <text:p>-0.0658919</text:p>
          </table:table-cell>
          <table:table-cell office:value-type="float" office:value="-1.39016">
            <text:p>-1.39016</text:p>
          </table:table-cell>
          <table:table-cell office:value-type="float" office:value="1.9616">
            <text:p>1.9616</text:p>
          </table:table-cell>
          <table:table-cell office:value-type="float" office:value="0.161696">
            <text:p>0.161696</text:p>
          </table:table-cell>
          <table:table-cell office:value-type="float" office:value="-0.655678">
            <text:p>-0.655678</text:p>
          </table:table-cell>
        </table:table-row>
        <table:table-row table:style-name="ro1">
          <table:table-cell/>
          <table:table-cell office:value-type="float" office:value="-0.76523">
            <text:p>-0.76523</text:p>
          </table:table-cell>
          <table:table-cell office:value-type="float" office:value="-1.62671">
            <text:p>-1.62671</text:p>
          </table:table-cell>
          <table:table-cell office:value-type="float" office:value="2.03243">
            <text:p>2.03243</text:p>
          </table:table-cell>
          <table:table-cell office:value-type="float" office:value="1.25545">
            <text:p>1.25545</text:p>
          </table:table-cell>
          <table:table-cell office:value-type="float" office:value="-1.39603">
            <text:p>-1.39603</text:p>
          </table:table-cell>
        </table:table-row>
        <table:table-row table:style-name="ro1">
          <table:table-cell/>
          <table:table-cell office:value-type="float" office:value="-0.512987">
            <text:p>-0.512987</text:p>
          </table:table-cell>
          <table:table-cell office:value-type="float" office:value="1.98336">
            <text:p>1.98336</text:p>
          </table:table-cell>
          <table:table-cell office:value-type="float" office:value="1.57349">
            <text:p>1.57349</text:p>
          </table:table-cell>
          <table:table-cell office:value-type="float" office:value="-0.461168">
            <text:p>-0.461168</text:p>
          </table:table-cell>
          <table:table-cell office:value-type="float" office:value="0.358798">
            <text:p>0.358798</text:p>
          </table:table-cell>
        </table:table-row>
        <table:table-row table:style-name="ro1">
          <table:table-cell/>
          <table:table-cell office:value-type="float" office:value="-0.136171">
            <text:p>-0.136171</text:p>
          </table:table-cell>
          <table:table-cell office:value-type="float" office:value="-0.490188">
            <text:p>-0.490188</text:p>
          </table:table-cell>
          <table:table-cell office:value-type="float" office:value="1.6824">
            <text:p>1.6824</text:p>
          </table:table-cell>
          <table:table-cell office:value-type="float" office:value="0.10659">
            <text:p>0.10659</text:p>
          </table:table-cell>
          <table:table-cell office:value-type="float" office:value="-0.625645">
            <text:p>-0.625645</text:p>
          </table:table-cell>
        </table:table-row>
        <table:table-row table:style-name="ro1">
          <table:table-cell/>
          <table:table-cell office:value-type="float" office:value="-0.405541">
            <text:p>-0.405541</text:p>
          </table:table-cell>
          <table:table-cell office:value-type="float" office:value="0.510607">
            <text:p>0.510607</text:p>
          </table:table-cell>
          <table:table-cell office:value-type="float" office:value="1.4997">
            <text:p>1.4997</text:p>
          </table:table-cell>
          <table:table-cell office:value-type="float" office:value="-1.61308">
            <text:p>-1.61308</text:p>
          </table:table-cell>
          <table:table-cell office:value-type="float" office:value="0.77697">
            <text:p>0.77697</text:p>
          </table:table-cell>
        </table:table-row>
        <table:table-row table:style-name="ro1">
          <table:table-cell/>
          <table:table-cell office:value-type="float" office:value="0.948796">
            <text:p>0.948796</text:p>
          </table:table-cell>
          <table:table-cell office:value-type="float" office:value="-1.09948">
            <text:p>-1.09948</text:p>
          </table:table-cell>
          <table:table-cell office:value-type="float" office:value="0.109116">
            <text:p>0.109116</text:p>
          </table:table-cell>
          <table:table-cell office:value-type="float" office:value="0.359441">
            <text:p>0.359441</text:p>
          </table:table-cell>
          <table:table-cell office:value-type="float" office:value="-0.476783">
            <text:p>-0.476783</text:p>
          </table:table-cell>
        </table:table-row>
        <table:table-row table:style-name="ro1">
          <table:table-cell/>
          <table:table-cell office:value-type="float" office:value="0.766836">
            <text:p>0.766836</text:p>
          </table:table-cell>
          <table:table-cell office:value-type="float" office:value="-0.180417">
            <text:p>-0.180417</text:p>
          </table:table-cell>
          <table:table-cell office:value-type="float" office:value="0.972768">
            <text:p>0.972768</text:p>
          </table:table-cell>
          <table:table-cell office:value-type="float" office:value="0.643289">
            <text:p>0.643289</text:p>
          </table:table-cell>
          <table:table-cell office:value-type="float" office:value="-1.38112">
            <text:p>-1.38112</text:p>
          </table:table-cell>
        </table:table-row>
        <table:table-row table:style-name="ro1">
          <table:table-cell/>
          <table:table-cell office:value-type="float" office:value="-0.149277">
            <text:p>-0.149277</text:p>
          </table:table-cell>
          <table:table-cell office:value-type="float" office:value="0.391846">
            <text:p>0.391846</text:p>
          </table:table-cell>
          <table:table-cell office:value-type="float" office:value="-2.26331">
            <text:p>-2.26331</text:p>
          </table:table-cell>
          <table:table-cell office:value-type="float" office:value="-1.54722">
            <text:p>-1.54722</text:p>
          </table:table-cell>
          <table:table-cell office:value-type="float" office:value="-0.695417">
            <text:p>-0.695417</text:p>
          </table:table-cell>
        </table:table-row>
        <table:table-row table:style-name="ro1">
          <table:table-cell/>
          <table:table-cell office:value-type="float" office:value="0.633486">
            <text:p>0.633486</text:p>
          </table:table-cell>
          <table:table-cell office:value-type="float" office:value="-2.21408">
            <text:p>-2.21408</text:p>
          </table:table-cell>
          <table:table-cell office:value-type="float" office:value="1.67918">
            <text:p>1.67918</text:p>
          </table:table-cell>
          <table:table-cell office:value-type="float" office:value="0.667578">
            <text:p>0.667578</text:p>
          </table:table-cell>
          <table:table-cell office:value-type="float" office:value="0.380459">
            <text:p>0.380459</text:p>
          </table:table-cell>
        </table:table-row>
        <table:table-row table:style-name="ro1">
          <table:table-cell/>
          <table:table-cell office:value-type="float" office:value="-0.520895">
            <text:p>-0.520895</text:p>
          </table:table-cell>
          <table:table-cell office:value-type="float" office:value="0.90285">
            <text:p>0.90285</text:p>
          </table:table-cell>
          <table:table-cell office:value-type="float" office:value="1.21539">
            <text:p>1.21539</text:p>
          </table:table-cell>
          <table:table-cell office:value-type="float" office:value="0.461999">
            <text:p>0.461999</text:p>
          </table:table-cell>
          <table:table-cell office:value-type="float" office:value="0.36807">
            <text:p>0.36807</text:p>
          </table:table-cell>
        </table:table-row>
        <table:table-row table:style-name="ro1">
          <table:table-cell/>
          <table:table-cell office:value-type="float" office:value="0.562021">
            <text:p>0.562021</text:p>
          </table:table-cell>
          <table:table-cell office:value-type="float" office:value="0.451688">
            <text:p>0.451688</text:p>
          </table:table-cell>
          <table:table-cell office:value-type="float" office:value="-0.049404">
            <text:p>-0.049404</text:p>
          </table:table-cell>
          <table:table-cell office:value-type="float" office:value="-1.91234">
            <text:p>-1.91234</text:p>
          </table:table-cell>
          <table:table-cell office:value-type="float" office:value="-0.253277">
            <text:p>-0.253277</text:p>
          </table:table-cell>
        </table:table-row>
        <table:table-row table:style-name="ro1">
          <table:table-cell/>
          <table:table-cell office:value-type="float" office:value="-0.686398">
            <text:p>-0.686398</text:p>
          </table:table-cell>
          <table:table-cell office:value-type="float" office:value="0.989314">
            <text:p>0.989314</text:p>
          </table:table-cell>
          <table:table-cell office:value-type="float" office:value="-1.47332">
            <text:p>-1.47332</text:p>
          </table:table-cell>
          <table:table-cell office:value-type="float" office:value="1.03711">
            <text:p>1.03711</text:p>
          </table:table-cell>
          <table:table-cell office:value-type="float" office:value="0.43521">
            <text:p>0.43521</text:p>
          </table:table-cell>
        </table:table-row>
        <table:table-row table:style-name="ro1">
          <table:table-cell/>
          <table:table-cell office:value-type="float" office:value="1.2088">
            <text:p>1.2088</text:p>
          </table:table-cell>
          <table:table-cell office:value-type="float" office:value="-0.587721">
            <text:p>-0.587721</text:p>
          </table:table-cell>
          <table:table-cell office:value-type="float" office:value="1.06937">
            <text:p>1.06937</text:p>
          </table:table-cell>
          <table:table-cell office:value-type="float" office:value="-0.577282">
            <text:p>-0.577282</text:p>
          </table:table-cell>
          <table:table-cell office:value-type="float" office:value="2.46315">
            <text:p>2.46315</text:p>
          </table:table-cell>
        </table:table-row>
        <table:table-row table:style-name="ro1">
          <table:table-cell/>
          <table:table-cell office:value-type="float" office:value="1.0547">
            <text:p>1.0547</text:p>
          </table:table-cell>
          <table:table-cell office:value-type="float" office:value="0.937609">
            <text:p>0.937609</text:p>
          </table:table-cell>
          <table:table-cell office:value-type="float" office:value="-1.30339">
            <text:p>-1.30339</text:p>
          </table:table-cell>
          <table:table-cell office:value-type="float" office:value="-0.0915539">
            <text:p>-0.0915539</text:p>
          </table:table-cell>
          <table:table-cell office:value-type="float" office:value="0.429982">
            <text:p>0.429982</text:p>
          </table:table-cell>
        </table:table-row>
        <table:table-row table:style-name="ro1">
          <table:table-cell/>
          <table:table-cell office:value-type="float" office:value="-0.515795">
            <text:p>-0.515795</text:p>
          </table:table-cell>
          <table:table-cell office:value-type="float" office:value="-0.267108">
            <text:p>-0.267108</text:p>
          </table:table-cell>
          <table:table-cell office:value-type="float" office:value="1.05828">
            <text:p>1.05828</text:p>
          </table:table-cell>
          <table:table-cell office:value-type="float" office:value="-0.855652">
            <text:p>-0.855652</text:p>
          </table:table-cell>
          <table:table-cell office:value-type="float" office:value="0.818812">
            <text:p>0.818812</text:p>
          </table:table-cell>
        </table:table-row>
        <table:table-row table:style-name="ro1">
          <table:table-cell/>
          <table:table-cell office:value-type="float" office:value="-1.69344">
            <text:p>-1.69344</text:p>
          </table:table-cell>
          <table:table-cell office:value-type="float" office:value="0.882055">
            <text:p>0.882055</text:p>
          </table:table-cell>
          <table:table-cell office:value-type="float" office:value="0.272343">
            <text:p>0.272343</text:p>
          </table:table-cell>
          <table:table-cell office:value-type="float" office:value="-0.0750278">
            <text:p>-0.0750278</text:p>
          </table:table-cell>
          <table:table-cell office:value-type="float" office:value="-0.368432">
            <text:p>-0.368432</text:p>
          </table:table-cell>
        </table:table-row>
        <table:table-row table:style-name="ro1">
          <table:table-cell/>
          <table:table-cell office:value-type="float" office:value="-1.10413">
            <text:p>-1.10413</text:p>
          </table:table-cell>
          <table:table-cell office:value-type="float" office:value="1.71508">
            <text:p>1.71508</text:p>
          </table:table-cell>
          <table:table-cell office:value-type="float" office:value="-0.109202">
            <text:p>-0.109202</text:p>
          </table:table-cell>
          <table:table-cell office:value-type="float" office:value="-0.181628">
            <text:p>-0.181628</text:p>
          </table:table-cell>
          <table:table-cell office:value-type="float" office:value="0.00120043">
            <text:p>0.00120043</text:p>
          </table:table-cell>
        </table:table-row>
        <table:table-row table:style-name="ro1">
          <table:table-cell/>
          <table:table-cell office:value-type="float" office:value="0.412321">
            <text:p>0.412321</text:p>
          </table:table-cell>
          <table:table-cell office:value-type="float" office:value="-0.691206">
            <text:p>-0.691206</text:p>
          </table:table-cell>
          <table:table-cell office:value-type="float" office:value="0.730883">
            <text:p>0.730883</text:p>
          </table:table-cell>
          <table:table-cell office:value-type="float" office:value="-0.579285">
            <text:p>-0.579285</text:p>
          </table:table-cell>
          <table:table-cell office:value-type="float" office:value="0.587165">
            <text:p>0.587165</text:p>
          </table:table-cell>
        </table:table-row>
        <table:table-row table:style-name="ro1">
          <table:table-cell/>
          <table:table-cell office:value-type="float" office:value="0.267354">
            <text:p>0.267354</text:p>
          </table:table-cell>
          <table:table-cell office:value-type="float" office:value="0.848587">
            <text:p>0.848587</text:p>
          </table:table-cell>
          <table:table-cell office:value-type="float" office:value="1.18964">
            <text:p>1.18964</text:p>
          </table:table-cell>
          <table:table-cell office:value-type="float" office:value="-1.32118">
            <text:p>-1.32118</text:p>
          </table:table-cell>
          <table:table-cell office:value-type="float" office:value="-0.345903">
            <text:p>-0.345903</text:p>
          </table:table-cell>
        </table:table-row>
        <table:table-row table:style-name="ro1">
          <table:table-cell/>
          <table:table-cell office:value-type="float" office:value="-1.42718">
            <text:p>-1.42718</text:p>
          </table:table-cell>
          <table:table-cell office:value-type="float" office:value="-1.57949">
            <text:p>-1.57949</text:p>
          </table:table-cell>
          <table:table-cell office:value-type="float" office:value="-0.51269">
            <text:p>-0.51269</text:p>
          </table:table-cell>
          <table:table-cell office:value-type="float" office:value="-0.836436">
            <text:p>-0.836436</text:p>
          </table:table-cell>
          <table:table-cell office:value-type="float" office:value="-1.08844">
            <text:p>-1.08844</text:p>
          </table:table-cell>
        </table:table-row>
        <table:table-row table:style-name="ro1">
          <table:table-cell/>
          <table:table-cell office:value-type="float" office:value="0.416063">
            <text:p>0.416063</text:p>
          </table:table-cell>
          <table:table-cell office:value-type="float" office:value="0.569525">
            <text:p>0.569525</text:p>
          </table:table-cell>
          <table:table-cell office:value-type="float" office:value="0.592547">
            <text:p>0.592547</text:p>
          </table:table-cell>
          <table:table-cell office:value-type="float" office:value="-0.326193">
            <text:p>-0.326193</text:p>
          </table:table-cell>
          <table:table-cell office:value-type="float" office:value="0.624321">
            <text:p>0.624321</text:p>
          </table:table-cell>
        </table:table-row>
        <table:table-row table:style-name="ro1">
          <table:table-cell/>
          <table:table-cell office:value-type="float" office:value="0.428305">
            <text:p>0.428305</text:p>
          </table:table-cell>
          <table:table-cell office:value-type="float" office:value="0.275438">
            <text:p>0.275438</text:p>
          </table:table-cell>
          <table:table-cell office:value-type="float" office:value="-0.682158">
            <text:p>-0.682158</text:p>
          </table:table-cell>
          <table:table-cell office:value-type="float" office:value="0.345893">
            <text:p>0.345893</text:p>
          </table:table-cell>
          <table:table-cell office:value-type="float" office:value="-0.190428">
            <text:p>-0.190428</text:p>
          </table:table-cell>
        </table:table-row>
        <table:table-row table:style-name="ro1">
          <table:table-cell/>
          <table:table-cell office:value-type="float" office:value="0.310594">
            <text:p>0.310594</text:p>
          </table:table-cell>
          <table:table-cell office:value-type="float" office:value="-0.866182">
            <text:p>-0.866182</text:p>
          </table:table-cell>
          <table:table-cell office:value-type="float" office:value="-1.23029">
            <text:p>-1.23029</text:p>
          </table:table-cell>
          <table:table-cell office:value-type="float" office:value="-2.10968">
            <text:p>-2.10968</text:p>
          </table:table-cell>
          <table:table-cell office:value-type="float" office:value="-1.42979">
            <text:p>-1.42979</text:p>
          </table:table-cell>
        </table:table-row>
        <table:table-row table:style-name="ro1">
          <table:table-cell/>
          <table:table-cell office:value-type="float" office:value="0.105476">
            <text:p>0.105476</text:p>
          </table:table-cell>
          <table:table-cell office:value-type="float" office:value="0.0163035">
            <text:p>0.0163035</text:p>
          </table:table-cell>
          <table:table-cell office:value-type="float" office:value="0.386404">
            <text:p>0.386404</text:p>
          </table:table-cell>
          <table:table-cell office:value-type="float" office:value="-1.14019">
            <text:p>-1.14019</text:p>
          </table:table-cell>
          <table:table-cell office:value-type="float" office:value="0.377544">
            <text:p>0.377544</text:p>
          </table:table-cell>
        </table:table-row>
        <table:table-row table:style-name="ro1">
          <table:table-cell/>
          <table:table-cell office:value-type="float" office:value="-0.090554">
            <text:p>-0.090554</text:p>
          </table:table-cell>
          <table:table-cell office:value-type="float" office:value="-0.375444">
            <text:p>-0.375444</text:p>
          </table:table-cell>
          <table:table-cell office:value-type="float" office:value="-1.41359">
            <text:p>-1.41359</text:p>
          </table:table-cell>
          <table:table-cell office:value-type="float" office:value="0.249051">
            <text:p>0.249051</text:p>
          </table:table-cell>
          <table:table-cell office:value-type="float" office:value="0.273432">
            <text:p>0.273432</text:p>
          </table:table-cell>
        </table:table-row>
        <table:table-row table:style-name="ro1">
          <table:table-cell/>
          <table:table-cell office:value-type="float" office:value="-0.846642">
            <text:p>-0.846642</text:p>
          </table:table-cell>
          <table:table-cell office:value-type="float" office:value="0.690385">
            <text:p>0.690385</text:p>
          </table:table-cell>
          <table:table-cell office:value-type="float" office:value="1.29048">
            <text:p>1.29048</text:p>
          </table:table-cell>
          <table:table-cell office:value-type="float" office:value="0.634526">
            <text:p>0.634526</text:p>
          </table:table-cell>
          <table:table-cell office:value-type="float" office:value="-1.71362">
            <text:p>-1.71362</text:p>
          </table:table-cell>
        </table:table-row>
        <table:table-row table:style-name="ro1">
          <table:table-cell/>
          <table:table-cell office:value-type="float" office:value="-0.384735">
            <text:p>-0.384735</text:p>
          </table:table-cell>
          <table:table-cell office:value-type="float" office:value="-0.220261">
            <text:p>-0.220261</text:p>
          </table:table-cell>
          <table:table-cell office:value-type="float" office:value="-0.82095">
            <text:p>-0.82095</text:p>
          </table:table-cell>
          <table:table-cell office:value-type="float" office:value="-0.921987">
            <text:p>-0.921987</text:p>
          </table:table-cell>
          <table:table-cell office:value-type="float" office:value="2.3217">
            <text:p>2.3217</text:p>
          </table:table-cell>
        </table:table-row>
        <table:table-row table:style-name="ro1">
          <table:table-cell/>
          <table:table-cell office:value-type="float" office:value="-1.85193">
            <text:p>-1.85193</text:p>
          </table:table-cell>
          <table:table-cell office:value-type="float" office:value="0.665666">
            <text:p>0.665666</text:p>
          </table:table-cell>
          <table:table-cell office:value-type="float" office:value="-0.500139">
            <text:p>-0.500139</text:p>
          </table:table-cell>
          <table:table-cell office:value-type="float" office:value="-0.244827">
            <text:p>-0.244827</text:p>
          </table:table-cell>
          <table:table-cell office:value-type="float" office:value="0.0408758">
            <text:p>0.0408758</text:p>
          </table:table-cell>
        </table:table-row>
        <table:table-row table:style-name="ro1">
          <table:table-cell/>
          <table:table-cell office:value-type="float" office:value="-1.88555">
            <text:p>-1.88555</text:p>
          </table:table-cell>
          <table:table-cell office:value-type="float" office:value="1.85908">
            <text:p>1.85908</text:p>
          </table:table-cell>
          <table:table-cell office:value-type="float" office:value="0.118179">
            <text:p>0.118179</text:p>
          </table:table-cell>
          <table:table-cell office:value-type="float" office:value="-0.199304">
            <text:p>-0.199304</text:p>
          </table:table-cell>
          <table:table-cell office:value-type="float" office:value="-1.03764">
            <text:p>-1.03764</text:p>
          </table:table-cell>
        </table:table-row>
        <table:table-row table:style-name="ro1">
          <table:table-cell/>
          <table:table-cell office:value-type="float" office:value="0.0794193">
            <text:p>0.0794193</text:p>
          </table:table-cell>
          <table:table-cell office:value-type="float" office:value="0.511668">
            <text:p>0.511668</text:p>
          </table:table-cell>
          <table:table-cell office:value-type="float" office:value="1.80114">
            <text:p>1.80114</text:p>
          </table:table-cell>
          <table:table-cell office:value-type="float" office:value="0.531954">
            <text:p>0.531954</text:p>
          </table:table-cell>
          <table:table-cell office:value-type="float" office:value="1.36546">
            <text:p>1.36546</text:p>
          </table:table-cell>
        </table:table-row>
        <table:table-row table:style-name="ro1">
          <table:table-cell/>
          <table:table-cell office:value-type="float" office:value="-0.00639686">
            <text:p>-0.00639686</text:p>
          </table:table-cell>
          <table:table-cell office:value-type="float" office:value="-1.55358">
            <text:p>-1.55358</text:p>
          </table:table-cell>
          <table:table-cell office:value-type="float" office:value="-0.346358">
            <text:p>-0.346358</text:p>
          </table:table-cell>
          <table:table-cell office:value-type="float" office:value="-1.22956">
            <text:p>-1.22956</text:p>
          </table:table-cell>
          <table:table-cell office:value-type="float" office:value="-0.520976">
            <text:p>-0.520976</text:p>
          </table:table-cell>
        </table:table-row>
        <table:table-row table:style-name="ro1">
          <table:table-cell/>
          <table:table-cell office:value-type="float" office:value="-1.32472">
            <text:p>-1.32472</text:p>
          </table:table-cell>
          <table:table-cell office:value-type="float" office:value="-0.222445">
            <text:p>-0.222445</text:p>
          </table:table-cell>
          <table:table-cell office:value-type="float" office:value="1.59174">
            <text:p>1.59174</text:p>
          </table:table-cell>
          <table:table-cell office:value-type="float" office:value="-0.119583">
            <text:p>-0.119583</text:p>
          </table:table-cell>
          <table:table-cell office:value-type="float" office:value="1.61896">
            <text:p>1.61896</text:p>
          </table:table-cell>
        </table:table-row>
        <table:table-row table:style-name="ro1">
          <table:table-cell/>
          <table:table-cell office:value-type="float" office:value="1.06528">
            <text:p>1.06528</text:p>
          </table:table-cell>
          <table:table-cell office:value-type="float" office:value="-3.7569">
            <text:p>-3.7569</text:p>
          </table:table-cell>
          <table:table-cell office:value-type="float" office:value="0.752255">
            <text:p>0.752255</text:p>
          </table:table-cell>
          <table:table-cell office:value-type="float" office:value="-0.813882">
            <text:p>-0.813882</text:p>
          </table:table-cell>
          <table:table-cell office:value-type="float" office:value="-0.877972">
            <text:p>-0.877972</text:p>
          </table:table-cell>
        </table:table-row>
        <table:table-row table:style-name="ro1">
          <table:table-cell/>
          <table:table-cell office:value-type="float" office:value="-0.658413">
            <text:p>-0.658413</text:p>
          </table:table-cell>
          <table:table-cell office:value-type="float" office:value="-1.72408">
            <text:p>-1.72408</text:p>
          </table:table-cell>
          <table:table-cell office:value-type="float" office:value="-0.582013">
            <text:p>-0.582013</text:p>
          </table:table-cell>
          <table:table-cell office:value-type="float" office:value="-0.583744">
            <text:p>-0.583744</text:p>
          </table:table-cell>
          <table:table-cell office:value-type="float" office:value="1.65832">
            <text:p>1.65832</text:p>
          </table:table-cell>
        </table:table-row>
        <table:table-row table:style-name="ro1">
          <table:table-cell/>
          <table:table-cell office:value-type="float" office:value="-1.85517">
            <text:p>-1.85517</text:p>
          </table:table-cell>
          <table:table-cell office:value-type="float" office:value="-2.09314">
            <text:p>-2.09314</text:p>
          </table:table-cell>
          <table:table-cell office:value-type="float" office:value="0.119733">
            <text:p>0.119733</text:p>
          </table:table-cell>
          <table:table-cell office:value-type="float" office:value="-0.302131">
            <text:p>-0.302131</text:p>
          </table:table-cell>
          <table:table-cell office:value-type="float" office:value="-0.78723">
            <text:p>-0.78723</text:p>
          </table:table-cell>
        </table:table-row>
        <table:table-row table:style-name="ro1">
          <table:table-cell/>
          <table:table-cell office:value-type="float" office:value="1.2383">
            <text:p>1.2383</text:p>
          </table:table-cell>
          <table:table-cell office:value-type="float" office:value="1.41056">
            <text:p>1.41056</text:p>
          </table:table-cell>
          <table:table-cell office:value-type="float" office:value="-0.160324">
            <text:p>-0.160324</text:p>
          </table:table-cell>
          <table:table-cell office:value-type="float" office:value="-1.12809">
            <text:p>-1.12809</text:p>
          </table:table-cell>
          <table:table-cell office:value-type="float" office:value="-0.115131">
            <text:p>-0.115131</text:p>
          </table:table-cell>
        </table:table-row>
        <table:table-row table:style-name="ro1">
          <table:table-cell/>
          <table:table-cell office:value-type="float" office:value="0.968637">
            <text:p>0.968637</text:p>
          </table:table-cell>
          <table:table-cell office:value-type="float" office:value="0.350755">
            <text:p>0.350755</text:p>
          </table:table-cell>
          <table:table-cell office:value-type="float" office:value="-1.76185">
            <text:p>-1.76185</text:p>
          </table:table-cell>
          <table:table-cell office:value-type="float" office:value="0.333823">
            <text:p>0.333823</text:p>
          </table:table-cell>
          <table:table-cell office:value-type="float" office:value="0.201225">
            <text:p>0.201225</text:p>
          </table:table-cell>
        </table:table-row>
        <table:table-row table:style-name="ro1">
          <table:table-cell/>
          <table:table-cell office:value-type="float" office:value="0.0273336">
            <text:p>0.0273336</text:p>
          </table:table-cell>
          <table:table-cell office:value-type="float" office:value="-0.739327">
            <text:p>-0.739327</text:p>
          </table:table-cell>
          <table:table-cell office:value-type="float" office:value="-0.542134">
            <text:p>-0.542134</text:p>
          </table:table-cell>
          <table:table-cell office:value-type="float" office:value="-1.62351">
            <text:p>-1.62351</text:p>
          </table:table-cell>
          <table:table-cell office:value-type="float" office:value="-0.66495">
            <text:p>-0.66495</text:p>
          </table:table-cell>
        </table:table-row>
        <table:table-row table:style-name="ro1">
          <table:table-cell/>
          <table:table-cell office:value-type="float" office:value="0.808895">
            <text:p>0.808895</text:p>
          </table:table-cell>
          <table:table-cell office:value-type="float" office:value="2.28991">
            <text:p>2.28991</text:p>
          </table:table-cell>
          <table:table-cell office:value-type="float" office:value="-1.20538">
            <text:p>-1.20538</text:p>
          </table:table-cell>
          <table:table-cell office:value-type="float" office:value="-0.629952">
            <text:p>-0.629952</text:p>
          </table:table-cell>
          <table:table-cell office:value-type="float" office:value="1.93675">
            <text:p>1.93675</text:p>
          </table:table-cell>
        </table:table-row>
        <table:table-row table:style-name="ro1">
          <table:table-cell/>
          <table:table-cell office:value-type="float" office:value="2.78171">
            <text:p>2.78171</text:p>
          </table:table-cell>
          <table:table-cell office:value-type="float" office:value="0.391645">
            <text:p>0.391645</text:p>
          </table:table-cell>
          <table:table-cell office:value-type="float" office:value="0.324667">
            <text:p>0.324667</text:p>
          </table:table-cell>
          <table:table-cell office:value-type="float" office:value="-0.525017">
            <text:p>-0.525017</text:p>
          </table:table-cell>
          <table:table-cell office:value-type="float" office:value="-3.15609">
            <text:p>-3.15609</text:p>
          </table:table-cell>
        </table:table-row>
        <table:table-row table:style-name="ro1">
          <table:table-cell/>
          <table:table-cell office:value-type="float" office:value="-0.370354">
            <text:p>-0.370354</text:p>
          </table:table-cell>
          <table:table-cell office:value-type="float" office:value="0.287833">
            <text:p>0.287833</text:p>
          </table:table-cell>
          <table:table-cell office:value-type="float" office:value="1.19133">
            <text:p>1.19133</text:p>
          </table:table-cell>
          <table:table-cell office:value-type="float" office:value="-0.415411">
            <text:p>-0.415411</text:p>
          </table:table-cell>
          <table:table-cell office:value-type="float" office:value="1.33543">
            <text:p>1.33543</text:p>
          </table:table-cell>
        </table:table-row>
        <table:table-row table:style-name="ro1">
          <table:table-cell/>
          <table:table-cell office:value-type="float" office:value="0.344583">
            <text:p>0.344583</text:p>
          </table:table-cell>
          <table:table-cell office:value-type="float" office:value="-1.19171">
            <text:p>-1.19171</text:p>
          </table:table-cell>
          <table:table-cell office:value-type="float" office:value="1.41748">
            <text:p>1.41748</text:p>
          </table:table-cell>
          <table:table-cell office:value-type="float" office:value="-0.573264">
            <text:p>-0.573264</text:p>
          </table:table-cell>
          <table:table-cell office:value-type="float" office:value="-0.368041">
            <text:p>-0.368041</text:p>
          </table:table-cell>
        </table:table-row>
        <table:table-row table:style-name="ro1">
          <table:table-cell/>
          <table:table-cell office:value-type="float" office:value="-1.2845">
            <text:p>-1.2845</text:p>
          </table:table-cell>
          <table:table-cell office:value-type="float" office:value="-0.620706">
            <text:p>-0.620706</text:p>
          </table:table-cell>
          <table:table-cell office:value-type="float" office:value="-1.42346">
            <text:p>-1.42346</text:p>
          </table:table-cell>
          <table:table-cell office:value-type="float" office:value="0.0294472">
            <text:p>0.0294472</text:p>
          </table:table-cell>
          <table:table-cell office:value-type="float" office:value="1.78479">
            <text:p>1.78479</text:p>
          </table:table-cell>
        </table:table-row>
        <table:table-row table:style-name="ro1">
          <table:table-cell/>
          <table:table-cell office:value-type="float" office:value="-0.933244">
            <text:p>-0.933244</text:p>
          </table:table-cell>
          <table:table-cell office:value-type="float" office:value="-1.41202">
            <text:p>-1.41202</text:p>
          </table:table-cell>
          <table:table-cell office:value-type="float" office:value="0.882994">
            <text:p>0.882994</text:p>
          </table:table-cell>
          <table:table-cell office:value-type="float" office:value="-0.593578">
            <text:p>-0.593578</text:p>
          </table:table-cell>
          <table:table-cell office:value-type="float" office:value="-0.239695">
            <text:p>-0.239695</text:p>
          </table:table-cell>
        </table:table-row>
        <table:table-row table:style-name="ro1">
          <table:table-cell/>
          <table:table-cell office:value-type="float" office:value="-0.0302788">
            <text:p>-0.0302788</text:p>
          </table:table-cell>
          <table:table-cell office:value-type="float" office:value="0.00744463">
            <text:p>0.00744463</text:p>
          </table:table-cell>
          <table:table-cell office:value-type="float" office:value="1.64659">
            <text:p>1.64659</text:p>
          </table:table-cell>
          <table:table-cell office:value-type="float" office:value="1.18779">
            <text:p>1.18779</text:p>
          </table:table-cell>
          <table:table-cell office:value-type="float" office:value="-1.07893">
            <text:p>-1.07893</text:p>
          </table:table-cell>
        </table:table-row>
        <table:table-row table:style-name="ro1">
          <table:table-cell/>
          <table:table-cell office:value-type="float" office:value="-1.03935">
            <text:p>-1.03935</text:p>
          </table:table-cell>
          <table:table-cell office:value-type="float" office:value="-0.409464">
            <text:p>-0.409464</text:p>
          </table:table-cell>
          <table:table-cell office:value-type="float" office:value="-1.56198">
            <text:p>-1.56198</text:p>
          </table:table-cell>
          <table:table-cell office:value-type="float" office:value="-0.334489">
            <text:p>-0.334489</text:p>
          </table:table-cell>
          <table:table-cell office:value-type="float" office:value="-0.323065">
            <text:p>-0.323065</text:p>
          </table:table-cell>
        </table:table-row>
        <table:table-row table:style-name="ro1">
          <table:table-cell/>
          <table:table-cell office:value-type="float" office:value="0.617738">
            <text:p>0.617738</text:p>
          </table:table-cell>
          <table:table-cell office:value-type="float" office:value="0.596463">
            <text:p>0.596463</text:p>
          </table:table-cell>
          <table:table-cell office:value-type="float" office:value="-0.408412">
            <text:p>-0.408412</text:p>
          </table:table-cell>
          <table:table-cell office:value-type="float" office:value="1.02514">
            <text:p>1.02514</text:p>
          </table:table-cell>
          <table:table-cell office:value-type="float" office:value="0.597598">
            <text:p>0.597598</text:p>
          </table:table-cell>
        </table:table-row>
        <table:table-row table:style-name="ro1">
          <table:table-cell/>
          <table:table-cell office:value-type="float" office:value="1.65827">
            <text:p>1.65827</text:p>
          </table:table-cell>
          <table:table-cell office:value-type="float" office:value="-0.12186">
            <text:p>-0.12186</text:p>
          </table:table-cell>
          <table:table-cell office:value-type="float" office:value="-0.814315">
            <text:p>-0.814315</text:p>
          </table:table-cell>
          <table:table-cell office:value-type="float" office:value="-0.331601">
            <text:p>-0.331601</text:p>
          </table:table-cell>
          <table:table-cell office:value-type="float" office:value="0.351637">
            <text:p>0.351637</text:p>
          </table:table-cell>
        </table:table-row>
        <table:table-row table:style-name="ro1">
          <table:table-cell/>
          <table:table-cell office:value-type="float" office:value="0.437089">
            <text:p>0.437089</text:p>
          </table:table-cell>
          <table:table-cell office:value-type="float" office:value="-0.585549">
            <text:p>-0.585549</text:p>
          </table:table-cell>
          <table:table-cell office:value-type="float" office:value="0.0574678">
            <text:p>0.0574678</text:p>
          </table:table-cell>
          <table:table-cell office:value-type="float" office:value="-0.107309">
            <text:p>-0.107309</text:p>
          </table:table-cell>
          <table:table-cell office:value-type="float" office:value="-1.06813">
            <text:p>-1.06813</text:p>
          </table:table-cell>
        </table:table-row>
        <table:table-row table:style-name="ro1">
          <table:table-cell/>
          <table:table-cell office:value-type="float" office:value="0.316311">
            <text:p>0.316311</text:p>
          </table:table-cell>
          <table:table-cell office:value-type="float" office:value="-0.490982">
            <text:p>-0.490982</text:p>
          </table:table-cell>
          <table:table-cell office:value-type="float" office:value="-1.68283">
            <text:p>-1.68283</text:p>
          </table:table-cell>
          <table:table-cell office:value-type="float" office:value="1.17437">
            <text:p>1.17437</text:p>
          </table:table-cell>
          <table:table-cell office:value-type="float" office:value="-1.20406">
            <text:p>-1.20406</text:p>
          </table:table-cell>
        </table:table-row>
        <table:table-row table:style-name="ro1">
          <table:table-cell/>
          <table:table-cell office:value-type="float" office:value="-0.227442">
            <text:p>-0.227442</text:p>
          </table:table-cell>
          <table:table-cell office:value-type="float" office:value="-0.00137982">
            <text:p>-0.00137982</text:p>
          </table:table-cell>
          <table:table-cell office:value-type="float" office:value="-0.359927">
            <text:p>-0.359927</text:p>
          </table:table-cell>
          <table:table-cell office:value-type="float" office:value="-0.817368">
            <text:p>-0.817368</text:p>
          </table:table-cell>
          <table:table-cell office:value-type="float" office:value="-0.111255">
            <text:p>-0.111255</text:p>
          </table:table-cell>
        </table:table-row>
        <table:table-row table:style-name="ro1">
          <table:table-cell/>
          <table:table-cell office:value-type="float" office:value="-0.0580982">
            <text:p>-0.0580982</text:p>
          </table:table-cell>
          <table:table-cell office:value-type="float" office:value="-0.523391">
            <text:p>-0.523391</text:p>
          </table:table-cell>
          <table:table-cell office:value-type="float" office:value="-0.0474354">
            <text:p>-0.0474354</text:p>
          </table:table-cell>
          <table:table-cell office:value-type="float" office:value="0.138623">
            <text:p>0.138623</text:p>
          </table:table-cell>
          <table:table-cell office:value-type="float" office:value="-1.56649">
            <text:p>-1.56649</text:p>
          </table:table-cell>
        </table:table-row>
        <table:table-row table:style-name="ro1">
          <table:table-cell/>
          <table:table-cell office:value-type="float" office:value="-0.292644">
            <text:p>-0.292644</text:p>
          </table:table-cell>
          <table:table-cell office:value-type="float" office:value="-0.412603">
            <text:p>-0.412603</text:p>
          </table:table-cell>
          <table:table-cell office:value-type="float" office:value="-0.55351">
            <text:p>-0.55351</text:p>
          </table:table-cell>
          <table:table-cell office:value-type="float" office:value="0.381594">
            <text:p>0.381594</text:p>
          </table:table-cell>
          <table:table-cell office:value-type="float" office:value="-1.20117">
            <text:p>-1.20117</text:p>
          </table:table-cell>
        </table:table-row>
        <table:table-row table:style-name="ro1">
          <table:table-cell/>
          <table:table-cell office:value-type="float" office:value="0.43787">
            <text:p>0.43787</text:p>
          </table:table-cell>
          <table:table-cell office:value-type="float" office:value="-0.0211782">
            <text:p>-0.0211782</text:p>
          </table:table-cell>
          <table:table-cell office:value-type="float" office:value="0.683403">
            <text:p>0.683403</text:p>
          </table:table-cell>
          <table:table-cell office:value-type="float" office:value="1.59958">
            <text:p>1.59958</text:p>
          </table:table-cell>
          <table:table-cell office:value-type="float" office:value="0.00538309">
            <text:p>0.00538309</text:p>
          </table:table-cell>
        </table:table-row>
        <table:table-row table:style-name="ro1">
          <table:table-cell/>
          <table:table-cell office:value-type="float" office:value="0.525528">
            <text:p>0.525528</text:p>
          </table:table-cell>
          <table:table-cell office:value-type="float" office:value="2.37439">
            <text:p>2.37439</text:p>
          </table:table-cell>
          <table:table-cell office:value-type="float" office:value="0.298515">
            <text:p>0.298515</text:p>
          </table:table-cell>
          <table:table-cell office:value-type="float" office:value="0.533802">
            <text:p>0.533802</text:p>
          </table:table-cell>
          <table:table-cell office:value-type="float" office:value="-0.747311">
            <text:p>-0.747311</text:p>
          </table:table-cell>
        </table:table-row>
        <table:table-row table:style-name="ro1">
          <table:table-cell/>
          <table:table-cell office:value-type="float" office:value="0.619618">
            <text:p>0.619618</text:p>
          </table:table-cell>
          <table:table-cell office:value-type="float" office:value="-1.81884">
            <text:p>-1.81884</text:p>
          </table:table-cell>
          <table:table-cell office:value-type="float" office:value="-1.40009">
            <text:p>-1.40009</text:p>
          </table:table-cell>
          <table:table-cell office:value-type="float" office:value="1.49974">
            <text:p>1.49974</text:p>
          </table:table-cell>
          <table:table-cell office:value-type="float" office:value="-0.870156">
            <text:p>-0.870156</text:p>
          </table:table-cell>
        </table:table-row>
        <table:table-row table:style-name="ro1">
          <table:table-cell/>
          <table:table-cell office:value-type="float" office:value="1.68883">
            <text:p>1.68883</text:p>
          </table:table-cell>
          <table:table-cell office:value-type="float" office:value="-0.0151959">
            <text:p>-0.0151959</text:p>
          </table:table-cell>
          <table:table-cell office:value-type="float" office:value="-1.15469">
            <text:p>-1.15469</text:p>
          </table:table-cell>
          <table:table-cell office:value-type="float" office:value="-0.771603">
            <text:p>-0.771603</text:p>
          </table:table-cell>
          <table:table-cell office:value-type="float" office:value="1.35327">
            <text:p>1.35327</text:p>
          </table:table-cell>
        </table:table-row>
        <table:table-row table:style-name="ro1">
          <table:table-cell/>
          <table:table-cell office:value-type="float" office:value="-1.20867">
            <text:p>-1.20867</text:p>
          </table:table-cell>
          <table:table-cell office:value-type="float" office:value="0.81395">
            <text:p>0.81395</text:p>
          </table:table-cell>
          <table:table-cell office:value-type="float" office:value="-0.886324">
            <text:p>-0.886324</text:p>
          </table:table-cell>
          <table:table-cell office:value-type="float" office:value="0.45676">
            <text:p>0.45676</text:p>
          </table:table-cell>
          <table:table-cell office:value-type="float" office:value="-0.465889">
            <text:p>-0.465889</text:p>
          </table:table-cell>
        </table:table-row>
        <table:table-row table:style-name="ro1">
          <table:table-cell/>
          <table:table-cell office:value-type="float" office:value="-0.397195">
            <text:p>-0.397195</text:p>
          </table:table-cell>
          <table:table-cell office:value-type="float" office:value="1.08862">
            <text:p>1.08862</text:p>
          </table:table-cell>
          <table:table-cell office:value-type="float" office:value="-1.23472">
            <text:p>-1.23472</text:p>
          </table:table-cell>
          <table:table-cell office:value-type="float" office:value="0.0717072">
            <text:p>0.0717072</text:p>
          </table:table-cell>
          <table:table-cell office:value-type="float" office:value="-0.938602">
            <text:p>-0.938602</text:p>
          </table:table-cell>
        </table:table-row>
        <table:table-row table:style-name="ro1">
          <table:table-cell/>
          <table:table-cell office:value-type="float" office:value="0.0761432">
            <text:p>0.0761432</text:p>
          </table:table-cell>
          <table:table-cell office:value-type="float" office:value="-0.326253">
            <text:p>-0.326253</text:p>
          </table:table-cell>
          <table:table-cell office:value-type="float" office:value="0.655186">
            <text:p>0.655186</text:p>
          </table:table-cell>
          <table:table-cell office:value-type="float" office:value="-1.88505">
            <text:p>-1.88505</text:p>
          </table:table-cell>
          <table:table-cell office:value-type="float" office:value="-0.625595">
            <text:p>-0.625595</text:p>
          </table:table-cell>
        </table:table-row>
        <table:table-row table:style-name="ro1">
          <table:table-cell/>
          <table:table-cell office:value-type="float" office:value="0.187219">
            <text:p>0.187219</text:p>
          </table:table-cell>
          <table:table-cell office:value-type="float" office:value="-1.90166">
            <text:p>-1.90166</text:p>
          </table:table-cell>
          <table:table-cell office:value-type="float" office:value="-0.644595">
            <text:p>-0.644595</text:p>
          </table:table-cell>
          <table:table-cell office:value-type="float" office:value="1.08407">
            <text:p>1.08407</text:p>
          </table:table-cell>
          <table:table-cell office:value-type="float" office:value="-0.540783">
            <text:p>-0.540783</text:p>
          </table:table-cell>
        </table:table-row>
        <table:table-row table:style-name="ro1">
          <table:table-cell/>
          <table:table-cell office:value-type="float" office:value="-0.544147">
            <text:p>-0.544147</text:p>
          </table:table-cell>
          <table:table-cell office:value-type="float" office:value="-0.79232">
            <text:p>-0.79232</text:p>
          </table:table-cell>
          <table:table-cell office:value-type="float" office:value="0.653528">
            <text:p>0.653528</text:p>
          </table:table-cell>
          <table:table-cell office:value-type="float" office:value="0.175424">
            <text:p>0.175424</text:p>
          </table:table-cell>
          <table:table-cell office:value-type="float" office:value="-1.13468">
            <text:p>-1.13468</text:p>
          </table:table-cell>
        </table:table-row>
        <table:table-row table:style-name="ro1">
          <table:table-cell/>
          <table:table-cell office:value-type="float" office:value="1.37519">
            <text:p>1.37519</text:p>
          </table:table-cell>
          <table:table-cell office:value-type="float" office:value="-1.61411">
            <text:p>-1.61411</text:p>
          </table:table-cell>
          <table:table-cell office:value-type="float" office:value="-0.221011">
            <text:p>-0.221011</text:p>
          </table:table-cell>
          <table:table-cell office:value-type="float" office:value="-0.162902">
            <text:p>-0.162902</text:p>
          </table:table-cell>
          <table:table-cell office:value-type="float" office:value="-0.0960568">
            <text:p>-0.0960568</text:p>
          </table:table-cell>
        </table:table-row>
        <table:table-row table:style-name="ro1">
          <table:table-cell/>
          <table:table-cell office:value-type="float" office:value="0.722379">
            <text:p>0.722379</text:p>
          </table:table-cell>
          <table:table-cell office:value-type="float" office:value="0.898724">
            <text:p>0.898724</text:p>
          </table:table-cell>
          <table:table-cell office:value-type="float" office:value="-0.35065">
            <text:p>-0.35065</text:p>
          </table:table-cell>
          <table:table-cell office:value-type="float" office:value="-0.295216">
            <text:p>-0.295216</text:p>
          </table:table-cell>
          <table:table-cell office:value-type="float" office:value="-0.00118273">
            <text:p>-0.00118273</text:p>
          </table:table-cell>
        </table:table-row>
        <table:table-row table:style-name="ro1">
          <table:table-cell/>
          <table:table-cell office:value-type="float" office:value="-0.307574">
            <text:p>-0.307574</text:p>
          </table:table-cell>
          <table:table-cell office:value-type="float" office:value="-0.717182">
            <text:p>-0.717182</text:p>
          </table:table-cell>
          <table:table-cell office:value-type="float" office:value="-1.13655">
            <text:p>-1.13655</text:p>
          </table:table-cell>
          <table:table-cell office:value-type="float" office:value="0.0718058">
            <text:p>0.0718058</text:p>
          </table:table-cell>
          <table:table-cell office:value-type="float" office:value="1.52739">
            <text:p>1.52739</text:p>
          </table:table-cell>
        </table:table-row>
        <table:table-row table:style-name="ro1">
          <table:table-cell/>
          <table:table-cell office:value-type="float" office:value="1.51564">
            <text:p>1.51564</text:p>
          </table:table-cell>
          <table:table-cell office:value-type="float" office:value="0.33375">
            <text:p>0.33375</text:p>
          </table:table-cell>
          <table:table-cell office:value-type="float" office:value="1.83316">
            <text:p>1.83316</text:p>
          </table:table-cell>
          <table:table-cell office:value-type="float" office:value="-0.265578">
            <text:p>-0.265578</text:p>
          </table:table-cell>
          <table:table-cell office:value-type="float" office:value="-1.20424">
            <text:p>-1.20424</text:p>
          </table:table-cell>
        </table:table-row>
        <table:table-row table:style-name="ro1">
          <table:table-cell/>
          <table:table-cell office:value-type="float" office:value="0.226901">
            <text:p>0.226901</text:p>
          </table:table-cell>
          <table:table-cell office:value-type="float" office:value="2.22707">
            <text:p>2.22707</text:p>
          </table:table-cell>
          <table:table-cell office:value-type="float" office:value="-0.458381">
            <text:p>-0.458381</text:p>
          </table:table-cell>
          <table:table-cell office:value-type="float" office:value="0.172665">
            <text:p>0.172665</text:p>
          </table:table-cell>
          <table:table-cell office:value-type="float" office:value="0.540593">
            <text:p>0.540593</text:p>
          </table:table-cell>
        </table:table-row>
        <table:table-row table:style-name="ro1">
          <table:table-cell/>
          <table:table-cell office:value-type="float" office:value="1.18543">
            <text:p>1.18543</text:p>
          </table:table-cell>
          <table:table-cell office:value-type="float" office:value="-1.07577">
            <text:p>-1.07577</text:p>
          </table:table-cell>
          <table:table-cell office:value-type="float" office:value="1.71351">
            <text:p>1.71351</text:p>
          </table:table-cell>
          <table:table-cell office:value-type="float" office:value="-0.132317">
            <text:p>-0.132317</text:p>
          </table:table-cell>
          <table:table-cell office:value-type="float" office:value="-0.822156">
            <text:p>-0.822156</text:p>
          </table:table-cell>
        </table:table-row>
        <table:table-row table:style-name="ro1">
          <table:table-cell/>
          <table:table-cell office:value-type="float" office:value="-0.742958">
            <text:p>-0.742958</text:p>
          </table:table-cell>
          <table:table-cell office:value-type="float" office:value="0.154714">
            <text:p>0.154714</text:p>
          </table:table-cell>
          <table:table-cell office:value-type="float" office:value="-2.04449">
            <text:p>-2.04449</text:p>
          </table:table-cell>
          <table:table-cell office:value-type="float" office:value="1.20556">
            <text:p>1.20556</text:p>
          </table:table-cell>
          <table:table-cell office:value-type="float" office:value="0.178175">
            <text:p>0.178175</text:p>
          </table:table-cell>
        </table:table-row>
        <table:table-row table:style-name="ro1">
          <table:table-cell/>
          <table:table-cell office:value-type="float" office:value="1.29295">
            <text:p>1.29295</text:p>
          </table:table-cell>
          <table:table-cell office:value-type="float" office:value="1.08245">
            <text:p>1.08245</text:p>
          </table:table-cell>
          <table:table-cell office:value-type="float" office:value="0.827406">
            <text:p>0.827406</text:p>
          </table:table-cell>
          <table:table-cell office:value-type="float" office:value="-0.670709">
            <text:p>-0.670709</text:p>
          </table:table-cell>
          <table:table-cell office:value-type="float" office:value="-0.363173">
            <text:p>-0.363173</text:p>
          </table:table-cell>
        </table:table-row>
        <table:table-row table:style-name="ro1">
          <table:table-cell/>
          <table:table-cell office:value-type="float" office:value="-0.202828">
            <text:p>-0.202828</text:p>
          </table:table-cell>
          <table:table-cell office:value-type="float" office:value="-1.19258">
            <text:p>-1.19258</text:p>
          </table:table-cell>
          <table:table-cell office:value-type="float" office:value="-0.687583">
            <text:p>-0.687583</text:p>
          </table:table-cell>
          <table:table-cell office:value-type="float" office:value="-0.407913">
            <text:p>-0.407913</text:p>
          </table:table-cell>
          <table:table-cell office:value-type="float" office:value="2.24653">
            <text:p>2.24653</text:p>
          </table:table-cell>
        </table:table-row>
        <table:table-row table:style-name="ro1">
          <table:table-cell/>
          <table:table-cell office:value-type="float" office:value="0.0896745">
            <text:p>0.0896745</text:p>
          </table:table-cell>
          <table:table-cell office:value-type="float" office:value="-0.730299">
            <text:p>-0.730299</text:p>
          </table:table-cell>
          <table:table-cell office:value-type="float" office:value="0.3887">
            <text:p>0.3887</text:p>
          </table:table-cell>
          <table:table-cell office:value-type="float" office:value="0.553238">
            <text:p>0.553238</text:p>
          </table:table-cell>
          <table:table-cell office:value-type="float" office:value="-0.575148">
            <text:p>-0.575148</text:p>
          </table:table-cell>
        </table:table-row>
        <table:table-row table:style-name="ro1">
          <table:table-cell/>
          <table:table-cell office:value-type="float" office:value="0.327984">
            <text:p>0.327984</text:p>
          </table:table-cell>
          <table:table-cell office:value-type="float" office:value="0.180957">
            <text:p>0.180957</text:p>
          </table:table-cell>
          <table:table-cell office:value-type="float" office:value="0.694283">
            <text:p>0.694283</text:p>
          </table:table-cell>
          <table:table-cell office:value-type="float" office:value="-0.0627138">
            <text:p>-0.0627138</text:p>
          </table:table-cell>
          <table:table-cell office:value-type="float" office:value="0.0780954">
            <text:p>0.0780954</text:p>
          </table:table-cell>
        </table:table-row>
        <table:table-row table:style-name="ro1">
          <table:table-cell/>
          <table:table-cell office:value-type="float" office:value="0.825988">
            <text:p>0.825988</text:p>
          </table:table-cell>
          <table:table-cell office:value-type="float" office:value="0.63138">
            <text:p>0.63138</text:p>
          </table:table-cell>
          <table:table-cell office:value-type="float" office:value="-0.709249">
            <text:p>-0.709249</text:p>
          </table:table-cell>
          <table:table-cell office:value-type="float" office:value="1.31986">
            <text:p>1.31986</text:p>
          </table:table-cell>
          <table:table-cell office:value-type="float" office:value="-0.188854">
            <text:p>-0.188854</text:p>
          </table:table-cell>
        </table:table-row>
        <table:table-row table:style-name="ro1">
          <table:table-cell/>
          <table:table-cell office:value-type="float" office:value="0.150815">
            <text:p>0.150815</text:p>
          </table:table-cell>
          <table:table-cell office:value-type="float" office:value="0.538742">
            <text:p>0.538742</text:p>
          </table:table-cell>
          <table:table-cell office:value-type="float" office:value="1.21217">
            <text:p>1.21217</text:p>
          </table:table-cell>
          <table:table-cell office:value-type="float" office:value="0.349637">
            <text:p>0.349637</text:p>
          </table:table-cell>
          <table:table-cell office:value-type="float" office:value="0.215985">
            <text:p>0.215985</text:p>
          </table:table-cell>
        </table:table-row>
        <table:table-row table:style-name="ro1">
          <table:table-cell/>
          <table:table-cell office:value-type="float" office:value="-0.245264">
            <text:p>-0.245264</text:p>
          </table:table-cell>
          <table:table-cell office:value-type="float" office:value="-0.834086">
            <text:p>-0.834086</text:p>
          </table:table-cell>
          <table:table-cell office:value-type="float" office:value="-1.05522">
            <text:p>-1.05522</text:p>
          </table:table-cell>
          <table:table-cell office:value-type="float" office:value="0.116528">
            <text:p>0.116528</text:p>
          </table:table-cell>
          <table:table-cell office:value-type="float" office:value="0.263623">
            <text:p>0.263623</text:p>
          </table:table-cell>
        </table:table-row>
        <table:table-row table:style-name="ro1">
          <table:table-cell/>
          <table:table-cell office:value-type="float" office:value="-0.801567">
            <text:p>-0.801567</text:p>
          </table:table-cell>
          <table:table-cell office:value-type="float" office:value="-0.0260563">
            <text:p>-0.0260563</text:p>
          </table:table-cell>
          <table:table-cell office:value-type="float" office:value="-0.89085">
            <text:p>-0.89085</text:p>
          </table:table-cell>
          <table:table-cell office:value-type="float" office:value="1.2355">
            <text:p>1.2355</text:p>
          </table:table-cell>
          <table:table-cell office:value-type="float" office:value="-1.28074">
            <text:p>-1.28074</text:p>
          </table:table-cell>
        </table:table-row>
        <table:table-row table:style-name="ro1">
          <table:table-cell/>
          <table:table-cell office:value-type="float" office:value="-1.69085">
            <text:p>-1.69085</text:p>
          </table:table-cell>
          <table:table-cell office:value-type="float" office:value="0.809871">
            <text:p>0.809871</text:p>
          </table:table-cell>
          <table:table-cell office:value-type="float" office:value="1.87245">
            <text:p>1.87245</text:p>
          </table:table-cell>
          <table:table-cell office:value-type="float" office:value="1.83012">
            <text:p>1.83012</text:p>
          </table:table-cell>
          <table:table-cell office:value-type="float" office:value="0.129487">
            <text:p>0.129487</text:p>
          </table:table-cell>
        </table:table-row>
        <table:table-row table:style-name="ro1">
          <table:table-cell/>
          <table:table-cell office:value-type="float" office:value="-0.21538">
            <text:p>-0.21538</text:p>
          </table:table-cell>
          <table:table-cell office:value-type="float" office:value="1.96963">
            <text:p>1.96963</text:p>
          </table:table-cell>
          <table:table-cell office:value-type="float" office:value="0.801235">
            <text:p>0.801235</text:p>
          </table:table-cell>
          <table:table-cell office:value-type="float" office:value="0.146748">
            <text:p>0.146748</text:p>
          </table:table-cell>
          <table:table-cell office:value-type="float" office:value="1.9003">
            <text:p>1.9003</text:p>
          </table:table-cell>
        </table:table-row>
        <table:table-row table:style-name="ro1">
          <table:table-cell/>
          <table:table-cell office:value-type="float" office:value="0.0485747">
            <text:p>0.0485747</text:p>
          </table:table-cell>
          <table:table-cell office:value-type="float" office:value="-1.54112">
            <text:p>-1.54112</text:p>
          </table:table-cell>
          <table:table-cell office:value-type="float" office:value="0.0125445">
            <text:p>0.0125445</text:p>
          </table:table-cell>
          <table:table-cell office:value-type="float" office:value="0.487857">
            <text:p>0.487857</text:p>
          </table:table-cell>
          <table:table-cell office:value-type="float" office:value="-0.492534">
            <text:p>-0.492534</text:p>
          </table:table-cell>
        </table:table-row>
        <table:table-row table:style-name="ro1">
          <table:table-cell/>
          <table:table-cell office:value-type="float" office:value="-1.02747">
            <text:p>-1.02747</text:p>
          </table:table-cell>
          <table:table-cell office:value-type="float" office:value="-1.03686">
            <text:p>-1.03686</text:p>
          </table:table-cell>
          <table:table-cell office:value-type="float" office:value="0.488343">
            <text:p>0.488343</text:p>
          </table:table-cell>
          <table:table-cell office:value-type="float" office:value="-0.653576">
            <text:p>-0.653576</text:p>
          </table:table-cell>
          <table:table-cell office:value-type="float" office:value="-1.6549">
            <text:p>-1.6549</text:p>
          </table:table-cell>
        </table:table-row>
        <table:table-row table:style-name="ro1">
          <table:table-cell/>
          <table:table-cell office:value-type="float" office:value="0.410657">
            <text:p>0.410657</text:p>
          </table:table-cell>
          <table:table-cell office:value-type="float" office:value="-0.312839">
            <text:p>-0.312839</text:p>
          </table:table-cell>
          <table:table-cell office:value-type="float" office:value="-2.12487">
            <text:p>-2.12487</text:p>
          </table:table-cell>
          <table:table-cell office:value-type="float" office:value="1.91548">
            <text:p>1.91548</text:p>
          </table:table-cell>
          <table:table-cell office:value-type="float" office:value="-0.993659">
            <text:p>-0.993659</text:p>
          </table:table-cell>
        </table:table-row>
        <table:table-row table:style-name="ro1">
          <table:table-cell/>
          <table:table-cell office:value-type="float" office:value="-1.00897">
            <text:p>-1.00897</text:p>
          </table:table-cell>
          <table:table-cell office:value-type="float" office:value="1.26134">
            <text:p>1.26134</text:p>
          </table:table-cell>
          <table:table-cell office:value-type="float" office:value="1.17494">
            <text:p>1.17494</text:p>
          </table:table-cell>
          <table:table-cell office:value-type="float" office:value="0.0259481">
            <text:p>0.0259481</text:p>
          </table:table-cell>
          <table:table-cell office:value-type="float" office:value="-0.0437669">
            <text:p>-0.0437669</text:p>
          </table:table-cell>
        </table:table-row>
        <table:table-row table:style-name="ro1">
          <table:table-cell/>
          <table:table-cell office:value-type="float" office:value="1.17904">
            <text:p>1.17904</text:p>
          </table:table-cell>
          <table:table-cell office:value-type="float" office:value="-0.725198">
            <text:p>-0.725198</text:p>
          </table:table-cell>
          <table:table-cell office:value-type="float" office:value="0.761763">
            <text:p>0.761763</text:p>
          </table:table-cell>
          <table:table-cell office:value-type="float" office:value="1.53793">
            <text:p>1.53793</text:p>
          </table:table-cell>
          <table:table-cell office:value-type="float" office:value="0.336932">
            <text:p>0.336932</text:p>
          </table:table-cell>
        </table:table-row>
        <table:table-row table:style-name="ro1">
          <table:table-cell/>
          <table:table-cell office:value-type="float" office:value="-0.368155">
            <text:p>-0.368155</text:p>
          </table:table-cell>
          <table:table-cell office:value-type="float" office:value="0.842373">
            <text:p>0.842373</text:p>
          </table:table-cell>
          <table:table-cell office:value-type="float" office:value="-0.0600933">
            <text:p>-0.0600933</text:p>
          </table:table-cell>
          <table:table-cell office:value-type="float" office:value="-1.79566">
            <text:p>-1.79566</text:p>
          </table:table-cell>
          <table:table-cell office:value-type="float" office:value="1.03236">
            <text:p>1.03236</text:p>
          </table:table-cell>
        </table:table-row>
        <table:table-row table:style-name="ro1">
          <table:table-cell/>
          <table:table-cell office:value-type="float" office:value="-0.63554">
            <text:p>-0.63554</text:p>
          </table:table-cell>
          <table:table-cell office:value-type="float" office:value="0.513635">
            <text:p>0.513635</text:p>
          </table:table-cell>
          <table:table-cell office:value-type="float" office:value="2.27992">
            <text:p>2.27992</text:p>
          </table:table-cell>
          <table:table-cell office:value-type="float" office:value="-0.0130509">
            <text:p>-0.0130509</text:p>
          </table:table-cell>
          <table:table-cell office:value-type="float" office:value="-1.31802">
            <text:p>-1.31802</text:p>
          </table:table-cell>
        </table:table-row>
        <table:table-row table:style-name="ro1">
          <table:table-cell/>
          <table:table-cell office:value-type="float" office:value="0.136026">
            <text:p>0.136026</text:p>
          </table:table-cell>
          <table:table-cell office:value-type="float" office:value="-1.36762">
            <text:p>-1.36762</text:p>
          </table:table-cell>
          <table:table-cell office:value-type="float" office:value="-0.372079">
            <text:p>-0.372079</text:p>
          </table:table-cell>
          <table:table-cell office:value-type="float" office:value="-0.284404">
            <text:p>-0.284404</text:p>
          </table:table-cell>
          <table:table-cell office:value-type="float" office:value="1.03394">
            <text:p>1.03394</text:p>
          </table:table-cell>
        </table:table-row>
        <table:table-row table:style-name="ro1">
          <table:table-cell/>
          <table:table-cell office:value-type="float" office:value="-0.285242">
            <text:p>-0.285242</text:p>
          </table:table-cell>
          <table:table-cell office:value-type="float" office:value="-0.961567">
            <text:p>-0.961567</text:p>
          </table:table-cell>
          <table:table-cell office:value-type="float" office:value="-0.412351">
            <text:p>-0.412351</text:p>
          </table:table-cell>
          <table:table-cell office:value-type="float" office:value="0.661478">
            <text:p>0.661478</text:p>
          </table:table-cell>
          <table:table-cell office:value-type="float" office:value="-0.190965">
            <text:p>-0.190965</text:p>
          </table:table-cell>
        </table:table-row>
        <table:table-row table:style-name="ro1">
          <table:table-cell/>
          <table:table-cell office:value-type="float" office:value="1.62802">
            <text:p>1.62802</text:p>
          </table:table-cell>
          <table:table-cell office:value-type="float" office:value="-1.40244">
            <text:p>-1.40244</text:p>
          </table:table-cell>
          <table:table-cell office:value-type="float" office:value="0.737965">
            <text:p>0.737965</text:p>
          </table:table-cell>
          <table:table-cell office:value-type="float" office:value="-1.15568">
            <text:p>-1.15568</text:p>
          </table:table-cell>
          <table:table-cell office:value-type="float" office:value="0.486128">
            <text:p>0.486128</text:p>
          </table:table-cell>
        </table:table-row>
        <table:table-row table:style-name="ro1">
          <table:table-cell/>
          <table:table-cell office:value-type="float" office:value="-2.42022">
            <text:p>-2.42022</text:p>
          </table:table-cell>
          <table:table-cell office:value-type="float" office:value="1.09148">
            <text:p>1.09148</text:p>
          </table:table-cell>
          <table:table-cell office:value-type="float" office:value="1.16983">
            <text:p>1.16983</text:p>
          </table:table-cell>
          <table:table-cell office:value-type="float" office:value="1.03409">
            <text:p>1.03409</text:p>
          </table:table-cell>
          <table:table-cell office:value-type="float" office:value="-0.387902">
            <text:p>-0.387902</text:p>
          </table:table-cell>
        </table:table-row>
        <table:table-row table:style-name="ro1">
          <table:table-cell/>
          <table:table-cell office:value-type="float" office:value="-1.48551">
            <text:p>-1.48551</text:p>
          </table:table-cell>
          <table:table-cell office:value-type="float" office:value="-1.84518">
            <text:p>-1.84518</text:p>
          </table:table-cell>
          <table:table-cell office:value-type="float" office:value="-1.11464">
            <text:p>-1.11464</text:p>
          </table:table-cell>
          <table:table-cell office:value-type="float" office:value="-1.40122">
            <text:p>-1.40122</text:p>
          </table:table-cell>
          <table:table-cell office:value-type="float" office:value="-0.224505">
            <text:p>-0.224505</text:p>
          </table:table-cell>
        </table:table-row>
        <table:table-row table:style-name="ro1">
          <table:table-cell/>
          <table:table-cell office:value-type="float" office:value="-0.594281">
            <text:p>-0.594281</text:p>
          </table:table-cell>
          <table:table-cell office:value-type="float" office:value="-2.46235">
            <text:p>-2.46235</text:p>
          </table:table-cell>
          <table:table-cell office:value-type="float" office:value="0.448241">
            <text:p>0.448241</text:p>
          </table:table-cell>
          <table:table-cell office:value-type="float" office:value="-1.48756">
            <text:p>-1.48756</text:p>
          </table:table-cell>
          <table:table-cell office:value-type="float" office:value="-0.342727">
            <text:p>-0.342727</text:p>
          </table:table-cell>
        </table:table-row>
        <table:table-row table:style-name="ro1">
          <table:table-cell/>
          <table:table-cell office:value-type="float" office:value="0.989041">
            <text:p>0.989041</text:p>
          </table:table-cell>
          <table:table-cell office:value-type="float" office:value="0.62953">
            <text:p>0.62953</text:p>
          </table:table-cell>
          <table:table-cell office:value-type="float" office:value="-1.00775">
            <text:p>-1.00775</text:p>
          </table:table-cell>
          <table:table-cell office:value-type="float" office:value="0.420127">
            <text:p>0.420127</text:p>
          </table:table-cell>
          <table:table-cell office:value-type="float" office:value="-1.52076">
            <text:p>-1.52076</text:p>
          </table:table-cell>
        </table:table-row>
        <table:table-row table:style-name="ro1">
          <table:table-cell/>
          <table:table-cell office:value-type="float" office:value="0.658571">
            <text:p>0.658571</text:p>
          </table:table-cell>
          <table:table-cell office:value-type="float" office:value="-0.118002">
            <text:p>-0.118002</text:p>
          </table:table-cell>
          <table:table-cell office:value-type="float" office:value="-0.165527">
            <text:p>-0.165527</text:p>
          </table:table-cell>
          <table:table-cell office:value-type="float" office:value="-0.365381">
            <text:p>-0.365381</text:p>
          </table:table-cell>
          <table:table-cell office:value-type="float" office:value="0.651651">
            <text:p>0.651651</text:p>
          </table:table-cell>
        </table:table-row>
        <table:table-row table:style-name="ro1">
          <table:table-cell/>
          <table:table-cell office:value-type="float" office:value="-1.32963">
            <text:p>-1.32963</text:p>
          </table:table-cell>
          <table:table-cell office:value-type="float" office:value="0.419301">
            <text:p>0.419301</text:p>
          </table:table-cell>
          <table:table-cell office:value-type="float" office:value="-1.3776">
            <text:p>-1.3776</text:p>
          </table:table-cell>
          <table:table-cell office:value-type="float" office:value="-0.186555">
            <text:p>-0.186555</text:p>
          </table:table-cell>
          <table:table-cell office:value-type="float" office:value="-1.23606">
            <text:p>-1.23606</text:p>
          </table:table-cell>
        </table:table-row>
        <table:table-row table:style-name="ro1">
          <table:table-cell/>
          <table:table-cell office:value-type="float" office:value="0.876774">
            <text:p>0.876774</text:p>
          </table:table-cell>
          <table:table-cell office:value-type="float" office:value="0.237647">
            <text:p>0.237647</text:p>
          </table:table-cell>
          <table:table-cell office:value-type="float" office:value="0.406799">
            <text:p>0.406799</text:p>
          </table:table-cell>
          <table:table-cell office:value-type="float" office:value="0.86472">
            <text:p>0.86472</text:p>
          </table:table-cell>
          <table:table-cell office:value-type="float" office:value="-1.61162">
            <text:p>-1.61162</text:p>
          </table:table-cell>
        </table:table-row>
        <table:table-row table:style-name="ro1">
          <table:table-cell/>
          <table:table-cell office:value-type="float" office:value="-0.120079">
            <text:p>-0.120079</text:p>
          </table:table-cell>
          <table:table-cell office:value-type="float" office:value="-0.222243">
            <text:p>-0.222243</text:p>
          </table:table-cell>
          <table:table-cell office:value-type="float" office:value="-1.97907">
            <text:p>-1.97907</text:p>
          </table:table-cell>
          <table:table-cell office:value-type="float" office:value="-2.82492">
            <text:p>-2.82492</text:p>
          </table:table-cell>
          <table:table-cell office:value-type="float" office:value="-0.716438">
            <text:p>-0.716438</text:p>
          </table:table-cell>
        </table:table-row>
        <table:table-row table:style-name="ro1">
          <table:table-cell/>
          <table:table-cell office:value-type="float" office:value="0.859557">
            <text:p>0.859557</text:p>
          </table:table-cell>
          <table:table-cell office:value-type="float" office:value="0.146692">
            <text:p>0.146692</text:p>
          </table:table-cell>
          <table:table-cell office:value-type="float" office:value="-0.67333">
            <text:p>-0.67333</text:p>
          </table:table-cell>
          <table:table-cell office:value-type="float" office:value="0.855132">
            <text:p>0.855132</text:p>
          </table:table-cell>
          <table:table-cell office:value-type="float" office:value="0.721339">
            <text:p>0.721339</text:p>
          </table:table-cell>
        </table:table-row>
        <table:table-row table:style-name="ro1">
          <table:table-cell/>
          <table:table-cell office:value-type="float" office:value="0.122258">
            <text:p>0.122258</text:p>
          </table:table-cell>
          <table:table-cell office:value-type="float" office:value="0.99431">
            <text:p>0.99431</text:p>
          </table:table-cell>
          <table:table-cell office:value-type="float" office:value="-1.10838">
            <text:p>-1.10838</text:p>
          </table:table-cell>
          <table:table-cell office:value-type="float" office:value="0.172348">
            <text:p>0.172348</text:p>
          </table:table-cell>
          <table:table-cell office:value-type="float" office:value="-0.818335">
            <text:p>-0.818335</text:p>
          </table:table-cell>
        </table:table-row>
        <table:table-row table:style-name="ro1">
          <table:table-cell/>
          <table:table-cell office:value-type="float" office:value="-0.915745">
            <text:p>-0.915745</text:p>
          </table:table-cell>
          <table:table-cell office:value-type="float" office:value="0.298739">
            <text:p>0.298739</text:p>
          </table:table-cell>
          <table:table-cell office:value-type="float" office:value="-0.282333">
            <text:p>-0.282333</text:p>
          </table:table-cell>
          <table:table-cell office:value-type="float" office:value="1.47785">
            <text:p>1.47785</text:p>
          </table:table-cell>
          <table:table-cell office:value-type="float" office:value="-0.615374">
            <text:p>-0.615374</text:p>
          </table:table-cell>
        </table:table-row>
        <table:table-row table:style-name="ro1">
          <table:table-cell/>
          <table:table-cell office:value-type="float" office:value="1.04394">
            <text:p>1.04394</text:p>
          </table:table-cell>
          <table:table-cell office:value-type="float" office:value="-1.65548">
            <text:p>-1.65548</text:p>
          </table:table-cell>
          <table:table-cell office:value-type="float" office:value="-0.155477">
            <text:p>-0.155477</text:p>
          </table:table-cell>
          <table:table-cell office:value-type="float" office:value="0.128638">
            <text:p>0.128638</text:p>
          </table:table-cell>
          <table:table-cell office:value-type="float" office:value="-2.27528">
            <text:p>-2.27528</text:p>
          </table:table-cell>
        </table:table-row>
        <table:table-row table:style-name="ro1">
          <table:table-cell/>
          <table:table-cell office:value-type="float" office:value="0.0900074">
            <text:p>0.0900074</text:p>
          </table:table-cell>
          <table:table-cell office:value-type="float" office:value="1.22984">
            <text:p>1.22984</text:p>
          </table:table-cell>
          <table:table-cell office:value-type="float" office:value="-1.27673">
            <text:p>-1.27673</text:p>
          </table:table-cell>
          <table:table-cell office:value-type="float" office:value="-1.01538">
            <text:p>-1.01538</text:p>
          </table:table-cell>
          <table:table-cell office:value-type="float" office:value="-0.708376">
            <text:p>-0.708376</text:p>
          </table:table-cell>
        </table:table-row>
        <table:table-row table:style-name="ro1">
          <table:table-cell/>
          <table:table-cell office:value-type="float" office:value="0.877086">
            <text:p>0.877086</text:p>
          </table:table-cell>
          <table:table-cell office:value-type="float" office:value="-1.24452">
            <text:p>-1.24452</text:p>
          </table:table-cell>
          <table:table-cell office:value-type="float" office:value="0.195004">
            <text:p>0.195004</text:p>
          </table:table-cell>
          <table:table-cell office:value-type="float" office:value="-2.21548">
            <text:p>-2.21548</text:p>
          </table:table-cell>
          <table:table-cell office:value-type="float" office:value="1.19251">
            <text:p>1.19251</text:p>
          </table:table-cell>
        </table:table-row>
        <table:table-row table:style-name="ro1">
          <table:table-cell/>
          <table:table-cell office:value-type="float" office:value="0.267717">
            <text:p>0.267717</text:p>
          </table:table-cell>
          <table:table-cell office:value-type="float" office:value="2.43011">
            <text:p>2.43011</text:p>
          </table:table-cell>
          <table:table-cell office:value-type="float" office:value="-0.0941715">
            <text:p>-0.0941715</text:p>
          </table:table-cell>
          <table:table-cell office:value-type="float" office:value="-0.503757">
            <text:p>-0.503757</text:p>
          </table:table-cell>
          <table:table-cell office:value-type="float" office:value="-0.984873">
            <text:p>-0.984873</text:p>
          </table:table-cell>
        </table:table-row>
        <table:table-row table:style-name="ro1">
          <table:table-cell/>
          <table:table-cell office:value-type="float" office:value="0.397962">
            <text:p>0.397962</text:p>
          </table:table-cell>
          <table:table-cell office:value-type="float" office:value="0.623086">
            <text:p>0.623086</text:p>
          </table:table-cell>
          <table:table-cell office:value-type="float" office:value="-0.052166">
            <text:p>-0.052166</text:p>
          </table:table-cell>
          <table:table-cell office:value-type="float" office:value="2.68196">
            <text:p>2.68196</text:p>
          </table:table-cell>
          <table:table-cell office:value-type="float" office:value="1.63958">
            <text:p>1.63958</text:p>
          </table:table-cell>
        </table:table-row>
        <table:table-row table:style-name="ro1">
          <table:table-cell/>
          <table:table-cell office:value-type="float" office:value="-0.938588">
            <text:p>-0.938588</text:p>
          </table:table-cell>
          <table:table-cell office:value-type="float" office:value="1.18594">
            <text:p>1.18594</text:p>
          </table:table-cell>
          <table:table-cell office:value-type="float" office:value="0.23768">
            <text:p>0.23768</text:p>
          </table:table-cell>
          <table:table-cell office:value-type="float" office:value="-0.39559">
            <text:p>-0.39559</text:p>
          </table:table-cell>
          <table:table-cell office:value-type="float" office:value="1.68736">
            <text:p>1.68736</text:p>
          </table:table-cell>
        </table:table-row>
        <table:table-row table:style-name="ro1">
          <table:table-cell/>
          <table:table-cell office:value-type="float" office:value="0.730364">
            <text:p>0.730364</text:p>
          </table:table-cell>
          <table:table-cell office:value-type="float" office:value="0.17657">
            <text:p>0.17657</text:p>
          </table:table-cell>
          <table:table-cell office:value-type="float" office:value="0.659707">
            <text:p>0.659707</text:p>
          </table:table-cell>
          <table:table-cell office:value-type="float" office:value="0.855961">
            <text:p>0.855961</text:p>
          </table:table-cell>
          <table:table-cell office:value-type="float" office:value="-0.555543">
            <text:p>-0.555543</text:p>
          </table:table-cell>
        </table:table-row>
        <table:table-row table:style-name="ro1">
          <table:table-cell/>
          <table:table-cell office:value-type="float" office:value="-0.836435">
            <text:p>-0.836435</text:p>
          </table:table-cell>
          <table:table-cell office:value-type="float" office:value="0.309359">
            <text:p>0.309359</text:p>
          </table:table-cell>
          <table:table-cell office:value-type="float" office:value="1.70461">
            <text:p>1.70461</text:p>
          </table:table-cell>
          <table:table-cell office:value-type="float" office:value="1.28164">
            <text:p>1.28164</text:p>
          </table:table-cell>
          <table:table-cell office:value-type="float" office:value="-0.53448">
            <text:p>-0.53448</text:p>
          </table:table-cell>
        </table:table-row>
        <table:table-row table:style-name="ro1">
          <table:table-cell/>
          <table:table-cell office:value-type="float" office:value="0.627056">
            <text:p>0.627056</text:p>
          </table:table-cell>
          <table:table-cell office:value-type="float" office:value="0.170503">
            <text:p>0.170503</text:p>
          </table:table-cell>
          <table:table-cell office:value-type="float" office:value="0.18721">
            <text:p>0.18721</text:p>
          </table:table-cell>
          <table:table-cell office:value-type="float" office:value="-0.343609">
            <text:p>-0.343609</text:p>
          </table:table-cell>
          <table:table-cell office:value-type="float" office:value="-0.331373">
            <text:p>-0.331373</text:p>
          </table:table-cell>
        </table:table-row>
        <table:table-row table:style-name="ro1">
          <table:table-cell/>
          <table:table-cell office:value-type="float" office:value="0.288974">
            <text:p>0.288974</text:p>
          </table:table-cell>
          <table:table-cell office:value-type="float" office:value="-0.195744">
            <text:p>-0.195744</text:p>
          </table:table-cell>
          <table:table-cell office:value-type="float" office:value="-1.25293">
            <text:p>-1.25293</text:p>
          </table:table-cell>
          <table:table-cell office:value-type="float" office:value="1.0376">
            <text:p>1.0376</text:p>
          </table:table-cell>
          <table:table-cell office:value-type="float" office:value="1.27856">
            <text:p>1.27856</text:p>
          </table:table-cell>
        </table:table-row>
        <table:table-row table:style-name="ro1">
          <table:table-cell/>
          <table:table-cell office:value-type="float" office:value="-0.185791">
            <text:p>-0.185791</text:p>
          </table:table-cell>
          <table:table-cell office:value-type="float" office:value="0.423693">
            <text:p>0.423693</text:p>
          </table:table-cell>
          <table:table-cell office:value-type="float" office:value="-0.296852">
            <text:p>-0.296852</text:p>
          </table:table-cell>
          <table:table-cell office:value-type="float" office:value="0.0253368">
            <text:p>0.0253368</text:p>
          </table:table-cell>
          <table:table-cell office:value-type="float" office:value="1.09061">
            <text:p>1.09061</text:p>
          </table:table-cell>
        </table:table-row>
        <table:table-row table:style-name="ro1">
          <table:table-cell/>
          <table:table-cell office:value-type="float" office:value="-1.20994">
            <text:p>-1.20994</text:p>
          </table:table-cell>
          <table:table-cell office:value-type="float" office:value="0.282227">
            <text:p>0.282227</text:p>
          </table:table-cell>
          <table:table-cell office:value-type="float" office:value="-1.76395">
            <text:p>-1.76395</text:p>
          </table:table-cell>
          <table:table-cell office:value-type="float" office:value="-0.998663">
            <text:p>-0.998663</text:p>
          </table:table-cell>
          <table:table-cell office:value-type="float" office:value="-0.0312041">
            <text:p>-0.0312041</text:p>
          </table:table-cell>
        </table:table-row>
        <table:table-row table:style-name="ro1">
          <table:table-cell/>
          <table:table-cell office:value-type="float" office:value="0.0380625">
            <text:p>0.0380625</text:p>
          </table:table-cell>
          <table:table-cell office:value-type="float" office:value="0.64206">
            <text:p>0.64206</text:p>
          </table:table-cell>
          <table:table-cell office:value-type="float" office:value="-1.803">
            <text:p>-1.803</text:p>
          </table:table-cell>
          <table:table-cell office:value-type="float" office:value="0.110125">
            <text:p>0.110125</text:p>
          </table:table-cell>
          <table:table-cell office:value-type="float" office:value="0.632752">
            <text:p>0.632752</text:p>
          </table:table-cell>
        </table:table-row>
        <table:table-row table:style-name="ro1">
          <table:table-cell/>
          <table:table-cell office:value-type="float" office:value="-0.015629">
            <text:p>-0.015629</text:p>
          </table:table-cell>
          <table:table-cell office:value-type="float" office:value="0.647993">
            <text:p>0.647993</text:p>
          </table:table-cell>
          <table:table-cell office:value-type="float" office:value="0.802842">
            <text:p>0.802842</text:p>
          </table:table-cell>
          <table:table-cell office:value-type="float" office:value="-0.135661">
            <text:p>-0.135661</text:p>
          </table:table-cell>
          <table:table-cell office:value-type="float" office:value="0.505264">
            <text:p>0.505264</text:p>
          </table:table-cell>
        </table:table-row>
        <table:table-row table:style-name="ro1">
          <table:table-cell/>
          <table:table-cell office:value-type="float" office:value="-1.05935">
            <text:p>-1.05935</text:p>
          </table:table-cell>
          <table:table-cell office:value-type="float" office:value="2.59961">
            <text:p>2.59961</text:p>
          </table:table-cell>
          <table:table-cell office:value-type="float" office:value="-0.12708">
            <text:p>-0.12708</text:p>
          </table:table-cell>
          <table:table-cell office:value-type="float" office:value="0.779786">
            <text:p>0.779786</text:p>
          </table:table-cell>
          <table:table-cell office:value-type="float" office:value="-0.754421">
            <text:p>-0.754421</text:p>
          </table:table-cell>
        </table:table-row>
        <table:table-row table:style-name="ro1">
          <table:table-cell/>
          <table:table-cell office:value-type="float" office:value="-1.98917">
            <text:p>-1.98917</text:p>
          </table:table-cell>
          <table:table-cell office:value-type="float" office:value="2.0134">
            <text:p>2.0134</text:p>
          </table:table-cell>
          <table:table-cell office:value-type="float" office:value="0.761612">
            <text:p>0.761612</text:p>
          </table:table-cell>
          <table:table-cell office:value-type="float" office:value="1.89525">
            <text:p>1.89525</text:p>
          </table:table-cell>
          <table:table-cell office:value-type="float" office:value="0.76288">
            <text:p>0.76288</text:p>
          </table:table-cell>
        </table:table-row>
        <table:table-row table:style-name="ro1">
          <table:table-cell/>
          <table:table-cell office:value-type="float" office:value="-0.23973">
            <text:p>-0.23973</text:p>
          </table:table-cell>
          <table:table-cell office:value-type="float" office:value="-0.0647503">
            <text:p>-0.0647503</text:p>
          </table:table-cell>
          <table:table-cell office:value-type="float" office:value="-2.38983">
            <text:p>-2.38983</text:p>
          </table:table-cell>
          <table:table-cell office:value-type="float" office:value="-0.631322">
            <text:p>-0.631322</text:p>
          </table:table-cell>
          <table:table-cell office:value-type="float" office:value="-1.48781">
            <text:p>-1.48781</text:p>
          </table:table-cell>
        </table:table-row>
        <table:table-row table:style-name="ro1">
          <table:table-cell/>
          <table:table-cell office:value-type="float" office:value="0.632743">
            <text:p>0.632743</text:p>
          </table:table-cell>
          <table:table-cell office:value-type="float" office:value="-0.978819">
            <text:p>-0.978819</text:p>
          </table:table-cell>
          <table:table-cell office:value-type="float" office:value="-0.241976">
            <text:p>-0.241976</text:p>
          </table:table-cell>
          <table:table-cell office:value-type="float" office:value="0.112322">
            <text:p>0.112322</text:p>
          </table:table-cell>
          <table:table-cell office:value-type="float" office:value="1.45278">
            <text:p>1.45278</text:p>
          </table:table-cell>
        </table:table-row>
        <table:table-row table:style-name="ro1">
          <table:table-cell/>
          <table:table-cell office:value-type="float" office:value="-0.857399">
            <text:p>-0.857399</text:p>
          </table:table-cell>
          <table:table-cell office:value-type="float" office:value="0.427359">
            <text:p>0.427359</text:p>
          </table:table-cell>
          <table:table-cell office:value-type="float" office:value="1.56645">
            <text:p>1.56645</text:p>
          </table:table-cell>
          <table:table-cell office:value-type="float" office:value="0.908159">
            <text:p>0.908159</text:p>
          </table:table-cell>
          <table:table-cell office:value-type="float" office:value="-0.35858">
            <text:p>-0.35858</text:p>
          </table:table-cell>
        </table:table-row>
        <table:table-row table:style-name="ro1">
          <table:table-cell/>
          <table:table-cell office:value-type="float" office:value="1.63596">
            <text:p>1.63596</text:p>
          </table:table-cell>
          <table:table-cell office:value-type="float" office:value="-0.494941">
            <text:p>-0.494941</text:p>
          </table:table-cell>
          <table:table-cell office:value-type="float" office:value="1.08906">
            <text:p>1.08906</text:p>
          </table:table-cell>
          <table:table-cell office:value-type="float" office:value="-0.389384">
            <text:p>-0.389384</text:p>
          </table:table-cell>
          <table:table-cell office:value-type="float" office:value="-0.0530687">
            <text:p>-0.0530687</text:p>
          </table:table-cell>
        </table:table-row>
        <table:table-row table:style-name="ro1">
          <table:table-cell/>
          <table:table-cell office:value-type="float" office:value="-1.97204">
            <text:p>-1.97204</text:p>
          </table:table-cell>
          <table:table-cell office:value-type="float" office:value="0.409006">
            <text:p>0.409006</text:p>
          </table:table-cell>
          <table:table-cell office:value-type="float" office:value="-2.0443">
            <text:p>-2.0443</text:p>
          </table:table-cell>
          <table:table-cell office:value-type="float" office:value="-1.76139">
            <text:p>-1.76139</text:p>
          </table:table-cell>
          <table:table-cell office:value-type="float" office:value="-0.6488">
            <text:p>-0.6488</text:p>
          </table:table-cell>
        </table:table-row>
        <table:table-row table:style-name="ro1">
          <table:table-cell/>
          <table:table-cell office:value-type="float" office:value="-0.310995">
            <text:p>-0.310995</text:p>
          </table:table-cell>
          <table:table-cell office:value-type="float" office:value="0.888407">
            <text:p>0.888407</text:p>
          </table:table-cell>
          <table:table-cell office:value-type="float" office:value="-0.657021">
            <text:p>-0.657021</text:p>
          </table:table-cell>
          <table:table-cell office:value-type="float" office:value="-1.93558">
            <text:p>-1.93558</text:p>
          </table:table-cell>
          <table:table-cell office:value-type="float" office:value="1.19107">
            <text:p>1.19107</text:p>
          </table:table-cell>
        </table:table-row>
        <table:table-row table:style-name="ro1">
          <table:table-cell/>
          <table:table-cell office:value-type="float" office:value="-0.456919">
            <text:p>-0.456919</text:p>
          </table:table-cell>
          <table:table-cell office:value-type="float" office:value="-1.26935">
            <text:p>-1.26935</text:p>
          </table:table-cell>
          <table:table-cell office:value-type="float" office:value="-1.17074">
            <text:p>-1.17074</text:p>
          </table:table-cell>
          <table:table-cell office:value-type="float" office:value="0.127551">
            <text:p>0.127551</text:p>
          </table:table-cell>
          <table:table-cell office:value-type="float" office:value="1.74649">
            <text:p>1.74649</text:p>
          </table:table-cell>
        </table:table-row>
        <table:table-row table:style-name="ro1">
          <table:table-cell/>
          <table:table-cell office:value-type="float" office:value="-1.0746">
            <text:p>-1.0746</text:p>
          </table:table-cell>
          <table:table-cell office:value-type="float" office:value="0.510911">
            <text:p>0.510911</text:p>
          </table:table-cell>
          <table:table-cell office:value-type="float" office:value="-0.0348625">
            <text:p>-0.0348625</text:p>
          </table:table-cell>
          <table:table-cell office:value-type="float" office:value="-0.883386">
            <text:p>-0.883386</text:p>
          </table:table-cell>
          <table:table-cell office:value-type="float" office:value="-0.434967">
            <text:p>-0.434967</text:p>
          </table:table-cell>
        </table:table-row>
        <table:table-row table:style-name="ro1">
          <table:table-cell/>
          <table:table-cell office:value-type="float" office:value="0.634427">
            <text:p>0.634427</text:p>
          </table:table-cell>
          <table:table-cell office:value-type="float" office:value="0.914065">
            <text:p>0.914065</text:p>
          </table:table-cell>
          <table:table-cell office:value-type="float" office:value="1.0289">
            <text:p>1.0289</text:p>
          </table:table-cell>
          <table:table-cell office:value-type="float" office:value="0.392602">
            <text:p>0.392602</text:p>
          </table:table-cell>
          <table:table-cell office:value-type="float" office:value="1.15155">
            <text:p>1.15155</text:p>
          </table:table-cell>
        </table:table-row>
        <table:table-row table:style-name="ro1">
          <table:table-cell/>
          <table:table-cell office:value-type="float" office:value="-0.255002">
            <text:p>-0.255002</text:p>
          </table:table-cell>
          <table:table-cell office:value-type="float" office:value="1.0165">
            <text:p>1.0165</text:p>
          </table:table-cell>
          <table:table-cell office:value-type="float" office:value="-0.634053">
            <text:p>-0.634053</text:p>
          </table:table-cell>
          <table:table-cell office:value-type="float" office:value="-1.50714">
            <text:p>-1.50714</text:p>
          </table:table-cell>
          <table:table-cell office:value-type="float" office:value="-0.0420835">
            <text:p>-0.0420835</text:p>
          </table:table-cell>
        </table:table-row>
        <table:table-row table:style-name="ro1">
          <table:table-cell/>
          <table:table-cell office:value-type="float" office:value="0.354224">
            <text:p>0.354224</text:p>
          </table:table-cell>
          <table:table-cell office:value-type="float" office:value="0.801157">
            <text:p>0.801157</text:p>
          </table:table-cell>
          <table:table-cell office:value-type="float" office:value="-1.20686">
            <text:p>-1.20686</text:p>
          </table:table-cell>
          <table:table-cell office:value-type="float" office:value="0.762717">
            <text:p>0.762717</text:p>
          </table:table-cell>
          <table:table-cell office:value-type="float" office:value="-0.808817">
            <text:p>-0.808817</text:p>
          </table:table-cell>
        </table:table-row>
        <table:table-row table:style-name="ro1">
          <table:table-cell/>
          <table:table-cell office:value-type="float" office:value="-0.684526">
            <text:p>-0.684526</text:p>
          </table:table-cell>
          <table:table-cell office:value-type="float" office:value="-0.205761">
            <text:p>-0.205761</text:p>
          </table:table-cell>
          <table:table-cell office:value-type="float" office:value="-0.0597497">
            <text:p>-0.0597497</text:p>
          </table:table-cell>
          <table:table-cell office:value-type="float" office:value="-0.570622">
            <text:p>-0.570622</text:p>
          </table:table-cell>
          <table:table-cell office:value-type="float" office:value="-0.234069">
            <text:p>-0.234069</text:p>
          </table:table-cell>
        </table:table-row>
        <table:table-row table:style-name="ro1">
          <table:table-cell/>
          <table:table-cell office:value-type="float" office:value="-0.783281">
            <text:p>-0.783281</text:p>
          </table:table-cell>
          <table:table-cell office:value-type="float" office:value="-2.32854">
            <text:p>-2.32854</text:p>
          </table:table-cell>
          <table:table-cell office:value-type="float" office:value="-1.10274">
            <text:p>-1.10274</text:p>
          </table:table-cell>
          <table:table-cell office:value-type="float" office:value="-0.0361509">
            <text:p>-0.0361509</text:p>
          </table:table-cell>
          <table:table-cell office:value-type="float" office:value="-2.03628">
            <text:p>-2.03628</text:p>
          </table:table-cell>
        </table:table-row>
        <table:table-row table:style-name="ro1">
          <table:table-cell/>
          <table:table-cell office:value-type="float" office:value="-1.76178">
            <text:p>-1.76178</text:p>
          </table:table-cell>
          <table:table-cell office:value-type="float" office:value="0.565362">
            <text:p>0.565362</text:p>
          </table:table-cell>
          <table:table-cell office:value-type="float" office:value="0.208259">
            <text:p>0.208259</text:p>
          </table:table-cell>
          <table:table-cell office:value-type="float" office:value="-1.22907">
            <text:p>-1.22907</text:p>
          </table:table-cell>
          <table:table-cell office:value-type="float" office:value="-0.533591">
            <text:p>-0.533591</text:p>
          </table:table-cell>
        </table:table-row>
        <table:table-row table:style-name="ro1">
          <table:table-cell/>
          <table:table-cell office:value-type="float" office:value="1.03059">
            <text:p>1.03059</text:p>
          </table:table-cell>
          <table:table-cell office:value-type="float" office:value="0.128517">
            <text:p>0.128517</text:p>
          </table:table-cell>
          <table:table-cell office:value-type="float" office:value="-1.29346">
            <text:p>-1.29346</text:p>
          </table:table-cell>
          <table:table-cell office:value-type="float" office:value="0.166584">
            <text:p>0.166584</text:p>
          </table:table-cell>
          <table:table-cell office:value-type="float" office:value="-0.0269067">
            <text:p>-0.0269067</text:p>
          </table:table-cell>
        </table:table-row>
        <table:table-row table:style-name="ro1">
          <table:table-cell/>
          <table:table-cell office:value-type="float" office:value="-1.53524">
            <text:p>-1.53524</text:p>
          </table:table-cell>
          <table:table-cell office:value-type="float" office:value="0.33116">
            <text:p>0.33116</text:p>
          </table:table-cell>
          <table:table-cell office:value-type="float" office:value="0.676831">
            <text:p>0.676831</text:p>
          </table:table-cell>
          <table:table-cell office:value-type="float" office:value="1.15222">
            <text:p>1.15222</text:p>
          </table:table-cell>
          <table:table-cell office:value-type="float" office:value="0.348346">
            <text:p>0.348346</text:p>
          </table:table-cell>
        </table:table-row>
        <table:table-row table:style-name="ro1">
          <table:table-cell/>
          <table:table-cell office:value-type="float" office:value="0.239358">
            <text:p>0.239358</text:p>
          </table:table-cell>
          <table:table-cell office:value-type="float" office:value="-1.76403">
            <text:p>-1.76403</text:p>
          </table:table-cell>
          <table:table-cell office:value-type="float" office:value="-0.51942">
            <text:p>-0.51942</text:p>
          </table:table-cell>
          <table:table-cell office:value-type="float" office:value="0.507298">
            <text:p>0.507298</text:p>
          </table:table-cell>
          <table:table-cell office:value-type="float" office:value="-0.240406">
            <text:p>-0.240406</text:p>
          </table:table-cell>
        </table:table-row>
        <table:table-row table:style-name="ro1">
          <table:table-cell/>
          <table:table-cell office:value-type="float" office:value="1.92135">
            <text:p>1.92135</text:p>
          </table:table-cell>
          <table:table-cell office:value-type="float" office:value="1.53431">
            <text:p>1.53431</text:p>
          </table:table-cell>
          <table:table-cell office:value-type="float" office:value="-0.222947">
            <text:p>-0.222947</text:p>
          </table:table-cell>
          <table:table-cell office:value-type="float" office:value="0.0705718">
            <text:p>0.0705718</text:p>
          </table:table-cell>
          <table:table-cell office:value-type="float" office:value="-0.125514">
            <text:p>-0.125514</text:p>
          </table:table-cell>
        </table:table-row>
        <table:table-row table:style-name="ro1">
          <table:table-cell/>
          <table:table-cell office:value-type="float" office:value="-2.09739">
            <text:p>-2.09739</text:p>
          </table:table-cell>
          <table:table-cell office:value-type="float" office:value="0.179664">
            <text:p>0.179664</text:p>
          </table:table-cell>
          <table:table-cell office:value-type="float" office:value="1.20702">
            <text:p>1.20702</text:p>
          </table:table-cell>
          <table:table-cell office:value-type="float" office:value="-0.167966">
            <text:p>-0.167966</text:p>
          </table:table-cell>
          <table:table-cell office:value-type="float" office:value="2.60739">
            <text:p>2.60739</text:p>
          </table:table-cell>
        </table:table-row>
        <table:table-row table:style-name="ro1">
          <table:table-cell/>
          <table:table-cell office:value-type="float" office:value="-0.68592">
            <text:p>-0.68592</text:p>
          </table:table-cell>
          <table:table-cell office:value-type="float" office:value="1.18452">
            <text:p>1.18452</text:p>
          </table:table-cell>
          <table:table-cell office:value-type="float" office:value="-0.182942">
            <text:p>-0.182942</text:p>
          </table:table-cell>
          <table:table-cell office:value-type="float" office:value="0.574247">
            <text:p>0.574247</text:p>
          </table:table-cell>
          <table:table-cell office:value-type="float" office:value="-0.0489645">
            <text:p>-0.0489645</text:p>
          </table:table-cell>
        </table:table-row>
        <table:table-row table:style-name="ro1">
          <table:table-cell/>
          <table:table-cell office:value-type="float" office:value="1.22197">
            <text:p>1.22197</text:p>
          </table:table-cell>
          <table:table-cell office:value-type="float" office:value="0.00405639">
            <text:p>0.00405639</text:p>
          </table:table-cell>
          <table:table-cell office:value-type="float" office:value="2.03821">
            <text:p>2.03821</text:p>
          </table:table-cell>
          <table:table-cell office:value-type="float" office:value="-0.0704349">
            <text:p>-0.0704349</text:p>
          </table:table-cell>
          <table:table-cell office:value-type="float" office:value="1.6239">
            <text:p>1.6239</text:p>
          </table:table-cell>
        </table:table-row>
        <table:table-row table:style-name="ro1">
          <table:table-cell/>
          <table:table-cell office:value-type="float" office:value="0.707722">
            <text:p>0.707722</text:p>
          </table:table-cell>
          <table:table-cell office:value-type="float" office:value="-0.697127">
            <text:p>-0.697127</text:p>
          </table:table-cell>
          <table:table-cell office:value-type="float" office:value="-0.15661">
            <text:p>-0.15661</text:p>
          </table:table-cell>
          <table:table-cell office:value-type="float" office:value="-0.868897">
            <text:p>-0.868897</text:p>
          </table:table-cell>
          <table:table-cell office:value-type="float" office:value="0.818239">
            <text:p>0.818239</text:p>
          </table:table-cell>
        </table:table-row>
        <table:table-row table:style-name="ro1">
          <table:table-cell/>
          <table:table-cell office:value-type="float" office:value="-1.63154">
            <text:p>-1.63154</text:p>
          </table:table-cell>
          <table:table-cell office:value-type="float" office:value="-0.582057">
            <text:p>-0.582057</text:p>
          </table:table-cell>
          <table:table-cell office:value-type="float" office:value="1.44949">
            <text:p>1.44949</text:p>
          </table:table-cell>
          <table:table-cell office:value-type="float" office:value="0.177945">
            <text:p>0.177945</text:p>
          </table:table-cell>
          <table:table-cell office:value-type="float" office:value="-0.516043">
            <text:p>-0.516043</text:p>
          </table:table-cell>
        </table:table-row>
        <table:table-row table:style-name="ro1">
          <table:table-cell/>
          <table:table-cell office:value-type="float" office:value="0.709086">
            <text:p>0.709086</text:p>
          </table:table-cell>
          <table:table-cell office:value-type="float" office:value="-0.384994">
            <text:p>-0.384994</text:p>
          </table:table-cell>
          <table:table-cell office:value-type="float" office:value="1.57077">
            <text:p>1.57077</text:p>
          </table:table-cell>
          <table:table-cell office:value-type="float" office:value="-0.609112">
            <text:p>-0.609112</text:p>
          </table:table-cell>
          <table:table-cell office:value-type="float" office:value="-0.48201">
            <text:p>-0.48201</text:p>
          </table:table-cell>
        </table:table-row>
        <table:table-row table:style-name="ro1">
          <table:table-cell/>
          <table:table-cell office:value-type="float" office:value="0.910154">
            <text:p>0.910154</text:p>
          </table:table-cell>
          <table:table-cell office:value-type="float" office:value="0.092371">
            <text:p>0.092371</text:p>
          </table:table-cell>
          <table:table-cell office:value-type="float" office:value="0.591067">
            <text:p>0.591067</text:p>
          </table:table-cell>
          <table:table-cell office:value-type="float" office:value="0.639531">
            <text:p>0.639531</text:p>
          </table:table-cell>
          <table:table-cell office:value-type="float" office:value="-2.22203">
            <text:p>-2.22203</text:p>
          </table:table-cell>
        </table:table-row>
        <table:table-row table:style-name="ro1">
          <table:table-cell/>
          <table:table-cell office:value-type="float" office:value="1.47636">
            <text:p>1.47636</text:p>
          </table:table-cell>
          <table:table-cell office:value-type="float" office:value="0.906863">
            <text:p>0.906863</text:p>
          </table:table-cell>
          <table:table-cell office:value-type="float" office:value="-1.25553">
            <text:p>-1.25553</text:p>
          </table:table-cell>
          <table:table-cell office:value-type="float" office:value="0.717606">
            <text:p>0.717606</text:p>
          </table:table-cell>
          <table:table-cell office:value-type="float" office:value="-1.01907">
            <text:p>-1.01907</text:p>
          </table:table-cell>
        </table:table-row>
        <table:table-row table:style-name="ro1">
          <table:table-cell/>
          <table:table-cell office:value-type="float" office:value="1.3243">
            <text:p>1.3243</text:p>
          </table:table-cell>
          <table:table-cell office:value-type="float" office:value="1.55909">
            <text:p>1.55909</text:p>
          </table:table-cell>
          <table:table-cell office:value-type="float" office:value="1.10591">
            <text:p>1.10591</text:p>
          </table:table-cell>
          <table:table-cell office:value-type="float" office:value="-1.84407">
            <text:p>-1.84407</text:p>
          </table:table-cell>
          <table:table-cell office:value-type="float" office:value="-2.89752">
            <text:p>-2.89752</text:p>
          </table:table-cell>
        </table:table-row>
        <table:table-row table:style-name="ro1">
          <table:table-cell/>
          <table:table-cell office:value-type="float" office:value="0.428221">
            <text:p>0.428221</text:p>
          </table:table-cell>
          <table:table-cell office:value-type="float" office:value="-0.156338">
            <text:p>-0.156338</text:p>
          </table:table-cell>
          <table:table-cell office:value-type="float" office:value="0.395032">
            <text:p>0.395032</text:p>
          </table:table-cell>
          <table:table-cell office:value-type="float" office:value="-1.12767">
            <text:p>-1.12767</text:p>
          </table:table-cell>
          <table:table-cell office:value-type="float" office:value="-0.442626">
            <text:p>-0.442626</text:p>
          </table:table-cell>
        </table:table-row>
        <table:table-row table:style-name="ro1">
          <table:table-cell/>
          <table:table-cell office:value-type="float" office:value="-1.2499">
            <text:p>-1.2499</text:p>
          </table:table-cell>
          <table:table-cell office:value-type="float" office:value="0.162352">
            <text:p>0.162352</text:p>
          </table:table-cell>
          <table:table-cell office:value-type="float" office:value="-1.24055">
            <text:p>-1.24055</text:p>
          </table:table-cell>
          <table:table-cell office:value-type="float" office:value="-1.18929">
            <text:p>-1.18929</text:p>
          </table:table-cell>
          <table:table-cell office:value-type="float" office:value="0.251723">
            <text:p>0.251723</text:p>
          </table:table-cell>
        </table:table-row>
        <table:table-row table:style-name="ro1">
          <table:table-cell/>
          <table:table-cell office:value-type="float" office:value="-0.341416">
            <text:p>-0.341416</text:p>
          </table:table-cell>
          <table:table-cell office:value-type="float" office:value="1.05212">
            <text:p>1.05212</text:p>
          </table:table-cell>
          <table:table-cell office:value-type="float" office:value="2.3055">
            <text:p>2.3055</text:p>
          </table:table-cell>
          <table:table-cell office:value-type="float" office:value="0.647486">
            <text:p>0.647486</text:p>
          </table:table-cell>
          <table:table-cell office:value-type="float" office:value="-0.0474832">
            <text:p>-0.0474832</text:p>
          </table:table-cell>
        </table:table-row>
        <table:table-row table:style-name="ro1">
          <table:table-cell/>
          <table:table-cell office:value-type="float" office:value="-0.0352912">
            <text:p>-0.0352912</text:p>
          </table:table-cell>
          <table:table-cell office:value-type="float" office:value="-1.75622">
            <text:p>-1.75622</text:p>
          </table:table-cell>
          <table:table-cell office:value-type="float" office:value="-1.05279">
            <text:p>-1.05279</text:p>
          </table:table-cell>
          <table:table-cell office:value-type="float" office:value="0.157117">
            <text:p>0.157117</text:p>
          </table:table-cell>
          <table:table-cell office:value-type="float" office:value="-0.618209">
            <text:p>-0.618209</text:p>
          </table:table-cell>
        </table:table-row>
        <table:table-row table:style-name="ro1">
          <table:table-cell/>
          <table:table-cell office:value-type="float" office:value="1.23558">
            <text:p>1.23558</text:p>
          </table:table-cell>
          <table:table-cell office:value-type="float" office:value="-0.852857">
            <text:p>-0.852857</text:p>
          </table:table-cell>
          <table:table-cell office:value-type="float" office:value="0.839162">
            <text:p>0.839162</text:p>
          </table:table-cell>
          <table:table-cell office:value-type="float" office:value="-0.723851">
            <text:p>-0.723851</text:p>
          </table:table-cell>
          <table:table-cell office:value-type="float" office:value="-0.00135623">
            <text:p>-0.00135623</text:p>
          </table:table-cell>
        </table:table-row>
        <table:table-row table:style-name="ro1">
          <table:table-cell/>
          <table:table-cell office:value-type="float" office:value="0.69192">
            <text:p>0.69192</text:p>
          </table:table-cell>
          <table:table-cell office:value-type="float" office:value="-0.115897">
            <text:p>-0.115897</text:p>
          </table:table-cell>
          <table:table-cell office:value-type="float" office:value="-0.903937">
            <text:p>-0.903937</text:p>
          </table:table-cell>
          <table:table-cell office:value-type="float" office:value="-0.70408">
            <text:p>-0.70408</text:p>
          </table:table-cell>
          <table:table-cell office:value-type="float" office:value="1.61487">
            <text:p>1.61487</text:p>
          </table:table-cell>
        </table:table-row>
        <table:table-row table:style-name="ro1">
          <table:table-cell/>
          <table:table-cell office:value-type="float" office:value="0.0642529">
            <text:p>0.0642529</text:p>
          </table:table-cell>
          <table:table-cell office:value-type="float" office:value="1.73955">
            <text:p>1.73955</text:p>
          </table:table-cell>
          <table:table-cell office:value-type="float" office:value="0.284006">
            <text:p>0.284006</text:p>
          </table:table-cell>
          <table:table-cell office:value-type="float" office:value="-0.16599">
            <text:p>-0.16599</text:p>
          </table:table-cell>
          <table:table-cell office:value-type="float" office:value="0.935514">
            <text:p>0.935514</text:p>
          </table:table-cell>
        </table:table-row>
        <table:table-row table:style-name="ro1">
          <table:table-cell/>
          <table:table-cell office:value-type="float" office:value="-0.670333">
            <text:p>-0.670333</text:p>
          </table:table-cell>
          <table:table-cell office:value-type="float" office:value="-0.143299">
            <text:p>-0.143299</text:p>
          </table:table-cell>
          <table:table-cell office:value-type="float" office:value="0.452418">
            <text:p>0.452418</text:p>
          </table:table-cell>
          <table:table-cell office:value-type="float" office:value="-1.92222">
            <text:p>-1.92222</text:p>
          </table:table-cell>
          <table:table-cell office:value-type="float" office:value="0.382291">
            <text:p>0.382291</text:p>
          </table:table-cell>
        </table:table-row>
        <table:table-row table:style-name="ro1">
          <table:table-cell/>
          <table:table-cell office:value-type="float" office:value="-0.134208">
            <text:p>-0.134208</text:p>
          </table:table-cell>
          <table:table-cell office:value-type="float" office:value="-0.104447">
            <text:p>-0.104447</text:p>
          </table:table-cell>
          <table:table-cell office:value-type="float" office:value="-0.27343">
            <text:p>-0.27343</text:p>
          </table:table-cell>
          <table:table-cell office:value-type="float" office:value="1.55537">
            <text:p>1.55537</text:p>
          </table:table-cell>
          <table:table-cell office:value-type="float" office:value="-0.745496">
            <text:p>-0.745496</text:p>
          </table:table-cell>
        </table:table-row>
        <table:table-row table:style-name="ro1">
          <table:table-cell/>
          <table:table-cell office:value-type="float" office:value="1.49905">
            <text:p>1.49905</text:p>
          </table:table-cell>
          <table:table-cell office:value-type="float" office:value="0.998025">
            <text:p>0.998025</text:p>
          </table:table-cell>
          <table:table-cell office:value-type="float" office:value="1.2125">
            <text:p>1.2125</text:p>
          </table:table-cell>
          <table:table-cell office:value-type="float" office:value="1.97389">
            <text:p>1.97389</text:p>
          </table:table-cell>
          <table:table-cell office:value-type="float" office:value="1.531">
            <text:p>1.531</text:p>
          </table:table-cell>
        </table:table-row>
        <table:table-row table:style-name="ro1">
          <table:table-cell/>
          <table:table-cell office:value-type="float" office:value="-0.393569">
            <text:p>-0.393569</text:p>
          </table:table-cell>
          <table:table-cell office:value-type="float" office:value="-0.00273098">
            <text:p>-0.00273098</text:p>
          </table:table-cell>
          <table:table-cell office:value-type="float" office:value="1.72408">
            <text:p>1.72408</text:p>
          </table:table-cell>
          <table:table-cell office:value-type="float" office:value="1.70545">
            <text:p>1.70545</text:p>
          </table:table-cell>
          <table:table-cell office:value-type="float" office:value="1.12207">
            <text:p>1.12207</text:p>
          </table:table-cell>
        </table:table-row>
        <table:table-row table:style-name="ro1">
          <table:table-cell/>
          <table:table-cell office:value-type="float" office:value="1.70953">
            <text:p>1.70953</text:p>
          </table:table-cell>
          <table:table-cell office:value-type="float" office:value="0.583843">
            <text:p>0.583843</text:p>
          </table:table-cell>
          <table:table-cell office:value-type="float" office:value="-0.226939">
            <text:p>-0.226939</text:p>
          </table:table-cell>
          <table:table-cell office:value-type="float" office:value="1.16689">
            <text:p>1.16689</text:p>
          </table:table-cell>
          <table:table-cell office:value-type="float" office:value="1.38611">
            <text:p>1.38611</text:p>
          </table:table-cell>
        </table:table-row>
        <table:table-row table:style-name="ro1">
          <table:table-cell/>
          <table:table-cell office:value-type="float" office:value="-0.165681">
            <text:p>-0.165681</text:p>
          </table:table-cell>
          <table:table-cell office:value-type="float" office:value="-0.726474">
            <text:p>-0.726474</text:p>
          </table:table-cell>
          <table:table-cell office:value-type="float" office:value="-0.632269">
            <text:p>-0.632269</text:p>
          </table:table-cell>
          <table:table-cell office:value-type="float" office:value="-0.260073">
            <text:p>-0.260073</text:p>
          </table:table-cell>
          <table:table-cell office:value-type="float" office:value="-0.707102">
            <text:p>-0.707102</text:p>
          </table:table-cell>
        </table:table-row>
        <table:table-row table:style-name="ro1">
          <table:table-cell/>
          <table:table-cell office:value-type="float" office:value="0.537269">
            <text:p>0.537269</text:p>
          </table:table-cell>
          <table:table-cell office:value-type="float" office:value="0.627984">
            <text:p>0.627984</text:p>
          </table:table-cell>
          <table:table-cell office:value-type="float" office:value="1.34273">
            <text:p>1.34273</text:p>
          </table:table-cell>
          <table:table-cell office:value-type="float" office:value="0.764921">
            <text:p>0.764921</text:p>
          </table:table-cell>
          <table:table-cell office:value-type="float" office:value="1.90332">
            <text:p>1.90332</text:p>
          </table:table-cell>
        </table:table-row>
        <table:table-row table:style-name="ro1">
          <table:table-cell/>
          <table:table-cell office:value-type="float" office:value="0.849058">
            <text:p>0.849058</text:p>
          </table:table-cell>
          <table:table-cell office:value-type="float" office:value="-0.0791396">
            <text:p>-0.0791396</text:p>
          </table:table-cell>
          <table:table-cell office:value-type="float" office:value="0.357768">
            <text:p>0.357768</text:p>
          </table:table-cell>
          <table:table-cell office:value-type="float" office:value="2.4472">
            <text:p>2.4472</text:p>
          </table:table-cell>
          <table:table-cell office:value-type="float" office:value="0.232736">
            <text:p>0.232736</text:p>
          </table:table-cell>
        </table:table-row>
        <table:table-row table:style-name="ro1">
          <table:table-cell/>
          <table:table-cell office:value-type="float" office:value="-0.102327">
            <text:p>-0.102327</text:p>
          </table:table-cell>
          <table:table-cell office:value-type="float" office:value="-0.562737">
            <text:p>-0.562737</text:p>
          </table:table-cell>
          <table:table-cell office:value-type="float" office:value="0.279201">
            <text:p>0.279201</text:p>
          </table:table-cell>
          <table:table-cell office:value-type="float" office:value="-0.208641">
            <text:p>-0.208641</text:p>
          </table:table-cell>
          <table:table-cell office:value-type="float" office:value="0.361195">
            <text:p>0.361195</text:p>
          </table:table-cell>
        </table:table-row>
        <table:table-row table:style-name="ro1">
          <table:table-cell/>
          <table:table-cell office:value-type="float" office:value="-0.932313">
            <text:p>-0.932313</text:p>
          </table:table-cell>
          <table:table-cell office:value-type="float" office:value="-0.532188">
            <text:p>-0.532188</text:p>
          </table:table-cell>
          <table:table-cell office:value-type="float" office:value="0.799764">
            <text:p>0.799764</text:p>
          </table:table-cell>
          <table:table-cell office:value-type="float" office:value="-0.10134">
            <text:p>-0.10134</text:p>
          </table:table-cell>
          <table:table-cell office:value-type="float" office:value="0.730989">
            <text:p>0.730989</text:p>
          </table:table-cell>
        </table:table-row>
        <table:table-row table:style-name="ro1">
          <table:table-cell/>
          <table:table-cell office:value-type="float" office:value="0.156634">
            <text:p>0.156634</text:p>
          </table:table-cell>
          <table:table-cell office:value-type="float" office:value="-0.704759">
            <text:p>-0.704759</text:p>
          </table:table-cell>
          <table:table-cell office:value-type="float" office:value="-1.02457">
            <text:p>-1.02457</text:p>
          </table:table-cell>
          <table:table-cell office:value-type="float" office:value="1.36703">
            <text:p>1.36703</text:p>
          </table:table-cell>
          <table:table-cell office:value-type="float" office:value="1.12412">
            <text:p>1.12412</text:p>
          </table:table-cell>
        </table:table-row>
        <table:table-row table:style-name="ro1">
          <table:table-cell/>
          <table:table-cell office:value-type="float" office:value="-1.38185">
            <text:p>-1.38185</text:p>
          </table:table-cell>
          <table:table-cell office:value-type="float" office:value="0.00225558">
            <text:p>0.00225558</text:p>
          </table:table-cell>
          <table:table-cell office:value-type="float" office:value="1.83594">
            <text:p>1.83594</text:p>
          </table:table-cell>
          <table:table-cell office:value-type="float" office:value="-0.138963">
            <text:p>-0.138963</text:p>
          </table:table-cell>
          <table:table-cell office:value-type="float" office:value="1.35236">
            <text:p>1.35236</text:p>
          </table:table-cell>
        </table:table-row>
        <table:table-row table:style-name="ro1">
          <table:table-cell/>
          <table:table-cell office:value-type="float" office:value="-0.182948">
            <text:p>-0.182948</text:p>
          </table:table-cell>
          <table:table-cell office:value-type="float" office:value="0.010306">
            <text:p>0.010306</text:p>
          </table:table-cell>
          <table:table-cell office:value-type="float" office:value="-0.156176">
            <text:p>-0.156176</text:p>
          </table:table-cell>
          <table:table-cell office:value-type="float" office:value="0.5649">
            <text:p>0.5649</text:p>
          </table:table-cell>
          <table:table-cell office:value-type="float" office:value="-0.985612">
            <text:p>-0.985612</text:p>
          </table:table-cell>
        </table:table-row>
        <table:table-row table:style-name="ro1">
          <table:table-cell/>
          <table:table-cell office:value-type="float" office:value="0.798146">
            <text:p>0.798146</text:p>
          </table:table-cell>
          <table:table-cell office:value-type="float" office:value="-0.919345">
            <text:p>-0.919345</text:p>
          </table:table-cell>
          <table:table-cell office:value-type="float" office:value="-0.258442">
            <text:p>-0.258442</text:p>
          </table:table-cell>
          <table:table-cell office:value-type="float" office:value="-0.465106">
            <text:p>-0.465106</text:p>
          </table:table-cell>
          <table:table-cell office:value-type="float" office:value="-1.23981">
            <text:p>-1.23981</text:p>
          </table:table-cell>
        </table:table-row>
        <table:table-row table:style-name="ro1">
          <table:table-cell/>
          <table:table-cell office:value-type="float" office:value="1.6842">
            <text:p>1.6842</text:p>
          </table:table-cell>
          <table:table-cell office:value-type="float" office:value="0.493163">
            <text:p>0.493163</text:p>
          </table:table-cell>
          <table:table-cell office:value-type="float" office:value="0.971994">
            <text:p>0.971994</text:p>
          </table:table-cell>
          <table:table-cell office:value-type="float" office:value="0.736618">
            <text:p>0.736618</text:p>
          </table:table-cell>
          <table:table-cell office:value-type="float" office:value="0.244563">
            <text:p>0.244563</text:p>
          </table:table-cell>
        </table:table-row>
        <table:table-row table:style-name="ro1">
          <table:table-cell/>
          <table:table-cell office:value-type="float" office:value="1.15875">
            <text:p>1.15875</text:p>
          </table:table-cell>
          <table:table-cell office:value-type="float" office:value="1.38247">
            <text:p>1.38247</text:p>
          </table:table-cell>
          <table:table-cell office:value-type="float" office:value="0.259535">
            <text:p>0.259535</text:p>
          </table:table-cell>
          <table:table-cell office:value-type="float" office:value="1.54423">
            <text:p>1.54423</text:p>
          </table:table-cell>
          <table:table-cell office:value-type="float" office:value="0.324968">
            <text:p>0.324968</text:p>
          </table:table-cell>
        </table:table-row>
        <table:table-row table:style-name="ro1">
          <table:table-cell/>
          <table:table-cell office:value-type="float" office:value="0.177473">
            <text:p>0.177473</text:p>
          </table:table-cell>
          <table:table-cell office:value-type="float" office:value="-0.346701">
            <text:p>-0.346701</text:p>
          </table:table-cell>
          <table:table-cell office:value-type="float" office:value="1.42954">
            <text:p>1.42954</text:p>
          </table:table-cell>
          <table:table-cell office:value-type="float" office:value="-1.5467">
            <text:p>-1.5467</text:p>
          </table:table-cell>
          <table:table-cell office:value-type="float" office:value="-0.935503">
            <text:p>-0.935503</text:p>
          </table:table-cell>
        </table:table-row>
        <table:table-row table:style-name="ro1">
          <table:table-cell/>
          <table:table-cell office:value-type="float" office:value="0.308853">
            <text:p>0.308853</text:p>
          </table:table-cell>
          <table:table-cell office:value-type="float" office:value="1.00957">
            <text:p>1.00957</text:p>
          </table:table-cell>
          <table:table-cell office:value-type="float" office:value="0.304816">
            <text:p>0.304816</text:p>
          </table:table-cell>
          <table:table-cell office:value-type="float" office:value="1.05673">
            <text:p>1.05673</text:p>
          </table:table-cell>
          <table:table-cell office:value-type="float" office:value="-1.14437">
            <text:p>-1.14437</text:p>
          </table:table-cell>
        </table:table-row>
        <table:table-row table:style-name="ro1">
          <table:table-cell/>
          <table:table-cell office:value-type="float" office:value="-0.0745312">
            <text:p>-0.0745312</text:p>
          </table:table-cell>
          <table:table-cell office:value-type="float" office:value="-0.232521">
            <text:p>-0.232521</text:p>
          </table:table-cell>
          <table:table-cell office:value-type="float" office:value="-1.18898">
            <text:p>-1.18898</text:p>
          </table:table-cell>
          <table:table-cell office:value-type="float" office:value="-0.471952">
            <text:p>-0.471952</text:p>
          </table:table-cell>
          <table:table-cell office:value-type="float" office:value="-0.160804">
            <text:p>-0.160804</text:p>
          </table:table-cell>
        </table:table-row>
        <table:table-row table:style-name="ro1">
          <table:table-cell/>
          <table:table-cell office:value-type="float" office:value="-0.65502">
            <text:p>-0.65502</text:p>
          </table:table-cell>
          <table:table-cell office:value-type="float" office:value="0.463508">
            <text:p>0.463508</text:p>
          </table:table-cell>
          <table:table-cell office:value-type="float" office:value="-0.627998">
            <text:p>-0.627998</text:p>
          </table:table-cell>
          <table:table-cell office:value-type="float" office:value="-0.812459">
            <text:p>-0.812459</text:p>
          </table:table-cell>
          <table:table-cell office:value-type="float" office:value="-0.599">
            <text:p>-0.599</text:p>
          </table:table-cell>
        </table:table-row>
        <table:table-row table:style-name="ro1">
          <table:table-cell/>
          <table:table-cell office:value-type="float" office:value="-1.08317">
            <text:p>-1.08317</text:p>
          </table:table-cell>
          <table:table-cell office:value-type="float" office:value="0.60277">
            <text:p>0.60277</text:p>
          </table:table-cell>
          <table:table-cell office:value-type="float" office:value="-0.425347">
            <text:p>-0.425347</text:p>
          </table:table-cell>
          <table:table-cell office:value-type="float" office:value="0.759014">
            <text:p>0.759014</text:p>
          </table:table-cell>
          <table:table-cell office:value-type="float" office:value="0.718627">
            <text:p>0.718627</text:p>
          </table:table-cell>
        </table:table-row>
        <table:table-row table:style-name="ro1">
          <table:table-cell/>
          <table:table-cell office:value-type="float" office:value="-0.727991">
            <text:p>-0.727991</text:p>
          </table:table-cell>
          <table:table-cell office:value-type="float" office:value="1.25048">
            <text:p>1.25048</text:p>
          </table:table-cell>
          <table:table-cell office:value-type="float" office:value="0.294695">
            <text:p>0.294695</text:p>
          </table:table-cell>
          <table:table-cell office:value-type="float" office:value="-2.39572">
            <text:p>-2.39572</text:p>
          </table:table-cell>
          <table:table-cell office:value-type="float" office:value="0.428322">
            <text:p>0.428322</text:p>
          </table:table-cell>
        </table:table-row>
        <table:table-row table:style-name="ro1">
          <table:table-cell/>
          <table:table-cell office:value-type="float" office:value="0.978051">
            <text:p>0.978051</text:p>
          </table:table-cell>
          <table:table-cell office:value-type="float" office:value="0.304793">
            <text:p>0.304793</text:p>
          </table:table-cell>
          <table:table-cell office:value-type="float" office:value="0.86474">
            <text:p>0.86474</text:p>
          </table:table-cell>
          <table:table-cell office:value-type="float" office:value="-0.662227">
            <text:p>-0.662227</text:p>
          </table:table-cell>
          <table:table-cell office:value-type="float" office:value="-1.98891">
            <text:p>-1.98891</text:p>
          </table:table-cell>
        </table:table-row>
        <table:table-row table:style-name="ro1">
          <table:table-cell/>
          <table:table-cell office:value-type="float" office:value="1.48239">
            <text:p>1.48239</text:p>
          </table:table-cell>
          <table:table-cell office:value-type="float" office:value="-1.05188">
            <text:p>-1.05188</text:p>
          </table:table-cell>
          <table:table-cell office:value-type="float" office:value="0.335413">
            <text:p>0.335413</text:p>
          </table:table-cell>
          <table:table-cell office:value-type="float" office:value="-0.978987">
            <text:p>-0.978987</text:p>
          </table:table-cell>
          <table:table-cell office:value-type="float" office:value="1.65855">
            <text:p>1.65855</text:p>
          </table:table-cell>
        </table:table-row>
        <table:table-row table:style-name="ro1">
          <table:table-cell/>
          <table:table-cell office:value-type="float" office:value="0.307204">
            <text:p>0.307204</text:p>
          </table:table-cell>
          <table:table-cell office:value-type="float" office:value="0.099858">
            <text:p>0.099858</text:p>
          </table:table-cell>
          <table:table-cell office:value-type="float" office:value="0.834116">
            <text:p>0.834116</text:p>
          </table:table-cell>
          <table:table-cell office:value-type="float" office:value="0.389422">
            <text:p>0.389422</text:p>
          </table:table-cell>
          <table:table-cell office:value-type="float" office:value="-1.23623">
            <text:p>-1.23623</text:p>
          </table:table-cell>
        </table:table-row>
        <table:table-row table:style-name="ro1">
          <table:table-cell/>
          <table:table-cell office:value-type="float" office:value="0.184602">
            <text:p>0.184602</text:p>
          </table:table-cell>
          <table:table-cell office:value-type="float" office:value="-1.53996">
            <text:p>-1.53996</text:p>
          </table:table-cell>
          <table:table-cell office:value-type="float" office:value="1.39826">
            <text:p>1.39826</text:p>
          </table:table-cell>
          <table:table-cell office:value-type="float" office:value="0.591699">
            <text:p>0.591699</text:p>
          </table:table-cell>
          <table:table-cell office:value-type="float" office:value="-0.371278">
            <text:p>-0.371278</text:p>
          </table:table-cell>
        </table:table-row>
        <table:table-row table:style-name="ro1">
          <table:table-cell/>
          <table:table-cell office:value-type="float" office:value="1.89402">
            <text:p>1.89402</text:p>
          </table:table-cell>
          <table:table-cell office:value-type="float" office:value="0.912732">
            <text:p>0.912732</text:p>
          </table:table-cell>
          <table:table-cell office:value-type="float" office:value="-1.26575">
            <text:p>-1.26575</text:p>
          </table:table-cell>
          <table:table-cell office:value-type="float" office:value="-0.961761">
            <text:p>-0.961761</text:p>
          </table:table-cell>
          <table:table-cell office:value-type="float" office:value="-0.0913877">
            <text:p>-0.0913877</text:p>
          </table:table-cell>
        </table:table-row>
        <table:table-row table:style-name="ro1">
          <table:table-cell/>
          <table:table-cell office:value-type="float" office:value="-2.0652">
            <text:p>-2.0652</text:p>
          </table:table-cell>
          <table:table-cell office:value-type="float" office:value="-1.06878">
            <text:p>-1.06878</text:p>
          </table:table-cell>
          <table:table-cell office:value-type="float" office:value="0.164322">
            <text:p>0.164322</text:p>
          </table:table-cell>
          <table:table-cell office:value-type="float" office:value="-0.360822">
            <text:p>-0.360822</text:p>
          </table:table-cell>
          <table:table-cell office:value-type="float" office:value="-0.317631">
            <text:p>-0.317631</text:p>
          </table:table-cell>
        </table:table-row>
        <table:table-row table:style-name="ro1">
          <table:table-cell/>
          <table:table-cell office:value-type="float" office:value="-0.266589">
            <text:p>-0.266589</text:p>
          </table:table-cell>
          <table:table-cell office:value-type="float" office:value="-0.31004">
            <text:p>-0.31004</text:p>
          </table:table-cell>
          <table:table-cell office:value-type="float" office:value="-0.657076">
            <text:p>-0.657076</text:p>
          </table:table-cell>
          <table:table-cell office:value-type="float" office:value="-0.540133">
            <text:p>-0.540133</text:p>
          </table:table-cell>
          <table:table-cell office:value-type="float" office:value="0.851143">
            <text:p>0.851143</text:p>
          </table:table-cell>
        </table:table-row>
        <table:table-row table:style-name="ro1">
          <table:table-cell/>
          <table:table-cell office:value-type="float" office:value="-0.271728">
            <text:p>-0.271728</text:p>
          </table:table-cell>
          <table:table-cell office:value-type="float" office:value="-1.65543">
            <text:p>-1.65543</text:p>
          </table:table-cell>
          <table:table-cell office:value-type="float" office:value="-0.0157759">
            <text:p>-0.0157759</text:p>
          </table:table-cell>
          <table:table-cell office:value-type="float" office:value="-0.31917">
            <text:p>-0.31917</text:p>
          </table:table-cell>
          <table:table-cell office:value-type="float" office:value="1.45135">
            <text:p>1.45135</text:p>
          </table:table-cell>
        </table:table-row>
        <table:table-row table:style-name="ro1">
          <table:table-cell/>
          <table:table-cell office:value-type="float" office:value="-0.221373">
            <text:p>-0.221373</text:p>
          </table:table-cell>
          <table:table-cell office:value-type="float" office:value="-1.34322">
            <text:p>-1.34322</text:p>
          </table:table-cell>
          <table:table-cell office:value-type="float" office:value="-0.842736">
            <text:p>-0.842736</text:p>
          </table:table-cell>
          <table:table-cell office:value-type="float" office:value="-0.0112372">
            <text:p>-0.0112372</text:p>
          </table:table-cell>
          <table:table-cell office:value-type="float" office:value="-0.389074">
            <text:p>-0.389074</text:p>
          </table:table-cell>
        </table:table-row>
        <table:table-row table:style-name="ro1">
          <table:table-cell/>
          <table:table-cell office:value-type="float" office:value="0.305851">
            <text:p>0.305851</text:p>
          </table:table-cell>
          <table:table-cell office:value-type="float" office:value="-0.782157">
            <text:p>-0.782157</text:p>
          </table:table-cell>
          <table:table-cell office:value-type="float" office:value="-0.959089">
            <text:p>-0.959089</text:p>
          </table:table-cell>
          <table:table-cell office:value-type="float" office:value="0.255808">
            <text:p>0.255808</text:p>
          </table:table-cell>
          <table:table-cell office:value-type="float" office:value="1.67781">
            <text:p>1.67781</text:p>
          </table:table-cell>
        </table:table-row>
        <table:table-row table:style-name="ro1">
          <table:table-cell/>
          <table:table-cell office:value-type="float" office:value="1.02227">
            <text:p>1.02227</text:p>
          </table:table-cell>
          <table:table-cell office:value-type="float" office:value="0.621079">
            <text:p>0.621079</text:p>
          </table:table-cell>
          <table:table-cell office:value-type="float" office:value="-0.85662">
            <text:p>-0.85662</text:p>
          </table:table-cell>
          <table:table-cell office:value-type="float" office:value="2.04061">
            <text:p>2.04061</text:p>
          </table:table-cell>
          <table:table-cell office:value-type="float" office:value="0.167647">
            <text:p>0.167647</text:p>
          </table:table-cell>
        </table:table-row>
        <table:table-row table:style-name="ro1">
          <table:table-cell/>
          <table:table-cell office:value-type="float" office:value="-0.768769">
            <text:p>-0.768769</text:p>
          </table:table-cell>
          <table:table-cell office:value-type="float" office:value="1.18838">
            <text:p>1.18838</text:p>
          </table:table-cell>
          <table:table-cell office:value-type="float" office:value="0.76342">
            <text:p>0.76342</text:p>
          </table:table-cell>
          <table:table-cell office:value-type="float" office:value="0.31145">
            <text:p>0.31145</text:p>
          </table:table-cell>
          <table:table-cell office:value-type="float" office:value="-0.556272">
            <text:p>-0.556272</text:p>
          </table:table-cell>
        </table:table-row>
        <table:table-row table:style-name="ro1">
          <table:table-cell/>
          <table:table-cell office:value-type="float" office:value="0.0507759">
            <text:p>0.0507759</text:p>
          </table:table-cell>
          <table:table-cell office:value-type="float" office:value="0.845959">
            <text:p>0.845959</text:p>
          </table:table-cell>
          <table:table-cell office:value-type="float" office:value="-0.315451">
            <text:p>-0.315451</text:p>
          </table:table-cell>
          <table:table-cell office:value-type="float" office:value="0.691822">
            <text:p>0.691822</text:p>
          </table:table-cell>
          <table:table-cell office:value-type="float" office:value="0.673584">
            <text:p>0.673584</text:p>
          </table:table-cell>
        </table:table-row>
        <table:table-row table:style-name="ro1">
          <table:table-cell/>
          <table:table-cell office:value-type="float" office:value="0.859255">
            <text:p>0.859255</text:p>
          </table:table-cell>
          <table:table-cell office:value-type="float" office:value="-0.931804">
            <text:p>-0.931804</text:p>
          </table:table-cell>
          <table:table-cell office:value-type="float" office:value="-0.283091">
            <text:p>-0.283091</text:p>
          </table:table-cell>
          <table:table-cell office:value-type="float" office:value="-0.859272">
            <text:p>-0.859272</text:p>
          </table:table-cell>
          <table:table-cell office:value-type="float" office:value="1.93631">
            <text:p>1.93631</text:p>
          </table:table-cell>
        </table:table-row>
        <table:table-row table:style-name="ro1">
          <table:table-cell/>
          <table:table-cell office:value-type="float" office:value="-2.08361">
            <text:p>-2.08361</text:p>
          </table:table-cell>
          <table:table-cell office:value-type="float" office:value="-1.13829">
            <text:p>-1.13829</text:p>
          </table:table-cell>
          <table:table-cell office:value-type="float" office:value="-1.2814">
            <text:p>-1.2814</text:p>
          </table:table-cell>
          <table:table-cell office:value-type="float" office:value="-0.383251">
            <text:p>-0.383251</text:p>
          </table:table-cell>
          <table:table-cell office:value-type="float" office:value="0.811342">
            <text:p>0.811342</text:p>
          </table:table-cell>
        </table:table-row>
        <table:table-row table:style-name="ro1">
          <table:table-cell/>
          <table:table-cell office:value-type="float" office:value="-0.313513">
            <text:p>-0.313513</text:p>
          </table:table-cell>
          <table:table-cell office:value-type="float" office:value="-1.30173">
            <text:p>-1.30173</text:p>
          </table:table-cell>
          <table:table-cell office:value-type="float" office:value="-2.28143">
            <text:p>-2.28143</text:p>
          </table:table-cell>
          <table:table-cell office:value-type="float" office:value="-1.15975">
            <text:p>-1.15975</text:p>
          </table:table-cell>
          <table:table-cell office:value-type="float" office:value="-1.50445">
            <text:p>-1.50445</text:p>
          </table:table-cell>
        </table:table-row>
        <table:table-row table:style-name="ro1">
          <table:table-cell/>
          <table:table-cell office:value-type="float" office:value="1.51574">
            <text:p>1.51574</text:p>
          </table:table-cell>
          <table:table-cell office:value-type="float" office:value="0.259116">
            <text:p>0.259116</text:p>
          </table:table-cell>
          <table:table-cell office:value-type="float" office:value="-0.260293">
            <text:p>-0.260293</text:p>
          </table:table-cell>
          <table:table-cell office:value-type="float" office:value="1.42752">
            <text:p>1.42752</text:p>
          </table:table-cell>
          <table:table-cell office:value-type="float" office:value="1.03589">
            <text:p>1.03589</text:p>
          </table:table-cell>
        </table:table-row>
        <table:table-row table:style-name="ro1">
          <table:table-cell/>
          <table:table-cell office:value-type="float" office:value="-1.78047">
            <text:p>-1.78047</text:p>
          </table:table-cell>
          <table:table-cell office:value-type="float" office:value="-0.0718445">
            <text:p>-0.0718445</text:p>
          </table:table-cell>
          <table:table-cell office:value-type="float" office:value="1.56132">
            <text:p>1.56132</text:p>
          </table:table-cell>
          <table:table-cell office:value-type="float" office:value="0.853383">
            <text:p>0.853383</text:p>
          </table:table-cell>
          <table:table-cell office:value-type="float" office:value="-0.513282">
            <text:p>-0.513282</text:p>
          </table:table-cell>
        </table:table-row>
        <table:table-row table:style-name="ro1">
          <table:table-cell/>
          <table:table-cell office:value-type="float" office:value="-0.272245">
            <text:p>-0.272245</text:p>
          </table:table-cell>
          <table:table-cell office:value-type="float" office:value="1.35166">
            <text:p>1.35166</text:p>
          </table:table-cell>
          <table:table-cell office:value-type="float" office:value="0.832553">
            <text:p>0.832553</text:p>
          </table:table-cell>
          <table:table-cell office:value-type="float" office:value="-0.0785183">
            <text:p>-0.0785183</text:p>
          </table:table-cell>
          <table:table-cell office:value-type="float" office:value="-0.852368">
            <text:p>-0.852368</text:p>
          </table:table-cell>
        </table:table-row>
        <table:table-row table:style-name="ro1">
          <table:table-cell/>
          <table:table-cell office:value-type="float" office:value="0.169783">
            <text:p>0.169783</text:p>
          </table:table-cell>
          <table:table-cell office:value-type="float" office:value="0.815584">
            <text:p>0.815584</text:p>
          </table:table-cell>
          <table:table-cell office:value-type="float" office:value="-0.232992">
            <text:p>-0.232992</text:p>
          </table:table-cell>
          <table:table-cell office:value-type="float" office:value="0.456601">
            <text:p>0.456601</text:p>
          </table:table-cell>
          <table:table-cell office:value-type="float" office:value="-1.31418">
            <text:p>-1.31418</text:p>
          </table:table-cell>
        </table:table-row>
        <table:table-row table:style-name="ro1">
          <table:table-cell/>
          <table:table-cell office:value-type="float" office:value="-1.83088">
            <text:p>-1.83088</text:p>
          </table:table-cell>
          <table:table-cell office:value-type="float" office:value="1.29923">
            <text:p>1.29923</text:p>
          </table:table-cell>
          <table:table-cell office:value-type="float" office:value="-2.09672">
            <text:p>-2.09672</text:p>
          </table:table-cell>
          <table:table-cell office:value-type="float" office:value="-0.353412">
            <text:p>-0.353412</text:p>
          </table:table-cell>
          <table:table-cell office:value-type="float" office:value="-1.14872">
            <text:p>-1.14872</text:p>
          </table:table-cell>
        </table:table-row>
        <table:table-row table:style-name="ro1">
          <table:table-cell/>
          <table:table-cell office:value-type="float" office:value="0.583801">
            <text:p>0.583801</text:p>
          </table:table-cell>
          <table:table-cell office:value-type="float" office:value="1.25657">
            <text:p>1.25657</text:p>
          </table:table-cell>
          <table:table-cell office:value-type="float" office:value="0.821578">
            <text:p>0.821578</text:p>
          </table:table-cell>
          <table:table-cell office:value-type="float" office:value="-0.807564">
            <text:p>-0.807564</text:p>
          </table:table-cell>
          <table:table-cell office:value-type="float" office:value="-0.238368">
            <text:p>-0.238368</text:p>
          </table:table-cell>
        </table:table-row>
        <table:table-row table:style-name="ro1">
          <table:table-cell/>
          <table:table-cell office:value-type="float" office:value="-1.24861">
            <text:p>-1.24861</text:p>
          </table:table-cell>
          <table:table-cell office:value-type="float" office:value="-0.684923">
            <text:p>-0.684923</text:p>
          </table:table-cell>
          <table:table-cell office:value-type="float" office:value="1.67566">
            <text:p>1.67566</text:p>
          </table:table-cell>
          <table:table-cell office:value-type="float" office:value="-0.61327">
            <text:p>-0.61327</text:p>
          </table:table-cell>
          <table:table-cell office:value-type="float" office:value="0.370358">
            <text:p>0.370358</text:p>
          </table:table-cell>
        </table:table-row>
        <table:table-row table:style-name="ro1">
          <table:table-cell/>
          <table:table-cell office:value-type="float" office:value="0.458181">
            <text:p>0.458181</text:p>
          </table:table-cell>
          <table:table-cell office:value-type="float" office:value="0.633271">
            <text:p>0.633271</text:p>
          </table:table-cell>
          <table:table-cell office:value-type="float" office:value="-0.933826">
            <text:p>-0.933826</text:p>
          </table:table-cell>
          <table:table-cell office:value-type="float" office:value="-1.03319">
            <text:p>-1.03319</text:p>
          </table:table-cell>
          <table:table-cell office:value-type="float" office:value="0.892841">
            <text:p>0.892841</text:p>
          </table:table-cell>
        </table:table-row>
        <table:table-row table:style-name="ro1">
          <table:table-cell/>
          <table:table-cell office:value-type="float" office:value="-1.69474">
            <text:p>-1.69474</text:p>
          </table:table-cell>
          <table:table-cell office:value-type="float" office:value="-0.512141">
            <text:p>-0.512141</text:p>
          </table:table-cell>
          <table:table-cell office:value-type="float" office:value="0.849975">
            <text:p>0.849975</text:p>
          </table:table-cell>
          <table:table-cell office:value-type="float" office:value="-0.732004">
            <text:p>-0.732004</text:p>
          </table:table-cell>
          <table:table-cell office:value-type="float" office:value="0.262099">
            <text:p>0.262099</text:p>
          </table:table-cell>
        </table:table-row>
        <table:table-row table:style-name="ro1">
          <table:table-cell/>
          <table:table-cell office:value-type="float" office:value="0.50318">
            <text:p>0.50318</text:p>
          </table:table-cell>
          <table:table-cell office:value-type="float" office:value="-0.0564717">
            <text:p>-0.0564717</text:p>
          </table:table-cell>
          <table:table-cell office:value-type="float" office:value="-0.0464523">
            <text:p>-0.0464523</text:p>
          </table:table-cell>
          <table:table-cell office:value-type="float" office:value="-2.2096">
            <text:p>-2.2096</text:p>
          </table:table-cell>
          <table:table-cell office:value-type="float" office:value="-0.759929">
            <text:p>-0.759929</text:p>
          </table:table-cell>
        </table:table-row>
        <table:table-row table:style-name="ro1">
          <table:table-cell/>
          <table:table-cell office:value-type="float" office:value="1.62414">
            <text:p>1.62414</text:p>
          </table:table-cell>
          <table:table-cell office:value-type="float" office:value="1.79415">
            <text:p>1.79415</text:p>
          </table:table-cell>
          <table:table-cell office:value-type="float" office:value="-1.57845">
            <text:p>-1.57845</text:p>
          </table:table-cell>
          <table:table-cell office:value-type="float" office:value="0.891183">
            <text:p>0.891183</text:p>
          </table:table-cell>
          <table:table-cell office:value-type="float" office:value="-0.076615">
            <text:p>-0.076615</text:p>
          </table:table-cell>
        </table:table-row>
        <table:table-row table:style-name="ro1">
          <table:table-cell/>
          <table:table-cell office:value-type="float" office:value="1.36622">
            <text:p>1.36622</text:p>
          </table:table-cell>
          <table:table-cell office:value-type="float" office:value="0.898704">
            <text:p>0.898704</text:p>
          </table:table-cell>
          <table:table-cell office:value-type="float" office:value="-0.405023">
            <text:p>-0.405023</text:p>
          </table:table-cell>
          <table:table-cell office:value-type="float" office:value="0.383605">
            <text:p>0.383605</text:p>
          </table:table-cell>
          <table:table-cell office:value-type="float" office:value="-0.0580656">
            <text:p>-0.0580656</text:p>
          </table:table-cell>
        </table:table-row>
        <table:table-row table:style-name="ro1">
          <table:table-cell/>
          <table:table-cell office:value-type="float" office:value="0.105759">
            <text:p>0.105759</text:p>
          </table:table-cell>
          <table:table-cell office:value-type="float" office:value="-0.0744243">
            <text:p>-0.0744243</text:p>
          </table:table-cell>
          <table:table-cell office:value-type="float" office:value="-0.977067">
            <text:p>-0.977067</text:p>
          </table:table-cell>
          <table:table-cell office:value-type="float" office:value="1.2046">
            <text:p>1.2046</text:p>
          </table:table-cell>
          <table:table-cell office:value-type="float" office:value="0.112456">
            <text:p>0.112456</text:p>
          </table:table-cell>
        </table:table-row>
        <table:table-row table:style-name="ro1">
          <table:table-cell/>
          <table:table-cell office:value-type="float" office:value="-0.0214802">
            <text:p>-0.0214802</text:p>
          </table:table-cell>
          <table:table-cell office:value-type="float" office:value="0.851276">
            <text:p>0.851276</text:p>
          </table:table-cell>
          <table:table-cell office:value-type="float" office:value="1.58306">
            <text:p>1.58306</text:p>
          </table:table-cell>
          <table:table-cell office:value-type="float" office:value="-1.08816">
            <text:p>-1.08816</text:p>
          </table:table-cell>
          <table:table-cell office:value-type="float" office:value="0.258899">
            <text:p>0.258899</text:p>
          </table:table-cell>
        </table:table-row>
        <table:table-row table:style-name="ro1">
          <table:table-cell/>
          <table:table-cell office:value-type="float" office:value="0.618343">
            <text:p>0.618343</text:p>
          </table:table-cell>
          <table:table-cell office:value-type="float" office:value="-0.344005">
            <text:p>-0.344005</text:p>
          </table:table-cell>
          <table:table-cell office:value-type="float" office:value="2.15775">
            <text:p>2.15775</text:p>
          </table:table-cell>
          <table:table-cell office:value-type="float" office:value="-0.0626927">
            <text:p>-0.0626927</text:p>
          </table:table-cell>
          <table:table-cell office:value-type="float" office:value="1.24926">
            <text:p>1.24926</text:p>
          </table:table-cell>
        </table:table-row>
        <table:table-row table:style-name="ro1">
          <table:table-cell/>
          <table:table-cell office:value-type="float" office:value="-0.239086">
            <text:p>-0.239086</text:p>
          </table:table-cell>
          <table:table-cell office:value-type="float" office:value="-1.06786">
            <text:p>-1.06786</text:p>
          </table:table-cell>
          <table:table-cell office:value-type="float" office:value="-0.158898">
            <text:p>-0.158898</text:p>
          </table:table-cell>
          <table:table-cell office:value-type="float" office:value="-0.00502903">
            <text:p>-0.00502903</text:p>
          </table:table-cell>
          <table:table-cell office:value-type="float" office:value="-0.129858">
            <text:p>-0.129858</text:p>
          </table:table-cell>
        </table:table-row>
        <table:table-row table:style-name="ro1">
          <table:table-cell/>
          <table:table-cell office:value-type="float" office:value="-0.689393">
            <text:p>-0.689393</text:p>
          </table:table-cell>
          <table:table-cell office:value-type="float" office:value="-1.55046">
            <text:p>-1.55046</text:p>
          </table:table-cell>
          <table:table-cell office:value-type="float" office:value="-1.235">
            <text:p>-1.235</text:p>
          </table:table-cell>
          <table:table-cell office:value-type="float" office:value="1.61451">
            <text:p>1.61451</text:p>
          </table:table-cell>
          <table:table-cell office:value-type="float" office:value="0.60748">
            <text:p>0.60748</text:p>
          </table:table-cell>
        </table:table-row>
        <table:table-row table:style-name="ro1">
          <table:table-cell/>
          <table:table-cell office:value-type="float" office:value="-0.273671">
            <text:p>-0.273671</text:p>
          </table:table-cell>
          <table:table-cell office:value-type="float" office:value="1.40243">
            <text:p>1.40243</text:p>
          </table:table-cell>
          <table:table-cell office:value-type="float" office:value="0.295718">
            <text:p>0.295718</text:p>
          </table:table-cell>
          <table:table-cell office:value-type="float" office:value="-1.30745">
            <text:p>-1.30745</text:p>
          </table:table-cell>
          <table:table-cell office:value-type="float" office:value="-0.395149">
            <text:p>-0.395149</text:p>
          </table:table-cell>
        </table:table-row>
        <table:table-row table:style-name="ro1">
          <table:table-cell/>
          <table:table-cell office:value-type="float" office:value="0.276924">
            <text:p>0.276924</text:p>
          </table:table-cell>
          <table:table-cell office:value-type="float" office:value="-0.331322">
            <text:p>-0.331322</text:p>
          </table:table-cell>
          <table:table-cell office:value-type="float" office:value="-0.602824">
            <text:p>-0.602824</text:p>
          </table:table-cell>
          <table:table-cell office:value-type="float" office:value="-0.356265">
            <text:p>-0.356265</text:p>
          </table:table-cell>
          <table:table-cell office:value-type="float" office:value="-0.355819">
            <text:p>-0.355819</text:p>
          </table:table-cell>
        </table:table-row>
        <table:table-row table:style-name="ro1">
          <table:table-cell/>
          <table:table-cell office:value-type="float" office:value="0.653282">
            <text:p>0.653282</text:p>
          </table:table-cell>
          <table:table-cell office:value-type="float" office:value="1.63964">
            <text:p>1.63964</text:p>
          </table:table-cell>
          <table:table-cell office:value-type="float" office:value="1.2965">
            <text:p>1.2965</text:p>
          </table:table-cell>
          <table:table-cell office:value-type="float" office:value="-1.11158">
            <text:p>-1.11158</text:p>
          </table:table-cell>
          <table:table-cell office:value-type="float" office:value="-0.0610095">
            <text:p>-0.0610095</text:p>
          </table:table-cell>
        </table:table-row>
        <table:table-row table:style-name="ro1">
          <table:table-cell/>
          <table:table-cell office:value-type="float" office:value="0.547472">
            <text:p>0.547472</text:p>
          </table:table-cell>
          <table:table-cell office:value-type="float" office:value="-0.618523">
            <text:p>-0.618523</text:p>
          </table:table-cell>
          <table:table-cell office:value-type="float" office:value="0.0488786">
            <text:p>0.0488786</text:p>
          </table:table-cell>
          <table:table-cell office:value-type="float" office:value="-1.45969">
            <text:p>-1.45969</text:p>
          </table:table-cell>
          <table:table-cell office:value-type="float" office:value="0.786164">
            <text:p>0.786164</text:p>
          </table:table-cell>
        </table:table-row>
        <table:table-row table:style-name="ro1">
          <table:table-cell/>
          <table:table-cell office:value-type="float" office:value="-0.130249">
            <text:p>-0.130249</text:p>
          </table:table-cell>
          <table:table-cell office:value-type="float" office:value="1.76631">
            <text:p>1.76631</text:p>
          </table:table-cell>
          <table:table-cell office:value-type="float" office:value="-0.571422">
            <text:p>-0.571422</text:p>
          </table:table-cell>
          <table:table-cell office:value-type="float" office:value="-0.478701">
            <text:p>-0.478701</text:p>
          </table:table-cell>
          <table:table-cell office:value-type="float" office:value="0.581836">
            <text:p>0.581836</text:p>
          </table:table-cell>
        </table:table-row>
        <table:table-row table:style-name="ro1">
          <table:table-cell/>
          <table:table-cell office:value-type="float" office:value="1.00979">
            <text:p>1.00979</text:p>
          </table:table-cell>
          <table:table-cell office:value-type="float" office:value="2.4388">
            <text:p>2.4388</text:p>
          </table:table-cell>
          <table:table-cell office:value-type="float" office:value="-0.866722">
            <text:p>-0.866722</text:p>
          </table:table-cell>
          <table:table-cell office:value-type="float" office:value="-0.211764">
            <text:p>-0.211764</text:p>
          </table:table-cell>
          <table:table-cell office:value-type="float" office:value="-1.00023">
            <text:p>-1.00023</text:p>
          </table:table-cell>
        </table:table-row>
        <table:table-row table:style-name="ro1">
          <table:table-cell/>
          <table:table-cell office:value-type="float" office:value="1.39492">
            <text:p>1.39492</text:p>
          </table:table-cell>
          <table:table-cell office:value-type="float" office:value="0.248792">
            <text:p>0.248792</text:p>
          </table:table-cell>
          <table:table-cell office:value-type="float" office:value="-1.65391">
            <text:p>-1.65391</text:p>
          </table:table-cell>
          <table:table-cell office:value-type="float" office:value="-1.13934">
            <text:p>-1.13934</text:p>
          </table:table-cell>
          <table:table-cell office:value-type="float" office:value="0.815167">
            <text:p>0.815167</text:p>
          </table:table-cell>
        </table:table-row>
        <table:table-row table:style-name="ro1">
          <table:table-cell/>
          <table:table-cell office:value-type="float" office:value="-1.48938">
            <text:p>-1.48938</text:p>
          </table:table-cell>
          <table:table-cell office:value-type="float" office:value="1.71183">
            <text:p>1.71183</text:p>
          </table:table-cell>
          <table:table-cell office:value-type="float" office:value="0.646435">
            <text:p>0.646435</text:p>
          </table:table-cell>
          <table:table-cell office:value-type="float" office:value="0.672835">
            <text:p>0.672835</text:p>
          </table:table-cell>
          <table:table-cell office:value-type="float" office:value="0.216025">
            <text:p>0.216025</text:p>
          </table:table-cell>
        </table:table-row>
        <table:table-row table:style-name="ro1">
          <table:table-cell/>
          <table:table-cell office:value-type="float" office:value="0.100979">
            <text:p>0.100979</text:p>
          </table:table-cell>
          <table:table-cell office:value-type="float" office:value="-0.412469">
            <text:p>-0.412469</text:p>
          </table:table-cell>
          <table:table-cell office:value-type="float" office:value="0.0157302">
            <text:p>0.0157302</text:p>
          </table:table-cell>
          <table:table-cell office:value-type="float" office:value="-0.910911">
            <text:p>-0.910911</text:p>
          </table:table-cell>
          <table:table-cell office:value-type="float" office:value="-0.208352">
            <text:p>-0.208352</text:p>
          </table:table-cell>
        </table:table-row>
        <table:table-row table:style-name="ro1">
          <table:table-cell/>
          <table:table-cell office:value-type="float" office:value="-0.080779">
            <text:p>-0.080779</text:p>
          </table:table-cell>
          <table:table-cell office:value-type="float" office:value="1.7856">
            <text:p>1.7856</text:p>
          </table:table-cell>
          <table:table-cell office:value-type="float" office:value="-0.239974">
            <text:p>-0.239974</text:p>
          </table:table-cell>
          <table:table-cell office:value-type="float" office:value="0.113638">
            <text:p>0.113638</text:p>
          </table:table-cell>
          <table:table-cell office:value-type="float" office:value="-1.04915">
            <text:p>-1.04915</text:p>
          </table:table-cell>
        </table:table-row>
        <table:table-row table:style-name="ro1">
          <table:table-cell/>
          <table:table-cell office:value-type="float" office:value="1.24932">
            <text:p>1.24932</text:p>
          </table:table-cell>
          <table:table-cell office:value-type="float" office:value="0.140002">
            <text:p>0.140002</text:p>
          </table:table-cell>
          <table:table-cell office:value-type="float" office:value="-0.204371">
            <text:p>-0.204371</text:p>
          </table:table-cell>
          <table:table-cell office:value-type="float" office:value="-0.803371">
            <text:p>-0.803371</text:p>
          </table:table-cell>
          <table:table-cell office:value-type="float" office:value="-0.558049">
            <text:p>-0.558049</text:p>
          </table:table-cell>
        </table:table-row>
        <table:table-row table:style-name="ro1">
          <table:table-cell/>
          <table:table-cell office:value-type="float" office:value="0.660667">
            <text:p>0.660667</text:p>
          </table:table-cell>
          <table:table-cell office:value-type="float" office:value="1.88566">
            <text:p>1.88566</text:p>
          </table:table-cell>
          <table:table-cell office:value-type="float" office:value="-0.363479">
            <text:p>-0.363479</text:p>
          </table:table-cell>
          <table:table-cell office:value-type="float" office:value="0.285695">
            <text:p>0.285695</text:p>
          </table:table-cell>
          <table:table-cell office:value-type="float" office:value="-0.567011">
            <text:p>-0.567011</text:p>
          </table:table-cell>
        </table:table-row>
        <table:table-row table:style-name="ro1">
          <table:table-cell/>
          <table:table-cell office:value-type="float" office:value="-0.133398">
            <text:p>-0.133398</text:p>
          </table:table-cell>
          <table:table-cell office:value-type="float" office:value="0.00175667">
            <text:p>0.00175667</text:p>
          </table:table-cell>
          <table:table-cell office:value-type="float" office:value="1.15725">
            <text:p>1.15725</text:p>
          </table:table-cell>
          <table:table-cell office:value-type="float" office:value="1.2946">
            <text:p>1.2946</text:p>
          </table:table-cell>
          <table:table-cell office:value-type="float" office:value="0.191047">
            <text:p>0.191047</text:p>
          </table:table-cell>
        </table:table-row>
        <table:table-row table:style-name="ro1">
          <table:table-cell/>
          <table:table-cell office:value-type="float" office:value="0.685861">
            <text:p>0.685861</text:p>
          </table:table-cell>
          <table:table-cell office:value-type="float" office:value="0.0778738">
            <text:p>0.0778738</text:p>
          </table:table-cell>
          <table:table-cell office:value-type="float" office:value="-0.306783">
            <text:p>-0.306783</text:p>
          </table:table-cell>
          <table:table-cell office:value-type="float" office:value="1.22979">
            <text:p>1.22979</text:p>
          </table:table-cell>
          <table:table-cell office:value-type="float" office:value="-1.89754">
            <text:p>-1.89754</text:p>
          </table:table-cell>
        </table:table-row>
        <table:table-row table:style-name="ro1">
          <table:table-cell/>
          <table:table-cell office:value-type="float" office:value="1.65539">
            <text:p>1.65539</text:p>
          </table:table-cell>
          <table:table-cell office:value-type="float" office:value="0.142708">
            <text:p>0.142708</text:p>
          </table:table-cell>
          <table:table-cell office:value-type="float" office:value="-0.416962">
            <text:p>-0.416962</text:p>
          </table:table-cell>
          <table:table-cell office:value-type="float" office:value="-0.427913">
            <text:p>-0.427913</text:p>
          </table:table-cell>
          <table:table-cell office:value-type="float" office:value="-0.324825">
            <text:p>-0.324825</text:p>
          </table:table-cell>
        </table:table-row>
        <table:table-row table:style-name="ro1">
          <table:table-cell/>
          <table:table-cell office:value-type="float" office:value="0.479441">
            <text:p>0.479441</text:p>
          </table:table-cell>
          <table:table-cell office:value-type="float" office:value="-1.01395">
            <text:p>-1.01395</text:p>
          </table:table-cell>
          <table:table-cell office:value-type="float" office:value="0.043418">
            <text:p>0.043418</text:p>
          </table:table-cell>
          <table:table-cell office:value-type="float" office:value="0.884777">
            <text:p>0.884777</text:p>
          </table:table-cell>
          <table:table-cell office:value-type="float" office:value="0.489966">
            <text:p>0.489966</text:p>
          </table:table-cell>
        </table:table-row>
        <table:table-row table:style-name="ro1">
          <table:table-cell/>
          <table:table-cell office:value-type="float" office:value="2.0999">
            <text:p>2.0999</text:p>
          </table:table-cell>
          <table:table-cell office:value-type="float" office:value="-0.326405">
            <text:p>-0.326405</text:p>
          </table:table-cell>
          <table:table-cell office:value-type="float" office:value="1.02115">
            <text:p>1.02115</text:p>
          </table:table-cell>
          <table:table-cell office:value-type="float" office:value="-0.604733">
            <text:p>-0.604733</text:p>
          </table:table-cell>
          <table:table-cell office:value-type="float" office:value="0.207245">
            <text:p>0.207245</text:p>
          </table:table-cell>
        </table:table-row>
        <table:table-row table:style-name="ro1">
          <table:table-cell/>
          <table:table-cell office:value-type="float" office:value="0.292197">
            <text:p>0.292197</text:p>
          </table:table-cell>
          <table:table-cell office:value-type="float" office:value="1.12327">
            <text:p>1.12327</text:p>
          </table:table-cell>
          <table:table-cell office:value-type="float" office:value="0.490829">
            <text:p>0.490829</text:p>
          </table:table-cell>
          <table:table-cell office:value-type="float" office:value="0.821478">
            <text:p>0.821478</text:p>
          </table:table-cell>
          <table:table-cell office:value-type="float" office:value="0.773876">
            <text:p>0.773876</text:p>
          </table:table-cell>
        </table:table-row>
        <table:table-row table:style-name="ro1">
          <table:table-cell/>
          <table:table-cell office:value-type="float" office:value="-0.0519363">
            <text:p>-0.0519363</text:p>
          </table:table-cell>
          <table:table-cell office:value-type="float" office:value="0.552945">
            <text:p>0.552945</text:p>
          </table:table-cell>
          <table:table-cell office:value-type="float" office:value="0.298944">
            <text:p>0.298944</text:p>
          </table:table-cell>
          <table:table-cell office:value-type="float" office:value="0.967142">
            <text:p>0.967142</text:p>
          </table:table-cell>
          <table:table-cell office:value-type="float" office:value="-0.0750152">
            <text:p>-0.0750152</text:p>
          </table:table-cell>
        </table:table-row>
        <table:table-row table:style-name="ro1">
          <table:table-cell/>
          <table:table-cell office:value-type="float" office:value="1.12824">
            <text:p>1.12824</text:p>
          </table:table-cell>
          <table:table-cell office:value-type="float" office:value="0.0495043">
            <text:p>0.0495043</text:p>
          </table:table-cell>
          <table:table-cell office:value-type="float" office:value="1.30973">
            <text:p>1.30973</text:p>
          </table:table-cell>
          <table:table-cell office:value-type="float" office:value="0.888529">
            <text:p>0.888529</text:p>
          </table:table-cell>
          <table:table-cell office:value-type="float" office:value="-0.695198">
            <text:p>-0.695198</text:p>
          </table:table-cell>
        </table:table-row>
        <table:table-row table:style-name="ro1">
          <table:table-cell/>
          <table:table-cell office:value-type="float" office:value="0.421788">
            <text:p>0.421788</text:p>
          </table:table-cell>
          <table:table-cell office:value-type="float" office:value="0.558146">
            <text:p>0.558146</text:p>
          </table:table-cell>
          <table:table-cell office:value-type="float" office:value="-0.414664">
            <text:p>-0.414664</text:p>
          </table:table-cell>
          <table:table-cell office:value-type="float" office:value="-0.0517177">
            <text:p>-0.0517177</text:p>
          </table:table-cell>
          <table:table-cell office:value-type="float" office:value="0.424962">
            <text:p>0.424962</text:p>
          </table:table-cell>
        </table:table-row>
        <table:table-row table:style-name="ro1">
          <table:table-cell/>
          <table:table-cell office:value-type="float" office:value="-0.528661">
            <text:p>-0.528661</text:p>
          </table:table-cell>
          <table:table-cell office:value-type="float" office:value="-0.451132">
            <text:p>-0.451132</text:p>
          </table:table-cell>
          <table:table-cell office:value-type="float" office:value="-0.699291">
            <text:p>-0.699291</text:p>
          </table:table-cell>
          <table:table-cell office:value-type="float" office:value="-0.788016">
            <text:p>-0.788016</text:p>
          </table:table-cell>
          <table:table-cell office:value-type="float" office:value="-1.6115">
            <text:p>-1.6115</text:p>
          </table:table-cell>
        </table:table-row>
        <table:table-row table:style-name="ro1">
          <table:table-cell/>
          <table:table-cell office:value-type="float" office:value="-0.208746">
            <text:p>-0.208746</text:p>
          </table:table-cell>
          <table:table-cell office:value-type="float" office:value="0.663316">
            <text:p>0.663316</text:p>
          </table:table-cell>
          <table:table-cell office:value-type="float" office:value="0.414546">
            <text:p>0.414546</text:p>
          </table:table-cell>
          <table:table-cell office:value-type="float" office:value="1.57496">
            <text:p>1.57496</text:p>
          </table:table-cell>
          <table:table-cell office:value-type="float" office:value="0.800789">
            <text:p>0.800789</text:p>
          </table:table-cell>
        </table:table-row>
        <table:table-row table:style-name="ro1">
          <table:table-cell/>
          <table:table-cell office:value-type="float" office:value="0.234377">
            <text:p>0.234377</text:p>
          </table:table-cell>
          <table:table-cell office:value-type="float" office:value="-0.264672">
            <text:p>-0.264672</text:p>
          </table:table-cell>
          <table:table-cell office:value-type="float" office:value="-0.0674135">
            <text:p>-0.0674135</text:p>
          </table:table-cell>
          <table:table-cell office:value-type="float" office:value="2.09077">
            <text:p>2.09077</text:p>
          </table:table-cell>
          <table:table-cell office:value-type="float" office:value="1.57911">
            <text:p>1.57911</text:p>
          </table:table-cell>
        </table:table-row>
        <table:table-row table:style-name="ro1">
          <table:table-cell/>
          <table:table-cell office:value-type="float" office:value="0.718213">
            <text:p>0.718213</text:p>
          </table:table-cell>
          <table:table-cell office:value-type="float" office:value="-1.00412">
            <text:p>-1.00412</text:p>
          </table:table-cell>
          <table:table-cell office:value-type="float" office:value="-0.42923">
            <text:p>-0.42923</text:p>
          </table:table-cell>
          <table:table-cell office:value-type="float" office:value="1.02643">
            <text:p>1.02643</text:p>
          </table:table-cell>
          <table:table-cell office:value-type="float" office:value="-0.986227">
            <text:p>-0.986227</text:p>
          </table:table-cell>
        </table:table-row>
        <table:table-row table:style-name="ro1">
          <table:table-cell/>
          <table:table-cell office:value-type="float" office:value="1.2926">
            <text:p>1.2926</text:p>
          </table:table-cell>
          <table:table-cell office:value-type="float" office:value="-0.947021">
            <text:p>-0.947021</text:p>
          </table:table-cell>
          <table:table-cell office:value-type="float" office:value="0.245458">
            <text:p>0.245458</text:p>
          </table:table-cell>
          <table:table-cell office:value-type="float" office:value="0.432607">
            <text:p>0.432607</text:p>
          </table:table-cell>
          <table:table-cell office:value-type="float" office:value="0.610044">
            <text:p>0.610044</text:p>
          </table:table-cell>
        </table:table-row>
        <table:table-row table:style-name="ro1">
          <table:table-cell/>
          <table:table-cell office:value-type="float" office:value="-0.529533">
            <text:p>-0.529533</text:p>
          </table:table-cell>
          <table:table-cell office:value-type="float" office:value="0.0953254">
            <text:p>0.0953254</text:p>
          </table:table-cell>
          <table:table-cell office:value-type="float" office:value="1.46155">
            <text:p>1.46155</text:p>
          </table:table-cell>
          <table:table-cell office:value-type="float" office:value="-1.68033">
            <text:p>-1.68033</text:p>
          </table:table-cell>
          <table:table-cell office:value-type="float" office:value="1.47771">
            <text:p>1.47771</text:p>
          </table:table-cell>
        </table:table-row>
        <table:table-row table:style-name="ro1">
          <table:table-cell/>
          <table:table-cell office:value-type="float" office:value="1.10017">
            <text:p>1.10017</text:p>
          </table:table-cell>
          <table:table-cell office:value-type="float" office:value="0.241335">
            <text:p>0.241335</text:p>
          </table:table-cell>
          <table:table-cell office:value-type="float" office:value="1.13907">
            <text:p>1.13907</text:p>
          </table:table-cell>
          <table:table-cell office:value-type="float" office:value="-1.00335">
            <text:p>-1.00335</text:p>
          </table:table-cell>
          <table:table-cell office:value-type="float" office:value="-0.0843278">
            <text:p>-0.0843278</text:p>
          </table:table-cell>
        </table:table-row>
        <table:table-row table:style-name="ro1">
          <table:table-cell/>
          <table:table-cell office:value-type="float" office:value="2.17742">
            <text:p>2.17742</text:p>
          </table:table-cell>
          <table:table-cell office:value-type="float" office:value="-0.763882">
            <text:p>-0.763882</text:p>
          </table:table-cell>
          <table:table-cell office:value-type="float" office:value="-0.156962">
            <text:p>-0.156962</text:p>
          </table:table-cell>
          <table:table-cell office:value-type="float" office:value="0.53014">
            <text:p>0.53014</text:p>
          </table:table-cell>
          <table:table-cell office:value-type="float" office:value="0.275544">
            <text:p>0.275544</text:p>
          </table:table-cell>
        </table:table-row>
        <table:table-row table:style-name="ro1">
          <table:table-cell/>
          <table:table-cell office:value-type="float" office:value="0.0733463">
            <text:p>0.0733463</text:p>
          </table:table-cell>
          <table:table-cell office:value-type="float" office:value="-0.0850195">
            <text:p>-0.0850195</text:p>
          </table:table-cell>
          <table:table-cell office:value-type="float" office:value="0.390869">
            <text:p>0.390869</text:p>
          </table:table-cell>
          <table:table-cell office:value-type="float" office:value="0.847385">
            <text:p>0.847385</text:p>
          </table:table-cell>
          <table:table-cell office:value-type="float" office:value="1.22321">
            <text:p>1.22321</text:p>
          </table:table-cell>
        </table:table-row>
        <table:table-row table:style-name="ro1">
          <table:table-cell/>
          <table:table-cell office:value-type="float" office:value="-1.32106">
            <text:p>-1.32106</text:p>
          </table:table-cell>
          <table:table-cell office:value-type="float" office:value="0.659561">
            <text:p>0.659561</text:p>
          </table:table-cell>
          <table:table-cell office:value-type="float" office:value="-0.795896">
            <text:p>-0.795896</text:p>
          </table:table-cell>
          <table:table-cell office:value-type="float" office:value="1.76323">
            <text:p>1.76323</text:p>
          </table:table-cell>
          <table:table-cell office:value-type="float" office:value="-0.14981">
            <text:p>-0.14981</text:p>
          </table:table-cell>
        </table:table-row>
        <table:table-row table:style-name="ro1">
          <table:table-cell/>
          <table:table-cell office:value-type="float" office:value="1.92255">
            <text:p>1.92255</text:p>
          </table:table-cell>
          <table:table-cell office:value-type="float" office:value="0.333725">
            <text:p>0.333725</text:p>
          </table:table-cell>
          <table:table-cell office:value-type="float" office:value="1.93169">
            <text:p>1.93169</text:p>
          </table:table-cell>
          <table:table-cell office:value-type="float" office:value="0.95986">
            <text:p>0.95986</text:p>
          </table:table-cell>
          <table:table-cell office:value-type="float" office:value="1.16445">
            <text:p>1.16445</text:p>
          </table:table-cell>
        </table:table-row>
        <table:table-row table:style-name="ro1">
          <table:table-cell/>
          <table:table-cell office:value-type="float" office:value="0.554254">
            <text:p>0.554254</text:p>
          </table:table-cell>
          <table:table-cell office:value-type="float" office:value="-0.493892">
            <text:p>-0.493892</text:p>
          </table:table-cell>
          <table:table-cell office:value-type="float" office:value="-0.828772">
            <text:p>-0.828772</text:p>
          </table:table-cell>
          <table:table-cell office:value-type="float" office:value="-0.19498">
            <text:p>-0.19498</text:p>
          </table:table-cell>
          <table:table-cell office:value-type="float" office:value="-1.03302">
            <text:p>-1.03302</text:p>
          </table:table-cell>
        </table:table-row>
        <table:table-row table:style-name="ro1">
          <table:table-cell/>
          <table:table-cell office:value-type="float" office:value="0.49626">
            <text:p>0.49626</text:p>
          </table:table-cell>
          <table:table-cell office:value-type="float" office:value="0.431498">
            <text:p>0.431498</text:p>
          </table:table-cell>
          <table:table-cell office:value-type="float" office:value="0.130023">
            <text:p>0.130023</text:p>
          </table:table-cell>
          <table:table-cell office:value-type="float" office:value="0.201087">
            <text:p>0.201087</text:p>
          </table:table-cell>
          <table:table-cell office:value-type="float" office:value="1.06394">
            <text:p>1.06394</text:p>
          </table:table-cell>
        </table:table-row>
        <table:table-row table:style-name="ro1">
          <table:table-cell/>
          <table:table-cell office:value-type="float" office:value="-0.0895294">
            <text:p>-0.0895294</text:p>
          </table:table-cell>
          <table:table-cell office:value-type="float" office:value="-0.799251">
            <text:p>-0.799251</text:p>
          </table:table-cell>
          <table:table-cell office:value-type="float" office:value="-1.27844">
            <text:p>-1.27844</text:p>
          </table:table-cell>
          <table:table-cell office:value-type="float" office:value="0.535664">
            <text:p>0.535664</text:p>
          </table:table-cell>
          <table:table-cell office:value-type="float" office:value="-1.08689">
            <text:p>-1.08689</text:p>
          </table:table-cell>
        </table:table-row>
        <table:table-row table:style-name="ro1">
          <table:table-cell/>
          <table:table-cell office:value-type="float" office:value="1.74558">
            <text:p>1.74558</text:p>
          </table:table-cell>
          <table:table-cell office:value-type="float" office:value="0.458103">
            <text:p>0.458103</text:p>
          </table:table-cell>
          <table:table-cell office:value-type="float" office:value="0.561799">
            <text:p>0.561799</text:p>
          </table:table-cell>
          <table:table-cell office:value-type="float" office:value="-0.0868138">
            <text:p>-0.0868138</text:p>
          </table:table-cell>
          <table:table-cell office:value-type="float" office:value="0.708757">
            <text:p>0.708757</text:p>
          </table:table-cell>
        </table:table-row>
        <table:table-row table:style-name="ro1">
          <table:table-cell/>
          <table:table-cell office:value-type="float" office:value="-0.655731">
            <text:p>-0.655731</text:p>
          </table:table-cell>
          <table:table-cell office:value-type="float" office:value="-0.299753">
            <text:p>-0.299753</text:p>
          </table:table-cell>
          <table:table-cell office:value-type="float" office:value="-1.85886">
            <text:p>-1.85886</text:p>
          </table:table-cell>
          <table:table-cell office:value-type="float" office:value="0.319179">
            <text:p>0.319179</text:p>
          </table:table-cell>
          <table:table-cell office:value-type="float" office:value="-1.00437">
            <text:p>-1.00437</text:p>
          </table:table-cell>
        </table:table-row>
        <table:table-row table:style-name="ro1">
          <table:table-cell/>
          <table:table-cell office:value-type="float" office:value="-0.280375">
            <text:p>-0.280375</text:p>
          </table:table-cell>
          <table:table-cell office:value-type="float" office:value="-0.123718">
            <text:p>-0.123718</text:p>
          </table:table-cell>
          <table:table-cell office:value-type="float" office:value="0.720898">
            <text:p>0.720898</text:p>
          </table:table-cell>
          <table:table-cell office:value-type="float" office:value="-0.221236">
            <text:p>-0.221236</text:p>
          </table:table-cell>
          <table:table-cell office:value-type="float" office:value="-0.505468">
            <text:p>-0.505468</text:p>
          </table:table-cell>
        </table:table-row>
        <table:table-row table:style-name="ro1">
          <table:table-cell/>
          <table:table-cell office:value-type="float" office:value="0.110095">
            <text:p>0.110095</text:p>
          </table:table-cell>
          <table:table-cell office:value-type="float" office:value="-0.63641">
            <text:p>-0.63641</text:p>
          </table:table-cell>
          <table:table-cell office:value-type="float" office:value="-0.528995">
            <text:p>-0.528995</text:p>
          </table:table-cell>
          <table:table-cell office:value-type="float" office:value="-1.64885">
            <text:p>-1.64885</text:p>
          </table:table-cell>
          <table:table-cell office:value-type="float" office:value="-0.263563">
            <text:p>-0.263563</text:p>
          </table:table-cell>
        </table:table-row>
        <table:table-row table:style-name="ro1">
          <table:table-cell/>
          <table:table-cell office:value-type="float" office:value="0.308274">
            <text:p>0.308274</text:p>
          </table:table-cell>
          <table:table-cell office:value-type="float" office:value="-0.572422">
            <text:p>-0.572422</text:p>
          </table:table-cell>
          <table:table-cell office:value-type="float" office:value="-0.0236196">
            <text:p>-0.0236196</text:p>
          </table:table-cell>
          <table:table-cell office:value-type="float" office:value="-0.745059">
            <text:p>-0.745059</text:p>
          </table:table-cell>
          <table:table-cell office:value-type="float" office:value="-1.63578">
            <text:p>-1.63578</text:p>
          </table:table-cell>
        </table:table-row>
        <table:table-row table:style-name="ro1">
          <table:table-cell/>
          <table:table-cell office:value-type="float" office:value="0.770638">
            <text:p>0.770638</text:p>
          </table:table-cell>
          <table:table-cell office:value-type="float" office:value="0.217618">
            <text:p>0.217618</text:p>
          </table:table-cell>
          <table:table-cell office:value-type="float" office:value="0.508699">
            <text:p>0.508699</text:p>
          </table:table-cell>
          <table:table-cell office:value-type="float" office:value="-0.262155">
            <text:p>-0.262155</text:p>
          </table:table-cell>
          <table:table-cell office:value-type="float" office:value="-2.1386">
            <text:p>-2.1386</text:p>
          </table:table-cell>
        </table:table-row>
        <table:table-row table:style-name="ro1">
          <table:table-cell/>
          <table:table-cell office:value-type="float" office:value="1.55652">
            <text:p>1.55652</text:p>
          </table:table-cell>
          <table:table-cell office:value-type="float" office:value="0.667315">
            <text:p>0.667315</text:p>
          </table:table-cell>
          <table:table-cell office:value-type="float" office:value="-0.108709">
            <text:p>-0.108709</text:p>
          </table:table-cell>
          <table:table-cell office:value-type="float" office:value="-1.5485">
            <text:p>-1.5485</text:p>
          </table:table-cell>
          <table:table-cell office:value-type="float" office:value="-0.120131">
            <text:p>-0.120131</text:p>
          </table:table-cell>
        </table:table-row>
        <table:table-row table:style-name="ro1">
          <table:table-cell/>
          <table:table-cell office:value-type="float" office:value="-0.648631">
            <text:p>-0.648631</text:p>
          </table:table-cell>
          <table:table-cell office:value-type="float" office:value="-0.354692">
            <text:p>-0.354692</text:p>
          </table:table-cell>
          <table:table-cell office:value-type="float" office:value="-0.114337">
            <text:p>-0.114337</text:p>
          </table:table-cell>
          <table:table-cell office:value-type="float" office:value="-0.408427">
            <text:p>-0.408427</text:p>
          </table:table-cell>
          <table:table-cell office:value-type="float" office:value="0.589542">
            <text:p>0.589542</text:p>
          </table:table-cell>
        </table:table-row>
        <table:table-row table:style-name="ro1">
          <table:table-cell/>
          <table:table-cell office:value-type="float" office:value="-0.02445">
            <text:p>-0.02445</text:p>
          </table:table-cell>
          <table:table-cell office:value-type="float" office:value="0.895075">
            <text:p>0.895075</text:p>
          </table:table-cell>
          <table:table-cell office:value-type="float" office:value="2.06119">
            <text:p>2.06119</text:p>
          </table:table-cell>
          <table:table-cell office:value-type="float" office:value="-0.319457">
            <text:p>-0.319457</text:p>
          </table:table-cell>
          <table:table-cell office:value-type="float" office:value="-2.33804">
            <text:p>-2.33804</text:p>
          </table:table-cell>
        </table:table-row>
        <table:table-row table:style-name="ro1">
          <table:table-cell/>
          <table:table-cell office:value-type="float" office:value="0.355923">
            <text:p>0.355923</text:p>
          </table:table-cell>
          <table:table-cell office:value-type="float" office:value="0.345861">
            <text:p>0.345861</text:p>
          </table:table-cell>
          <table:table-cell office:value-type="float" office:value="0.140442">
            <text:p>0.140442</text:p>
          </table:table-cell>
          <table:table-cell office:value-type="float" office:value="0.568874">
            <text:p>0.568874</text:p>
          </table:table-cell>
          <table:table-cell office:value-type="float" office:value="-0.0746012">
            <text:p>-0.0746012</text:p>
          </table:table-cell>
        </table:table-row>
        <table:table-row table:style-name="ro1">
          <table:table-cell/>
          <table:table-cell office:value-type="float" office:value="0.592406">
            <text:p>0.592406</text:p>
          </table:table-cell>
          <table:table-cell office:value-type="float" office:value="1.44251">
            <text:p>1.44251</text:p>
          </table:table-cell>
          <table:table-cell office:value-type="float" office:value="0.901864">
            <text:p>0.901864</text:p>
          </table:table-cell>
          <table:table-cell office:value-type="float" office:value="0.80479">
            <text:p>0.80479</text:p>
          </table:table-cell>
          <table:table-cell office:value-type="float" office:value="-0.00749774">
            <text:p>-0.00749774</text:p>
          </table:table-cell>
        </table:table-row>
        <table:table-row table:style-name="ro1">
          <table:table-cell/>
          <table:table-cell office:value-type="float" office:value="-0.315964">
            <text:p>-0.315964</text:p>
          </table:table-cell>
          <table:table-cell office:value-type="float" office:value="-1.03078">
            <text:p>-1.03078</text:p>
          </table:table-cell>
          <table:table-cell office:value-type="float" office:value="0.629428">
            <text:p>0.629428</text:p>
          </table:table-cell>
          <table:table-cell office:value-type="float" office:value="0.545202">
            <text:p>0.545202</text:p>
          </table:table-cell>
          <table:table-cell office:value-type="float" office:value="-0.649426">
            <text:p>-0.649426</text:p>
          </table:table-cell>
        </table:table-row>
        <table:table-row table:style-name="ro1">
          <table:table-cell/>
          <table:table-cell office:value-type="float" office:value="-1.27515">
            <text:p>-1.27515</text:p>
          </table:table-cell>
          <table:table-cell office:value-type="float" office:value="0.278303">
            <text:p>0.278303</text:p>
          </table:table-cell>
          <table:table-cell office:value-type="float" office:value="-1.44001">
            <text:p>-1.44001</text:p>
          </table:table-cell>
          <table:table-cell office:value-type="float" office:value="0.111811">
            <text:p>0.111811</text:p>
          </table:table-cell>
          <table:table-cell office:value-type="float" office:value="-1.26906">
            <text:p>-1.26906</text:p>
          </table:table-cell>
        </table:table-row>
        <table:table-row table:style-name="ro1">
          <table:table-cell/>
          <table:table-cell office:value-type="float" office:value="-0.345647">
            <text:p>-0.345647</text:p>
          </table:table-cell>
          <table:table-cell office:value-type="float" office:value="0.375818">
            <text:p>0.375818</text:p>
          </table:table-cell>
          <table:table-cell office:value-type="float" office:value="-0.782114">
            <text:p>-0.782114</text:p>
          </table:table-cell>
          <table:table-cell office:value-type="float" office:value="0.775093">
            <text:p>0.775093</text:p>
          </table:table-cell>
          <table:table-cell office:value-type="float" office:value="-1.18561">
            <text:p>-1.18561</text:p>
          </table:table-cell>
        </table:table-row>
        <table:table-row table:style-name="ro1">
          <table:table-cell/>
          <table:table-cell office:value-type="float" office:value="0.326011">
            <text:p>0.326011</text:p>
          </table:table-cell>
          <table:table-cell office:value-type="float" office:value="-0.171577">
            <text:p>-0.171577</text:p>
          </table:table-cell>
          <table:table-cell office:value-type="float" office:value="0.719144">
            <text:p>0.719144</text:p>
          </table:table-cell>
          <table:table-cell office:value-type="float" office:value="1.3061">
            <text:p>1.3061</text:p>
          </table:table-cell>
          <table:table-cell office:value-type="float" office:value="0.809844">
            <text:p>0.809844</text:p>
          </table:table-cell>
        </table:table-row>
        <table:table-row table:style-name="ro1">
          <table:table-cell/>
          <table:table-cell office:value-type="float" office:value="-0.3394">
            <text:p>-0.3394</text:p>
          </table:table-cell>
          <table:table-cell office:value-type="float" office:value="1.162">
            <text:p>1.162</text:p>
          </table:table-cell>
          <table:table-cell office:value-type="float" office:value="-0.549181">
            <text:p>-0.549181</text:p>
          </table:table-cell>
          <table:table-cell office:value-type="float" office:value="0.942812">
            <text:p>0.942812</text:p>
          </table:table-cell>
          <table:table-cell office:value-type="float" office:value="-0.281122">
            <text:p>-0.281122</text:p>
          </table:table-cell>
        </table:table-row>
        <table:table-row table:style-name="ro1">
          <table:table-cell/>
          <table:table-cell office:value-type="float" office:value="-0.527597">
            <text:p>-0.527597</text:p>
          </table:table-cell>
          <table:table-cell office:value-type="float" office:value="-1.03083">
            <text:p>-1.03083</text:p>
          </table:table-cell>
          <table:table-cell office:value-type="float" office:value="-0.0559963">
            <text:p>-0.0559963</text:p>
          </table:table-cell>
          <table:table-cell office:value-type="float" office:value="1.0526">
            <text:p>1.0526</text:p>
          </table:table-cell>
          <table:table-cell office:value-type="float" office:value="-1.0261">
            <text:p>-1.0261</text:p>
          </table:table-cell>
        </table:table-row>
        <table:table-row table:style-name="ro1">
          <table:table-cell/>
          <table:table-cell office:value-type="float" office:value="1.71345">
            <text:p>1.71345</text:p>
          </table:table-cell>
          <table:table-cell office:value-type="float" office:value="-0.430597">
            <text:p>-0.430597</text:p>
          </table:table-cell>
          <table:table-cell office:value-type="float" office:value="-2.11206">
            <text:p>-2.11206</text:p>
          </table:table-cell>
          <table:table-cell office:value-type="float" office:value="1.16017">
            <text:p>1.16017</text:p>
          </table:table-cell>
          <table:table-cell office:value-type="float" office:value="-0.0842911">
            <text:p>-0.0842911</text:p>
          </table:table-cell>
        </table:table-row>
        <table:table-row table:style-name="ro1">
          <table:table-cell/>
          <table:table-cell office:value-type="float" office:value="0.182495">
            <text:p>0.182495</text:p>
          </table:table-cell>
          <table:table-cell office:value-type="float" office:value="0.961598">
            <text:p>0.961598</text:p>
          </table:table-cell>
          <table:table-cell office:value-type="float" office:value="1.92747">
            <text:p>1.92747</text:p>
          </table:table-cell>
          <table:table-cell office:value-type="float" office:value="0.343095">
            <text:p>0.343095</text:p>
          </table:table-cell>
          <table:table-cell office:value-type="float" office:value="1.78291">
            <text:p>1.78291</text:p>
          </table:table-cell>
        </table:table-row>
        <table:table-row table:style-name="ro1">
          <table:table-cell/>
          <table:table-cell office:value-type="float" office:value="1.19985">
            <text:p>1.19985</text:p>
          </table:table-cell>
          <table:table-cell office:value-type="float" office:value="-0.220561">
            <text:p>-0.220561</text:p>
          </table:table-cell>
          <table:table-cell office:value-type="float" office:value="1.22182">
            <text:p>1.22182</text:p>
          </table:table-cell>
          <table:table-cell office:value-type="float" office:value="1.02282">
            <text:p>1.02282</text:p>
          </table:table-cell>
          <table:table-cell office:value-type="float" office:value="1.34118">
            <text:p>1.34118</text:p>
          </table:table-cell>
        </table:table-row>
        <table:table-row table:style-name="ro1">
          <table:table-cell/>
          <table:table-cell office:value-type="float" office:value="0.323167">
            <text:p>0.323167</text:p>
          </table:table-cell>
          <table:table-cell office:value-type="float" office:value="0.324332">
            <text:p>0.324332</text:p>
          </table:table-cell>
          <table:table-cell office:value-type="float" office:value="0.828016">
            <text:p>0.828016</text:p>
          </table:table-cell>
          <table:table-cell office:value-type="float" office:value="0.74696">
            <text:p>0.74696</text:p>
          </table:table-cell>
          <table:table-cell office:value-type="float" office:value="-0.916749">
            <text:p>-0.916749</text:p>
          </table:table-cell>
        </table:table-row>
        <table:table-row table:style-name="ro1">
          <table:table-cell/>
          <table:table-cell office:value-type="float" office:value="-1.94751">
            <text:p>-1.94751</text:p>
          </table:table-cell>
          <table:table-cell office:value-type="float" office:value="-0.0561812">
            <text:p>-0.0561812</text:p>
          </table:table-cell>
          <table:table-cell office:value-type="float" office:value="0.869132">
            <text:p>0.869132</text:p>
          </table:table-cell>
          <table:table-cell office:value-type="float" office:value="-0.785985">
            <text:p>-0.785985</text:p>
          </table:table-cell>
          <table:table-cell office:value-type="float" office:value="-1.47544">
            <text:p>-1.47544</text:p>
          </table:table-cell>
        </table:table-row>
        <table:table-row table:style-name="ro1">
          <table:table-cell/>
          <table:table-cell office:value-type="float" office:value="0.515048">
            <text:p>0.515048</text:p>
          </table:table-cell>
          <table:table-cell office:value-type="float" office:value="-1.43973">
            <text:p>-1.43973</text:p>
          </table:table-cell>
          <table:table-cell office:value-type="float" office:value="-0.286953">
            <text:p>-0.286953</text:p>
          </table:table-cell>
          <table:table-cell office:value-type="float" office:value="0.690956">
            <text:p>0.690956</text:p>
          </table:table-cell>
          <table:table-cell office:value-type="float" office:value="-0.536462">
            <text:p>-0.536462</text:p>
          </table:table-cell>
        </table:table-row>
        <table:table-row table:style-name="ro1">
          <table:table-cell/>
          <table:table-cell office:value-type="float" office:value="1.56891">
            <text:p>1.56891</text:p>
          </table:table-cell>
          <table:table-cell office:value-type="float" office:value="-0.327528">
            <text:p>-0.327528</text:p>
          </table:table-cell>
          <table:table-cell office:value-type="float" office:value="-0.732987">
            <text:p>-0.732987</text:p>
          </table:table-cell>
          <table:table-cell office:value-type="float" office:value="-0.766794">
            <text:p>-0.766794</text:p>
          </table:table-cell>
          <table:table-cell office:value-type="float" office:value="0.549917">
            <text:p>0.549917</text:p>
          </table:table-cell>
        </table:table-row>
        <table:table-row table:style-name="ro1">
          <table:table-cell/>
          <table:table-cell office:value-type="float" office:value="0.282775">
            <text:p>0.282775</text:p>
          </table:table-cell>
          <table:table-cell office:value-type="float" office:value="-0.671719">
            <text:p>-0.671719</text:p>
          </table:table-cell>
          <table:table-cell office:value-type="float" office:value="2.01237">
            <text:p>2.01237</text:p>
          </table:table-cell>
          <table:table-cell office:value-type="float" office:value="1.00135">
            <text:p>1.00135</text:p>
          </table:table-cell>
          <table:table-cell office:value-type="float" office:value="-1.30725">
            <text:p>-1.30725</text:p>
          </table:table-cell>
        </table:table-row>
        <table:table-row table:style-name="ro1">
          <table:table-cell/>
          <table:table-cell office:value-type="float" office:value="-1.33376">
            <text:p>-1.33376</text:p>
          </table:table-cell>
          <table:table-cell office:value-type="float" office:value="-0.74443">
            <text:p>-0.74443</text:p>
          </table:table-cell>
          <table:table-cell office:value-type="float" office:value="0.557969">
            <text:p>0.557969</text:p>
          </table:table-cell>
          <table:table-cell office:value-type="float" office:value="2.0079">
            <text:p>2.0079</text:p>
          </table:table-cell>
          <table:table-cell office:value-type="float" office:value="-0.405049">
            <text:p>-0.405049</text:p>
          </table:table-cell>
        </table:table-row>
        <table:table-row table:style-name="ro1">
          <table:table-cell/>
          <table:table-cell office:value-type="float" office:value="0.446993">
            <text:p>0.446993</text:p>
          </table:table-cell>
          <table:table-cell office:value-type="float" office:value="0.960432">
            <text:p>0.960432</text:p>
          </table:table-cell>
          <table:table-cell office:value-type="float" office:value="1.31438">
            <text:p>1.31438</text:p>
          </table:table-cell>
          <table:table-cell office:value-type="float" office:value="0.934123">
            <text:p>0.934123</text:p>
          </table:table-cell>
          <table:table-cell office:value-type="float" office:value="0.648292">
            <text:p>0.648292</text:p>
          </table:table-cell>
        </table:table-row>
        <table:table-row table:style-name="ro1">
          <table:table-cell/>
          <table:table-cell office:value-type="float" office:value="0.232327">
            <text:p>0.232327</text:p>
          </table:table-cell>
          <table:table-cell office:value-type="float" office:value="-1.06534">
            <text:p>-1.06534</text:p>
          </table:table-cell>
          <table:table-cell office:value-type="float" office:value="2.49919">
            <text:p>2.49919</text:p>
          </table:table-cell>
          <table:table-cell office:value-type="float" office:value="-0.196309">
            <text:p>-0.196309</text:p>
          </table:table-cell>
          <table:table-cell office:value-type="float" office:value="1.0811">
            <text:p>1.0811</text:p>
          </table:table-cell>
        </table:table-row>
        <table:table-row table:style-name="ro1">
          <table:table-cell/>
          <table:table-cell office:value-type="float" office:value="1.3894">
            <text:p>1.3894</text:p>
          </table:table-cell>
          <table:table-cell office:value-type="float" office:value="-0.913116">
            <text:p>-0.913116</text:p>
          </table:table-cell>
          <table:table-cell office:value-type="float" office:value="1.02153">
            <text:p>1.02153</text:p>
          </table:table-cell>
          <table:table-cell office:value-type="float" office:value="1.89516">
            <text:p>1.89516</text:p>
          </table:table-cell>
          <table:table-cell office:value-type="float" office:value="0.340604">
            <text:p>0.340604</text:p>
          </table:table-cell>
        </table:table-row>
        <table:table-row table:style-name="ro1">
          <table:table-cell/>
          <table:table-cell office:value-type="float" office:value="1.1445">
            <text:p>1.1445</text:p>
          </table:table-cell>
          <table:table-cell office:value-type="float" office:value="1.16711">
            <text:p>1.16711</text:p>
          </table:table-cell>
          <table:table-cell office:value-type="float" office:value="-0.0197045">
            <text:p>-0.0197045</text:p>
          </table:table-cell>
          <table:table-cell office:value-type="float" office:value="0.318948">
            <text:p>0.318948</text:p>
          </table:table-cell>
          <table:table-cell office:value-type="float" office:value="0.46794">
            <text:p>0.46794</text:p>
          </table:table-cell>
        </table:table-row>
        <table:table-row table:style-name="ro1">
          <table:table-cell/>
          <table:table-cell office:value-type="float" office:value="0.212261">
            <text:p>0.212261</text:p>
          </table:table-cell>
          <table:table-cell office:value-type="float" office:value="-0.226305">
            <text:p>-0.226305</text:p>
          </table:table-cell>
          <table:table-cell office:value-type="float" office:value="-0.514687">
            <text:p>-0.514687</text:p>
          </table:table-cell>
          <table:table-cell office:value-type="float" office:value="1.38288">
            <text:p>1.38288</text:p>
          </table:table-cell>
          <table:table-cell office:value-type="float" office:value="0.385893">
            <text:p>0.385893</text:p>
          </table:table-cell>
        </table:table-row>
        <table:table-row table:style-name="ro1">
          <table:table-cell/>
          <table:table-cell office:value-type="float" office:value="-0.88839">
            <text:p>-0.88839</text:p>
          </table:table-cell>
          <table:table-cell office:value-type="float" office:value="-0.926233">
            <text:p>-0.926233</text:p>
          </table:table-cell>
          <table:table-cell office:value-type="float" office:value="0.135863">
            <text:p>0.135863</text:p>
          </table:table-cell>
          <table:table-cell office:value-type="float" office:value="-0.70001">
            <text:p>-0.70001</text:p>
          </table:table-cell>
          <table:table-cell office:value-type="float" office:value="-0.877858">
            <text:p>-0.877858</text:p>
          </table:table-cell>
        </table:table-row>
        <table:table-row table:style-name="ro1">
          <table:table-cell/>
          <table:table-cell office:value-type="float" office:value="1.11484">
            <text:p>1.11484</text:p>
          </table:table-cell>
          <table:table-cell office:value-type="float" office:value="-0.546267">
            <text:p>-0.546267</text:p>
          </table:table-cell>
          <table:table-cell office:value-type="float" office:value="-2.14114">
            <text:p>-2.14114</text:p>
          </table:table-cell>
          <table:table-cell office:value-type="float" office:value="0.977649">
            <text:p>0.977649</text:p>
          </table:table-cell>
          <table:table-cell office:value-type="float" office:value="0.0674317">
            <text:p>0.0674317</text:p>
          </table:table-cell>
        </table:table-row>
        <table:table-row table:style-name="ro1">
          <table:table-cell/>
          <table:table-cell office:value-type="float" office:value="-2.73406">
            <text:p>-2.73406</text:p>
          </table:table-cell>
          <table:table-cell office:value-type="float" office:value="0.818391">
            <text:p>0.818391</text:p>
          </table:table-cell>
          <table:table-cell office:value-type="float" office:value="-0.536">
            <text:p>-0.536</text:p>
          </table:table-cell>
          <table:table-cell office:value-type="float" office:value="-1.40087">
            <text:p>-1.40087</text:p>
          </table:table-cell>
          <table:table-cell office:value-type="float" office:value="-0.149481">
            <text:p>-0.149481</text:p>
          </table:table-cell>
        </table:table-row>
        <table:table-row table:style-name="ro1">
          <table:table-cell/>
          <table:table-cell office:value-type="float" office:value="-0.404321">
            <text:p>-0.404321</text:p>
          </table:table-cell>
          <table:table-cell office:value-type="float" office:value="-0.950542">
            <text:p>-0.950542</text:p>
          </table:table-cell>
          <table:table-cell office:value-type="float" office:value="-0.213386">
            <text:p>-0.213386</text:p>
          </table:table-cell>
          <table:table-cell office:value-type="float" office:value="-0.628858">
            <text:p>-0.628858</text:p>
          </table:table-cell>
          <table:table-cell office:value-type="float" office:value="-2.3534">
            <text:p>-2.3534</text:p>
          </table:table-cell>
        </table:table-row>
        <table:table-row table:style-name="ro1">
          <table:table-cell/>
          <table:table-cell office:value-type="float" office:value="-0.372141">
            <text:p>-0.372141</text:p>
          </table:table-cell>
          <table:table-cell office:value-type="float" office:value="-0.158468">
            <text:p>-0.158468</text:p>
          </table:table-cell>
          <table:table-cell office:value-type="float" office:value="0.587156">
            <text:p>0.587156</text:p>
          </table:table-cell>
          <table:table-cell office:value-type="float" office:value="0.804375">
            <text:p>0.804375</text:p>
          </table:table-cell>
          <table:table-cell office:value-type="float" office:value="-0.733284">
            <text:p>-0.733284</text:p>
          </table:table-cell>
        </table:table-row>
        <table:table-row table:style-name="ro1">
          <table:table-cell/>
          <table:table-cell office:value-type="float" office:value="0.4136">
            <text:p>0.4136</text:p>
          </table:table-cell>
          <table:table-cell office:value-type="float" office:value="-0.77053">
            <text:p>-0.77053</text:p>
          </table:table-cell>
          <table:table-cell office:value-type="float" office:value="0.4263">
            <text:p>0.4263</text:p>
          </table:table-cell>
          <table:table-cell office:value-type="float" office:value="-0.00141539">
            <text:p>-0.00141539</text:p>
          </table:table-cell>
          <table:table-cell office:value-type="float" office:value="-0.98216">
            <text:p>-0.98216</text:p>
          </table:table-cell>
        </table:table-row>
        <table:table-row table:style-name="ro1">
          <table:table-cell/>
          <table:table-cell office:value-type="float" office:value="1.18372">
            <text:p>1.18372</text:p>
          </table:table-cell>
          <table:table-cell office:value-type="float" office:value="-0.0704706">
            <text:p>-0.0704706</text:p>
          </table:table-cell>
          <table:table-cell office:value-type="float" office:value="-0.89099">
            <text:p>-0.89099</text:p>
          </table:table-cell>
          <table:table-cell office:value-type="float" office:value="0.979794">
            <text:p>0.979794</text:p>
          </table:table-cell>
          <table:table-cell office:value-type="float" office:value="-1.00982">
            <text:p>-1.00982</text:p>
          </table:table-cell>
        </table:table-row>
        <table:table-row table:style-name="ro1">
          <table:table-cell/>
          <table:table-cell office:value-type="float" office:value="0.777757">
            <text:p>0.777757</text:p>
          </table:table-cell>
          <table:table-cell office:value-type="float" office:value="-0.331012">
            <text:p>-0.331012</text:p>
          </table:table-cell>
          <table:table-cell office:value-type="float" office:value="0.20745">
            <text:p>0.20745</text:p>
          </table:table-cell>
          <table:table-cell office:value-type="float" office:value="-1.76194">
            <text:p>-1.76194</text:p>
          </table:table-cell>
          <table:table-cell office:value-type="float" office:value="0.301304">
            <text:p>0.301304</text:p>
          </table:table-cell>
        </table:table-row>
        <table:table-row table:style-name="ro1">
          <table:table-cell/>
          <table:table-cell office:value-type="float" office:value="0.930099">
            <text:p>0.930099</text:p>
          </table:table-cell>
          <table:table-cell office:value-type="float" office:value="-1.33824">
            <text:p>-1.33824</text:p>
          </table:table-cell>
          <table:table-cell office:value-type="float" office:value="-1.52896">
            <text:p>-1.52896</text:p>
          </table:table-cell>
          <table:table-cell office:value-type="float" office:value="-0.0776487">
            <text:p>-0.0776487</text:p>
          </table:table-cell>
          <table:table-cell office:value-type="float" office:value="1.44132">
            <text:p>1.44132</text:p>
          </table:table-cell>
        </table:table-row>
        <table:table-row table:style-name="ro1">
          <table:table-cell/>
          <table:table-cell office:value-type="float" office:value="-1.80407">
            <text:p>-1.80407</text:p>
          </table:table-cell>
          <table:table-cell office:value-type="float" office:value="0.28507">
            <text:p>0.28507</text:p>
          </table:table-cell>
          <table:table-cell office:value-type="float" office:value="0.319945">
            <text:p>0.319945</text:p>
          </table:table-cell>
          <table:table-cell office:value-type="float" office:value="-0.736519">
            <text:p>-0.736519</text:p>
          </table:table-cell>
          <table:table-cell office:value-type="float" office:value="-1.72588">
            <text:p>-1.72588</text:p>
          </table:table-cell>
        </table:table-row>
        <table:table-row table:style-name="ro1">
          <table:table-cell/>
          <table:table-cell office:value-type="float" office:value="0.922302">
            <text:p>0.922302</text:p>
          </table:table-cell>
          <table:table-cell office:value-type="float" office:value="-1.04364">
            <text:p>-1.04364</text:p>
          </table:table-cell>
          <table:table-cell office:value-type="float" office:value="-0.992557">
            <text:p>-0.992557</text:p>
          </table:table-cell>
          <table:table-cell office:value-type="float" office:value="-0.0712474">
            <text:p>-0.0712474</text:p>
          </table:table-cell>
          <table:table-cell office:value-type="float" office:value="1.5539">
            <text:p>1.5539</text:p>
          </table:table-cell>
        </table:table-row>
        <table:table-row table:style-name="ro1">
          <table:table-cell/>
          <table:table-cell office:value-type="float" office:value="0.588601">
            <text:p>0.588601</text:p>
          </table:table-cell>
          <table:table-cell office:value-type="float" office:value="0.471359">
            <text:p>0.471359</text:p>
          </table:table-cell>
          <table:table-cell office:value-type="float" office:value="-0.0201229">
            <text:p>-0.0201229</text:p>
          </table:table-cell>
          <table:table-cell office:value-type="float" office:value="-0.426078">
            <text:p>-0.426078</text:p>
          </table:table-cell>
          <table:table-cell office:value-type="float" office:value="0.276131">
            <text:p>0.276131</text:p>
          </table:table-cell>
        </table:table-row>
        <table:table-row table:style-name="ro1">
          <table:table-cell/>
          <table:table-cell office:value-type="float" office:value="0.667685">
            <text:p>0.667685</text:p>
          </table:table-cell>
          <table:table-cell office:value-type="float" office:value="-1.24561">
            <text:p>-1.24561</text:p>
          </table:table-cell>
          <table:table-cell office:value-type="float" office:value="0.972831">
            <text:p>0.972831</text:p>
          </table:table-cell>
          <table:table-cell office:value-type="float" office:value="1.32785">
            <text:p>1.32785</text:p>
          </table:table-cell>
          <table:table-cell office:value-type="float" office:value="-0.0336835">
            <text:p>-0.0336835</text:p>
          </table:table-cell>
        </table:table-row>
        <table:table-row table:style-name="ro1">
          <table:table-cell/>
          <table:table-cell office:value-type="float" office:value="-0.259284">
            <text:p>-0.259284</text:p>
          </table:table-cell>
          <table:table-cell office:value-type="float" office:value="-0.503351">
            <text:p>-0.503351</text:p>
          </table:table-cell>
          <table:table-cell office:value-type="float" office:value="0.276967">
            <text:p>0.276967</text:p>
          </table:table-cell>
          <table:table-cell office:value-type="float" office:value="-1.60874">
            <text:p>-1.60874</text:p>
          </table:table-cell>
          <table:table-cell office:value-type="float" office:value="-0.697885">
            <text:p>-0.697885</text:p>
          </table:table-cell>
        </table:table-row>
        <table:table-row table:style-name="ro1">
          <table:table-cell/>
          <table:table-cell office:value-type="float" office:value="0.786334">
            <text:p>0.786334</text:p>
          </table:table-cell>
          <table:table-cell office:value-type="float" office:value="-0.851177">
            <text:p>-0.851177</text:p>
          </table:table-cell>
          <table:table-cell office:value-type="float" office:value="0.319898">
            <text:p>0.319898</text:p>
          </table:table-cell>
          <table:table-cell office:value-type="float" office:value="1.4078">
            <text:p>1.4078</text:p>
          </table:table-cell>
          <table:table-cell office:value-type="float" office:value="-2.26758">
            <text:p>-2.26758</text:p>
          </table:table-cell>
        </table:table-row>
        <table:table-row table:style-name="ro1">
          <table:table-cell/>
          <table:table-cell office:value-type="float" office:value="0.414618">
            <text:p>0.414618</text:p>
          </table:table-cell>
          <table:table-cell office:value-type="float" office:value="-1.14038">
            <text:p>-1.14038</text:p>
          </table:table-cell>
          <table:table-cell office:value-type="float" office:value="-1.0564">
            <text:p>-1.0564</text:p>
          </table:table-cell>
          <table:table-cell office:value-type="float" office:value="-0.933085">
            <text:p>-0.933085</text:p>
          </table:table-cell>
          <table:table-cell office:value-type="float" office:value="0.93965">
            <text:p>0.93965</text:p>
          </table:table-cell>
        </table:table-row>
        <table:table-row table:style-name="ro1">
          <table:table-cell/>
          <table:table-cell office:value-type="float" office:value="0.395716">
            <text:p>0.395716</text:p>
          </table:table-cell>
          <table:table-cell office:value-type="float" office:value="-1.3208">
            <text:p>-1.3208</text:p>
          </table:table-cell>
          <table:table-cell office:value-type="float" office:value="0.56535">
            <text:p>0.56535</text:p>
          </table:table-cell>
          <table:table-cell office:value-type="float" office:value="-0.48034">
            <text:p>-0.48034</text:p>
          </table:table-cell>
          <table:table-cell office:value-type="float" office:value="1.04394">
            <text:p>1.04394</text:p>
          </table:table-cell>
        </table:table-row>
        <table:table-row table:style-name="ro1">
          <table:table-cell/>
          <table:table-cell office:value-type="float" office:value="-1.01274">
            <text:p>-1.01274</text:p>
          </table:table-cell>
          <table:table-cell office:value-type="float" office:value="-0.665131">
            <text:p>-0.665131</text:p>
          </table:table-cell>
          <table:table-cell office:value-type="float" office:value="1.14031">
            <text:p>1.14031</text:p>
          </table:table-cell>
          <table:table-cell office:value-type="float" office:value="-0.139287">
            <text:p>-0.139287</text:p>
          </table:table-cell>
          <table:table-cell office:value-type="float" office:value="-1.15376">
            <text:p>-1.15376</text:p>
          </table:table-cell>
        </table:table-row>
        <table:table-row table:style-name="ro1">
          <table:table-cell/>
          <table:table-cell office:value-type="float" office:value="-0.307605">
            <text:p>-0.307605</text:p>
          </table:table-cell>
          <table:table-cell office:value-type="float" office:value="-0.372063">
            <text:p>-0.372063</text:p>
          </table:table-cell>
          <table:table-cell office:value-type="float" office:value="0.264071">
            <text:p>0.264071</text:p>
          </table:table-cell>
          <table:table-cell office:value-type="float" office:value="-0.212665">
            <text:p>-0.212665</text:p>
          </table:table-cell>
          <table:table-cell office:value-type="float" office:value="-0.328541">
            <text:p>-0.328541</text:p>
          </table:table-cell>
        </table:table-row>
        <table:table-row table:style-name="ro1">
          <table:table-cell/>
          <table:table-cell office:value-type="float" office:value="0.354625">
            <text:p>0.354625</text:p>
          </table:table-cell>
          <table:table-cell office:value-type="float" office:value="-0.0250074">
            <text:p>-0.0250074</text:p>
          </table:table-cell>
          <table:table-cell office:value-type="float" office:value="-1.21053">
            <text:p>-1.21053</text:p>
          </table:table-cell>
          <table:table-cell office:value-type="float" office:value="0.412431">
            <text:p>0.412431</text:p>
          </table:table-cell>
          <table:table-cell office:value-type="float" office:value="-0.212492">
            <text:p>-0.212492</text:p>
          </table:table-cell>
        </table:table-row>
        <table:table-row table:style-name="ro1">
          <table:table-cell/>
          <table:table-cell office:value-type="float" office:value="2.25604">
            <text:p>2.25604</text:p>
          </table:table-cell>
          <table:table-cell office:value-type="float" office:value="0.196697">
            <text:p>0.196697</text:p>
          </table:table-cell>
          <table:table-cell office:value-type="float" office:value="-0.564018">
            <text:p>-0.564018</text:p>
          </table:table-cell>
          <table:table-cell office:value-type="float" office:value="0.735009">
            <text:p>0.735009</text:p>
          </table:table-cell>
          <table:table-cell office:value-type="float" office:value="1.14473">
            <text:p>1.14473</text:p>
          </table:table-cell>
        </table:table-row>
        <table:table-row table:style-name="ro1">
          <table:table-cell/>
          <table:table-cell office:value-type="float" office:value="-0.212617">
            <text:p>-0.212617</text:p>
          </table:table-cell>
          <table:table-cell office:value-type="float" office:value="0.694714">
            <text:p>0.694714</text:p>
          </table:table-cell>
          <table:table-cell office:value-type="float" office:value="1.60114">
            <text:p>1.60114</text:p>
          </table:table-cell>
          <table:table-cell office:value-type="float" office:value="0.591704">
            <text:p>0.591704</text:p>
          </table:table-cell>
          <table:table-cell office:value-type="float" office:value="0.573203">
            <text:p>0.573203</text:p>
          </table:table-cell>
        </table:table-row>
        <table:table-row table:style-name="ro1">
          <table:table-cell/>
          <table:table-cell office:value-type="float" office:value="-1.23009">
            <text:p>-1.23009</text:p>
          </table:table-cell>
          <table:table-cell office:value-type="float" office:value="-1.32936">
            <text:p>-1.32936</text:p>
          </table:table-cell>
          <table:table-cell office:value-type="float" office:value="0.261257">
            <text:p>0.261257</text:p>
          </table:table-cell>
          <table:table-cell office:value-type="float" office:value="-2.22976">
            <text:p>-2.22976</text:p>
          </table:table-cell>
          <table:table-cell office:value-type="float" office:value="-1.11756">
            <text:p>-1.11756</text:p>
          </table:table-cell>
        </table:table-row>
        <table:table-row table:style-name="ro1">
          <table:table-cell/>
          <table:table-cell office:value-type="float" office:value="-0.495398">
            <text:p>-0.495398</text:p>
          </table:table-cell>
          <table:table-cell office:value-type="float" office:value="-0.332167">
            <text:p>-0.332167</text:p>
          </table:table-cell>
          <table:table-cell office:value-type="float" office:value="-0.830043">
            <text:p>-0.830043</text:p>
          </table:table-cell>
          <table:table-cell office:value-type="float" office:value="-0.78041">
            <text:p>-0.78041</text:p>
          </table:table-cell>
          <table:table-cell office:value-type="float" office:value="-0.354432">
            <text:p>-0.354432</text:p>
          </table:table-cell>
        </table:table-row>
        <table:table-row table:style-name="ro1">
          <table:table-cell/>
          <table:table-cell office:value-type="float" office:value="0.551869">
            <text:p>0.551869</text:p>
          </table:table-cell>
          <table:table-cell office:value-type="float" office:value="0.168005">
            <text:p>0.168005</text:p>
          </table:table-cell>
          <table:table-cell office:value-type="float" office:value="-0.0366041">
            <text:p>-0.0366041</text:p>
          </table:table-cell>
          <table:table-cell office:value-type="float" office:value="0.013702">
            <text:p>0.013702</text:p>
          </table:table-cell>
          <table:table-cell office:value-type="float" office:value="-0.687466">
            <text:p>-0.687466</text:p>
          </table:table-cell>
        </table:table-row>
        <table:table-row table:style-name="ro1">
          <table:table-cell/>
          <table:table-cell office:value-type="float" office:value="-1.14563">
            <text:p>-1.14563</text:p>
          </table:table-cell>
          <table:table-cell office:value-type="float" office:value="-0.0423851">
            <text:p>-0.0423851</text:p>
          </table:table-cell>
          <table:table-cell office:value-type="float" office:value="-1.26117">
            <text:p>-1.26117</text:p>
          </table:table-cell>
          <table:table-cell office:value-type="float" office:value="0.300585">
            <text:p>0.300585</text:p>
          </table:table-cell>
          <table:table-cell office:value-type="float" office:value="-1.59816">
            <text:p>-1.59816</text:p>
          </table:table-cell>
        </table:table-row>
        <table:table-row table:style-name="ro1">
          <table:table-cell/>
          <table:table-cell office:value-type="float" office:value="0.750215">
            <text:p>0.750215</text:p>
          </table:table-cell>
          <table:table-cell office:value-type="float" office:value="0.0756983">
            <text:p>0.0756983</text:p>
          </table:table-cell>
          <table:table-cell office:value-type="float" office:value="-0.0813218">
            <text:p>-0.0813218</text:p>
          </table:table-cell>
          <table:table-cell office:value-type="float" office:value="0.645522">
            <text:p>0.645522</text:p>
          </table:table-cell>
          <table:table-cell office:value-type="float" office:value="0.953402">
            <text:p>0.953402</text:p>
          </table:table-cell>
        </table:table-row>
        <table:table-row table:style-name="ro1">
          <table:table-cell/>
          <table:table-cell office:value-type="float" office:value="0.0507966">
            <text:p>0.0507966</text:p>
          </table:table-cell>
          <table:table-cell office:value-type="float" office:value="-0.258953">
            <text:p>-0.258953</text:p>
          </table:table-cell>
          <table:table-cell office:value-type="float" office:value="0.756641">
            <text:p>0.756641</text:p>
          </table:table-cell>
          <table:table-cell office:value-type="float" office:value="-0.943991">
            <text:p>-0.943991</text:p>
          </table:table-cell>
          <table:table-cell office:value-type="float" office:value="0.424208">
            <text:p>0.424208</text:p>
          </table:table-cell>
        </table:table-row>
        <table:table-row table:style-name="ro1">
          <table:table-cell/>
          <table:table-cell office:value-type="float" office:value="0.951837">
            <text:p>0.951837</text:p>
          </table:table-cell>
          <table:table-cell office:value-type="float" office:value="-2.09833">
            <text:p>-2.09833</text:p>
          </table:table-cell>
          <table:table-cell office:value-type="float" office:value="1.23567">
            <text:p>1.23567</text:p>
          </table:table-cell>
          <table:table-cell office:value-type="float" office:value="-0.29071">
            <text:p>-0.29071</text:p>
          </table:table-cell>
          <table:table-cell office:value-type="float" office:value="-1.87927">
            <text:p>-1.87927</text:p>
          </table:table-cell>
        </table:table-row>
        <table:table-row table:style-name="ro1">
          <table:table-cell/>
          <table:table-cell office:value-type="float" office:value="-3.13849">
            <text:p>-3.13849</text:p>
          </table:table-cell>
          <table:table-cell office:value-type="float" office:value="1.93353">
            <text:p>1.93353</text:p>
          </table:table-cell>
          <table:table-cell office:value-type="float" office:value="-0.921286">
            <text:p>-0.921286</text:p>
          </table:table-cell>
          <table:table-cell office:value-type="float" office:value="0.0406524">
            <text:p>0.0406524</text:p>
          </table:table-cell>
          <table:table-cell office:value-type="float" office:value="-0.36763">
            <text:p>-0.36763</text:p>
          </table:table-cell>
        </table:table-row>
        <table:table-row table:style-name="ro1">
          <table:table-cell/>
          <table:table-cell office:value-type="float" office:value="-0.607242">
            <text:p>-0.607242</text:p>
          </table:table-cell>
          <table:table-cell office:value-type="float" office:value="-1.26508">
            <text:p>-1.26508</text:p>
          </table:table-cell>
          <table:table-cell office:value-type="float" office:value="-0.457195">
            <text:p>-0.457195</text:p>
          </table:table-cell>
          <table:table-cell office:value-type="float" office:value="-0.314737">
            <text:p>-0.314737</text:p>
          </table:table-cell>
          <table:table-cell office:value-type="float" office:value="0.577653">
            <text:p>0.577653</text:p>
          </table:table-cell>
        </table:table-row>
        <table:table-row table:style-name="ro1">
          <table:table-cell/>
          <table:table-cell office:value-type="float" office:value="1.03657">
            <text:p>1.03657</text:p>
          </table:table-cell>
          <table:table-cell office:value-type="float" office:value="-0.253147">
            <text:p>-0.253147</text:p>
          </table:table-cell>
          <table:table-cell office:value-type="float" office:value="-0.0234671">
            <text:p>-0.0234671</text:p>
          </table:table-cell>
          <table:table-cell office:value-type="float" office:value="1.39915">
            <text:p>1.39915</text:p>
          </table:table-cell>
          <table:table-cell office:value-type="float" office:value="-0.0319269">
            <text:p>-0.0319269</text:p>
          </table:table-cell>
        </table:table-row>
        <table:table-row table:style-name="ro1">
          <table:table-cell/>
          <table:table-cell office:value-type="float" office:value="0.771536">
            <text:p>0.771536</text:p>
          </table:table-cell>
          <table:table-cell office:value-type="float" office:value="0.0395408">
            <text:p>0.0395408</text:p>
          </table:table-cell>
          <table:table-cell office:value-type="float" office:value="-0.516309">
            <text:p>-0.516309</text:p>
          </table:table-cell>
          <table:table-cell office:value-type="float" office:value="-0.831027">
            <text:p>-0.831027</text:p>
          </table:table-cell>
          <table:table-cell office:value-type="float" office:value="-1.53623">
            <text:p>-1.53623</text:p>
          </table:table-cell>
        </table:table-row>
        <table:table-row table:style-name="ro1">
          <table:table-cell/>
          <table:table-cell office:value-type="float" office:value="1.73749">
            <text:p>1.73749</text:p>
          </table:table-cell>
          <table:table-cell office:value-type="float" office:value="0.893548">
            <text:p>0.893548</text:p>
          </table:table-cell>
          <table:table-cell office:value-type="float" office:value="-1.16511">
            <text:p>-1.16511</text:p>
          </table:table-cell>
          <table:table-cell office:value-type="float" office:value="-0.343942">
            <text:p>-0.343942</text:p>
          </table:table-cell>
          <table:table-cell office:value-type="float" office:value="1.07175">
            <text:p>1.07175</text:p>
          </table:table-cell>
        </table:table-row>
        <table:table-row table:style-name="ro1">
          <table:table-cell/>
          <table:table-cell office:value-type="float" office:value="-0.509433">
            <text:p>-0.509433</text:p>
          </table:table-cell>
          <table:table-cell office:value-type="float" office:value="1.18211">
            <text:p>1.18211</text:p>
          </table:table-cell>
          <table:table-cell office:value-type="float" office:value="-0.341413">
            <text:p>-0.341413</text:p>
          </table:table-cell>
          <table:table-cell office:value-type="float" office:value="0.679584">
            <text:p>0.679584</text:p>
          </table:table-cell>
          <table:table-cell office:value-type="float" office:value="-0.510275">
            <text:p>-0.510275</text:p>
          </table:table-cell>
        </table:table-row>
        <table:table-row table:style-name="ro1">
          <table:table-cell/>
          <table:table-cell office:value-type="float" office:value="0.0399411">
            <text:p>0.0399411</text:p>
          </table:table-cell>
          <table:table-cell office:value-type="float" office:value="-0.807342">
            <text:p>-0.807342</text:p>
          </table:table-cell>
          <table:table-cell office:value-type="float" office:value="0.275823">
            <text:p>0.275823</text:p>
          </table:table-cell>
          <table:table-cell office:value-type="float" office:value="1.3787">
            <text:p>1.3787</text:p>
          </table:table-cell>
          <table:table-cell office:value-type="float" office:value="-0.603726">
            <text:p>-0.603726</text:p>
          </table:table-cell>
        </table:table-row>
        <table:table-row table:style-name="ro1">
          <table:table-cell/>
          <table:table-cell office:value-type="float" office:value="1.26029">
            <text:p>1.26029</text:p>
          </table:table-cell>
          <table:table-cell office:value-type="float" office:value="0.7826">
            <text:p>0.7826</text:p>
          </table:table-cell>
          <table:table-cell office:value-type="float" office:value="1.67822">
            <text:p>1.67822</text:p>
          </table:table-cell>
          <table:table-cell office:value-type="float" office:value="-0.73532">
            <text:p>-0.73532</text:p>
          </table:table-cell>
          <table:table-cell office:value-type="float" office:value="-0.576245">
            <text:p>-0.576245</text:p>
          </table:table-cell>
        </table:table-row>
        <table:table-row table:style-name="ro1">
          <table:table-cell/>
          <table:table-cell office:value-type="float" office:value="2.1919">
            <text:p>2.1919</text:p>
          </table:table-cell>
          <table:table-cell office:value-type="float" office:value="-0.33837">
            <text:p>-0.33837</text:p>
          </table:table-cell>
          <table:table-cell office:value-type="float" office:value="0.200842">
            <text:p>0.200842</text:p>
          </table:table-cell>
          <table:table-cell office:value-type="float" office:value="0.140072">
            <text:p>0.140072</text:p>
          </table:table-cell>
          <table:table-cell office:value-type="float" office:value="1.26582">
            <text:p>1.26582</text:p>
          </table:table-cell>
        </table:table-row>
        <table:table-row table:style-name="ro1">
          <table:table-cell/>
          <table:table-cell office:value-type="float" office:value="0.193493">
            <text:p>0.193493</text:p>
          </table:table-cell>
          <table:table-cell office:value-type="float" office:value="1.72697">
            <text:p>1.72697</text:p>
          </table:table-cell>
          <table:table-cell office:value-type="float" office:value="-1.33225">
            <text:p>-1.33225</text:p>
          </table:table-cell>
          <table:table-cell office:value-type="float" office:value="1.13887">
            <text:p>1.13887</text:p>
          </table:table-cell>
          <table:table-cell office:value-type="float" office:value="1.31144">
            <text:p>1.31144</text:p>
          </table:table-cell>
        </table:table-row>
        <table:table-row table:style-name="ro1">
          <table:table-cell/>
          <table:table-cell office:value-type="float" office:value="0.974386">
            <text:p>0.974386</text:p>
          </table:table-cell>
          <table:table-cell office:value-type="float" office:value="-1.19115">
            <text:p>-1.19115</text:p>
          </table:table-cell>
          <table:table-cell office:value-type="float" office:value="-0.583376">
            <text:p>-0.583376</text:p>
          </table:table-cell>
          <table:table-cell office:value-type="float" office:value="-1.91812">
            <text:p>-1.91812</text:p>
          </table:table-cell>
          <table:table-cell office:value-type="float" office:value="0.0514975">
            <text:p>0.0514975</text:p>
          </table:table-cell>
        </table:table-row>
        <table:table-row table:style-name="ro1">
          <table:table-cell/>
          <table:table-cell office:value-type="float" office:value="1.69769">
            <text:p>1.69769</text:p>
          </table:table-cell>
          <table:table-cell office:value-type="float" office:value="-0.305027">
            <text:p>-0.305027</text:p>
          </table:table-cell>
          <table:table-cell office:value-type="float" office:value="2.13156">
            <text:p>2.13156</text:p>
          </table:table-cell>
          <table:table-cell office:value-type="float" office:value="0.26228">
            <text:p>0.26228</text:p>
          </table:table-cell>
          <table:table-cell office:value-type="float" office:value="-0.249867">
            <text:p>-0.249867</text:p>
          </table:table-cell>
        </table:table-row>
        <table:table-row table:style-name="ro1">
          <table:table-cell/>
          <table:table-cell office:value-type="float" office:value="1.24842">
            <text:p>1.24842</text:p>
          </table:table-cell>
          <table:table-cell office:value-type="float" office:value="-0.248857">
            <text:p>-0.248857</text:p>
          </table:table-cell>
          <table:table-cell office:value-type="float" office:value="-1.50877">
            <text:p>-1.50877</text:p>
          </table:table-cell>
          <table:table-cell office:value-type="float" office:value="0.534659">
            <text:p>0.534659</text:p>
          </table:table-cell>
          <table:table-cell office:value-type="float" office:value="-1.06976">
            <text:p>-1.06976</text:p>
          </table:table-cell>
        </table:table-row>
        <table:table-row table:style-name="ro1">
          <table:table-cell/>
          <table:table-cell office:value-type="float" office:value="-2.07479">
            <text:p>-2.07479</text:p>
          </table:table-cell>
          <table:table-cell office:value-type="float" office:value="0.467622">
            <text:p>0.467622</text:p>
          </table:table-cell>
          <table:table-cell office:value-type="float" office:value="0.660187">
            <text:p>0.660187</text:p>
          </table:table-cell>
          <table:table-cell office:value-type="float" office:value="0.779854">
            <text:p>0.779854</text:p>
          </table:table-cell>
          <table:table-cell office:value-type="float" office:value="-0.900631">
            <text:p>-0.900631</text:p>
          </table:table-cell>
        </table:table-row>
        <table:table-row table:style-name="ro1">
          <table:table-cell/>
          <table:table-cell office:value-type="float" office:value="-1.98967">
            <text:p>-1.98967</text:p>
          </table:table-cell>
          <table:table-cell office:value-type="float" office:value="0.091645">
            <text:p>0.091645</text:p>
          </table:table-cell>
          <table:table-cell office:value-type="float" office:value="-2.59864">
            <text:p>-2.59864</text:p>
          </table:table-cell>
          <table:table-cell office:value-type="float" office:value="-0.545616">
            <text:p>-0.545616</text:p>
          </table:table-cell>
          <table:table-cell office:value-type="float" office:value="-1.08448">
            <text:p>-1.08448</text:p>
          </table:table-cell>
        </table:table-row>
        <table:table-row table:style-name="ro1">
          <table:table-cell/>
          <table:table-cell office:value-type="float" office:value="-1.21601">
            <text:p>-1.21601</text:p>
          </table:table-cell>
          <table:table-cell office:value-type="float" office:value="-1.03082">
            <text:p>-1.03082</text:p>
          </table:table-cell>
          <table:table-cell office:value-type="float" office:value="-0.936689">
            <text:p>-0.936689</text:p>
          </table:table-cell>
          <table:table-cell office:value-type="float" office:value="-1.16112">
            <text:p>-1.16112</text:p>
          </table:table-cell>
          <table:table-cell office:value-type="float" office:value="-0.258388">
            <text:p>-0.258388</text:p>
          </table:table-cell>
        </table:table-row>
        <table:table-row table:style-name="ro1">
          <table:table-cell/>
          <table:table-cell office:value-type="float" office:value="1.62471">
            <text:p>1.62471</text:p>
          </table:table-cell>
          <table:table-cell office:value-type="float" office:value="1.0766">
            <text:p>1.0766</text:p>
          </table:table-cell>
          <table:table-cell office:value-type="float" office:value="1.35179">
            <text:p>1.35179</text:p>
          </table:table-cell>
          <table:table-cell office:value-type="float" office:value="-1.13719">
            <text:p>-1.13719</text:p>
          </table:table-cell>
          <table:table-cell office:value-type="float" office:value="-0.550978">
            <text:p>-0.550978</text:p>
          </table:table-cell>
        </table:table-row>
        <table:table-row table:style-name="ro1">
          <table:table-cell/>
          <table:table-cell office:value-type="float" office:value="2.32659">
            <text:p>2.32659</text:p>
          </table:table-cell>
          <table:table-cell office:value-type="float" office:value="0.207444">
            <text:p>0.207444</text:p>
          </table:table-cell>
          <table:table-cell office:value-type="float" office:value="0.486546">
            <text:p>0.486546</text:p>
          </table:table-cell>
          <table:table-cell office:value-type="float" office:value="0.137207">
            <text:p>0.137207</text:p>
          </table:table-cell>
          <table:table-cell office:value-type="float" office:value="-2.49063">
            <text:p>-2.49063</text:p>
          </table:table-cell>
        </table:table-row>
        <table:table-row table:style-name="ro1">
          <table:table-cell/>
          <table:table-cell office:value-type="float" office:value="1.71086">
            <text:p>1.71086</text:p>
          </table:table-cell>
          <table:table-cell office:value-type="float" office:value="-1.84853">
            <text:p>-1.84853</text:p>
          </table:table-cell>
          <table:table-cell office:value-type="float" office:value="0.645685">
            <text:p>0.645685</text:p>
          </table:table-cell>
          <table:table-cell office:value-type="float" office:value="0.25423">
            <text:p>0.25423</text:p>
          </table:table-cell>
          <table:table-cell office:value-type="float" office:value="-0.820486">
            <text:p>-0.820486</text:p>
          </table:table-cell>
        </table:table-row>
        <table:table-row table:style-name="ro1">
          <table:table-cell/>
          <table:table-cell office:value-type="float" office:value="2.08384">
            <text:p>2.08384</text:p>
          </table:table-cell>
          <table:table-cell office:value-type="float" office:value="0.217189">
            <text:p>0.217189</text:p>
          </table:table-cell>
          <table:table-cell office:value-type="float" office:value="-0.808453">
            <text:p>-0.808453</text:p>
          </table:table-cell>
          <table:table-cell office:value-type="float" office:value="-0.916307">
            <text:p>-0.916307</text:p>
          </table:table-cell>
          <table:table-cell office:value-type="float" office:value="-1.25893">
            <text:p>-1.25893</text:p>
          </table:table-cell>
        </table:table-row>
        <table:table-row table:style-name="ro1">
          <table:table-cell/>
          <table:table-cell office:value-type="float" office:value="-0.319481">
            <text:p>-0.319481</text:p>
          </table:table-cell>
          <table:table-cell office:value-type="float" office:value="-0.487147">
            <text:p>-0.487147</text:p>
          </table:table-cell>
          <table:table-cell office:value-type="float" office:value="0.596329">
            <text:p>0.596329</text:p>
          </table:table-cell>
          <table:table-cell office:value-type="float" office:value="-1.10192">
            <text:p>-1.10192</text:p>
          </table:table-cell>
          <table:table-cell office:value-type="float" office:value="0.142854">
            <text:p>0.142854</text:p>
          </table:table-cell>
        </table:table-row>
        <table:table-row table:style-name="ro1">
          <table:table-cell/>
          <table:table-cell office:value-type="float" office:value="1.83148">
            <text:p>1.83148</text:p>
          </table:table-cell>
          <table:table-cell office:value-type="float" office:value="-0.293642">
            <text:p>-0.293642</text:p>
          </table:table-cell>
          <table:table-cell office:value-type="float" office:value="-1.20081">
            <text:p>-1.20081</text:p>
          </table:table-cell>
          <table:table-cell office:value-type="float" office:value="0.266149">
            <text:p>0.266149</text:p>
          </table:table-cell>
          <table:table-cell office:value-type="float" office:value="-0.746665">
            <text:p>-0.746665</text:p>
          </table:table-cell>
        </table:table-row>
        <table:table-row table:style-name="ro1">
          <table:table-cell/>
          <table:table-cell office:value-type="float" office:value="0.0530034">
            <text:p>0.0530034</text:p>
          </table:table-cell>
          <table:table-cell office:value-type="float" office:value="0.293137">
            <text:p>0.293137</text:p>
          </table:table-cell>
          <table:table-cell office:value-type="float" office:value="-0.133636">
            <text:p>-0.133636</text:p>
          </table:table-cell>
          <table:table-cell office:value-type="float" office:value="-1.069">
            <text:p>-1.069</text:p>
          </table:table-cell>
          <table:table-cell office:value-type="float" office:value="1.79851">
            <text:p>1.79851</text:p>
          </table:table-cell>
        </table:table-row>
        <table:table-row table:style-name="ro1">
          <table:table-cell/>
          <table:table-cell office:value-type="float" office:value="-0.21852">
            <text:p>-0.21852</text:p>
          </table:table-cell>
          <table:table-cell office:value-type="float" office:value="0.238412">
            <text:p>0.238412</text:p>
          </table:table-cell>
          <table:table-cell office:value-type="float" office:value="0.120179">
            <text:p>0.120179</text:p>
          </table:table-cell>
          <table:table-cell office:value-type="float" office:value="0.170659">
            <text:p>0.170659</text:p>
          </table:table-cell>
          <table:table-cell office:value-type="float" office:value="-0.958969">
            <text:p>-0.958969</text:p>
          </table:table-cell>
        </table:table-row>
        <table:table-row table:style-name="ro1">
          <table:table-cell/>
          <table:table-cell office:value-type="float" office:value="0.547255">
            <text:p>0.547255</text:p>
          </table:table-cell>
          <table:table-cell office:value-type="float" office:value="1.83449">
            <text:p>1.83449</text:p>
          </table:table-cell>
          <table:table-cell office:value-type="float" office:value="-0.0517675">
            <text:p>-0.0517675</text:p>
          </table:table-cell>
          <table:table-cell office:value-type="float" office:value="0.77576">
            <text:p>0.77576</text:p>
          </table:table-cell>
          <table:table-cell office:value-type="float" office:value="-1.76529">
            <text:p>-1.76529</text:p>
          </table:table-cell>
        </table:table-row>
        <table:table-row table:style-name="ro1">
          <table:table-cell/>
          <table:table-cell office:value-type="float" office:value="0.618514">
            <text:p>0.618514</text:p>
          </table:table-cell>
          <table:table-cell office:value-type="float" office:value="-0.143852">
            <text:p>-0.143852</text:p>
          </table:table-cell>
          <table:table-cell office:value-type="float" office:value="-0.465044">
            <text:p>-0.465044</text:p>
          </table:table-cell>
          <table:table-cell office:value-type="float" office:value="-0.938583">
            <text:p>-0.938583</text:p>
          </table:table-cell>
          <table:table-cell office:value-type="float" office:value="-0.371996">
            <text:p>-0.371996</text:p>
          </table:table-cell>
        </table:table-row>
        <table:table-row table:style-name="ro1">
          <table:table-cell/>
          <table:table-cell office:value-type="float" office:value="-0.175841">
            <text:p>-0.175841</text:p>
          </table:table-cell>
          <table:table-cell office:value-type="float" office:value="-0.436121">
            <text:p>-0.436121</text:p>
          </table:table-cell>
          <table:table-cell office:value-type="float" office:value="-0.923021">
            <text:p>-0.923021</text:p>
          </table:table-cell>
          <table:table-cell office:value-type="float" office:value="1.88802">
            <text:p>1.88802</text:p>
          </table:table-cell>
          <table:table-cell office:value-type="float" office:value="-1.41829">
            <text:p>-1.41829</text:p>
          </table:table-cell>
        </table:table-row>
        <table:table-row table:style-name="ro1">
          <table:table-cell/>
          <table:table-cell office:value-type="float" office:value="-1.27789">
            <text:p>-1.27789</text:p>
          </table:table-cell>
          <table:table-cell office:value-type="float" office:value="0.79556">
            <text:p>0.79556</text:p>
          </table:table-cell>
          <table:table-cell office:value-type="float" office:value="-0.414865">
            <text:p>-0.414865</text:p>
          </table:table-cell>
          <table:table-cell office:value-type="float" office:value="-1.14675">
            <text:p>-1.14675</text:p>
          </table:table-cell>
          <table:table-cell office:value-type="float" office:value="0.60939">
            <text:p>0.60939</text:p>
          </table:table-cell>
        </table:table-row>
        <table:table-row table:style-name="ro1">
          <table:table-cell/>
          <table:table-cell office:value-type="float" office:value="0.29306">
            <text:p>0.29306</text:p>
          </table:table-cell>
          <table:table-cell office:value-type="float" office:value="-0.561588">
            <text:p>-0.561588</text:p>
          </table:table-cell>
          <table:table-cell office:value-type="float" office:value="0.81819">
            <text:p>0.81819</text:p>
          </table:table-cell>
          <table:table-cell office:value-type="float" office:value="-0.794384">
            <text:p>-0.794384</text:p>
          </table:table-cell>
          <table:table-cell office:value-type="float" office:value="0.533242">
            <text:p>0.533242</text:p>
          </table:table-cell>
        </table:table-row>
        <table:table-row table:style-name="ro1">
          <table:table-cell/>
          <table:table-cell office:value-type="float" office:value="0.62417">
            <text:p>0.62417</text:p>
          </table:table-cell>
          <table:table-cell office:value-type="float" office:value="0.160649">
            <text:p>0.160649</text:p>
          </table:table-cell>
          <table:table-cell office:value-type="float" office:value="-0.808206">
            <text:p>-0.808206</text:p>
          </table:table-cell>
          <table:table-cell office:value-type="float" office:value="-1.77006">
            <text:p>-1.77006</text:p>
          </table:table-cell>
          <table:table-cell office:value-type="float" office:value="0.529519">
            <text:p>0.529519</text:p>
          </table:table-cell>
        </table:table-row>
        <table:table-row table:style-name="ro1">
          <table:table-cell/>
          <table:table-cell office:value-type="float" office:value="0.127906">
            <text:p>0.127906</text:p>
          </table:table-cell>
          <table:table-cell office:value-type="float" office:value="0.896275">
            <text:p>0.896275</text:p>
          </table:table-cell>
          <table:table-cell office:value-type="float" office:value="0.138119">
            <text:p>0.138119</text:p>
          </table:table-cell>
          <table:table-cell office:value-type="float" office:value="0.645085">
            <text:p>0.645085</text:p>
          </table:table-cell>
          <table:table-cell office:value-type="float" office:value="0.501194">
            <text:p>0.501194</text:p>
          </table:table-cell>
        </table:table-row>
        <table:table-row table:style-name="ro1">
          <table:table-cell/>
          <table:table-cell office:value-type="float" office:value="0.320746">
            <text:p>0.320746</text:p>
          </table:table-cell>
          <table:table-cell office:value-type="float" office:value="0.320523">
            <text:p>0.320523</text:p>
          </table:table-cell>
          <table:table-cell office:value-type="float" office:value="0.569777">
            <text:p>0.569777</text:p>
          </table:table-cell>
          <table:table-cell office:value-type="float" office:value="0.433707">
            <text:p>0.433707</text:p>
          </table:table-cell>
          <table:table-cell office:value-type="float" office:value="0.0270084">
            <text:p>0.0270084</text:p>
          </table:table-cell>
        </table:table-row>
        <table:table-row table:style-name="ro1">
          <table:table-cell/>
          <table:table-cell office:value-type="float" office:value="-0.965233">
            <text:p>-0.965233</text:p>
          </table:table-cell>
          <table:table-cell office:value-type="float" office:value="0.882343">
            <text:p>0.882343</text:p>
          </table:table-cell>
          <table:table-cell office:value-type="float" office:value="-0.509354">
            <text:p>-0.509354</text:p>
          </table:table-cell>
          <table:table-cell office:value-type="float" office:value="0.408855">
            <text:p>0.408855</text:p>
          </table:table-cell>
          <table:table-cell office:value-type="float" office:value="-1.07186">
            <text:p>-1.07186</text:p>
          </table:table-cell>
        </table:table-row>
        <table:table-row table:style-name="ro1">
          <table:table-cell/>
          <table:table-cell office:value-type="float" office:value="1.3894">
            <text:p>1.3894</text:p>
          </table:table-cell>
          <table:table-cell office:value-type="float" office:value="-0.666118">
            <text:p>-0.666118</text:p>
          </table:table-cell>
          <table:table-cell office:value-type="float" office:value="0.436146">
            <text:p>0.436146</text:p>
          </table:table-cell>
          <table:table-cell office:value-type="float" office:value="1.5212">
            <text:p>1.5212</text:p>
          </table:table-cell>
          <table:table-cell office:value-type="float" office:value="0.966463">
            <text:p>0.966463</text:p>
          </table:table-cell>
        </table:table-row>
        <table:table-row table:style-name="ro1">
          <table:table-cell/>
          <table:table-cell office:value-type="float" office:value="-0.489805">
            <text:p>-0.489805</text:p>
          </table:table-cell>
          <table:table-cell office:value-type="float" office:value="0.555274">
            <text:p>0.555274</text:p>
          </table:table-cell>
          <table:table-cell office:value-type="float" office:value="2.10909">
            <text:p>2.10909</text:p>
          </table:table-cell>
          <table:table-cell office:value-type="float" office:value="0.597131">
            <text:p>0.597131</text:p>
          </table:table-cell>
          <table:table-cell office:value-type="float" office:value="-0.437655">
            <text:p>-0.437655</text:p>
          </table:table-cell>
        </table:table-row>
        <table:table-row table:style-name="ro1">
          <table:table-cell/>
          <table:table-cell office:value-type="float" office:value="0.363188">
            <text:p>0.363188</text:p>
          </table:table-cell>
          <table:table-cell office:value-type="float" office:value="-0.850228">
            <text:p>-0.850228</text:p>
          </table:table-cell>
          <table:table-cell office:value-type="float" office:value="0.0986">
            <text:p>0.0986</text:p>
          </table:table-cell>
          <table:table-cell office:value-type="float" office:value="-0.475868">
            <text:p>-0.475868</text:p>
          </table:table-cell>
          <table:table-cell office:value-type="float" office:value="0.486822">
            <text:p>0.486822</text:p>
          </table:table-cell>
        </table:table-row>
        <table:table-row table:style-name="ro1">
          <table:table-cell/>
          <table:table-cell office:value-type="float" office:value="1.57166">
            <text:p>1.57166</text:p>
          </table:table-cell>
          <table:table-cell office:value-type="float" office:value="0.794181">
            <text:p>0.794181</text:p>
          </table:table-cell>
          <table:table-cell office:value-type="float" office:value="0.161098">
            <text:p>0.161098</text:p>
          </table:table-cell>
          <table:table-cell office:value-type="float" office:value="1.60392">
            <text:p>1.60392</text:p>
          </table:table-cell>
          <table:table-cell office:value-type="float" office:value="0.45775">
            <text:p>0.45775</text:p>
          </table:table-cell>
        </table:table-row>
        <table:table-row table:style-name="ro1">
          <table:table-cell/>
          <table:table-cell office:value-type="float" office:value="2.03633">
            <text:p>2.03633</text:p>
          </table:table-cell>
          <table:table-cell office:value-type="float" office:value="1.0569">
            <text:p>1.0569</text:p>
          </table:table-cell>
          <table:table-cell office:value-type="float" office:value="0.108052">
            <text:p>0.108052</text:p>
          </table:table-cell>
          <table:table-cell office:value-type="float" office:value="-1.37622">
            <text:p>-1.37622</text:p>
          </table:table-cell>
          <table:table-cell office:value-type="float" office:value="1.06938">
            <text:p>1.06938</text:p>
          </table:table-cell>
        </table:table-row>
        <table:table-row table:style-name="ro1">
          <table:table-cell/>
          <table:table-cell office:value-type="float" office:value="-0.200062">
            <text:p>-0.200062</text:p>
          </table:table-cell>
          <table:table-cell office:value-type="float" office:value="1.18584">
            <text:p>1.18584</text:p>
          </table:table-cell>
          <table:table-cell office:value-type="float" office:value="-0.607075">
            <text:p>-0.607075</text:p>
          </table:table-cell>
          <table:table-cell office:value-type="float" office:value="-0.07415">
            <text:p>-0.07415</text:p>
          </table:table-cell>
          <table:table-cell office:value-type="float" office:value="1.5154">
            <text:p>1.5154</text:p>
          </table:table-cell>
        </table:table-row>
        <table:table-row table:style-name="ro1">
          <table:table-cell/>
          <table:table-cell office:value-type="float" office:value="0.941591">
            <text:p>0.941591</text:p>
          </table:table-cell>
          <table:table-cell office:value-type="float" office:value="1.95982">
            <text:p>1.95982</text:p>
          </table:table-cell>
          <table:table-cell office:value-type="float" office:value="1.42019">
            <text:p>1.42019</text:p>
          </table:table-cell>
          <table:table-cell office:value-type="float" office:value="-1.0087">
            <text:p>-1.0087</text:p>
          </table:table-cell>
          <table:table-cell office:value-type="float" office:value="-0.650477">
            <text:p>-0.650477</text:p>
          </table:table-cell>
        </table:table-row>
        <table:table-row table:style-name="ro1">
          <table:table-cell/>
          <table:table-cell office:value-type="float" office:value="0.852614">
            <text:p>0.852614</text:p>
          </table:table-cell>
          <table:table-cell office:value-type="float" office:value="-1.01619">
            <text:p>-1.01619</text:p>
          </table:table-cell>
          <table:table-cell office:value-type="float" office:value="0.269811">
            <text:p>0.269811</text:p>
          </table:table-cell>
          <table:table-cell office:value-type="float" office:value="-0.20151">
            <text:p>-0.20151</text:p>
          </table:table-cell>
          <table:table-cell office:value-type="float" office:value="-0.0647878">
            <text:p>-0.0647878</text:p>
          </table:table-cell>
        </table:table-row>
        <table:table-row table:style-name="ro1">
          <table:table-cell/>
          <table:table-cell office:value-type="float" office:value="-0.288684">
            <text:p>-0.288684</text:p>
          </table:table-cell>
          <table:table-cell office:value-type="float" office:value="1.18846">
            <text:p>1.18846</text:p>
          </table:table-cell>
          <table:table-cell office:value-type="float" office:value="0.624398">
            <text:p>0.624398</text:p>
          </table:table-cell>
          <table:table-cell office:value-type="float" office:value="-1.5364">
            <text:p>-1.5364</text:p>
          </table:table-cell>
          <table:table-cell office:value-type="float" office:value="-1.06493">
            <text:p>-1.06493</text:p>
          </table:table-cell>
        </table:table-row>
        <table:table-row table:style-name="ro1">
          <table:table-cell/>
          <table:table-cell office:value-type="float" office:value="-0.0043422">
            <text:p>-0.0043422</text:p>
          </table:table-cell>
          <table:table-cell office:value-type="float" office:value="-0.935864">
            <text:p>-0.935864</text:p>
          </table:table-cell>
          <table:table-cell office:value-type="float" office:value="-0.728776">
            <text:p>-0.728776</text:p>
          </table:table-cell>
          <table:table-cell office:value-type="float" office:value="0.0238381">
            <text:p>0.0238381</text:p>
          </table:table-cell>
          <table:table-cell office:value-type="float" office:value="0.417099">
            <text:p>0.417099</text:p>
          </table:table-cell>
        </table:table-row>
        <table:table-row table:style-name="ro1">
          <table:table-cell/>
          <table:table-cell office:value-type="float" office:value="0.557835">
            <text:p>0.557835</text:p>
          </table:table-cell>
          <table:table-cell office:value-type="float" office:value="-1.00625">
            <text:p>-1.00625</text:p>
          </table:table-cell>
          <table:table-cell office:value-type="float" office:value="-1.06113">
            <text:p>-1.06113</text:p>
          </table:table-cell>
          <table:table-cell office:value-type="float" office:value="-1.38339">
            <text:p>-1.38339</text:p>
          </table:table-cell>
          <table:table-cell office:value-type="float" office:value="1.19678">
            <text:p>1.19678</text:p>
          </table:table-cell>
        </table:table-row>
        <table:table-row table:style-name="ro1">
          <table:table-cell/>
          <table:table-cell office:value-type="float" office:value="0.331075">
            <text:p>0.331075</text:p>
          </table:table-cell>
          <table:table-cell office:value-type="float" office:value="-1.52746">
            <text:p>-1.52746</text:p>
          </table:table-cell>
          <table:table-cell office:value-type="float" office:value="0.924294">
            <text:p>0.924294</text:p>
          </table:table-cell>
          <table:table-cell office:value-type="float" office:value="-1.15064">
            <text:p>-1.15064</text:p>
          </table:table-cell>
          <table:table-cell office:value-type="float" office:value="-1.49053">
            <text:p>-1.49053</text:p>
          </table:table-cell>
        </table:table-row>
        <table:table-row table:style-name="ro1">
          <table:table-cell/>
          <table:table-cell office:value-type="float" office:value="-1.00392">
            <text:p>-1.00392</text:p>
          </table:table-cell>
          <table:table-cell office:value-type="float" office:value="-1.99908">
            <text:p>-1.99908</text:p>
          </table:table-cell>
          <table:table-cell office:value-type="float" office:value="0.174405">
            <text:p>0.174405</text:p>
          </table:table-cell>
          <table:table-cell office:value-type="float" office:value="0.279054">
            <text:p>0.279054</text:p>
          </table:table-cell>
          <table:table-cell office:value-type="float" office:value="0.259679">
            <text:p>0.259679</text:p>
          </table:table-cell>
        </table:table-row>
        <table:table-row table:style-name="ro1">
          <table:table-cell/>
          <table:table-cell office:value-type="float" office:value="-0.589385">
            <text:p>-0.589385</text:p>
          </table:table-cell>
          <table:table-cell office:value-type="float" office:value="-0.901742">
            <text:p>-0.901742</text:p>
          </table:table-cell>
          <table:table-cell office:value-type="float" office:value="-1.75565">
            <text:p>-1.75565</text:p>
          </table:table-cell>
          <table:table-cell office:value-type="float" office:value="0.892069">
            <text:p>0.892069</text:p>
          </table:table-cell>
          <table:table-cell office:value-type="float" office:value="-0.215565">
            <text:p>-0.215565</text:p>
          </table:table-cell>
        </table:table-row>
        <table:table-row table:style-name="ro1">
          <table:table-cell/>
          <table:table-cell office:value-type="float" office:value="-0.843949">
            <text:p>-0.843949</text:p>
          </table:table-cell>
          <table:table-cell office:value-type="float" office:value="0.147213">
            <text:p>0.147213</text:p>
          </table:table-cell>
          <table:table-cell office:value-type="float" office:value="-0.870402">
            <text:p>-0.870402</text:p>
          </table:table-cell>
          <table:table-cell office:value-type="float" office:value="0.838918">
            <text:p>0.838918</text:p>
          </table:table-cell>
          <table:table-cell office:value-type="float" office:value="1.64401">
            <text:p>1.64401</text:p>
          </table:table-cell>
        </table:table-row>
        <table:table-row table:style-name="ro1">
          <table:table-cell/>
          <table:table-cell office:value-type="float" office:value="-0.982551">
            <text:p>-0.982551</text:p>
          </table:table-cell>
          <table:table-cell office:value-type="float" office:value="1.54637">
            <text:p>1.54637</text:p>
          </table:table-cell>
          <table:table-cell office:value-type="float" office:value="-1.65527">
            <text:p>-1.65527</text:p>
          </table:table-cell>
          <table:table-cell office:value-type="float" office:value="3.29174">
            <text:p>3.29174</text:p>
          </table:table-cell>
          <table:table-cell office:value-type="float" office:value="-2.97845">
            <text:p>-2.97845</text:p>
          </table:table-cell>
        </table:table-row>
        <table:table-row table:style-name="ro1">
          <table:table-cell/>
          <table:table-cell office:value-type="float" office:value="0.758673">
            <text:p>0.758673</text:p>
          </table:table-cell>
          <table:table-cell office:value-type="float" office:value="1.0878">
            <text:p>1.0878</text:p>
          </table:table-cell>
          <table:table-cell office:value-type="float" office:value="0.036396">
            <text:p>0.036396</text:p>
          </table:table-cell>
          <table:table-cell office:value-type="float" office:value="-1.20223">
            <text:p>-1.20223</text:p>
          </table:table-cell>
          <table:table-cell office:value-type="float" office:value="0.599969">
            <text:p>0.599969</text:p>
          </table:table-cell>
        </table:table-row>
        <table:table-row table:style-name="ro1">
          <table:table-cell/>
          <table:table-cell office:value-type="float" office:value="-2.73331">
            <text:p>-2.73331</text:p>
          </table:table-cell>
          <table:table-cell office:value-type="float" office:value="0.466431">
            <text:p>0.466431</text:p>
          </table:table-cell>
          <table:table-cell office:value-type="float" office:value="0.154711">
            <text:p>0.154711</text:p>
          </table:table-cell>
          <table:table-cell office:value-type="float" office:value="-0.942064">
            <text:p>-0.942064</text:p>
          </table:table-cell>
          <table:table-cell office:value-type="float" office:value="1.25546">
            <text:p>1.25546</text:p>
          </table:table-cell>
        </table:table-row>
        <table:table-row table:style-name="ro1">
          <table:table-cell/>
          <table:table-cell office:value-type="float" office:value="-0.998622">
            <text:p>-0.998622</text:p>
          </table:table-cell>
          <table:table-cell office:value-type="float" office:value="0.259476">
            <text:p>0.259476</text:p>
          </table:table-cell>
          <table:table-cell office:value-type="float" office:value="-0.471185">
            <text:p>-0.471185</text:p>
          </table:table-cell>
          <table:table-cell office:value-type="float" office:value="0.667094">
            <text:p>0.667094</text:p>
          </table:table-cell>
          <table:table-cell office:value-type="float" office:value="-0.62968">
            <text:p>-0.62968</text:p>
          </table:table-cell>
        </table:table-row>
        <table:table-row table:style-name="ro1">
          <table:table-cell/>
          <table:table-cell office:value-type="float" office:value="0.0480519">
            <text:p>0.0480519</text:p>
          </table:table-cell>
          <table:table-cell office:value-type="float" office:value="-1.07756">
            <text:p>-1.07756</text:p>
          </table:table-cell>
          <table:table-cell office:value-type="float" office:value="-2.60712">
            <text:p>-2.60712</text:p>
          </table:table-cell>
          <table:table-cell office:value-type="float" office:value="0.0837904">
            <text:p>0.0837904</text:p>
          </table:table-cell>
          <table:table-cell office:value-type="float" office:value="-0.264471">
            <text:p>-0.264471</text:p>
          </table:table-cell>
        </table:table-row>
        <table:table-row table:style-name="ro1">
          <table:table-cell/>
          <table:table-cell office:value-type="float" office:value="-0.792904">
            <text:p>-0.792904</text:p>
          </table:table-cell>
          <table:table-cell office:value-type="float" office:value="0.503702">
            <text:p>0.503702</text:p>
          </table:table-cell>
          <table:table-cell office:value-type="float" office:value="-0.492145">
            <text:p>-0.492145</text:p>
          </table:table-cell>
          <table:table-cell office:value-type="float" office:value="0.132679">
            <text:p>0.132679</text:p>
          </table:table-cell>
          <table:table-cell office:value-type="float" office:value="-0.530114">
            <text:p>-0.530114</text:p>
          </table:table-cell>
        </table:table-row>
        <table:table-row table:style-name="ro1">
          <table:table-cell/>
          <table:table-cell office:value-type="float" office:value="-0.320994">
            <text:p>-0.320994</text:p>
          </table:table-cell>
          <table:table-cell office:value-type="float" office:value="1.18371">
            <text:p>1.18371</text:p>
          </table:table-cell>
          <table:table-cell office:value-type="float" office:value="-1.17079">
            <text:p>-1.17079</text:p>
          </table:table-cell>
          <table:table-cell office:value-type="float" office:value="0.148884">
            <text:p>0.148884</text:p>
          </table:table-cell>
          <table:table-cell office:value-type="float" office:value="2.31135">
            <text:p>2.31135</text:p>
          </table:table-cell>
        </table:table-row>
        <table:table-row table:style-name="ro1">
          <table:table-cell/>
          <table:table-cell office:value-type="float" office:value="1.06399">
            <text:p>1.06399</text:p>
          </table:table-cell>
          <table:table-cell office:value-type="float" office:value="0.888642">
            <text:p>0.888642</text:p>
          </table:table-cell>
          <table:table-cell office:value-type="float" office:value="-0.0862416">
            <text:p>-0.0862416</text:p>
          </table:table-cell>
          <table:table-cell office:value-type="float" office:value="0.117808">
            <text:p>0.117808</text:p>
          </table:table-cell>
          <table:table-cell office:value-type="float" office:value="-0.363857">
            <text:p>-0.363857</text:p>
          </table:table-cell>
        </table:table-row>
        <table:table-row table:style-name="ro1">
          <table:table-cell/>
          <table:table-cell office:value-type="float" office:value="-1.75734">
            <text:p>-1.75734</text:p>
          </table:table-cell>
          <table:table-cell office:value-type="float" office:value="-1.59094">
            <text:p>-1.59094</text:p>
          </table:table-cell>
          <table:table-cell office:value-type="float" office:value="0.322009">
            <text:p>0.322009</text:p>
          </table:table-cell>
          <table:table-cell office:value-type="float" office:value="0.545655">
            <text:p>0.545655</text:p>
          </table:table-cell>
          <table:table-cell office:value-type="float" office:value="1.18112">
            <text:p>1.18112</text:p>
          </table:table-cell>
        </table:table-row>
        <table:table-row table:style-name="ro1">
          <table:table-cell/>
          <table:table-cell office:value-type="float" office:value="-0.532297">
            <text:p>-0.532297</text:p>
          </table:table-cell>
          <table:table-cell office:value-type="float" office:value="1.23794">
            <text:p>1.23794</text:p>
          </table:table-cell>
          <table:table-cell office:value-type="float" office:value="0.469724">
            <text:p>0.469724</text:p>
          </table:table-cell>
          <table:table-cell office:value-type="float" office:value="0.351019">
            <text:p>0.351019</text:p>
          </table:table-cell>
          <table:table-cell office:value-type="float" office:value="-1.34607">
            <text:p>-1.34607</text:p>
          </table:table-cell>
        </table:table-row>
        <table:table-row table:style-name="ro1">
          <table:table-cell/>
          <table:table-cell office:value-type="float" office:value="0.0813005">
            <text:p>0.0813005</text:p>
          </table:table-cell>
          <table:table-cell office:value-type="float" office:value="0.915961">
            <text:p>0.915961</text:p>
          </table:table-cell>
          <table:table-cell office:value-type="float" office:value="-0.0232257">
            <text:p>-0.0232257</text:p>
          </table:table-cell>
          <table:table-cell office:value-type="float" office:value="-0.255859">
            <text:p>-0.255859</text:p>
          </table:table-cell>
          <table:table-cell office:value-type="float" office:value="0.419629">
            <text:p>0.419629</text:p>
          </table:table-cell>
        </table:table-row>
        <table:table-row table:style-name="ro1">
          <table:table-cell/>
          <table:table-cell office:value-type="float" office:value="-0.859207">
            <text:p>-0.859207</text:p>
          </table:table-cell>
          <table:table-cell office:value-type="float" office:value="1.2711">
            <text:p>1.2711</text:p>
          </table:table-cell>
          <table:table-cell office:value-type="float" office:value="-0.48269">
            <text:p>-0.48269</text:p>
          </table:table-cell>
          <table:table-cell office:value-type="float" office:value="0.576218">
            <text:p>0.576218</text:p>
          </table:table-cell>
          <table:table-cell office:value-type="float" office:value="0.255646">
            <text:p>0.255646</text:p>
          </table:table-cell>
        </table:table-row>
        <table:table-row table:style-name="ro1">
          <table:table-cell/>
          <table:table-cell office:value-type="float" office:value="1.69441">
            <text:p>1.69441</text:p>
          </table:table-cell>
          <table:table-cell office:value-type="float" office:value="-0.900038">
            <text:p>-0.900038</text:p>
          </table:table-cell>
          <table:table-cell office:value-type="float" office:value="0.602184">
            <text:p>0.602184</text:p>
          </table:table-cell>
          <table:table-cell office:value-type="float" office:value="-1.00121">
            <text:p>-1.00121</text:p>
          </table:table-cell>
          <table:table-cell office:value-type="float" office:value="1.21271">
            <text:p>1.21271</text:p>
          </table:table-cell>
        </table:table-row>
        <table:table-row table:style-name="ro1">
          <table:table-cell/>
          <table:table-cell office:value-type="float" office:value="0.341784">
            <text:p>0.341784</text:p>
          </table:table-cell>
          <table:table-cell office:value-type="float" office:value="-0.429246">
            <text:p>-0.429246</text:p>
          </table:table-cell>
          <table:table-cell office:value-type="float" office:value="0.393982">
            <text:p>0.393982</text:p>
          </table:table-cell>
          <table:table-cell office:value-type="float" office:value="-0.520982">
            <text:p>-0.520982</text:p>
          </table:table-cell>
          <table:table-cell office:value-type="float" office:value="1.75391">
            <text:p>1.75391</text:p>
          </table:table-cell>
        </table:table-row>
        <table:table-row table:style-name="ro1">
          <table:table-cell/>
          <table:table-cell office:value-type="float" office:value="1.83012">
            <text:p>1.83012</text:p>
          </table:table-cell>
          <table:table-cell office:value-type="float" office:value="0.222919">
            <text:p>0.222919</text:p>
          </table:table-cell>
          <table:table-cell office:value-type="float" office:value="-0.670603">
            <text:p>-0.670603</text:p>
          </table:table-cell>
          <table:table-cell office:value-type="float" office:value="-1.44383">
            <text:p>-1.44383</text:p>
          </table:table-cell>
          <table:table-cell office:value-type="float" office:value="-0.196031">
            <text:p>-0.196031</text:p>
          </table:table-cell>
        </table:table-row>
        <table:table-row table:style-name="ro1">
          <table:table-cell/>
          <table:table-cell office:value-type="float" office:value="0.500169">
            <text:p>0.500169</text:p>
          </table:table-cell>
          <table:table-cell office:value-type="float" office:value="0.0515605">
            <text:p>0.0515605</text:p>
          </table:table-cell>
          <table:table-cell office:value-type="float" office:value="-1.00831">
            <text:p>-1.00831</text:p>
          </table:table-cell>
          <table:table-cell office:value-type="float" office:value="1.12291">
            <text:p>1.12291</text:p>
          </table:table-cell>
          <table:table-cell office:value-type="float" office:value="-1.15351">
            <text:p>-1.15351</text:p>
          </table:table-cell>
        </table:table-row>
        <table:table-row table:style-name="ro1">
          <table:table-cell/>
          <table:table-cell office:value-type="float" office:value="-1.06651">
            <text:p>-1.06651</text:p>
          </table:table-cell>
          <table:table-cell office:value-type="float" office:value="-0.955126">
            <text:p>-0.955126</text:p>
          </table:table-cell>
          <table:table-cell office:value-type="float" office:value="0.878949">
            <text:p>0.878949</text:p>
          </table:table-cell>
          <table:table-cell office:value-type="float" office:value="1.21715">
            <text:p>1.21715</text:p>
          </table:table-cell>
          <table:table-cell office:value-type="float" office:value="1.19067">
            <text:p>1.19067</text:p>
          </table:table-cell>
        </table:table-row>
        <table:table-row table:style-name="ro1">
          <table:table-cell/>
          <table:table-cell office:value-type="float" office:value="-0.345831">
            <text:p>-0.345831</text:p>
          </table:table-cell>
          <table:table-cell office:value-type="float" office:value="0.815374">
            <text:p>0.815374</text:p>
          </table:table-cell>
          <table:table-cell office:value-type="float" office:value="0.312348">
            <text:p>0.312348</text:p>
          </table:table-cell>
          <table:table-cell office:value-type="float" office:value="-0.102017">
            <text:p>-0.102017</text:p>
          </table:table-cell>
          <table:table-cell office:value-type="float" office:value="0.517398">
            <text:p>0.517398</text:p>
          </table:table-cell>
        </table:table-row>
        <table:table-row table:style-name="ro1">
          <table:table-cell/>
          <table:table-cell office:value-type="float" office:value="0.561226">
            <text:p>0.561226</text:p>
          </table:table-cell>
          <table:table-cell office:value-type="float" office:value="-0.365859">
            <text:p>-0.365859</text:p>
          </table:table-cell>
          <table:table-cell office:value-type="float" office:value="0.306035">
            <text:p>0.306035</text:p>
          </table:table-cell>
          <table:table-cell office:value-type="float" office:value="-0.693053">
            <text:p>-0.693053</text:p>
          </table:table-cell>
          <table:table-cell office:value-type="float" office:value="-1.44862">
            <text:p>-1.44862</text:p>
          </table:table-cell>
        </table:table-row>
        <table:table-row table:style-name="ro1">
          <table:table-cell/>
          <table:table-cell office:value-type="float" office:value="0.208949">
            <text:p>0.208949</text:p>
          </table:table-cell>
          <table:table-cell office:value-type="float" office:value="-0.106188">
            <text:p>-0.106188</text:p>
          </table:table-cell>
          <table:table-cell office:value-type="float" office:value="1.09503">
            <text:p>1.09503</text:p>
          </table:table-cell>
          <table:table-cell office:value-type="float" office:value="-1.84499">
            <text:p>-1.84499</text:p>
          </table:table-cell>
          <table:table-cell office:value-type="float" office:value="0.54164">
            <text:p>0.54164</text:p>
          </table:table-cell>
        </table:table-row>
        <table:table-row table:style-name="ro1">
          <table:table-cell/>
          <table:table-cell office:value-type="float" office:value="-1.79271">
            <text:p>-1.79271</text:p>
          </table:table-cell>
          <table:table-cell office:value-type="float" office:value="-2.2677">
            <text:p>-2.2677</text:p>
          </table:table-cell>
          <table:table-cell office:value-type="float" office:value="-0.970076">
            <text:p>-0.970076</text:p>
          </table:table-cell>
          <table:table-cell office:value-type="float" office:value="-2.31421">
            <text:p>-2.31421</text:p>
          </table:table-cell>
          <table:table-cell office:value-type="float" office:value="-0.235362">
            <text:p>-0.235362</text:p>
          </table:table-cell>
        </table:table-row>
        <table:table-row table:style-name="ro1">
          <table:table-cell/>
          <table:table-cell office:value-type="float" office:value="-0.173499">
            <text:p>-0.173499</text:p>
          </table:table-cell>
          <table:table-cell office:value-type="float" office:value="0.660635">
            <text:p>0.660635</text:p>
          </table:table-cell>
          <table:table-cell office:value-type="float" office:value="0.264168">
            <text:p>0.264168</text:p>
          </table:table-cell>
          <table:table-cell office:value-type="float" office:value="0.176316">
            <text:p>0.176316</text:p>
          </table:table-cell>
          <table:table-cell office:value-type="float" office:value="-0.153469">
            <text:p>-0.153469</text:p>
          </table:table-cell>
        </table:table-row>
        <table:table-row table:style-name="ro1">
          <table:table-cell/>
          <table:table-cell office:value-type="float" office:value="1.18424">
            <text:p>1.18424</text:p>
          </table:table-cell>
          <table:table-cell office:value-type="float" office:value="1.59467">
            <text:p>1.59467</text:p>
          </table:table-cell>
          <table:table-cell office:value-type="float" office:value="-1.17871">
            <text:p>-1.17871</text:p>
          </table:table-cell>
          <table:table-cell office:value-type="float" office:value="1.00551">
            <text:p>1.00551</text:p>
          </table:table-cell>
          <table:table-cell office:value-type="float" office:value="-0.487381">
            <text:p>-0.487381</text:p>
          </table:table-cell>
        </table:table-row>
        <table:table-row table:style-name="ro1">
          <table:table-cell/>
          <table:table-cell office:value-type="float" office:value="0.994733">
            <text:p>0.994733</text:p>
          </table:table-cell>
          <table:table-cell office:value-type="float" office:value="0.386361">
            <text:p>0.386361</text:p>
          </table:table-cell>
          <table:table-cell office:value-type="float" office:value="0.825557">
            <text:p>0.825557</text:p>
          </table:table-cell>
          <table:table-cell office:value-type="float" office:value="-0.011307">
            <text:p>-0.011307</text:p>
          </table:table-cell>
          <table:table-cell office:value-type="float" office:value="-0.906932">
            <text:p>-0.906932</text:p>
          </table:table-cell>
        </table:table-row>
        <table:table-row table:style-name="ro1">
          <table:table-cell/>
          <table:table-cell office:value-type="float" office:value="0.441153">
            <text:p>0.441153</text:p>
          </table:table-cell>
          <table:table-cell office:value-type="float" office:value="1.86862">
            <text:p>1.86862</text:p>
          </table:table-cell>
          <table:table-cell office:value-type="float" office:value="-0.0636223">
            <text:p>-0.0636223</text:p>
          </table:table-cell>
          <table:table-cell office:value-type="float" office:value="0.387088">
            <text:p>0.387088</text:p>
          </table:table-cell>
          <table:table-cell office:value-type="float" office:value="0.198584">
            <text:p>0.198584</text:p>
          </table:table-cell>
        </table:table-row>
        <table:table-row table:style-name="ro1">
          <table:table-cell/>
          <table:table-cell office:value-type="float" office:value="-2.00222">
            <text:p>-2.00222</text:p>
          </table:table-cell>
          <table:table-cell office:value-type="float" office:value="0.0636461">
            <text:p>0.0636461</text:p>
          </table:table-cell>
          <table:table-cell office:value-type="float" office:value="0.682831">
            <text:p>0.682831</text:p>
          </table:table-cell>
          <table:table-cell office:value-type="float" office:value="-0.976916">
            <text:p>-0.976916</text:p>
          </table:table-cell>
          <table:table-cell office:value-type="float" office:value="-1.62032">
            <text:p>-1.62032</text:p>
          </table:table-cell>
        </table:table-row>
        <table:table-row table:style-name="ro1">
          <table:table-cell/>
          <table:table-cell office:value-type="float" office:value="-1.43223">
            <text:p>-1.43223</text:p>
          </table:table-cell>
          <table:table-cell office:value-type="float" office:value="-1.4405">
            <text:p>-1.4405</text:p>
          </table:table-cell>
          <table:table-cell office:value-type="float" office:value="0.729851">
            <text:p>0.729851</text:p>
          </table:table-cell>
          <table:table-cell office:value-type="float" office:value="0.458455">
            <text:p>0.458455</text:p>
          </table:table-cell>
          <table:table-cell office:value-type="float" office:value="-1.46712">
            <text:p>-1.46712</text:p>
          </table:table-cell>
        </table:table-row>
        <table:table-row table:style-name="ro1">
          <table:table-cell/>
          <table:table-cell office:value-type="float" office:value="0.581505">
            <text:p>0.581505</text:p>
          </table:table-cell>
          <table:table-cell office:value-type="float" office:value="-0.476671">
            <text:p>-0.476671</text:p>
          </table:table-cell>
          <table:table-cell office:value-type="float" office:value="1.14463">
            <text:p>1.14463</text:p>
          </table:table-cell>
          <table:table-cell office:value-type="float" office:value="-0.32894">
            <text:p>-0.32894</text:p>
          </table:table-cell>
          <table:table-cell office:value-type="float" office:value="1.82917">
            <text:p>1.82917</text:p>
          </table:table-cell>
        </table:table-row>
        <table:table-row table:style-name="ro1">
          <table:table-cell/>
          <table:table-cell office:value-type="float" office:value="0.320189">
            <text:p>0.320189</text:p>
          </table:table-cell>
          <table:table-cell office:value-type="float" office:value="0.406592">
            <text:p>0.406592</text:p>
          </table:table-cell>
          <table:table-cell office:value-type="float" office:value="0.896787">
            <text:p>0.896787</text:p>
          </table:table-cell>
          <table:table-cell office:value-type="float" office:value="-0.846623">
            <text:p>-0.846623</text:p>
          </table:table-cell>
          <table:table-cell office:value-type="float" office:value="-0.0528017">
            <text:p>-0.0528017</text:p>
          </table:table-cell>
        </table:table-row>
        <table:table-row table:style-name="ro1">
          <table:table-cell/>
          <table:table-cell office:value-type="float" office:value="-1.23709">
            <text:p>-1.23709</text:p>
          </table:table-cell>
          <table:table-cell office:value-type="float" office:value="-0.139196">
            <text:p>-0.139196</text:p>
          </table:table-cell>
          <table:table-cell office:value-type="float" office:value="0.562128">
            <text:p>0.562128</text:p>
          </table:table-cell>
          <table:table-cell office:value-type="float" office:value="0.38017">
            <text:p>0.38017</text:p>
          </table:table-cell>
          <table:table-cell office:value-type="float" office:value="-0.329251">
            <text:p>-0.329251</text:p>
          </table:table-cell>
        </table:table-row>
        <table:table-row table:style-name="ro1">
          <table:table-cell/>
          <table:table-cell office:value-type="float" office:value="-0.934423">
            <text:p>-0.934423</text:p>
          </table:table-cell>
          <table:table-cell office:value-type="float" office:value="-0.174448">
            <text:p>-0.174448</text:p>
          </table:table-cell>
          <table:table-cell office:value-type="float" office:value="0.499126">
            <text:p>0.499126</text:p>
          </table:table-cell>
          <table:table-cell office:value-type="float" office:value="0.279354">
            <text:p>0.279354</text:p>
          </table:table-cell>
          <table:table-cell office:value-type="float" office:value="0.498921">
            <text:p>0.498921</text:p>
          </table:table-cell>
        </table:table-row>
        <table:table-row table:style-name="ro1">
          <table:table-cell/>
          <table:table-cell office:value-type="float" office:value="0.123884">
            <text:p>0.123884</text:p>
          </table:table-cell>
          <table:table-cell office:value-type="float" office:value="-0.642642">
            <text:p>-0.642642</text:p>
          </table:table-cell>
          <table:table-cell office:value-type="float" office:value="-2.1789">
            <text:p>-2.1789</text:p>
          </table:table-cell>
          <table:table-cell office:value-type="float" office:value="-0.24832">
            <text:p>-0.24832</text:p>
          </table:table-cell>
          <table:table-cell office:value-type="float" office:value="0.892248">
            <text:p>0.892248</text:p>
          </table:table-cell>
        </table:table-row>
        <table:table-row table:style-name="ro1">
          <table:table-cell/>
          <table:table-cell office:value-type="float" office:value="0.500142">
            <text:p>0.500142</text:p>
          </table:table-cell>
          <table:table-cell office:value-type="float" office:value="0.222019">
            <text:p>0.222019</text:p>
          </table:table-cell>
          <table:table-cell office:value-type="float" office:value="-1.33477">
            <text:p>-1.33477</text:p>
          </table:table-cell>
          <table:table-cell office:value-type="float" office:value="-0.761401">
            <text:p>-0.761401</text:p>
          </table:table-cell>
          <table:table-cell office:value-type="float" office:value="1.22895">
            <text:p>1.22895</text:p>
          </table:table-cell>
        </table:table-row>
        <table:table-row table:style-name="ro1">
          <table:table-cell/>
          <table:table-cell office:value-type="float" office:value="1.66913">
            <text:p>1.66913</text:p>
          </table:table-cell>
          <table:table-cell office:value-type="float" office:value="0.719599">
            <text:p>0.719599</text:p>
          </table:table-cell>
          <table:table-cell office:value-type="float" office:value="0.655027">
            <text:p>0.655027</text:p>
          </table:table-cell>
          <table:table-cell office:value-type="float" office:value="-0.0980986">
            <text:p>-0.0980986</text:p>
          </table:table-cell>
          <table:table-cell office:value-type="float" office:value="-0.176548">
            <text:p>-0.176548</text:p>
          </table:table-cell>
        </table:table-row>
        <table:table-row table:style-name="ro1">
          <table:table-cell/>
          <table:table-cell office:value-type="float" office:value="1.17235">
            <text:p>1.17235</text:p>
          </table:table-cell>
          <table:table-cell office:value-type="float" office:value="0.634258">
            <text:p>0.634258</text:p>
          </table:table-cell>
          <table:table-cell office:value-type="float" office:value="-1.52513">
            <text:p>-1.52513</text:p>
          </table:table-cell>
          <table:table-cell office:value-type="float" office:value="0.965984">
            <text:p>0.965984</text:p>
          </table:table-cell>
          <table:table-cell office:value-type="float" office:value="0.851872">
            <text:p>0.851872</text:p>
          </table:table-cell>
        </table:table-row>
        <table:table-row table:style-name="ro1">
          <table:table-cell/>
          <table:table-cell office:value-type="float" office:value="-0.186412">
            <text:p>-0.186412</text:p>
          </table:table-cell>
          <table:table-cell office:value-type="float" office:value="-0.566623">
            <text:p>-0.566623</text:p>
          </table:table-cell>
          <table:table-cell office:value-type="float" office:value="0.0729996">
            <text:p>0.0729996</text:p>
          </table:table-cell>
          <table:table-cell office:value-type="float" office:value="-1.25355">
            <text:p>-1.25355</text:p>
          </table:table-cell>
          <table:table-cell office:value-type="float" office:value="0.573207">
            <text:p>0.573207</text:p>
          </table:table-cell>
        </table:table-row>
        <table:table-row table:style-name="ro1">
          <table:table-cell/>
          <table:table-cell office:value-type="float" office:value="-0.929397">
            <text:p>-0.929397</text:p>
          </table:table-cell>
          <table:table-cell office:value-type="float" office:value="2.17847">
            <text:p>2.17847</text:p>
          </table:table-cell>
          <table:table-cell office:value-type="float" office:value="1.17981">
            <text:p>1.17981</text:p>
          </table:table-cell>
          <table:table-cell office:value-type="float" office:value="0.731194">
            <text:p>0.731194</text:p>
          </table:table-cell>
          <table:table-cell office:value-type="float" office:value="-0.794775">
            <text:p>-0.794775</text:p>
          </table:table-cell>
        </table:table-row>
        <table:table-row table:style-name="ro1">
          <table:table-cell/>
          <table:table-cell office:value-type="float" office:value="-1.15408">
            <text:p>-1.15408</text:p>
          </table:table-cell>
          <table:table-cell office:value-type="float" office:value="2.28849">
            <text:p>2.28849</text:p>
          </table:table-cell>
          <table:table-cell office:value-type="float" office:value="-0.419401">
            <text:p>-0.419401</text:p>
          </table:table-cell>
          <table:table-cell office:value-type="float" office:value="-1.1642">
            <text:p>-1.1642</text:p>
          </table:table-cell>
          <table:table-cell office:value-type="float" office:value="-1.50596">
            <text:p>-1.50596</text:p>
          </table:table-cell>
        </table:table-row>
        <table:table-row table:style-name="ro1">
          <table:table-cell/>
          <table:table-cell office:value-type="float" office:value="-2.0576">
            <text:p>-2.0576</text:p>
          </table:table-cell>
          <table:table-cell office:value-type="float" office:value="-0.467593">
            <text:p>-0.467593</text:p>
          </table:table-cell>
          <table:table-cell office:value-type="float" office:value="-1.11865">
            <text:p>-1.11865</text:p>
          </table:table-cell>
          <table:table-cell office:value-type="float" office:value="0.571871">
            <text:p>0.571871</text:p>
          </table:table-cell>
          <table:table-cell office:value-type="float" office:value="1.3799">
            <text:p>1.3799</text:p>
          </table:table-cell>
        </table:table-row>
        <table:table-row table:style-name="ro1">
          <table:table-cell/>
          <table:table-cell office:value-type="float" office:value="1.28641">
            <text:p>1.28641</text:p>
          </table:table-cell>
          <table:table-cell office:value-type="float" office:value="-0.447061">
            <text:p>-0.447061</text:p>
          </table:table-cell>
          <table:table-cell office:value-type="float" office:value="-0.708167">
            <text:p>-0.708167</text:p>
          </table:table-cell>
          <table:table-cell office:value-type="float" office:value="-1.73953">
            <text:p>-1.73953</text:p>
          </table:table-cell>
          <table:table-cell office:value-type="float" office:value="1.51912">
            <text:p>1.51912</text:p>
          </table:table-cell>
        </table:table-row>
        <table:table-row table:style-name="ro1">
          <table:table-cell/>
          <table:table-cell office:value-type="float" office:value="-0.201315">
            <text:p>-0.201315</text:p>
          </table:table-cell>
          <table:table-cell office:value-type="float" office:value="0.0762648">
            <text:p>0.0762648</text:p>
          </table:table-cell>
          <table:table-cell office:value-type="float" office:value="0.36986">
            <text:p>0.36986</text:p>
          </table:table-cell>
          <table:table-cell office:value-type="float" office:value="-0.845699">
            <text:p>-0.845699</text:p>
          </table:table-cell>
          <table:table-cell office:value-type="float" office:value="0.704093">
            <text:p>0.704093</text:p>
          </table:table-cell>
        </table:table-row>
        <table:table-row table:style-name="ro1">
          <table:table-cell/>
          <table:table-cell office:value-type="float" office:value="0.379292">
            <text:p>0.379292</text:p>
          </table:table-cell>
          <table:table-cell office:value-type="float" office:value="0.307391">
            <text:p>0.307391</text:p>
          </table:table-cell>
          <table:table-cell office:value-type="float" office:value="1.61369">
            <text:p>1.61369</text:p>
          </table:table-cell>
          <table:table-cell office:value-type="float" office:value="1.41996">
            <text:p>1.41996</text:p>
          </table:table-cell>
          <table:table-cell office:value-type="float" office:value="-0.657505">
            <text:p>-0.657505</text:p>
          </table:table-cell>
        </table:table-row>
        <table:table-row table:style-name="ro1">
          <table:table-cell/>
          <table:table-cell office:value-type="float" office:value="1.3144">
            <text:p>1.3144</text:p>
          </table:table-cell>
          <table:table-cell office:value-type="float" office:value="0.539962">
            <text:p>0.539962</text:p>
          </table:table-cell>
          <table:table-cell office:value-type="float" office:value="-0.4793">
            <text:p>-0.4793</text:p>
          </table:table-cell>
          <table:table-cell office:value-type="float" office:value="-0.738565">
            <text:p>-0.738565</text:p>
          </table:table-cell>
          <table:table-cell office:value-type="float" office:value="1.46785">
            <text:p>1.46785</text:p>
          </table:table-cell>
        </table:table-row>
        <table:table-row table:style-name="ro1">
          <table:table-cell/>
          <table:table-cell office:value-type="float" office:value="0.819108">
            <text:p>0.819108</text:p>
          </table:table-cell>
          <table:table-cell office:value-type="float" office:value="-0.393199">
            <text:p>-0.393199</text:p>
          </table:table-cell>
          <table:table-cell office:value-type="float" office:value="0.305231">
            <text:p>0.305231</text:p>
          </table:table-cell>
          <table:table-cell office:value-type="float" office:value="1.51971">
            <text:p>1.51971</text:p>
          </table:table-cell>
          <table:table-cell office:value-type="float" office:value="-2.11711">
            <text:p>-2.11711</text:p>
          </table:table-cell>
        </table:table-row>
        <table:table-row table:style-name="ro1">
          <table:table-cell/>
          <table:table-cell office:value-type="float" office:value="-1.29978">
            <text:p>-1.29978</text:p>
          </table:table-cell>
          <table:table-cell office:value-type="float" office:value="2.12527">
            <text:p>2.12527</text:p>
          </table:table-cell>
          <table:table-cell office:value-type="float" office:value="-1.23126">
            <text:p>-1.23126</text:p>
          </table:table-cell>
          <table:table-cell office:value-type="float" office:value="-1.42872">
            <text:p>-1.42872</text:p>
          </table:table-cell>
          <table:table-cell office:value-type="float" office:value="-0.71613">
            <text:p>-0.71613</text:p>
          </table:table-cell>
        </table:table-row>
        <table:table-row table:style-name="ro1">
          <table:table-cell/>
          <table:table-cell office:value-type="float" office:value="-1.82298">
            <text:p>-1.82298</text:p>
          </table:table-cell>
          <table:table-cell office:value-type="float" office:value="-0.758237">
            <text:p>-0.758237</text:p>
          </table:table-cell>
          <table:table-cell office:value-type="float" office:value="-0.609362">
            <text:p>-0.609362</text:p>
          </table:table-cell>
          <table:table-cell office:value-type="float" office:value="1.61043">
            <text:p>1.61043</text:p>
          </table:table-cell>
          <table:table-cell office:value-type="float" office:value="1.13989">
            <text:p>1.13989</text:p>
          </table:table-cell>
        </table:table-row>
        <table:table-row table:style-name="ro1">
          <table:table-cell/>
          <table:table-cell office:value-type="float" office:value="0.625027">
            <text:p>0.625027</text:p>
          </table:table-cell>
          <table:table-cell office:value-type="float" office:value="0.229379">
            <text:p>0.229379</text:p>
          </table:table-cell>
          <table:table-cell office:value-type="float" office:value="-1.66499">
            <text:p>-1.66499</text:p>
          </table:table-cell>
          <table:table-cell office:value-type="float" office:value="-0.918882">
            <text:p>-0.918882</text:p>
          </table:table-cell>
          <table:table-cell office:value-type="float" office:value="-0.838503">
            <text:p>-0.838503</text:p>
          </table:table-cell>
        </table:table-row>
        <table:table-row table:style-name="ro1">
          <table:table-cell/>
          <table:table-cell office:value-type="float" office:value="0.932471">
            <text:p>0.932471</text:p>
          </table:table-cell>
          <table:table-cell office:value-type="float" office:value="1.16038">
            <text:p>1.16038</text:p>
          </table:table-cell>
          <table:table-cell office:value-type="float" office:value="1.31711">
            <text:p>1.31711</text:p>
          </table:table-cell>
          <table:table-cell office:value-type="float" office:value="-0.563173">
            <text:p>-0.563173</text:p>
          </table:table-cell>
          <table:table-cell office:value-type="float" office:value="-0.583081">
            <text:p>-0.583081</text:p>
          </table:table-cell>
        </table:table-row>
        <table:table-row table:style-name="ro1">
          <table:table-cell/>
          <table:table-cell office:value-type="float" office:value="0.935809">
            <text:p>0.935809</text:p>
          </table:table-cell>
          <table:table-cell office:value-type="float" office:value="-0.458158">
            <text:p>-0.458158</text:p>
          </table:table-cell>
          <table:table-cell office:value-type="float" office:value="0.306268">
            <text:p>0.306268</text:p>
          </table:table-cell>
          <table:table-cell office:value-type="float" office:value="1.46929">
            <text:p>1.46929</text:p>
          </table:table-cell>
          <table:table-cell office:value-type="float" office:value="-0.191623">
            <text:p>-0.191623</text:p>
          </table:table-cell>
        </table:table-row>
        <table:table-row table:style-name="ro1">
          <table:table-cell/>
          <table:table-cell office:value-type="float" office:value="1.26878">
            <text:p>1.26878</text:p>
          </table:table-cell>
          <table:table-cell office:value-type="float" office:value="-1.00089">
            <text:p>-1.00089</text:p>
          </table:table-cell>
          <table:table-cell office:value-type="float" office:value="-1.40189">
            <text:p>-1.40189</text:p>
          </table:table-cell>
          <table:table-cell office:value-type="float" office:value="-1.90216">
            <text:p>-1.90216</text:p>
          </table:table-cell>
          <table:table-cell office:value-type="float" office:value="0.131697">
            <text:p>0.131697</text:p>
          </table:table-cell>
        </table:table-row>
        <table:table-row table:style-name="ro1">
          <table:table-cell/>
          <table:table-cell office:value-type="float" office:value="0.119218">
            <text:p>0.119218</text:p>
          </table:table-cell>
          <table:table-cell office:value-type="float" office:value="-0.516687">
            <text:p>-0.516687</text:p>
          </table:table-cell>
          <table:table-cell office:value-type="float" office:value="0.765411">
            <text:p>0.765411</text:p>
          </table:table-cell>
          <table:table-cell office:value-type="float" office:value="1.02563">
            <text:p>1.02563</text:p>
          </table:table-cell>
          <table:table-cell office:value-type="float" office:value="-1.12433">
            <text:p>-1.12433</text:p>
          </table:table-cell>
        </table:table-row>
        <table:table-row table:style-name="ro1">
          <table:table-cell/>
          <table:table-cell office:value-type="float" office:value="0.949656">
            <text:p>0.949656</text:p>
          </table:table-cell>
          <table:table-cell office:value-type="float" office:value="-0.922702">
            <text:p>-0.922702</text:p>
          </table:table-cell>
          <table:table-cell office:value-type="float" office:value="2.34807">
            <text:p>2.34807</text:p>
          </table:table-cell>
          <table:table-cell office:value-type="float" office:value="0.233007">
            <text:p>0.233007</text:p>
          </table:table-cell>
          <table:table-cell office:value-type="float" office:value="-0.292738">
            <text:p>-0.292738</text:p>
          </table:table-cell>
        </table:table-row>
        <table:table-row table:style-name="ro1">
          <table:table-cell/>
          <table:table-cell office:value-type="float" office:value="-1.79345">
            <text:p>-1.79345</text:p>
          </table:table-cell>
          <table:table-cell office:value-type="float" office:value="-1.09052">
            <text:p>-1.09052</text:p>
          </table:table-cell>
          <table:table-cell office:value-type="float" office:value="0.637427">
            <text:p>0.637427</text:p>
          </table:table-cell>
          <table:table-cell office:value-type="float" office:value="-0.298986">
            <text:p>-0.298986</text:p>
          </table:table-cell>
          <table:table-cell office:value-type="float" office:value="0.25666">
            <text:p>0.25666</text:p>
          </table:table-cell>
        </table:table-row>
        <table:table-row table:style-name="ro1">
          <table:table-cell/>
          <table:table-cell office:value-type="float" office:value="0.061282">
            <text:p>0.061282</text:p>
          </table:table-cell>
          <table:table-cell office:value-type="float" office:value="-0.216703">
            <text:p>-0.216703</text:p>
          </table:table-cell>
          <table:table-cell office:value-type="float" office:value="-1.25604">
            <text:p>-1.25604</text:p>
          </table:table-cell>
          <table:table-cell office:value-type="float" office:value="-0.343155">
            <text:p>-0.343155</text:p>
          </table:table-cell>
          <table:table-cell office:value-type="float" office:value="1.41206">
            <text:p>1.41206</text:p>
          </table:table-cell>
        </table:table-row>
        <table:table-row table:style-name="ro1">
          <table:table-cell/>
          <table:table-cell office:value-type="float" office:value="-0.19694">
            <text:p>-0.19694</text:p>
          </table:table-cell>
          <table:table-cell office:value-type="float" office:value="1.86458">
            <text:p>1.86458</text:p>
          </table:table-cell>
          <table:table-cell office:value-type="float" office:value="-0.675109">
            <text:p>-0.675109</text:p>
          </table:table-cell>
          <table:table-cell office:value-type="float" office:value="-0.468233">
            <text:p>-0.468233</text:p>
          </table:table-cell>
          <table:table-cell office:value-type="float" office:value="-1.32814">
            <text:p>-1.32814</text:p>
          </table:table-cell>
        </table:table-row>
        <table:table-row table:style-name="ro1">
          <table:table-cell/>
          <table:table-cell office:value-type="float" office:value="-0.708719">
            <text:p>-0.708719</text:p>
          </table:table-cell>
          <table:table-cell office:value-type="float" office:value="-0.784117">
            <text:p>-0.784117</text:p>
          </table:table-cell>
          <table:table-cell office:value-type="float" office:value="1.39944">
            <text:p>1.39944</text:p>
          </table:table-cell>
          <table:table-cell office:value-type="float" office:value="-1.17225">
            <text:p>-1.17225</text:p>
          </table:table-cell>
          <table:table-cell office:value-type="float" office:value="-0.0128539">
            <text:p>-0.0128539</text:p>
          </table:table-cell>
        </table:table-row>
        <table:table-row table:style-name="ro1">
          <table:table-cell/>
          <table:table-cell office:value-type="float" office:value="0.242767">
            <text:p>0.242767</text:p>
          </table:table-cell>
          <table:table-cell office:value-type="float" office:value="0.0735066">
            <text:p>0.0735066</text:p>
          </table:table-cell>
          <table:table-cell office:value-type="float" office:value="-1.05222">
            <text:p>-1.05222</text:p>
          </table:table-cell>
          <table:table-cell office:value-type="float" office:value="-1.48655">
            <text:p>-1.48655</text:p>
          </table:table-cell>
          <table:table-cell office:value-type="float" office:value="-1.11976">
            <text:p>-1.11976</text:p>
          </table:table-cell>
        </table:table-row>
        <table:table-row table:style-name="ro1">
          <table:table-cell/>
          <table:table-cell office:value-type="float" office:value="0.403525">
            <text:p>0.403525</text:p>
          </table:table-cell>
          <table:table-cell office:value-type="float" office:value="-0.102996">
            <text:p>-0.102996</text:p>
          </table:table-cell>
          <table:table-cell office:value-type="float" office:value="0.23794">
            <text:p>0.23794</text:p>
          </table:table-cell>
          <table:table-cell office:value-type="float" office:value="0.905572">
            <text:p>0.905572</text:p>
          </table:table-cell>
          <table:table-cell office:value-type="float" office:value="-0.2122">
            <text:p>-0.2122</text:p>
          </table:table-cell>
        </table:table-row>
        <table:table-row table:style-name="ro1">
          <table:table-cell/>
          <table:table-cell office:value-type="float" office:value="-0.116214">
            <text:p>-0.116214</text:p>
          </table:table-cell>
          <table:table-cell office:value-type="float" office:value="-0.341377">
            <text:p>-0.341377</text:p>
          </table:table-cell>
          <table:table-cell office:value-type="float" office:value="0.366497">
            <text:p>0.366497</text:p>
          </table:table-cell>
          <table:table-cell office:value-type="float" office:value="0.559177">
            <text:p>0.559177</text:p>
          </table:table-cell>
          <table:table-cell office:value-type="float" office:value="0.678154">
            <text:p>0.678154</text:p>
          </table:table-cell>
        </table:table-row>
        <table:table-row table:style-name="ro1">
          <table:table-cell/>
          <table:table-cell office:value-type="float" office:value="-0.511953">
            <text:p>-0.511953</text:p>
          </table:table-cell>
          <table:table-cell office:value-type="float" office:value="-0.293116">
            <text:p>-0.293116</text:p>
          </table:table-cell>
          <table:table-cell office:value-type="float" office:value="-0.278199">
            <text:p>-0.278199</text:p>
          </table:table-cell>
          <table:table-cell office:value-type="float" office:value="0.288112">
            <text:p>0.288112</text:p>
          </table:table-cell>
          <table:table-cell office:value-type="float" office:value="1.97104">
            <text:p>1.97104</text:p>
          </table:table-cell>
        </table:table-row>
        <table:table-row table:style-name="ro1">
          <table:table-cell/>
          <table:table-cell office:value-type="float" office:value="-0.742107">
            <text:p>-0.742107</text:p>
          </table:table-cell>
          <table:table-cell office:value-type="float" office:value="-0.698687">
            <text:p>-0.698687</text:p>
          </table:table-cell>
          <table:table-cell office:value-type="float" office:value="-0.0630019">
            <text:p>-0.0630019</text:p>
          </table:table-cell>
          <table:table-cell office:value-type="float" office:value="-1.5027">
            <text:p>-1.5027</text:p>
          </table:table-cell>
          <table:table-cell office:value-type="float" office:value="-1.74597">
            <text:p>-1.74597</text:p>
          </table:table-cell>
        </table:table-row>
        <table:table-row table:style-name="ro1">
          <table:table-cell/>
          <table:table-cell office:value-type="float" office:value="-0.111454">
            <text:p>-0.111454</text:p>
          </table:table-cell>
          <table:table-cell office:value-type="float" office:value="0.598533">
            <text:p>0.598533</text:p>
          </table:table-cell>
          <table:table-cell office:value-type="float" office:value="0.820499">
            <text:p>0.820499</text:p>
          </table:table-cell>
          <table:table-cell office:value-type="float" office:value="-1.37626">
            <text:p>-1.37626</text:p>
          </table:table-cell>
          <table:table-cell office:value-type="float" office:value="0.853618">
            <text:p>0.853618</text:p>
          </table:table-cell>
        </table:table-row>
        <table:table-row table:style-name="ro1">
          <table:table-cell/>
          <table:table-cell office:value-type="float" office:value="0.936732">
            <text:p>0.936732</text:p>
          </table:table-cell>
          <table:table-cell office:value-type="float" office:value="1.66556">
            <text:p>1.66556</text:p>
          </table:table-cell>
          <table:table-cell office:value-type="float" office:value="1.20278">
            <text:p>1.20278</text:p>
          </table:table-cell>
          <table:table-cell office:value-type="float" office:value="0.41149">
            <text:p>0.41149</text:p>
          </table:table-cell>
          <table:table-cell office:value-type="float" office:value="-0.170846">
            <text:p>-0.170846</text:p>
          </table:table-cell>
        </table:table-row>
        <table:table-row table:style-name="ro1">
          <table:table-cell/>
          <table:table-cell office:value-type="float" office:value="-0.396144">
            <text:p>-0.396144</text:p>
          </table:table-cell>
          <table:table-cell office:value-type="float" office:value="-0.0810583">
            <text:p>-0.0810583</text:p>
          </table:table-cell>
          <table:table-cell office:value-type="float" office:value="3.11883">
            <text:p>3.11883</text:p>
          </table:table-cell>
          <table:table-cell office:value-type="float" office:value="-0.58324">
            <text:p>-0.58324</text:p>
          </table:table-cell>
          <table:table-cell office:value-type="float" office:value="0.15455">
            <text:p>0.15455</text:p>
          </table:table-cell>
        </table:table-row>
        <table:table-row table:style-name="ro1">
          <table:table-cell/>
          <table:table-cell office:value-type="float" office:value="-0.864849">
            <text:p>-0.864849</text:p>
          </table:table-cell>
          <table:table-cell office:value-type="float" office:value="0.412776">
            <text:p>0.412776</text:p>
          </table:table-cell>
          <table:table-cell office:value-type="float" office:value="-0.196983">
            <text:p>-0.196983</text:p>
          </table:table-cell>
          <table:table-cell office:value-type="float" office:value="0.595691">
            <text:p>0.595691</text:p>
          </table:table-cell>
          <table:table-cell office:value-type="float" office:value="-0.520699">
            <text:p>-0.520699</text:p>
          </table:table-cell>
        </table:table-row>
        <table:table-row table:style-name="ro1">
          <table:table-cell/>
          <table:table-cell office:value-type="float" office:value="0.557871">
            <text:p>0.557871</text:p>
          </table:table-cell>
          <table:table-cell office:value-type="float" office:value="-0.819493">
            <text:p>-0.819493</text:p>
          </table:table-cell>
          <table:table-cell office:value-type="float" office:value="-0.488119">
            <text:p>-0.488119</text:p>
          </table:table-cell>
          <table:table-cell office:value-type="float" office:value="-0.955004">
            <text:p>-0.955004</text:p>
          </table:table-cell>
          <table:table-cell office:value-type="float" office:value="2.30891">
            <text:p>2.30891</text:p>
          </table:table-cell>
        </table:table-row>
        <table:table-row table:style-name="ro1">
          <table:table-cell/>
          <table:table-cell office:value-type="float" office:value="0.6765">
            <text:p>0.6765</text:p>
          </table:table-cell>
          <table:table-cell office:value-type="float" office:value="-0.0987416">
            <text:p>-0.0987416</text:p>
          </table:table-cell>
          <table:table-cell office:value-type="float" office:value="1.29486">
            <text:p>1.29486</text:p>
          </table:table-cell>
          <table:table-cell office:value-type="float" office:value="-0.475046">
            <text:p>-0.475046</text:p>
          </table:table-cell>
          <table:table-cell office:value-type="float" office:value="0.206462">
            <text:p>0.206462</text:p>
          </table:table-cell>
        </table:table-row>
        <table:table-row table:style-name="ro1">
          <table:table-cell/>
          <table:table-cell office:value-type="float" office:value="-1.0921">
            <text:p>-1.0921</text:p>
          </table:table-cell>
          <table:table-cell office:value-type="float" office:value="-0.806651">
            <text:p>-0.806651</text:p>
          </table:table-cell>
          <table:table-cell office:value-type="float" office:value="0.643568">
            <text:p>0.643568</text:p>
          </table:table-cell>
          <table:table-cell office:value-type="float" office:value="-1.19934">
            <text:p>-1.19934</text:p>
          </table:table-cell>
          <table:table-cell office:value-type="float" office:value="1.83402">
            <text:p>1.83402</text:p>
          </table:table-cell>
        </table:table-row>
        <table:table-row table:style-name="ro1">
          <table:table-cell/>
          <table:table-cell office:value-type="float" office:value="-0.858411">
            <text:p>-0.858411</text:p>
          </table:table-cell>
          <table:table-cell office:value-type="float" office:value="-1.34804">
            <text:p>-1.34804</text:p>
          </table:table-cell>
          <table:table-cell office:value-type="float" office:value="1.68198">
            <text:p>1.68198</text:p>
          </table:table-cell>
          <table:table-cell office:value-type="float" office:value="-0.181481">
            <text:p>-0.181481</text:p>
          </table:table-cell>
          <table:table-cell office:value-type="float" office:value="-0.405095">
            <text:p>-0.405095</text:p>
          </table:table-cell>
        </table:table-row>
        <table:table-row table:style-name="ro1">
          <table:table-cell/>
          <table:table-cell office:value-type="float" office:value="0.104925">
            <text:p>0.104925</text:p>
          </table:table-cell>
          <table:table-cell office:value-type="float" office:value="1.71063">
            <text:p>1.71063</text:p>
          </table:table-cell>
          <table:table-cell office:value-type="float" office:value="0.962497">
            <text:p>0.962497</text:p>
          </table:table-cell>
          <table:table-cell office:value-type="float" office:value="0.904669">
            <text:p>0.904669</text:p>
          </table:table-cell>
          <table:table-cell office:value-type="float" office:value="0.386386">
            <text:p>0.386386</text:p>
          </table:table-cell>
        </table:table-row>
        <table:table-row table:style-name="ro1">
          <table:table-cell/>
          <table:table-cell office:value-type="float" office:value="-0.649894">
            <text:p>-0.649894</text:p>
          </table:table-cell>
          <table:table-cell office:value-type="float" office:value="-1.3858">
            <text:p>-1.3858</text:p>
          </table:table-cell>
          <table:table-cell office:value-type="float" office:value="-0.240908">
            <text:p>-0.240908</text:p>
          </table:table-cell>
          <table:table-cell office:value-type="float" office:value="0.209487">
            <text:p>0.209487</text:p>
          </table:table-cell>
          <table:table-cell office:value-type="float" office:value="0.0143534">
            <text:p>0.0143534</text:p>
          </table:table-cell>
        </table:table-row>
        <table:table-row table:style-name="ro1">
          <table:table-cell/>
          <table:table-cell office:value-type="float" office:value="0.190882">
            <text:p>0.190882</text:p>
          </table:table-cell>
          <table:table-cell office:value-type="float" office:value="0.488008">
            <text:p>0.488008</text:p>
          </table:table-cell>
          <table:table-cell office:value-type="float" office:value="1.43487">
            <text:p>1.43487</text:p>
          </table:table-cell>
          <table:table-cell office:value-type="float" office:value="-0.0483273">
            <text:p>-0.0483273</text:p>
          </table:table-cell>
          <table:table-cell office:value-type="float" office:value="0.820041">
            <text:p>0.820041</text:p>
          </table:table-cell>
        </table:table-row>
        <table:table-row table:style-name="ro1">
          <table:table-cell/>
          <table:table-cell office:value-type="float" office:value="-0.578806">
            <text:p>-0.578806</text:p>
          </table:table-cell>
          <table:table-cell office:value-type="float" office:value="-0.5669">
            <text:p>-0.5669</text:p>
          </table:table-cell>
          <table:table-cell office:value-type="float" office:value="-1.30485">
            <text:p>-1.30485</text:p>
          </table:table-cell>
          <table:table-cell office:value-type="float" office:value="0.0817077">
            <text:p>0.0817077</text:p>
          </table:table-cell>
          <table:table-cell office:value-type="float" office:value="-0.449166">
            <text:p>-0.449166</text:p>
          </table:table-cell>
        </table:table-row>
        <table:table-row table:style-name="ro1">
          <table:table-cell/>
          <table:table-cell office:value-type="float" office:value="2.63985">
            <text:p>2.63985</text:p>
          </table:table-cell>
          <table:table-cell office:value-type="float" office:value="0.0708284">
            <text:p>0.0708284</text:p>
          </table:table-cell>
          <table:table-cell office:value-type="float" office:value="2.36635">
            <text:p>2.36635</text:p>
          </table:table-cell>
          <table:table-cell office:value-type="float" office:value="-1.17046">
            <text:p>-1.17046</text:p>
          </table:table-cell>
          <table:table-cell office:value-type="float" office:value="-0.604617">
            <text:p>-0.604617</text:p>
          </table:table-cell>
        </table:table-row>
        <table:table-row table:style-name="ro1">
          <table:table-cell/>
          <table:table-cell office:value-type="float" office:value="0.836345">
            <text:p>0.836345</text:p>
          </table:table-cell>
          <table:table-cell office:value-type="float" office:value="0.504756">
            <text:p>0.504756</text:p>
          </table:table-cell>
          <table:table-cell office:value-type="float" office:value="0.0911956">
            <text:p>0.0911956</text:p>
          </table:table-cell>
          <table:table-cell office:value-type="float" office:value="-0.757526">
            <text:p>-0.757526</text:p>
          </table:table-cell>
          <table:table-cell office:value-type="float" office:value="-0.156233">
            <text:p>-0.156233</text:p>
          </table:table-cell>
        </table:table-row>
        <table:table-row table:style-name="ro1">
          <table:table-cell/>
          <table:table-cell office:value-type="float" office:value="-0.787871">
            <text:p>-0.787871</text:p>
          </table:table-cell>
          <table:table-cell office:value-type="float" office:value="-0.560242">
            <text:p>-0.560242</text:p>
          </table:table-cell>
          <table:table-cell office:value-type="float" office:value="-0.408751">
            <text:p>-0.408751</text:p>
          </table:table-cell>
          <table:table-cell office:value-type="float" office:value="0.473498">
            <text:p>0.473498</text:p>
          </table:table-cell>
          <table:table-cell office:value-type="float" office:value="1.4447">
            <text:p>1.4447</text:p>
          </table:table-cell>
        </table:table-row>
        <table:table-row table:style-name="ro1">
          <table:table-cell/>
          <table:table-cell office:value-type="float" office:value="1.71814">
            <text:p>1.71814</text:p>
          </table:table-cell>
          <table:table-cell office:value-type="float" office:value="-0.627819">
            <text:p>-0.627819</text:p>
          </table:table-cell>
          <table:table-cell office:value-type="float" office:value="-0.742195">
            <text:p>-0.742195</text:p>
          </table:table-cell>
          <table:table-cell office:value-type="float" office:value="0.602848">
            <text:p>0.602848</text:p>
          </table:table-cell>
          <table:table-cell office:value-type="float" office:value="-1.12895">
            <text:p>-1.12895</text:p>
          </table:table-cell>
        </table:table-row>
        <table:table-row table:style-name="ro1">
          <table:table-cell/>
          <table:table-cell office:value-type="float" office:value="-0.0426408">
            <text:p>-0.0426408</text:p>
          </table:table-cell>
          <table:table-cell office:value-type="float" office:value="0.918497">
            <text:p>0.918497</text:p>
          </table:table-cell>
          <table:table-cell office:value-type="float" office:value="0.538444">
            <text:p>0.538444</text:p>
          </table:table-cell>
          <table:table-cell office:value-type="float" office:value="2.45536">
            <text:p>2.45536</text:p>
          </table:table-cell>
          <table:table-cell office:value-type="float" office:value="-0.753056">
            <text:p>-0.753056</text:p>
          </table:table-cell>
        </table:table-row>
        <table:table-row table:style-name="ro1">
          <table:table-cell/>
          <table:table-cell office:value-type="float" office:value="1.55076">
            <text:p>1.55076</text:p>
          </table:table-cell>
          <table:table-cell office:value-type="float" office:value="-0.218263">
            <text:p>-0.218263</text:p>
          </table:table-cell>
          <table:table-cell office:value-type="float" office:value="0.896897">
            <text:p>0.896897</text:p>
          </table:table-cell>
          <table:table-cell office:value-type="float" office:value="0.727354">
            <text:p>0.727354</text:p>
          </table:table-cell>
          <table:table-cell office:value-type="float" office:value="-0.441851">
            <text:p>-0.441851</text:p>
          </table:table-cell>
        </table:table-row>
        <table:table-row table:style-name="ro1">
          <table:table-cell/>
          <table:table-cell office:value-type="float" office:value="0.572192">
            <text:p>0.572192</text:p>
          </table:table-cell>
          <table:table-cell office:value-type="float" office:value="0.314888">
            <text:p>0.314888</text:p>
          </table:table-cell>
          <table:table-cell office:value-type="float" office:value="0.147262">
            <text:p>0.147262</text:p>
          </table:table-cell>
          <table:table-cell office:value-type="float" office:value="-1.29919">
            <text:p>-1.29919</text:p>
          </table:table-cell>
          <table:table-cell office:value-type="float" office:value="-0.601275">
            <text:p>-0.601275</text:p>
          </table:table-cell>
        </table:table-row>
        <table:table-row table:style-name="ro1">
          <table:table-cell/>
          <table:table-cell office:value-type="float" office:value="-1.70445">
            <text:p>-1.70445</text:p>
          </table:table-cell>
          <table:table-cell office:value-type="float" office:value="0.386965">
            <text:p>0.386965</text:p>
          </table:table-cell>
          <table:table-cell office:value-type="float" office:value="0.510239">
            <text:p>0.510239</text:p>
          </table:table-cell>
          <table:table-cell office:value-type="float" office:value="0.658119">
            <text:p>0.658119</text:p>
          </table:table-cell>
          <table:table-cell office:value-type="float" office:value="0.954533">
            <text:p>0.954533</text:p>
          </table:table-cell>
        </table:table-row>
        <table:table-row table:style-name="ro1">
          <table:table-cell/>
          <table:table-cell office:value-type="float" office:value="1.87692">
            <text:p>1.87692</text:p>
          </table:table-cell>
          <table:table-cell office:value-type="float" office:value="-2.69679">
            <text:p>-2.69679</text:p>
          </table:table-cell>
          <table:table-cell office:value-type="float" office:value="0.240445">
            <text:p>0.240445</text:p>
          </table:table-cell>
          <table:table-cell office:value-type="float" office:value="-0.400132">
            <text:p>-0.400132</text:p>
          </table:table-cell>
          <table:table-cell office:value-type="float" office:value="0.0266769">
            <text:p>0.0266769</text:p>
          </table:table-cell>
        </table:table-row>
        <table:table-row table:style-name="ro1">
          <table:table-cell/>
          <table:table-cell office:value-type="float" office:value="1.45172">
            <text:p>1.45172</text:p>
          </table:table-cell>
          <table:table-cell office:value-type="float" office:value="1.72234">
            <text:p>1.72234</text:p>
          </table:table-cell>
          <table:table-cell office:value-type="float" office:value="0.280931">
            <text:p>0.280931</text:p>
          </table:table-cell>
          <table:table-cell office:value-type="float" office:value="-0.217659">
            <text:p>-0.217659</text:p>
          </table:table-cell>
          <table:table-cell office:value-type="float" office:value="-0.00149924">
            <text:p>-0.00149924</text:p>
          </table:table-cell>
        </table:table-row>
        <table:table-row table:style-name="ro1">
          <table:table-cell/>
          <table:table-cell office:value-type="float" office:value="-1.60347">
            <text:p>-1.60347</text:p>
          </table:table-cell>
          <table:table-cell office:value-type="float" office:value="-1.61523">
            <text:p>-1.61523</text:p>
          </table:table-cell>
          <table:table-cell office:value-type="float" office:value="0.673757">
            <text:p>0.673757</text:p>
          </table:table-cell>
          <table:table-cell office:value-type="float" office:value="-0.0942629">
            <text:p>-0.0942629</text:p>
          </table:table-cell>
          <table:table-cell office:value-type="float" office:value="0.729532">
            <text:p>0.729532</text:p>
          </table:table-cell>
        </table:table-row>
        <table:table-row table:style-name="ro1">
          <table:table-cell/>
          <table:table-cell office:value-type="float" office:value="0.0303658">
            <text:p>0.0303658</text:p>
          </table:table-cell>
          <table:table-cell office:value-type="float" office:value="-0.242476">
            <text:p>-0.242476</text:p>
          </table:table-cell>
          <table:table-cell office:value-type="float" office:value="-0.276457">
            <text:p>-0.276457</text:p>
          </table:table-cell>
          <table:table-cell office:value-type="float" office:value="0.238046">
            <text:p>0.238046</text:p>
          </table:table-cell>
          <table:table-cell office:value-type="float" office:value="0.983367">
            <text:p>0.983367</text:p>
          </table:table-cell>
        </table:table-row>
        <table:table-row table:style-name="ro1">
          <table:table-cell/>
          <table:table-cell office:value-type="float" office:value="1.26962">
            <text:p>1.26962</text:p>
          </table:table-cell>
          <table:table-cell office:value-type="float" office:value="0.363763">
            <text:p>0.363763</text:p>
          </table:table-cell>
          <table:table-cell office:value-type="float" office:value="-1.03141">
            <text:p>-1.03141</text:p>
          </table:table-cell>
          <table:table-cell office:value-type="float" office:value="-0.959811">
            <text:p>-0.959811</text:p>
          </table:table-cell>
          <table:table-cell office:value-type="float" office:value="1.15611">
            <text:p>1.15611</text:p>
          </table:table-cell>
        </table:table-row>
        <table:table-row table:style-name="ro1">
          <table:table-cell/>
          <table:table-cell office:value-type="float" office:value="1.46451">
            <text:p>1.46451</text:p>
          </table:table-cell>
          <table:table-cell office:value-type="float" office:value="-0.829786">
            <text:p>-0.829786</text:p>
          </table:table-cell>
          <table:table-cell office:value-type="float" office:value="-1.82801">
            <text:p>-1.82801</text:p>
          </table:table-cell>
          <table:table-cell office:value-type="float" office:value="-2.09453">
            <text:p>-2.09453</text:p>
          </table:table-cell>
          <table:table-cell office:value-type="float" office:value="0.303441">
            <text:p>0.303441</text:p>
          </table:table-cell>
        </table:table-row>
        <table:table-row table:style-name="ro1">
          <table:table-cell/>
          <table:table-cell office:value-type="float" office:value="1.8111">
            <text:p>1.8111</text:p>
          </table:table-cell>
          <table:table-cell office:value-type="float" office:value="0.431057">
            <text:p>0.431057</text:p>
          </table:table-cell>
          <table:table-cell office:value-type="float" office:value="-0.00200429">
            <text:p>-0.00200429</text:p>
          </table:table-cell>
          <table:table-cell office:value-type="float" office:value="-0.062768">
            <text:p>-0.062768</text:p>
          </table:table-cell>
          <table:table-cell office:value-type="float" office:value="-0.193533">
            <text:p>-0.193533</text:p>
          </table:table-cell>
        </table:table-row>
        <table:table-row table:style-name="ro1">
          <table:table-cell/>
          <table:table-cell office:value-type="float" office:value="-0.993906">
            <text:p>-0.993906</text:p>
          </table:table-cell>
          <table:table-cell office:value-type="float" office:value="0.202092">
            <text:p>0.202092</text:p>
          </table:table-cell>
          <table:table-cell office:value-type="float" office:value="0.262782">
            <text:p>0.262782</text:p>
          </table:table-cell>
          <table:table-cell office:value-type="float" office:value="1.21063">
            <text:p>1.21063</text:p>
          </table:table-cell>
          <table:table-cell office:value-type="float" office:value="0.640584">
            <text:p>0.640584</text:p>
          </table:table-cell>
        </table:table-row>
        <table:table-row table:style-name="ro1">
          <table:table-cell/>
          <table:table-cell office:value-type="float" office:value="-0.878023">
            <text:p>-0.878023</text:p>
          </table:table-cell>
          <table:table-cell office:value-type="float" office:value="0.129203">
            <text:p>0.129203</text:p>
          </table:table-cell>
          <table:table-cell office:value-type="float" office:value="-0.17214">
            <text:p>-0.17214</text:p>
          </table:table-cell>
          <table:table-cell office:value-type="float" office:value="-1.62031">
            <text:p>-1.62031</text:p>
          </table:table-cell>
          <table:table-cell office:value-type="float" office:value="0.706344">
            <text:p>0.706344</text:p>
          </table:table-cell>
        </table:table-row>
        <table:table-row table:style-name="ro1">
          <table:table-cell/>
          <table:table-cell office:value-type="float" office:value="0.224513">
            <text:p>0.224513</text:p>
          </table:table-cell>
          <table:table-cell office:value-type="float" office:value="0.15547">
            <text:p>0.15547</text:p>
          </table:table-cell>
          <table:table-cell office:value-type="float" office:value="0.662255">
            <text:p>0.662255</text:p>
          </table:table-cell>
          <table:table-cell office:value-type="float" office:value="-1.46911">
            <text:p>-1.46911</text:p>
          </table:table-cell>
          <table:table-cell office:value-type="float" office:value="-0.24664">
            <text:p>-0.24664</text:p>
          </table:table-cell>
        </table:table-row>
        <table:table-row table:style-name="ro1">
          <table:table-cell/>
          <table:table-cell office:value-type="float" office:value="0.857827">
            <text:p>0.857827</text:p>
          </table:table-cell>
          <table:table-cell office:value-type="float" office:value="-0.25708">
            <text:p>-0.25708</text:p>
          </table:table-cell>
          <table:table-cell office:value-type="float" office:value="-0.611484">
            <text:p>-0.611484</text:p>
          </table:table-cell>
          <table:table-cell office:value-type="float" office:value="-0.212088">
            <text:p>-0.212088</text:p>
          </table:table-cell>
          <table:table-cell office:value-type="float" office:value="0.960108">
            <text:p>0.960108</text:p>
          </table:table-cell>
        </table:table-row>
        <table:table-row table:style-name="ro1">
          <table:table-cell/>
          <table:table-cell office:value-type="float" office:value="-1.57972">
            <text:p>-1.57972</text:p>
          </table:table-cell>
          <table:table-cell office:value-type="float" office:value="-1.33551">
            <text:p>-1.33551</text:p>
          </table:table-cell>
          <table:table-cell office:value-type="float" office:value="2.16812">
            <text:p>2.16812</text:p>
          </table:table-cell>
          <table:table-cell office:value-type="float" office:value="-0.434648">
            <text:p>-0.434648</text:p>
          </table:table-cell>
          <table:table-cell office:value-type="float" office:value="0.350642">
            <text:p>0.350642</text:p>
          </table:table-cell>
        </table:table-row>
        <table:table-row table:style-name="ro1">
          <table:table-cell/>
          <table:table-cell office:value-type="float" office:value="-0.462433">
            <text:p>-0.462433</text:p>
          </table:table-cell>
          <table:table-cell office:value-type="float" office:value="2.26488">
            <text:p>2.26488</text:p>
          </table:table-cell>
          <table:table-cell office:value-type="float" office:value="1.36456">
            <text:p>1.36456</text:p>
          </table:table-cell>
          <table:table-cell office:value-type="float" office:value="-0.526573">
            <text:p>-0.526573</text:p>
          </table:table-cell>
          <table:table-cell office:value-type="float" office:value="1.14382">
            <text:p>1.14382</text:p>
          </table:table-cell>
        </table:table-row>
        <table:table-row table:style-name="ro1">
          <table:table-cell/>
          <table:table-cell office:value-type="float" office:value="-1.38908">
            <text:p>-1.38908</text:p>
          </table:table-cell>
          <table:table-cell office:value-type="float" office:value="0.345284">
            <text:p>0.345284</text:p>
          </table:table-cell>
          <table:table-cell office:value-type="float" office:value="-0.177833">
            <text:p>-0.177833</text:p>
          </table:table-cell>
          <table:table-cell office:value-type="float" office:value="0.327152">
            <text:p>0.327152</text:p>
          </table:table-cell>
          <table:table-cell office:value-type="float" office:value="2.19513">
            <text:p>2.19513</text:p>
          </table:table-cell>
        </table:table-row>
        <table:table-row table:style-name="ro1">
          <table:table-cell/>
          <table:table-cell office:value-type="float" office:value="-1.44085">
            <text:p>-1.44085</text:p>
          </table:table-cell>
          <table:table-cell office:value-type="float" office:value="1.19402">
            <text:p>1.19402</text:p>
          </table:table-cell>
          <table:table-cell office:value-type="float" office:value="1.65811">
            <text:p>1.65811</text:p>
          </table:table-cell>
          <table:table-cell office:value-type="float" office:value="-1.54111">
            <text:p>-1.54111</text:p>
          </table:table-cell>
          <table:table-cell office:value-type="float" office:value="0.374538">
            <text:p>0.374538</text:p>
          </table:table-cell>
        </table:table-row>
        <table:table-row table:style-name="ro1">
          <table:table-cell/>
          <table:table-cell office:value-type="float" office:value="-0.18021">
            <text:p>-0.18021</text:p>
          </table:table-cell>
          <table:table-cell office:value-type="float" office:value="3.72374">
            <text:p>3.72374</text:p>
          </table:table-cell>
          <table:table-cell office:value-type="float" office:value="0.454223">
            <text:p>0.454223</text:p>
          </table:table-cell>
          <table:table-cell office:value-type="float" office:value="0.762242">
            <text:p>0.762242</text:p>
          </table:table-cell>
          <table:table-cell office:value-type="float" office:value="-0.535757">
            <text:p>-0.535757</text:p>
          </table:table-cell>
        </table:table-row>
        <table:table-row table:style-name="ro1">
          <table:table-cell/>
          <table:table-cell office:value-type="float" office:value="-0.384529">
            <text:p>-0.384529</text:p>
          </table:table-cell>
          <table:table-cell office:value-type="float" office:value="0.7511">
            <text:p>0.7511</text:p>
          </table:table-cell>
          <table:table-cell office:value-type="float" office:value="1.30923">
            <text:p>1.30923</text:p>
          </table:table-cell>
          <table:table-cell office:value-type="float" office:value="-0.27678">
            <text:p>-0.27678</text:p>
          </table:table-cell>
          <table:table-cell office:value-type="float" office:value="-0.0399427">
            <text:p>-0.0399427</text:p>
          </table:table-cell>
        </table:table-row>
        <table:table-row table:style-name="ro1">
          <table:table-cell/>
          <table:table-cell office:value-type="float" office:value="0.764981">
            <text:p>0.764981</text:p>
          </table:table-cell>
          <table:table-cell office:value-type="float" office:value="-0.123725">
            <text:p>-0.123725</text:p>
          </table:table-cell>
          <table:table-cell office:value-type="float" office:value="-0.416675">
            <text:p>-0.416675</text:p>
          </table:table-cell>
          <table:table-cell office:value-type="float" office:value="1.82702">
            <text:p>1.82702</text:p>
          </table:table-cell>
          <table:table-cell office:value-type="float" office:value="-0.455988">
            <text:p>-0.455988</text:p>
          </table:table-cell>
        </table:table-row>
        <table:table-row table:style-name="ro1">
          <table:table-cell/>
          <table:table-cell office:value-type="float" office:value="0.229621">
            <text:p>0.229621</text:p>
          </table:table-cell>
          <table:table-cell office:value-type="float" office:value="-0.0795288">
            <text:p>-0.0795288</text:p>
          </table:table-cell>
          <table:table-cell office:value-type="float" office:value="-0.246266">
            <text:p>-0.246266</text:p>
          </table:table-cell>
          <table:table-cell office:value-type="float" office:value="0.906163">
            <text:p>0.906163</text:p>
          </table:table-cell>
          <table:table-cell office:value-type="float" office:value="-1.05164">
            <text:p>-1.05164</text:p>
          </table:table-cell>
        </table:table-row>
        <table:table-row table:style-name="ro1">
          <table:table-cell/>
          <table:table-cell office:value-type="float" office:value="0.185076">
            <text:p>0.185076</text:p>
          </table:table-cell>
          <table:table-cell office:value-type="float" office:value="-1.13707">
            <text:p>-1.13707</text:p>
          </table:table-cell>
          <table:table-cell office:value-type="float" office:value="0.804855">
            <text:p>0.804855</text:p>
          </table:table-cell>
          <table:table-cell office:value-type="float" office:value="-1.03691">
            <text:p>-1.03691</text:p>
          </table:table-cell>
          <table:table-cell office:value-type="float" office:value="-0.623005">
            <text:p>-0.623005</text:p>
          </table:table-cell>
        </table:table-row>
        <table:table-row table:style-name="ro1">
          <table:table-cell/>
          <table:table-cell office:value-type="float" office:value="0.603992">
            <text:p>0.603992</text:p>
          </table:table-cell>
          <table:table-cell office:value-type="float" office:value="0.584535">
            <text:p>0.584535</text:p>
          </table:table-cell>
          <table:table-cell office:value-type="float" office:value="-0.189792">
            <text:p>-0.189792</text:p>
          </table:table-cell>
          <table:table-cell office:value-type="float" office:value="0.297451">
            <text:p>0.297451</text:p>
          </table:table-cell>
          <table:table-cell office:value-type="float" office:value="0.0779762">
            <text:p>0.0779762</text:p>
          </table:table-cell>
        </table:table-row>
        <table:table-row table:style-name="ro1">
          <table:table-cell/>
          <table:table-cell office:value-type="float" office:value="0.994092">
            <text:p>0.994092</text:p>
          </table:table-cell>
          <table:table-cell office:value-type="float" office:value="0.954066">
            <text:p>0.954066</text:p>
          </table:table-cell>
          <table:table-cell office:value-type="float" office:value="-0.577496">
            <text:p>-0.577496</text:p>
          </table:table-cell>
          <table:table-cell office:value-type="float" office:value="-0.378449">
            <text:p>-0.378449</text:p>
          </table:table-cell>
          <table:table-cell office:value-type="float" office:value="-0.510782">
            <text:p>-0.510782</text:p>
          </table:table-cell>
        </table:table-row>
        <table:table-row table:style-name="ro1">
          <table:table-cell/>
          <table:table-cell office:value-type="float" office:value="-0.935144">
            <text:p>-0.935144</text:p>
          </table:table-cell>
          <table:table-cell office:value-type="float" office:value="-0.515049">
            <text:p>-0.515049</text:p>
          </table:table-cell>
          <table:table-cell office:value-type="float" office:value="0.467399">
            <text:p>0.467399</text:p>
          </table:table-cell>
          <table:table-cell office:value-type="float" office:value="0.802606">
            <text:p>0.802606</text:p>
          </table:table-cell>
          <table:table-cell office:value-type="float" office:value="0.427798">
            <text:p>0.427798</text:p>
          </table:table-cell>
        </table:table-row>
        <table:table-row table:style-name="ro1">
          <table:table-cell/>
          <table:table-cell office:value-type="float" office:value="-1.3703">
            <text:p>-1.3703</text:p>
          </table:table-cell>
          <table:table-cell office:value-type="float" office:value="0.0356336">
            <text:p>0.0356336</text:p>
          </table:table-cell>
          <table:table-cell office:value-type="float" office:value="0.322955">
            <text:p>0.322955</text:p>
          </table:table-cell>
          <table:table-cell office:value-type="float" office:value="0.618302">
            <text:p>0.618302</text:p>
          </table:table-cell>
          <table:table-cell office:value-type="float" office:value="0.587774">
            <text:p>0.587774</text:p>
          </table:table-cell>
        </table:table-row>
        <table:table-row table:style-name="ro1">
          <table:table-cell/>
          <table:table-cell office:value-type="float" office:value="0.422693">
            <text:p>0.422693</text:p>
          </table:table-cell>
          <table:table-cell office:value-type="float" office:value="0.748337">
            <text:p>0.748337</text:p>
          </table:table-cell>
          <table:table-cell office:value-type="float" office:value="1.24149">
            <text:p>1.24149</text:p>
          </table:table-cell>
          <table:table-cell office:value-type="float" office:value="-1.37039">
            <text:p>-1.37039</text:p>
          </table:table-cell>
          <table:table-cell office:value-type="float" office:value="0.935025">
            <text:p>0.935025</text:p>
          </table:table-cell>
        </table:table-row>
        <table:table-row table:style-name="ro1">
          <table:table-cell/>
          <table:table-cell office:value-type="float" office:value="0.557717">
            <text:p>0.557717</text:p>
          </table:table-cell>
          <table:table-cell office:value-type="float" office:value="0.153365">
            <text:p>0.153365</text:p>
          </table:table-cell>
          <table:table-cell office:value-type="float" office:value="0.870872">
            <text:p>0.870872</text:p>
          </table:table-cell>
          <table:table-cell office:value-type="float" office:value="0.521927">
            <text:p>0.521927</text:p>
          </table:table-cell>
          <table:table-cell office:value-type="float" office:value="0.364677">
            <text:p>0.364677</text:p>
          </table:table-cell>
        </table:table-row>
        <table:table-row table:style-name="ro1">
          <table:table-cell/>
          <table:table-cell office:value-type="float" office:value="-2.50175">
            <text:p>-2.50175</text:p>
          </table:table-cell>
          <table:table-cell office:value-type="float" office:value="-0.627949">
            <text:p>-0.627949</text:p>
          </table:table-cell>
          <table:table-cell office:value-type="float" office:value="0.474958">
            <text:p>0.474958</text:p>
          </table:table-cell>
          <table:table-cell office:value-type="float" office:value="-0.0520549">
            <text:p>-0.0520549</text:p>
          </table:table-cell>
          <table:table-cell office:value-type="float" office:value="-0.109932">
            <text:p>-0.109932</text:p>
          </table:table-cell>
        </table:table-row>
        <table:table-row table:style-name="ro1">
          <table:table-cell/>
          <table:table-cell office:value-type="float" office:value="0.787006">
            <text:p>0.787006</text:p>
          </table:table-cell>
          <table:table-cell office:value-type="float" office:value="-0.219945">
            <text:p>-0.219945</text:p>
          </table:table-cell>
          <table:table-cell office:value-type="float" office:value="1.66434">
            <text:p>1.66434</text:p>
          </table:table-cell>
          <table:table-cell office:value-type="float" office:value="-0.869236">
            <text:p>-0.869236</text:p>
          </table:table-cell>
          <table:table-cell office:value-type="float" office:value="1.22359">
            <text:p>1.22359</text:p>
          </table:table-cell>
        </table:table-row>
        <table:table-row table:style-name="ro1">
          <table:table-cell/>
          <table:table-cell office:value-type="float" office:value="-1.32498">
            <text:p>-1.32498</text:p>
          </table:table-cell>
          <table:table-cell office:value-type="float" office:value="1.30196">
            <text:p>1.30196</text:p>
          </table:table-cell>
          <table:table-cell office:value-type="float" office:value="-1.75281">
            <text:p>-1.75281</text:p>
          </table:table-cell>
          <table:table-cell office:value-type="float" office:value="1.39869">
            <text:p>1.39869</text:p>
          </table:table-cell>
          <table:table-cell office:value-type="float" office:value="0.572322">
            <text:p>0.572322</text:p>
          </table:table-cell>
        </table:table-row>
        <table:table-row table:style-name="ro1">
          <table:table-cell/>
          <table:table-cell office:value-type="float" office:value="0.817488">
            <text:p>0.817488</text:p>
          </table:table-cell>
          <table:table-cell office:value-type="float" office:value="-1.11296">
            <text:p>-1.11296</text:p>
          </table:table-cell>
          <table:table-cell office:value-type="float" office:value="-0.954283">
            <text:p>-0.954283</text:p>
          </table:table-cell>
          <table:table-cell office:value-type="float" office:value="2.14827">
            <text:p>2.14827</text:p>
          </table:table-cell>
          <table:table-cell office:value-type="float" office:value="-0.952872">
            <text:p>-0.952872</text:p>
          </table:table-cell>
        </table:table-row>
        <table:table-row table:style-name="ro1">
          <table:table-cell/>
          <table:table-cell office:value-type="float" office:value="0.816662">
            <text:p>0.816662</text:p>
          </table:table-cell>
          <table:table-cell office:value-type="float" office:value="0.806722">
            <text:p>0.806722</text:p>
          </table:table-cell>
          <table:table-cell office:value-type="float" office:value="-1.44656">
            <text:p>-1.44656</text:p>
          </table:table-cell>
          <table:table-cell office:value-type="float" office:value="1.05094">
            <text:p>1.05094</text:p>
          </table:table-cell>
          <table:table-cell office:value-type="float" office:value="-0.476347">
            <text:p>-0.476347</text:p>
          </table:table-cell>
        </table:table-row>
        <table:table-row table:style-name="ro1">
          <table:table-cell/>
          <table:table-cell office:value-type="float" office:value="0.138648">
            <text:p>0.138648</text:p>
          </table:table-cell>
          <table:table-cell office:value-type="float" office:value="-0.369799">
            <text:p>-0.369799</text:p>
          </table:table-cell>
          <table:table-cell office:value-type="float" office:value="-0.895198">
            <text:p>-0.895198</text:p>
          </table:table-cell>
          <table:table-cell office:value-type="float" office:value="-0.713413">
            <text:p>-0.713413</text:p>
          </table:table-cell>
          <table:table-cell office:value-type="float" office:value="-1.23389">
            <text:p>-1.23389</text:p>
          </table:table-cell>
        </table:table-row>
        <table:table-row table:style-name="ro1">
          <table:table-cell/>
          <table:table-cell office:value-type="float" office:value="0.0653692">
            <text:p>0.0653692</text:p>
          </table:table-cell>
          <table:table-cell office:value-type="float" office:value="2.01061">
            <text:p>2.01061</text:p>
          </table:table-cell>
          <table:table-cell office:value-type="float" office:value="-1.31632">
            <text:p>-1.31632</text:p>
          </table:table-cell>
          <table:table-cell office:value-type="float" office:value="0.348953">
            <text:p>0.348953</text:p>
          </table:table-cell>
          <table:table-cell office:value-type="float" office:value="-1.04626">
            <text:p>-1.04626</text:p>
          </table:table-cell>
        </table:table-row>
        <table:table-row table:style-name="ro1">
          <table:table-cell/>
          <table:table-cell office:value-type="float" office:value="0.943327">
            <text:p>0.943327</text:p>
          </table:table-cell>
          <table:table-cell office:value-type="float" office:value="-1.25718">
            <text:p>-1.25718</text:p>
          </table:table-cell>
          <table:table-cell office:value-type="float" office:value="-0.262263">
            <text:p>-0.262263</text:p>
          </table:table-cell>
          <table:table-cell office:value-type="float" office:value="-1.0878">
            <text:p>-1.0878</text:p>
          </table:table-cell>
          <table:table-cell office:value-type="float" office:value="0.382046">
            <text:p>0.382046</text:p>
          </table:table-cell>
        </table:table-row>
        <table:table-row table:style-name="ro1">
          <table:table-cell/>
          <table:table-cell office:value-type="float" office:value="0.0821434">
            <text:p>0.0821434</text:p>
          </table:table-cell>
          <table:table-cell office:value-type="float" office:value="-0.0208078">
            <text:p>-0.0208078</text:p>
          </table:table-cell>
          <table:table-cell office:value-type="float" office:value="1.86532">
            <text:p>1.86532</text:p>
          </table:table-cell>
          <table:table-cell office:value-type="float" office:value="-0.00900859">
            <text:p>-0.00900859</text:p>
          </table:table-cell>
          <table:table-cell office:value-type="float" office:value="-0.093246">
            <text:p>-0.093246</text:p>
          </table:table-cell>
        </table:table-row>
        <table:table-row table:style-name="ro1">
          <table:table-cell/>
          <table:table-cell office:value-type="float" office:value="-0.79313">
            <text:p>-0.79313</text:p>
          </table:table-cell>
          <table:table-cell office:value-type="float" office:value="0.499553">
            <text:p>0.499553</text:p>
          </table:table-cell>
          <table:table-cell office:value-type="float" office:value="-0.991864">
            <text:p>-0.991864</text:p>
          </table:table-cell>
          <table:table-cell office:value-type="float" office:value="-1.01117">
            <text:p>-1.01117</text:p>
          </table:table-cell>
          <table:table-cell office:value-type="float" office:value="-0.0661731">
            <text:p>-0.0661731</text:p>
          </table:table-cell>
        </table:table-row>
        <table:table-row table:style-name="ro1">
          <table:table-cell/>
          <table:table-cell office:value-type="float" office:value="1.01008">
            <text:p>1.01008</text:p>
          </table:table-cell>
          <table:table-cell office:value-type="float" office:value="0.0597601">
            <text:p>0.0597601</text:p>
          </table:table-cell>
          <table:table-cell office:value-type="float" office:value="1.85542">
            <text:p>1.85542</text:p>
          </table:table-cell>
          <table:table-cell office:value-type="float" office:value="-0.121179">
            <text:p>-0.121179</text:p>
          </table:table-cell>
          <table:table-cell office:value-type="float" office:value="-0.619185">
            <text:p>-0.619185</text:p>
          </table:table-cell>
        </table:table-row>
        <table:table-row table:style-name="ro1">
          <table:table-cell/>
          <table:table-cell office:value-type="float" office:value="2.03634">
            <text:p>2.03634</text:p>
          </table:table-cell>
          <table:table-cell office:value-type="float" office:value="1.28263">
            <text:p>1.28263</text:p>
          </table:table-cell>
          <table:table-cell office:value-type="float" office:value="0.400349">
            <text:p>0.400349</text:p>
          </table:table-cell>
          <table:table-cell office:value-type="float" office:value="-0.144434">
            <text:p>-0.144434</text:p>
          </table:table-cell>
          <table:table-cell office:value-type="float" office:value="0.198482">
            <text:p>0.198482</text:p>
          </table:table-cell>
        </table:table-row>
        <table:table-row table:style-name="ro1">
          <table:table-cell/>
          <table:table-cell office:value-type="float" office:value="1.30352">
            <text:p>1.30352</text:p>
          </table:table-cell>
          <table:table-cell office:value-type="float" office:value="-0.66854">
            <text:p>-0.66854</text:p>
          </table:table-cell>
          <table:table-cell office:value-type="float" office:value="0.106501">
            <text:p>0.106501</text:p>
          </table:table-cell>
          <table:table-cell office:value-type="float" office:value="-1.59445">
            <text:p>-1.59445</text:p>
          </table:table-cell>
          <table:table-cell office:value-type="float" office:value="-0.738682">
            <text:p>-0.738682</text:p>
          </table:table-cell>
        </table:table-row>
        <table:table-row table:style-name="ro1">
          <table:table-cell/>
          <table:table-cell office:value-type="float" office:value="-1.06389">
            <text:p>-1.06389</text:p>
          </table:table-cell>
          <table:table-cell office:value-type="float" office:value="0.674871">
            <text:p>0.674871</text:p>
          </table:table-cell>
          <table:table-cell office:value-type="float" office:value="0.184325">
            <text:p>0.184325</text:p>
          </table:table-cell>
          <table:table-cell office:value-type="float" office:value="1.63657">
            <text:p>1.63657</text:p>
          </table:table-cell>
          <table:table-cell office:value-type="float" office:value="0.90951">
            <text:p>0.90951</text:p>
          </table:table-cell>
        </table:table-row>
        <table:table-row table:style-name="ro1">
          <table:table-cell/>
          <table:table-cell office:value-type="float" office:value="-0.293552">
            <text:p>-0.293552</text:p>
          </table:table-cell>
          <table:table-cell office:value-type="float" office:value="-0.337296">
            <text:p>-0.337296</text:p>
          </table:table-cell>
          <table:table-cell office:value-type="float" office:value="1.15832">
            <text:p>1.15832</text:p>
          </table:table-cell>
          <table:table-cell office:value-type="float" office:value="0.73196">
            <text:p>0.73196</text:p>
          </table:table-cell>
          <table:table-cell office:value-type="float" office:value="1.24572">
            <text:p>1.24572</text:p>
          </table:table-cell>
        </table:table-row>
        <table:table-row table:style-name="ro1">
          <table:table-cell/>
          <table:table-cell office:value-type="float" office:value="-0.601752">
            <text:p>-0.601752</text:p>
          </table:table-cell>
          <table:table-cell office:value-type="float" office:value="-0.501403">
            <text:p>-0.501403</text:p>
          </table:table-cell>
          <table:table-cell office:value-type="float" office:value="-0.0343682">
            <text:p>-0.0343682</text:p>
          </table:table-cell>
          <table:table-cell office:value-type="float" office:value="0.314842">
            <text:p>0.314842</text:p>
          </table:table-cell>
          <table:table-cell office:value-type="float" office:value="-0.0752369">
            <text:p>-0.0752369</text:p>
          </table:table-cell>
        </table:table-row>
        <table:table-row table:style-name="ro1">
          <table:table-cell/>
          <table:table-cell office:value-type="float" office:value="-1.48523">
            <text:p>-1.48523</text:p>
          </table:table-cell>
          <table:table-cell office:value-type="float" office:value="-0.178282">
            <text:p>-0.178282</text:p>
          </table:table-cell>
          <table:table-cell office:value-type="float" office:value="-0.595889">
            <text:p>-0.595889</text:p>
          </table:table-cell>
          <table:table-cell office:value-type="float" office:value="0.809198">
            <text:p>0.809198</text:p>
          </table:table-cell>
          <table:table-cell office:value-type="float" office:value="0.598804">
            <text:p>0.598804</text:p>
          </table:table-cell>
        </table:table-row>
        <table:table-row table:style-name="ro1">
          <table:table-cell/>
          <table:table-cell office:value-type="float" office:value="1.65566">
            <text:p>1.65566</text:p>
          </table:table-cell>
          <table:table-cell office:value-type="float" office:value="0.467517">
            <text:p>0.467517</text:p>
          </table:table-cell>
          <table:table-cell office:value-type="float" office:value="0.618816">
            <text:p>0.618816</text:p>
          </table:table-cell>
          <table:table-cell office:value-type="float" office:value="-0.475538">
            <text:p>-0.475538</text:p>
          </table:table-cell>
          <table:table-cell office:value-type="float" office:value="-0.610329">
            <text:p>-0.610329</text:p>
          </table:table-cell>
        </table:table-row>
        <table:table-row table:style-name="ro1">
          <table:table-cell/>
          <table:table-cell office:value-type="float" office:value="-0.0474209">
            <text:p>-0.0474209</text:p>
          </table:table-cell>
          <table:table-cell office:value-type="float" office:value="-0.634149">
            <text:p>-0.634149</text:p>
          </table:table-cell>
          <table:table-cell office:value-type="float" office:value="-0.994941">
            <text:p>-0.994941</text:p>
          </table:table-cell>
          <table:table-cell office:value-type="float" office:value="0.426865">
            <text:p>0.426865</text:p>
          </table:table-cell>
          <table:table-cell office:value-type="float" office:value="-1.28779">
            <text:p>-1.28779</text:p>
          </table:table-cell>
        </table:table-row>
        <table:table-row table:style-name="ro1">
          <table:table-cell/>
          <table:table-cell office:value-type="float" office:value="-1.6123">
            <text:p>-1.6123</text:p>
          </table:table-cell>
          <table:table-cell office:value-type="float" office:value="-1.03263">
            <text:p>-1.03263</text:p>
          </table:table-cell>
          <table:table-cell office:value-type="float" office:value="-2.02153">
            <text:p>-2.02153</text:p>
          </table:table-cell>
          <table:table-cell office:value-type="float" office:value="1.17307">
            <text:p>1.17307</text:p>
          </table:table-cell>
          <table:table-cell office:value-type="float" office:value="0.815905">
            <text:p>0.815905</text:p>
          </table:table-cell>
        </table:table-row>
        <table:table-row table:style-name="ro1">
          <table:table-cell/>
          <table:table-cell office:value-type="float" office:value="0.275956">
            <text:p>0.275956</text:p>
          </table:table-cell>
          <table:table-cell office:value-type="float" office:value="0.357644">
            <text:p>0.357644</text:p>
          </table:table-cell>
          <table:table-cell office:value-type="float" office:value="0.371868">
            <text:p>0.371868</text:p>
          </table:table-cell>
          <table:table-cell office:value-type="float" office:value="1.14716">
            <text:p>1.14716</text:p>
          </table:table-cell>
          <table:table-cell office:value-type="float" office:value="-1.40366">
            <text:p>-1.40366</text:p>
          </table:table-cell>
        </table:table-row>
        <table:table-row table:style-name="ro1">
          <table:table-cell/>
          <table:table-cell office:value-type="float" office:value="0.569078">
            <text:p>0.569078</text:p>
          </table:table-cell>
          <table:table-cell office:value-type="float" office:value="-0.246471">
            <text:p>-0.246471</text:p>
          </table:table-cell>
          <table:table-cell office:value-type="float" office:value="-0.381343">
            <text:p>-0.381343</text:p>
          </table:table-cell>
          <table:table-cell office:value-type="float" office:value="0.0837296">
            <text:p>0.0837296</text:p>
          </table:table-cell>
          <table:table-cell office:value-type="float" office:value="-0.84622">
            <text:p>-0.84622</text:p>
          </table:table-cell>
        </table:table-row>
        <table:table-row table:style-name="ro1">
          <table:table-cell/>
          <table:table-cell office:value-type="float" office:value="-0.741772">
            <text:p>-0.741772</text:p>
          </table:table-cell>
          <table:table-cell office:value-type="float" office:value="-0.243508">
            <text:p>-0.243508</text:p>
          </table:table-cell>
          <table:table-cell office:value-type="float" office:value="-0.410685">
            <text:p>-0.410685</text:p>
          </table:table-cell>
          <table:table-cell office:value-type="float" office:value="-2.03142">
            <text:p>-2.03142</text:p>
          </table:table-cell>
          <table:table-cell office:value-type="float" office:value="-1.67076">
            <text:p>-1.67076</text:p>
          </table:table-cell>
        </table:table-row>
        <table:table-row table:style-name="ro1">
          <table:table-cell/>
          <table:table-cell office:value-type="float" office:value="-1.61757">
            <text:p>-1.61757</text:p>
          </table:table-cell>
          <table:table-cell office:value-type="float" office:value="0.306811">
            <text:p>0.306811</text:p>
          </table:table-cell>
          <table:table-cell office:value-type="float" office:value="2.26833">
            <text:p>2.26833</text:p>
          </table:table-cell>
          <table:table-cell office:value-type="float" office:value="0.0875521">
            <text:p>0.0875521</text:p>
          </table:table-cell>
          <table:table-cell office:value-type="float" office:value="0.956256">
            <text:p>0.956256</text:p>
          </table:table-cell>
        </table:table-row>
        <table:table-row table:style-name="ro1">
          <table:table-cell/>
          <table:table-cell office:value-type="float" office:value="0.188215">
            <text:p>0.188215</text:p>
          </table:table-cell>
          <table:table-cell office:value-type="float" office:value="0.029916">
            <text:p>0.029916</text:p>
          </table:table-cell>
          <table:table-cell office:value-type="float" office:value="-2.13175">
            <text:p>-2.13175</text:p>
          </table:table-cell>
          <table:table-cell office:value-type="float" office:value="1.20089">
            <text:p>1.20089</text:p>
          </table:table-cell>
          <table:table-cell office:value-type="float" office:value="-0.901685">
            <text:p>-0.901685</text:p>
          </table:table-cell>
        </table:table-row>
        <table:table-row table:style-name="ro1">
          <table:table-cell/>
          <table:table-cell office:value-type="float" office:value="-0.116921">
            <text:p>-0.116921</text:p>
          </table:table-cell>
          <table:table-cell office:value-type="float" office:value="-1.02248">
            <text:p>-1.02248</text:p>
          </table:table-cell>
          <table:table-cell office:value-type="float" office:value="0.368708">
            <text:p>0.368708</text:p>
          </table:table-cell>
          <table:table-cell office:value-type="float" office:value="-1.66592">
            <text:p>-1.66592</text:p>
          </table:table-cell>
          <table:table-cell office:value-type="float" office:value="0.0392311">
            <text:p>0.0392311</text:p>
          </table:table-cell>
        </table:table-row>
        <table:table-row table:style-name="ro1">
          <table:table-cell/>
          <table:table-cell office:value-type="float" office:value="0.557737">
            <text:p>0.557737</text:p>
          </table:table-cell>
          <table:table-cell office:value-type="float" office:value="-1.61723">
            <text:p>-1.61723</text:p>
          </table:table-cell>
          <table:table-cell office:value-type="float" office:value="0.208731">
            <text:p>0.208731</text:p>
          </table:table-cell>
          <table:table-cell office:value-type="float" office:value="1.87162">
            <text:p>1.87162</text:p>
          </table:table-cell>
          <table:table-cell office:value-type="float" office:value="-0.540964">
            <text:p>-0.540964</text:p>
          </table:table-cell>
        </table:table-row>
        <table:table-row table:style-name="ro1">
          <table:table-cell/>
          <table:table-cell office:value-type="float" office:value="0.260585">
            <text:p>0.260585</text:p>
          </table:table-cell>
          <table:table-cell office:value-type="float" office:value="1.38158">
            <text:p>1.38158</text:p>
          </table:table-cell>
          <table:table-cell office:value-type="float" office:value="0.806949">
            <text:p>0.806949</text:p>
          </table:table-cell>
          <table:table-cell office:value-type="float" office:value="-0.952392">
            <text:p>-0.952392</text:p>
          </table:table-cell>
          <table:table-cell office:value-type="float" office:value="0.948406">
            <text:p>0.948406</text:p>
          </table:table-cell>
        </table:table-row>
        <table:table-row table:style-name="ro1">
          <table:table-cell/>
          <table:table-cell office:value-type="float" office:value="-0.982723">
            <text:p>-0.982723</text:p>
          </table:table-cell>
          <table:table-cell office:value-type="float" office:value="1.62671">
            <text:p>1.62671</text:p>
          </table:table-cell>
          <table:table-cell office:value-type="float" office:value="0.63534">
            <text:p>0.63534</text:p>
          </table:table-cell>
          <table:table-cell office:value-type="float" office:value="1.76593">
            <text:p>1.76593</text:p>
          </table:table-cell>
          <table:table-cell office:value-type="float" office:value="1.07953">
            <text:p>1.07953</text:p>
          </table:table-cell>
        </table:table-row>
        <table:table-row table:style-name="ro1">
          <table:table-cell/>
          <table:table-cell office:value-type="float" office:value="1.26388">
            <text:p>1.26388</text:p>
          </table:table-cell>
          <table:table-cell office:value-type="float" office:value="-0.723028">
            <text:p>-0.723028</text:p>
          </table:table-cell>
          <table:table-cell office:value-type="float" office:value="0.560305">
            <text:p>0.560305</text:p>
          </table:table-cell>
          <table:table-cell office:value-type="float" office:value="0.356608">
            <text:p>0.356608</text:p>
          </table:table-cell>
          <table:table-cell office:value-type="float" office:value="-0.207781">
            <text:p>-0.207781</text:p>
          </table:table-cell>
        </table:table-row>
        <table:table-row table:style-name="ro1">
          <table:table-cell/>
          <table:table-cell office:value-type="float" office:value="-0.459353">
            <text:p>-0.459353</text:p>
          </table:table-cell>
          <table:table-cell office:value-type="float" office:value="-1.10309">
            <text:p>-1.10309</text:p>
          </table:table-cell>
          <table:table-cell office:value-type="float" office:value="1.02762">
            <text:p>1.02762</text:p>
          </table:table-cell>
          <table:table-cell office:value-type="float" office:value="1.30882">
            <text:p>1.30882</text:p>
          </table:table-cell>
          <table:table-cell office:value-type="float" office:value="1.06777">
            <text:p>1.06777</text:p>
          </table:table-cell>
        </table:table-row>
        <table:table-row table:style-name="ro1">
          <table:table-cell/>
          <table:table-cell office:value-type="float" office:value="0.0843777">
            <text:p>0.0843777</text:p>
          </table:table-cell>
          <table:table-cell office:value-type="float" office:value="-2.0637">
            <text:p>-2.0637</text:p>
          </table:table-cell>
          <table:table-cell office:value-type="float" office:value="0.288567">
            <text:p>0.288567</text:p>
          </table:table-cell>
          <table:table-cell office:value-type="float" office:value="-0.433748">
            <text:p>-0.433748</text:p>
          </table:table-cell>
          <table:table-cell office:value-type="float" office:value="-0.034285">
            <text:p>-0.034285</text:p>
          </table:table-cell>
        </table:table-row>
        <table:table-row table:style-name="ro1">
          <table:table-cell/>
          <table:table-cell office:value-type="float" office:value="-0.575893">
            <text:p>-0.575893</text:p>
          </table:table-cell>
          <table:table-cell office:value-type="float" office:value="-1.40324">
            <text:p>-1.40324</text:p>
          </table:table-cell>
          <table:table-cell office:value-type="float" office:value="0.364543">
            <text:p>0.364543</text:p>
          </table:table-cell>
          <table:table-cell office:value-type="float" office:value="1.04226">
            <text:p>1.04226</text:p>
          </table:table-cell>
          <table:table-cell office:value-type="float" office:value="0.201041">
            <text:p>0.201041</text:p>
          </table:table-cell>
        </table:table-row>
        <table:table-row table:style-name="ro1">
          <table:table-cell/>
          <table:table-cell office:value-type="float" office:value="-0.0693171">
            <text:p>-0.0693171</text:p>
          </table:table-cell>
          <table:table-cell office:value-type="float" office:value="-0.0812283">
            <text:p>-0.0812283</text:p>
          </table:table-cell>
          <table:table-cell office:value-type="float" office:value="0.777819">
            <text:p>0.777819</text:p>
          </table:table-cell>
          <table:table-cell office:value-type="float" office:value="-0.00538576">
            <text:p>-0.00538576</text:p>
          </table:table-cell>
          <table:table-cell office:value-type="float" office:value="-1.13386">
            <text:p>-1.13386</text:p>
          </table:table-cell>
        </table:table-row>
        <table:table-row table:style-name="ro1">
          <table:table-cell/>
          <table:table-cell office:value-type="float" office:value="-1.1518">
            <text:p>-1.1518</text:p>
          </table:table-cell>
          <table:table-cell office:value-type="float" office:value="0.0704207">
            <text:p>0.0704207</text:p>
          </table:table-cell>
          <table:table-cell office:value-type="float" office:value="1.60673">
            <text:p>1.60673</text:p>
          </table:table-cell>
          <table:table-cell office:value-type="float" office:value="1.45443">
            <text:p>1.45443</text:p>
          </table:table-cell>
          <table:table-cell office:value-type="float" office:value="0.765475">
            <text:p>0.765475</text:p>
          </table:table-cell>
        </table:table-row>
        <table:table-row table:style-name="ro1">
          <table:table-cell/>
          <table:table-cell office:value-type="float" office:value="0.433037">
            <text:p>0.433037</text:p>
          </table:table-cell>
          <table:table-cell office:value-type="float" office:value="1.17066">
            <text:p>1.17066</text:p>
          </table:table-cell>
          <table:table-cell office:value-type="float" office:value="0.103403">
            <text:p>0.103403</text:p>
          </table:table-cell>
          <table:table-cell office:value-type="float" office:value="-1.29792">
            <text:p>-1.29792</text:p>
          </table:table-cell>
          <table:table-cell office:value-type="float" office:value="0.176325">
            <text:p>0.176325</text:p>
          </table:table-cell>
        </table:table-row>
        <table:table-row table:style-name="ro1">
          <table:table-cell/>
          <table:table-cell office:value-type="float" office:value="-0.22523">
            <text:p>-0.22523</text:p>
          </table:table-cell>
          <table:table-cell office:value-type="float" office:value="-0.674351">
            <text:p>-0.674351</text:p>
          </table:table-cell>
          <table:table-cell office:value-type="float" office:value="-0.468289">
            <text:p>-0.468289</text:p>
          </table:table-cell>
          <table:table-cell office:value-type="float" office:value="-1.07642">
            <text:p>-1.07642</text:p>
          </table:table-cell>
          <table:table-cell office:value-type="float" office:value="-0.208631">
            <text:p>-0.208631</text:p>
          </table:table-cell>
        </table:table-row>
        <table:table-row table:style-name="ro1">
          <table:table-cell/>
          <table:table-cell office:value-type="float" office:value="1.81303">
            <text:p>1.81303</text:p>
          </table:table-cell>
          <table:table-cell office:value-type="float" office:value="0.544937">
            <text:p>0.544937</text:p>
          </table:table-cell>
          <table:table-cell office:value-type="float" office:value="2.56471">
            <text:p>2.56471</text:p>
          </table:table-cell>
          <table:table-cell office:value-type="float" office:value="-0.304389">
            <text:p>-0.304389</text:p>
          </table:table-cell>
          <table:table-cell office:value-type="float" office:value="-0.521418">
            <text:p>-0.521418</text:p>
          </table:table-cell>
        </table:table-row>
        <table:table-row table:style-name="ro1">
          <table:table-cell/>
          <table:table-cell office:value-type="float" office:value="-0.586347">
            <text:p>-0.586347</text:p>
          </table:table-cell>
          <table:table-cell office:value-type="float" office:value="-0.197848">
            <text:p>-0.197848</text:p>
          </table:table-cell>
          <table:table-cell office:value-type="float" office:value="-0.760981">
            <text:p>-0.760981</text:p>
          </table:table-cell>
          <table:table-cell office:value-type="float" office:value="0.469541">
            <text:p>0.469541</text:p>
          </table:table-cell>
          <table:table-cell office:value-type="float" office:value="-0.299837">
            <text:p>-0.299837</text:p>
          </table:table-cell>
        </table:table-row>
        <table:table-row table:style-name="ro1">
          <table:table-cell/>
          <table:table-cell office:value-type="float" office:value="-0.206085">
            <text:p>-0.206085</text:p>
          </table:table-cell>
          <table:table-cell office:value-type="float" office:value="1.56294">
            <text:p>1.56294</text:p>
          </table:table-cell>
          <table:table-cell office:value-type="float" office:value="-0.162775">
            <text:p>-0.162775</text:p>
          </table:table-cell>
          <table:table-cell office:value-type="float" office:value="0.642528">
            <text:p>0.642528</text:p>
          </table:table-cell>
          <table:table-cell office:value-type="float" office:value="0.615454">
            <text:p>0.615454</text:p>
          </table:table-cell>
        </table:table-row>
        <table:table-row table:style-name="ro1">
          <table:table-cell/>
          <table:table-cell office:value-type="float" office:value="0.412774">
            <text:p>0.412774</text:p>
          </table:table-cell>
          <table:table-cell office:value-type="float" office:value="0.24922">
            <text:p>0.24922</text:p>
          </table:table-cell>
          <table:table-cell office:value-type="float" office:value="-0.353562">
            <text:p>-0.353562</text:p>
          </table:table-cell>
          <table:table-cell office:value-type="float" office:value="-1.08828">
            <text:p>-1.08828</text:p>
          </table:table-cell>
          <table:table-cell office:value-type="float" office:value="-0.465653">
            <text:p>-0.465653</text:p>
          </table:table-cell>
        </table:table-row>
        <table:table-row table:style-name="ro1">
          <table:table-cell/>
          <table:table-cell office:value-type="float" office:value="-1.17842">
            <text:p>-1.17842</text:p>
          </table:table-cell>
          <table:table-cell office:value-type="float" office:value="0.731098">
            <text:p>0.731098</text:p>
          </table:table-cell>
          <table:table-cell office:value-type="float" office:value="0.201472">
            <text:p>0.201472</text:p>
          </table:table-cell>
          <table:table-cell office:value-type="float" office:value="1.0862">
            <text:p>1.0862</text:p>
          </table:table-cell>
          <table:table-cell office:value-type="float" office:value="-0.00755461">
            <text:p>-0.00755461</text:p>
          </table:table-cell>
        </table:table-row>
        <table:table-row table:style-name="ro1">
          <table:table-cell/>
          <table:table-cell office:value-type="float" office:value="-1.60214">
            <text:p>-1.60214</text:p>
          </table:table-cell>
          <table:table-cell office:value-type="float" office:value="-1.92445">
            <text:p>-1.92445</text:p>
          </table:table-cell>
          <table:table-cell office:value-type="float" office:value="0.968778">
            <text:p>0.968778</text:p>
          </table:table-cell>
          <table:table-cell office:value-type="float" office:value="0.430564">
            <text:p>0.430564</text:p>
          </table:table-cell>
          <table:table-cell office:value-type="float" office:value="-0.421651">
            <text:p>-0.421651</text:p>
          </table:table-cell>
        </table:table-row>
        <table:table-row table:style-name="ro1">
          <table:table-cell/>
          <table:table-cell office:value-type="float" office:value="-1.10785">
            <text:p>-1.10785</text:p>
          </table:table-cell>
          <table:table-cell office:value-type="float" office:value="-0.773856">
            <text:p>-0.773856</text:p>
          </table:table-cell>
          <table:table-cell office:value-type="float" office:value="-0.105601">
            <text:p>-0.105601</text:p>
          </table:table-cell>
          <table:table-cell office:value-type="float" office:value="1.01737">
            <text:p>1.01737</text:p>
          </table:table-cell>
          <table:table-cell office:value-type="float" office:value="1.20382">
            <text:p>1.20382</text:p>
          </table:table-cell>
        </table:table-row>
        <table:table-row table:style-name="ro1">
          <table:table-cell/>
          <table:table-cell office:value-type="float" office:value="1.23595">
            <text:p>1.23595</text:p>
          </table:table-cell>
          <table:table-cell office:value-type="float" office:value="1.23122">
            <text:p>1.23122</text:p>
          </table:table-cell>
          <table:table-cell office:value-type="float" office:value="0.0970808">
            <text:p>0.0970808</text:p>
          </table:table-cell>
          <table:table-cell office:value-type="float" office:value="-0.250743">
            <text:p>-0.250743</text:p>
          </table:table-cell>
          <table:table-cell office:value-type="float" office:value="-1.28326">
            <text:p>-1.28326</text:p>
          </table:table-cell>
        </table:table-row>
        <table:table-row table:style-name="ro1">
          <table:table-cell/>
          <table:table-cell office:value-type="float" office:value="-0.845138">
            <text:p>-0.845138</text:p>
          </table:table-cell>
          <table:table-cell office:value-type="float" office:value="-1.05476">
            <text:p>-1.05476</text:p>
          </table:table-cell>
          <table:table-cell office:value-type="float" office:value="0.113378">
            <text:p>0.113378</text:p>
          </table:table-cell>
          <table:table-cell office:value-type="float" office:value="0.667083">
            <text:p>0.667083</text:p>
          </table:table-cell>
          <table:table-cell office:value-type="float" office:value="0.401473">
            <text:p>0.401473</text:p>
          </table:table-cell>
        </table:table-row>
        <table:table-row table:style-name="ro1">
          <table:table-cell/>
          <table:table-cell office:value-type="float" office:value="2.3553">
            <text:p>2.3553</text:p>
          </table:table-cell>
          <table:table-cell office:value-type="float" office:value="-0.168599">
            <text:p>-0.168599</text:p>
          </table:table-cell>
          <table:table-cell office:value-type="float" office:value="0.199721">
            <text:p>0.199721</text:p>
          </table:table-cell>
          <table:table-cell office:value-type="float" office:value="-0.627625">
            <text:p>-0.627625</text:p>
          </table:table-cell>
          <table:table-cell office:value-type="float" office:value="0.750962">
            <text:p>0.750962</text:p>
          </table:table-cell>
        </table:table-row>
        <table:table-row table:style-name="ro1">
          <table:table-cell/>
          <table:table-cell office:value-type="float" office:value="-1.21748">
            <text:p>-1.21748</text:p>
          </table:table-cell>
          <table:table-cell office:value-type="float" office:value="0.303721">
            <text:p>0.303721</text:p>
          </table:table-cell>
          <table:table-cell office:value-type="float" office:value="1.13363">
            <text:p>1.13363</text:p>
          </table:table-cell>
          <table:table-cell office:value-type="float" office:value="0.652898">
            <text:p>0.652898</text:p>
          </table:table-cell>
          <table:table-cell office:value-type="float" office:value="-0.647539">
            <text:p>-0.647539</text:p>
          </table:table-cell>
        </table:table-row>
        <table:table-row table:style-name="ro1">
          <table:table-cell/>
          <table:table-cell office:value-type="float" office:value="-0.430607">
            <text:p>-0.430607</text:p>
          </table:table-cell>
          <table:table-cell office:value-type="float" office:value="-1.35175">
            <text:p>-1.35175</text:p>
          </table:table-cell>
          <table:table-cell office:value-type="float" office:value="-0.110323">
            <text:p>-0.110323</text:p>
          </table:table-cell>
          <table:table-cell office:value-type="float" office:value="0.393443">
            <text:p>0.393443</text:p>
          </table:table-cell>
          <table:table-cell office:value-type="float" office:value="1.52438">
            <text:p>1.52438</text:p>
          </table:table-cell>
        </table:table-row>
        <table:table-row table:style-name="ro1">
          <table:table-cell/>
          <table:table-cell office:value-type="float" office:value="0.94275">
            <text:p>0.94275</text:p>
          </table:table-cell>
          <table:table-cell office:value-type="float" office:value="0.117995">
            <text:p>0.117995</text:p>
          </table:table-cell>
          <table:table-cell office:value-type="float" office:value="0.60504">
            <text:p>0.60504</text:p>
          </table:table-cell>
          <table:table-cell office:value-type="float" office:value="0.111562">
            <text:p>0.111562</text:p>
          </table:table-cell>
          <table:table-cell office:value-type="float" office:value="1.02372">
            <text:p>1.02372</text:p>
          </table:table-cell>
        </table:table-row>
        <table:table-row table:style-name="ro1">
          <table:table-cell/>
          <table:table-cell office:value-type="float" office:value="-0.867498">
            <text:p>-0.867498</text:p>
          </table:table-cell>
          <table:table-cell office:value-type="float" office:value="0.364262">
            <text:p>0.364262</text:p>
          </table:table-cell>
          <table:table-cell office:value-type="float" office:value="0.697629">
            <text:p>0.697629</text:p>
          </table:table-cell>
          <table:table-cell office:value-type="float" office:value="1.81827">
            <text:p>1.81827</text:p>
          </table:table-cell>
          <table:table-cell office:value-type="float" office:value="-0.428393">
            <text:p>-0.428393</text:p>
          </table:table-cell>
        </table:table-row>
        <table:table-row table:style-name="ro1">
          <table:table-cell/>
          <table:table-cell office:value-type="float" office:value="-1.74226">
            <text:p>-1.74226</text:p>
          </table:table-cell>
          <table:table-cell office:value-type="float" office:value="0.75941">
            <text:p>0.75941</text:p>
          </table:table-cell>
          <table:table-cell office:value-type="float" office:value="-0.0784688">
            <text:p>-0.0784688</text:p>
          </table:table-cell>
          <table:table-cell office:value-type="float" office:value="0.410155">
            <text:p>0.410155</text:p>
          </table:table-cell>
          <table:table-cell office:value-type="float" office:value="-0.73629">
            <text:p>-0.73629</text:p>
          </table:table-cell>
        </table:table-row>
        <table:table-row table:style-name="ro1">
          <table:table-cell/>
          <table:table-cell office:value-type="float" office:value="-0.75426">
            <text:p>-0.75426</text:p>
          </table:table-cell>
          <table:table-cell office:value-type="float" office:value="-0.730334">
            <text:p>-0.730334</text:p>
          </table:table-cell>
          <table:table-cell office:value-type="float" office:value="0.637069">
            <text:p>0.637069</text:p>
          </table:table-cell>
          <table:table-cell office:value-type="float" office:value="0.571268">
            <text:p>0.571268</text:p>
          </table:table-cell>
          <table:table-cell office:value-type="float" office:value="-2.07238">
            <text:p>-2.07238</text:p>
          </table:table-cell>
        </table:table-row>
        <table:table-row table:style-name="ro1">
          <table:table-cell/>
          <table:table-cell office:value-type="float" office:value="1.1394">
            <text:p>1.1394</text:p>
          </table:table-cell>
          <table:table-cell office:value-type="float" office:value="-0.732336">
            <text:p>-0.732336</text:p>
          </table:table-cell>
          <table:table-cell office:value-type="float" office:value="0.86953">
            <text:p>0.86953</text:p>
          </table:table-cell>
          <table:table-cell office:value-type="float" office:value="0.195949">
            <text:p>0.195949</text:p>
          </table:table-cell>
          <table:table-cell office:value-type="float" office:value="0.107085">
            <text:p>0.107085</text:p>
          </table:table-cell>
        </table:table-row>
        <table:table-row table:style-name="ro1">
          <table:table-cell/>
          <table:table-cell office:value-type="float" office:value="1.48642">
            <text:p>1.48642</text:p>
          </table:table-cell>
          <table:table-cell office:value-type="float" office:value="1.32437">
            <text:p>1.32437</text:p>
          </table:table-cell>
          <table:table-cell office:value-type="float" office:value="0.778451">
            <text:p>0.778451</text:p>
          </table:table-cell>
          <table:table-cell office:value-type="float" office:value="2.26185">
            <text:p>2.26185</text:p>
          </table:table-cell>
          <table:table-cell office:value-type="float" office:value="-0.233616">
            <text:p>-0.233616</text:p>
          </table:table-cell>
        </table:table-row>
        <table:table-row table:style-name="ro1">
          <table:table-cell/>
          <table:table-cell office:value-type="float" office:value="-0.597167">
            <text:p>-0.597167</text:p>
          </table:table-cell>
          <table:table-cell office:value-type="float" office:value="-0.600164">
            <text:p>-0.600164</text:p>
          </table:table-cell>
          <table:table-cell office:value-type="float" office:value="-0.472155">
            <text:p>-0.472155</text:p>
          </table:table-cell>
          <table:table-cell office:value-type="float" office:value="-0.226672">
            <text:p>-0.226672</text:p>
          </table:table-cell>
          <table:table-cell office:value-type="float" office:value="-1.16671">
            <text:p>-1.16671</text:p>
          </table:table-cell>
        </table:table-row>
        <table:table-row table:style-name="ro1">
          <table:table-cell/>
          <table:table-cell office:value-type="float" office:value="-0.716145">
            <text:p>-0.716145</text:p>
          </table:table-cell>
          <table:table-cell office:value-type="float" office:value="0.00416034">
            <text:p>0.00416034</text:p>
          </table:table-cell>
          <table:table-cell office:value-type="float" office:value="-0.485627">
            <text:p>-0.485627</text:p>
          </table:table-cell>
          <table:table-cell office:value-type="float" office:value="0.351055">
            <text:p>0.351055</text:p>
          </table:table-cell>
          <table:table-cell office:value-type="float" office:value="1.59689">
            <text:p>1.59689</text:p>
          </table:table-cell>
        </table:table-row>
        <table:table-row table:style-name="ro1">
          <table:table-cell/>
          <table:table-cell office:value-type="float" office:value="1.08342">
            <text:p>1.08342</text:p>
          </table:table-cell>
          <table:table-cell office:value-type="float" office:value="-0.175517">
            <text:p>-0.175517</text:p>
          </table:table-cell>
          <table:table-cell office:value-type="float" office:value="1.94509">
            <text:p>1.94509</text:p>
          </table:table-cell>
          <table:table-cell office:value-type="float" office:value="-0.120553">
            <text:p>-0.120553</text:p>
          </table:table-cell>
          <table:table-cell office:value-type="float" office:value="1.10985">
            <text:p>1.10985</text:p>
          </table:table-cell>
        </table:table-row>
        <table:table-row table:style-name="ro1">
          <table:table-cell/>
          <table:table-cell office:value-type="float" office:value="-0.400017">
            <text:p>-0.400017</text:p>
          </table:table-cell>
          <table:table-cell office:value-type="float" office:value="-0.195096">
            <text:p>-0.195096</text:p>
          </table:table-cell>
          <table:table-cell office:value-type="float" office:value="0.473501">
            <text:p>0.473501</text:p>
          </table:table-cell>
          <table:table-cell office:value-type="float" office:value="-0.226289">
            <text:p>-0.226289</text:p>
          </table:table-cell>
          <table:table-cell office:value-type="float" office:value="0.805698">
            <text:p>0.80569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2015/09/06</text:date>, <text:time>23:3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6:38:39.43</meta:creation-date>
    <dc:date>2015-09-06T23:38:44.85</dc:date>
    <meta:editing-duration>PT4H23M24S</meta:editing-duration>
    <meta:editing-cycles>4</meta:editing-cycles>
    <meta:generator>OpenOffice/4.0.1$Win32 OpenOffice.org_project/401m5$Build-9714</meta:generator>
    <meta:document-statistic meta:table-count="3" meta:cell-count="10031" meta:object-count="0"/>
  </office:meta>
</office:document-meta>
</file>